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147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14.542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7.625cm"/>
    </style:style>
    <style:style style:name="co14" style:family="table-column">
      <style:table-column-properties fo:break-before="auto" style:column-width="9.613cm"/>
    </style:style>
    <style:style style:name="co15" style:family="table-column">
      <style:table-column-properties fo:break-before="auto" style:column-width="0.826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4.574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3.794cm"/>
    </style:style>
    <style:style style:name="co22" style:family="table-column">
      <style:table-column-properties fo:break-before="auto" style:column-width="3.595cm"/>
    </style:style>
    <style:style style:name="co23" style:family="table-column">
      <style:table-column-properties fo:break-before="auto" style:column-width="3.431cm"/>
    </style:style>
    <style:style style:name="co24" style:family="table-column">
      <style:table-column-properties fo:break-before="auto" style:column-width="7.525cm"/>
    </style:style>
    <style:style style:name="co25" style:family="table-column">
      <style:table-column-properties fo:break-before="auto" style:column-width="2.432cm"/>
    </style:style>
    <style:style style:name="co26" style:family="table-column">
      <style:table-column-properties fo:break-before="auto" style:column-width="18.39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3.249cm"/>
    </style:style>
    <style:style style:name="co29" style:family="table-column">
      <style:table-column-properties fo:break-before="auto" style:column-width="2.24cm"/>
    </style:style>
    <style:style style:name="co30" style:family="table-column">
      <style:table-column-properties fo:break-before="auto" style:column-width="22.176cm"/>
    </style:style>
    <style:style style:name="co31" style:family="table-column">
      <style:table-column-properties fo:break-before="auto" style:column-width="1.804cm"/>
    </style:style>
    <style:style style:name="co32" style:family="table-column">
      <style:table-column-properties fo:break-before="auto" style:column-width="15.332cm"/>
    </style:style>
    <style:style style:name="co33" style:family="table-column">
      <style:table-column-properties fo:break-before="auto" style:column-width="14.977cm"/>
    </style:style>
    <style:style style:name="co34" style:family="table-column">
      <style:table-column-properties fo:break-before="auto" style:column-width="5.644cm"/>
    </style:style>
    <style:style style:name="co35" style:family="table-column">
      <style:table-column-properties fo:break-before="auto" style:column-width="3.295cm"/>
    </style:style>
    <style:style style:name="co36" style:family="table-column">
      <style:table-column-properties fo:break-before="auto" style:column-width="12.554cm"/>
    </style:style>
    <style:style style:name="co37" style:family="table-column">
      <style:table-column-properties fo:break-before="auto" style:column-width="2.295cm"/>
    </style:style>
    <style:style style:name="co38" style:family="table-column">
      <style:table-column-properties fo:break-before="auto" style:column-width="18.355cm"/>
    </style:style>
    <style:style style:name="co39" style:family="table-column">
      <style:table-column-properties fo:break-before="auto" style:column-width="3.985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388cm"/>
    </style:style>
    <style:style style:name="co42" style:family="table-column">
      <style:table-column-properties fo:break-before="auto" style:column-width="4.002cm"/>
    </style:style>
    <style:style style:name="co43" style:family="table-column">
      <style:table-column-properties fo:break-before="auto" style:column-width="0.688cm"/>
    </style:style>
    <style:style style:name="co44" style:family="table-column">
      <style:table-column-properties fo:break-before="auto" style:column-width="5.092cm"/>
    </style:style>
    <style:style style:name="co45" style:family="table-column">
      <style:table-column-properties fo:break-before="auto" style:column-width="1.743cm"/>
    </style:style>
    <style:style style:name="co46" style:family="table-column">
      <style:table-column-properties fo:break-before="auto" style:column-width="11.411cm"/>
    </style:style>
    <style:style style:name="co47" style:family="table-column">
      <style:table-column-properties fo:break-before="auto" style:column-width="2.35cm"/>
    </style:style>
    <style:style style:name="co48" style:family="table-column">
      <style:table-column-properties fo:break-before="auto" style:column-width="2.868cm"/>
    </style:style>
    <style:style style:name="co49" style:family="table-column">
      <style:table-column-properties fo:break-before="auto" style:column-width="3.059cm"/>
    </style:style>
    <style:style style:name="co50" style:family="table-column">
      <style:table-column-properties fo:break-before="auto" style:column-width="3.113cm"/>
    </style:style>
    <style:style style:name="co51" style:family="table-column">
      <style:table-column-properties fo:break-before="auto" style:column-width="4.411cm"/>
    </style:style>
    <style:style style:name="co52" style:family="table-column">
      <style:table-column-properties fo:break-before="auto" style:column-width="1.797cm"/>
    </style:style>
    <style:style style:name="co53" style:family="table-column">
      <style:table-column-properties fo:break-before="auto" style:column-width="1.36cm"/>
    </style:style>
    <style:style style:name="co54" style:family="table-column">
      <style:table-column-properties fo:break-before="auto" style:column-width="7.271cm"/>
    </style:style>
    <style:style style:name="co55" style:family="table-column">
      <style:table-column-properties fo:break-before="auto" style:column-width="5.664cm"/>
    </style:style>
    <style:style style:name="co56" style:family="table-column">
      <style:table-column-properties fo:break-before="auto" style:column-width="4.147cm"/>
    </style:style>
    <style:style style:name="co57" style:family="table-column">
      <style:table-column-properties fo:break-before="auto" style:column-width="2.268cm"/>
    </style:style>
    <style:style style:name="co58" style:family="table-column">
      <style:table-column-properties fo:break-before="auto" style:column-width="1.697cm"/>
    </style:style>
    <style:style style:name="co59" style:family="table-column">
      <style:table-column-properties fo:break-before="auto" style:column-width="9.885cm"/>
    </style:style>
    <style:style style:name="co60" style:family="table-column">
      <style:table-column-properties fo:break-before="auto" style:column-width="9.83cm"/>
    </style:style>
    <style:style style:name="co61" style:family="table-column">
      <style:table-column-properties fo:break-before="auto" style:column-width="5.427cm"/>
    </style:style>
    <style:style style:name="co62" style:family="table-column">
      <style:table-column-properties fo:break-before="auto" style:column-width="4.337cm"/>
    </style:style>
    <style:style style:name="co63" style:family="table-column">
      <style:table-column-properties fo:break-before="auto" style:column-width="1.415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5.976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5.581cm" fo:break-before="auto" style:use-optimal-row-height="true"/>
    </style:style>
    <style:style style:name="ro18" style:family="table-row">
      <style:table-row-properties style:row-height="4.791cm" fo:break-before="auto" style:use-optimal-row-height="true"/>
    </style:style>
    <style:style style:name="ro19" style:family="table-row">
      <style:table-row-properties style:row-height="2.817cm" fo:break-before="auto" style:use-optimal-row-height="true"/>
    </style:style>
    <style:style style:name="ro20" style:family="table-row">
      <style:table-row-properties style:row-height="0.579cm" fo:break-before="auto" style:use-optimal-row-height="true"/>
    </style:style>
    <style:style style:name="ro21" style:family="table-row">
      <style:table-row-properties style:row-height="3.263cm" fo:break-before="auto" style:use-optimal-row-height="false"/>
    </style:style>
    <style:style style:name="ro22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2.685cm" fo:break-before="auto" style:use-optimal-row-height="true"/>
    </style:style>
    <style:style style:name="ro24" style:family="table-row">
      <style:table-row-properties style:row-height="3.738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5.316cm" fo:break-before="auto" style:use-optimal-row-height="true"/>
    </style:style>
    <style:style style:name="ro27" style:family="table-row">
      <style:table-row-properties style:row-height="1.104cm" fo:break-before="auto" style:use-optimal-row-height="tru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8.95cm" fo:break-before="auto" style:use-optimal-row-height="false"/>
    </style:style>
    <style:style style:name="ro30" style:family="table-row">
      <style:table-row-properties style:row-height="7.765cm" fo:break-before="auto" style:use-optimal-row-height="false"/>
    </style:style>
    <style:style style:name="ro31" style:family="table-row">
      <style:table-row-properties style:row-height="4.606cm" fo:break-before="auto" style:use-optimal-row-height="false"/>
    </style:style>
    <style:style style:name="ro32" style:family="table-row">
      <style:table-row-properties style:row-height="8.16cm" fo:break-before="auto" style:use-optimal-row-height="false"/>
    </style:style>
    <style:style style:name="ro33" style:family="table-row">
      <style:table-row-properties style:row-height="5.396cm" fo:break-before="auto" style:use-optimal-row-height="false"/>
    </style:style>
    <style:style style:name="ro34" style:family="table-row">
      <style:table-row-properties style:row-height="5.791cm" fo:break-before="auto" style:use-optimal-row-height="false"/>
    </style:style>
    <style:style style:name="ro35" style:family="table-row">
      <style:table-row-properties style:row-height="2.237cm" fo:break-before="auto" style:use-optimal-row-height="false"/>
    </style:style>
    <style:style style:name="ro36" style:family="table-row">
      <style:table-row-properties style:row-height="3.027cm" fo:break-before="auto" style:use-optimal-row-height="false"/>
    </style:style>
    <style:style style:name="ro37" style:family="table-row">
      <style:table-row-properties style:row-height="5.001cm" fo:break-before="auto" style:use-optimal-row-height="false"/>
    </style:style>
    <style:style style:name="ro38" style:family="table-row">
      <style:table-row-properties style:row-height="2.632cm" fo:break-before="auto" style:use-optimal-row-height="false"/>
    </style:style>
    <style:style style:name="ro39" style:family="table-row">
      <style:table-row-properties style:row-height="6.976cm" fo:break-before="auto" style:use-optimal-row-height="false"/>
    </style:style>
    <style:style style:name="ro40" style:family="table-row">
      <style:table-row-properties style:row-height="4.21cm" fo:break-before="auto" style:use-optimal-row-height="false"/>
    </style:style>
    <style:style style:name="ro41" style:family="table-row">
      <style:table-row-properties style:row-height="6.581cm" fo:break-before="auto" style:use-optimal-row-height="false"/>
    </style:style>
    <style:style style:name="ro42" style:family="table-row">
      <style:table-row-properties style:row-height="6.186cm" fo:break-before="auto" style:use-optimal-row-height="false"/>
    </style:style>
    <style:style style:name="ro43" style:family="table-row">
      <style:table-row-properties style:row-height="7.37cm" fo:break-before="auto" style:use-optimal-row-height="false"/>
    </style:style>
    <style:style style:name="ro44" style:family="table-row">
      <style:table-row-properties style:row-height="1.842cm" fo:break-before="auto" style:use-optimal-row-height="false"/>
    </style:style>
    <style:style style:name="ro45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99ff"/>
    </style:style>
    <style:style style:name="ce51" style:family="table-cell" style:parent-style-name="Default">
      <style:table-cell-properties fo:border="none" style:shadow="none"/>
    </style:style>
    <style:style style:name="ce52" style:family="table-cell" style:parent-style-name="Default">
      <style:table-cell-properties style:shadow="none"/>
    </style:style>
    <style:style style:name="ce53" style:family="table-cell" style:parent-style-name="Default">
      <style:table-cell-properties fo:wrap-option="wrap"/>
      <style:text-properties fo:color="#c9211e" fo:hyphenate="true"/>
    </style:style>
    <style:style style:name="ce54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55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56" style:family="table-cell" style:parent-style-name="Default">
      <style:table-cell-properties fo:border="1.25pt solid #000000" style:shadow="#808080 0.176cm 0.176cm"/>
    </style:style>
    <style:style style:name="ce57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6" style:family="table-cell" style:parent-style-name="Default">
      <style:table-cell-properties fo:border="0.99pt solid #000000" style:shadow="#808080 0.176cm 0.176cm"/>
    </style:style>
    <style:style style:name="ce17" style:family="table-cell" style:parent-style-name="Default">
      <style:table-cell-properties fo:background-color="#ffff00" fo:border="0.74pt solid #000000"/>
    </style:style>
    <style:style style:name="ce120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33" style:family="table-cell" style:parent-style-name="Default" style:data-style-name="N0">
      <style:table-cell-properties fo:background-color="#ff99ff" fo:border="0.74pt solid #000000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48" style:family="table-cell" style:parent-style-name="Default" style:data-style-name="N0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47" style:family="table-cell" style:parent-style-name="Default" style:data-style-name="N0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1" style:family="table-cell" style:parent-style-name="Default" style:data-style-name="N99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2" style:family="table-cell" style:parent-style-name="Default" style:data-style-name="N0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63" style:family="table-cell" style:parent-style-name="Default">
      <style:table-cell-properties fo:background-color="#ff99ff" fo:border="0.74pt solid #000000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74pt solid #000000"/>
      <style:text-properties style:font-name="Proxima Nova" fo:font-size="11pt" style:font-size-asian="11pt" style:font-size-complex="11pt"/>
    </style:style>
    <style:style style:name="ce65" style:family="table-cell" style:parent-style-name="Default">
      <style:table-cell-properties fo:background-color="transparent" fo:border="0.74pt solid #000000"/>
    </style:style>
    <style:style style:name="ce139" style:family="table-cell" style:parent-style-name="Default">
      <style:table-cell-properties fo:border="0.74pt solid #000000"/>
    </style:style>
    <style:style style:name="ce96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99ffff"/>
    </style:style>
    <style:style style:name="ce100" style:family="table-cell" style:parent-style-name="Default" style:data-style-name="N99">
      <style:table-cell-properties fo:background-color="#99ffff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66ff99"/>
    </style:style>
    <style:style style:name="ce78" style:family="table-cell" style:parent-style-name="Default">
      <style:table-cell-properties fo:background-color="#66ff99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79" style:family="table-cell" style:parent-style-name="Default">
      <style:table-cell-properties fo:background-color="#66ff99"/>
      <style:text-properties style:font-name="Liberation Sans" style:font-name-asian="Noto Sans CJK SC Regular" style:font-name-complex="FreeSans"/>
    </style:style>
    <style:style style:name="ce12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130" style:family="table-cell" style:parent-style-name="Default">
      <style:table-cell-properties fo:background-color="#ff99ff" fo:wrap-option="wrap"/>
      <style:text-properties fo:hyphenate="true"/>
    </style:style>
    <style:style style:name="ce98" style:family="table-cell" style:parent-style-name="Default" style:data-style-name="N99">
      <style:table-cell-properties fo:background-color="#ff99ff"/>
    </style:style>
    <style:style style:name="ce126" style:family="table-cell" style:parent-style-name="Default">
      <style:table-cell-properties fo:background-color="#ffff99" fo:wrap-option="wrap"/>
      <style:text-properties fo:hyphenate="true"/>
    </style:style>
    <style:style style:name="ce127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ackground-color="#ffff99"/>
    </style:style>
    <style:style style:name="ce132" style:family="table-cell" style:parent-style-name="Default"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fff99" style:text-align-source="fix" style:repeat-content="false"/>
      <style:paragraph-properties fo:text-align="end"/>
    </style:style>
    <style:style style:name="ce134" style:family="table-cell" style:parent-style-name="Default">
      <style:table-cell-properties style:text-align-source="fix" style:repeat-content="false"/>
      <style:paragraph-properties fo:text-align="end"/>
    </style:style>
    <style:style style:name="ce135" style:family="table-cell" style:parent-style-name="Default">
      <style:table-cell-properties fo:wrap-option="wrap"/>
      <style:text-properties fo:hyphenate="true"/>
    </style:style>
    <style:style style:name="ce73" style:family="table-cell" style:parent-style-name="Default">
      <style:table-cell-properties fo:background-color="#ffff99" fo:border="0.74pt solid #000000"/>
      <style:text-properties style:use-window-font-color="true" style:font-name="Liberation Sans" fo:font-size="10pt" style:font-size-asian="10pt" style:font-size-complex="10pt"/>
    </style:style>
    <style:style style:name="ce160" style:family="table-cell" style:parent-style-name="Default">
      <style:table-cell-properties fo:background-color="#99ff66" fo:border="0.74pt solid #000000"/>
      <style:text-properties style:use-window-font-color="true"/>
    </style:style>
    <style:style style:name="ce75" style:family="table-cell" style:parent-style-name="Default">
      <style:table-cell-properties fo:background-color="#ffff99" fo:border="0.74pt solid #000000"/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fo:background-color="#ffffff" fo:border="0.74pt solid #000000"/>
    </style:style>
    <style:style style:name="ce166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82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69" style:family="table-cell" style:parent-style-name="Default">
      <style:table-cell-properties fo:background-color="#ff99ff" fo:wrap-option="wrap" fo:border="0.74pt solid #000000"/>
      <style:text-properties style:font-name="Liberation Sans" style:font-name-asian="Noto Sans CJK SC Regular" style:font-name-complex="FreeSans" fo:hyphenate="true"/>
    </style:style>
    <style:style style:name="ce176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85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style:font-size-asian="10pt" style:font-size-complex="10pt" fo:hyphenate="true"/>
    </style:style>
    <style:style style:name="ce178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179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88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fo:language="none" fo:country="none" style:font-name-asian="DejaVu Sans" style:font-size-asian="10pt" style:language-asian="none" style:country-asian="none" style:font-name-complex="Noto Sans" style:font-size-complex="10pt" style:language-complex="none" style:country-complex="none" fo:hyphenate="true"/>
    </style:style>
    <style:style style:name="ce187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1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91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style:font-size-asian="10pt" style:font-size-complex="10pt" fo:hyphenate="true"/>
    </style:style>
    <style:style style:name="ce193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5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94" style:family="table-cell" style:parent-style-name="Default">
      <style:table-cell-properties fo:background-color="#ffff99" style:cell-protect="protected" style:print-content="true" fo:border="0.74pt solid #000000"/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0">
      <style:table-cell-properties fo:background-color="#ff99ff" style:cell-protect="protected" style:print-content="true" fo:border="0.74pt solid #000000"/>
    </style:style>
    <style:style style:name="ce198" style:family="table-cell" style:parent-style-name="Default">
      <style:table-cell-properties fo:background-color="#ff99ff" style:cell-protect="protected" style:print-content="true" fo:border="0.74pt solid #000000"/>
    </style:style>
    <style:style style:name="ce199" style:family="table-cell" style:parent-style-name="Default" style:data-style-name="N0">
      <style:table-cell-properties style:cell-protect="protected" style:print-content="true" fo:background-color="transparent" fo:border="0.74pt solid #000000"/>
    </style:style>
    <style:style style:name="ce200" style:family="table-cell" style:parent-style-name="Default" style:data-style-name="N99">
      <style:table-cell-properties style:cell-protect="protected" style:print-content="true" fo:background-color="transparent" fo:border="0.74pt solid #000000"/>
    </style:style>
    <style:style style:name="ce201" style:family="table-cell" style:parent-style-name="Default">
      <style:table-cell-properties style:cell-protect="protected" style:print-content="true" fo:background-color="transparent" fo:border="0.74pt solid #000000"/>
    </style:style>
    <style:style style:name="ce202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204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118" style:family="table-cell" style:parent-style-name="Default">
      <style:text-properties style:font-name="Liberation Sans" fo:font-size="10pt" style:font-size-asian="10pt" style:font-size-complex="10pt"/>
    </style:style>
    <style:style style:name="ce205" style:family="table-cell" style:parent-style-name="Default">
      <style:table-cell-properties fo:background-color="#ffff99" fo:wrap-option="wrap" fo:border="0.74pt solid #000000"/>
      <style:text-properties fo:color="#000000" fo:hyphenate="true"/>
    </style:style>
    <style:style style:name="ce206" style:family="table-cell" style:parent-style-name="Default" style:data-style-name="N37">
      <style:table-cell-properties fo:background-color="#66ffff" fo:wrap-option="wrap" fo:border="0.74pt solid #000000"/>
      <style:text-properties fo:color="#000000" fo:hyphenate="true"/>
    </style:style>
    <style:style style:name="ce207" style:family="table-cell" style:parent-style-name="Default">
      <style:table-cell-properties fo:background-color="#66ffff" fo:wrap-option="wrap" fo:border="0.74pt solid #000000"/>
      <style:text-properties fo:color="#000000" fo:hyphenate="true"/>
    </style:style>
    <style:style style:name="ce208" style:family="table-cell" style:parent-style-name="Default">
      <style:table-cell-properties fo:border-bottom="none" fo:background-color="#66ffff" fo:wrap-option="wrap" fo:border-left="0.74pt solid #000000" fo:border-right="0.74pt solid #000000" fo:border-top="none"/>
      <style:text-properties fo:color="#000000" fo:hyphenate="true"/>
    </style:style>
    <style:style style:name="ce209" style:family="table-cell" style:parent-style-name="Default">
      <style:table-cell-properties fo:border-bottom="0.74pt solid #000000" fo:background-color="#66ffff" fo:wrap-option="wrap" fo:border-left="0.74pt solid #000000" fo:border-right="0.74pt solid #000000" fo:border-top="none"/>
      <style:text-properties fo:color="#000000" fo:hyphenate="true"/>
    </style:style>
    <style:style style:name="ce210" style:family="table-cell" style:parent-style-name="Default">
      <style:table-cell-properties fo:background-color="#ffff99" fo:wrap-option="wrap" fo:border="0.74pt solid #000000"/>
      <style:text-properties fo:color="#000000"/>
    </style:style>
    <style:style style:name="ce216" style:family="table-cell" style:parent-style-name="Default">
      <style:table-cell-properties fo:background-color="#99ff66" fo:wrap-option="wrap" fo:border="0.74pt solid #000000"/>
      <style:text-properties fo:color="#000000"/>
    </style:style>
    <style:style style:name="ce217" style:family="table-cell" style:parent-style-name="Default">
      <style:table-cell-properties fo:background-color="#99ff66" fo:wrap-option="wrap" fo:border="0.74pt solid #000000"/>
      <style:text-properties fo:color="#000000" fo:hyphenate="true"/>
    </style:style>
    <style:style style:name="ce218" style:family="table-cell" style:parent-style-name="Default">
      <style:table-cell-properties fo:background-color="#ffff99" style:cell-protect="none" style:print-content="true" fo:border="0.74pt solid #000000"/>
    </style:style>
    <style:style style:name="ce219" style:family="table-cell" style:parent-style-name="Default">
      <style:table-cell-properties style:cell-protect="none" style:print-content="true" fo:border="0.74pt solid #000000"/>
    </style:style>
    <style:style style:name="ce220" style:family="table-cell" style:parent-style-name="Default">
      <style:table-cell-properties style:cell-protect="none" style:print-content="true" fo:border="none"/>
    </style:style>
    <style:style style:name="ce177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221" style:family="table-cell" style:parent-style-name="Default">
      <style:table-cell-properties fo:wrap-option="wrap" fo:border="0.74pt solid #000000"/>
      <style:text-properties fo:hyphenate="true"/>
    </style:style>
    <style:style style:name="ce222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justify" fo:margin-left="0cm"/>
      <style:text-properties style:font-name="Liberation Sans" style:font-name-asian="Noto Sans CJK SC Regular" style:font-name-complex="FreeSans" fo:hyphenate="true"/>
    </style:style>
    <style:style style:name="ce223" style:family="table-cell" style:parent-style-name="Default">
      <style:table-cell-properties style:cell-protect="none" style:print-content="true" fo:wrap-option="wrap" fo:border="none"/>
      <style:text-properties fo:hyphenate="true"/>
    </style:style>
    <style:style style:name="ce225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false"/>
    </style:style>
    <style:style style:name="ce276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false"/>
    </style:style>
    <style:style style:name="ce196" style:family="table-cell" style:parent-style-name="Default">
      <style:table-cell-properties fo:background-color="#ffff99" style:cell-protect="protected" style:print-content="true" fo:border="0.74pt solid #000000"/>
    </style:style>
    <style:style style:name="ce277" style:family="table-cell" style:parent-style-name="Default">
      <style:table-cell-properties fo:background-color="#99ff66" style:cell-protect="protected" style:print-content="true" fo:border="0.74pt solid #000000"/>
    </style:style>
    <style:style style:name="ce19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278" style:family="table-cell" style:parent-style-name="Default" style:data-style-name="N0">
      <style:table-cell-properties fo:background-color="#99ff66" style:cell-protect="protected" style:print-content="true" fo:border="0.74pt solid #000000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Jira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41" office:value-type="string" calcext:value-type="string" table:number-columns-spanned="10" table:number-rows-spanned="1">
            <text:p>JIRA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4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50" office:value-type="string" calcext:value-type="string">
            <text:p>Tabelle Abschnitt</text:p>
          </table:table-cell>
          <table:table-cell table:style-name="ce54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8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5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6">
          <table:table-cell table:number-columns-repeated="2"/>
          <table:table-cell office:value-type="string" calcext:value-type="string">
            <text:p>Der Jira-Prefix für die Vorgänge wird im</text:p>
            <text:p>TAB „Variablen“ eingestellt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Die jira_* Tabs sind für den Import in</text:p>
            <text:p>Jira bestimmt. Einfach als CSV exportieren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51"/>
          <table:table-cell table:style-name="ce55"/>
          <table:table-cell table:style-name="ce57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/>
          <table:table-cell table:style-name="ce56" office:value-type="string" calcext:value-type="string">
            <text:p>1.</text:p>
          </table:table-cell>
          <table:table-cell table:style-name="ce56" office:value-type="string" calcext:value-type="string">
            <text:p>Jira_Epic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/>
          <table:table-cell table:style-name="ce56" office:value-type="string" calcext:value-type="string">
            <text:p>2.</text:p>
          </table:table-cell>
          <table:table-cell table:style-name="ce56" office:value-type="string" calcext:value-type="string">
            <text:p>Jira_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/>
          <table:table-cell table:style-name="ce56" office:value-type="string" calcext:value-type="string">
            <text:p>3.</text:p>
          </table:table-cell>
          <table:table-cell table:style-name="ce56" office:value-type="string" calcext:value-type="string">
            <text:p>Jira_Sub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2"/>
          <table:table-cell table:number-columns-repeated="61"/>
        </table:table-row>
        <table:table-row table:style-name="ro7">
          <table:table-cell table:number-columns-repeated="2"/>
          <table:table-cell table:style-name="ce53" office:value-type="string" calcext:value-type="string">
            <text:p>Der Jira export enthält alle Berufsfelder. Einfach die nichtbenötigten Taskkarten als Erledigt kennzeichnen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53" office:value-type="string" calcext:value-type="string">
            <text:p>Leider ist nach dem Jira-Import zur Zeit noch Nachbearbeitung notwendig</text:p>
          </table:table-cell>
          <table:table-cell table:number-columns-repeated="61"/>
        </table:table-row>
      </table:table>
      <table:table table:name="=== Paper 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5">
          <table:table-cell table:style-name="ce59" office:value-type="string" calcext:value-type="string" table:number-columns-spanned="10" table:number-rows-spanned="1">
            <text:p>Anleitung zum Erstellen des Ausbildungsplans in Papierkarten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4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50" office:value-type="string" calcext:value-type="string">
            <text:p>Tabelle Abschnitt</text:p>
          </table:table-cell>
          <table:table-cell table:style-name="ce54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8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5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/>
          <table:table-cell table:style-name="ce60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60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60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8">
          <table:table-cell office:value-type="string" calcext:value-type="string">
            <text:p>2.</text:p>
          </table:table-cell>
          <table:table-cell/>
          <table:table-cell table:style-name="ce60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60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66"/>
          <table:table-cell table:style-name="ce66" office:value-type="string" calcext:value-type="string">
            <text:p>Template</text:p>
          </table:table-cell>
          <table:table-cell table:style-name="ce66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6" office:value-type="string" calcext:value-type="string">
            <text:p>Anwendungsentwicklung Übersichtskarten</text:p>
          </table:table-cell>
          <table:table-cell table:style-name="ce66" office:value-type="string" calcext:value-type="string">
            <text:p>Karten_gross</text:p>
          </table:table-cell>
          <table:table-cell table:style-name="ce66" office:value-type="string" calcext:value-type="string">
            <text:p>Anwend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6" office:value-type="string" calcext:value-type="string">
            <text:p>Systemintegration Übersichtskarten</text:p>
          </table:table-cell>
          <table:table-cell table:style-name="ce66" office:value-type="string" calcext:value-type="string">
            <text:p>Karten_gross</text:p>
          </table:table-cell>
          <table:table-cell table:style-name="ce66" office:value-type="string" calcext:value-type="string">
            <text:p>FiSi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6" office:value-type="string" calcext:value-type="string">
            <text:p>Anwendungsentwicklung Detailkarten</text:p>
          </table:table-cell>
          <table:table-cell table:style-name="ce66" office:value-type="string" calcext:value-type="string">
            <text:p>Karten</text:p>
          </table:table-cell>
          <table:table-cell table:style-name="ce66" office:value-type="string" calcext:value-type="string">
            <text:p>Anwendung_Detail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6" office:value-type="string" calcext:value-type="string">
            <text:p>Systemintegration Detailkarten</text:p>
          </table:table-cell>
          <table:table-cell table:style-name="ce66" office:value-type="string" calcext:value-type="string">
            <text:p>Karten</text:p>
          </table:table-cell>
          <table:table-cell table:style-name="ce66" office:value-type="string" calcext:value-type="string">
            <text:p>FiSi_Detailkarten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60" office:value-type="string" calcext:value-type="string" table:number-columns-spanned="8" table:number-rows-spanned="1">
            <text:p>Wählen Sie „Datei → Drucken“; und wählen Sie die Serienbrieffunktion</text:p>
            <text:p>Drucken Sie in eine Datei</text:p>
          </table:table-cell>
          <table:covered-table-cell table:number-columns-repeated="7"/>
          <table:table-cell table:number-columns-repeated="54"/>
        </table:table-row>
        <table:table-row table:style-name="ro3" table:number-rows-repeated="3">
          <table:table-cell table:number-columns-repeated="64"/>
        </table:table-row>
        <table:table-row table:style-name="ro3" table:number-rows-repeated="4">
          <table:table-cell table:number-columns-repeated="2"/>
          <table:table-cell table:style-name="ce51"/>
          <table:table-cell table:number-columns-repeated="61"/>
        </table:table-row>
        <table:table-row table:style-name="ro3">
          <table:table-cell table:number-columns-repeated="2"/>
          <table:table-cell table:style-name="ce52"/>
          <table:table-cell table:number-columns-repeated="61"/>
        </table:table-row>
      </table:table>
      <table:table table:name="Grosse_Karten" table:style-name="ta1">
        <office:forms form:automatic-focus="false" form:apply-design-mode="false"/>
        <table:table-column table:style-name="co7" table:default-cell-style-name="ce1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120"/>
        <table:table-column table:style-name="co12" table:default-cell-style-name="ce120"/>
        <table:table-column table:style-name="co6" table:number-columns-repeated="58" table:default-cell-style-name="ce12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F1]" office:value-type="string" office:string-value="Bereich" calcext:value-type="string">
            <text:p>Bereich</text:p>
          </table:table-cell>
          <table:table-cell table:style-name="ce19" table:formula="of:=[Bereiche.H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Ausbildungsphase1</text:p>
          </table:table-cell>
          <table:table-cell table:style-name="ce17" office:value-type="string" calcext:value-type="string">
            <text:p>Ausbildungsphase2</text:p>
          </table:table-cell>
          <table:table-cell table:style-name="ce17" table:number-columns-repeated="58"/>
        </table:table-row>
        <table:table-row table:style-name="ro9">
          <table:table-cell table:formula="of:=IF(OR([$Bereiche.$I2] = [$Fachrichtungen.$B$2];[$Bereiche.$I2] = [$Variablen.$A$9];[$Fachrichtungen.$B$2] = [$Variablen.$A$9]);CONCATENATE([$Bereiche.$C2];&quot; Nummer &quot;;[$Bereiche.$E2]); &quot;&quot;)" office:value-type="string" office:string-value="§ 4 Absatz 2 Nummer 1" calcext:value-type="string">
            <text:p>§ 4 Absatz 2 Nummer 1</text:p>
          </table:table-cell>
          <table:table-cell table:formula="of:=IF(OR([$Bereiche.$I2] = [$Fachrichtungen.$B$2];[$Bereiche.$I2] = [$Variablen.$A$9];[$Fachrichtungen.$B$2] = [$Variablen.$A$9]);[$Bereiche.$D2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2] = [$Fachrichtungen.$B$2];[$Bereiche.$I2] = [$Variablen.$A$9];[$Fachrichtungen.$B$2] = [$Variablen.$A$9]);[$Bereiche.$F2]; 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IF(OR([$Bereiche.$I2] = [$Fachrichtungen.$B$2];[$Bereiche.$I2] = [$Variablen.$A$9];[$Fachrichtungen.$B$2] = [$Variablen.$A$9]);[$Bereiche.$H2]; &quot;&quot;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33" table:formula="of:=IF(OR([$Bereiche.$I2]=[$Fachrichtungen.$B$2];[$Bereiche.$I2]=[$Variablen.$A$9];[$Fachrichtungen.$B$2]=[$Variablen.$A$9]);IF([$Bereiche.J2]&lt;&gt;&quot;&quot;;IF([$Bereiche.J2]=-1;&quot;während der gesamten Ausbildung&quot;;CONCATENATE([.E$1];&quot;: &quot;;[$Bereiche.J2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]=[$Fachrichtungen.$B$2];[$Bereiche.$I2]=[$Variablen.$A$9];[$Fachrichtungen.$B$2]=[$Variablen.$A$9]);IF([$Bereiche.K2]&lt;&gt;&quot;&quot;;IF([$Bereiche.K2]=-1;&quot;während der gesamten Ausbildung&quot;;CONCATENATE([.F$1];&quot;: &quot;;[$Bereiche.K2];&quot; Wochen.&quot;));&quot;&quot;);&quot;&quot;)">
            <text:p/>
          </table:table-cell>
          <table:table-cell table:number-columns-repeated="58"/>
        </table:table-row>
        <table:table-row table:style-name="ro10">
          <table:table-cell table:formula="of:=IF(OR([$Bereiche.$I3] = [$Fachrichtungen.$B$2];[$Bereiche.$I3] = [$Variablen.$A$9];[$Fachrichtungen.$B$2] = [$Variablen.$A$9]);CONCATENATE([$Bereiche.$C3];&quot; Nummer &quot;;[$Bereiche.$E3]); &quot;&quot;)" office:value-type="string" office:string-value="§ 4 Absatz 2 Nummer 2" calcext:value-type="string">
            <text:p>§ 4 Absatz 2 Nummer 2</text:p>
          </table:table-cell>
          <table:table-cell table:formula="of:=IF(OR([$Bereiche.$I3] = [$Fachrichtungen.$B$2];[$Bereiche.$I3] = [$Variablen.$A$9];[$Fachrichtungen.$B$2] = [$Variablen.$A$9]);[$Bereiche.$D3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3] = [$Fachrichtungen.$B$2];[$Bereiche.$I3] = [$Variablen.$A$9];[$Fachrichtungen.$B$2] = [$Variablen.$A$9]);[$Bereiche.$F3]; 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OR([$Bereiche.$I3] = [$Fachrichtungen.$B$2];[$Bereiche.$I3] = [$Variablen.$A$9];[$Fachrichtungen.$B$2] = [$Variablen.$A$9]);[$Bereiche.$H3]; &quot;&quot;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33" table:formula="of:=IF(OR([$Bereiche.$I3]=[$Fachrichtungen.$B$2];[$Bereiche.$I3]=[$Variablen.$A$9];[$Fachrichtungen.$B$2]=[$Variablen.$A$9]);IF([$Bereiche.J3]&lt;&gt;&quot;&quot;;IF([$Bereiche.J3]=-1;&quot;während der gesamten Ausbildung&quot;;CONCATENATE([.E$1];&quot;: &quot;;[$Bereiche.J3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3]=[$Fachrichtungen.$B$2];[$Bereiche.$I3]=[$Variablen.$A$9];[$Fachrichtungen.$B$2]=[$Variablen.$A$9]);IF([$Bereiche.K3]&lt;&gt;&quot;&quot;;IF([$Bereiche.K3]=-1;&quot;während der gesamten Ausbildung&quot;;CONCATENATE([.F$1];&quot;: &quot;;[$Bereiche.K3];&quot; Wochen.&quot;));&quot;&quot;);&quot;&quot;)" office:value-type="string" office:string-value="Ausbildungsphase2: 2 Wochen." calcext:value-type="string">
            <text:p>Ausbildungsphase2: 2 Wochen.</text:p>
          </table:table-cell>
          <table:table-cell table:number-columns-repeated="58"/>
        </table:table-row>
        <table:table-row table:style-name="ro8">
          <table:table-cell table:formula="of:=IF(OR([$Bereiche.$I4] = [$Fachrichtungen.$B$2];[$Bereiche.$I4] = [$Variablen.$A$9];[$Fachrichtungen.$B$2] = [$Variablen.$A$9]);CONCATENATE([$Bereiche.$C4];&quot; Nummer &quot;;[$Bereiche.$E4]); &quot;&quot;)" office:value-type="string" office:string-value="§ 4 Absatz 2 Nummer 3" calcext:value-type="string">
            <text:p>§ 4 Absatz 2 Nummer 3</text:p>
          </table:table-cell>
          <table:table-cell table:formula="of:=IF(OR([$Bereiche.$I4] = [$Fachrichtungen.$B$2];[$Bereiche.$I4] = [$Variablen.$A$9];[$Fachrichtungen.$B$2] = [$Variablen.$A$9]);[$Bereiche.$D4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4] = [$Fachrichtungen.$B$2];[$Bereiche.$I4] = [$Variablen.$A$9];[$Fachrichtungen.$B$2] = [$Variablen.$A$9]);[$Bereiche.$F4]; 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OR([$Bereiche.$I4] = [$Fachrichtungen.$B$2];[$Bereiche.$I4] = [$Variablen.$A$9];[$Fachrichtungen.$B$2] = [$Variablen.$A$9]);[$Bereiche.$H4]; &quot;&quot;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33" table:formula="of:=IF(OR([$Bereiche.$I4]=[$Fachrichtungen.$B$2];[$Bereiche.$I4]=[$Variablen.$A$9];[$Fachrichtungen.$B$2]=[$Variablen.$A$9]);IF([$Bereiche.J4]&lt;&gt;&quot;&quot;;IF([$Bereiche.J4]=-1;&quot;während der gesamten Ausbildung&quot;;CONCATENATE([.E$1];&quot;: &quot;;[$Bereiche.J4];&quot; Wochen.&quot;));&quot;&quot;);&quot;&quot;)" office:value-type="string" office:string-value="Ausbildungsphase1: 10 Wochen." calcext:value-type="string">
            <text:p>Ausbildungsphase1: 10 Wochen.</text:p>
          </table:table-cell>
          <table:table-cell table:style-name="ce33" table:formula="of:=IF(OR([$Bereiche.$I4]=[$Fachrichtungen.$B$2];[$Bereiche.$I4]=[$Variablen.$A$9];[$Fachrichtungen.$B$2]=[$Variablen.$A$9]);IF([$Bereiche.K4]&lt;&gt;&quot;&quot;;IF([$Bereiche.K4]=-1;&quot;während der gesamten Ausbildung&quot;;CONCATENATE([.F$1];&quot;: &quot;;[$Bereiche.K4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1">
          <table:table-cell table:formula="of:=IF(OR([$Bereiche.$I5] = [$Fachrichtungen.$B$2];[$Bereiche.$I5] = [$Variablen.$A$9];[$Fachrichtungen.$B$2] = [$Variablen.$A$9]);CONCATENATE([$Bereiche.$C5];&quot; Nummer &quot;;[$Bereiche.$E5]); &quot;&quot;)" office:value-type="string" office:string-value="§ 4 Absatz 2 Nummer 4" calcext:value-type="string">
            <text:p>§ 4 Absatz 2 Nummer 4</text:p>
          </table:table-cell>
          <table:table-cell table:formula="of:=IF(OR([$Bereiche.$I5] = [$Fachrichtungen.$B$2];[$Bereiche.$I5] = [$Variablen.$A$9];[$Fachrichtungen.$B$2] = [$Variablen.$A$9]);[$Bereiche.$D5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5] = [$Fachrichtungen.$B$2];[$Bereiche.$I5] = [$Variablen.$A$9];[$Fachrichtungen.$B$2] = [$Variablen.$A$9]);[$Bereiche.$F5]; 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OR([$Bereiche.$I5] = [$Fachrichtungen.$B$2];[$Bereiche.$I5] = [$Variablen.$A$9];[$Fachrichtungen.$B$2] = [$Variablen.$A$9]);[$Bereiche.$H5]; &quot;&quot;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33" table:formula="of:=IF(OR([$Bereiche.$I5]=[$Fachrichtungen.$B$2];[$Bereiche.$I5]=[$Variablen.$A$9];[$Fachrichtungen.$B$2]=[$Variablen.$A$9]);IF([$Bereiche.J5]&lt;&gt;&quot;&quot;;IF([$Bereiche.J5]=-1;&quot;während der gesamten Ausbildung&quot;;CONCATENATE([.E$1];&quot;: &quot;;[$Bereiche.J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5]=[$Fachrichtungen.$B$2];[$Bereiche.$I5]=[$Variablen.$A$9];[$Fachrichtungen.$B$2]=[$Variablen.$A$9]);IF([$Bereiche.K5]&lt;&gt;&quot;&quot;;IF([$Bereiche.K5]=-1;&quot;während der gesamten Ausbildung&quot;;CONCATENATE([.F$1];&quot;: &quot;;[$Bereiche.K5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2">
          <table:table-cell table:formula="of:=IF(OR([$Bereiche.$I6] = [$Fachrichtungen.$B$2];[$Bereiche.$I6] = [$Variablen.$A$9];[$Fachrichtungen.$B$2] = [$Variablen.$A$9]);CONCATENATE([$Bereiche.$C6];&quot; Nummer &quot;;[$Bereiche.$E6]); &quot;&quot;)" office:value-type="string" office:string-value="§ 4 Absatz 2 Nummer 5" calcext:value-type="string">
            <text:p>§ 4 Absatz 2 Nummer 5</text:p>
          </table:table-cell>
          <table:table-cell table:formula="of:=IF(OR([$Bereiche.$I6] = [$Fachrichtungen.$B$2];[$Bereiche.$I6] = [$Variablen.$A$9];[$Fachrichtungen.$B$2] = [$Variablen.$A$9]);[$Bereiche.$D6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6] = [$Fachrichtungen.$B$2];[$Bereiche.$I6] = [$Variablen.$A$9];[$Fachrichtungen.$B$2] = [$Variablen.$A$9]);[$Bereiche.$F6]; 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OR([$Bereiche.$I6] = [$Fachrichtungen.$B$2];[$Bereiche.$I6] = [$Variablen.$A$9];[$Fachrichtungen.$B$2] = [$Variablen.$A$9]);[$Bereiche.$H6]; &quot;&quot;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33" table:formula="of:=IF(OR([$Bereiche.$I6]=[$Fachrichtungen.$B$2];[$Bereiche.$I6]=[$Variablen.$A$9];[$Fachrichtungen.$B$2]=[$Variablen.$A$9]);IF([$Bereiche.J6]&lt;&gt;&quot;&quot;;IF([$Bereiche.J6]=-1;&quot;während der gesamten Ausbildung&quot;;CONCATENATE([.E$1];&quot;: &quot;;[$Bereiche.J6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6]=[$Fachrichtungen.$B$2];[$Bereiche.$I6]=[$Variablen.$A$9];[$Fachrichtungen.$B$2]=[$Variablen.$A$9]);IF([$Bereiche.K6]&lt;&gt;&quot;&quot;;IF([$Bereiche.K6]=-1;&quot;während der gesamten Ausbildung&quot;;CONCATENATE([.F$1];&quot;: &quot;;[$Bereiche.K6];&quot; Wochen.&quot;));&quot;&quot;);&quot;&quot;)" office:value-type="string" office:string-value="Ausbildungsphase2: 8 Wochen." calcext:value-type="string">
            <text:p>Ausbildungsphase2: 8 Wochen.</text:p>
          </table:table-cell>
          <table:table-cell table:number-columns-repeated="58"/>
        </table:table-row>
        <table:table-row table:style-name="ro13">
          <table:table-cell table:formula="of:=IF(OR([$Bereiche.$I7] = [$Fachrichtungen.$B$2];[$Bereiche.$I7] = [$Variablen.$A$9];[$Fachrichtungen.$B$2] = [$Variablen.$A$9]);CONCATENATE([$Bereiche.$C7];&quot; Nummer &quot;;[$Bereiche.$E7]); &quot;&quot;)" office:value-type="string" office:string-value="§ 4 Absatz 2 Nummer 6" calcext:value-type="string">
            <text:p>§ 4 Absatz 2 Nummer 6</text:p>
          </table:table-cell>
          <table:table-cell table:formula="of:=IF(OR([$Bereiche.$I7] = [$Fachrichtungen.$B$2];[$Bereiche.$I7] = [$Variablen.$A$9];[$Fachrichtungen.$B$2] = [$Variablen.$A$9]);[$Bereiche.$D7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7] = [$Fachrichtungen.$B$2];[$Bereiche.$I7] = [$Variablen.$A$9];[$Fachrichtungen.$B$2] = [$Variablen.$A$9]);[$Bereiche.$F7]; 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OR([$Bereiche.$I7] = [$Fachrichtungen.$B$2];[$Bereiche.$I7] = [$Variablen.$A$9];[$Fachrichtungen.$B$2] = [$Variablen.$A$9]);[$Bereiche.$H7]; &quot;&quot;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33" table:formula="of:=IF(OR([$Bereiche.$I7]=[$Fachrichtungen.$B$2];[$Bereiche.$I7]=[$Variablen.$A$9];[$Fachrichtungen.$B$2]=[$Variablen.$A$9]);IF([$Bereiche.J7]&lt;&gt;&quot;&quot;;IF([$Bereiche.J7]=-1;&quot;während der gesamten Ausbildung&quot;;CONCATENATE([.E$1];&quot;: &quot;;[$Bereiche.J7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7]=[$Fachrichtungen.$B$2];[$Bereiche.$I7]=[$Variablen.$A$9];[$Fachrichtungen.$B$2]=[$Variablen.$A$9]);IF([$Bereiche.K7]&lt;&gt;&quot;&quot;;IF([$Bereiche.K7]=-1;&quot;während der gesamten Ausbildung&quot;;CONCATENATE([.F$1];&quot;: &quot;;[$Bereiche.K7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1">
          <table:table-cell table:formula="of:=IF(OR([$Bereiche.$I8] = [$Fachrichtungen.$B$2];[$Bereiche.$I8] = [$Variablen.$A$9];[$Fachrichtungen.$B$2] = [$Variablen.$A$9]);CONCATENATE([$Bereiche.$C8];&quot; Nummer &quot;;[$Bereiche.$E8]); &quot;&quot;)" office:value-type="string" office:string-value="§ 4 Absatz 2 Nummer 7" calcext:value-type="string">
            <text:p>§ 4 Absatz 2 Nummer 7</text:p>
          </table:table-cell>
          <table:table-cell table:formula="of:=IF(OR([$Bereiche.$I8] = [$Fachrichtungen.$B$2];[$Bereiche.$I8] = [$Variablen.$A$9];[$Fachrichtungen.$B$2] = [$Variablen.$A$9]);[$Bereiche.$D8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8] = [$Fachrichtungen.$B$2];[$Bereiche.$I8] = [$Variablen.$A$9];[$Fachrichtungen.$B$2] = [$Variablen.$A$9]);[$Bereiche.$F8]; 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OR([$Bereiche.$I8] = [$Fachrichtungen.$B$2];[$Bereiche.$I8] = [$Variablen.$A$9];[$Fachrichtungen.$B$2] = [$Variablen.$A$9]);[$Bereiche.$H8]; &quot;&quot;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33" table:formula="of:=IF(OR([$Bereiche.$I8]=[$Fachrichtungen.$B$2];[$Bereiche.$I8]=[$Variablen.$A$9];[$Fachrichtungen.$B$2]=[$Variablen.$A$9]);IF([$Bereiche.J8]&lt;&gt;&quot;&quot;;IF([$Bereiche.J8]=-1;&quot;während der gesamten Ausbildung&quot;;CONCATENATE([.E$1];&quot;: &quot;;[$Bereiche.J8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8]=[$Fachrichtungen.$B$2];[$Bereiche.$I8]=[$Variablen.$A$9];[$Fachrichtungen.$B$2]=[$Variablen.$A$9]);IF([$Bereiche.K8]&lt;&gt;&quot;&quot;;IF([$Bereiche.K8]=-1;&quot;während der gesamten Ausbildung&quot;;CONCATENATE([.F$1];&quot;: &quot;;[$Bereiche.K8];&quot; Wochen.&quot;));&quot;&quot;);&quot;&quot;)">
            <text:p/>
          </table:table-cell>
          <table:table-cell table:number-columns-repeated="58"/>
        </table:table-row>
        <table:table-row table:style-name="ro13">
          <table:table-cell table:formula="of:=IF(OR([$Bereiche.$I9] = [$Fachrichtungen.$B$2];[$Bereiche.$I9] = [$Variablen.$A$9];[$Fachrichtungen.$B$2] = [$Variablen.$A$9]);CONCATENATE([$Bereiche.$C9];&quot; Nummer &quot;;[$Bereiche.$E9]); &quot;&quot;)" office:value-type="string" office:string-value="§ 4 Absatz 2 Nummer 8" calcext:value-type="string">
            <text:p>§ 4 Absatz 2 Nummer 8</text:p>
          </table:table-cell>
          <table:table-cell table:formula="of:=IF(OR([$Bereiche.$I9] = [$Fachrichtungen.$B$2];[$Bereiche.$I9] = [$Variablen.$A$9];[$Fachrichtungen.$B$2] = [$Variablen.$A$9]);[$Bereiche.$D9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9] = [$Fachrichtungen.$B$2];[$Bereiche.$I9] = [$Variablen.$A$9];[$Fachrichtungen.$B$2] = [$Variablen.$A$9]);[$Bereiche.$F9]; &quot;&quot;)" office:value-type="string" office:string-value="Betreiben von IT-Systemen" calcext:value-type="string">
            <text:p>Betreiben von IT-Systemen</text:p>
          </table:table-cell>
          <table:table-cell table:formula="of:=IF(OR([$Bereiche.$I9] = [$Fachrichtungen.$B$2];[$Bereiche.$I9] = [$Variablen.$A$9];[$Fachrichtungen.$B$2] = [$Variablen.$A$9]);[$Bereiche.$H9]; &quot;&quot;)" office:value-type="string" office:string-value="a) Netzwerkkonzepte für unterschiedliche 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33" table:formula="of:=IF(OR([$Bereiche.$I9]=[$Fachrichtungen.$B$2];[$Bereiche.$I9]=[$Variablen.$A$9];[$Fachrichtungen.$B$2]=[$Variablen.$A$9]);IF([$Bereiche.J9]&lt;&gt;&quot;&quot;;IF([$Bereiche.J9]=-1;&quot;während der gesamten Ausbildung&quot;;CONCATENATE([.E$1];&quot;: &quot;;[$Bereiche.J9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9]=[$Fachrichtungen.$B$2];[$Bereiche.$I9]=[$Variablen.$A$9];[$Fachrichtungen.$B$2]=[$Variablen.$A$9]);IF([$Bereiche.K9]&lt;&gt;&quot;&quot;;IF([$Bereiche.K9]=-1;&quot;während der gesamten Ausbildung&quot;;CONCATENATE([.F$1];&quot;: &quot;;[$Bereiche.K9];&quot; Wochen.&quot;));&quot;&quot;);&quot;&quot;)" office:value-type="string" office:string-value="Ausbildungsphase2: 3 Wochen." calcext:value-type="string">
            <text:p>Ausbildungsphase2: 3 Wochen.</text:p>
          </table:table-cell>
          <table:table-cell table:number-columns-repeated="58"/>
        </table:table-row>
        <table:table-row table:style-name="ro7">
          <table:table-cell table:formula="of:=IF(OR([$Bereiche.$I10] = [$Fachrichtungen.$B$2];[$Bereiche.$I10] = [$Variablen.$A$9];[$Fachrichtungen.$B$2] = [$Variablen.$A$9]);CONCATENATE([$Bereiche.$C10];&quot; Nummer &quot;;[$Bereiche.$E10]); &quot;&quot;)" office:value-type="string" office:string-value="§ 4 Absatz 2 Nummer 9" calcext:value-type="string">
            <text:p>§ 4 Absatz 2 Nummer 9</text:p>
          </table:table-cell>
          <table:table-cell table:formula="of:=IF(OR([$Bereiche.$I10] = [$Fachrichtungen.$B$2];[$Bereiche.$I10] = [$Variablen.$A$9];[$Fachrichtungen.$B$2] = [$Variablen.$A$9]);[$Bereiche.$D10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0] = [$Fachrichtungen.$B$2];[$Bereiche.$I10] = [$Variablen.$A$9];[$Fachrichtungen.$B$2] = [$Variablen.$A$9]);[$Bereiche.$F10]; &quot;&quot;)" office:value-type="string" office:string-value="Inbetriebnehmen von Speicherlösungen" calcext:value-type="string">
            <text:p>Inbetriebnehmen von Speicherlösungen</text:p>
          </table:table-cell>
          <table:table-cell table:formula="of:=IF(OR([$Bereiche.$I10] = [$Fachrichtungen.$B$2];[$Bereiche.$I10] = [$Variablen.$A$9];[$Fachrichtungen.$B$2] = [$Variablen.$A$9]);[$Bereiche.$H10]; &quot;&quot;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33" table:formula="of:=IF(OR([$Bereiche.$I10]=[$Fachrichtungen.$B$2];[$Bereiche.$I10]=[$Variablen.$A$9];[$Fachrichtungen.$B$2]=[$Variablen.$A$9]);IF([$Bereiche.J10]&lt;&gt;&quot;&quot;;IF([$Bereiche.J10]=-1;&quot;während der gesamten Ausbildung&quot;;CONCATENATE([.E$1];&quot;: &quot;;[$Bereiche.J10];&quot; Wochen.&quot;));&quot;&quot;);&quot;&quot;)">
            <text:p/>
          </table:table-cell>
          <table:table-cell table:style-name="ce33" table:formula="of:=IF(OR([$Bereiche.$I10]=[$Fachrichtungen.$B$2];[$Bereiche.$I10]=[$Variablen.$A$9];[$Fachrichtungen.$B$2]=[$Variablen.$A$9]);IF([$Bereiche.K10]&lt;&gt;&quot;&quot;;IF([$Bereiche.K10]=-1;&quot;während der gesamten Ausbildung&quot;;CONCATENATE([.F$1];&quot;: &quot;;[$Bereiche.K10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4">
          <table:table-cell table:formula="of:=IF(OR([$Bereiche.$I11] = [$Fachrichtungen.$B$2];[$Bereiche.$I11] = [$Variablen.$A$9];[$Fachrichtungen.$B$2] = [$Variablen.$A$9]);CONCATENATE([$Bereiche.$C11];&quot; Nummer &quot;;[$Bereiche.$E11]); &quot;&quot;)" office:value-type="string" office:string-value="§ 4 Absatz 2 Nummer 10" calcext:value-type="string">
            <text:p>§ 4 Absatz 2 Nummer 10</text:p>
          </table:table-cell>
          <table:table-cell table:formula="of:=IF(OR([$Bereiche.$I11] = [$Fachrichtungen.$B$2];[$Bereiche.$I11] = [$Variablen.$A$9];[$Fachrichtungen.$B$2] = [$Variablen.$A$9]);[$Bereiche.$D11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1] = [$Fachrichtungen.$B$2];[$Bereiche.$I11] = [$Variablen.$A$9];[$Fachrichtungen.$B$2] = [$Variablen.$A$9]);[$Bereiche.$F11]; &quot;&quot;)" office:value-type="string" office:string-value="Programmieren von Softwarelösungen" calcext:value-type="string">
            <text:p>Programmieren von Softwarelösungen</text:p>
          </table:table-cell>
          <table:table-cell table:formula="of:=IF(OR([$Bereiche.$I11] = [$Fachrichtungen.$B$2];[$Bereiche.$I11] = [$Variablen.$A$9];[$Fachrichtungen.$B$2] = [$Variablen.$A$9]);[$Bereiche.$H11]; &quot;&quot;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33" table:formula="of:=IF(OR([$Bereiche.$I11]=[$Fachrichtungen.$B$2];[$Bereiche.$I11]=[$Variablen.$A$9];[$Fachrichtungen.$B$2]=[$Variablen.$A$9]);IF([$Bereiche.J11]&lt;&gt;&quot;&quot;;IF([$Bereiche.J11]=-1;&quot;während der gesamten Ausbildung&quot;;CONCATENATE([.E$1];&quot;: &quot;;[$Bereiche.J11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1]=[$Fachrichtungen.$B$2];[$Bereiche.$I11]=[$Variablen.$A$9];[$Fachrichtungen.$B$2]=[$Variablen.$A$9]);IF([$Bereiche.K11]&lt;&gt;&quot;&quot;;IF([$Bereiche.K11]=-1;&quot;während der gesamten Ausbildung&quot;;CONCATENATE([.F$1];&quot;: &quot;;[$Bereiche.K11];&quot; Wochen.&quot;));&quot;&quot;);&quot;&quot;)" office:value-type="string" office:string-value="Ausbildungsphase2: 10 Wochen." calcext:value-type="string">
            <text:p>Ausbildungsphase2: 10 Wochen.</text:p>
          </table:table-cell>
          <table:table-cell table:number-columns-repeated="58"/>
        </table:table-row>
        <table:table-row table:style-name="ro15">
          <table:table-cell table:formula="of:=IF(OR([$Bereiche.$I12] = [$Fachrichtungen.$B$2];[$Bereiche.$I12] = [$Variablen.$A$9];[$Fachrichtungen.$B$2] = [$Variablen.$A$9]);CONCATENATE([$Bereiche.$C12];&quot; Nummer &quot;;[$Bereiche.$E12]); &quot;&quot;)" office:value-type="string" office:string-value="§ 4 Absatz 3 Nummer 1" calcext:value-type="string">
            <text:p>§ 4 Absatz 3 Nummer 1</text:p>
          </table:table-cell>
          <table:table-cell table:formula="of:=IF(OR([$Bereiche.$I12] = [$Fachrichtungen.$B$2];[$Bereiche.$I12] = [$Variablen.$A$9];[$Fachrichtungen.$B$2] = [$Variablen.$A$9]);[$Bereiche.$D12]; 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OR([$Bereiche.$I12] = [$Fachrichtungen.$B$2];[$Bereiche.$I12] = [$Variablen.$A$9];[$Fachrichtungen.$B$2] = [$Variablen.$A$9]);[$Bereiche.$F12]; 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OR([$Bereiche.$I12] = [$Fachrichtungen.$B$2];[$Bereiche.$I12] = [$Variablen.$A$9];[$Fachrichtungen.$B$2] = [$Variablen.$A$9]);[$Bereiche.$H12]; &quot;&quot;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33" table:formula="of:=IF(OR([$Bereiche.$I12]=[$Fachrichtungen.$B$2];[$Bereiche.$I12]=[$Variablen.$A$9];[$Fachrichtungen.$B$2]=[$Variablen.$A$9]);IF([$Bereiche.J12]&lt;&gt;&quot;&quot;;IF([$Bereiche.J12]=-1;&quot;während der gesamten Ausbildung&quot;;CONCATENATE([.E$1];&quot;: &quot;;[$Bereiche.J12];&quot; Wochen.&quot;));&quot;&quot;);&quot;&quot;)" office:value-type="string" office:string-value="Ausbildungsphase1: 15 Wochen." calcext:value-type="string">
            <text:p>Ausbildungsphase1: 15 Wochen.</text:p>
          </table:table-cell>
          <table:table-cell table:style-name="ce33" table:formula="of:=IF(OR([$Bereiche.$I12]=[$Fachrichtungen.$B$2];[$Bereiche.$I12]=[$Variablen.$A$9];[$Fachrichtungen.$B$2]=[$Variablen.$A$9]);IF([$Bereiche.K12]&lt;&gt;&quot;&quot;;IF([$Bereiche.K12]=-1;&quot;während der gesamten Ausbildung&quot;;CONCATENATE([.F$1];&quot;: &quot;;[$Bereiche.K12];&quot; Wochen.&quot;));&quot;&quot;);&quot;&quot;)" office:value-type="string" office:string-value="Ausbildungsphase2: 25 Wochen." calcext:value-type="string">
            <text:p>Ausbildungsphase2: 25 Wochen.</text:p>
          </table:table-cell>
          <table:table-cell table:number-columns-repeated="58"/>
        </table:table-row>
        <table:table-row table:style-name="ro16">
          <table:table-cell table:formula="of:=IF(OR([$Bereiche.$I13] = [$Fachrichtungen.$B$2];[$Bereiche.$I13] = [$Variablen.$A$9];[$Fachrichtungen.$B$2] = [$Variablen.$A$9]);CONCATENATE([$Bereiche.$C13];&quot; Nummer &quot;;[$Bereiche.$E13]); &quot;&quot;)" office:value-type="string" office:string-value="§ 4 Absatz 3 Nummer 2" calcext:value-type="string">
            <text:p>§ 4 Absatz 3 Nummer 2</text:p>
          </table:table-cell>
          <table:table-cell table:formula="of:=IF(OR([$Bereiche.$I13] = [$Fachrichtungen.$B$2];[$Bereiche.$I13] = [$Variablen.$A$9];[$Fachrichtungen.$B$2] = [$Variablen.$A$9]);[$Bereiche.$D13]; 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OR([$Bereiche.$I13] = [$Fachrichtungen.$B$2];[$Bereiche.$I13] = [$Variablen.$A$9];[$Fachrichtungen.$B$2] = [$Variablen.$A$9]);[$Bereiche.$F13]; 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OR([$Bereiche.$I13] = [$Fachrichtungen.$B$2];[$Bereiche.$I13] = [$Variablen.$A$9];[$Fachrichtungen.$B$2] = [$Variablen.$A$9]);[$Bereiche.$H13]; &quot;&quot;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33" table:formula="of:=IF(OR([$Bereiche.$I13]=[$Fachrichtungen.$B$2];[$Bereiche.$I13]=[$Variablen.$A$9];[$Fachrichtungen.$B$2]=[$Variablen.$A$9]);IF([$Bereiche.J13]&lt;&gt;&quot;&quot;;IF([$Bereiche.J13]=-1;&quot;während der gesamten Ausbildung&quot;;CONCATENATE([.E$1];&quot;: &quot;;[$Bereiche.J13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3]=[$Fachrichtungen.$B$2];[$Bereiche.$I13]=[$Variablen.$A$9];[$Fachrichtungen.$B$2]=[$Variablen.$A$9]);IF([$Bereiche.K13]&lt;&gt;&quot;&quot;;IF([$Bereiche.K13]=-1;&quot;während der gesamten Ausbildung&quot;;CONCATENATE([.F$1];&quot;: &quot;;[$Bereiche.K13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3">
          <table:table-cell table:formula="of:=IF(OR([$Bereiche.$I14] = [$Fachrichtungen.$B$2];[$Bereiche.$I14] = [$Variablen.$A$9];[$Fachrichtungen.$B$2] = [$Variablen.$A$9]);CONCATENATE([$Bereiche.$C14];&quot; Nummer &quot;;[$Bereiche.$E14]); &quot;&quot;)" office:value-type="string" office:string-value="§ 4 Absatz 4 Nummer 1" calcext:value-type="string">
            <text:p>§ 4 Absatz 4 Nummer 1</text:p>
          </table:table-cell>
          <table:table-cell table:formula="of:=IF(OR([$Bereiche.$I14] = [$Fachrichtungen.$B$2];[$Bereiche.$I14] = [$Variablen.$A$9];[$Fachrichtungen.$B$2] = [$Variablen.$A$9]);[$Bereiche.$D14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4] = [$Fachrichtungen.$B$2];[$Bereiche.$I14] = [$Variablen.$A$9];[$Fachrichtungen.$B$2] = [$Variablen.$A$9]);[$Bereiche.$F14]; &quot;&quot;)" office:value-type="string" office:string-value="Konzipieren und Realisieren von IT-Systemen" calcext:value-type="string">
            <text:p>Konzipieren und Realisieren von IT-Systemen</text:p>
          </table:table-cell>
          <table:table-cell table:formula="of:=IF(OR([$Bereiche.$I14] = [$Fachrichtungen.$B$2];[$Bereiche.$I14] = [$Variablen.$A$9];[$Fachrichtungen.$B$2] = [$Variablen.$A$9]);[$Bereiche.$H14]; &quot;&quot;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33" table:formula="of:=IF(OR([$Bereiche.$I14]=[$Fachrichtungen.$B$2];[$Bereiche.$I14]=[$Variablen.$A$9];[$Fachrichtungen.$B$2]=[$Variablen.$A$9]);IF([$Bereiche.J14]&lt;&gt;&quot;&quot;;IF([$Bereiche.J14]=-1;&quot;während der gesamten Ausbildung&quot;;CONCATENATE([.E$1];&quot;: &quot;;[$Bereiche.J14];&quot; Wochen.&quot;));&quot;&quot;);&quot;&quot;)" office:value-type="string" office:string-value="Ausbildungsphase1: 8 Wochen." calcext:value-type="string">
            <text:p>Ausbildungsphase1: 8 Wochen.</text:p>
          </table:table-cell>
          <table:table-cell table:style-name="ce33" table:formula="of:=IF(OR([$Bereiche.$I14]=[$Fachrichtungen.$B$2];[$Bereiche.$I14]=[$Variablen.$A$9];[$Fachrichtungen.$B$2]=[$Variablen.$A$9]);IF([$Bereiche.K14]&lt;&gt;&quot;&quot;;IF([$Bereiche.K14]=-1;&quot;während der gesamten Ausbildung&quot;;CONCATENATE([.F$1];&quot;: &quot;;[$Bereiche.K14];&quot; Wochen.&quot;));&quot;&quot;);&quot;&quot;)" office:value-type="string" office:string-value="Ausbildungsphase2: 12 Wochen." calcext:value-type="string">
            <text:p>Ausbildungsphase2: 12 Wochen.</text:p>
          </table:table-cell>
          <table:table-cell table:number-columns-repeated="58"/>
        </table:table-row>
        <table:table-row table:style-name="ro14">
          <table:table-cell table:formula="of:=IF(OR([$Bereiche.$I15] = [$Fachrichtungen.$B$2];[$Bereiche.$I15] = [$Variablen.$A$9];[$Fachrichtungen.$B$2] = [$Variablen.$A$9]);CONCATENATE([$Bereiche.$C15];&quot; Nummer &quot;;[$Bereiche.$E15]); &quot;&quot;)" office:value-type="string" office:string-value="§ 4 Absatz 4 Nummer 2" calcext:value-type="string">
            <text:p>§ 4 Absatz 4 Nummer 2</text:p>
          </table:table-cell>
          <table:table-cell table:formula="of:=IF(OR([$Bereiche.$I15] = [$Fachrichtungen.$B$2];[$Bereiche.$I15] = [$Variablen.$A$9];[$Fachrichtungen.$B$2] = [$Variablen.$A$9]);[$Bereiche.$D15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5] = [$Fachrichtungen.$B$2];[$Bereiche.$I15] = [$Variablen.$A$9];[$Fachrichtungen.$B$2] = [$Variablen.$A$9]);[$Bereiche.$F15]; 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IF(OR([$Bereiche.$I15] = [$Fachrichtungen.$B$2];[$Bereiche.$I15] = [$Variablen.$A$9];[$Fachrichtungen.$B$2] = [$Variablen.$A$9]);[$Bereiche.$H15]; &quot;&quot;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33" table:formula="of:=IF(OR([$Bereiche.$I15]=[$Fachrichtungen.$B$2];[$Bereiche.$I15]=[$Variablen.$A$9];[$Fachrichtungen.$B$2]=[$Variablen.$A$9]);IF([$Bereiche.J15]&lt;&gt;&quot;&quot;;IF([$Bereiche.J15]=-1;&quot;während der gesamten Ausbildung&quot;;CONCATENATE([.E$1];&quot;: &quot;;[$Bereiche.J1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5]=[$Fachrichtungen.$B$2];[$Bereiche.$I15]=[$Variablen.$A$9];[$Fachrichtungen.$B$2]=[$Variablen.$A$9]);IF([$Bereiche.K15]&lt;&gt;&quot;&quot;;IF([$Bereiche.K15]=-1;&quot;während der gesamten Ausbildung&quot;;CONCATENATE([.F$1];&quot;: &quot;;[$Bereiche.K15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1">
          <table:table-cell table:formula="of:=IF(OR([$Bereiche.$I16] = [$Fachrichtungen.$B$2];[$Bereiche.$I16] = [$Variablen.$A$9];[$Fachrichtungen.$B$2] = [$Variablen.$A$9]);CONCATENATE([$Bereiche.$C16];&quot; Nummer &quot;;[$Bereiche.$E16]); &quot;&quot;)" office:value-type="string" office:string-value="§ 4 Absatz 4 Nummer 3" calcext:value-type="string">
            <text:p>§ 4 Absatz 4 Nummer 3</text:p>
          </table:table-cell>
          <table:table-cell table:formula="of:=IF(OR([$Bereiche.$I16] = [$Fachrichtungen.$B$2];[$Bereiche.$I16] = [$Variablen.$A$9];[$Fachrichtungen.$B$2] = [$Variablen.$A$9]);[$Bereiche.$D16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6] = [$Fachrichtungen.$B$2];[$Bereiche.$I16] = [$Variablen.$A$9];[$Fachrichtungen.$B$2] = [$Variablen.$A$9]);[$Bereiche.$F16]; 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IF(OR([$Bereiche.$I16] = [$Fachrichtungen.$B$2];[$Bereiche.$I16] = [$Variablen.$A$9];[$Fachrichtungen.$B$2] = [$Variablen.$A$9]);[$Bereiche.$H16]; &quot;&quot;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33" table:formula="of:=IF(OR([$Bereiche.$I16]=[$Fachrichtungen.$B$2];[$Bereiche.$I16]=[$Variablen.$A$9];[$Fachrichtungen.$B$2]=[$Variablen.$A$9]);IF([$Bereiche.J16]&lt;&gt;&quot;&quot;;IF([$Bereiche.J16]=-1;&quot;während der gesamten Ausbildung&quot;;CONCATENATE([.E$1];&quot;: &quot;;[$Bereiche.J16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16]=[$Fachrichtungen.$B$2];[$Bereiche.$I16]=[$Variablen.$A$9];[$Fachrichtungen.$B$2]=[$Variablen.$A$9]);IF([$Bereiche.K16]&lt;&gt;&quot;&quot;;IF([$Bereiche.K16]=-1;&quot;während der gesamten Ausbildung&quot;;CONCATENATE([.F$1];&quot;: &quot;;[$Bereiche.K16];&quot; Wochen.&quot;));&quot;&quot;);&quot;&quot;)" office:value-type="string" office:string-value="Ausbildungsphase2: 14 Wochen." calcext:value-type="string">
            <text:p>Ausbildungsphase2: 14 Wochen.</text:p>
          </table:table-cell>
          <table:table-cell table:number-columns-repeated="58"/>
        </table:table-row>
        <table:table-row table:style-name="ro14">
          <table:table-cell table:formula="of:=IF(OR([$Bereiche.$I17] = [$Fachrichtungen.$B$2];[$Bereiche.$I17] = [$Variablen.$A$9];[$Fachrichtungen.$B$2] = [$Variablen.$A$9]);CONCATENATE([$Bereiche.$C17];&quot; Nummer &quot;;[$Bereiche.$E17]); &quot;&quot;)" office:value-type="string" office:string-value="§ 4 Absatz 5 Nummer 1" calcext:value-type="string">
            <text:p>§ 4 Absatz 5 Nummer 1</text:p>
          </table:table-cell>
          <table:table-cell table:formula="of:=IF(OR([$Bereiche.$I17] = [$Fachrichtungen.$B$2];[$Bereiche.$I17] = [$Variablen.$A$9];[$Fachrichtungen.$B$2] = [$Variablen.$A$9]);[$Bereiche.$D17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7] = [$Fachrichtungen.$B$2];[$Bereiche.$I17] = [$Variablen.$A$9];[$Fachrichtungen.$B$2] = [$Variablen.$A$9]);[$Bereiche.$F17]; 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IF(OR([$Bereiche.$I17] = [$Fachrichtungen.$B$2];[$Bereiche.$I17] = [$Variablen.$A$9];[$Fachrichtungen.$B$2] = [$Variablen.$A$9]);[$Bereiche.$H17]; &quot;&quot;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33" table:formula="of:=IF(OR([$Bereiche.$I17]=[$Fachrichtungen.$B$2];[$Bereiche.$I17]=[$Variablen.$A$9];[$Fachrichtungen.$B$2]=[$Variablen.$A$9]);IF([$Bereiche.J17]&lt;&gt;&quot;&quot;;IF([$Bereiche.J17]=-1;&quot;während der gesamten Ausbildung&quot;;CONCATENATE([.E$1];&quot;: &quot;;[$Bereiche.J17];&quot; Wochen.&quot;));&quot;&quot;);&quot;&quot;)" office:value-type="string" office:string-value="Ausbildungsphase1: 8 Wochen." calcext:value-type="string">
            <text:p>Ausbildungsphase1: 8 Wochen.</text:p>
          </table:table-cell>
          <table:table-cell table:style-name="ce33" table:formula="of:=IF(OR([$Bereiche.$I17]=[$Fachrichtungen.$B$2];[$Bereiche.$I17]=[$Variablen.$A$9];[$Fachrichtungen.$B$2]=[$Variablen.$A$9]);IF([$Bereiche.K17]&lt;&gt;&quot;&quot;;IF([$Bereiche.K17]=-1;&quot;während der gesamten Ausbildung&quot;;CONCATENATE([.F$1];&quot;: &quot;;[$Bereiche.K17];&quot; Wochen.&quot;));&quot;&quot;);&quot;&quot;)">
            <text:p/>
          </table:table-cell>
          <table:table-cell table:number-columns-repeated="58"/>
        </table:table-row>
        <table:table-row table:style-name="ro12">
          <table:table-cell table:formula="of:=IF(OR([$Bereiche.$I18] = [$Fachrichtungen.$B$2];[$Bereiche.$I18] = [$Variablen.$A$9];[$Fachrichtungen.$B$2] = [$Variablen.$A$9]);CONCATENATE([$Bereiche.$C18];&quot; Nummer &quot;;[$Bereiche.$E18]); &quot;&quot;)" office:value-type="string" office:string-value="§ 4 Absatz 5 Nummer 2" calcext:value-type="string">
            <text:p>§ 4 Absatz 5 Nummer 2</text:p>
          </table:table-cell>
          <table:table-cell table:formula="of:=IF(OR([$Bereiche.$I18] = [$Fachrichtungen.$B$2];[$Bereiche.$I18] = [$Variablen.$A$9];[$Fachrichtungen.$B$2] = [$Variablen.$A$9]);[$Bereiche.$D18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8] = [$Fachrichtungen.$B$2];[$Bereiche.$I18] = [$Variablen.$A$9];[$Fachrichtungen.$B$2] = [$Variablen.$A$9]);[$Bereiche.$F18]; 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IF(OR([$Bereiche.$I18] = [$Fachrichtungen.$B$2];[$Bereiche.$I18] = [$Variablen.$A$9];[$Fachrichtungen.$B$2] = [$Variablen.$A$9]);[$Bereiche.$H18]; &quot;&quot;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33" table:formula="of:=IF(OR([$Bereiche.$I18]=[$Fachrichtungen.$B$2];[$Bereiche.$I18]=[$Variablen.$A$9];[$Fachrichtungen.$B$2]=[$Variablen.$A$9]);IF([$Bereiche.J18]&lt;&gt;&quot;&quot;;IF([$Bereiche.J18]=-1;&quot;während der gesamten Ausbildung&quot;;CONCATENATE([.E$1];&quot;: &quot;;[$Bereiche.J18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8]=[$Fachrichtungen.$B$2];[$Bereiche.$I18]=[$Variablen.$A$9];[$Fachrichtungen.$B$2]=[$Variablen.$A$9]);IF([$Bereiche.K18]&lt;&gt;&quot;&quot;;IF([$Bereiche.K18]=-1;&quot;während der gesamten Ausbildung&quot;;CONCATENATE([.F$1];&quot;: &quot;;[$Bereiche.K18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7">
          <table:table-cell table:formula="of:=IF(OR([$Bereiche.$I19] = [$Fachrichtungen.$B$2];[$Bereiche.$I19] = [$Variablen.$A$9];[$Fachrichtungen.$B$2] = [$Variablen.$A$9]);CONCATENATE([$Bereiche.$C19];&quot; Nummer &quot;;[$Bereiche.$E19]); &quot;&quot;)" office:value-type="string" office:string-value="§ 4 Absatz 5 Nummer 3" calcext:value-type="string">
            <text:p>§ 4 Absatz 5 Nummer 3</text:p>
          </table:table-cell>
          <table:table-cell table:formula="of:=IF(OR([$Bereiche.$I19] = [$Fachrichtungen.$B$2];[$Bereiche.$I19] = [$Variablen.$A$9];[$Fachrichtungen.$B$2] = [$Variablen.$A$9]);[$Bereiche.$D19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9] = [$Fachrichtungen.$B$2];[$Bereiche.$I19] = [$Variablen.$A$9];[$Fachrichtungen.$B$2] = [$Variablen.$A$9]);[$Bereiche.$F19]; 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IF(OR([$Bereiche.$I19] = [$Fachrichtungen.$B$2];[$Bereiche.$I19] = [$Variablen.$A$9];[$Fachrichtungen.$B$2] = [$Variablen.$A$9]);[$Bereiche.$H19]; &quot;&quot;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33" table:formula="of:=IF(OR([$Bereiche.$I19]=[$Fachrichtungen.$B$2];[$Bereiche.$I19]=[$Variablen.$A$9];[$Fachrichtungen.$B$2]=[$Variablen.$A$9]);IF([$Bereiche.J19]&lt;&gt;&quot;&quot;;IF([$Bereiche.J19]=-1;&quot;während der gesamten Ausbildung&quot;;CONCATENATE([.E$1];&quot;: &quot;;[$Bereiche.J19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19]=[$Fachrichtungen.$B$2];[$Bereiche.$I19]=[$Variablen.$A$9];[$Fachrichtungen.$B$2]=[$Variablen.$A$9]);IF([$Bereiche.K19]&lt;&gt;&quot;&quot;;IF([$Bereiche.K19]=-1;&quot;während der gesamten Ausbildung&quot;;CONCATENATE([.F$1];&quot;: &quot;;[$Bereiche.K19];&quot; Wochen.&quot;));&quot;&quot;);&quot;&quot;)" office:value-type="string" office:string-value="Ausbildungsphase2: 21 Wochen." calcext:value-type="string">
            <text:p>Ausbildungsphase2: 21 Wochen.</text:p>
          </table:table-cell>
          <table:table-cell table:number-columns-repeated="58"/>
        </table:table-row>
        <table:table-row table:style-name="ro8">
          <table:table-cell table:formula="of:=IF(OR([$Bereiche.$I20] = [$Fachrichtungen.$B$2];[$Bereiche.$I20] = [$Variablen.$A$9];[$Fachrichtungen.$B$2] = [$Variablen.$A$9]);CONCATENATE([$Bereiche.$C20];&quot; Nummer &quot;;[$Bereiche.$E20]); &quot;&quot;)" office:value-type="string" office:string-value="§ 4 Absatz 5 Nummer 4" calcext:value-type="string">
            <text:p>§ 4 Absatz 5 Nummer 4</text:p>
          </table:table-cell>
          <table:table-cell table:formula="of:=IF(OR([$Bereiche.$I20] = [$Fachrichtungen.$B$2];[$Bereiche.$I20] = [$Variablen.$A$9];[$Fachrichtungen.$B$2] = [$Variablen.$A$9]);[$Bereiche.$D20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20] = [$Fachrichtungen.$B$2];[$Bereiche.$I20] = [$Variablen.$A$9];[$Fachrichtungen.$B$2] = [$Variablen.$A$9]);[$Bereiche.$F20]; 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IF(OR([$Bereiche.$I20] = [$Fachrichtungen.$B$2];[$Bereiche.$I20] = [$Variablen.$A$9];[$Fachrichtungen.$B$2] = [$Variablen.$A$9]);[$Bereiche.$H20]; &quot;&quot;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33" table:formula="of:=IF(OR([$Bereiche.$I20]=[$Fachrichtungen.$B$2];[$Bereiche.$I20]=[$Variablen.$A$9];[$Fachrichtungen.$B$2]=[$Variablen.$A$9]);IF([$Bereiche.J20]&lt;&gt;&quot;&quot;;IF([$Bereiche.J20]=-1;&quot;während der gesamten Ausbildung&quot;;CONCATENATE([.E$1];&quot;: &quot;;[$Bereiche.J20];&quot; Wochen.&quot;));&quot;&quot;);&quot;&quot;)" office:value-type="string" office:string-value="Ausbildungsphase1: 1 Wochen." calcext:value-type="string">
            <text:p>Ausbildungsphase1: 1 Wochen.</text:p>
          </table:table-cell>
          <table:table-cell table:style-name="ce33" table:formula="of:=IF(OR([$Bereiche.$I20]=[$Fachrichtungen.$B$2];[$Bereiche.$I20]=[$Variablen.$A$9];[$Fachrichtungen.$B$2]=[$Variablen.$A$9]);IF([$Bereiche.K20]&lt;&gt;&quot;&quot;;IF([$Bereiche.K20]=-1;&quot;während der gesamten Ausbildung&quot;;CONCATENATE([.F$1];&quot;: &quot;;[$Bereiche.K20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5">
          <table:table-cell table:formula="of:=IF(OR([$Bereiche.$I21] = [$Fachrichtungen.$B$2];[$Bereiche.$I21] = [$Variablen.$A$9];[$Fachrichtungen.$B$2] = [$Variablen.$A$9]);CONCATENATE([$Bereiche.$C21];&quot; Nummer &quot;;[$Bereiche.$E21]); &quot;&quot;)" office:value-type="string" office:string-value="§ 4 Absatz 6 Nummer 1" calcext:value-type="string">
            <text:p>§ 4 Absatz 6 Nummer 1</text:p>
          </table:table-cell>
          <table:table-cell table:formula="of:=IF(OR([$Bereiche.$I21] = [$Fachrichtungen.$B$2];[$Bereiche.$I21] = [$Variablen.$A$9];[$Fachrichtungen.$B$2] = [$Variablen.$A$9]);[$Bereiche.$D21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1] = [$Fachrichtungen.$B$2];[$Bereiche.$I21] = [$Variablen.$A$9];[$Fachrichtungen.$B$2] = [$Variablen.$A$9]);[$Bereiche.$F21]; 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IF(OR([$Bereiche.$I21] = [$Fachrichtungen.$B$2];[$Bereiche.$I21] = [$Variablen.$A$9];[$Fachrichtungen.$B$2] = [$Variablen.$A$9]);[$Bereiche.$H21]; &quot;&quot;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33" table:formula="of:=IF(OR([$Bereiche.$I21]=[$Fachrichtungen.$B$2];[$Bereiche.$I21]=[$Variablen.$A$9];[$Fachrichtungen.$B$2]=[$Variablen.$A$9]);IF([$Bereiche.J21]&lt;&gt;&quot;&quot;;IF([$Bereiche.J21]=-1;&quot;während der gesamten Ausbildung&quot;;CONCATENATE([.E$1];&quot;: &quot;;[$Bereiche.J21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1]=[$Fachrichtungen.$B$2];[$Bereiche.$I21]=[$Variablen.$A$9];[$Fachrichtungen.$B$2]=[$Variablen.$A$9]);IF([$Bereiche.K21]&lt;&gt;&quot;&quot;;IF([$Bereiche.K21]=-1;&quot;während der gesamten Ausbildung&quot;;CONCATENATE([.F$1];&quot;: &quot;;[$Bereiche.K21];&quot; Wochen.&quot;));&quot;&quot;);&quot;&quot;)" office:value-type="string" office:string-value="Ausbildungsphase2: 4 Wochen." calcext:value-type="string">
            <text:p>Ausbildungsphase2: 4 Wochen.</text:p>
          </table:table-cell>
          <table:table-cell table:number-columns-repeated="58"/>
        </table:table-row>
        <table:table-row table:style-name="ro13">
          <table:table-cell table:formula="of:=IF(OR([$Bereiche.$I22] = [$Fachrichtungen.$B$2];[$Bereiche.$I22] = [$Variablen.$A$9];[$Fachrichtungen.$B$2] = [$Variablen.$A$9]);CONCATENATE([$Bereiche.$C22];&quot; Nummer &quot;;[$Bereiche.$E22]); &quot;&quot;)" office:value-type="string" office:string-value="§ 4 Absatz 6 Nummer 2" calcext:value-type="string">
            <text:p>§ 4 Absatz 6 Nummer 2</text:p>
          </table:table-cell>
          <table:table-cell table:formula="of:=IF(OR([$Bereiche.$I22] = [$Fachrichtungen.$B$2];[$Bereiche.$I22] = [$Variablen.$A$9];[$Fachrichtungen.$B$2] = [$Variablen.$A$9]);[$Bereiche.$D22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2] = [$Fachrichtungen.$B$2];[$Bereiche.$I22] = [$Variablen.$A$9];[$Fachrichtungen.$B$2] = [$Variablen.$A$9]);[$Bereiche.$F22]; 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IF(OR([$Bereiche.$I22] = [$Fachrichtungen.$B$2];[$Bereiche.$I22] = [$Variablen.$A$9];[$Fachrichtungen.$B$2] = [$Variablen.$A$9]);[$Bereiche.$H22]; &quot;&quot;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33" table:formula="of:=IF(OR([$Bereiche.$I22]=[$Fachrichtungen.$B$2];[$Bereiche.$I22]=[$Variablen.$A$9];[$Fachrichtungen.$B$2]=[$Variablen.$A$9]);IF([$Bereiche.J22]&lt;&gt;&quot;&quot;;IF([$Bereiche.J22]=-1;&quot;während der gesamten Ausbildung&quot;;CONCATENATE([.E$1];&quot;: &quot;;[$Bereiche.J22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22]=[$Fachrichtungen.$B$2];[$Bereiche.$I22]=[$Variablen.$A$9];[$Fachrichtungen.$B$2]=[$Variablen.$A$9]);IF([$Bereiche.K22]&lt;&gt;&quot;&quot;;IF([$Bereiche.K22]=-1;&quot;während der gesamten Ausbildung&quot;;CONCATENATE([.F$1];&quot;: &quot;;[$Bereiche.K22];&quot; Wochen.&quot;));&quot;&quot;);&quot;&quot;)" office:value-type="string" office:string-value="Ausbildungsphase2: 13 Wochen." calcext:value-type="string">
            <text:p>Ausbildungsphase2: 13 Wochen.</text:p>
          </table:table-cell>
          <table:table-cell table:number-columns-repeated="58"/>
        </table:table-row>
        <table:table-row table:style-name="ro13">
          <table:table-cell table:formula="of:=IF(OR([$Bereiche.$I23] = [$Fachrichtungen.$B$2];[$Bereiche.$I23] = [$Variablen.$A$9];[$Fachrichtungen.$B$2] = [$Variablen.$A$9]);CONCATENATE([$Bereiche.$C23];&quot; Nummer &quot;;[$Bereiche.$E23]); &quot;&quot;)" office:value-type="string" office:string-value="§ 4 Absatz 6 Nummer 3" calcext:value-type="string">
            <text:p>§ 4 Absatz 6 Nummer 3</text:p>
          </table:table-cell>
          <table:table-cell table:formula="of:=IF(OR([$Bereiche.$I23] = [$Fachrichtungen.$B$2];[$Bereiche.$I23] = [$Variablen.$A$9];[$Fachrichtungen.$B$2] = [$Variablen.$A$9]);[$Bereiche.$D23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3] = [$Fachrichtungen.$B$2];[$Bereiche.$I23] = [$Variablen.$A$9];[$Fachrichtungen.$B$2] = [$Variablen.$A$9]);[$Bereiche.$F23]; 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IF(OR([$Bereiche.$I23] = [$Fachrichtungen.$B$2];[$Bereiche.$I23] = [$Variablen.$A$9];[$Fachrichtungen.$B$2] = [$Variablen.$A$9]);[$Bereiche.$H23]; &quot;&quot;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33" table:formula="of:=IF(OR([$Bereiche.$I23]=[$Fachrichtungen.$B$2];[$Bereiche.$I23]=[$Variablen.$A$9];[$Fachrichtungen.$B$2]=[$Variablen.$A$9]);IF([$Bereiche.J23]&lt;&gt;&quot;&quot;;IF([$Bereiche.J23]=-1;&quot;während der gesamten Ausbildung&quot;;CONCATENATE([.E$1];&quot;: &quot;;[$Bereiche.J23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23]=[$Fachrichtungen.$B$2];[$Bereiche.$I23]=[$Variablen.$A$9];[$Fachrichtungen.$B$2]=[$Variablen.$A$9]);IF([$Bereiche.K23]&lt;&gt;&quot;&quot;;IF([$Bereiche.K23]=-1;&quot;während der gesamten Ausbildung&quot;;CONCATENATE([.F$1];&quot;: &quot;;[$Bereiche.K23];&quot; Wochen.&quot;));&quot;&quot;);&quot;&quot;)" office:value-type="string" office:string-value="Ausbildungsphase2: 15 Wochen." calcext:value-type="string">
            <text:p>Ausbildungsphase2: 15 Wochen.</text:p>
          </table:table-cell>
          <table:table-cell table:number-columns-repeated="58"/>
        </table:table-row>
        <table:table-row table:style-name="ro18">
          <table:table-cell table:formula="of:=IF(OR([$Bereiche.$I24] = [$Fachrichtungen.$B$2];[$Bereiche.$I24] = [$Variablen.$A$9];[$Fachrichtungen.$B$2] = [$Variablen.$A$9]);CONCATENATE([$Bereiche.$C24];&quot; Nummer &quot;;[$Bereiche.$E24]); &quot;&quot;)" office:value-type="string" office:string-value="§ 4 Absatz 7 Nummer 1" calcext:value-type="string">
            <text:p>§ 4 Absatz 7 Nummer 1</text:p>
          </table:table-cell>
          <table:table-cell table:formula="of:=IF(OR([$Bereiche.$I24] = [$Fachrichtungen.$B$2];[$Bereiche.$I24] = [$Variablen.$A$9];[$Fachrichtungen.$B$2] = [$Variablen.$A$9]);[$Bereiche.$D24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4] = [$Fachrichtungen.$B$2];[$Bereiche.$I24] = [$Variablen.$A$9];[$Fachrichtungen.$B$2] = [$Variablen.$A$9]);[$Bereiche.$F24]; &quot;&quot;)" office:value-type="string" office:string-value="Berufsbildung sowie Arbeits- und Tarifrecht" calcext:value-type="string">
            <text:p>Berufsbildung sowie Arbeits- und Tarifrecht</text:p>
          </table:table-cell>
          <table:table-cell table:formula="of:=IF(OR([$Bereiche.$I24] = [$Fachrichtungen.$B$2];[$Bereiche.$I24] = [$Variablen.$A$9];[$Fachrichtungen.$B$2] = [$Variablen.$A$9]);[$Bereiche.$H24]; &quot;&quot;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33" table:formula="of:=IF(OR([$Bereiche.$I24]=[$Fachrichtungen.$B$2];[$Bereiche.$I24]=[$Variablen.$A$9];[$Fachrichtungen.$B$2]=[$Variablen.$A$9]);IF([$Bereiche.J24]&lt;&gt;&quot;&quot;;IF([$Bereiche.J24]=-1;&quot;während der gesamten Ausbildung&quot;;CONCATENATE([.E$1];&quot;: &quot;;[$Bereiche.J24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4]=[$Fachrichtungen.$B$2];[$Bereiche.$I24]=[$Variablen.$A$9];[$Fachrichtungen.$B$2]=[$Variablen.$A$9]);IF([$Bereiche.K24]&lt;&gt;&quot;&quot;;IF([$Bereiche.K24]=-1;&quot;während der gesamten Ausbildung&quot;;CONCATENATE([.F$1];&quot;: &quot;;[$Bereiche.K24];&quot; Wochen.&quot;));&quot;&quot;);&quot;&quot;)">
            <text:p/>
          </table:table-cell>
          <table:table-cell table:number-columns-repeated="58"/>
        </table:table-row>
        <table:table-row table:style-name="ro19">
          <table:table-cell table:formula="of:=IF(OR([$Bereiche.$I25] = [$Fachrichtungen.$B$2];[$Bereiche.$I25] = [$Variablen.$A$9];[$Fachrichtungen.$B$2] = [$Variablen.$A$9]);CONCATENATE([$Bereiche.$C25];&quot; Nummer &quot;;[$Bereiche.$E25]); &quot;&quot;)" office:value-type="string" office:string-value="§ 4 Absatz 7 Nummer 2" calcext:value-type="string">
            <text:p>§ 4 Absatz 7 Nummer 2</text:p>
          </table:table-cell>
          <table:table-cell table:formula="of:=IF(OR([$Bereiche.$I25] = [$Fachrichtungen.$B$2];[$Bereiche.$I25] = [$Variablen.$A$9];[$Fachrichtungen.$B$2] = [$Variablen.$A$9]);[$Bereiche.$D25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5] = [$Fachrichtungen.$B$2];[$Bereiche.$I25] = [$Variablen.$A$9];[$Fachrichtungen.$B$2] = [$Variablen.$A$9]);[$Bereiche.$F25]; 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IF(OR([$Bereiche.$I25] = [$Fachrichtungen.$B$2];[$Bereiche.$I25] = [$Variablen.$A$9];[$Fachrichtungen.$B$2] = [$Variablen.$A$9]);[$Bereiche.$H25]; &quot;&quot;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33" table:formula="of:=IF(OR([$Bereiche.$I25]=[$Fachrichtungen.$B$2];[$Bereiche.$I25]=[$Variablen.$A$9];[$Fachrichtungen.$B$2]=[$Variablen.$A$9]);IF([$Bereiche.J25]&lt;&gt;&quot;&quot;;IF([$Bereiche.J25]=-1;&quot;während der gesamten Ausbildung&quot;;CONCATENATE([.E$1];&quot;: &quot;;[$Bereiche.J25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5]=[$Fachrichtungen.$B$2];[$Bereiche.$I25]=[$Variablen.$A$9];[$Fachrichtungen.$B$2]=[$Variablen.$A$9]);IF([$Bereiche.K25]&lt;&gt;&quot;&quot;;IF([$Bereiche.K25]=-1;&quot;während der gesamten Ausbildung&quot;;CONCATENATE([.F$1];&quot;: &quot;;[$Bereiche.K25];&quot; Wochen.&quot;));&quot;&quot;);&quot;&quot;)">
            <text:p/>
          </table:table-cell>
          <table:table-cell table:number-columns-repeated="58"/>
        </table:table-row>
        <table:table-row table:style-name="ro8">
          <table:table-cell table:formula="of:=IF(OR([$Bereiche.$I26] = [$Fachrichtungen.$B$2];[$Bereiche.$I26] = [$Variablen.$A$9];[$Fachrichtungen.$B$2] = [$Variablen.$A$9]);CONCATENATE([$Bereiche.$C26];&quot; Nummer &quot;;[$Bereiche.$E26]); &quot;&quot;)" office:value-type="string" office:string-value="§ 4 Absatz 7 Nummer 3" calcext:value-type="string">
            <text:p>§ 4 Absatz 7 Nummer 3</text:p>
          </table:table-cell>
          <table:table-cell table:formula="of:=IF(OR([$Bereiche.$I26] = [$Fachrichtungen.$B$2];[$Bereiche.$I26] = [$Variablen.$A$9];[$Fachrichtungen.$B$2] = [$Variablen.$A$9]);[$Bereiche.$D26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6] = [$Fachrichtungen.$B$2];[$Bereiche.$I26] = [$Variablen.$A$9];[$Fachrichtungen.$B$2] = [$Variablen.$A$9]);[$Bereiche.$F26]; 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OR([$Bereiche.$I26] = [$Fachrichtungen.$B$2];[$Bereiche.$I26] = [$Variablen.$A$9];[$Fachrichtungen.$B$2] = [$Variablen.$A$9]);[$Bereiche.$H26]; &quot;&quot;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33" table:formula="of:=IF(OR([$Bereiche.$I26]=[$Fachrichtungen.$B$2];[$Bereiche.$I26]=[$Variablen.$A$9];[$Fachrichtungen.$B$2]=[$Variablen.$A$9]);IF([$Bereiche.J26]&lt;&gt;&quot;&quot;;IF([$Bereiche.J26]=-1;&quot;während der gesamten Ausbildung&quot;;CONCATENATE([.E$1];&quot;: &quot;;[$Bereiche.J26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6]=[$Fachrichtungen.$B$2];[$Bereiche.$I26]=[$Variablen.$A$9];[$Fachrichtungen.$B$2]=[$Variablen.$A$9]);IF([$Bereiche.K26]&lt;&gt;&quot;&quot;;IF([$Bereiche.K26]=-1;&quot;während der gesamten Ausbildung&quot;;CONCATENATE([.F$1];&quot;: &quot;;[$Bereiche.K26];&quot; Wochen.&quot;));&quot;&quot;);&quot;&quot;)">
            <text:p/>
          </table:table-cell>
          <table:table-cell table:number-columns-repeated="58"/>
        </table:table-row>
        <table:table-row table:style-name="ro18">
          <table:table-cell table:formula="of:=IF(OR([$Bereiche.$I27] = [$Fachrichtungen.$B$2];[$Bereiche.$I27] = [$Variablen.$A$9];[$Fachrichtungen.$B$2] = [$Variablen.$A$9]);CONCATENATE([$Bereiche.$C27];&quot; Nummer &quot;;[$Bereiche.$E27]); &quot;&quot;)" office:value-type="string" office:string-value="§ 4 Absatz 7 Nummer 4" calcext:value-type="string">
            <text:p>§ 4 Absatz 7 Nummer 4</text:p>
          </table:table-cell>
          <table:table-cell table:formula="of:=IF(OR([$Bereiche.$I27] = [$Fachrichtungen.$B$2];[$Bereiche.$I27] = [$Variablen.$A$9];[$Fachrichtungen.$B$2] = [$Variablen.$A$9]);[$Bereiche.$D27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7] = [$Fachrichtungen.$B$2];[$Bereiche.$I27] = [$Variablen.$A$9];[$Fachrichtungen.$B$2] = [$Variablen.$A$9]);[$Bereiche.$F27]; &quot;&quot;)" office:value-type="string" office:string-value="Umweltschutz" calcext:value-type="string">
            <text:p>Umweltschutz</text:p>
          </table:table-cell>
          <table:table-cell table:formula="of:=IF(OR([$Bereiche.$I27] = [$Fachrichtungen.$B$2];[$Bereiche.$I27] = [$Variablen.$A$9];[$Fachrichtungen.$B$2] = [$Variablen.$A$9]);[$Bereiche.$H27]; 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33" table:formula="of:=IF(OR([$Bereiche.$I27]=[$Fachrichtungen.$B$2];[$Bereiche.$I27]=[$Variablen.$A$9];[$Fachrichtungen.$B$2]=[$Variablen.$A$9]);IF([$Bereiche.J27]&lt;&gt;&quot;&quot;;IF([$Bereiche.J27]=-1;&quot;während der gesamten Ausbildung&quot;;CONCATENATE([.E$1];&quot;: &quot;;[$Bereiche.J27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7]=[$Fachrichtungen.$B$2];[$Bereiche.$I27]=[$Variablen.$A$9];[$Fachrichtungen.$B$2]=[$Variablen.$A$9]);IF([$Bereiche.K27]&lt;&gt;&quot;&quot;;IF([$Bereiche.K27]=-1;&quot;während der gesamten Ausbildung&quot;;CONCATENATE([.F$1];&quot;: &quot;;[$Bereiche.K27];&quot; Wochen.&quot;));&quot;&quot;);&quot;&quot;)">
            <text:p/>
          </table:table-cell>
          <table:table-cell table:number-columns-repeated="58"/>
        </table:table-row>
        <table:table-row table:style-name="ro16">
          <table:table-cell table:formula="of:=IF(OR([$Bereiche.$I28] = [$Fachrichtungen.$B$2];[$Bereiche.$I28] = [$Variablen.$A$9];[$Fachrichtungen.$B$2] = [$Variablen.$A$9]);CONCATENATE([$Bereiche.$C28];&quot; Nummer &quot;;[$Bereiche.$E28]); &quot;&quot;)" office:value-type="string" office:string-value="§ 4 Absatz 7 Nummer 5" calcext:value-type="string">
            <text:p>§ 4 Absatz 7 Nummer 5</text:p>
          </table:table-cell>
          <table:table-cell table:formula="of:=IF(OR([$Bereiche.$I28] = [$Fachrichtungen.$B$2];[$Bereiche.$I28] = [$Variablen.$A$9];[$Fachrichtungen.$B$2] = [$Variablen.$A$9]);[$Bereiche.$D28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8] = [$Fachrichtungen.$B$2];[$Bereiche.$I28] = [$Variablen.$A$9];[$Fachrichtungen.$B$2] = [$Variablen.$A$9]);[$Bereiche.$F28]; 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IF(OR([$Bereiche.$I28] = [$Fachrichtungen.$B$2];[$Bereiche.$I28] = [$Variablen.$A$9];[$Fachrichtungen.$B$2] = [$Variablen.$A$9]);[$Bereiche.$H28]; &quot;&quot;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33" table:formula="of:=IF(OR([$Bereiche.$I28]=[$Fachrichtungen.$B$2];[$Bereiche.$I28]=[$Variablen.$A$9];[$Fachrichtungen.$B$2]=[$Variablen.$A$9]);IF([$Bereiche.J28]&lt;&gt;&quot;&quot;;IF([$Bereiche.J28]=-1;&quot;während der gesamten Ausbildung&quot;;CONCATENATE([.E$1];&quot;: &quot;;[$Bereiche.J28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28]=[$Fachrichtungen.$B$2];[$Bereiche.$I28]=[$Variablen.$A$9];[$Fachrichtungen.$B$2]=[$Variablen.$A$9]);IF([$Bereiche.K28]&lt;&gt;&quot;&quot;;IF([$Bereiche.K28]=-1;&quot;während der gesamten Ausbildung&quot;;CONCATENATE([.F$1];&quot;: &quot;;[$Bereiche.K28];&quot; Wochen.&quot;));&quot;&quot;);&quot;&quot;)">
            <text:p/>
          </table:table-cell>
          <table:table-cell table:number-columns-repeated="58"/>
        </table:table-row>
        <table:table-row table:style-name="ro3" table:number-rows-repeated="76">
          <table:table-cell table:number-columns-repeated="4"/>
          <table:table-cell table:style-name="ce33" table:number-columns-repeated="2"/>
          <table:table-cell table:number-columns-repeated="58"/>
        </table:table-row>
        <table:table-row table:style-name="ro3" table:number-rows-repeated="10484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tailKarten" table:style-name="ta1">
        <table:table-column table:style-name="co13" table:default-cell-style-name="ce23"/>
        <table:table-column table:style-name="co13" table:default-cell-style-name="ce26"/>
        <table:table-column table:style-name="co14" table:default-cell-style-name="ce26"/>
        <table:table-column table:style-name="co15" table:default-cell-style-name="ce23"/>
        <table:table-column table:style-name="co16" table:default-cell-style-name="ce26"/>
        <table:table-column table:style-name="co17" table:default-cell-style-name="ce23"/>
        <table:table-column table:style-name="co6" table:visibility="collapse" table:number-columns-repeated="7" table:default-cell-style-name="ce23"/>
        <table:table-column table:style-name="co18" table:default-cell-style-name="ce26"/>
        <table:table-column table:style-name="co19" table:default-cell-style-name="ce26"/>
        <table:table-column table:style-name="co20" table:default-cell-style-name="ce23"/>
        <table:table-column table:style-name="co21" table:default-cell-style-name="ce23"/>
        <table:table-column table:style-name="co6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6" table:number-columns-repeated="6" table:default-cell-style-name="ce23"/>
        <table:table-column table:style-name="co6" table:number-columns-repeated="38" table:default-cell-style-name="ce64"/>
        <table:table-column table:style-name="co6" table:number-columns-repeated="11" table:default-cell-style-name="ce65"/>
        <table:table-column table:style-name="co6" table:number-columns-repeated="947" table:default-cell-style-name="ce139"/>
        <table:table-row table:style-name="ro20">
          <table:table-cell table:style-name="ce21" office:value-type="string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number-columns-repeated="7"/>
          <table:table-cell table:style-name="ce24" office:value-type="string" calcext:value-type="string">
            <text:p>Ausbildungsphase</text:p>
          </table:table-cell>
          <table:table-cell table:style-name="ce24" office:value-type="string" calcext:value-type="string">
            <text:p>Bereichsnummer</text:p>
          </table:table-cell>
          <table:table-cell table:style-name="ce21" office:value-type="string" calcext:value-type="string">
            <text:p>Must print this</text:p>
          </table:table-cell>
          <table:table-cell table:style-name="ce62" table:formula="of:=CONCATENATE(SUBSTITUTE(FORMULA([.$R1]);&quot;=&quot;;&quot;&quot;;1))" office:value-type="string" office:string-value="$Themenliste.B1" calcext:value-type="string">
            <text:p>$Themenliste.B1</text:p>
          </table:table-cell>
          <table:table-cell table:style-name="ce21" table:formula="of:=[$Themenliste.B1]" office:value-type="string" office:string-value="Abschnitt" calcext:value-type="string">
            <text:p>Abschnitt</text:p>
          </table:table-cell>
          <table:table-cell table:style-name="ce21" table:formula="of:=OFFSET(INDIRECT([.$Q1]);0;1;1)" office:value-type="string" office:string-value="Bereich" calcext:value-type="string">
            <text:p>Bereich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formula="of:=OFFSET(INDIRECT([.$Q1]);0;6;1)" office:value-type="string" office:string-value="Bereichskey" calcext:value-type="string">
            <text:p>Bereichskey</text:p>
          </table:table-cell>
          <table:table-cell table:style-name="ce21" table:number-columns-repeated="7"/>
          <table:table-cell table:number-columns-repeated="996"/>
        </table:table-row>
        <table:table-row table:style-name="ro21">
          <table:table-cell table:formula="of:=IF([.P2];[$Themenliste.$A2];&quot;&quot;)" office:value-type="string" office:string-value="§ 4 Absatz 2 Nummer 1 a" calcext:value-type="string">
            <text:p>§ 4 Absatz 2 Nummer 1 a</text:p>
          </table:table-cell>
          <table:table-cell table:formula="of:=IF([.P2];OFFSET(INDIRECT([.$Q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];OFFSET(INDIRECT([.$Q2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2];OFFSET(INDIRECT([.$Q2]);0;2;1);&quot;&quot;)" office:value-type="string" office:string-value="a" calcext:value-type="string">
            <text:p>a</text:p>
          </table:table-cell>
          <table:table-cell table:formula="of:=IF([.P2];OFFSET(INDIRECT([.$Q2]);0;3;1);&quot;&quot;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IF([.P2];OFFSET(INDIRECT([.$Q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];OFFSET(INDIRECT([.$Q2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2];OFFSET(INDIRECT([.$Q2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2] = [$Fachrichtungen.$B$2];[$Themenliste.$I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]);&quot;=&quot;;&quot;&quot;;1))" office:value-type="string" office:string-value="$Themenliste.B2" calcext:value-type="string">
            <text:p>$Themenliste.B2</text:p>
          </table:table-cell>
          <table:table-cell table:formula="of:=[$Themenliste.B2]" office:value-type="float" office:value="1" calcext:value-type="float">
            <text:p>1</text:p>
          </table:table-cell>
          <table:table-cell table:formula="of:=OFFSET(INDIRECT([.$Q2]);0;1;1)" office:value-type="float" office:value="9" calcext:value-type="float">
            <text:p>9</text:p>
          </table:table-cell>
          <table:table-cell table:formula="of:=OFFSET(INDIRECT([.$Q2]);0;7;1)" office:value-type="string" office:string-value="alle" calcext:value-type="string">
            <text:p>alle</text:p>
          </table:table-cell>
          <table:table-cell table:formula="of:=OFFSET(INDIRECT([.$Q2]);0;6;1)" office:value-type="float" office:value="1001" calcext:value-type="float">
            <text:p>1001</text:p>
          </table:table-cell>
          <table:table-cell table:style-name="ce63" table:number-columns-repeated="2"/>
          <table:table-cell table:number-columns-repeated="1001"/>
        </table:table-row>
        <table:table-row table:style-name="ro18">
          <table:table-cell table:formula="of:=IF([.P3];[$Themenliste.$A3];&quot;&quot;)" office:value-type="string" office:string-value="§ 4 Absatz 2 Nummer 1 b" calcext:value-type="string">
            <text:p>§ 4 Absatz 2 Nummer 1 b</text:p>
          </table:table-cell>
          <table:table-cell table:formula="of:=IF([.P3];OFFSET(INDIRECT([.$Q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];OFFSET(INDIRECT([.$Q3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3];OFFSET(INDIRECT([.$Q3]);0;2;1);&quot;&quot;)" office:value-type="string" office:string-value="b" calcext:value-type="string">
            <text:p>b</text:p>
          </table:table-cell>
          <table:table-cell table:formula="of:=IF([.P3];OFFSET(INDIRECT([.$Q3]);0;3;1);&quot;&quot;)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IF([.P3];OFFSET(INDIRECT([.$Q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];OFFSET(INDIRECT([.$Q3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3];OFFSET(INDIRECT([.$Q3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3] = [$Fachrichtungen.$B$2];[$Themenliste.$I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]);&quot;=&quot;;&quot;&quot;;1))" office:value-type="string" office:string-value="$Themenliste.B3" calcext:value-type="string">
            <text:p>$Themenliste.B3</text:p>
          </table:table-cell>
          <table:table-cell table:formula="of:=[$Themenliste.B3]" office:value-type="float" office:value="1" calcext:value-type="float">
            <text:p>1</text:p>
          </table:table-cell>
          <table:table-cell table:formula="of:=OFFSET(INDIRECT([.$Q3]);0;1;1)" office:value-type="float" office:value="9" calcext:value-type="float">
            <text:p>9</text:p>
          </table:table-cell>
          <table:table-cell table:formula="of:=OFFSET(INDIRECT([.$Q3]);0;7;1)" office:value-type="string" office:string-value="alle" calcext:value-type="string">
            <text:p>alle</text:p>
          </table:table-cell>
          <table:table-cell table:formula="of:=OFFSET(INDIRECT([.$Q3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4];[$Themenliste.$A4];&quot;&quot;)" office:value-type="string" office:string-value="§ 4 Absatz 2 Nummer 1 c" calcext:value-type="string">
            <text:p>§ 4 Absatz 2 Nummer 1 c</text:p>
          </table:table-cell>
          <table:table-cell table:formula="of:=IF([.P4];OFFSET(INDIRECT([.$Q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];OFFSET(INDIRECT([.$Q4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4];OFFSET(INDIRECT([.$Q4]);0;2;1);&quot;&quot;)" office:value-type="string" office:string-value="c" calcext:value-type="string">
            <text:p>c</text:p>
          </table:table-cell>
          <table:table-cell table:formula="of:=IF([.P4];OFFSET(INDIRECT([.$Q4]);0;3;1)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IF([.P4];OFFSET(INDIRECT([.$Q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];OFFSET(INDIRECT([.$Q4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4];OFFSET(INDIRECT([.$Q4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4] = [$Fachrichtungen.$B$2];[$Themenliste.$I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]);&quot;=&quot;;&quot;&quot;;1))" office:value-type="string" office:string-value="$Themenliste.B4" calcext:value-type="string">
            <text:p>$Themenliste.B4</text:p>
          </table:table-cell>
          <table:table-cell table:formula="of:=[$Themenliste.B4]" office:value-type="float" office:value="1" calcext:value-type="float">
            <text:p>1</text:p>
          </table:table-cell>
          <table:table-cell table:formula="of:=OFFSET(INDIRECT([.$Q4]);0;1;1)" office:value-type="float" office:value="9" calcext:value-type="float">
            <text:p>9</text:p>
          </table:table-cell>
          <table:table-cell table:formula="of:=OFFSET(INDIRECT([.$Q4]);0;7;1)" office:value-type="string" office:string-value="alle" calcext:value-type="string">
            <text:p>alle</text:p>
          </table:table-cell>
          <table:table-cell table:formula="of:=OFFSET(INDIRECT([.$Q4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5];[$Themenliste.$A5];&quot;&quot;)" office:value-type="string" office:string-value="§ 4 Absatz 2 Nummer 1 d" calcext:value-type="string">
            <text:p>§ 4 Absatz 2 Nummer 1 d</text:p>
          </table:table-cell>
          <table:table-cell table:formula="of:=IF([.P5];OFFSET(INDIRECT([.$Q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];OFFSET(INDIRECT([.$Q5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5];OFFSET(INDIRECT([.$Q5]);0;2;1);&quot;&quot;)" office:value-type="string" office:string-value="d" calcext:value-type="string">
            <text:p>d</text:p>
          </table:table-cell>
          <table:table-cell table:formula="of:=IF([.P5];OFFSET(INDIRECT([.$Q5]);0;3;1);&quot;&quot;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IF([.P5];OFFSET(INDIRECT([.$Q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];OFFSET(INDIRECT([.$Q5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5];OFFSET(INDIRECT([.$Q5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5] = [$Fachrichtungen.$B$2];[$Themenliste.$I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]);&quot;=&quot;;&quot;&quot;;1))" office:value-type="string" office:string-value="$Themenliste.B5" calcext:value-type="string">
            <text:p>$Themenliste.B5</text:p>
          </table:table-cell>
          <table:table-cell table:formula="of:=[$Themenliste.B5]" office:value-type="float" office:value="1" calcext:value-type="float">
            <text:p>1</text:p>
          </table:table-cell>
          <table:table-cell table:formula="of:=OFFSET(INDIRECT([.$Q5]);0;1;1)" office:value-type="float" office:value="9" calcext:value-type="float">
            <text:p>9</text:p>
          </table:table-cell>
          <table:table-cell table:formula="of:=OFFSET(INDIRECT([.$Q5]);0;7;1)" office:value-type="string" office:string-value="alle" calcext:value-type="string">
            <text:p>alle</text:p>
          </table:table-cell>
          <table:table-cell table:formula="of:=OFFSET(INDIRECT([.$Q5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6];[$Themenliste.$A6];&quot;&quot;)" office:value-type="string" office:string-value="§ 4 Absatz 2 Nummer 1 e" calcext:value-type="string">
            <text:p>§ 4 Absatz 2 Nummer 1 e</text:p>
          </table:table-cell>
          <table:table-cell table:formula="of:=IF([.P6];OFFSET(INDIRECT([.$Q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6];OFFSET(INDIRECT([.$Q6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6];OFFSET(INDIRECT([.$Q6]);0;2;1);&quot;&quot;)" office:value-type="string" office:string-value="e" calcext:value-type="string">
            <text:p>e</text:p>
          </table:table-cell>
          <table:table-cell table:formula="of:=IF([.P6];OFFSET(INDIRECT([.$Q6]);0;3;1);&quot;&quot;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IF([.P6];OFFSET(INDIRECT([.$Q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6];OFFSET(INDIRECT([.$Q6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6];OFFSET(INDIRECT([.$Q6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6] = [$Fachrichtungen.$B$2];[$Themenliste.$I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]);&quot;=&quot;;&quot;&quot;;1))" office:value-type="string" office:string-value="$Themenliste.B6" calcext:value-type="string">
            <text:p>$Themenliste.B6</text:p>
          </table:table-cell>
          <table:table-cell table:formula="of:=[$Themenliste.B6]" office:value-type="float" office:value="1" calcext:value-type="float">
            <text:p>1</text:p>
          </table:table-cell>
          <table:table-cell table:formula="of:=OFFSET(INDIRECT([.$Q6]);0;1;1)" office:value-type="float" office:value="9" calcext:value-type="float">
            <text:p>9</text:p>
          </table:table-cell>
          <table:table-cell table:formula="of:=OFFSET(INDIRECT([.$Q6]);0;7;1)" office:value-type="string" office:string-value="alle" calcext:value-type="string">
            <text:p>alle</text:p>
          </table:table-cell>
          <table:table-cell table:formula="of:=OFFSET(INDIRECT([.$Q6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6">
          <table:table-cell table:formula="of:=IF([.P7];[$Themenliste.$A7];&quot;&quot;)" office:value-type="string" office:string-value="§ 4 Absatz 2 Nummer 1 f" calcext:value-type="string">
            <text:p>§ 4 Absatz 2 Nummer 1 f</text:p>
          </table:table-cell>
          <table:table-cell table:formula="of:=IF([.P7];OFFSET(INDIRECT([.$Q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7];OFFSET(INDIRECT([.$Q7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7];OFFSET(INDIRECT([.$Q7]);0;2;1);&quot;&quot;)" office:value-type="string" office:string-value="f" calcext:value-type="string">
            <text:p>f</text:p>
          </table:table-cell>
          <table:table-cell table:formula="of:=IF([.P7];OFFSET(INDIRECT([.$Q7]);0;3;1);&quot;&quot;)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IF([.P7];OFFSET(INDIRECT([.$Q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7];OFFSET(INDIRECT([.$Q7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7];OFFSET(INDIRECT([.$Q7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7] = [$Fachrichtungen.$B$2];[$Themenliste.$I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]);&quot;=&quot;;&quot;&quot;;1))" office:value-type="string" office:string-value="$Themenliste.B7" calcext:value-type="string">
            <text:p>$Themenliste.B7</text:p>
          </table:table-cell>
          <table:table-cell table:formula="of:=[$Themenliste.B7]" office:value-type="float" office:value="1" calcext:value-type="float">
            <text:p>1</text:p>
          </table:table-cell>
          <table:table-cell table:formula="of:=OFFSET(INDIRECT([.$Q7]);0;1;1)" office:value-type="float" office:value="9" calcext:value-type="float">
            <text:p>9</text:p>
          </table:table-cell>
          <table:table-cell table:formula="of:=OFFSET(INDIRECT([.$Q7]);0;7;1)" office:value-type="string" office:string-value="alle" calcext:value-type="string">
            <text:p>alle</text:p>
          </table:table-cell>
          <table:table-cell table:formula="of:=OFFSET(INDIRECT([.$Q7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8];[$Themenliste.$A8];&quot;&quot;)" office:value-type="string" office:string-value="§ 4 Absatz 2 Nummer 1 g" calcext:value-type="string">
            <text:p>§ 4 Absatz 2 Nummer 1 g</text:p>
          </table:table-cell>
          <table:table-cell table:formula="of:=IF([.P8];OFFSET(INDIRECT([.$Q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8];OFFSET(INDIRECT([.$Q8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8];OFFSET(INDIRECT([.$Q8]);0;2;1);&quot;&quot;)" office:value-type="string" office:string-value="g" calcext:value-type="string">
            <text:p>g</text:p>
          </table:table-cell>
          <table:table-cell table:formula="of:=IF([.P8];OFFSET(INDIRECT([.$Q8]);0;3;1);&quot;&quot;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IF([.P8];OFFSET(INDIRECT([.$Q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8];OFFSET(INDIRECT([.$Q8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8];OFFSET(INDIRECT([.$Q8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8] = [$Fachrichtungen.$B$2];[$Themenliste.$I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]);&quot;=&quot;;&quot;&quot;;1))" office:value-type="string" office:string-value="$Themenliste.B8" calcext:value-type="string">
            <text:p>$Themenliste.B8</text:p>
          </table:table-cell>
          <table:table-cell table:formula="of:=[$Themenliste.B8]" office:value-type="float" office:value="1" calcext:value-type="float">
            <text:p>1</text:p>
          </table:table-cell>
          <table:table-cell table:formula="of:=OFFSET(INDIRECT([.$Q8]);0;1;1)" office:value-type="float" office:value="9" calcext:value-type="float">
            <text:p>9</text:p>
          </table:table-cell>
          <table:table-cell table:formula="of:=OFFSET(INDIRECT([.$Q8]);0;7;1)" office:value-type="string" office:string-value="alle" calcext:value-type="string">
            <text:p>alle</text:p>
          </table:table-cell>
          <table:table-cell table:formula="of:=OFFSET(INDIRECT([.$Q8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9];[$Themenliste.$A9];&quot;&quot;)" office:value-type="string" office:string-value="§ 4 Absatz 2 Nummer 1 h" calcext:value-type="string">
            <text:p>§ 4 Absatz 2 Nummer 1 h</text:p>
          </table:table-cell>
          <table:table-cell table:formula="of:=IF([.P9];OFFSET(INDIRECT([.$Q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9];OFFSET(INDIRECT([.$Q9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9];OFFSET(INDIRECT([.$Q9]);0;2;1);&quot;&quot;)" office:value-type="string" office:string-value="h" calcext:value-type="string">
            <text:p>h</text:p>
          </table:table-cell>
          <table:table-cell table:formula="of:=IF([.P9];OFFSET(INDIRECT([.$Q9]);0;3;1);&quot;&quot;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IF([.P9];OFFSET(INDIRECT([.$Q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9];OFFSET(INDIRECT([.$Q9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9];OFFSET(INDIRECT([.$Q9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9] = [$Fachrichtungen.$B$2];[$Themenliste.$I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]);&quot;=&quot;;&quot;&quot;;1))" office:value-type="string" office:string-value="$Themenliste.B9" calcext:value-type="string">
            <text:p>$Themenliste.B9</text:p>
          </table:table-cell>
          <table:table-cell table:formula="of:=[$Themenliste.B9]" office:value-type="float" office:value="1" calcext:value-type="float">
            <text:p>1</text:p>
          </table:table-cell>
          <table:table-cell table:formula="of:=OFFSET(INDIRECT([.$Q9]);0;1;1)" office:value-type="float" office:value="9" calcext:value-type="float">
            <text:p>9</text:p>
          </table:table-cell>
          <table:table-cell table:formula="of:=OFFSET(INDIRECT([.$Q9]);0;7;1)" office:value-type="string" office:string-value="alle" calcext:value-type="string">
            <text:p>alle</text:p>
          </table:table-cell>
          <table:table-cell table:formula="of:=OFFSET(INDIRECT([.$Q9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6">
          <table:table-cell table:formula="of:=IF([.P10];[$Themenliste.$A10];&quot;&quot;)" office:value-type="string" office:string-value="§ 4 Absatz 2 Nummer 1 i" calcext:value-type="string">
            <text:p>§ 4 Absatz 2 Nummer 1 i</text:p>
          </table:table-cell>
          <table:table-cell table:formula="of:=IF([.P10];OFFSET(INDIRECT([.$Q1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0];OFFSET(INDIRECT([.$Q10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10];OFFSET(INDIRECT([.$Q10]);0;2;1);&quot;&quot;)" office:value-type="string" office:string-value="i" calcext:value-type="string">
            <text:p>i</text:p>
          </table:table-cell>
          <table:table-cell table:formula="of:=IF([.P10];OFFSET(INDIRECT([.$Q10]);0;3;1);&quot;&quot;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IF([.P10];OFFSET(INDIRECT([.$Q1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0];OFFSET(INDIRECT([.$Q10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10];OFFSET(INDIRECT([.$Q10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10] = [$Fachrichtungen.$B$2];[$Themenliste.$I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]);&quot;=&quot;;&quot;&quot;;1))" office:value-type="string" office:string-value="$Themenliste.B10" calcext:value-type="string">
            <text:p>$Themenliste.B10</text:p>
          </table:table-cell>
          <table:table-cell table:formula="of:=[$Themenliste.B10]" office:value-type="float" office:value="1" calcext:value-type="float">
            <text:p>1</text:p>
          </table:table-cell>
          <table:table-cell table:formula="of:=OFFSET(INDIRECT([.$Q10]);0;1;1)" office:value-type="float" office:value="9" calcext:value-type="float">
            <text:p>9</text:p>
          </table:table-cell>
          <table:table-cell table:formula="of:=OFFSET(INDIRECT([.$Q10]);0;7;1)" office:value-type="string" office:string-value="alle" calcext:value-type="string">
            <text:p>alle</text:p>
          </table:table-cell>
          <table:table-cell table:formula="of:=OFFSET(INDIRECT([.$Q10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11];[$Themenliste.$A11];&quot;&quot;)" office:value-type="string" office:string-value="§ 4 Absatz 2 Nummer 2 a" calcext:value-type="string">
            <text:p>§ 4 Absatz 2 Nummer 2 a</text:p>
          </table:table-cell>
          <table:table-cell table:formula="of:=IF([.P11];OFFSET(INDIRECT([.$Q1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1];OFFSET(INDIRECT([.$Q11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1];OFFSET(INDIRECT([.$Q11]);0;2;1);&quot;&quot;)" office:value-type="string" office:string-value="a" calcext:value-type="string">
            <text:p>a</text:p>
          </table:table-cell>
          <table:table-cell table:formula="of:=IF([.P11];OFFSET(INDIRECT([.$Q11]);0;3;1);&quot;&quot;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IF([.P11];OFFSET(INDIRECT([.$Q1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1];OFFSET(INDIRECT([.$Q11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1];OFFSET(INDIRECT([.$Q11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1] = [$Fachrichtungen.$B$2];[$Themenliste.$I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]);&quot;=&quot;;&quot;&quot;;1))" office:value-type="string" office:string-value="$Themenliste.B11" calcext:value-type="string">
            <text:p>$Themenliste.B11</text:p>
          </table:table-cell>
          <table:table-cell table:formula="of:=[$Themenliste.B11]" office:value-type="float" office:value="2" calcext:value-type="float">
            <text:p>2</text:p>
          </table:table-cell>
          <table:table-cell table:formula="of:=OFFSET(INDIRECT([.$Q11]);0;1;1)" office:value-type="float" office:value="8" calcext:value-type="float">
            <text:p>8</text:p>
          </table:table-cell>
          <table:table-cell table:formula="of:=OFFSET(INDIRECT([.$Q11]);0;7;1)" office:value-type="string" office:string-value="alle" calcext:value-type="string">
            <text:p>alle</text:p>
          </table:table-cell>
          <table:table-cell table:formula="of:=OFFSET(INDIRECT([.$Q11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2">
          <table:table-cell table:formula="of:=IF([.P12];[$Themenliste.$A12];&quot;&quot;)" office:value-type="string" office:string-value="§ 4 Absatz 2 Nummer 2 b" calcext:value-type="string">
            <text:p>§ 4 Absatz 2 Nummer 2 b</text:p>
          </table:table-cell>
          <table:table-cell table:formula="of:=IF([.P12];OFFSET(INDIRECT([.$Q1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2];OFFSET(INDIRECT([.$Q12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2];OFFSET(INDIRECT([.$Q12]);0;2;1);&quot;&quot;)" office:value-type="string" office:string-value="b" calcext:value-type="string">
            <text:p>b</text:p>
          </table:table-cell>
          <table:table-cell table:formula="of:=IF([.P12];OFFSET(INDIRECT([.$Q12]);0;3;1);&quot;&quot;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IF([.P12];OFFSET(INDIRECT([.$Q1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];OFFSET(INDIRECT([.$Q12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2];OFFSET(INDIRECT([.$Q12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2] = [$Fachrichtungen.$B$2];[$Themenliste.$I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]);&quot;=&quot;;&quot;&quot;;1))" office:value-type="string" office:string-value="$Themenliste.B12" calcext:value-type="string">
            <text:p>$Themenliste.B12</text:p>
          </table:table-cell>
          <table:table-cell table:formula="of:=[$Themenliste.B12]" office:value-type="float" office:value="2" calcext:value-type="float">
            <text:p>2</text:p>
          </table:table-cell>
          <table:table-cell table:formula="of:=OFFSET(INDIRECT([.$Q12]);0;1;1)" office:value-type="float" office:value="8" calcext:value-type="float">
            <text:p>8</text:p>
          </table:table-cell>
          <table:table-cell table:formula="of:=OFFSET(INDIRECT([.$Q12]);0;7;1)" office:value-type="string" office:string-value="alle" calcext:value-type="string">
            <text:p>alle</text:p>
          </table:table-cell>
          <table:table-cell table:formula="of:=OFFSET(INDIRECT([.$Q12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4">
          <table:table-cell table:formula="of:=IF([.P13];[$Themenliste.$A13];&quot;&quot;)" office:value-type="string" office:string-value="§ 4 Absatz 2 Nummer 2 c" calcext:value-type="string">
            <text:p>§ 4 Absatz 2 Nummer 2 c</text:p>
          </table:table-cell>
          <table:table-cell table:formula="of:=IF([.P13];OFFSET(INDIRECT([.$Q1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3];OFFSET(INDIRECT([.$Q13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3];OFFSET(INDIRECT([.$Q13]);0;2;1);&quot;&quot;)" office:value-type="string" office:string-value="c" calcext:value-type="string">
            <text:p>c</text:p>
          </table:table-cell>
          <table:table-cell table:formula="of:=IF([.P13];OFFSET(INDIRECT([.$Q13]);0;3;1);&quot;&quot;)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IF([.P13];OFFSET(INDIRECT([.$Q1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];OFFSET(INDIRECT([.$Q13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3];OFFSET(INDIRECT([.$Q13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3] = [$Fachrichtungen.$B$2];[$Themenliste.$I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]);&quot;=&quot;;&quot;&quot;;1))" office:value-type="string" office:string-value="$Themenliste.B13" calcext:value-type="string">
            <text:p>$Themenliste.B13</text:p>
          </table:table-cell>
          <table:table-cell table:formula="of:=[$Themenliste.B13]" office:value-type="float" office:value="2" calcext:value-type="float">
            <text:p>2</text:p>
          </table:table-cell>
          <table:table-cell table:formula="of:=OFFSET(INDIRECT([.$Q13]);0;1;1)" office:value-type="float" office:value="8" calcext:value-type="float">
            <text:p>8</text:p>
          </table:table-cell>
          <table:table-cell table:formula="of:=OFFSET(INDIRECT([.$Q13]);0;7;1)" office:value-type="string" office:string-value="alle" calcext:value-type="string">
            <text:p>alle</text:p>
          </table:table-cell>
          <table:table-cell table:formula="of:=OFFSET(INDIRECT([.$Q13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4">
          <table:table-cell table:formula="of:=IF([.P14];[$Themenliste.$A14];&quot;&quot;)" office:value-type="string" office:string-value="§ 4 Absatz 2 Nummer 2 d" calcext:value-type="string">
            <text:p>§ 4 Absatz 2 Nummer 2 d</text:p>
          </table:table-cell>
          <table:table-cell table:formula="of:=IF([.P14];OFFSET(INDIRECT([.$Q1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4];OFFSET(INDIRECT([.$Q14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4];OFFSET(INDIRECT([.$Q14]);0;2;1);&quot;&quot;)" office:value-type="string" office:string-value="d" calcext:value-type="string">
            <text:p>d</text:p>
          </table:table-cell>
          <table:table-cell table:formula="of:=IF([.P14];OFFSET(INDIRECT([.$Q14]);0;3;1);&quot;&quot;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IF([.P14];OFFSET(INDIRECT([.$Q1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];OFFSET(INDIRECT([.$Q14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4];OFFSET(INDIRECT([.$Q14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4] = [$Fachrichtungen.$B$2];[$Themenliste.$I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]);&quot;=&quot;;&quot;&quot;;1))" office:value-type="string" office:string-value="$Themenliste.B14" calcext:value-type="string">
            <text:p>$Themenliste.B14</text:p>
          </table:table-cell>
          <table:table-cell table:formula="of:=[$Themenliste.B14]" office:value-type="float" office:value="2" calcext:value-type="float">
            <text:p>2</text:p>
          </table:table-cell>
          <table:table-cell table:formula="of:=OFFSET(INDIRECT([.$Q14]);0;1;1)" office:value-type="float" office:value="8" calcext:value-type="float">
            <text:p>8</text:p>
          </table:table-cell>
          <table:table-cell table:formula="of:=OFFSET(INDIRECT([.$Q14]);0;7;1)" office:value-type="string" office:string-value="alle" calcext:value-type="string">
            <text:p>alle</text:p>
          </table:table-cell>
          <table:table-cell table:formula="of:=OFFSET(INDIRECT([.$Q14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5];[$Themenliste.$A15];&quot;&quot;)" office:value-type="string" office:string-value="§ 4 Absatz 2 Nummer 2 e" calcext:value-type="string">
            <text:p>§ 4 Absatz 2 Nummer 2 e</text:p>
          </table:table-cell>
          <table:table-cell table:formula="of:=IF([.P15];OFFSET(INDIRECT([.$Q1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5];OFFSET(INDIRECT([.$Q15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5];OFFSET(INDIRECT([.$Q15]);0;2;1);&quot;&quot;)" office:value-type="string" office:string-value="e" calcext:value-type="string">
            <text:p>e</text:p>
          </table:table-cell>
          <table:table-cell table:formula="of:=IF([.P15];OFFSET(INDIRECT([.$Q15]);0;3;1);&quot;&quot;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IF([.P15];OFFSET(INDIRECT([.$Q1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5];OFFSET(INDIRECT([.$Q15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5];OFFSET(INDIRECT([.$Q15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5] = [$Fachrichtungen.$B$2];[$Themenliste.$I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5]);&quot;=&quot;;&quot;&quot;;1))" office:value-type="string" office:string-value="$Themenliste.B15" calcext:value-type="string">
            <text:p>$Themenliste.B15</text:p>
          </table:table-cell>
          <table:table-cell table:formula="of:=[$Themenliste.B15]" office:value-type="float" office:value="2" calcext:value-type="float">
            <text:p>2</text:p>
          </table:table-cell>
          <table:table-cell table:formula="of:=OFFSET(INDIRECT([.$Q15]);0;1;1)" office:value-type="float" office:value="8" calcext:value-type="float">
            <text:p>8</text:p>
          </table:table-cell>
          <table:table-cell table:formula="of:=OFFSET(INDIRECT([.$Q15]);0;7;1)" office:value-type="string" office:string-value="alle" calcext:value-type="string">
            <text:p>alle</text:p>
          </table:table-cell>
          <table:table-cell table:formula="of:=OFFSET(INDIRECT([.$Q15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6];[$Themenliste.$A16];&quot;&quot;)" office:value-type="string" office:string-value="§ 4 Absatz 2 Nummer 2 f" calcext:value-type="string">
            <text:p>§ 4 Absatz 2 Nummer 2 f</text:p>
          </table:table-cell>
          <table:table-cell table:formula="of:=IF([.P16];OFFSET(INDIRECT([.$Q1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6];OFFSET(INDIRECT([.$Q16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6];OFFSET(INDIRECT([.$Q16]);0;2;1);&quot;&quot;)" office:value-type="string" office:string-value="f" calcext:value-type="string">
            <text:p>f</text:p>
          </table:table-cell>
          <table:table-cell table:formula="of:=IF([.P16];OFFSET(INDIRECT([.$Q16]);0;3;1);&quot;&quot;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IF([.P16];OFFSET(INDIRECT([.$Q1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6];OFFSET(INDIRECT([.$Q16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6];OFFSET(INDIRECT([.$Q16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6] = [$Fachrichtungen.$B$2];[$Themenliste.$I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6]);&quot;=&quot;;&quot;&quot;;1))" office:value-type="string" office:string-value="$Themenliste.B16" calcext:value-type="string">
            <text:p>$Themenliste.B16</text:p>
          </table:table-cell>
          <table:table-cell table:formula="of:=[$Themenliste.B16]" office:value-type="float" office:value="2" calcext:value-type="float">
            <text:p>2</text:p>
          </table:table-cell>
          <table:table-cell table:formula="of:=OFFSET(INDIRECT([.$Q16]);0;1;1)" office:value-type="float" office:value="8" calcext:value-type="float">
            <text:p>8</text:p>
          </table:table-cell>
          <table:table-cell table:formula="of:=OFFSET(INDIRECT([.$Q16]);0;7;1)" office:value-type="string" office:string-value="alle" calcext:value-type="string">
            <text:p>alle</text:p>
          </table:table-cell>
          <table:table-cell table:formula="of:=OFFSET(INDIRECT([.$Q16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2">
          <table:table-cell table:formula="of:=IF([.P17];[$Themenliste.$A17];&quot;&quot;)" office:value-type="string" office:string-value="§ 4 Absatz 2 Nummer 2 g" calcext:value-type="string">
            <text:p>§ 4 Absatz 2 Nummer 2 g</text:p>
          </table:table-cell>
          <table:table-cell table:formula="of:=IF([.P17];OFFSET(INDIRECT([.$Q1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7];OFFSET(INDIRECT([.$Q17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7];OFFSET(INDIRECT([.$Q17]);0;2;1);&quot;&quot;)" office:value-type="string" office:string-value="g" calcext:value-type="string">
            <text:p>g</text:p>
          </table:table-cell>
          <table:table-cell table:formula="of:=IF([.P17];OFFSET(INDIRECT([.$Q17]);0;3;1);&quot;&quot;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IF([.P17];OFFSET(INDIRECT([.$Q1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7];OFFSET(INDIRECT([.$Q17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7];OFFSET(INDIRECT([.$Q17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7] = [$Fachrichtungen.$B$2];[$Themenliste.$I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7]);&quot;=&quot;;&quot;&quot;;1))" office:value-type="string" office:string-value="$Themenliste.B17" calcext:value-type="string">
            <text:p>$Themenliste.B17</text:p>
          </table:table-cell>
          <table:table-cell table:formula="of:=[$Themenliste.B17]" office:value-type="float" office:value="2" calcext:value-type="float">
            <text:p>2</text:p>
          </table:table-cell>
          <table:table-cell table:formula="of:=OFFSET(INDIRECT([.$Q17]);0;1;1)" office:value-type="float" office:value="8" calcext:value-type="float">
            <text:p>8</text:p>
          </table:table-cell>
          <table:table-cell table:formula="of:=OFFSET(INDIRECT([.$Q17]);0;7;1)" office:value-type="string" office:string-value="alle" calcext:value-type="string">
            <text:p>alle</text:p>
          </table:table-cell>
          <table:table-cell table:formula="of:=OFFSET(INDIRECT([.$Q17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5">
          <table:table-cell table:formula="of:=IF([.P18];[$Themenliste.$A18];&quot;&quot;)" office:value-type="string" office:string-value="§ 4 Absatz 2 Nummer 2 h" calcext:value-type="string">
            <text:p>§ 4 Absatz 2 Nummer 2 h</text:p>
          </table:table-cell>
          <table:table-cell table:formula="of:=IF([.P18];OFFSET(INDIRECT([.$Q1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8];OFFSET(INDIRECT([.$Q18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8];OFFSET(INDIRECT([.$Q18]);0;2;1);&quot;&quot;)" office:value-type="string" office:string-value="h" calcext:value-type="string">
            <text:p>h</text:p>
          </table:table-cell>
          <table:table-cell table:formula="of:=IF([.P18];OFFSET(INDIRECT([.$Q18]);0;3;1);&quot;&quot;)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IF([.P18];OFFSET(INDIRECT([.$Q1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8];OFFSET(INDIRECT([.$Q18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8];OFFSET(INDIRECT([.$Q18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8] = [$Fachrichtungen.$B$2];[$Themenliste.$I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8]);&quot;=&quot;;&quot;&quot;;1))" office:value-type="string" office:string-value="$Themenliste.B18" calcext:value-type="string">
            <text:p>$Themenliste.B18</text:p>
          </table:table-cell>
          <table:table-cell table:formula="of:=[$Themenliste.B18]" office:value-type="float" office:value="2" calcext:value-type="float">
            <text:p>2</text:p>
          </table:table-cell>
          <table:table-cell table:formula="of:=OFFSET(INDIRECT([.$Q18]);0;1;1)" office:value-type="float" office:value="8" calcext:value-type="float">
            <text:p>8</text:p>
          </table:table-cell>
          <table:table-cell table:formula="of:=OFFSET(INDIRECT([.$Q18]);0;7;1)" office:value-type="string" office:string-value="alle" calcext:value-type="string">
            <text:p>alle</text:p>
          </table:table-cell>
          <table:table-cell table:formula="of:=OFFSET(INDIRECT([.$Q18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6">
          <table:table-cell table:formula="of:=IF([.P19];[$Themenliste.$A19];&quot;&quot;)" office:value-type="string" office:string-value="§ 4 Absatz 2 Nummer 3 a" calcext:value-type="string">
            <text:p>§ 4 Absatz 2 Nummer 3 a</text:p>
          </table:table-cell>
          <table:table-cell table:formula="of:=IF([.P19];OFFSET(INDIRECT([.$Q1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9];OFFSET(INDIRECT([.$Q19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19];OFFSET(INDIRECT([.$Q19]);0;2;1);&quot;&quot;)" office:value-type="string" office:string-value="a" calcext:value-type="string">
            <text:p>a</text:p>
          </table:table-cell>
          <table:table-cell table:formula="of:=IF([.P19];OFFSET(INDIRECT([.$Q19]);0;3;1);&quot;&quot;)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IF([.P19];OFFSET(INDIRECT([.$Q1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9];OFFSET(INDIRECT([.$Q19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19];OFFSET(INDIRECT([.$Q19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19] = [$Fachrichtungen.$B$2];[$Themenliste.$I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9]);&quot;=&quot;;&quot;&quot;;1))" office:value-type="string" office:string-value="$Themenliste.B19" calcext:value-type="string">
            <text:p>$Themenliste.B19</text:p>
          </table:table-cell>
          <table:table-cell table:formula="of:=[$Themenliste.B19]" office:value-type="float" office:value="3" calcext:value-type="float">
            <text:p>3</text:p>
          </table:table-cell>
          <table:table-cell table:formula="of:=OFFSET(INDIRECT([.$Q19]);0;1;1)" office:value-type="float" office:value="3" calcext:value-type="float">
            <text:p>3</text:p>
          </table:table-cell>
          <table:table-cell table:formula="of:=OFFSET(INDIRECT([.$Q19]);0;7;1)" office:value-type="string" office:string-value="alle" calcext:value-type="string">
            <text:p>alle</text:p>
          </table:table-cell>
          <table:table-cell table:formula="of:=OFFSET(INDIRECT([.$Q19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6">
          <table:table-cell table:formula="of:=IF([.P20];[$Themenliste.$A20];&quot;&quot;)" office:value-type="string" office:string-value="§ 4 Absatz 2 Nummer 3 b" calcext:value-type="string">
            <text:p>§ 4 Absatz 2 Nummer 3 b</text:p>
          </table:table-cell>
          <table:table-cell table:formula="of:=IF([.P20];OFFSET(INDIRECT([.$Q2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0];OFFSET(INDIRECT([.$Q20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0];OFFSET(INDIRECT([.$Q20]);0;2;1);&quot;&quot;)" office:value-type="string" office:string-value="b" calcext:value-type="string">
            <text:p>b</text:p>
          </table:table-cell>
          <table:table-cell table:formula="of:=IF([.P20];OFFSET(INDIRECT([.$Q20]);0;3;1);&quot;&quot;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IF([.P20];OFFSET(INDIRECT([.$Q2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0];OFFSET(INDIRECT([.$Q20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0];OFFSET(INDIRECT([.$Q20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0] = [$Fachrichtungen.$B$2];[$Themenliste.$I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0]);&quot;=&quot;;&quot;&quot;;1))" office:value-type="string" office:string-value="$Themenliste.B20" calcext:value-type="string">
            <text:p>$Themenliste.B20</text:p>
          </table:table-cell>
          <table:table-cell table:formula="of:=[$Themenliste.B20]" office:value-type="float" office:value="3" calcext:value-type="float">
            <text:p>3</text:p>
          </table:table-cell>
          <table:table-cell table:formula="of:=OFFSET(INDIRECT([.$Q20]);0;1;1)" office:value-type="float" office:value="3" calcext:value-type="float">
            <text:p>3</text:p>
          </table:table-cell>
          <table:table-cell table:formula="of:=OFFSET(INDIRECT([.$Q20]);0;7;1)" office:value-type="string" office:string-value="alle" calcext:value-type="string">
            <text:p>alle</text:p>
          </table:table-cell>
          <table:table-cell table:formula="of:=OFFSET(INDIRECT([.$Q20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6">
          <table:table-cell table:formula="of:=IF([.P21];[$Themenliste.$A21];&quot;&quot;)" office:value-type="string" office:string-value="§ 4 Absatz 2 Nummer 3 c" calcext:value-type="string">
            <text:p>§ 4 Absatz 2 Nummer 3 c</text:p>
          </table:table-cell>
          <table:table-cell table:formula="of:=IF([.P21];OFFSET(INDIRECT([.$Q2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1];OFFSET(INDIRECT([.$Q21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1];OFFSET(INDIRECT([.$Q21]);0;2;1);&quot;&quot;)" office:value-type="string" office:string-value="c" calcext:value-type="string">
            <text:p>c</text:p>
          </table:table-cell>
          <table:table-cell table:formula="of:=IF([.P21];OFFSET(INDIRECT([.$Q21]);0;3;1);&quot;&quot;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IF([.P21];OFFSET(INDIRECT([.$Q2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1];OFFSET(INDIRECT([.$Q21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1];OFFSET(INDIRECT([.$Q21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1] = [$Fachrichtungen.$B$2];[$Themenliste.$I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1]);&quot;=&quot;;&quot;&quot;;1))" office:value-type="string" office:string-value="$Themenliste.B21" calcext:value-type="string">
            <text:p>$Themenliste.B21</text:p>
          </table:table-cell>
          <table:table-cell table:formula="of:=[$Themenliste.B21]" office:value-type="float" office:value="3" calcext:value-type="float">
            <text:p>3</text:p>
          </table:table-cell>
          <table:table-cell table:formula="of:=OFFSET(INDIRECT([.$Q21]);0;1;1)" office:value-type="float" office:value="3" calcext:value-type="float">
            <text:p>3</text:p>
          </table:table-cell>
          <table:table-cell table:formula="of:=OFFSET(INDIRECT([.$Q21]);0;7;1)" office:value-type="string" office:string-value="alle" calcext:value-type="string">
            <text:p>alle</text:p>
          </table:table-cell>
          <table:table-cell table:formula="of:=OFFSET(INDIRECT([.$Q21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6">
          <table:table-cell table:formula="of:=IF([.P22];[$Themenliste.$A22];&quot;&quot;)" office:value-type="string" office:string-value="§ 4 Absatz 2 Nummer 3 d" calcext:value-type="string">
            <text:p>§ 4 Absatz 2 Nummer 3 d</text:p>
          </table:table-cell>
          <table:table-cell table:formula="of:=IF([.P22];OFFSET(INDIRECT([.$Q2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2];OFFSET(INDIRECT([.$Q22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2];OFFSET(INDIRECT([.$Q22]);0;2;1);&quot;&quot;)" office:value-type="string" office:string-value="d" calcext:value-type="string">
            <text:p>d</text:p>
          </table:table-cell>
          <table:table-cell table:formula="of:=IF([.P22];OFFSET(INDIRECT([.$Q22]);0;3;1);&quot;&quot;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IF([.P22];OFFSET(INDIRECT([.$Q2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2];OFFSET(INDIRECT([.$Q22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2];OFFSET(INDIRECT([.$Q22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2] = [$Fachrichtungen.$B$2];[$Themenliste.$I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2]);&quot;=&quot;;&quot;&quot;;1))" office:value-type="string" office:string-value="$Themenliste.B22" calcext:value-type="string">
            <text:p>$Themenliste.B22</text:p>
          </table:table-cell>
          <table:table-cell table:formula="of:=[$Themenliste.B22]" office:value-type="float" office:value="3" calcext:value-type="float">
            <text:p>3</text:p>
          </table:table-cell>
          <table:table-cell table:formula="of:=OFFSET(INDIRECT([.$Q22]);0;1;1)" office:value-type="float" office:value="3" calcext:value-type="float">
            <text:p>3</text:p>
          </table:table-cell>
          <table:table-cell table:formula="of:=OFFSET(INDIRECT([.$Q22]);0;7;1)" office:value-type="string" office:string-value="alle" calcext:value-type="string">
            <text:p>alle</text:p>
          </table:table-cell>
          <table:table-cell table:formula="of:=OFFSET(INDIRECT([.$Q22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8">
          <table:table-cell table:formula="of:=IF([.P23];[$Themenliste.$A23];&quot;&quot;)" office:value-type="string" office:string-value="§ 4 Absatz 2 Nummer 4 a" calcext:value-type="string">
            <text:p>§ 4 Absatz 2 Nummer 4 a</text:p>
          </table:table-cell>
          <table:table-cell table:formula="of:=IF([.P23];OFFSET(INDIRECT([.$Q2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3];OFFSET(INDIRECT([.$Q23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3];OFFSET(INDIRECT([.$Q23]);0;2;1);&quot;&quot;)" office:value-type="string" office:string-value="a" calcext:value-type="string">
            <text:p>a</text:p>
          </table:table-cell>
          <table:table-cell table:formula="of:=IF([.P23];OFFSET(INDIRECT([.$Q23]);0;3;1);&quot;&quot;)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IF([.P23];OFFSET(INDIRECT([.$Q2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3];OFFSET(INDIRECT([.$Q2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3];OFFSET(INDIRECT([.$Q23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3] = [$Fachrichtungen.$B$2];[$Themenliste.$I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3]);&quot;=&quot;;&quot;&quot;;1))" office:value-type="string" office:string-value="$Themenliste.B23" calcext:value-type="string">
            <text:p>$Themenliste.B23</text:p>
          </table:table-cell>
          <table:table-cell table:formula="of:=[$Themenliste.B23]" office:value-type="float" office:value="4" calcext:value-type="float">
            <text:p>4</text:p>
          </table:table-cell>
          <table:table-cell table:formula="of:=OFFSET(INDIRECT([.$Q23]);0;1;1)" office:value-type="float" office:value="5" calcext:value-type="float">
            <text:p>5</text:p>
          </table:table-cell>
          <table:table-cell table:formula="of:=OFFSET(INDIRECT([.$Q23]);0;7;1)" office:value-type="string" office:string-value="alle" calcext:value-type="string">
            <text:p>alle</text:p>
          </table:table-cell>
          <table:table-cell table:formula="of:=OFFSET(INDIRECT([.$Q23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3">
          <table:table-cell table:formula="of:=IF([.P24];[$Themenliste.$A24];&quot;&quot;)" office:value-type="string" office:string-value="§ 4 Absatz 2 Nummer 4 b" calcext:value-type="string">
            <text:p>§ 4 Absatz 2 Nummer 4 b</text:p>
          </table:table-cell>
          <table:table-cell table:formula="of:=IF([.P24];OFFSET(INDIRECT([.$Q2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4];OFFSET(INDIRECT([.$Q24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4];OFFSET(INDIRECT([.$Q24]);0;2;1);&quot;&quot;)" office:value-type="string" office:string-value="b" calcext:value-type="string">
            <text:p>b</text:p>
          </table:table-cell>
          <table:table-cell table:formula="of:=IF([.P24];OFFSET(INDIRECT([.$Q24]);0;3;1);&quot;&quot;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IF([.P24];OFFSET(INDIRECT([.$Q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4];OFFSET(INDIRECT([.$Q2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4];OFFSET(INDIRECT([.$Q24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4] = [$Fachrichtungen.$B$2];[$Themenliste.$I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4]);&quot;=&quot;;&quot;&quot;;1))" office:value-type="string" office:string-value="$Themenliste.B24" calcext:value-type="string">
            <text:p>$Themenliste.B24</text:p>
          </table:table-cell>
          <table:table-cell table:formula="of:=[$Themenliste.B24]" office:value-type="float" office:value="4" calcext:value-type="float">
            <text:p>4</text:p>
          </table:table-cell>
          <table:table-cell table:formula="of:=OFFSET(INDIRECT([.$Q24]);0;1;1)" office:value-type="float" office:value="5" calcext:value-type="float">
            <text:p>5</text:p>
          </table:table-cell>
          <table:table-cell table:formula="of:=OFFSET(INDIRECT([.$Q24]);0;7;1)" office:value-type="string" office:string-value="alle" calcext:value-type="string">
            <text:p>alle</text:p>
          </table:table-cell>
          <table:table-cell table:formula="of:=OFFSET(INDIRECT([.$Q24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14">
          <table:table-cell table:formula="of:=IF([.P25];[$Themenliste.$A25];&quot;&quot;)" office:value-type="string" office:string-value="§ 4 Absatz 2 Nummer 4 c" calcext:value-type="string">
            <text:p>§ 4 Absatz 2 Nummer 4 c</text:p>
          </table:table-cell>
          <table:table-cell table:formula="of:=IF([.P25];OFFSET(INDIRECT([.$Q2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5];OFFSET(INDIRECT([.$Q25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5];OFFSET(INDIRECT([.$Q25]);0;2;1);&quot;&quot;)" office:value-type="string" office:string-value="c" calcext:value-type="string">
            <text:p>c</text:p>
          </table:table-cell>
          <table:table-cell table:formula="of:=IF([.P25];OFFSET(INDIRECT([.$Q25]);0;3;1);&quot;&quot;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IF([.P25];OFFSET(INDIRECT([.$Q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5];OFFSET(INDIRECT([.$Q2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5];OFFSET(INDIRECT([.$Q25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5] = [$Fachrichtungen.$B$2];[$Themenliste.$I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5]);&quot;=&quot;;&quot;&quot;;1))" office:value-type="string" office:string-value="$Themenliste.B25" calcext:value-type="string">
            <text:p>$Themenliste.B25</text:p>
          </table:table-cell>
          <table:table-cell table:formula="of:=[$Themenliste.B25]" office:value-type="float" office:value="4" calcext:value-type="float">
            <text:p>4</text:p>
          </table:table-cell>
          <table:table-cell table:formula="of:=OFFSET(INDIRECT([.$Q25]);0;1;1)" office:value-type="float" office:value="5" calcext:value-type="float">
            <text:p>5</text:p>
          </table:table-cell>
          <table:table-cell table:formula="of:=OFFSET(INDIRECT([.$Q25]);0;7;1)" office:value-type="string" office:string-value="alle" calcext:value-type="string">
            <text:p>alle</text:p>
          </table:table-cell>
          <table:table-cell table:formula="of:=OFFSET(INDIRECT([.$Q25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2">
          <table:table-cell table:formula="of:=IF([.P26];[$Themenliste.$A26];&quot;&quot;)" office:value-type="string" office:string-value="§ 4 Absatz 2 Nummer 4 d" calcext:value-type="string">
            <text:p>§ 4 Absatz 2 Nummer 4 d</text:p>
          </table:table-cell>
          <table:table-cell table:formula="of:=IF([.P26];OFFSET(INDIRECT([.$Q2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6];OFFSET(INDIRECT([.$Q26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6];OFFSET(INDIRECT([.$Q26]);0;2;1);&quot;&quot;)" office:value-type="string" office:string-value="d" calcext:value-type="string">
            <text:p>d</text:p>
          </table:table-cell>
          <table:table-cell table:formula="of:=IF([.P26];OFFSET(INDIRECT([.$Q26]);0;3;1);&quot;&quot;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IF([.P26];OFFSET(INDIRECT([.$Q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6];OFFSET(INDIRECT([.$Q26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6];OFFSET(INDIRECT([.$Q26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6] = [$Fachrichtungen.$B$2];[$Themenliste.$I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6]);&quot;=&quot;;&quot;&quot;;1))" office:value-type="string" office:string-value="$Themenliste.B26" calcext:value-type="string">
            <text:p>$Themenliste.B26</text:p>
          </table:table-cell>
          <table:table-cell table:formula="of:=[$Themenliste.B26]" office:value-type="float" office:value="4" calcext:value-type="float">
            <text:p>4</text:p>
          </table:table-cell>
          <table:table-cell table:formula="of:=OFFSET(INDIRECT([.$Q26]);0;1;1)" office:value-type="float" office:value="5" calcext:value-type="float">
            <text:p>5</text:p>
          </table:table-cell>
          <table:table-cell table:formula="of:=OFFSET(INDIRECT([.$Q26]);0;7;1)" office:value-type="string" office:string-value="alle" calcext:value-type="string">
            <text:p>alle</text:p>
          </table:table-cell>
          <table:table-cell table:formula="of:=OFFSET(INDIRECT([.$Q26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2">
          <table:table-cell table:formula="of:=IF([.P27];[$Themenliste.$A27];&quot;&quot;)" office:value-type="string" office:string-value="§ 4 Absatz 2 Nummer 4 e" calcext:value-type="string">
            <text:p>§ 4 Absatz 2 Nummer 4 e</text:p>
          </table:table-cell>
          <table:table-cell table:formula="of:=IF([.P27];OFFSET(INDIRECT([.$Q2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7];OFFSET(INDIRECT([.$Q27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7];OFFSET(INDIRECT([.$Q27]);0;2;1);&quot;&quot;)" office:value-type="string" office:string-value="e" calcext:value-type="string">
            <text:p>e</text:p>
          </table:table-cell>
          <table:table-cell table:formula="of:=IF([.P27];OFFSET(INDIRECT([.$Q27]);0;3;1);&quot;&quot;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IF([.P27];OFFSET(INDIRECT([.$Q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7];OFFSET(INDIRECT([.$Q27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7];OFFSET(INDIRECT([.$Q27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7] = [$Fachrichtungen.$B$2];[$Themenliste.$I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7]);&quot;=&quot;;&quot;&quot;;1))" office:value-type="string" office:string-value="$Themenliste.B27" calcext:value-type="string">
            <text:p>$Themenliste.B27</text:p>
          </table:table-cell>
          <table:table-cell table:formula="of:=[$Themenliste.B27]" office:value-type="float" office:value="4" calcext:value-type="float">
            <text:p>4</text:p>
          </table:table-cell>
          <table:table-cell table:formula="of:=OFFSET(INDIRECT([.$Q27]);0;1;1)" office:value-type="float" office:value="5" calcext:value-type="float">
            <text:p>5</text:p>
          </table:table-cell>
          <table:table-cell table:formula="of:=OFFSET(INDIRECT([.$Q27]);0;7;1)" office:value-type="string" office:string-value="alle" calcext:value-type="string">
            <text:p>alle</text:p>
          </table:table-cell>
          <table:table-cell table:formula="of:=OFFSET(INDIRECT([.$Q27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4">
          <table:table-cell table:formula="of:=IF([.P28];[$Themenliste.$A28];&quot;&quot;)" office:value-type="string" office:string-value="§ 4 Absatz 2 Nummer 5 a" calcext:value-type="string">
            <text:p>§ 4 Absatz 2 Nummer 5 a</text:p>
          </table:table-cell>
          <table:table-cell table:formula="of:=IF([.P28];OFFSET(INDIRECT([.$Q2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8];OFFSET(INDIRECT([.$Q28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8];OFFSET(INDIRECT([.$Q28]);0;2;1);&quot;&quot;)" office:value-type="string" office:string-value="a" calcext:value-type="string">
            <text:p>a</text:p>
          </table:table-cell>
          <table:table-cell table:formula="of:=IF([.P28];OFFSET(INDIRECT([.$Q28]);0;3;1);&quot;&quot;)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IF([.P28];OFFSET(INDIRECT([.$Q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8];OFFSET(INDIRECT([.$Q28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8];OFFSET(INDIRECT([.$Q28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8] = [$Fachrichtungen.$B$2];[$Themenliste.$I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8]);&quot;=&quot;;&quot;&quot;;1))" office:value-type="string" office:string-value="$Themenliste.B28" calcext:value-type="string">
            <text:p>$Themenliste.B28</text:p>
          </table:table-cell>
          <table:table-cell table:formula="of:=[$Themenliste.B28]" office:value-type="float" office:value="5" calcext:value-type="float">
            <text:p>5</text:p>
          </table:table-cell>
          <table:table-cell table:formula="of:=OFFSET(INDIRECT([.$Q28]);0;1;1)" office:value-type="float" office:value="3" calcext:value-type="float">
            <text:p>3</text:p>
          </table:table-cell>
          <table:table-cell table:formula="of:=OFFSET(INDIRECT([.$Q28]);0;7;1)" office:value-type="string" office:string-value="alle" calcext:value-type="string">
            <text:p>alle</text:p>
          </table:table-cell>
          <table:table-cell table:formula="of:=OFFSET(INDIRECT([.$Q28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2">
          <table:table-cell table:formula="of:=IF([.P29];[$Themenliste.$A29];&quot;&quot;)" office:value-type="string" office:string-value="§ 4 Absatz 2 Nummer 5 b" calcext:value-type="string">
            <text:p>§ 4 Absatz 2 Nummer 5 b</text:p>
          </table:table-cell>
          <table:table-cell table:formula="of:=IF([.P29];OFFSET(INDIRECT([.$Q2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9];OFFSET(INDIRECT([.$Q29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9];OFFSET(INDIRECT([.$Q29]);0;2;1);&quot;&quot;)" office:value-type="string" office:string-value="b" calcext:value-type="string">
            <text:p>b</text:p>
          </table:table-cell>
          <table:table-cell table:formula="of:=IF([.P29];OFFSET(INDIRECT([.$Q29]);0;3;1);&quot;&quot;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IF([.P29];OFFSET(INDIRECT([.$Q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9];OFFSET(INDIRECT([.$Q29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9];OFFSET(INDIRECT([.$Q29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9] = [$Fachrichtungen.$B$2];[$Themenliste.$I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9]);&quot;=&quot;;&quot;&quot;;1))" office:value-type="string" office:string-value="$Themenliste.B29" calcext:value-type="string">
            <text:p>$Themenliste.B29</text:p>
          </table:table-cell>
          <table:table-cell table:formula="of:=[$Themenliste.B29]" office:value-type="float" office:value="5" calcext:value-type="float">
            <text:p>5</text:p>
          </table:table-cell>
          <table:table-cell table:formula="of:=OFFSET(INDIRECT([.$Q29]);0;1;1)" office:value-type="float" office:value="3" calcext:value-type="float">
            <text:p>3</text:p>
          </table:table-cell>
          <table:table-cell table:formula="of:=OFFSET(INDIRECT([.$Q29]);0;7;1)" office:value-type="string" office:string-value="alle" calcext:value-type="string">
            <text:p>alle</text:p>
          </table:table-cell>
          <table:table-cell table:formula="of:=OFFSET(INDIRECT([.$Q29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3">
          <table:table-cell table:formula="of:=IF([.P30];[$Themenliste.$A30];&quot;&quot;)" office:value-type="string" office:string-value="§ 4 Absatz 2 Nummer 5 c" calcext:value-type="string">
            <text:p>§ 4 Absatz 2 Nummer 5 c</text:p>
          </table:table-cell>
          <table:table-cell table:formula="of:=IF([.P30];OFFSET(INDIRECT([.$Q3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0];OFFSET(INDIRECT([.$Q30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30];OFFSET(INDIRECT([.$Q30]);0;2;1);&quot;&quot;)" office:value-type="string" office:string-value="c" calcext:value-type="string">
            <text:p>c</text:p>
          </table:table-cell>
          <table:table-cell table:formula="of:=IF([.P30];OFFSET(INDIRECT([.$Q30]);0;3;1);&quot;&quot;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IF([.P30];OFFSET(INDIRECT([.$Q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0];OFFSET(INDIRECT([.$Q30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30];OFFSET(INDIRECT([.$Q30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30] = [$Fachrichtungen.$B$2];[$Themenliste.$I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0]);&quot;=&quot;;&quot;&quot;;1))" office:value-type="string" office:string-value="$Themenliste.B30" calcext:value-type="string">
            <text:p>$Themenliste.B30</text:p>
          </table:table-cell>
          <table:table-cell table:formula="of:=[$Themenliste.B30]" office:value-type="float" office:value="5" calcext:value-type="float">
            <text:p>5</text:p>
          </table:table-cell>
          <table:table-cell table:formula="of:=OFFSET(INDIRECT([.$Q30]);0;1;1)" office:value-type="float" office:value="3" calcext:value-type="float">
            <text:p>3</text:p>
          </table:table-cell>
          <table:table-cell table:formula="of:=OFFSET(INDIRECT([.$Q30]);0;7;1)" office:value-type="string" office:string-value="alle" calcext:value-type="string">
            <text:p>alle</text:p>
          </table:table-cell>
          <table:table-cell table:formula="of:=OFFSET(INDIRECT([.$Q30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2">
          <table:table-cell table:formula="of:=IF([.P31];[$Themenliste.$A31];&quot;&quot;)" office:value-type="string" office:string-value="§ 4 Absatz 2 Nummer 6 a" calcext:value-type="string">
            <text:p>§ 4 Absatz 2 Nummer 6 a</text:p>
          </table:table-cell>
          <table:table-cell table:formula="of:=IF([.P31];OFFSET(INDIRECT([.$Q3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1];OFFSET(INDIRECT([.$Q31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1];OFFSET(INDIRECT([.$Q31]);0;2;1);&quot;&quot;)" office:value-type="string" office:string-value="a" calcext:value-type="string">
            <text:p>a</text:p>
          </table:table-cell>
          <table:table-cell table:formula="of:=IF([.P31];OFFSET(INDIRECT([.$Q31]);0;3;1);&quot;&quot;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IF([.P31];OFFSET(INDIRECT([.$Q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1];OFFSET(INDIRECT([.$Q31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1];OFFSET(INDIRECT([.$Q31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1] = [$Fachrichtungen.$B$2];[$Themenliste.$I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1]);&quot;=&quot;;&quot;&quot;;1))" office:value-type="string" office:string-value="$Themenliste.B31" calcext:value-type="string">
            <text:p>$Themenliste.B31</text:p>
          </table:table-cell>
          <table:table-cell table:formula="of:=[$Themenliste.B31]" office:value-type="float" office:value="6" calcext:value-type="float">
            <text:p>6</text:p>
          </table:table-cell>
          <table:table-cell table:formula="of:=OFFSET(INDIRECT([.$Q31]);0;1;1)" office:value-type="float" office:value="5" calcext:value-type="float">
            <text:p>5</text:p>
          </table:table-cell>
          <table:table-cell table:formula="of:=OFFSET(INDIRECT([.$Q31]);0;7;1)" office:value-type="string" office:string-value="alle" calcext:value-type="string">
            <text:p>alle</text:p>
          </table:table-cell>
          <table:table-cell table:formula="of:=OFFSET(INDIRECT([.$Q31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6">
          <table:table-cell table:formula="of:=IF([.P32];[$Themenliste.$A32];&quot;&quot;)" office:value-type="string" office:string-value="§ 4 Absatz 2 Nummer 6 b" calcext:value-type="string">
            <text:p>§ 4 Absatz 2 Nummer 6 b</text:p>
          </table:table-cell>
          <table:table-cell table:formula="of:=IF([.P32];OFFSET(INDIRECT([.$Q3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2];OFFSET(INDIRECT([.$Q32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2];OFFSET(INDIRECT([.$Q32]);0;2;1);&quot;&quot;)" office:value-type="string" office:string-value="b" calcext:value-type="string">
            <text:p>b</text:p>
          </table:table-cell>
          <table:table-cell table:formula="of:=IF([.P32];OFFSET(INDIRECT([.$Q32]);0;3;1);&quot;&quot;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IF([.P32];OFFSET(INDIRECT([.$Q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2];OFFSET(INDIRECT([.$Q32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2];OFFSET(INDIRECT([.$Q32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2] = [$Fachrichtungen.$B$2];[$Themenliste.$I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2]);&quot;=&quot;;&quot;&quot;;1))" office:value-type="string" office:string-value="$Themenliste.B32" calcext:value-type="string">
            <text:p>$Themenliste.B32</text:p>
          </table:table-cell>
          <table:table-cell table:formula="of:=[$Themenliste.B32]" office:value-type="float" office:value="6" calcext:value-type="float">
            <text:p>6</text:p>
          </table:table-cell>
          <table:table-cell table:formula="of:=OFFSET(INDIRECT([.$Q32]);0;1;1)" office:value-type="float" office:value="5" calcext:value-type="float">
            <text:p>5</text:p>
          </table:table-cell>
          <table:table-cell table:formula="of:=OFFSET(INDIRECT([.$Q32]);0;7;1)" office:value-type="string" office:string-value="alle" calcext:value-type="string">
            <text:p>alle</text:p>
          </table:table-cell>
          <table:table-cell table:formula="of:=OFFSET(INDIRECT([.$Q32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6">
          <table:table-cell table:formula="of:=IF([.P33];[$Themenliste.$A33];&quot;&quot;)" office:value-type="string" office:string-value="§ 4 Absatz 2 Nummer 6 c" calcext:value-type="string">
            <text:p>§ 4 Absatz 2 Nummer 6 c</text:p>
          </table:table-cell>
          <table:table-cell table:formula="of:=IF([.P33];OFFSET(INDIRECT([.$Q3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3];OFFSET(INDIRECT([.$Q33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3];OFFSET(INDIRECT([.$Q33]);0;2;1);&quot;&quot;)" office:value-type="string" office:string-value="c" calcext:value-type="string">
            <text:p>c</text:p>
          </table:table-cell>
          <table:table-cell table:formula="of:=IF([.P33];OFFSET(INDIRECT([.$Q33]);0;3;1);&quot;&quot;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IF([.P33];OFFSET(INDIRECT([.$Q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3];OFFSET(INDIRECT([.$Q33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3];OFFSET(INDIRECT([.$Q33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3] = [$Fachrichtungen.$B$2];[$Themenliste.$I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3]);&quot;=&quot;;&quot;&quot;;1))" office:value-type="string" office:string-value="$Themenliste.B33" calcext:value-type="string">
            <text:p>$Themenliste.B33</text:p>
          </table:table-cell>
          <table:table-cell table:formula="of:=[$Themenliste.B33]" office:value-type="float" office:value="6" calcext:value-type="float">
            <text:p>6</text:p>
          </table:table-cell>
          <table:table-cell table:formula="of:=OFFSET(INDIRECT([.$Q33]);0;1;1)" office:value-type="float" office:value="5" calcext:value-type="float">
            <text:p>5</text:p>
          </table:table-cell>
          <table:table-cell table:formula="of:=OFFSET(INDIRECT([.$Q33]);0;7;1)" office:value-type="string" office:string-value="alle" calcext:value-type="string">
            <text:p>alle</text:p>
          </table:table-cell>
          <table:table-cell table:formula="of:=OFFSET(INDIRECT([.$Q33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3">
          <table:table-cell table:formula="of:=IF([.P34];[$Themenliste.$A34];&quot;&quot;)" office:value-type="string" office:string-value="§ 4 Absatz 2 Nummer 6 d" calcext:value-type="string">
            <text:p>§ 4 Absatz 2 Nummer 6 d</text:p>
          </table:table-cell>
          <table:table-cell table:formula="of:=IF([.P34];OFFSET(INDIRECT([.$Q3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4];OFFSET(INDIRECT([.$Q34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4];OFFSET(INDIRECT([.$Q34]);0;2;1);&quot;&quot;)" office:value-type="string" office:string-value="d" calcext:value-type="string">
            <text:p>d</text:p>
          </table:table-cell>
          <table:table-cell table:formula="of:=IF([.P34];OFFSET(INDIRECT([.$Q34]);0;3;1);&quot;&quot;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IF([.P34];OFFSET(INDIRECT([.$Q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4];OFFSET(INDIRECT([.$Q34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4];OFFSET(INDIRECT([.$Q34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4] = [$Fachrichtungen.$B$2];[$Themenliste.$I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4]);&quot;=&quot;;&quot;&quot;;1))" office:value-type="string" office:string-value="$Themenliste.B34" calcext:value-type="string">
            <text:p>$Themenliste.B34</text:p>
          </table:table-cell>
          <table:table-cell table:formula="of:=[$Themenliste.B34]" office:value-type="float" office:value="6" calcext:value-type="float">
            <text:p>6</text:p>
          </table:table-cell>
          <table:table-cell table:formula="of:=OFFSET(INDIRECT([.$Q34]);0;1;1)" office:value-type="float" office:value="5" calcext:value-type="float">
            <text:p>5</text:p>
          </table:table-cell>
          <table:table-cell table:formula="of:=OFFSET(INDIRECT([.$Q34]);0;7;1)" office:value-type="string" office:string-value="alle" calcext:value-type="string">
            <text:p>alle</text:p>
          </table:table-cell>
          <table:table-cell table:formula="of:=OFFSET(INDIRECT([.$Q34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2">
          <table:table-cell table:formula="of:=IF([.P35];[$Themenliste.$A35];&quot;&quot;)" office:value-type="string" office:string-value="§ 4 Absatz 2 Nummer 6 e" calcext:value-type="string">
            <text:p>§ 4 Absatz 2 Nummer 6 e</text:p>
          </table:table-cell>
          <table:table-cell table:formula="of:=IF([.P35];OFFSET(INDIRECT([.$Q3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5];OFFSET(INDIRECT([.$Q35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5];OFFSET(INDIRECT([.$Q35]);0;2;1);&quot;&quot;)" office:value-type="string" office:string-value="e" calcext:value-type="string">
            <text:p>e</text:p>
          </table:table-cell>
          <table:table-cell table:formula="of:=IF([.P35];OFFSET(INDIRECT([.$Q35]);0;3;1);&quot;&quot;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IF([.P35];OFFSET(INDIRECT([.$Q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5];OFFSET(INDIRECT([.$Q35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5];OFFSET(INDIRECT([.$Q35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5] = [$Fachrichtungen.$B$2];[$Themenliste.$I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5]);&quot;=&quot;;&quot;&quot;;1))" office:value-type="string" office:string-value="$Themenliste.B35" calcext:value-type="string">
            <text:p>$Themenliste.B35</text:p>
          </table:table-cell>
          <table:table-cell table:formula="of:=[$Themenliste.B35]" office:value-type="float" office:value="6" calcext:value-type="float">
            <text:p>6</text:p>
          </table:table-cell>
          <table:table-cell table:formula="of:=OFFSET(INDIRECT([.$Q35]);0;1;1)" office:value-type="float" office:value="5" calcext:value-type="float">
            <text:p>5</text:p>
          </table:table-cell>
          <table:table-cell table:formula="of:=OFFSET(INDIRECT([.$Q35]);0;7;1)" office:value-type="string" office:string-value="alle" calcext:value-type="string">
            <text:p>alle</text:p>
          </table:table-cell>
          <table:table-cell table:formula="of:=OFFSET(INDIRECT([.$Q35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4">
          <table:table-cell table:formula="of:=IF([.P36];[$Themenliste.$A36];&quot;&quot;)" office:value-type="string" office:string-value="§ 4 Absatz 2 Nummer 7 a" calcext:value-type="string">
            <text:p>§ 4 Absatz 2 Nummer 7 a</text:p>
          </table:table-cell>
          <table:table-cell table:formula="of:=IF([.P36];OFFSET(INDIRECT([.$Q3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6];OFFSET(INDIRECT([.$Q36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6];OFFSET(INDIRECT([.$Q36]);0;2;1);&quot;&quot;)" office:value-type="string" office:string-value="a" calcext:value-type="string">
            <text:p>a</text:p>
          </table:table-cell>
          <table:table-cell table:formula="of:=IF([.P36];OFFSET(INDIRECT([.$Q36]);0;3;1);&quot;&quot;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IF([.P36];OFFSET(INDIRECT([.$Q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6];OFFSET(INDIRECT([.$Q36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6];OFFSET(INDIRECT([.$Q36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6] = [$Fachrichtungen.$B$2];[$Themenliste.$I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6]);&quot;=&quot;;&quot;&quot;;1))" office:value-type="string" office:string-value="$Themenliste.B36" calcext:value-type="string">
            <text:p>$Themenliste.B36</text:p>
          </table:table-cell>
          <table:table-cell table:formula="of:=[$Themenliste.B36]" office:value-type="float" office:value="7" calcext:value-type="float">
            <text:p>7</text:p>
          </table:table-cell>
          <table:table-cell table:formula="of:=OFFSET(INDIRECT([.$Q36]);0;1;1)" office:value-type="float" office:value="6" calcext:value-type="float">
            <text:p>6</text:p>
          </table:table-cell>
          <table:table-cell table:formula="of:=OFFSET(INDIRECT([.$Q36]);0;7;1)" office:value-type="string" office:string-value="alle" calcext:value-type="string">
            <text:p>alle</text:p>
          </table:table-cell>
          <table:table-cell table:formula="of:=OFFSET(INDIRECT([.$Q36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6">
          <table:table-cell table:formula="of:=IF([.P37];[$Themenliste.$A37];&quot;&quot;)" office:value-type="string" office:string-value="§ 4 Absatz 2 Nummer 7 b" calcext:value-type="string">
            <text:p>§ 4 Absatz 2 Nummer 7 b</text:p>
          </table:table-cell>
          <table:table-cell table:formula="of:=IF([.P37];OFFSET(INDIRECT([.$Q3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7];OFFSET(INDIRECT([.$Q37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7];OFFSET(INDIRECT([.$Q37]);0;2;1);&quot;&quot;)" office:value-type="string" office:string-value="b" calcext:value-type="string">
            <text:p>b</text:p>
          </table:table-cell>
          <table:table-cell table:formula="of:=IF([.P37];OFFSET(INDIRECT([.$Q37]);0;3;1);&quot;&quot;)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IF([.P37];OFFSET(INDIRECT([.$Q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7];OFFSET(INDIRECT([.$Q37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7];OFFSET(INDIRECT([.$Q37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7] = [$Fachrichtungen.$B$2];[$Themenliste.$I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7]);&quot;=&quot;;&quot;&quot;;1))" office:value-type="string" office:string-value="$Themenliste.B37" calcext:value-type="string">
            <text:p>$Themenliste.B37</text:p>
          </table:table-cell>
          <table:table-cell table:formula="of:=[$Themenliste.B37]" office:value-type="float" office:value="7" calcext:value-type="float">
            <text:p>7</text:p>
          </table:table-cell>
          <table:table-cell table:formula="of:=OFFSET(INDIRECT([.$Q37]);0;1;1)" office:value-type="float" office:value="6" calcext:value-type="float">
            <text:p>6</text:p>
          </table:table-cell>
          <table:table-cell table:formula="of:=OFFSET(INDIRECT([.$Q37]);0;7;1)" office:value-type="string" office:string-value="alle" calcext:value-type="string">
            <text:p>alle</text:p>
          </table:table-cell>
          <table:table-cell table:formula="of:=OFFSET(INDIRECT([.$Q37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4">
          <table:table-cell table:formula="of:=IF([.P38];[$Themenliste.$A38];&quot;&quot;)" office:value-type="string" office:string-value="§ 4 Absatz 2 Nummer 7 c" calcext:value-type="string">
            <text:p>§ 4 Absatz 2 Nummer 7 c</text:p>
          </table:table-cell>
          <table:table-cell table:formula="of:=IF([.P38];OFFSET(INDIRECT([.$Q3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8];OFFSET(INDIRECT([.$Q38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8];OFFSET(INDIRECT([.$Q38]);0;2;1);&quot;&quot;)" office:value-type="string" office:string-value="c" calcext:value-type="string">
            <text:p>c</text:p>
          </table:table-cell>
          <table:table-cell table:formula="of:=IF([.P38];OFFSET(INDIRECT([.$Q38]);0;3;1);&quot;&quot;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IF([.P38];OFFSET(INDIRECT([.$Q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8];OFFSET(INDIRECT([.$Q38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8];OFFSET(INDIRECT([.$Q38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8] = [$Fachrichtungen.$B$2];[$Themenliste.$I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8]);&quot;=&quot;;&quot;&quot;;1))" office:value-type="string" office:string-value="$Themenliste.B38" calcext:value-type="string">
            <text:p>$Themenliste.B38</text:p>
          </table:table-cell>
          <table:table-cell table:formula="of:=[$Themenliste.B38]" office:value-type="float" office:value="7" calcext:value-type="float">
            <text:p>7</text:p>
          </table:table-cell>
          <table:table-cell table:formula="of:=OFFSET(INDIRECT([.$Q38]);0;1;1)" office:value-type="float" office:value="6" calcext:value-type="float">
            <text:p>6</text:p>
          </table:table-cell>
          <table:table-cell table:formula="of:=OFFSET(INDIRECT([.$Q38]);0;7;1)" office:value-type="string" office:string-value="alle" calcext:value-type="string">
            <text:p>alle</text:p>
          </table:table-cell>
          <table:table-cell table:formula="of:=OFFSET(INDIRECT([.$Q38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2">
          <table:table-cell table:formula="of:=IF([.P39];[$Themenliste.$A39];&quot;&quot;)" office:value-type="string" office:string-value="§ 4 Absatz 2 Nummer 7 d" calcext:value-type="string">
            <text:p>§ 4 Absatz 2 Nummer 7 d</text:p>
          </table:table-cell>
          <table:table-cell table:formula="of:=IF([.P39];OFFSET(INDIRECT([.$Q3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9];OFFSET(INDIRECT([.$Q39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9];OFFSET(INDIRECT([.$Q39]);0;2;1);&quot;&quot;)" office:value-type="string" office:string-value="d" calcext:value-type="string">
            <text:p>d</text:p>
          </table:table-cell>
          <table:table-cell table:formula="of:=IF([.P39];OFFSET(INDIRECT([.$Q39]);0;3;1);&quot;&quot;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IF([.P39];OFFSET(INDIRECT([.$Q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9];OFFSET(INDIRECT([.$Q39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9];OFFSET(INDIRECT([.$Q39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9] = [$Fachrichtungen.$B$2];[$Themenliste.$I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9]);&quot;=&quot;;&quot;&quot;;1))" office:value-type="string" office:string-value="$Themenliste.B39" calcext:value-type="string">
            <text:p>$Themenliste.B39</text:p>
          </table:table-cell>
          <table:table-cell table:formula="of:=[$Themenliste.B39]" office:value-type="float" office:value="7" calcext:value-type="float">
            <text:p>7</text:p>
          </table:table-cell>
          <table:table-cell table:formula="of:=OFFSET(INDIRECT([.$Q39]);0;1;1)" office:value-type="float" office:value="6" calcext:value-type="float">
            <text:p>6</text:p>
          </table:table-cell>
          <table:table-cell table:formula="of:=OFFSET(INDIRECT([.$Q39]);0;7;1)" office:value-type="string" office:string-value="alle" calcext:value-type="string">
            <text:p>alle</text:p>
          </table:table-cell>
          <table:table-cell table:formula="of:=OFFSET(INDIRECT([.$Q39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3">
          <table:table-cell table:formula="of:=IF([.P40];[$Themenliste.$A40];&quot;&quot;)" office:value-type="string" office:string-value="§ 4 Absatz 2 Nummer 7 e" calcext:value-type="string">
            <text:p>§ 4 Absatz 2 Nummer 7 e</text:p>
          </table:table-cell>
          <table:table-cell table:formula="of:=IF([.P40];OFFSET(INDIRECT([.$Q4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0];OFFSET(INDIRECT([.$Q40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0];OFFSET(INDIRECT([.$Q40]);0;2;1);&quot;&quot;)" office:value-type="string" office:string-value="e" calcext:value-type="string">
            <text:p>e</text:p>
          </table:table-cell>
          <table:table-cell table:formula="of:=IF([.P40];OFFSET(INDIRECT([.$Q40]);0;3;1);&quot;&quot;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IF([.P40];OFFSET(INDIRECT([.$Q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0];OFFSET(INDIRECT([.$Q40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0];OFFSET(INDIRECT([.$Q40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0] = [$Fachrichtungen.$B$2];[$Themenliste.$I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0]);&quot;=&quot;;&quot;&quot;;1))" office:value-type="string" office:string-value="$Themenliste.B40" calcext:value-type="string">
            <text:p>$Themenliste.B40</text:p>
          </table:table-cell>
          <table:table-cell table:formula="of:=[$Themenliste.B40]" office:value-type="float" office:value="7" calcext:value-type="float">
            <text:p>7</text:p>
          </table:table-cell>
          <table:table-cell table:formula="of:=OFFSET(INDIRECT([.$Q40]);0;1;1)" office:value-type="float" office:value="6" calcext:value-type="float">
            <text:p>6</text:p>
          </table:table-cell>
          <table:table-cell table:formula="of:=OFFSET(INDIRECT([.$Q40]);0;7;1)" office:value-type="string" office:string-value="alle" calcext:value-type="string">
            <text:p>alle</text:p>
          </table:table-cell>
          <table:table-cell table:formula="of:=OFFSET(INDIRECT([.$Q40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2">
          <table:table-cell table:formula="of:=IF([.P41];[$Themenliste.$A41];&quot;&quot;)" office:value-type="string" office:string-value="§ 4 Absatz 2 Nummer 7 f" calcext:value-type="string">
            <text:p>§ 4 Absatz 2 Nummer 7 f</text:p>
          </table:table-cell>
          <table:table-cell table:formula="of:=IF([.P41];OFFSET(INDIRECT([.$Q4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1];OFFSET(INDIRECT([.$Q41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1];OFFSET(INDIRECT([.$Q41]);0;2;1);&quot;&quot;)" office:value-type="string" office:string-value="f" calcext:value-type="string">
            <text:p>f</text:p>
          </table:table-cell>
          <table:table-cell table:formula="of:=IF([.P41];OFFSET(INDIRECT([.$Q41]);0;3;1);&quot;&quot;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IF([.P41];OFFSET(INDIRECT([.$Q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1];OFFSET(INDIRECT([.$Q41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1];OFFSET(INDIRECT([.$Q41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1] = [$Fachrichtungen.$B$2];[$Themenliste.$I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1]);&quot;=&quot;;&quot;&quot;;1))" office:value-type="string" office:string-value="$Themenliste.B41" calcext:value-type="string">
            <text:p>$Themenliste.B41</text:p>
          </table:table-cell>
          <table:table-cell table:formula="of:=[$Themenliste.B41]" office:value-type="float" office:value="7" calcext:value-type="float">
            <text:p>7</text:p>
          </table:table-cell>
          <table:table-cell table:formula="of:=OFFSET(INDIRECT([.$Q41]);0;1;1)" office:value-type="float" office:value="6" calcext:value-type="float">
            <text:p>6</text:p>
          </table:table-cell>
          <table:table-cell table:formula="of:=OFFSET(INDIRECT([.$Q41]);0;7;1)" office:value-type="string" office:string-value="alle" calcext:value-type="string">
            <text:p>alle</text:p>
          </table:table-cell>
          <table:table-cell table:formula="of:=OFFSET(INDIRECT([.$Q41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4">
          <table:table-cell table:formula="of:=IF([.P42];[$Themenliste.$A42];&quot;&quot;)" office:value-type="string" office:string-value="§ 4 Absatz 2 Nummer 8 a" calcext:value-type="string">
            <text:p>§ 4 Absatz 2 Nummer 8 a</text:p>
          </table:table-cell>
          <table:table-cell table:formula="of:=IF([.P42];OFFSET(INDIRECT([.$Q4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2];OFFSET(INDIRECT([.$Q42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2];OFFSET(INDIRECT([.$Q42]);0;2;1);&quot;&quot;)" office:value-type="string" office:string-value="a" calcext:value-type="string">
            <text:p>a</text:p>
          </table:table-cell>
          <table:table-cell table:formula="of:=IF([.P42];OFFSET(INDIRECT([.$Q42]);0;3;1);&quot;&quot;)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IF([.P42];OFFSET(INDIRECT([.$Q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2];OFFSET(INDIRECT([.$Q42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2];OFFSET(INDIRECT([.$Q42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2] = [$Fachrichtungen.$B$2];[$Themenliste.$I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2]);&quot;=&quot;;&quot;&quot;;1))" office:value-type="string" office:string-value="$Themenliste.B42" calcext:value-type="string">
            <text:p>$Themenliste.B42</text:p>
          </table:table-cell>
          <table:table-cell table:formula="of:=[$Themenliste.B42]" office:value-type="float" office:value="8" calcext:value-type="float">
            <text:p>8</text:p>
          </table:table-cell>
          <table:table-cell table:formula="of:=OFFSET(INDIRECT([.$Q42]);0;1;1)" office:value-type="float" office:value="6" calcext:value-type="float">
            <text:p>6</text:p>
          </table:table-cell>
          <table:table-cell table:formula="of:=OFFSET(INDIRECT([.$Q42]);0;7;1)" office:value-type="string" office:string-value="alle" calcext:value-type="string">
            <text:p>alle</text:p>
          </table:table-cell>
          <table:table-cell table:formula="of:=OFFSET(INDIRECT([.$Q42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14">
          <table:table-cell table:formula="of:=IF([.P43];[$Themenliste.$A43];&quot;&quot;)" office:value-type="string" office:string-value="§ 4 Absatz 2 Nummer 8 b" calcext:value-type="string">
            <text:p>§ 4 Absatz 2 Nummer 8 b</text:p>
          </table:table-cell>
          <table:table-cell table:formula="of:=IF([.P43];OFFSET(INDIRECT([.$Q4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3];OFFSET(INDIRECT([.$Q43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3];OFFSET(INDIRECT([.$Q43]);0;2;1);&quot;&quot;)" office:value-type="string" office:string-value="b" calcext:value-type="string">
            <text:p>b</text:p>
          </table:table-cell>
          <table:table-cell table:formula="of:=IF([.P43];OFFSET(INDIRECT([.$Q43]);0;3;1);&quot;&quot;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IF([.P43];OFFSET(INDIRECT([.$Q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3];OFFSET(INDIRECT([.$Q43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3];OFFSET(INDIRECT([.$Q43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3] = [$Fachrichtungen.$B$2];[$Themenliste.$I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3]);&quot;=&quot;;&quot;&quot;;1))" office:value-type="string" office:string-value="$Themenliste.B43" calcext:value-type="string">
            <text:p>$Themenliste.B43</text:p>
          </table:table-cell>
          <table:table-cell table:formula="of:=[$Themenliste.B43]" office:value-type="float" office:value="8" calcext:value-type="float">
            <text:p>8</text:p>
          </table:table-cell>
          <table:table-cell table:formula="of:=OFFSET(INDIRECT([.$Q43]);0;1;1)" office:value-type="float" office:value="6" calcext:value-type="float">
            <text:p>6</text:p>
          </table:table-cell>
          <table:table-cell table:formula="of:=OFFSET(INDIRECT([.$Q43]);0;7;1)" office:value-type="string" office:string-value="alle" calcext:value-type="string">
            <text:p>alle</text:p>
          </table:table-cell>
          <table:table-cell table:formula="of:=OFFSET(INDIRECT([.$Q43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4];[$Themenliste.$A44];&quot;&quot;)" office:value-type="string" office:string-value="§ 4 Absatz 2 Nummer 8 c" calcext:value-type="string">
            <text:p>§ 4 Absatz 2 Nummer 8 c</text:p>
          </table:table-cell>
          <table:table-cell table:formula="of:=IF([.P44];OFFSET(INDIRECT([.$Q4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4];OFFSET(INDIRECT([.$Q44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4];OFFSET(INDIRECT([.$Q44]);0;2;1);&quot;&quot;)" office:value-type="string" office:string-value="c" calcext:value-type="string">
            <text:p>c</text:p>
          </table:table-cell>
          <table:table-cell table:formula="of:=IF([.P44];OFFSET(INDIRECT([.$Q44]);0;3;1);&quot;&quot;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IF([.P44];OFFSET(INDIRECT([.$Q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4];OFFSET(INDIRECT([.$Q44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4];OFFSET(INDIRECT([.$Q44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4] = [$Fachrichtungen.$B$2];[$Themenliste.$I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4]);&quot;=&quot;;&quot;&quot;;1))" office:value-type="string" office:string-value="$Themenliste.B44" calcext:value-type="string">
            <text:p>$Themenliste.B44</text:p>
          </table:table-cell>
          <table:table-cell table:formula="of:=[$Themenliste.B44]" office:value-type="float" office:value="8" calcext:value-type="float">
            <text:p>8</text:p>
          </table:table-cell>
          <table:table-cell table:formula="of:=OFFSET(INDIRECT([.$Q44]);0;1;1)" office:value-type="float" office:value="6" calcext:value-type="float">
            <text:p>6</text:p>
          </table:table-cell>
          <table:table-cell table:formula="of:=OFFSET(INDIRECT([.$Q44]);0;7;1)" office:value-type="string" office:string-value="alle" calcext:value-type="string">
            <text:p>alle</text:p>
          </table:table-cell>
          <table:table-cell table:formula="of:=OFFSET(INDIRECT([.$Q44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5];[$Themenliste.$A45];&quot;&quot;)" office:value-type="string" office:string-value="§ 4 Absatz 2 Nummer 8 d" calcext:value-type="string">
            <text:p>§ 4 Absatz 2 Nummer 8 d</text:p>
          </table:table-cell>
          <table:table-cell table:formula="of:=IF([.P45];OFFSET(INDIRECT([.$Q4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5];OFFSET(INDIRECT([.$Q45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5];OFFSET(INDIRECT([.$Q45]);0;2;1);&quot;&quot;)" office:value-type="string" office:string-value="d" calcext:value-type="string">
            <text:p>d</text:p>
          </table:table-cell>
          <table:table-cell table:formula="of:=IF([.P45];OFFSET(INDIRECT([.$Q45]);0;3;1);&quot;&quot;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IF([.P45];OFFSET(INDIRECT([.$Q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5];OFFSET(INDIRECT([.$Q45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5];OFFSET(INDIRECT([.$Q45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5] = [$Fachrichtungen.$B$2];[$Themenliste.$I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5]);&quot;=&quot;;&quot;&quot;;1))" office:value-type="string" office:string-value="$Themenliste.B45" calcext:value-type="string">
            <text:p>$Themenliste.B45</text:p>
          </table:table-cell>
          <table:table-cell table:formula="of:=[$Themenliste.B45]" office:value-type="float" office:value="8" calcext:value-type="float">
            <text:p>8</text:p>
          </table:table-cell>
          <table:table-cell table:formula="of:=OFFSET(INDIRECT([.$Q45]);0;1;1)" office:value-type="float" office:value="6" calcext:value-type="float">
            <text:p>6</text:p>
          </table:table-cell>
          <table:table-cell table:formula="of:=OFFSET(INDIRECT([.$Q45]);0;7;1)" office:value-type="string" office:string-value="alle" calcext:value-type="string">
            <text:p>alle</text:p>
          </table:table-cell>
          <table:table-cell table:formula="of:=OFFSET(INDIRECT([.$Q45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6];[$Themenliste.$A46];&quot;&quot;)" office:value-type="string" office:string-value="§ 4 Absatz 2 Nummer 8 e" calcext:value-type="string">
            <text:p>§ 4 Absatz 2 Nummer 8 e</text:p>
          </table:table-cell>
          <table:table-cell table:formula="of:=IF([.P46];OFFSET(INDIRECT([.$Q4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6];OFFSET(INDIRECT([.$Q46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6];OFFSET(INDIRECT([.$Q46]);0;2;1);&quot;&quot;)" office:value-type="string" office:string-value="e" calcext:value-type="string">
            <text:p>e</text:p>
          </table:table-cell>
          <table:table-cell table:formula="of:=IF([.P46];OFFSET(INDIRECT([.$Q46]);0;3;1);&quot;&quot;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IF([.P46];OFFSET(INDIRECT([.$Q4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6];OFFSET(INDIRECT([.$Q46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6];OFFSET(INDIRECT([.$Q46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6] = [$Fachrichtungen.$B$2];[$Themenliste.$I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6]);&quot;=&quot;;&quot;&quot;;1))" office:value-type="string" office:string-value="$Themenliste.B46" calcext:value-type="string">
            <text:p>$Themenliste.B46</text:p>
          </table:table-cell>
          <table:table-cell table:formula="of:=[$Themenliste.B46]" office:value-type="float" office:value="8" calcext:value-type="float">
            <text:p>8</text:p>
          </table:table-cell>
          <table:table-cell table:formula="of:=OFFSET(INDIRECT([.$Q46]);0;1;1)" office:value-type="float" office:value="6" calcext:value-type="float">
            <text:p>6</text:p>
          </table:table-cell>
          <table:table-cell table:formula="of:=OFFSET(INDIRECT([.$Q46]);0;7;1)" office:value-type="string" office:string-value="alle" calcext:value-type="string">
            <text:p>alle</text:p>
          </table:table-cell>
          <table:table-cell table:formula="of:=OFFSET(INDIRECT([.$Q46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5">
          <table:table-cell table:formula="of:=IF([.P47];[$Themenliste.$A47];&quot;&quot;)" office:value-type="string" office:string-value="§ 4 Absatz 2 Nummer 8 f" calcext:value-type="string">
            <text:p>§ 4 Absatz 2 Nummer 8 f</text:p>
          </table:table-cell>
          <table:table-cell table:formula="of:=IF([.P47];OFFSET(INDIRECT([.$Q4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7];OFFSET(INDIRECT([.$Q47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7];OFFSET(INDIRECT([.$Q47]);0;2;1);&quot;&quot;)" office:value-type="string" office:string-value="f" calcext:value-type="string">
            <text:p>f</text:p>
          </table:table-cell>
          <table:table-cell table:formula="of:=IF([.P47];OFFSET(INDIRECT([.$Q47]);0;3;1);&quot;&quot;)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IF([.P47];OFFSET(INDIRECT([.$Q4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7];OFFSET(INDIRECT([.$Q47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7];OFFSET(INDIRECT([.$Q47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7] = [$Fachrichtungen.$B$2];[$Themenliste.$I4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7]);&quot;=&quot;;&quot;&quot;;1))" office:value-type="string" office:string-value="$Themenliste.B47" calcext:value-type="string">
            <text:p>$Themenliste.B47</text:p>
          </table:table-cell>
          <table:table-cell table:formula="of:=[$Themenliste.B47]" office:value-type="float" office:value="8" calcext:value-type="float">
            <text:p>8</text:p>
          </table:table-cell>
          <table:table-cell table:formula="of:=OFFSET(INDIRECT([.$Q47]);0;1;1)" office:value-type="float" office:value="6" calcext:value-type="float">
            <text:p>6</text:p>
          </table:table-cell>
          <table:table-cell table:formula="of:=OFFSET(INDIRECT([.$Q47]);0;7;1)" office:value-type="string" office:string-value="alle" calcext:value-type="string">
            <text:p>alle</text:p>
          </table:table-cell>
          <table:table-cell table:formula="of:=OFFSET(INDIRECT([.$Q47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8];[$Themenliste.$A48];&quot;&quot;)" office:value-type="string" office:string-value="§ 4 Absatz 2 Nummer 9 a" calcext:value-type="string">
            <text:p>§ 4 Absatz 2 Nummer 9 a</text:p>
          </table:table-cell>
          <table:table-cell table:formula="of:=IF([.P48];OFFSET(INDIRECT([.$Q4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8];OFFSET(INDIRECT([.$Q48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8];OFFSET(INDIRECT([.$Q48]);0;2;1);&quot;&quot;)" office:value-type="string" office:string-value="a" calcext:value-type="string">
            <text:p>a</text:p>
          </table:table-cell>
          <table:table-cell table:formula="of:=IF([.P48];OFFSET(INDIRECT([.$Q48]);0;3;1)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IF([.P48];OFFSET(INDIRECT([.$Q4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8];OFFSET(INDIRECT([.$Q48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8];OFFSET(INDIRECT([.$Q48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8] = [$Fachrichtungen.$B$2];[$Themenliste.$I4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8]);&quot;=&quot;;&quot;&quot;;1))" office:value-type="string" office:string-value="$Themenliste.B48" calcext:value-type="string">
            <text:p>$Themenliste.B48</text:p>
          </table:table-cell>
          <table:table-cell table:formula="of:=[$Themenliste.B48]" office:value-type="float" office:value="9" calcext:value-type="float">
            <text:p>9</text:p>
          </table:table-cell>
          <table:table-cell table:formula="of:=OFFSET(INDIRECT([.$Q48]);0;1;1)" office:value-type="float" office:value="2" calcext:value-type="float">
            <text:p>2</text:p>
          </table:table-cell>
          <table:table-cell table:formula="of:=OFFSET(INDIRECT([.$Q48]);0;7;1)" office:value-type="string" office:string-value="alle" calcext:value-type="string">
            <text:p>alle</text:p>
          </table:table-cell>
          <table:table-cell table:formula="of:=OFFSET(INDIRECT([.$Q48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4">
          <table:table-cell table:formula="of:=IF([.P49];[$Themenliste.$A49];&quot;&quot;)" office:value-type="string" office:string-value="§ 4 Absatz 2 Nummer 9 b" calcext:value-type="string">
            <text:p>§ 4 Absatz 2 Nummer 9 b</text:p>
          </table:table-cell>
          <table:table-cell table:formula="of:=IF([.P49];OFFSET(INDIRECT([.$Q4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9];OFFSET(INDIRECT([.$Q49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9];OFFSET(INDIRECT([.$Q49]);0;2;1);&quot;&quot;)" office:value-type="string" office:string-value="b" calcext:value-type="string">
            <text:p>b</text:p>
          </table:table-cell>
          <table:table-cell table:formula="of:=IF([.P49];OFFSET(INDIRECT([.$Q49]);0;3;1);&quot;&quot;)" office:value-type="string" office:string-value="Speicherlösungen, insbesondere Datenbanksysteme, Integrieren" calcext:value-type="string">
            <text:p>Speicherlösungen, insbesondere Datenbanksysteme, Integrieren</text:p>
          </table:table-cell>
          <table:table-cell table:formula="of:=IF([.P49];OFFSET(INDIRECT([.$Q4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9];OFFSET(INDIRECT([.$Q49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9];OFFSET(INDIRECT([.$Q49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9] = [$Fachrichtungen.$B$2];[$Themenliste.$I4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9]);&quot;=&quot;;&quot;&quot;;1))" office:value-type="string" office:string-value="$Themenliste.B49" calcext:value-type="string">
            <text:p>$Themenliste.B49</text:p>
          </table:table-cell>
          <table:table-cell table:formula="of:=[$Themenliste.B49]" office:value-type="float" office:value="9" calcext:value-type="float">
            <text:p>9</text:p>
          </table:table-cell>
          <table:table-cell table:formula="of:=OFFSET(INDIRECT([.$Q49]);0;1;1)" office:value-type="float" office:value="2" calcext:value-type="float">
            <text:p>2</text:p>
          </table:table-cell>
          <table:table-cell table:formula="of:=OFFSET(INDIRECT([.$Q49]);0;7;1)" office:value-type="string" office:string-value="alle" calcext:value-type="string">
            <text:p>alle</text:p>
          </table:table-cell>
          <table:table-cell table:formula="of:=OFFSET(INDIRECT([.$Q49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6">
          <table:table-cell table:formula="of:=IF([.P50];[$Themenliste.$A50];&quot;&quot;)" office:value-type="string" office:string-value="§ 4 Absatz 2 Nummer 10 a" calcext:value-type="string">
            <text:p>§ 4 Absatz 2 Nummer 10 a</text:p>
          </table:table-cell>
          <table:table-cell table:formula="of:=IF([.P50];OFFSET(INDIRECT([.$Q5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0];OFFSET(INDIRECT([.$Q50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0];OFFSET(INDIRECT([.$Q50]);0;2;1);&quot;&quot;)" office:value-type="string" office:string-value="a" calcext:value-type="string">
            <text:p>a</text:p>
          </table:table-cell>
          <table:table-cell table:formula="of:=IF([.P50];OFFSET(INDIRECT([.$Q50]);0;3;1);&quot;&quot;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IF([.P50];OFFSET(INDIRECT([.$Q5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0];OFFSET(INDIRECT([.$Q50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0];OFFSET(INDIRECT([.$Q50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0] = [$Fachrichtungen.$B$2];[$Themenliste.$I5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0]);&quot;=&quot;;&quot;&quot;;1))" office:value-type="string" office:string-value="$Themenliste.B50" calcext:value-type="string">
            <text:p>$Themenliste.B50</text:p>
          </table:table-cell>
          <table:table-cell table:formula="of:=[$Themenliste.B50]" office:value-type="float" office:value="10" calcext:value-type="float">
            <text:p>10</text:p>
          </table:table-cell>
          <table:table-cell table:formula="of:=OFFSET(INDIRECT([.$Q50]);0;1;1)" office:value-type="float" office:value="3" calcext:value-type="float">
            <text:p>3</text:p>
          </table:table-cell>
          <table:table-cell table:formula="of:=OFFSET(INDIRECT([.$Q50]);0;7;1)" office:value-type="string" office:string-value="alle" calcext:value-type="string">
            <text:p>alle</text:p>
          </table:table-cell>
          <table:table-cell table:formula="of:=OFFSET(INDIRECT([.$Q50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2">
          <table:table-cell table:formula="of:=IF([.P51];[$Themenliste.$A51];&quot;&quot;)" office:value-type="string" office:string-value="§ 4 Absatz 2 Nummer 10 b" calcext:value-type="string">
            <text:p>§ 4 Absatz 2 Nummer 10 b</text:p>
          </table:table-cell>
          <table:table-cell table:formula="of:=IF([.P51];OFFSET(INDIRECT([.$Q5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1];OFFSET(INDIRECT([.$Q51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1];OFFSET(INDIRECT([.$Q51]);0;2;1);&quot;&quot;)" office:value-type="string" office:string-value="b" calcext:value-type="string">
            <text:p>b</text:p>
          </table:table-cell>
          <table:table-cell table:formula="of:=IF([.P51];OFFSET(INDIRECT([.$Q51]);0;3;1);&quot;&quot;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IF([.P51];OFFSET(INDIRECT([.$Q5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1];OFFSET(INDIRECT([.$Q51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1];OFFSET(INDIRECT([.$Q51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1] = [$Fachrichtungen.$B$2];[$Themenliste.$I5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1]);&quot;=&quot;;&quot;&quot;;1))" office:value-type="string" office:string-value="$Themenliste.B51" calcext:value-type="string">
            <text:p>$Themenliste.B51</text:p>
          </table:table-cell>
          <table:table-cell table:formula="of:=[$Themenliste.B51]" office:value-type="float" office:value="10" calcext:value-type="float">
            <text:p>10</text:p>
          </table:table-cell>
          <table:table-cell table:formula="of:=OFFSET(INDIRECT([.$Q51]);0;1;1)" office:value-type="float" office:value="3" calcext:value-type="float">
            <text:p>3</text:p>
          </table:table-cell>
          <table:table-cell table:formula="of:=OFFSET(INDIRECT([.$Q51]);0;7;1)" office:value-type="string" office:string-value="alle" calcext:value-type="string">
            <text:p>alle</text:p>
          </table:table-cell>
          <table:table-cell table:formula="of:=OFFSET(INDIRECT([.$Q51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14">
          <table:table-cell table:formula="of:=IF([.P52];[$Themenliste.$A52];&quot;&quot;)" office:value-type="string" office:string-value="§ 4 Absatz 2 Nummer 10 c" calcext:value-type="string">
            <text:p>§ 4 Absatz 2 Nummer 10 c</text:p>
          </table:table-cell>
          <table:table-cell table:formula="of:=IF([.P52];OFFSET(INDIRECT([.$Q5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2];OFFSET(INDIRECT([.$Q52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2];OFFSET(INDIRECT([.$Q52]);0;2;1);&quot;&quot;)" office:value-type="string" office:string-value="c" calcext:value-type="string">
            <text:p>c</text:p>
          </table:table-cell>
          <table:table-cell table:formula="of:=IF([.P52];OFFSET(INDIRECT([.$Q52]);0;3;1);&quot;&quot;)" office:value-type="string" office:string-value="Teilaufgaben von IT-Systemen automatisieren" calcext:value-type="string">
            <text:p>Teilaufgaben von IT-Systemen automatisieren</text:p>
          </table:table-cell>
          <table:table-cell table:formula="of:=IF([.P52];OFFSET(INDIRECT([.$Q5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2];OFFSET(INDIRECT([.$Q52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2];OFFSET(INDIRECT([.$Q52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2] = [$Fachrichtungen.$B$2];[$Themenliste.$I5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2]);&quot;=&quot;;&quot;&quot;;1))" office:value-type="string" office:string-value="$Themenliste.B52" calcext:value-type="string">
            <text:p>$Themenliste.B52</text:p>
          </table:table-cell>
          <table:table-cell table:formula="of:=[$Themenliste.B52]" office:value-type="float" office:value="10" calcext:value-type="float">
            <text:p>10</text:p>
          </table:table-cell>
          <table:table-cell table:formula="of:=OFFSET(INDIRECT([.$Q52]);0;1;1)" office:value-type="float" office:value="3" calcext:value-type="float">
            <text:p>3</text:p>
          </table:table-cell>
          <table:table-cell table:formula="of:=OFFSET(INDIRECT([.$Q52]);0;7;1)" office:value-type="string" office:string-value="alle" calcext:value-type="string">
            <text:p>alle</text:p>
          </table:table-cell>
          <table:table-cell table:formula="of:=OFFSET(INDIRECT([.$Q52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3">
          <table:table-cell table:formula="of:=IF([.P53];[$Themenliste.$A53];&quot;&quot;)" office:value-type="string" office:string-value="§ 4 Absatz 3 Nummer 1 a" calcext:value-type="string">
            <text:p>§ 4 Absatz 3 Nummer 1 a</text:p>
          </table:table-cell>
          <table:table-cell table:formula="of:=IF([.P53];OFFSET(INDIRECT([.$Q5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3];OFFSET(INDIRECT([.$Q53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3];OFFSET(INDIRECT([.$Q53]);0;2;1);&quot;&quot;)" office:value-type="string" office:string-value="a" calcext:value-type="string">
            <text:p>a</text:p>
          </table:table-cell>
          <table:table-cell table:formula="of:=IF([.P53];OFFSET(INDIRECT([.$Q53]);0;3;1);&quot;&quot;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IF([.P53];OFFSET(INDIRECT([.$Q5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3];OFFSET(INDIRECT([.$Q53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3];OFFSET(INDIRECT([.$Q53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3] = [$Fachrichtungen.$B$2];[$Themenliste.$I5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3]);&quot;=&quot;;&quot;&quot;;1))" office:value-type="string" office:string-value="$Themenliste.B53" calcext:value-type="string">
            <text:p>$Themenliste.B53</text:p>
          </table:table-cell>
          <table:table-cell table:formula="of:=[$Themenliste.B53]" office:value-type="float" office:value="1" calcext:value-type="float">
            <text:p>1</text:p>
          </table:table-cell>
          <table:table-cell table:formula="of:=OFFSET(INDIRECT([.$Q53]);0;1;1)" office:value-type="float" office:value="7" calcext:value-type="float">
            <text:p>7</text:p>
          </table:table-cell>
          <table:table-cell table:formula="of:=OFFSET(INDIRECT([.$Q53]);0;7;1)" office:value-type="string" office:string-value="Anw" calcext:value-type="string">
            <text:p>Anw</text:p>
          </table:table-cell>
          <table:table-cell table:formula="of:=OFFSET(INDIRECT([.$Q53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14">
          <table:table-cell table:formula="of:=IF([.P54];[$Themenliste.$A54];&quot;&quot;)" office:value-type="string" office:string-value="§ 4 Absatz 3 Nummer 1 b" calcext:value-type="string">
            <text:p>§ 4 Absatz 3 Nummer 1 b</text:p>
          </table:table-cell>
          <table:table-cell table:formula="of:=IF([.P54];OFFSET(INDIRECT([.$Q5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4];OFFSET(INDIRECT([.$Q54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4];OFFSET(INDIRECT([.$Q54]);0;2;1);&quot;&quot;)" office:value-type="string" office:string-value="b" calcext:value-type="string">
            <text:p>b</text:p>
          </table:table-cell>
          <table:table-cell table:formula="of:=IF([.P54];OFFSET(INDIRECT([.$Q54]);0;3;1);&quot;&quot;)" office:value-type="string" office:string-value="Analyse- und Designverfahren anwenden" calcext:value-type="string">
            <text:p>Analyse- und Designverfahren anwenden</text:p>
          </table:table-cell>
          <table:table-cell table:formula="of:=IF([.P54];OFFSET(INDIRECT([.$Q5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4];OFFSET(INDIRECT([.$Q54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4];OFFSET(INDIRECT([.$Q54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4] = [$Fachrichtungen.$B$2];[$Themenliste.$I5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4]);&quot;=&quot;;&quot;&quot;;1))" office:value-type="string" office:string-value="$Themenliste.B54" calcext:value-type="string">
            <text:p>$Themenliste.B54</text:p>
          </table:table-cell>
          <table:table-cell table:formula="of:=[$Themenliste.B54]" office:value-type="float" office:value="1" calcext:value-type="float">
            <text:p>1</text:p>
          </table:table-cell>
          <table:table-cell table:formula="of:=OFFSET(INDIRECT([.$Q54]);0;1;1)" office:value-type="float" office:value="7" calcext:value-type="float">
            <text:p>7</text:p>
          </table:table-cell>
          <table:table-cell table:formula="of:=OFFSET(INDIRECT([.$Q54]);0;7;1)" office:value-type="string" office:string-value="Anw" calcext:value-type="string">
            <text:p>Anw</text:p>
          </table:table-cell>
          <table:table-cell table:formula="of:=OFFSET(INDIRECT([.$Q54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2">
          <table:table-cell table:formula="of:=IF([.P55];[$Themenliste.$A55];&quot;&quot;)" office:value-type="string" office:string-value="§ 4 Absatz 3 Nummer 1 c" calcext:value-type="string">
            <text:p>§ 4 Absatz 3 Nummer 1 c</text:p>
          </table:table-cell>
          <table:table-cell table:formula="of:=IF([.P55];OFFSET(INDIRECT([.$Q5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5];OFFSET(INDIRECT([.$Q55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5];OFFSET(INDIRECT([.$Q55]);0;2;1);&quot;&quot;)" office:value-type="string" office:string-value="c" calcext:value-type="string">
            <text:p>c</text:p>
          </table:table-cell>
          <table:table-cell table:formula="of:=IF([.P55];OFFSET(INDIRECT([.$Q55]);0;3;1);&quot;&quot;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IF([.P55];OFFSET(INDIRECT([.$Q5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5];OFFSET(INDIRECT([.$Q55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5];OFFSET(INDIRECT([.$Q55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5] = [$Fachrichtungen.$B$2];[$Themenliste.$I5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5]);&quot;=&quot;;&quot;&quot;;1))" office:value-type="string" office:string-value="$Themenliste.B55" calcext:value-type="string">
            <text:p>$Themenliste.B55</text:p>
          </table:table-cell>
          <table:table-cell table:formula="of:=[$Themenliste.B55]" office:value-type="float" office:value="1" calcext:value-type="float">
            <text:p>1</text:p>
          </table:table-cell>
          <table:table-cell table:formula="of:=OFFSET(INDIRECT([.$Q55]);0;1;1)" office:value-type="float" office:value="7" calcext:value-type="float">
            <text:p>7</text:p>
          </table:table-cell>
          <table:table-cell table:formula="of:=OFFSET(INDIRECT([.$Q55]);0;7;1)" office:value-type="string" office:string-value="Anw" calcext:value-type="string">
            <text:p>Anw</text:p>
          </table:table-cell>
          <table:table-cell table:formula="of:=OFFSET(INDIRECT([.$Q55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3">
          <table:table-cell table:formula="of:=IF([.P56];[$Themenliste.$A56];&quot;&quot;)" office:value-type="string" office:string-value="§ 4 Absatz 3 Nummer 1 d" calcext:value-type="string">
            <text:p>§ 4 Absatz 3 Nummer 1 d</text:p>
          </table:table-cell>
          <table:table-cell table:formula="of:=IF([.P56];OFFSET(INDIRECT([.$Q56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6];OFFSET(INDIRECT([.$Q56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6];OFFSET(INDIRECT([.$Q56]);0;2;1);&quot;&quot;)" office:value-type="string" office:string-value="d" calcext:value-type="string">
            <text:p>d</text:p>
          </table:table-cell>
          <table:table-cell table:formula="of:=IF([.P56];OFFSET(INDIRECT([.$Q56]);0;3;1);&quot;&quot;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IF([.P56];OFFSET(INDIRECT([.$Q56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6];OFFSET(INDIRECT([.$Q56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6];OFFSET(INDIRECT([.$Q56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6] = [$Fachrichtungen.$B$2];[$Themenliste.$I5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6]);&quot;=&quot;;&quot;&quot;;1))" office:value-type="string" office:string-value="$Themenliste.B56" calcext:value-type="string">
            <text:p>$Themenliste.B56</text:p>
          </table:table-cell>
          <table:table-cell table:formula="of:=[$Themenliste.B56]" office:value-type="float" office:value="1" calcext:value-type="float">
            <text:p>1</text:p>
          </table:table-cell>
          <table:table-cell table:formula="of:=OFFSET(INDIRECT([.$Q56]);0;1;1)" office:value-type="float" office:value="7" calcext:value-type="float">
            <text:p>7</text:p>
          </table:table-cell>
          <table:table-cell table:formula="of:=OFFSET(INDIRECT([.$Q56]);0;7;1)" office:value-type="string" office:string-value="Anw" calcext:value-type="string">
            <text:p>Anw</text:p>
          </table:table-cell>
          <table:table-cell table:formula="of:=OFFSET(INDIRECT([.$Q56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14">
          <table:table-cell table:formula="of:=IF([.P57];[$Themenliste.$A57];&quot;&quot;)" office:value-type="string" office:string-value="§ 4 Absatz 3 Nummer 1 e" calcext:value-type="string">
            <text:p>§ 4 Absatz 3 Nummer 1 e</text:p>
          </table:table-cell>
          <table:table-cell table:formula="of:=IF([.P57];OFFSET(INDIRECT([.$Q57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7];OFFSET(INDIRECT([.$Q57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7];OFFSET(INDIRECT([.$Q57]);0;2;1);&quot;&quot;)" office:value-type="string" office:string-value="e" calcext:value-type="string">
            <text:p>e</text:p>
          </table:table-cell>
          <table:table-cell table:formula="of:=IF([.P57];OFFSET(INDIRECT([.$Q57]);0;3;1);&quot;&quot;)" office:value-type="string" office:string-value="bestehende Anwendungslösungen anpassen" calcext:value-type="string">
            <text:p>bestehende Anwendungslösungen anpassen</text:p>
          </table:table-cell>
          <table:table-cell table:formula="of:=IF([.P57];OFFSET(INDIRECT([.$Q57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7];OFFSET(INDIRECT([.$Q57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7];OFFSET(INDIRECT([.$Q57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7] = [$Fachrichtungen.$B$2];[$Themenliste.$I5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7]);&quot;=&quot;;&quot;&quot;;1))" office:value-type="string" office:string-value="$Themenliste.B57" calcext:value-type="string">
            <text:p>$Themenliste.B57</text:p>
          </table:table-cell>
          <table:table-cell table:formula="of:=[$Themenliste.B57]" office:value-type="float" office:value="1" calcext:value-type="float">
            <text:p>1</text:p>
          </table:table-cell>
          <table:table-cell table:formula="of:=OFFSET(INDIRECT([.$Q57]);0;1;1)" office:value-type="float" office:value="7" calcext:value-type="float">
            <text:p>7</text:p>
          </table:table-cell>
          <table:table-cell table:formula="of:=OFFSET(INDIRECT([.$Q57]);0;7;1)" office:value-type="string" office:string-value="Anw" calcext:value-type="string">
            <text:p>Anw</text:p>
          </table:table-cell>
          <table:table-cell table:formula="of:=OFFSET(INDIRECT([.$Q57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2">
          <table:table-cell table:formula="of:=IF([.P58];[$Themenliste.$A58];&quot;&quot;)" office:value-type="string" office:string-value="§ 4 Absatz 3 Nummer 1 f" calcext:value-type="string">
            <text:p>§ 4 Absatz 3 Nummer 1 f</text:p>
          </table:table-cell>
          <table:table-cell table:formula="of:=IF([.P58];OFFSET(INDIRECT([.$Q58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8];OFFSET(INDIRECT([.$Q58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8];OFFSET(INDIRECT([.$Q58]);0;2;1);&quot;&quot;)" office:value-type="string" office:string-value="f" calcext:value-type="string">
            <text:p>f</text:p>
          </table:table-cell>
          <table:table-cell table:formula="of:=IF([.P58];OFFSET(INDIRECT([.$Q58]);0;3;1);&quot;&quot;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IF([.P58];OFFSET(INDIRECT([.$Q58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8];OFFSET(INDIRECT([.$Q58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8];OFFSET(INDIRECT([.$Q58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8] = [$Fachrichtungen.$B$2];[$Themenliste.$I5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8]);&quot;=&quot;;&quot;&quot;;1))" office:value-type="string" office:string-value="$Themenliste.B58" calcext:value-type="string">
            <text:p>$Themenliste.B58</text:p>
          </table:table-cell>
          <table:table-cell table:formula="of:=[$Themenliste.B58]" office:value-type="float" office:value="1" calcext:value-type="float">
            <text:p>1</text:p>
          </table:table-cell>
          <table:table-cell table:formula="of:=OFFSET(INDIRECT([.$Q58]);0;1;1)" office:value-type="float" office:value="7" calcext:value-type="float">
            <text:p>7</text:p>
          </table:table-cell>
          <table:table-cell table:formula="of:=OFFSET(INDIRECT([.$Q58]);0;7;1)" office:value-type="string" office:string-value="Anw" calcext:value-type="string">
            <text:p>Anw</text:p>
          </table:table-cell>
          <table:table-cell table:formula="of:=OFFSET(INDIRECT([.$Q58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3">
          <table:table-cell table:formula="of:=IF([.P59];[$Themenliste.$A59];&quot;&quot;)" office:value-type="string" office:string-value="§ 4 Absatz 3 Nummer 1 g" calcext:value-type="string">
            <text:p>§ 4 Absatz 3 Nummer 1 g</text:p>
          </table:table-cell>
          <table:table-cell table:formula="of:=IF([.P59];OFFSET(INDIRECT([.$Q59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9];OFFSET(INDIRECT([.$Q59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9];OFFSET(INDIRECT([.$Q59]);0;2;1);&quot;&quot;)" office:value-type="string" office:string-value="g" calcext:value-type="string">
            <text:p>g</text:p>
          </table:table-cell>
          <table:table-cell table:formula="of:=IF([.P59];OFFSET(INDIRECT([.$Q59]);0;3;1);&quot;&quot;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IF([.P59];OFFSET(INDIRECT([.$Q59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9];OFFSET(INDIRECT([.$Q59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9];OFFSET(INDIRECT([.$Q59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9] = [$Fachrichtungen.$B$2];[$Themenliste.$I5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9]);&quot;=&quot;;&quot;&quot;;1))" office:value-type="string" office:string-value="$Themenliste.B59" calcext:value-type="string">
            <text:p>$Themenliste.B59</text:p>
          </table:table-cell>
          <table:table-cell table:formula="of:=[$Themenliste.B59]" office:value-type="float" office:value="1" calcext:value-type="float">
            <text:p>1</text:p>
          </table:table-cell>
          <table:table-cell table:formula="of:=OFFSET(INDIRECT([.$Q59]);0;1;1)" office:value-type="float" office:value="7" calcext:value-type="float">
            <text:p>7</text:p>
          </table:table-cell>
          <table:table-cell table:formula="of:=OFFSET(INDIRECT([.$Q59]);0;7;1)" office:value-type="string" office:string-value="Anw" calcext:value-type="string">
            <text:p>Anw</text:p>
          </table:table-cell>
          <table:table-cell table:formula="of:=OFFSET(INDIRECT([.$Q59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2">
          <table:table-cell table:formula="of:=IF([.P60];[$Themenliste.$A60];&quot;&quot;)" office:value-type="string" office:string-value="§ 4 Absatz 3 Nummer 2 a" calcext:value-type="string">
            <text:p>§ 4 Absatz 3 Nummer 2 a</text:p>
          </table:table-cell>
          <table:table-cell table:formula="of:=IF([.P60];OFFSET(INDIRECT([.$Q60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0];OFFSET(INDIRECT([.$Q60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0];OFFSET(INDIRECT([.$Q60]);0;2;1);&quot;&quot;)" office:value-type="string" office:string-value="a" calcext:value-type="string">
            <text:p>a</text:p>
          </table:table-cell>
          <table:table-cell table:formula="of:=IF([.P60];OFFSET(INDIRECT([.$Q60]);0;3;1);&quot;&quot;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IF([.P60];OFFSET(INDIRECT([.$Q60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0];OFFSET(INDIRECT([.$Q60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0];OFFSET(INDIRECT([.$Q60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0] = [$Fachrichtungen.$B$2];[$Themenliste.$I6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0]);&quot;=&quot;;&quot;&quot;;1))" office:value-type="string" office:string-value="$Themenliste.B60" calcext:value-type="string">
            <text:p>$Themenliste.B60</text:p>
          </table:table-cell>
          <table:table-cell table:formula="of:=[$Themenliste.B60]" office:value-type="float" office:value="2" calcext:value-type="float">
            <text:p>2</text:p>
          </table:table-cell>
          <table:table-cell table:formula="of:=OFFSET(INDIRECT([.$Q60]);0;1;1)" office:value-type="float" office:value="6" calcext:value-type="float">
            <text:p>6</text:p>
          </table:table-cell>
          <table:table-cell table:formula="of:=OFFSET(INDIRECT([.$Q60]);0;7;1)" office:value-type="string" office:string-value="Anw" calcext:value-type="string">
            <text:p>Anw</text:p>
          </table:table-cell>
          <table:table-cell table:formula="of:=OFFSET(INDIRECT([.$Q60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4">
          <table:table-cell table:formula="of:=IF([.P61];[$Themenliste.$A61];&quot;&quot;)" office:value-type="string" office:string-value="§ 4 Absatz 3 Nummer 2 b" calcext:value-type="string">
            <text:p>§ 4 Absatz 3 Nummer 2 b</text:p>
          </table:table-cell>
          <table:table-cell table:formula="of:=IF([.P61];OFFSET(INDIRECT([.$Q61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1];OFFSET(INDIRECT([.$Q61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1];OFFSET(INDIRECT([.$Q61]);0;2;1);&quot;&quot;)" office:value-type="string" office:string-value="b" calcext:value-type="string">
            <text:p>b</text:p>
          </table:table-cell>
          <table:table-cell table:formula="of:=IF([.P61];OFFSET(INDIRECT([.$Q61]);0;3;1);&quot;&quot;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IF([.P61];OFFSET(INDIRECT([.$Q61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1];OFFSET(INDIRECT([.$Q61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1];OFFSET(INDIRECT([.$Q61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1] = [$Fachrichtungen.$B$2];[$Themenliste.$I6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1]);&quot;=&quot;;&quot;&quot;;1))" office:value-type="string" office:string-value="$Themenliste.B61" calcext:value-type="string">
            <text:p>$Themenliste.B61</text:p>
          </table:table-cell>
          <table:table-cell table:formula="of:=[$Themenliste.B61]" office:value-type="float" office:value="2" calcext:value-type="float">
            <text:p>2</text:p>
          </table:table-cell>
          <table:table-cell table:formula="of:=OFFSET(INDIRECT([.$Q61]);0;1;1)" office:value-type="float" office:value="6" calcext:value-type="float">
            <text:p>6</text:p>
          </table:table-cell>
          <table:table-cell table:formula="of:=OFFSET(INDIRECT([.$Q61]);0;7;1)" office:value-type="string" office:string-value="Anw" calcext:value-type="string">
            <text:p>Anw</text:p>
          </table:table-cell>
          <table:table-cell table:formula="of:=OFFSET(INDIRECT([.$Q61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4">
          <table:table-cell table:formula="of:=IF([.P62];[$Themenliste.$A62];&quot;&quot;)" office:value-type="string" office:string-value="§ 4 Absatz 3 Nummer 2 c" calcext:value-type="string">
            <text:p>§ 4 Absatz 3 Nummer 2 c</text:p>
          </table:table-cell>
          <table:table-cell table:formula="of:=IF([.P62];OFFSET(INDIRECT([.$Q62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2];OFFSET(INDIRECT([.$Q62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2];OFFSET(INDIRECT([.$Q62]);0;2;1);&quot;&quot;)" office:value-type="string" office:string-value="c" calcext:value-type="string">
            <text:p>c</text:p>
          </table:table-cell>
          <table:table-cell table:formula="of:=IF([.P62];OFFSET(INDIRECT([.$Q62]);0;3;1);&quot;&quot;)" office:value-type="string" office:string-value="Modultests erstellen und durchführen" calcext:value-type="string">
            <text:p>Modultests erstellen und durchführen</text:p>
          </table:table-cell>
          <table:table-cell table:formula="of:=IF([.P62];OFFSET(INDIRECT([.$Q62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2];OFFSET(INDIRECT([.$Q62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2];OFFSET(INDIRECT([.$Q62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2] = [$Fachrichtungen.$B$2];[$Themenliste.$I6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2]);&quot;=&quot;;&quot;&quot;;1))" office:value-type="string" office:string-value="$Themenliste.B62" calcext:value-type="string">
            <text:p>$Themenliste.B62</text:p>
          </table:table-cell>
          <table:table-cell table:formula="of:=[$Themenliste.B62]" office:value-type="float" office:value="2" calcext:value-type="float">
            <text:p>2</text:p>
          </table:table-cell>
          <table:table-cell table:formula="of:=OFFSET(INDIRECT([.$Q62]);0;1;1)" office:value-type="float" office:value="6" calcext:value-type="float">
            <text:p>6</text:p>
          </table:table-cell>
          <table:table-cell table:formula="of:=OFFSET(INDIRECT([.$Q62]);0;7;1)" office:value-type="string" office:string-value="Anw" calcext:value-type="string">
            <text:p>Anw</text:p>
          </table:table-cell>
          <table:table-cell table:formula="of:=OFFSET(INDIRECT([.$Q62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4">
          <table:table-cell table:formula="of:=IF([.P63];[$Themenliste.$A63];&quot;&quot;)" office:value-type="string" office:string-value="§ 4 Absatz 3 Nummer 2 d" calcext:value-type="string">
            <text:p>§ 4 Absatz 3 Nummer 2 d</text:p>
          </table:table-cell>
          <table:table-cell table:formula="of:=IF([.P63];OFFSET(INDIRECT([.$Q6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3];OFFSET(INDIRECT([.$Q63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3];OFFSET(INDIRECT([.$Q63]);0;2;1);&quot;&quot;)" office:value-type="string" office:string-value="d" calcext:value-type="string">
            <text:p>d</text:p>
          </table:table-cell>
          <table:table-cell table:formula="of:=IF([.P63];OFFSET(INDIRECT([.$Q63]);0;3;1);&quot;&quot;)" office:value-type="string" office:string-value="Werkzeuge zur Versionsverwaltung einsetzen" calcext:value-type="string">
            <text:p>Werkzeuge zur Versionsverwaltung einsetzen</text:p>
          </table:table-cell>
          <table:table-cell table:formula="of:=IF([.P63];OFFSET(INDIRECT([.$Q6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3];OFFSET(INDIRECT([.$Q6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3];OFFSET(INDIRECT([.$Q63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3] = [$Fachrichtungen.$B$2];[$Themenliste.$I6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3]);&quot;=&quot;;&quot;&quot;;1))" office:value-type="string" office:string-value="$Themenliste.B63" calcext:value-type="string">
            <text:p>$Themenliste.B63</text:p>
          </table:table-cell>
          <table:table-cell table:formula="of:=[$Themenliste.B63]" office:value-type="float" office:value="2" calcext:value-type="float">
            <text:p>2</text:p>
          </table:table-cell>
          <table:table-cell table:formula="of:=OFFSET(INDIRECT([.$Q63]);0;1;1)" office:value-type="float" office:value="6" calcext:value-type="float">
            <text:p>6</text:p>
          </table:table-cell>
          <table:table-cell table:formula="of:=OFFSET(INDIRECT([.$Q63]);0;7;1)" office:value-type="string" office:string-value="Anw" calcext:value-type="string">
            <text:p>Anw</text:p>
          </table:table-cell>
          <table:table-cell table:formula="of:=OFFSET(INDIRECT([.$Q63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2">
          <table:table-cell table:formula="of:=IF([.P64];[$Themenliste.$A64];&quot;&quot;)" office:value-type="string" office:string-value="§ 4 Absatz 3 Nummer 2 e" calcext:value-type="string">
            <text:p>§ 4 Absatz 3 Nummer 2 e</text:p>
          </table:table-cell>
          <table:table-cell table:formula="of:=IF([.P64];OFFSET(INDIRECT([.$Q6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4];OFFSET(INDIRECT([.$Q64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4];OFFSET(INDIRECT([.$Q64]);0;2;1);&quot;&quot;)" office:value-type="string" office:string-value="e" calcext:value-type="string">
            <text:p>e</text:p>
          </table:table-cell>
          <table:table-cell table:formula="of:=IF([.P64];OFFSET(INDIRECT([.$Q64]);0;3;1);&quot;&quot;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IF([.P64];OFFSET(INDIRECT([.$Q6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4];OFFSET(INDIRECT([.$Q6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4];OFFSET(INDIRECT([.$Q64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4] = [$Fachrichtungen.$B$2];[$Themenliste.$I6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4]);&quot;=&quot;;&quot;&quot;;1))" office:value-type="string" office:string-value="$Themenliste.B64" calcext:value-type="string">
            <text:p>$Themenliste.B64</text:p>
          </table:table-cell>
          <table:table-cell table:formula="of:=[$Themenliste.B64]" office:value-type="float" office:value="2" calcext:value-type="float">
            <text:p>2</text:p>
          </table:table-cell>
          <table:table-cell table:formula="of:=OFFSET(INDIRECT([.$Q64]);0;1;1)" office:value-type="float" office:value="6" calcext:value-type="float">
            <text:p>6</text:p>
          </table:table-cell>
          <table:table-cell table:formula="of:=OFFSET(INDIRECT([.$Q64]);0;7;1)" office:value-type="string" office:string-value="Anw" calcext:value-type="string">
            <text:p>Anw</text:p>
          </table:table-cell>
          <table:table-cell table:formula="of:=OFFSET(INDIRECT([.$Q64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5">
          <table:table-cell table:formula="of:=IF([.P65];[$Themenliste.$A65];&quot;&quot;)" office:value-type="string" office:string-value="§ 4 Absatz 3 Nummer 2 f" calcext:value-type="string">
            <text:p>§ 4 Absatz 3 Nummer 2 f</text:p>
          </table:table-cell>
          <table:table-cell table:formula="of:=IF([.P65];OFFSET(INDIRECT([.$Q6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5];OFFSET(INDIRECT([.$Q65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5];OFFSET(INDIRECT([.$Q65]);0;2;1);&quot;&quot;)" office:value-type="string" office:string-value="f" calcext:value-type="string">
            <text:p>f</text:p>
          </table:table-cell>
          <table:table-cell table:formula="of:=IF([.P65];OFFSET(INDIRECT([.$Q65]);0;3;1);&quot;&quot;)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IF([.P65];OFFSET(INDIRECT([.$Q6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5];OFFSET(INDIRECT([.$Q6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5];OFFSET(INDIRECT([.$Q65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5] = [$Fachrichtungen.$B$2];[$Themenliste.$I6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5]);&quot;=&quot;;&quot;&quot;;1))" office:value-type="string" office:string-value="$Themenliste.B65" calcext:value-type="string">
            <text:p>$Themenliste.B65</text:p>
          </table:table-cell>
          <table:table-cell table:formula="of:=[$Themenliste.B65]" office:value-type="float" office:value="2" calcext:value-type="float">
            <text:p>2</text:p>
          </table:table-cell>
          <table:table-cell table:formula="of:=OFFSET(INDIRECT([.$Q65]);0;1;1)" office:value-type="float" office:value="6" calcext:value-type="float">
            <text:p>6</text:p>
          </table:table-cell>
          <table:table-cell table:formula="of:=OFFSET(INDIRECT([.$Q65]);0;7;1)" office:value-type="string" office:string-value="Anw" calcext:value-type="string">
            <text:p>Anw</text:p>
          </table:table-cell>
          <table:table-cell table:formula="of:=OFFSET(INDIRECT([.$Q65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6">
          <table:table-cell table:formula="of:=IF([.P66];[$Themenliste.$A66];&quot;&quot;)" office:value-type="string" office:string-value="§ 4 Absatz 4 Nummer 1 a" calcext:value-type="string">
            <text:p>§ 4 Absatz 4 Nummer 1 a</text:p>
          </table:table-cell>
          <table:table-cell table:formula="of:=IF([.P66];OFFSET(INDIRECT([.$Q6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6];OFFSET(INDIRECT([.$Q66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6];OFFSET(INDIRECT([.$Q66]);0;2;1);&quot;&quot;)" office:value-type="string" office:string-value="a" calcext:value-type="string">
            <text:p>a</text:p>
          </table:table-cell>
          <table:table-cell table:formula="of:=IF([.P66];OFFSET(INDIRECT([.$Q66]);0;3;1);&quot;&quot;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IF([.P66];OFFSET(INDIRECT([.$Q6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6];OFFSET(INDIRECT([.$Q66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6];OFFSET(INDIRECT([.$Q66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6] = [$Fachrichtungen.$B$2];[$Themenliste.$I6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6]);&quot;=&quot;;&quot;&quot;;1))" office:value-type="string" office:string-value="$Themenliste.B66" calcext:value-type="string">
            <text:p>$Themenliste.B66</text:p>
          </table:table-cell>
          <table:table-cell table:formula="of:=[$Themenliste.B66]" office:value-type="float" office:value="1" calcext:value-type="float">
            <text:p>1</text:p>
          </table:table-cell>
          <table:table-cell table:formula="of:=OFFSET(INDIRECT([.$Q66]);0;1;1)" office:value-type="float" office:value="7" calcext:value-type="float">
            <text:p>7</text:p>
          </table:table-cell>
          <table:table-cell table:formula="of:=OFFSET(INDIRECT([.$Q66]);0;7;1)" office:value-type="string" office:string-value="FiSi" calcext:value-type="string">
            <text:p>FiSi</text:p>
          </table:table-cell>
          <table:table-cell table:formula="of:=OFFSET(INDIRECT([.$Q66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67];[$Themenliste.$A67];&quot;&quot;)" office:value-type="string" office:string-value="§ 4 Absatz 4 Nummer 1 b" calcext:value-type="string">
            <text:p>§ 4 Absatz 4 Nummer 1 b</text:p>
          </table:table-cell>
          <table:table-cell table:formula="of:=IF([.P67];OFFSET(INDIRECT([.$Q6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7];OFFSET(INDIRECT([.$Q67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7];OFFSET(INDIRECT([.$Q67]);0;2;1);&quot;&quot;)" office:value-type="string" office:string-value="b" calcext:value-type="string">
            <text:p>b</text:p>
          </table:table-cell>
          <table:table-cell table:formula="of:=IF([.P67];OFFSET(INDIRECT([.$Q67]);0;3;1);&quot;&quot;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IF([.P67];OFFSET(INDIRECT([.$Q6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7];OFFSET(INDIRECT([.$Q67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7];OFFSET(INDIRECT([.$Q67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7] = [$Fachrichtungen.$B$2];[$Themenliste.$I6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7]);&quot;=&quot;;&quot;&quot;;1))" office:value-type="string" office:string-value="$Themenliste.B67" calcext:value-type="string">
            <text:p>$Themenliste.B67</text:p>
          </table:table-cell>
          <table:table-cell table:formula="of:=[$Themenliste.B67]" office:value-type="float" office:value="1" calcext:value-type="float">
            <text:p>1</text:p>
          </table:table-cell>
          <table:table-cell table:formula="of:=OFFSET(INDIRECT([.$Q67]);0;1;1)" office:value-type="float" office:value="7" calcext:value-type="float">
            <text:p>7</text:p>
          </table:table-cell>
          <table:table-cell table:formula="of:=OFFSET(INDIRECT([.$Q67]);0;7;1)" office:value-type="string" office:string-value="FiSi" calcext:value-type="string">
            <text:p>FiSi</text:p>
          </table:table-cell>
          <table:table-cell table:formula="of:=OFFSET(INDIRECT([.$Q67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68];[$Themenliste.$A68];&quot;&quot;)" office:value-type="string" office:string-value="§ 4 Absatz 4 Nummer 1 c" calcext:value-type="string">
            <text:p>§ 4 Absatz 4 Nummer 1 c</text:p>
          </table:table-cell>
          <table:table-cell table:formula="of:=IF([.P68];OFFSET(INDIRECT([.$Q6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8];OFFSET(INDIRECT([.$Q68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8];OFFSET(INDIRECT([.$Q68]);0;2;1);&quot;&quot;)" office:value-type="string" office:string-value="c" calcext:value-type="string">
            <text:p>c</text:p>
          </table:table-cell>
          <table:table-cell table:formula="of:=IF([.P68];OFFSET(INDIRECT([.$Q68]);0;3;1);&quot;&quot;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IF([.P68];OFFSET(INDIRECT([.$Q6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8];OFFSET(INDIRECT([.$Q68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8];OFFSET(INDIRECT([.$Q68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8] = [$Fachrichtungen.$B$2];[$Themenliste.$I6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8]);&quot;=&quot;;&quot;&quot;;1))" office:value-type="string" office:string-value="$Themenliste.B68" calcext:value-type="string">
            <text:p>$Themenliste.B68</text:p>
          </table:table-cell>
          <table:table-cell table:formula="of:=[$Themenliste.B68]" office:value-type="float" office:value="1" calcext:value-type="float">
            <text:p>1</text:p>
          </table:table-cell>
          <table:table-cell table:formula="of:=OFFSET(INDIRECT([.$Q68]);0;1;1)" office:value-type="float" office:value="7" calcext:value-type="float">
            <text:p>7</text:p>
          </table:table-cell>
          <table:table-cell table:formula="of:=OFFSET(INDIRECT([.$Q68]);0;7;1)" office:value-type="string" office:string-value="FiSi" calcext:value-type="string">
            <text:p>FiSi</text:p>
          </table:table-cell>
          <table:table-cell table:formula="of:=OFFSET(INDIRECT([.$Q68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2">
          <table:table-cell table:formula="of:=IF([.P69];[$Themenliste.$A69];&quot;&quot;)" office:value-type="string" office:string-value="§ 4 Absatz 4 Nummer 1 d" calcext:value-type="string">
            <text:p>§ 4 Absatz 4 Nummer 1 d</text:p>
          </table:table-cell>
          <table:table-cell table:formula="of:=IF([.P69];OFFSET(INDIRECT([.$Q6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9];OFFSET(INDIRECT([.$Q69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9];OFFSET(INDIRECT([.$Q69]);0;2;1);&quot;&quot;)" office:value-type="string" office:string-value="d" calcext:value-type="string">
            <text:p>d</text:p>
          </table:table-cell>
          <table:table-cell table:formula="of:=IF([.P69];OFFSET(INDIRECT([.$Q69]);0;3;1);&quot;&quot;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IF([.P69];OFFSET(INDIRECT([.$Q6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9];OFFSET(INDIRECT([.$Q69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9];OFFSET(INDIRECT([.$Q69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9] = [$Fachrichtungen.$B$2];[$Themenliste.$I6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9]);&quot;=&quot;;&quot;&quot;;1))" office:value-type="string" office:string-value="$Themenliste.B69" calcext:value-type="string">
            <text:p>$Themenliste.B69</text:p>
          </table:table-cell>
          <table:table-cell table:formula="of:=[$Themenliste.B69]" office:value-type="float" office:value="1" calcext:value-type="float">
            <text:p>1</text:p>
          </table:table-cell>
          <table:table-cell table:formula="of:=OFFSET(INDIRECT([.$Q69]);0;1;1)" office:value-type="float" office:value="7" calcext:value-type="float">
            <text:p>7</text:p>
          </table:table-cell>
          <table:table-cell table:formula="of:=OFFSET(INDIRECT([.$Q69]);0;7;1)" office:value-type="string" office:string-value="FiSi" calcext:value-type="string">
            <text:p>FiSi</text:p>
          </table:table-cell>
          <table:table-cell table:formula="of:=OFFSET(INDIRECT([.$Q69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70];[$Themenliste.$A70];&quot;&quot;)" office:value-type="string" office:string-value="§ 4 Absatz 4 Nummer 1 e" calcext:value-type="string">
            <text:p>§ 4 Absatz 4 Nummer 1 e</text:p>
          </table:table-cell>
          <table:table-cell table:formula="of:=IF([.P70];OFFSET(INDIRECT([.$Q7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0];OFFSET(INDIRECT([.$Q70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0];OFFSET(INDIRECT([.$Q70]);0;2;1);&quot;&quot;)" office:value-type="string" office:string-value="e" calcext:value-type="string">
            <text:p>e</text:p>
          </table:table-cell>
          <table:table-cell table:formula="of:=IF([.P70];OFFSET(INDIRECT([.$Q70]);0;3;1);&quot;&quot;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IF([.P70];OFFSET(INDIRECT([.$Q7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0];OFFSET(INDIRECT([.$Q70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0];OFFSET(INDIRECT([.$Q70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0] = [$Fachrichtungen.$B$2];[$Themenliste.$I7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0]);&quot;=&quot;;&quot;&quot;;1))" office:value-type="string" office:string-value="$Themenliste.B70" calcext:value-type="string">
            <text:p>$Themenliste.B70</text:p>
          </table:table-cell>
          <table:table-cell table:formula="of:=[$Themenliste.B70]" office:value-type="float" office:value="1" calcext:value-type="float">
            <text:p>1</text:p>
          </table:table-cell>
          <table:table-cell table:formula="of:=OFFSET(INDIRECT([.$Q70]);0;1;1)" office:value-type="float" office:value="7" calcext:value-type="float">
            <text:p>7</text:p>
          </table:table-cell>
          <table:table-cell table:formula="of:=OFFSET(INDIRECT([.$Q70]);0;7;1)" office:value-type="string" office:string-value="FiSi" calcext:value-type="string">
            <text:p>FiSi</text:p>
          </table:table-cell>
          <table:table-cell table:formula="of:=OFFSET(INDIRECT([.$Q70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6">
          <table:table-cell table:formula="of:=IF([.P71];[$Themenliste.$A71];&quot;&quot;)" office:value-type="string" office:string-value="§ 4 Absatz 4 Nummer 1 f" calcext:value-type="string">
            <text:p>§ 4 Absatz 4 Nummer 1 f</text:p>
          </table:table-cell>
          <table:table-cell table:formula="of:=IF([.P71];OFFSET(INDIRECT([.$Q7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1];OFFSET(INDIRECT([.$Q71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1];OFFSET(INDIRECT([.$Q71]);0;2;1);&quot;&quot;)" office:value-type="string" office:string-value="f" calcext:value-type="string">
            <text:p>f</text:p>
          </table:table-cell>
          <table:table-cell table:formula="of:=IF([.P71];OFFSET(INDIRECT([.$Q71]);0;3;1);&quot;&quot;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IF([.P71];OFFSET(INDIRECT([.$Q7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1];OFFSET(INDIRECT([.$Q71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1];OFFSET(INDIRECT([.$Q71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1] = [$Fachrichtungen.$B$2];[$Themenliste.$I7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1]);&quot;=&quot;;&quot;&quot;;1))" office:value-type="string" office:string-value="$Themenliste.B71" calcext:value-type="string">
            <text:p>$Themenliste.B71</text:p>
          </table:table-cell>
          <table:table-cell table:formula="of:=[$Themenliste.B71]" office:value-type="float" office:value="1" calcext:value-type="float">
            <text:p>1</text:p>
          </table:table-cell>
          <table:table-cell table:formula="of:=OFFSET(INDIRECT([.$Q71]);0;1;1)" office:value-type="float" office:value="7" calcext:value-type="float">
            <text:p>7</text:p>
          </table:table-cell>
          <table:table-cell table:formula="of:=OFFSET(INDIRECT([.$Q71]);0;7;1)" office:value-type="string" office:string-value="FiSi" calcext:value-type="string">
            <text:p>FiSi</text:p>
          </table:table-cell>
          <table:table-cell table:formula="of:=OFFSET(INDIRECT([.$Q71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72];[$Themenliste.$A72];&quot;&quot;)" office:value-type="string" office:string-value="§ 4 Absatz 4 Nummer 1 g" calcext:value-type="string">
            <text:p>§ 4 Absatz 4 Nummer 1 g</text:p>
          </table:table-cell>
          <table:table-cell table:formula="of:=IF([.P72];OFFSET(INDIRECT([.$Q7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2];OFFSET(INDIRECT([.$Q72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2];OFFSET(INDIRECT([.$Q72]);0;2;1);&quot;&quot;)" office:value-type="string" office:string-value="g" calcext:value-type="string">
            <text:p>g</text:p>
          </table:table-cell>
          <table:table-cell table:formula="of:=IF([.P72];OFFSET(INDIRECT([.$Q72]);0;3;1);&quot;&quot;)" office:value-type="string" office:string-value="Datenübernahmen planen und durchführen" calcext:value-type="string">
            <text:p>Datenübernahmen planen und durchführen</text:p>
          </table:table-cell>
          <table:table-cell table:formula="of:=IF([.P72];OFFSET(INDIRECT([.$Q7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2];OFFSET(INDIRECT([.$Q72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2];OFFSET(INDIRECT([.$Q72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2] = [$Fachrichtungen.$B$2];[$Themenliste.$I7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2]);&quot;=&quot;;&quot;&quot;;1))" office:value-type="string" office:string-value="$Themenliste.B72" calcext:value-type="string">
            <text:p>$Themenliste.B72</text:p>
          </table:table-cell>
          <table:table-cell table:formula="of:=[$Themenliste.B72]" office:value-type="float" office:value="1" calcext:value-type="float">
            <text:p>1</text:p>
          </table:table-cell>
          <table:table-cell table:formula="of:=OFFSET(INDIRECT([.$Q72]);0;1;1)" office:value-type="float" office:value="7" calcext:value-type="float">
            <text:p>7</text:p>
          </table:table-cell>
          <table:table-cell table:formula="of:=OFFSET(INDIRECT([.$Q72]);0;7;1)" office:value-type="string" office:string-value="FiSi" calcext:value-type="string">
            <text:p>FiSi</text:p>
          </table:table-cell>
          <table:table-cell table:formula="of:=OFFSET(INDIRECT([.$Q72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3">
          <table:table-cell table:formula="of:=IF([.P73];[$Themenliste.$A73];&quot;&quot;)" office:value-type="string" office:string-value="§ 4 Absatz 4 Nummer 2 a" calcext:value-type="string">
            <text:p>§ 4 Absatz 4 Nummer 2 a</text:p>
          </table:table-cell>
          <table:table-cell table:formula="of:=IF([.P73];OFFSET(INDIRECT([.$Q7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3];OFFSET(INDIRECT([.$Q73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3];OFFSET(INDIRECT([.$Q73]);0;2;1);&quot;&quot;)" office:value-type="string" office:string-value="a" calcext:value-type="string">
            <text:p>a</text:p>
          </table:table-cell>
          <table:table-cell table:formula="of:=IF([.P73];OFFSET(INDIRECT([.$Q73]);0;3;1);&quot;&quot;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IF([.P73];OFFSET(INDIRECT([.$Q7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3];OFFSET(INDIRECT([.$Q73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3];OFFSET(INDIRECT([.$Q73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3] = [$Fachrichtungen.$B$2];[$Themenliste.$I7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3]);&quot;=&quot;;&quot;&quot;;1))" office:value-type="string" office:string-value="$Themenliste.B73" calcext:value-type="string">
            <text:p>$Themenliste.B73</text:p>
          </table:table-cell>
          <table:table-cell table:formula="of:=[$Themenliste.B73]" office:value-type="float" office:value="2" calcext:value-type="float">
            <text:p>2</text:p>
          </table:table-cell>
          <table:table-cell table:formula="of:=OFFSET(INDIRECT([.$Q73]);0;1;1)" office:value-type="float" office:value="3" calcext:value-type="float">
            <text:p>3</text:p>
          </table:table-cell>
          <table:table-cell table:formula="of:=OFFSET(INDIRECT([.$Q73]);0;7;1)" office:value-type="string" office:string-value="FiSi" calcext:value-type="string">
            <text:p>FiSi</text:p>
          </table:table-cell>
          <table:table-cell table:formula="of:=OFFSET(INDIRECT([.$Q73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4];[$Themenliste.$A74];&quot;&quot;)" office:value-type="string" office:string-value="§ 4 Absatz 4 Nummer 2 b" calcext:value-type="string">
            <text:p>§ 4 Absatz 4 Nummer 2 b</text:p>
          </table:table-cell>
          <table:table-cell table:formula="of:=IF([.P74];OFFSET(INDIRECT([.$Q7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4];OFFSET(INDIRECT([.$Q74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4];OFFSET(INDIRECT([.$Q74]);0;2;1);&quot;&quot;)" office:value-type="string" office:string-value="b" calcext:value-type="string">
            <text:p>b</text:p>
          </table:table-cell>
          <table:table-cell table:formula="of:=IF([.P74];OFFSET(INDIRECT([.$Q74]);0;3;1);&quot;&quot;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IF([.P74];OFFSET(INDIRECT([.$Q7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4];OFFSET(INDIRECT([.$Q74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4];OFFSET(INDIRECT([.$Q74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4] = [$Fachrichtungen.$B$2];[$Themenliste.$I7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4]);&quot;=&quot;;&quot;&quot;;1))" office:value-type="string" office:string-value="$Themenliste.B74" calcext:value-type="string">
            <text:p>$Themenliste.B74</text:p>
          </table:table-cell>
          <table:table-cell table:formula="of:=[$Themenliste.B74]" office:value-type="float" office:value="2" calcext:value-type="float">
            <text:p>2</text:p>
          </table:table-cell>
          <table:table-cell table:formula="of:=OFFSET(INDIRECT([.$Q74]);0;1;1)" office:value-type="float" office:value="3" calcext:value-type="float">
            <text:p>3</text:p>
          </table:table-cell>
          <table:table-cell table:formula="of:=OFFSET(INDIRECT([.$Q74]);0;7;1)" office:value-type="string" office:string-value="FiSi" calcext:value-type="string">
            <text:p>FiSi</text:p>
          </table:table-cell>
          <table:table-cell table:formula="of:=OFFSET(INDIRECT([.$Q74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5];[$Themenliste.$A75];&quot;&quot;)" office:value-type="string" office:string-value="§ 4 Absatz 4 Nummer 2 c" calcext:value-type="string">
            <text:p>§ 4 Absatz 4 Nummer 2 c</text:p>
          </table:table-cell>
          <table:table-cell table:formula="of:=IF([.P75];OFFSET(INDIRECT([.$Q75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5];OFFSET(INDIRECT([.$Q75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5];OFFSET(INDIRECT([.$Q75]);0;2;1);&quot;&quot;)" office:value-type="string" office:string-value="c" calcext:value-type="string">
            <text:p>c</text:p>
          </table:table-cell>
          <table:table-cell table:formula="of:=IF([.P75];OFFSET(INDIRECT([.$Q75]);0;3;1);&quot;&quot;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IF([.P75];OFFSET(INDIRECT([.$Q75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5];OFFSET(INDIRECT([.$Q75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5];OFFSET(INDIRECT([.$Q75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5] = [$Fachrichtungen.$B$2];[$Themenliste.$I7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5]);&quot;=&quot;;&quot;&quot;;1))" office:value-type="string" office:string-value="$Themenliste.B75" calcext:value-type="string">
            <text:p>$Themenliste.B75</text:p>
          </table:table-cell>
          <table:table-cell table:formula="of:=[$Themenliste.B75]" office:value-type="float" office:value="2" calcext:value-type="float">
            <text:p>2</text:p>
          </table:table-cell>
          <table:table-cell table:formula="of:=OFFSET(INDIRECT([.$Q75]);0;1;1)" office:value-type="float" office:value="3" calcext:value-type="float">
            <text:p>3</text:p>
          </table:table-cell>
          <table:table-cell table:formula="of:=OFFSET(INDIRECT([.$Q75]);0;7;1)" office:value-type="string" office:string-value="FiSi" calcext:value-type="string">
            <text:p>FiSi</text:p>
          </table:table-cell>
          <table:table-cell table:formula="of:=OFFSET(INDIRECT([.$Q75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6];[$Themenliste.$A76];&quot;&quot;)" office:value-type="string" office:string-value="§ 4 Absatz 4 Nummer 3 a" calcext:value-type="string">
            <text:p>§ 4 Absatz 4 Nummer 3 a</text:p>
          </table:table-cell>
          <table:table-cell table:formula="of:=IF([.P76];OFFSET(INDIRECT([.$Q7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6];OFFSET(INDIRECT([.$Q76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6];OFFSET(INDIRECT([.$Q76]);0;2;1);&quot;&quot;)" office:value-type="string" office:string-value="a" calcext:value-type="string">
            <text:p>a</text:p>
          </table:table-cell>
          <table:table-cell table:formula="of:=IF([.P76];OFFSET(INDIRECT([.$Q76]);0;3;1);&quot;&quot;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IF([.P76];OFFSET(INDIRECT([.$Q7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6];OFFSET(INDIRECT([.$Q76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6];OFFSET(INDIRECT([.$Q76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6] = [$Fachrichtungen.$B$2];[$Themenliste.$I7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6]);&quot;=&quot;;&quot;&quot;;1))" office:value-type="string" office:string-value="$Themenliste.B76" calcext:value-type="string">
            <text:p>$Themenliste.B76</text:p>
          </table:table-cell>
          <table:table-cell table:formula="of:=[$Themenliste.B76]" office:value-type="float" office:value="3" calcext:value-type="float">
            <text:p>3</text:p>
          </table:table-cell>
          <table:table-cell table:formula="of:=OFFSET(INDIRECT([.$Q76]);0;1;1)" office:value-type="float" office:value="9" calcext:value-type="float">
            <text:p>9</text:p>
          </table:table-cell>
          <table:table-cell table:formula="of:=OFFSET(INDIRECT([.$Q76]);0;7;1)" office:value-type="string" office:string-value="FiSi" calcext:value-type="string">
            <text:p>FiSi</text:p>
          </table:table-cell>
          <table:table-cell table:formula="of:=OFFSET(INDIRECT([.$Q76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2">
          <table:table-cell table:formula="of:=IF([.P77];[$Themenliste.$A77];&quot;&quot;)" office:value-type="string" office:string-value="§ 4 Absatz 4 Nummer 3 b" calcext:value-type="string">
            <text:p>§ 4 Absatz 4 Nummer 3 b</text:p>
          </table:table-cell>
          <table:table-cell table:formula="of:=IF([.P77];OFFSET(INDIRECT([.$Q7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7];OFFSET(INDIRECT([.$Q77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7];OFFSET(INDIRECT([.$Q77]);0;2;1);&quot;&quot;)" office:value-type="string" office:string-value="b" calcext:value-type="string">
            <text:p>b</text:p>
          </table:table-cell>
          <table:table-cell table:formula="of:=IF([.P77];OFFSET(INDIRECT([.$Q77]);0;3;1);&quot;&quot;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IF([.P77];OFFSET(INDIRECT([.$Q7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7];OFFSET(INDIRECT([.$Q77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7];OFFSET(INDIRECT([.$Q77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7] = [$Fachrichtungen.$B$2];[$Themenliste.$I7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7]);&quot;=&quot;;&quot;&quot;;1))" office:value-type="string" office:string-value="$Themenliste.B77" calcext:value-type="string">
            <text:p>$Themenliste.B77</text:p>
          </table:table-cell>
          <table:table-cell table:formula="of:=[$Themenliste.B77]" office:value-type="float" office:value="3" calcext:value-type="float">
            <text:p>3</text:p>
          </table:table-cell>
          <table:table-cell table:formula="of:=OFFSET(INDIRECT([.$Q77]);0;1;1)" office:value-type="float" office:value="9" calcext:value-type="float">
            <text:p>9</text:p>
          </table:table-cell>
          <table:table-cell table:formula="of:=OFFSET(INDIRECT([.$Q77]);0;7;1)" office:value-type="string" office:string-value="FiSi" calcext:value-type="string">
            <text:p>FiSi</text:p>
          </table:table-cell>
          <table:table-cell table:formula="of:=OFFSET(INDIRECT([.$Q77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78];[$Themenliste.$A78];&quot;&quot;)" office:value-type="string" office:string-value="§ 4 Absatz 4 Nummer 3 c" calcext:value-type="string">
            <text:p>§ 4 Absatz 4 Nummer 3 c</text:p>
          </table:table-cell>
          <table:table-cell table:formula="of:=IF([.P78];OFFSET(INDIRECT([.$Q7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8];OFFSET(INDIRECT([.$Q78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8];OFFSET(INDIRECT([.$Q78]);0;2;1);&quot;&quot;)" office:value-type="string" office:string-value="c" calcext:value-type="string">
            <text:p>c</text:p>
          </table:table-cell>
          <table:table-cell table:formula="of:=IF([.P78];OFFSET(INDIRECT([.$Q78]);0;3;1);&quot;&quot;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IF([.P78];OFFSET(INDIRECT([.$Q7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8];OFFSET(INDIRECT([.$Q78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8];OFFSET(INDIRECT([.$Q78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8] = [$Fachrichtungen.$B$2];[$Themenliste.$I7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8]);&quot;=&quot;;&quot;&quot;;1))" office:value-type="string" office:string-value="$Themenliste.B78" calcext:value-type="string">
            <text:p>$Themenliste.B78</text:p>
          </table:table-cell>
          <table:table-cell table:formula="of:=[$Themenliste.B78]" office:value-type="float" office:value="3" calcext:value-type="float">
            <text:p>3</text:p>
          </table:table-cell>
          <table:table-cell table:formula="of:=OFFSET(INDIRECT([.$Q78]);0;1;1)" office:value-type="float" office:value="9" calcext:value-type="float">
            <text:p>9</text:p>
          </table:table-cell>
          <table:table-cell table:formula="of:=OFFSET(INDIRECT([.$Q78]);0;7;1)" office:value-type="string" office:string-value="FiSi" calcext:value-type="string">
            <text:p>FiSi</text:p>
          </table:table-cell>
          <table:table-cell table:formula="of:=OFFSET(INDIRECT([.$Q78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79];[$Themenliste.$A79];&quot;&quot;)" office:value-type="string" office:string-value="§ 4 Absatz 4 Nummer 3 d" calcext:value-type="string">
            <text:p>§ 4 Absatz 4 Nummer 3 d</text:p>
          </table:table-cell>
          <table:table-cell table:formula="of:=IF([.P79];OFFSET(INDIRECT([.$Q7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9];OFFSET(INDIRECT([.$Q79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9];OFFSET(INDIRECT([.$Q79]);0;2;1);&quot;&quot;)" office:value-type="string" office:string-value="d" calcext:value-type="string">
            <text:p>d</text:p>
          </table:table-cell>
          <table:table-cell table:formula="of:=IF([.P79];OFFSET(INDIRECT([.$Q79]);0;3;1);&quot;&quot;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IF([.P79];OFFSET(INDIRECT([.$Q7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9];OFFSET(INDIRECT([.$Q79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9];OFFSET(INDIRECT([.$Q79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9] = [$Fachrichtungen.$B$2];[$Themenliste.$I7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9]);&quot;=&quot;;&quot;&quot;;1))" office:value-type="string" office:string-value="$Themenliste.B79" calcext:value-type="string">
            <text:p>$Themenliste.B79</text:p>
          </table:table-cell>
          <table:table-cell table:formula="of:=[$Themenliste.B79]" office:value-type="float" office:value="3" calcext:value-type="float">
            <text:p>3</text:p>
          </table:table-cell>
          <table:table-cell table:formula="of:=OFFSET(INDIRECT([.$Q79]);0;1;1)" office:value-type="float" office:value="9" calcext:value-type="float">
            <text:p>9</text:p>
          </table:table-cell>
          <table:table-cell table:formula="of:=OFFSET(INDIRECT([.$Q79]);0;7;1)" office:value-type="string" office:string-value="FiSi" calcext:value-type="string">
            <text:p>FiSi</text:p>
          </table:table-cell>
          <table:table-cell table:formula="of:=OFFSET(INDIRECT([.$Q79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0];[$Themenliste.$A80];&quot;&quot;)" office:value-type="string" office:string-value="§ 4 Absatz 4 Nummer 3 e" calcext:value-type="string">
            <text:p>§ 4 Absatz 4 Nummer 3 e</text:p>
          </table:table-cell>
          <table:table-cell table:formula="of:=IF([.P80];OFFSET(INDIRECT([.$Q8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0];OFFSET(INDIRECT([.$Q80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0];OFFSET(INDIRECT([.$Q80]);0;2;1);&quot;&quot;)" office:value-type="string" office:string-value="e" calcext:value-type="string">
            <text:p>e</text:p>
          </table:table-cell>
          <table:table-cell table:formula="of:=IF([.P80];OFFSET(INDIRECT([.$Q80]);0;3;1);&quot;&quot;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IF([.P80];OFFSET(INDIRECT([.$Q8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0];OFFSET(INDIRECT([.$Q80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0];OFFSET(INDIRECT([.$Q80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0] = [$Fachrichtungen.$B$2];[$Themenliste.$I8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0]);&quot;=&quot;;&quot;&quot;;1))" office:value-type="string" office:string-value="$Themenliste.B80" calcext:value-type="string">
            <text:p>$Themenliste.B80</text:p>
          </table:table-cell>
          <table:table-cell table:formula="of:=[$Themenliste.B80]" office:value-type="float" office:value="3" calcext:value-type="float">
            <text:p>3</text:p>
          </table:table-cell>
          <table:table-cell table:formula="of:=OFFSET(INDIRECT([.$Q80]);0;1;1)" office:value-type="float" office:value="9" calcext:value-type="float">
            <text:p>9</text:p>
          </table:table-cell>
          <table:table-cell table:formula="of:=OFFSET(INDIRECT([.$Q80]);0;7;1)" office:value-type="string" office:string-value="FiSi" calcext:value-type="string">
            <text:p>FiSi</text:p>
          </table:table-cell>
          <table:table-cell table:formula="of:=OFFSET(INDIRECT([.$Q80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1];[$Themenliste.$A81];&quot;&quot;)" office:value-type="string" office:string-value="§ 4 Absatz 4 Nummer 3 f" calcext:value-type="string">
            <text:p>§ 4 Absatz 4 Nummer 3 f</text:p>
          </table:table-cell>
          <table:table-cell table:formula="of:=IF([.P81];OFFSET(INDIRECT([.$Q8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1];OFFSET(INDIRECT([.$Q81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1];OFFSET(INDIRECT([.$Q81]);0;2;1);&quot;&quot;)" office:value-type="string" office:string-value="f" calcext:value-type="string">
            <text:p>f</text:p>
          </table:table-cell>
          <table:table-cell table:formula="of:=IF([.P81];OFFSET(INDIRECT([.$Q81]);0;3;1);&quot;&quot;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IF([.P81];OFFSET(INDIRECT([.$Q8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1];OFFSET(INDIRECT([.$Q81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1];OFFSET(INDIRECT([.$Q81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1] = [$Fachrichtungen.$B$2];[$Themenliste.$I8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1]);&quot;=&quot;;&quot;&quot;;1))" office:value-type="string" office:string-value="$Themenliste.B81" calcext:value-type="string">
            <text:p>$Themenliste.B81</text:p>
          </table:table-cell>
          <table:table-cell table:formula="of:=[$Themenliste.B81]" office:value-type="float" office:value="3" calcext:value-type="float">
            <text:p>3</text:p>
          </table:table-cell>
          <table:table-cell table:formula="of:=OFFSET(INDIRECT([.$Q81]);0;1;1)" office:value-type="float" office:value="9" calcext:value-type="float">
            <text:p>9</text:p>
          </table:table-cell>
          <table:table-cell table:formula="of:=OFFSET(INDIRECT([.$Q81]);0;7;1)" office:value-type="string" office:string-value="FiSi" calcext:value-type="string">
            <text:p>FiSi</text:p>
          </table:table-cell>
          <table:table-cell table:formula="of:=OFFSET(INDIRECT([.$Q81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2];[$Themenliste.$A82];&quot;&quot;)" office:value-type="string" office:string-value="§ 4 Absatz 4 Nummer 3 g" calcext:value-type="string">
            <text:p>§ 4 Absatz 4 Nummer 3 g</text:p>
          </table:table-cell>
          <table:table-cell table:formula="of:=IF([.P82];OFFSET(INDIRECT([.$Q8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2];OFFSET(INDIRECT([.$Q82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2];OFFSET(INDIRECT([.$Q82]);0;2;1);&quot;&quot;)" office:value-type="string" office:string-value="g" calcext:value-type="string">
            <text:p>g</text:p>
          </table:table-cell>
          <table:table-cell table:formula="of:=IF([.P82];OFFSET(INDIRECT([.$Q82]);0;3;1);&quot;&quot;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IF([.P82];OFFSET(INDIRECT([.$Q8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2];OFFSET(INDIRECT([.$Q82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2];OFFSET(INDIRECT([.$Q82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2] = [$Fachrichtungen.$B$2];[$Themenliste.$I8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2]);&quot;=&quot;;&quot;&quot;;1))" office:value-type="string" office:string-value="$Themenliste.B82" calcext:value-type="string">
            <text:p>$Themenliste.B82</text:p>
          </table:table-cell>
          <table:table-cell table:formula="of:=[$Themenliste.B82]" office:value-type="float" office:value="3" calcext:value-type="float">
            <text:p>3</text:p>
          </table:table-cell>
          <table:table-cell table:formula="of:=OFFSET(INDIRECT([.$Q82]);0;1;1)" office:value-type="float" office:value="9" calcext:value-type="float">
            <text:p>9</text:p>
          </table:table-cell>
          <table:table-cell table:formula="of:=OFFSET(INDIRECT([.$Q82]);0;7;1)" office:value-type="string" office:string-value="FiSi" calcext:value-type="string">
            <text:p>FiSi</text:p>
          </table:table-cell>
          <table:table-cell table:formula="of:=OFFSET(INDIRECT([.$Q82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3];[$Themenliste.$A83];&quot;&quot;)" office:value-type="string" office:string-value="§ 4 Absatz 4 Nummer 3 h" calcext:value-type="string">
            <text:p>§ 4 Absatz 4 Nummer 3 h</text:p>
          </table:table-cell>
          <table:table-cell table:formula="of:=IF([.P83];OFFSET(INDIRECT([.$Q8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3];OFFSET(INDIRECT([.$Q83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3];OFFSET(INDIRECT([.$Q83]);0;2;1);&quot;&quot;)" office:value-type="string" office:string-value="h" calcext:value-type="string">
            <text:p>h</text:p>
          </table:table-cell>
          <table:table-cell table:formula="of:=IF([.P83];OFFSET(INDIRECT([.$Q83]);0;3;1);&quot;&quot;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IF([.P83];OFFSET(INDIRECT([.$Q8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3];OFFSET(INDIRECT([.$Q83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3];OFFSET(INDIRECT([.$Q83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3] = [$Fachrichtungen.$B$2];[$Themenliste.$I8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3]);&quot;=&quot;;&quot;&quot;;1))" office:value-type="string" office:string-value="$Themenliste.B83" calcext:value-type="string">
            <text:p>$Themenliste.B83</text:p>
          </table:table-cell>
          <table:table-cell table:formula="of:=[$Themenliste.B83]" office:value-type="float" office:value="3" calcext:value-type="float">
            <text:p>3</text:p>
          </table:table-cell>
          <table:table-cell table:formula="of:=OFFSET(INDIRECT([.$Q83]);0;1;1)" office:value-type="float" office:value="9" calcext:value-type="float">
            <text:p>9</text:p>
          </table:table-cell>
          <table:table-cell table:formula="of:=OFFSET(INDIRECT([.$Q83]);0;7;1)" office:value-type="string" office:string-value="FiSi" calcext:value-type="string">
            <text:p>FiSi</text:p>
          </table:table-cell>
          <table:table-cell table:formula="of:=OFFSET(INDIRECT([.$Q83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4];[$Themenliste.$A84];&quot;&quot;)" office:value-type="string" office:string-value="§ 4 Absatz 4 Nummer 3 i" calcext:value-type="string">
            <text:p>§ 4 Absatz 4 Nummer 3 i</text:p>
          </table:table-cell>
          <table:table-cell table:formula="of:=IF([.P84];OFFSET(INDIRECT([.$Q8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4];OFFSET(INDIRECT([.$Q84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4];OFFSET(INDIRECT([.$Q84]);0;2;1);&quot;&quot;)" office:value-type="string" office:string-value="i" calcext:value-type="string">
            <text:p>i</text:p>
          </table:table-cell>
          <table:table-cell table:formula="of:=IF([.P84];OFFSET(INDIRECT([.$Q84]);0;3;1);&quot;&quot;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IF([.P84];OFFSET(INDIRECT([.$Q8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4];OFFSET(INDIRECT([.$Q84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4];OFFSET(INDIRECT([.$Q84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4] = [$Fachrichtungen.$B$2];[$Themenliste.$I8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4]);&quot;=&quot;;&quot;&quot;;1))" office:value-type="string" office:string-value="$Themenliste.B84" calcext:value-type="string">
            <text:p>$Themenliste.B84</text:p>
          </table:table-cell>
          <table:table-cell table:formula="of:=[$Themenliste.B84]" office:value-type="float" office:value="3" calcext:value-type="float">
            <text:p>3</text:p>
          </table:table-cell>
          <table:table-cell table:formula="of:=OFFSET(INDIRECT([.$Q84]);0;1;1)" office:value-type="float" office:value="9" calcext:value-type="float">
            <text:p>9</text:p>
          </table:table-cell>
          <table:table-cell table:formula="of:=OFFSET(INDIRECT([.$Q84]);0;7;1)" office:value-type="string" office:string-value="FiSi" calcext:value-type="string">
            <text:p>FiSi</text:p>
          </table:table-cell>
          <table:table-cell table:formula="of:=OFFSET(INDIRECT([.$Q84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3">
          <table:table-cell table:formula="of:=IF([.P85];[$Themenliste.$A85];&quot;&quot;)" office:value-type="string" office:string-value="§ 4 Absatz 5 Nummer 1 a" calcext:value-type="string">
            <text:p>§ 4 Absatz 5 Nummer 1 a</text:p>
          </table:table-cell>
          <table:table-cell table:formula="of:=IF([.P85];OFFSET(INDIRECT([.$Q8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5];OFFSET(INDIRECT([.$Q85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5];OFFSET(INDIRECT([.$Q85]);0;2;1);&quot;&quot;)" office:value-type="string" office:string-value="a" calcext:value-type="string">
            <text:p>a</text:p>
          </table:table-cell>
          <table:table-cell table:formula="of:=IF([.P85];OFFSET(INDIRECT([.$Q85]);0;3;1);&quot;&quot;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IF([.P85];OFFSET(INDIRECT([.$Q8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5];OFFSET(INDIRECT([.$Q85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5];OFFSET(INDIRECT([.$Q85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5] = [$Fachrichtungen.$B$2];[$Themenliste.$I8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5]);&quot;=&quot;;&quot;&quot;;1))" office:value-type="string" office:string-value="$Themenliste.B85" calcext:value-type="string">
            <text:p>$Themenliste.B85</text:p>
          </table:table-cell>
          <table:table-cell table:formula="of:=[$Themenliste.B85]" office:value-type="float" office:value="1" calcext:value-type="float">
            <text:p>1</text:p>
          </table:table-cell>
          <table:table-cell table:formula="of:=OFFSET(INDIRECT([.$Q85]);0;1;1)" office:value-type="float" office:value="3" calcext:value-type="float">
            <text:p>3</text:p>
          </table:table-cell>
          <table:table-cell table:formula="of:=OFFSET(INDIRECT([.$Q85]);0;7;1)" office:value-type="string" office:string-value="DaPro" calcext:value-type="string">
            <text:p>DaPro</text:p>
          </table:table-cell>
          <table:table-cell table:formula="of:=OFFSET(INDIRECT([.$Q85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2">
          <table:table-cell table:formula="of:=IF([.P86];[$Themenliste.$A86];&quot;&quot;)" office:value-type="string" office:string-value="§ 4 Absatz 5 Nummer 1 b" calcext:value-type="string">
            <text:p>§ 4 Absatz 5 Nummer 1 b</text:p>
          </table:table-cell>
          <table:table-cell table:formula="of:=IF([.P86];OFFSET(INDIRECT([.$Q8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6];OFFSET(INDIRECT([.$Q86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6];OFFSET(INDIRECT([.$Q86]);0;2;1);&quot;&quot;)" office:value-type="string" office:string-value="b" calcext:value-type="string">
            <text:p>b</text:p>
          </table:table-cell>
          <table:table-cell table:formula="of:=IF([.P86];OFFSET(INDIRECT([.$Q86]);0;3;1);&quot;&quot;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IF([.P86];OFFSET(INDIRECT([.$Q8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6];OFFSET(INDIRECT([.$Q86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6];OFFSET(INDIRECT([.$Q86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6] = [$Fachrichtungen.$B$2];[$Themenliste.$I8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6]);&quot;=&quot;;&quot;&quot;;1))" office:value-type="string" office:string-value="$Themenliste.B86" calcext:value-type="string">
            <text:p>$Themenliste.B86</text:p>
          </table:table-cell>
          <table:table-cell table:formula="of:=[$Themenliste.B86]" office:value-type="float" office:value="1" calcext:value-type="float">
            <text:p>1</text:p>
          </table:table-cell>
          <table:table-cell table:formula="of:=OFFSET(INDIRECT([.$Q86]);0;1;1)" office:value-type="float" office:value="3" calcext:value-type="float">
            <text:p>3</text:p>
          </table:table-cell>
          <table:table-cell table:formula="of:=OFFSET(INDIRECT([.$Q86]);0;7;1)" office:value-type="string" office:string-value="DaPro" calcext:value-type="string">
            <text:p>DaPro</text:p>
          </table:table-cell>
          <table:table-cell table:formula="of:=OFFSET(INDIRECT([.$Q86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2">
          <table:table-cell table:formula="of:=IF([.P87];[$Themenliste.$A87];&quot;&quot;)" office:value-type="string" office:string-value="§ 4 Absatz 5 Nummer 1 c" calcext:value-type="string">
            <text:p>§ 4 Absatz 5 Nummer 1 c</text:p>
          </table:table-cell>
          <table:table-cell table:formula="of:=IF([.P87];OFFSET(INDIRECT([.$Q8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7];OFFSET(INDIRECT([.$Q87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7];OFFSET(INDIRECT([.$Q87]);0;2;1);&quot;&quot;)" office:value-type="string" office:string-value="c" calcext:value-type="string">
            <text:p>c</text:p>
          </table:table-cell>
          <table:table-cell table:formula="of:=IF([.P87];OFFSET(INDIRECT([.$Q87]);0;3;1);&quot;&quot;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IF([.P87];OFFSET(INDIRECT([.$Q8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7];OFFSET(INDIRECT([.$Q87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7];OFFSET(INDIRECT([.$Q87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7] = [$Fachrichtungen.$B$2];[$Themenliste.$I8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7]);&quot;=&quot;;&quot;&quot;;1))" office:value-type="string" office:string-value="$Themenliste.B87" calcext:value-type="string">
            <text:p>$Themenliste.B87</text:p>
          </table:table-cell>
          <table:table-cell table:formula="of:=[$Themenliste.B87]" office:value-type="float" office:value="1" calcext:value-type="float">
            <text:p>1</text:p>
          </table:table-cell>
          <table:table-cell table:formula="of:=OFFSET(INDIRECT([.$Q87]);0;1;1)" office:value-type="float" office:value="3" calcext:value-type="float">
            <text:p>3</text:p>
          </table:table-cell>
          <table:table-cell table:formula="of:=OFFSET(INDIRECT([.$Q87]);0;7;1)" office:value-type="string" office:string-value="DaPro" calcext:value-type="string">
            <text:p>DaPro</text:p>
          </table:table-cell>
          <table:table-cell table:formula="of:=OFFSET(INDIRECT([.$Q87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2">
          <table:table-cell table:formula="of:=IF([.P88];[$Themenliste.$A88];&quot;&quot;)" office:value-type="string" office:string-value="§ 4 Absatz 5 Nummer 2 a" calcext:value-type="string">
            <text:p>§ 4 Absatz 5 Nummer 2 a</text:p>
          </table:table-cell>
          <table:table-cell table:formula="of:=IF([.P88];OFFSET(INDIRECT([.$Q8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8];OFFSET(INDIRECT([.$Q88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8];OFFSET(INDIRECT([.$Q88]);0;2;1);&quot;&quot;)" office:value-type="string" office:string-value="a" calcext:value-type="string">
            <text:p>a</text:p>
          </table:table-cell>
          <table:table-cell table:formula="of:=IF([.P88];OFFSET(INDIRECT([.$Q88]);0;3;1);&quot;&quot;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IF([.P88];OFFSET(INDIRECT([.$Q8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8];OFFSET(INDIRECT([.$Q88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8];OFFSET(INDIRECT([.$Q88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8] = [$Fachrichtungen.$B$2];[$Themenliste.$I8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8]);&quot;=&quot;;&quot;&quot;;1))" office:value-type="string" office:string-value="$Themenliste.B88" calcext:value-type="string">
            <text:p>$Themenliste.B88</text:p>
          </table:table-cell>
          <table:table-cell table:formula="of:=[$Themenliste.B88]" office:value-type="float" office:value="2" calcext:value-type="float">
            <text:p>2</text:p>
          </table:table-cell>
          <table:table-cell table:formula="of:=OFFSET(INDIRECT([.$Q88]);0;1;1)" office:value-type="float" office:value="3" calcext:value-type="float">
            <text:p>3</text:p>
          </table:table-cell>
          <table:table-cell table:formula="of:=OFFSET(INDIRECT([.$Q88]);0;7;1)" office:value-type="string" office:string-value="DaPro" calcext:value-type="string">
            <text:p>DaPro</text:p>
          </table:table-cell>
          <table:table-cell table:formula="of:=OFFSET(INDIRECT([.$Q88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3">
          <table:table-cell table:formula="of:=IF([.P89];[$Themenliste.$A89];&quot;&quot;)" office:value-type="string" office:string-value="§ 4 Absatz 5 Nummer 2 b" calcext:value-type="string">
            <text:p>§ 4 Absatz 5 Nummer 2 b</text:p>
          </table:table-cell>
          <table:table-cell table:formula="of:=IF([.P89];OFFSET(INDIRECT([.$Q8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9];OFFSET(INDIRECT([.$Q89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9];OFFSET(INDIRECT([.$Q89]);0;2;1);&quot;&quot;)" office:value-type="string" office:string-value="b" calcext:value-type="string">
            <text:p>b</text:p>
          </table:table-cell>
          <table:table-cell table:formula="of:=IF([.P89];OFFSET(INDIRECT([.$Q89]);0;3;1);&quot;&quot;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IF([.P89];OFFSET(INDIRECT([.$Q8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9];OFFSET(INDIRECT([.$Q89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9];OFFSET(INDIRECT([.$Q89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9] = [$Fachrichtungen.$B$2];[$Themenliste.$I8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9]);&quot;=&quot;;&quot;&quot;;1))" office:value-type="string" office:string-value="$Themenliste.B89" calcext:value-type="string">
            <text:p>$Themenliste.B89</text:p>
          </table:table-cell>
          <table:table-cell table:formula="of:=[$Themenliste.B89]" office:value-type="float" office:value="2" calcext:value-type="float">
            <text:p>2</text:p>
          </table:table-cell>
          <table:table-cell table:formula="of:=OFFSET(INDIRECT([.$Q89]);0;1;1)" office:value-type="float" office:value="3" calcext:value-type="float">
            <text:p>3</text:p>
          </table:table-cell>
          <table:table-cell table:formula="of:=OFFSET(INDIRECT([.$Q89]);0;7;1)" office:value-type="string" office:string-value="DaPro" calcext:value-type="string">
            <text:p>DaPro</text:p>
          </table:table-cell>
          <table:table-cell table:formula="of:=OFFSET(INDIRECT([.$Q89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2">
          <table:table-cell table:formula="of:=IF([.P90];[$Themenliste.$A90];&quot;&quot;)" office:value-type="string" office:string-value="§ 4 Absatz 5 Nummer 2 c" calcext:value-type="string">
            <text:p>§ 4 Absatz 5 Nummer 2 c</text:p>
          </table:table-cell>
          <table:table-cell table:formula="of:=IF([.P90];OFFSET(INDIRECT([.$Q9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0];OFFSET(INDIRECT([.$Q90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90];OFFSET(INDIRECT([.$Q90]);0;2;1);&quot;&quot;)" office:value-type="string" office:string-value="c" calcext:value-type="string">
            <text:p>c</text:p>
          </table:table-cell>
          <table:table-cell table:formula="of:=IF([.P90];OFFSET(INDIRECT([.$Q90]);0;3;1);&quot;&quot;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IF([.P90];OFFSET(INDIRECT([.$Q9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0];OFFSET(INDIRECT([.$Q90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90];OFFSET(INDIRECT([.$Q90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90] = [$Fachrichtungen.$B$2];[$Themenliste.$I9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0]);&quot;=&quot;;&quot;&quot;;1))" office:value-type="string" office:string-value="$Themenliste.B90" calcext:value-type="string">
            <text:p>$Themenliste.B90</text:p>
          </table:table-cell>
          <table:table-cell table:formula="of:=[$Themenliste.B90]" office:value-type="float" office:value="2" calcext:value-type="float">
            <text:p>2</text:p>
          </table:table-cell>
          <table:table-cell table:formula="of:=OFFSET(INDIRECT([.$Q90]);0;1;1)" office:value-type="float" office:value="3" calcext:value-type="float">
            <text:p>3</text:p>
          </table:table-cell>
          <table:table-cell table:formula="of:=OFFSET(INDIRECT([.$Q90]);0;7;1)" office:value-type="string" office:string-value="DaPro" calcext:value-type="string">
            <text:p>DaPro</text:p>
          </table:table-cell>
          <table:table-cell table:formula="of:=OFFSET(INDIRECT([.$Q90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6">
          <table:table-cell table:formula="of:=IF([.P91];[$Themenliste.$A91];&quot;&quot;)" office:value-type="string" office:string-value="§ 4 Absatz 5 Nummer 3 a" calcext:value-type="string">
            <text:p>§ 4 Absatz 5 Nummer 3 a</text:p>
          </table:table-cell>
          <table:table-cell table:formula="of:=IF([.P91];OFFSET(INDIRECT([.$Q9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1];OFFSET(INDIRECT([.$Q91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1];OFFSET(INDIRECT([.$Q91]);0;2;1);&quot;&quot;)" office:value-type="string" office:string-value="a" calcext:value-type="string">
            <text:p>a</text:p>
          </table:table-cell>
          <table:table-cell table:formula="of:=IF([.P91];OFFSET(INDIRECT([.$Q91]);0;3;1);&quot;&quot;)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IF([.P91];OFFSET(INDIRECT([.$Q9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1];OFFSET(INDIRECT([.$Q91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1];OFFSET(INDIRECT([.$Q91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1] = [$Fachrichtungen.$B$2];[$Themenliste.$I9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1]);&quot;=&quot;;&quot;&quot;;1))" office:value-type="string" office:string-value="$Themenliste.B91" calcext:value-type="string">
            <text:p>$Themenliste.B91</text:p>
          </table:table-cell>
          <table:table-cell table:formula="of:=[$Themenliste.B91]" office:value-type="float" office:value="3" calcext:value-type="float">
            <text:p>3</text:p>
          </table:table-cell>
          <table:table-cell table:formula="of:=OFFSET(INDIRECT([.$Q91]);0;1;1)" office:value-type="float" office:value="9" calcext:value-type="float">
            <text:p>9</text:p>
          </table:table-cell>
          <table:table-cell table:formula="of:=OFFSET(INDIRECT([.$Q91]);0;7;1)" office:value-type="string" office:string-value="DaPro" calcext:value-type="string">
            <text:p>DaPro</text:p>
          </table:table-cell>
          <table:table-cell table:formula="of:=OFFSET(INDIRECT([.$Q91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2];[$Themenliste.$A92];&quot;&quot;)" office:value-type="string" office:string-value="§ 4 Absatz 5 Nummer 3 b" calcext:value-type="string">
            <text:p>§ 4 Absatz 5 Nummer 3 b</text:p>
          </table:table-cell>
          <table:table-cell table:formula="of:=IF([.P92];OFFSET(INDIRECT([.$Q9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2];OFFSET(INDIRECT([.$Q92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2];OFFSET(INDIRECT([.$Q92]);0;2;1);&quot;&quot;)" office:value-type="string" office:string-value="b" calcext:value-type="string">
            <text:p>b</text:p>
          </table:table-cell>
          <table:table-cell table:formula="of:=IF([.P92];OFFSET(INDIRECT([.$Q92]);0;3;1);&quot;&quot;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IF([.P92];OFFSET(INDIRECT([.$Q9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2];OFFSET(INDIRECT([.$Q92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2];OFFSET(INDIRECT([.$Q92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2] = [$Fachrichtungen.$B$2];[$Themenliste.$I9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2]);&quot;=&quot;;&quot;&quot;;1))" office:value-type="string" office:string-value="$Themenliste.B92" calcext:value-type="string">
            <text:p>$Themenliste.B92</text:p>
          </table:table-cell>
          <table:table-cell table:formula="of:=[$Themenliste.B92]" office:value-type="float" office:value="3" calcext:value-type="float">
            <text:p>3</text:p>
          </table:table-cell>
          <table:table-cell table:formula="of:=OFFSET(INDIRECT([.$Q92]);0;1;1)" office:value-type="float" office:value="9" calcext:value-type="float">
            <text:p>9</text:p>
          </table:table-cell>
          <table:table-cell table:formula="of:=OFFSET(INDIRECT([.$Q92]);0;7;1)" office:value-type="string" office:string-value="DaPro" calcext:value-type="string">
            <text:p>DaPro</text:p>
          </table:table-cell>
          <table:table-cell table:formula="of:=OFFSET(INDIRECT([.$Q92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3];[$Themenliste.$A93];&quot;&quot;)" office:value-type="string" office:string-value="§ 4 Absatz 5 Nummer 3 c" calcext:value-type="string">
            <text:p>§ 4 Absatz 5 Nummer 3 c</text:p>
          </table:table-cell>
          <table:table-cell table:formula="of:=IF([.P93];OFFSET(INDIRECT([.$Q9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3];OFFSET(INDIRECT([.$Q93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3];OFFSET(INDIRECT([.$Q93]);0;2;1);&quot;&quot;)" office:value-type="string" office:string-value="c" calcext:value-type="string">
            <text:p>c</text:p>
          </table:table-cell>
          <table:table-cell table:formula="of:=IF([.P93];OFFSET(INDIRECT([.$Q93]);0;3;1);&quot;&quot;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IF([.P93];OFFSET(INDIRECT([.$Q9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3];OFFSET(INDIRECT([.$Q93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3];OFFSET(INDIRECT([.$Q93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3] = [$Fachrichtungen.$B$2];[$Themenliste.$I9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3]);&quot;=&quot;;&quot;&quot;;1))" office:value-type="string" office:string-value="$Themenliste.B93" calcext:value-type="string">
            <text:p>$Themenliste.B93</text:p>
          </table:table-cell>
          <table:table-cell table:formula="of:=[$Themenliste.B93]" office:value-type="float" office:value="3" calcext:value-type="float">
            <text:p>3</text:p>
          </table:table-cell>
          <table:table-cell table:formula="of:=OFFSET(INDIRECT([.$Q93]);0;1;1)" office:value-type="float" office:value="9" calcext:value-type="float">
            <text:p>9</text:p>
          </table:table-cell>
          <table:table-cell table:formula="of:=OFFSET(INDIRECT([.$Q93]);0;7;1)" office:value-type="string" office:string-value="DaPro" calcext:value-type="string">
            <text:p>DaPro</text:p>
          </table:table-cell>
          <table:table-cell table:formula="of:=OFFSET(INDIRECT([.$Q93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4];[$Themenliste.$A94];&quot;&quot;)" office:value-type="string" office:string-value="§ 4 Absatz 5 Nummer 3 d" calcext:value-type="string">
            <text:p>§ 4 Absatz 5 Nummer 3 d</text:p>
          </table:table-cell>
          <table:table-cell table:formula="of:=IF([.P94];OFFSET(INDIRECT([.$Q94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4];OFFSET(INDIRECT([.$Q94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4];OFFSET(INDIRECT([.$Q94]);0;2;1);&quot;&quot;)" office:value-type="string" office:string-value="d" calcext:value-type="string">
            <text:p>d</text:p>
          </table:table-cell>
          <table:table-cell table:formula="of:=IF([.P94];OFFSET(INDIRECT([.$Q94]);0;3;1);&quot;&quot;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IF([.P94];OFFSET(INDIRECT([.$Q94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4];OFFSET(INDIRECT([.$Q94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4];OFFSET(INDIRECT([.$Q94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4] = [$Fachrichtungen.$B$2];[$Themenliste.$I9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4]);&quot;=&quot;;&quot;&quot;;1))" office:value-type="string" office:string-value="$Themenliste.B94" calcext:value-type="string">
            <text:p>$Themenliste.B94</text:p>
          </table:table-cell>
          <table:table-cell table:formula="of:=[$Themenliste.B94]" office:value-type="float" office:value="3" calcext:value-type="float">
            <text:p>3</text:p>
          </table:table-cell>
          <table:table-cell table:formula="of:=OFFSET(INDIRECT([.$Q94]);0;1;1)" office:value-type="float" office:value="9" calcext:value-type="float">
            <text:p>9</text:p>
          </table:table-cell>
          <table:table-cell table:formula="of:=OFFSET(INDIRECT([.$Q94]);0;7;1)" office:value-type="string" office:string-value="DaPro" calcext:value-type="string">
            <text:p>DaPro</text:p>
          </table:table-cell>
          <table:table-cell table:formula="of:=OFFSET(INDIRECT([.$Q94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5];[$Themenliste.$A95];&quot;&quot;)" office:value-type="string" office:string-value="§ 4 Absatz 5 Nummer 3 e" calcext:value-type="string">
            <text:p>§ 4 Absatz 5 Nummer 3 e</text:p>
          </table:table-cell>
          <table:table-cell table:formula="of:=IF([.P95];OFFSET(INDIRECT([.$Q9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5];OFFSET(INDIRECT([.$Q95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5];OFFSET(INDIRECT([.$Q95]);0;2;1);&quot;&quot;)" office:value-type="string" office:string-value="e" calcext:value-type="string">
            <text:p>e</text:p>
          </table:table-cell>
          <table:table-cell table:formula="of:=IF([.P95];OFFSET(INDIRECT([.$Q95]);0;3;1);&quot;&quot;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IF([.P95];OFFSET(INDIRECT([.$Q9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5];OFFSET(INDIRECT([.$Q95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5];OFFSET(INDIRECT([.$Q95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5] = [$Fachrichtungen.$B$2];[$Themenliste.$I9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5]);&quot;=&quot;;&quot;&quot;;1))" office:value-type="string" office:string-value="$Themenliste.B95" calcext:value-type="string">
            <text:p>$Themenliste.B95</text:p>
          </table:table-cell>
          <table:table-cell table:formula="of:=[$Themenliste.B95]" office:value-type="float" office:value="3" calcext:value-type="float">
            <text:p>3</text:p>
          </table:table-cell>
          <table:table-cell table:formula="of:=OFFSET(INDIRECT([.$Q95]);0;1;1)" office:value-type="float" office:value="9" calcext:value-type="float">
            <text:p>9</text:p>
          </table:table-cell>
          <table:table-cell table:formula="of:=OFFSET(INDIRECT([.$Q95]);0;7;1)" office:value-type="string" office:string-value="DaPro" calcext:value-type="string">
            <text:p>DaPro</text:p>
          </table:table-cell>
          <table:table-cell table:formula="of:=OFFSET(INDIRECT([.$Q95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6];[$Themenliste.$A96];&quot;&quot;)" office:value-type="string" office:string-value="§ 4 Absatz 5 Nummer 3 f" calcext:value-type="string">
            <text:p>§ 4 Absatz 5 Nummer 3 f</text:p>
          </table:table-cell>
          <table:table-cell table:formula="of:=IF([.P96];OFFSET(INDIRECT([.$Q9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6];OFFSET(INDIRECT([.$Q96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6];OFFSET(INDIRECT([.$Q96]);0;2;1);&quot;&quot;)" office:value-type="string" office:string-value="f" calcext:value-type="string">
            <text:p>f</text:p>
          </table:table-cell>
          <table:table-cell table:formula="of:=IF([.P96];OFFSET(INDIRECT([.$Q96]);0;3;1);&quot;&quot;)" office:value-type="string" office:string-value="mathematische Vorhersagemodelle anwenden" calcext:value-type="string">
            <text:p>mathematische Vorhersagemodelle anwenden</text:p>
          </table:table-cell>
          <table:table-cell table:formula="of:=IF([.P96];OFFSET(INDIRECT([.$Q9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6];OFFSET(INDIRECT([.$Q96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6];OFFSET(INDIRECT([.$Q96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6] = [$Fachrichtungen.$B$2];[$Themenliste.$I9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6]);&quot;=&quot;;&quot;&quot;;1))" office:value-type="string" office:string-value="$Themenliste.B96" calcext:value-type="string">
            <text:p>$Themenliste.B96</text:p>
          </table:table-cell>
          <table:table-cell table:formula="of:=[$Themenliste.B96]" office:value-type="float" office:value="3" calcext:value-type="float">
            <text:p>3</text:p>
          </table:table-cell>
          <table:table-cell table:formula="of:=OFFSET(INDIRECT([.$Q96]);0;1;1)" office:value-type="float" office:value="9" calcext:value-type="float">
            <text:p>9</text:p>
          </table:table-cell>
          <table:table-cell table:formula="of:=OFFSET(INDIRECT([.$Q96]);0;7;1)" office:value-type="string" office:string-value="DaPro" calcext:value-type="string">
            <text:p>DaPro</text:p>
          </table:table-cell>
          <table:table-cell table:formula="of:=OFFSET(INDIRECT([.$Q96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7];[$Themenliste.$A97];&quot;&quot;)" office:value-type="string" office:string-value="§ 4 Absatz 5 Nummer 3 g" calcext:value-type="string">
            <text:p>§ 4 Absatz 5 Nummer 3 g</text:p>
          </table:table-cell>
          <table:table-cell table:formula="of:=IF([.P97];OFFSET(INDIRECT([.$Q9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7];OFFSET(INDIRECT([.$Q97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7];OFFSET(INDIRECT([.$Q97]);0;2;1);&quot;&quot;)" office:value-type="string" office:string-value="g" calcext:value-type="string">
            <text:p>g</text:p>
          </table:table-cell>
          <table:table-cell table:formula="of:=IF([.P97];OFFSET(INDIRECT([.$Q97]);0;3;1);&quot;&quot;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IF([.P97];OFFSET(INDIRECT([.$Q9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7];OFFSET(INDIRECT([.$Q97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7];OFFSET(INDIRECT([.$Q97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7] = [$Fachrichtungen.$B$2];[$Themenliste.$I9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7]);&quot;=&quot;;&quot;&quot;;1))" office:value-type="string" office:string-value="$Themenliste.B97" calcext:value-type="string">
            <text:p>$Themenliste.B97</text:p>
          </table:table-cell>
          <table:table-cell table:formula="of:=[$Themenliste.B97]" office:value-type="float" office:value="3" calcext:value-type="float">
            <text:p>3</text:p>
          </table:table-cell>
          <table:table-cell table:formula="of:=OFFSET(INDIRECT([.$Q97]);0;1;1)" office:value-type="float" office:value="9" calcext:value-type="float">
            <text:p>9</text:p>
          </table:table-cell>
          <table:table-cell table:formula="of:=OFFSET(INDIRECT([.$Q97]);0;7;1)" office:value-type="string" office:string-value="DaPro" calcext:value-type="string">
            <text:p>DaPro</text:p>
          </table:table-cell>
          <table:table-cell table:formula="of:=OFFSET(INDIRECT([.$Q97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8];[$Themenliste.$A98];&quot;&quot;)" office:value-type="string" office:string-value="§ 4 Absatz 5 Nummer 3 h" calcext:value-type="string">
            <text:p>§ 4 Absatz 5 Nummer 3 h</text:p>
          </table:table-cell>
          <table:table-cell table:formula="of:=IF([.P98];OFFSET(INDIRECT([.$Q9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8];OFFSET(INDIRECT([.$Q98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8];OFFSET(INDIRECT([.$Q98]);0;2;1);&quot;&quot;)" office:value-type="string" office:string-value="h" calcext:value-type="string">
            <text:p>h</text:p>
          </table:table-cell>
          <table:table-cell table:formula="of:=IF([.P98];OFFSET(INDIRECT([.$Q98]);0;3;1);&quot;&quot;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IF([.P98];OFFSET(INDIRECT([.$Q9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8];OFFSET(INDIRECT([.$Q98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8];OFFSET(INDIRECT([.$Q98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8] = [$Fachrichtungen.$B$2];[$Themenliste.$I9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8]);&quot;=&quot;;&quot;&quot;;1))" office:value-type="string" office:string-value="$Themenliste.B98" calcext:value-type="string">
            <text:p>$Themenliste.B98</text:p>
          </table:table-cell>
          <table:table-cell table:formula="of:=[$Themenliste.B98]" office:value-type="float" office:value="3" calcext:value-type="float">
            <text:p>3</text:p>
          </table:table-cell>
          <table:table-cell table:formula="of:=OFFSET(INDIRECT([.$Q98]);0;1;1)" office:value-type="float" office:value="9" calcext:value-type="float">
            <text:p>9</text:p>
          </table:table-cell>
          <table:table-cell table:formula="of:=OFFSET(INDIRECT([.$Q98]);0;7;1)" office:value-type="string" office:string-value="DaPro" calcext:value-type="string">
            <text:p>DaPro</text:p>
          </table:table-cell>
          <table:table-cell table:formula="of:=OFFSET(INDIRECT([.$Q98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9];[$Themenliste.$A99];&quot;&quot;)" office:value-type="string" office:string-value="§ 4 Absatz 5 Nummer 3 i" calcext:value-type="string">
            <text:p>§ 4 Absatz 5 Nummer 3 i</text:p>
          </table:table-cell>
          <table:table-cell table:formula="of:=IF([.P99];OFFSET(INDIRECT([.$Q9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9];OFFSET(INDIRECT([.$Q99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9];OFFSET(INDIRECT([.$Q99]);0;2;1);&quot;&quot;)" office:value-type="string" office:string-value="i" calcext:value-type="string">
            <text:p>i</text:p>
          </table:table-cell>
          <table:table-cell table:formula="of:=IF([.P99];OFFSET(INDIRECT([.$Q99]);0;3;1);&quot;&quot;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IF([.P99];OFFSET(INDIRECT([.$Q9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9];OFFSET(INDIRECT([.$Q99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9];OFFSET(INDIRECT([.$Q99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9] = [$Fachrichtungen.$B$2];[$Themenliste.$I9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9]);&quot;=&quot;;&quot;&quot;;1))" office:value-type="string" office:string-value="$Themenliste.B99" calcext:value-type="string">
            <text:p>$Themenliste.B99</text:p>
          </table:table-cell>
          <table:table-cell table:formula="of:=[$Themenliste.B99]" office:value-type="float" office:value="3" calcext:value-type="float">
            <text:p>3</text:p>
          </table:table-cell>
          <table:table-cell table:formula="of:=OFFSET(INDIRECT([.$Q99]);0;1;1)" office:value-type="float" office:value="9" calcext:value-type="float">
            <text:p>9</text:p>
          </table:table-cell>
          <table:table-cell table:formula="of:=OFFSET(INDIRECT([.$Q99]);0;7;1)" office:value-type="string" office:string-value="DaPro" calcext:value-type="string">
            <text:p>DaPro</text:p>
          </table:table-cell>
          <table:table-cell table:formula="of:=OFFSET(INDIRECT([.$Q99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100];[$Themenliste.$A100];&quot;&quot;)" office:value-type="string" office:string-value="§ 4 Absatz 5 Nummer 4 a" calcext:value-type="string">
            <text:p>§ 4 Absatz 5 Nummer 4 a</text:p>
          </table:table-cell>
          <table:table-cell table:formula="of:=IF([.P100];OFFSET(INDIRECT([.$Q10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0];OFFSET(INDIRECT([.$Q100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0];OFFSET(INDIRECT([.$Q100]);0;2;1);&quot;&quot;)" office:value-type="string" office:string-value="a" calcext:value-type="string">
            <text:p>a</text:p>
          </table:table-cell>
          <table:table-cell table:formula="of:=IF([.P100];OFFSET(INDIRECT([.$Q100]);0;3;1);&quot;&quot;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IF([.P100];OFFSET(INDIRECT([.$Q10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0];OFFSET(INDIRECT([.$Q100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0];OFFSET(INDIRECT([.$Q100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0] = [$Fachrichtungen.$B$2];[$Themenliste.$I10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0]);&quot;=&quot;;&quot;&quot;;1))" office:value-type="string" office:string-value="$Themenliste.B100" calcext:value-type="string">
            <text:p>$Themenliste.B100</text:p>
          </table:table-cell>
          <table:table-cell table:formula="of:=[$Themenliste.B100]" office:value-type="float" office:value="4" calcext:value-type="float">
            <text:p>4</text:p>
          </table:table-cell>
          <table:table-cell table:formula="of:=OFFSET(INDIRECT([.$Q100]);0;1;1)" office:value-type="float" office:value="4" calcext:value-type="float">
            <text:p>4</text:p>
          </table:table-cell>
          <table:table-cell table:formula="of:=OFFSET(INDIRECT([.$Q100]);0;7;1)" office:value-type="string" office:string-value="DaPro" calcext:value-type="string">
            <text:p>DaPro</text:p>
          </table:table-cell>
          <table:table-cell table:formula="of:=OFFSET(INDIRECT([.$Q100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16">
          <table:table-cell table:formula="of:=IF([.P101];[$Themenliste.$A101];&quot;&quot;)" office:value-type="string" office:string-value="§ 4 Absatz 5 Nummer 4 b" calcext:value-type="string">
            <text:p>§ 4 Absatz 5 Nummer 4 b</text:p>
          </table:table-cell>
          <table:table-cell table:formula="of:=IF([.P101];OFFSET(INDIRECT([.$Q10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1];OFFSET(INDIRECT([.$Q101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1];OFFSET(INDIRECT([.$Q101]);0;2;1);&quot;&quot;)" office:value-type="string" office:string-value="b" calcext:value-type="string">
            <text:p>b</text:p>
          </table:table-cell>
          <table:table-cell table:formula="of:=IF([.P101];OFFSET(INDIRECT([.$Q101]);0;3;1);&quot;&quot;)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IF([.P101];OFFSET(INDIRECT([.$Q10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1];OFFSET(INDIRECT([.$Q101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1];OFFSET(INDIRECT([.$Q101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1] = [$Fachrichtungen.$B$2];[$Themenliste.$I10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1]);&quot;=&quot;;&quot;&quot;;1))" office:value-type="string" office:string-value="$Themenliste.B101" calcext:value-type="string">
            <text:p>$Themenliste.B101</text:p>
          </table:table-cell>
          <table:table-cell table:formula="of:=[$Themenliste.B101]" office:value-type="float" office:value="4" calcext:value-type="float">
            <text:p>4</text:p>
          </table:table-cell>
          <table:table-cell table:formula="of:=OFFSET(INDIRECT([.$Q101]);0;1;1)" office:value-type="float" office:value="4" calcext:value-type="float">
            <text:p>4</text:p>
          </table:table-cell>
          <table:table-cell table:formula="of:=OFFSET(INDIRECT([.$Q101]);0;7;1)" office:value-type="string" office:string-value="DaPro" calcext:value-type="string">
            <text:p>DaPro</text:p>
          </table:table-cell>
          <table:table-cell table:formula="of:=OFFSET(INDIRECT([.$Q101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3">
          <table:table-cell table:formula="of:=IF([.P102];[$Themenliste.$A102];&quot;&quot;)" office:value-type="string" office:string-value="§ 4 Absatz 5 Nummer 4 c" calcext:value-type="string">
            <text:p>§ 4 Absatz 5 Nummer 4 c</text:p>
          </table:table-cell>
          <table:table-cell table:formula="of:=IF([.P102];OFFSET(INDIRECT([.$Q10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2];OFFSET(INDIRECT([.$Q102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2];OFFSET(INDIRECT([.$Q102]);0;2;1);&quot;&quot;)" office:value-type="string" office:string-value="c" calcext:value-type="string">
            <text:p>c</text:p>
          </table:table-cell>
          <table:table-cell table:formula="of:=IF([.P102];OFFSET(INDIRECT([.$Q102]);0;3;1);&quot;&quot;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IF([.P102];OFFSET(INDIRECT([.$Q10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2];OFFSET(INDIRECT([.$Q102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2];OFFSET(INDIRECT([.$Q102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2] = [$Fachrichtungen.$B$2];[$Themenliste.$I10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2]);&quot;=&quot;;&quot;&quot;;1))" office:value-type="string" office:string-value="$Themenliste.B102" calcext:value-type="string">
            <text:p>$Themenliste.B102</text:p>
          </table:table-cell>
          <table:table-cell table:formula="of:=[$Themenliste.B102]" office:value-type="float" office:value="4" calcext:value-type="float">
            <text:p>4</text:p>
          </table:table-cell>
          <table:table-cell table:formula="of:=OFFSET(INDIRECT([.$Q102]);0;1;1)" office:value-type="float" office:value="4" calcext:value-type="float">
            <text:p>4</text:p>
          </table:table-cell>
          <table:table-cell table:formula="of:=OFFSET(INDIRECT([.$Q102]);0;7;1)" office:value-type="string" office:string-value="DaPro" calcext:value-type="string">
            <text:p>DaPro</text:p>
          </table:table-cell>
          <table:table-cell table:formula="of:=OFFSET(INDIRECT([.$Q102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2">
          <table:table-cell table:formula="of:=IF([.P103];[$Themenliste.$A103];&quot;&quot;)" office:value-type="string" office:string-value="§ 4 Absatz 5 Nummer 4 d" calcext:value-type="string">
            <text:p>§ 4 Absatz 5 Nummer 4 d</text:p>
          </table:table-cell>
          <table:table-cell table:formula="of:=IF([.P103];OFFSET(INDIRECT([.$Q10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3];OFFSET(INDIRECT([.$Q103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3];OFFSET(INDIRECT([.$Q103]);0;2;1);&quot;&quot;)" office:value-type="string" office:string-value="d" calcext:value-type="string">
            <text:p>d</text:p>
          </table:table-cell>
          <table:table-cell table:formula="of:=IF([.P103];OFFSET(INDIRECT([.$Q103]);0;3;1);&quot;&quot;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IF([.P103];OFFSET(INDIRECT([.$Q10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3];OFFSET(INDIRECT([.$Q103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3];OFFSET(INDIRECT([.$Q103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3] = [$Fachrichtungen.$B$2];[$Themenliste.$I10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3]);&quot;=&quot;;&quot;&quot;;1))" office:value-type="string" office:string-value="$Themenliste.B103" calcext:value-type="string">
            <text:p>$Themenliste.B103</text:p>
          </table:table-cell>
          <table:table-cell table:formula="of:=[$Themenliste.B103]" office:value-type="float" office:value="4" calcext:value-type="float">
            <text:p>4</text:p>
          </table:table-cell>
          <table:table-cell table:formula="of:=OFFSET(INDIRECT([.$Q103]);0;1;1)" office:value-type="float" office:value="4" calcext:value-type="float">
            <text:p>4</text:p>
          </table:table-cell>
          <table:table-cell table:formula="of:=OFFSET(INDIRECT([.$Q103]);0;7;1)" office:value-type="string" office:string-value="DaPro" calcext:value-type="string">
            <text:p>DaPro</text:p>
          </table:table-cell>
          <table:table-cell table:formula="of:=OFFSET(INDIRECT([.$Q103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2">
          <table:table-cell table:formula="of:=IF([.P104];[$Themenliste.$A104];&quot;&quot;)" office:value-type="string" office:string-value="§ 4 Absatz 6 Nummer 1 a" calcext:value-type="string">
            <text:p>§ 4 Absatz 6 Nummer 1 a</text:p>
          </table:table-cell>
          <table:table-cell table:formula="of:=IF([.P104];OFFSET(INDIRECT([.$Q10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4];OFFSET(INDIRECT([.$Q104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4];OFFSET(INDIRECT([.$Q104]);0;2;1);&quot;&quot;)" office:value-type="string" office:string-value="a" calcext:value-type="string">
            <text:p>a</text:p>
          </table:table-cell>
          <table:table-cell table:formula="of:=IF([.P104];OFFSET(INDIRECT([.$Q104]);0;3;1);&quot;&quot;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IF([.P104];OFFSET(INDIRECT([.$Q10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4];OFFSET(INDIRECT([.$Q104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4];OFFSET(INDIRECT([.$Q104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4] = [$Fachrichtungen.$B$2];[$Themenliste.$I10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4]);&quot;=&quot;;&quot;&quot;;1))" office:value-type="string" office:string-value="$Themenliste.B104" calcext:value-type="string">
            <text:p>$Themenliste.B104</text:p>
          </table:table-cell>
          <table:table-cell table:formula="of:=[$Themenliste.B104]" office:value-type="float" office:value="1" calcext:value-type="float">
            <text:p>1</text:p>
          </table:table-cell>
          <table:table-cell table:formula="of:=OFFSET(INDIRECT([.$Q104]);0;1;1)" office:value-type="float" office:value="6" calcext:value-type="float">
            <text:p>6</text:p>
          </table:table-cell>
          <table:table-cell table:formula="of:=OFFSET(INDIRECT([.$Q104]);0;7;1)" office:value-type="string" office:string-value="Net" calcext:value-type="string">
            <text:p>Net</text:p>
          </table:table-cell>
          <table:table-cell table:formula="of:=OFFSET(INDIRECT([.$Q104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4">
          <table:table-cell table:formula="of:=IF([.P105];[$Themenliste.$A105];&quot;&quot;)" office:value-type="string" office:string-value="§ 4 Absatz 6 Nummer 1 b" calcext:value-type="string">
            <text:p>§ 4 Absatz 6 Nummer 1 b</text:p>
          </table:table-cell>
          <table:table-cell table:formula="of:=IF([.P105];OFFSET(INDIRECT([.$Q10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5];OFFSET(INDIRECT([.$Q105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5];OFFSET(INDIRECT([.$Q105]);0;2;1);&quot;&quot;)" office:value-type="string" office:string-value="b" calcext:value-type="string">
            <text:p>b</text:p>
          </table:table-cell>
          <table:table-cell table:formula="of:=IF([.P105];OFFSET(INDIRECT([.$Q105]);0;3;1);&quot;&quot;)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IF([.P105];OFFSET(INDIRECT([.$Q10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5];OFFSET(INDIRECT([.$Q105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5];OFFSET(INDIRECT([.$Q105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5] = [$Fachrichtungen.$B$2];[$Themenliste.$I10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5]);&quot;=&quot;;&quot;&quot;;1))" office:value-type="string" office:string-value="$Themenliste.B105" calcext:value-type="string">
            <text:p>$Themenliste.B105</text:p>
          </table:table-cell>
          <table:table-cell table:formula="of:=[$Themenliste.B105]" office:value-type="float" office:value="1" calcext:value-type="float">
            <text:p>1</text:p>
          </table:table-cell>
          <table:table-cell table:formula="of:=OFFSET(INDIRECT([.$Q105]);0;1;1)" office:value-type="float" office:value="6" calcext:value-type="float">
            <text:p>6</text:p>
          </table:table-cell>
          <table:table-cell table:formula="of:=OFFSET(INDIRECT([.$Q105]);0;7;1)" office:value-type="string" office:string-value="Net" calcext:value-type="string">
            <text:p>Net</text:p>
          </table:table-cell>
          <table:table-cell table:formula="of:=OFFSET(INDIRECT([.$Q105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16">
          <table:table-cell table:formula="of:=IF([.P106];[$Themenliste.$A106];&quot;&quot;)" office:value-type="string" office:string-value="§ 4 Absatz 6 Nummer 1 c" calcext:value-type="string">
            <text:p>§ 4 Absatz 6 Nummer 1 c</text:p>
          </table:table-cell>
          <table:table-cell table:formula="of:=IF([.P106];OFFSET(INDIRECT([.$Q10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6];OFFSET(INDIRECT([.$Q106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6];OFFSET(INDIRECT([.$Q106]);0;2;1);&quot;&quot;)" office:value-type="string" office:string-value="c" calcext:value-type="string">
            <text:p>c</text:p>
          </table:table-cell>
          <table:table-cell table:formula="of:=IF([.P106];OFFSET(INDIRECT([.$Q106]);0;3;1);&quot;&quot;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IF([.P106];OFFSET(INDIRECT([.$Q10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6];OFFSET(INDIRECT([.$Q106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6];OFFSET(INDIRECT([.$Q106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6] = [$Fachrichtungen.$B$2];[$Themenliste.$I10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6]);&quot;=&quot;;&quot;&quot;;1))" office:value-type="string" office:string-value="$Themenliste.B106" calcext:value-type="string">
            <text:p>$Themenliste.B106</text:p>
          </table:table-cell>
          <table:table-cell table:formula="of:=[$Themenliste.B106]" office:value-type="float" office:value="1" calcext:value-type="float">
            <text:p>1</text:p>
          </table:table-cell>
          <table:table-cell table:formula="of:=OFFSET(INDIRECT([.$Q106]);0;1;1)" office:value-type="float" office:value="6" calcext:value-type="float">
            <text:p>6</text:p>
          </table:table-cell>
          <table:table-cell table:formula="of:=OFFSET(INDIRECT([.$Q106]);0;7;1)" office:value-type="string" office:string-value="Net" calcext:value-type="string">
            <text:p>Net</text:p>
          </table:table-cell>
          <table:table-cell table:formula="of:=OFFSET(INDIRECT([.$Q106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2">
          <table:table-cell table:formula="of:=IF([.P107];[$Themenliste.$A107];&quot;&quot;)" office:value-type="string" office:string-value="§ 4 Absatz 6 Nummer 1 d" calcext:value-type="string">
            <text:p>§ 4 Absatz 6 Nummer 1 d</text:p>
          </table:table-cell>
          <table:table-cell table:formula="of:=IF([.P107];OFFSET(INDIRECT([.$Q10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7];OFFSET(INDIRECT([.$Q107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7];OFFSET(INDIRECT([.$Q107]);0;2;1);&quot;&quot;)" office:value-type="string" office:string-value="d" calcext:value-type="string">
            <text:p>d</text:p>
          </table:table-cell>
          <table:table-cell table:formula="of:=IF([.P107];OFFSET(INDIRECT([.$Q107]);0;3;1);&quot;&quot;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IF([.P107];OFFSET(INDIRECT([.$Q10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7];OFFSET(INDIRECT([.$Q107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7];OFFSET(INDIRECT([.$Q107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7] = [$Fachrichtungen.$B$2];[$Themenliste.$I10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7]);&quot;=&quot;;&quot;&quot;;1))" office:value-type="string" office:string-value="$Themenliste.B107" calcext:value-type="string">
            <text:p>$Themenliste.B107</text:p>
          </table:table-cell>
          <table:table-cell table:formula="of:=[$Themenliste.B107]" office:value-type="float" office:value="1" calcext:value-type="float">
            <text:p>1</text:p>
          </table:table-cell>
          <table:table-cell table:formula="of:=OFFSET(INDIRECT([.$Q107]);0;1;1)" office:value-type="float" office:value="6" calcext:value-type="float">
            <text:p>6</text:p>
          </table:table-cell>
          <table:table-cell table:formula="of:=OFFSET(INDIRECT([.$Q107]);0;7;1)" office:value-type="string" office:string-value="Net" calcext:value-type="string">
            <text:p>Net</text:p>
          </table:table-cell>
          <table:table-cell table:formula="of:=OFFSET(INDIRECT([.$Q107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2">
          <table:table-cell table:formula="of:=IF([.P108];[$Themenliste.$A108];&quot;&quot;)" office:value-type="string" office:string-value="§ 4 Absatz 6 Nummer 1 e" calcext:value-type="string">
            <text:p>§ 4 Absatz 6 Nummer 1 e</text:p>
          </table:table-cell>
          <table:table-cell table:formula="of:=IF([.P108];OFFSET(INDIRECT([.$Q10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8];OFFSET(INDIRECT([.$Q108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8];OFFSET(INDIRECT([.$Q108]);0;2;1);&quot;&quot;)" office:value-type="string" office:string-value="e" calcext:value-type="string">
            <text:p>e</text:p>
          </table:table-cell>
          <table:table-cell table:formula="of:=IF([.P108];OFFSET(INDIRECT([.$Q108]);0;3;1);&quot;&quot;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IF([.P108];OFFSET(INDIRECT([.$Q10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8];OFFSET(INDIRECT([.$Q108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8];OFFSET(INDIRECT([.$Q108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8] = [$Fachrichtungen.$B$2];[$Themenliste.$I10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8]);&quot;=&quot;;&quot;&quot;;1))" office:value-type="string" office:string-value="$Themenliste.B108" calcext:value-type="string">
            <text:p>$Themenliste.B108</text:p>
          </table:table-cell>
          <table:table-cell table:formula="of:=[$Themenliste.B108]" office:value-type="float" office:value="1" calcext:value-type="float">
            <text:p>1</text:p>
          </table:table-cell>
          <table:table-cell table:formula="of:=OFFSET(INDIRECT([.$Q108]);0;1;1)" office:value-type="float" office:value="6" calcext:value-type="float">
            <text:p>6</text:p>
          </table:table-cell>
          <table:table-cell table:formula="of:=OFFSET(INDIRECT([.$Q108]);0;7;1)" office:value-type="string" office:string-value="Net" calcext:value-type="string">
            <text:p>Net</text:p>
          </table:table-cell>
          <table:table-cell table:formula="of:=OFFSET(INDIRECT([.$Q108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2">
          <table:table-cell table:formula="of:=IF([.P109];[$Themenliste.$A109];&quot;&quot;)" office:value-type="string" office:string-value="§ 4 Absatz 6 Nummer 1 f" calcext:value-type="string">
            <text:p>§ 4 Absatz 6 Nummer 1 f</text:p>
          </table:table-cell>
          <table:table-cell table:formula="of:=IF([.P109];OFFSET(INDIRECT([.$Q10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9];OFFSET(INDIRECT([.$Q109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9];OFFSET(INDIRECT([.$Q109]);0;2;1);&quot;&quot;)" office:value-type="string" office:string-value="f" calcext:value-type="string">
            <text:p>f</text:p>
          </table:table-cell>
          <table:table-cell table:formula="of:=IF([.P109];OFFSET(INDIRECT([.$Q109]);0;3;1);&quot;&quot;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IF([.P109];OFFSET(INDIRECT([.$Q10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9];OFFSET(INDIRECT([.$Q109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9];OFFSET(INDIRECT([.$Q109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9] = [$Fachrichtungen.$B$2];[$Themenliste.$I10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9]);&quot;=&quot;;&quot;&quot;;1))" office:value-type="string" office:string-value="$Themenliste.B109" calcext:value-type="string">
            <text:p>$Themenliste.B109</text:p>
          </table:table-cell>
          <table:table-cell table:formula="of:=[$Themenliste.B109]" office:value-type="float" office:value="1" calcext:value-type="float">
            <text:p>1</text:p>
          </table:table-cell>
          <table:table-cell table:formula="of:=OFFSET(INDIRECT([.$Q109]);0;1;1)" office:value-type="float" office:value="6" calcext:value-type="float">
            <text:p>6</text:p>
          </table:table-cell>
          <table:table-cell table:formula="of:=OFFSET(INDIRECT([.$Q109]);0;7;1)" office:value-type="string" office:string-value="Net" calcext:value-type="string">
            <text:p>Net</text:p>
          </table:table-cell>
          <table:table-cell table:formula="of:=OFFSET(INDIRECT([.$Q109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2">
          <table:table-cell table:formula="of:=IF([.P110];[$Themenliste.$A110];&quot;&quot;)" office:value-type="string" office:string-value="§ 4 Absatz 6 Nummer 2 a" calcext:value-type="string">
            <text:p>§ 4 Absatz 6 Nummer 2 a</text:p>
          </table:table-cell>
          <table:table-cell table:formula="of:=IF([.P110];OFFSET(INDIRECT([.$Q11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0];OFFSET(INDIRECT([.$Q110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0];OFFSET(INDIRECT([.$Q110]);0;2;1);&quot;&quot;)" office:value-type="string" office:string-value="a" calcext:value-type="string">
            <text:p>a</text:p>
          </table:table-cell>
          <table:table-cell table:formula="of:=IF([.P110];OFFSET(INDIRECT([.$Q110]);0;3;1);&quot;&quot;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IF([.P110];OFFSET(INDIRECT([.$Q11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0];OFFSET(INDIRECT([.$Q110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0];OFFSET(INDIRECT([.$Q110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0] = [$Fachrichtungen.$B$2];[$Themenliste.$I1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0]);&quot;=&quot;;&quot;&quot;;1))" office:value-type="string" office:string-value="$Themenliste.B110" calcext:value-type="string">
            <text:p>$Themenliste.B110</text:p>
          </table:table-cell>
          <table:table-cell table:formula="of:=[$Themenliste.B110]" office:value-type="float" office:value="2" calcext:value-type="float">
            <text:p>2</text:p>
          </table:table-cell>
          <table:table-cell table:formula="of:=OFFSET(INDIRECT([.$Q110]);0;1;1)" office:value-type="float" office:value="6" calcext:value-type="float">
            <text:p>6</text:p>
          </table:table-cell>
          <table:table-cell table:formula="of:=OFFSET(INDIRECT([.$Q110]);0;7;1)" office:value-type="string" office:string-value="Net" calcext:value-type="string">
            <text:p>Net</text:p>
          </table:table-cell>
          <table:table-cell table:formula="of:=OFFSET(INDIRECT([.$Q110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2">
          <table:table-cell table:formula="of:=IF([.P111];[$Themenliste.$A111];&quot;&quot;)" office:value-type="string" office:string-value="§ 4 Absatz 6 Nummer 2 b" calcext:value-type="string">
            <text:p>§ 4 Absatz 6 Nummer 2 b</text:p>
          </table:table-cell>
          <table:table-cell table:formula="of:=IF([.P111];OFFSET(INDIRECT([.$Q11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1];OFFSET(INDIRECT([.$Q111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1];OFFSET(INDIRECT([.$Q111]);0;2;1);&quot;&quot;)" office:value-type="string" office:string-value="b" calcext:value-type="string">
            <text:p>b</text:p>
          </table:table-cell>
          <table:table-cell table:formula="of:=IF([.P111];OFFSET(INDIRECT([.$Q111]);0;3;1);&quot;&quot;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IF([.P111];OFFSET(INDIRECT([.$Q11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1];OFFSET(INDIRECT([.$Q111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1];OFFSET(INDIRECT([.$Q111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1] = [$Fachrichtungen.$B$2];[$Themenliste.$I1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1]);&quot;=&quot;;&quot;&quot;;1))" office:value-type="string" office:string-value="$Themenliste.B111" calcext:value-type="string">
            <text:p>$Themenliste.B111</text:p>
          </table:table-cell>
          <table:table-cell table:formula="of:=[$Themenliste.B111]" office:value-type="float" office:value="2" calcext:value-type="float">
            <text:p>2</text:p>
          </table:table-cell>
          <table:table-cell table:formula="of:=OFFSET(INDIRECT([.$Q111]);0;1;1)" office:value-type="float" office:value="6" calcext:value-type="float">
            <text:p>6</text:p>
          </table:table-cell>
          <table:table-cell table:formula="of:=OFFSET(INDIRECT([.$Q111]);0;7;1)" office:value-type="string" office:string-value="Net" calcext:value-type="string">
            <text:p>Net</text:p>
          </table:table-cell>
          <table:table-cell table:formula="of:=OFFSET(INDIRECT([.$Q111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2">
          <table:table-cell table:formula="of:=IF([.P112];[$Themenliste.$A112];&quot;&quot;)" office:value-type="string" office:string-value="§ 4 Absatz 6 Nummer 2 c" calcext:value-type="string">
            <text:p>§ 4 Absatz 6 Nummer 2 c</text:p>
          </table:table-cell>
          <table:table-cell table:formula="of:=IF([.P112];OFFSET(INDIRECT([.$Q11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2];OFFSET(INDIRECT([.$Q112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2];OFFSET(INDIRECT([.$Q112]);0;2;1);&quot;&quot;)" office:value-type="string" office:string-value="c" calcext:value-type="string">
            <text:p>c</text:p>
          </table:table-cell>
          <table:table-cell table:formula="of:=IF([.P112];OFFSET(INDIRECT([.$Q112]);0;3;1);&quot;&quot;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IF([.P112];OFFSET(INDIRECT([.$Q11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2];OFFSET(INDIRECT([.$Q112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2];OFFSET(INDIRECT([.$Q112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2] = [$Fachrichtungen.$B$2];[$Themenliste.$I1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2]);&quot;=&quot;;&quot;&quot;;1))" office:value-type="string" office:string-value="$Themenliste.B112" calcext:value-type="string">
            <text:p>$Themenliste.B112</text:p>
          </table:table-cell>
          <table:table-cell table:formula="of:=[$Themenliste.B112]" office:value-type="float" office:value="2" calcext:value-type="float">
            <text:p>2</text:p>
          </table:table-cell>
          <table:table-cell table:formula="of:=OFFSET(INDIRECT([.$Q112]);0;1;1)" office:value-type="float" office:value="6" calcext:value-type="float">
            <text:p>6</text:p>
          </table:table-cell>
          <table:table-cell table:formula="of:=OFFSET(INDIRECT([.$Q112]);0;7;1)" office:value-type="string" office:string-value="Net" calcext:value-type="string">
            <text:p>Net</text:p>
          </table:table-cell>
          <table:table-cell table:formula="of:=OFFSET(INDIRECT([.$Q112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16">
          <table:table-cell table:formula="of:=IF([.P113];[$Themenliste.$A113];&quot;&quot;)" office:value-type="string" office:string-value="§ 4 Absatz 6 Nummer 2 d" calcext:value-type="string">
            <text:p>§ 4 Absatz 6 Nummer 2 d</text:p>
          </table:table-cell>
          <table:table-cell table:formula="of:=IF([.P113];OFFSET(INDIRECT([.$Q11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3];OFFSET(INDIRECT([.$Q113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3];OFFSET(INDIRECT([.$Q113]);0;2;1);&quot;&quot;)" office:value-type="string" office:string-value="d" calcext:value-type="string">
            <text:p>d</text:p>
          </table:table-cell>
          <table:table-cell table:formula="of:=IF([.P113];OFFSET(INDIRECT([.$Q113]);0;3;1);&quot;&quot;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IF([.P113];OFFSET(INDIRECT([.$Q11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3];OFFSET(INDIRECT([.$Q113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3];OFFSET(INDIRECT([.$Q113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3] = [$Fachrichtungen.$B$2];[$Themenliste.$I1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3]);&quot;=&quot;;&quot;&quot;;1))" office:value-type="string" office:string-value="$Themenliste.B113" calcext:value-type="string">
            <text:p>$Themenliste.B113</text:p>
          </table:table-cell>
          <table:table-cell table:formula="of:=[$Themenliste.B113]" office:value-type="float" office:value="2" calcext:value-type="float">
            <text:p>2</text:p>
          </table:table-cell>
          <table:table-cell table:formula="of:=OFFSET(INDIRECT([.$Q113]);0;1;1)" office:value-type="float" office:value="6" calcext:value-type="float">
            <text:p>6</text:p>
          </table:table-cell>
          <table:table-cell table:formula="of:=OFFSET(INDIRECT([.$Q113]);0;7;1)" office:value-type="string" office:string-value="Net" calcext:value-type="string">
            <text:p>Net</text:p>
          </table:table-cell>
          <table:table-cell table:formula="of:=OFFSET(INDIRECT([.$Q113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3">
          <table:table-cell table:formula="of:=IF([.P114];[$Themenliste.$A114];&quot;&quot;)" office:value-type="string" office:string-value="§ 4 Absatz 6 Nummer 2 e" calcext:value-type="string">
            <text:p>§ 4 Absatz 6 Nummer 2 e</text:p>
          </table:table-cell>
          <table:table-cell table:formula="of:=IF([.P114];OFFSET(INDIRECT([.$Q11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4];OFFSET(INDIRECT([.$Q114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4];OFFSET(INDIRECT([.$Q114]);0;2;1);&quot;&quot;)" office:value-type="string" office:string-value="e" calcext:value-type="string">
            <text:p>e</text:p>
          </table:table-cell>
          <table:table-cell table:formula="of:=IF([.P114];OFFSET(INDIRECT([.$Q114]);0;3;1);&quot;&quot;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IF([.P114];OFFSET(INDIRECT([.$Q11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4];OFFSET(INDIRECT([.$Q114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4];OFFSET(INDIRECT([.$Q114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4] = [$Fachrichtungen.$B$2];[$Themenliste.$I1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4]);&quot;=&quot;;&quot;&quot;;1))" office:value-type="string" office:string-value="$Themenliste.B114" calcext:value-type="string">
            <text:p>$Themenliste.B114</text:p>
          </table:table-cell>
          <table:table-cell table:formula="of:=[$Themenliste.B114]" office:value-type="float" office:value="2" calcext:value-type="float">
            <text:p>2</text:p>
          </table:table-cell>
          <table:table-cell table:formula="of:=OFFSET(INDIRECT([.$Q114]);0;1;1)" office:value-type="float" office:value="6" calcext:value-type="float">
            <text:p>6</text:p>
          </table:table-cell>
          <table:table-cell table:formula="of:=OFFSET(INDIRECT([.$Q114]);0;7;1)" office:value-type="string" office:string-value="Net" calcext:value-type="string">
            <text:p>Net</text:p>
          </table:table-cell>
          <table:table-cell table:formula="of:=OFFSET(INDIRECT([.$Q114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2">
          <table:table-cell table:formula="of:=IF([.P115];[$Themenliste.$A115];&quot;&quot;)" office:value-type="string" office:string-value="§ 4 Absatz 6 Nummer 2 f" calcext:value-type="string">
            <text:p>§ 4 Absatz 6 Nummer 2 f</text:p>
          </table:table-cell>
          <table:table-cell table:formula="of:=IF([.P115];OFFSET(INDIRECT([.$Q11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5];OFFSET(INDIRECT([.$Q115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5];OFFSET(INDIRECT([.$Q115]);0;2;1);&quot;&quot;)" office:value-type="string" office:string-value="f" calcext:value-type="string">
            <text:p>f</text:p>
          </table:table-cell>
          <table:table-cell table:formula="of:=IF([.P115];OFFSET(INDIRECT([.$Q115]);0;3;1);&quot;&quot;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IF([.P115];OFFSET(INDIRECT([.$Q11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5];OFFSET(INDIRECT([.$Q115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5];OFFSET(INDIRECT([.$Q115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5] = [$Fachrichtungen.$B$2];[$Themenliste.$I1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5]);&quot;=&quot;;&quot;&quot;;1))" office:value-type="string" office:string-value="$Themenliste.B115" calcext:value-type="string">
            <text:p>$Themenliste.B115</text:p>
          </table:table-cell>
          <table:table-cell table:formula="of:=[$Themenliste.B115]" office:value-type="float" office:value="2" calcext:value-type="float">
            <text:p>2</text:p>
          </table:table-cell>
          <table:table-cell table:formula="of:=OFFSET(INDIRECT([.$Q115]);0;1;1)" office:value-type="float" office:value="6" calcext:value-type="float">
            <text:p>6</text:p>
          </table:table-cell>
          <table:table-cell table:formula="of:=OFFSET(INDIRECT([.$Q115]);0;7;1)" office:value-type="string" office:string-value="Net" calcext:value-type="string">
            <text:p>Net</text:p>
          </table:table-cell>
          <table:table-cell table:formula="of:=OFFSET(INDIRECT([.$Q115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14">
          <table:table-cell table:formula="of:=IF([.P116];[$Themenliste.$A116];&quot;&quot;)" office:value-type="string" office:string-value="§ 4 Absatz 6 Nummer 3 a" calcext:value-type="string">
            <text:p>§ 4 Absatz 6 Nummer 3 a</text:p>
          </table:table-cell>
          <table:table-cell table:formula="of:=IF([.P116];OFFSET(INDIRECT([.$Q11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6];OFFSET(INDIRECT([.$Q116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6];OFFSET(INDIRECT([.$Q116]);0;2;1);&quot;&quot;)" office:value-type="string" office:string-value="a" calcext:value-type="string">
            <text:p>a</text:p>
          </table:table-cell>
          <table:table-cell table:formula="of:=IF([.P116];OFFSET(INDIRECT([.$Q116]);0;3;1);&quot;&quot;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IF([.P116];OFFSET(INDIRECT([.$Q11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6];OFFSET(INDIRECT([.$Q116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6];OFFSET(INDIRECT([.$Q116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6] = [$Fachrichtungen.$B$2];[$Themenliste.$I1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6]);&quot;=&quot;;&quot;&quot;;1))" office:value-type="string" office:string-value="$Themenliste.B116" calcext:value-type="string">
            <text:p>$Themenliste.B116</text:p>
          </table:table-cell>
          <table:table-cell table:formula="of:=[$Themenliste.B116]" office:value-type="float" office:value="3" calcext:value-type="float">
            <text:p>3</text:p>
          </table:table-cell>
          <table:table-cell table:formula="of:=OFFSET(INDIRECT([.$Q116]);0;1;1)" office:value-type="float" office:value="8" calcext:value-type="float">
            <text:p>8</text:p>
          </table:table-cell>
          <table:table-cell table:formula="of:=OFFSET(INDIRECT([.$Q116]);0;7;1)" office:value-type="string" office:string-value="Net" calcext:value-type="string">
            <text:p>Net</text:p>
          </table:table-cell>
          <table:table-cell table:formula="of:=OFFSET(INDIRECT([.$Q116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3">
          <table:table-cell table:formula="of:=IF([.P117];[$Themenliste.$A117];&quot;&quot;)" office:value-type="string" office:string-value="§ 4 Absatz 6 Nummer 3 b" calcext:value-type="string">
            <text:p>§ 4 Absatz 6 Nummer 3 b</text:p>
          </table:table-cell>
          <table:table-cell table:formula="of:=IF([.P117];OFFSET(INDIRECT([.$Q11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7];OFFSET(INDIRECT([.$Q117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7];OFFSET(INDIRECT([.$Q117]);0;2;1);&quot;&quot;)" office:value-type="string" office:string-value="b" calcext:value-type="string">
            <text:p>b</text:p>
          </table:table-cell>
          <table:table-cell table:formula="of:=IF([.P117];OFFSET(INDIRECT([.$Q117]);0;3;1);&quot;&quot;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IF([.P117];OFFSET(INDIRECT([.$Q11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7];OFFSET(INDIRECT([.$Q117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7];OFFSET(INDIRECT([.$Q117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7] = [$Fachrichtungen.$B$2];[$Themenliste.$I1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7]);&quot;=&quot;;&quot;&quot;;1))" office:value-type="string" office:string-value="$Themenliste.B117" calcext:value-type="string">
            <text:p>$Themenliste.B117</text:p>
          </table:table-cell>
          <table:table-cell table:formula="of:=[$Themenliste.B117]" office:value-type="float" office:value="3" calcext:value-type="float">
            <text:p>3</text:p>
          </table:table-cell>
          <table:table-cell table:formula="of:=OFFSET(INDIRECT([.$Q117]);0;1;1)" office:value-type="float" office:value="8" calcext:value-type="float">
            <text:p>8</text:p>
          </table:table-cell>
          <table:table-cell table:formula="of:=OFFSET(INDIRECT([.$Q117]);0;7;1)" office:value-type="string" office:string-value="Net" calcext:value-type="string">
            <text:p>Net</text:p>
          </table:table-cell>
          <table:table-cell table:formula="of:=OFFSET(INDIRECT([.$Q117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4">
          <table:table-cell table:formula="of:=IF([.P118];[$Themenliste.$A118];&quot;&quot;)" office:value-type="string" office:string-value="§ 4 Absatz 6 Nummer 3 c" calcext:value-type="string">
            <text:p>§ 4 Absatz 6 Nummer 3 c</text:p>
          </table:table-cell>
          <table:table-cell table:formula="of:=IF([.P118];OFFSET(INDIRECT([.$Q11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8];OFFSET(INDIRECT([.$Q118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8];OFFSET(INDIRECT([.$Q118]);0;2;1);&quot;&quot;)" office:value-type="string" office:string-value="c" calcext:value-type="string">
            <text:p>c</text:p>
          </table:table-cell>
          <table:table-cell table:formula="of:=IF([.P118];OFFSET(INDIRECT([.$Q118]);0;3;1);&quot;&quot;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IF([.P118];OFFSET(INDIRECT([.$Q11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8];OFFSET(INDIRECT([.$Q118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8];OFFSET(INDIRECT([.$Q118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8] = [$Fachrichtungen.$B$2];[$Themenliste.$I1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8]);&quot;=&quot;;&quot;&quot;;1))" office:value-type="string" office:string-value="$Themenliste.B118" calcext:value-type="string">
            <text:p>$Themenliste.B118</text:p>
          </table:table-cell>
          <table:table-cell table:formula="of:=[$Themenliste.B118]" office:value-type="float" office:value="3" calcext:value-type="float">
            <text:p>3</text:p>
          </table:table-cell>
          <table:table-cell table:formula="of:=OFFSET(INDIRECT([.$Q118]);0;1;1)" office:value-type="float" office:value="8" calcext:value-type="float">
            <text:p>8</text:p>
          </table:table-cell>
          <table:table-cell table:formula="of:=OFFSET(INDIRECT([.$Q118]);0;7;1)" office:value-type="string" office:string-value="Net" calcext:value-type="string">
            <text:p>Net</text:p>
          </table:table-cell>
          <table:table-cell table:formula="of:=OFFSET(INDIRECT([.$Q118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3">
          <table:table-cell table:formula="of:=IF([.P119];[$Themenliste.$A119];&quot;&quot;)" office:value-type="string" office:string-value="§ 4 Absatz 6 Nummer 3 d" calcext:value-type="string">
            <text:p>§ 4 Absatz 6 Nummer 3 d</text:p>
          </table:table-cell>
          <table:table-cell table:formula="of:=IF([.P119];OFFSET(INDIRECT([.$Q11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9];OFFSET(INDIRECT([.$Q119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9];OFFSET(INDIRECT([.$Q119]);0;2;1);&quot;&quot;)" office:value-type="string" office:string-value="d" calcext:value-type="string">
            <text:p>d</text:p>
          </table:table-cell>
          <table:table-cell table:formula="of:=IF([.P119];OFFSET(INDIRECT([.$Q119]);0;3;1);&quot;&quot;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IF([.P119];OFFSET(INDIRECT([.$Q11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9];OFFSET(INDIRECT([.$Q119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9];OFFSET(INDIRECT([.$Q119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9] = [$Fachrichtungen.$B$2];[$Themenliste.$I1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9]);&quot;=&quot;;&quot;&quot;;1))" office:value-type="string" office:string-value="$Themenliste.B119" calcext:value-type="string">
            <text:p>$Themenliste.B119</text:p>
          </table:table-cell>
          <table:table-cell table:formula="of:=[$Themenliste.B119]" office:value-type="float" office:value="3" calcext:value-type="float">
            <text:p>3</text:p>
          </table:table-cell>
          <table:table-cell table:formula="of:=OFFSET(INDIRECT([.$Q119]);0;1;1)" office:value-type="float" office:value="8" calcext:value-type="float">
            <text:p>8</text:p>
          </table:table-cell>
          <table:table-cell table:formula="of:=OFFSET(INDIRECT([.$Q119]);0;7;1)" office:value-type="string" office:string-value="Net" calcext:value-type="string">
            <text:p>Net</text:p>
          </table:table-cell>
          <table:table-cell table:formula="of:=OFFSET(INDIRECT([.$Q119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2">
          <table:table-cell table:formula="of:=IF([.P120];[$Themenliste.$A120];&quot;&quot;)" office:value-type="string" office:string-value="§ 4 Absatz 6 Nummer 3 e" calcext:value-type="string">
            <text:p>§ 4 Absatz 6 Nummer 3 e</text:p>
          </table:table-cell>
          <table:table-cell table:formula="of:=IF([.P120];OFFSET(INDIRECT([.$Q12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0];OFFSET(INDIRECT([.$Q120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0];OFFSET(INDIRECT([.$Q120]);0;2;1);&quot;&quot;)" office:value-type="string" office:string-value="e" calcext:value-type="string">
            <text:p>e</text:p>
          </table:table-cell>
          <table:table-cell table:formula="of:=IF([.P120];OFFSET(INDIRECT([.$Q120]);0;3;1);&quot;&quot;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IF([.P120];OFFSET(INDIRECT([.$Q12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0];OFFSET(INDIRECT([.$Q120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0];OFFSET(INDIRECT([.$Q120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0] = [$Fachrichtungen.$B$2];[$Themenliste.$I1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0]);&quot;=&quot;;&quot;&quot;;1))" office:value-type="string" office:string-value="$Themenliste.B120" calcext:value-type="string">
            <text:p>$Themenliste.B120</text:p>
          </table:table-cell>
          <table:table-cell table:formula="of:=[$Themenliste.B120]" office:value-type="float" office:value="3" calcext:value-type="float">
            <text:p>3</text:p>
          </table:table-cell>
          <table:table-cell table:formula="of:=OFFSET(INDIRECT([.$Q120]);0;1;1)" office:value-type="float" office:value="8" calcext:value-type="float">
            <text:p>8</text:p>
          </table:table-cell>
          <table:table-cell table:formula="of:=OFFSET(INDIRECT([.$Q120]);0;7;1)" office:value-type="string" office:string-value="Net" calcext:value-type="string">
            <text:p>Net</text:p>
          </table:table-cell>
          <table:table-cell table:formula="of:=OFFSET(INDIRECT([.$Q120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2">
          <table:table-cell table:formula="of:=IF([.P121];[$Themenliste.$A121];&quot;&quot;)" office:value-type="string" office:string-value="§ 4 Absatz 6 Nummer 3 f" calcext:value-type="string">
            <text:p>§ 4 Absatz 6 Nummer 3 f</text:p>
          </table:table-cell>
          <table:table-cell table:formula="of:=IF([.P121];OFFSET(INDIRECT([.$Q12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1];OFFSET(INDIRECT([.$Q121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1];OFFSET(INDIRECT([.$Q121]);0;2;1);&quot;&quot;)" office:value-type="string" office:string-value="f" calcext:value-type="string">
            <text:p>f</text:p>
          </table:table-cell>
          <table:table-cell table:formula="of:=IF([.P121];OFFSET(INDIRECT([.$Q121]);0;3;1);&quot;&quot;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IF([.P121];OFFSET(INDIRECT([.$Q12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1];OFFSET(INDIRECT([.$Q121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1];OFFSET(INDIRECT([.$Q121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1] = [$Fachrichtungen.$B$2];[$Themenliste.$I1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1]);&quot;=&quot;;&quot;&quot;;1))" office:value-type="string" office:string-value="$Themenliste.B121" calcext:value-type="string">
            <text:p>$Themenliste.B121</text:p>
          </table:table-cell>
          <table:table-cell table:formula="of:=[$Themenliste.B121]" office:value-type="float" office:value="3" calcext:value-type="float">
            <text:p>3</text:p>
          </table:table-cell>
          <table:table-cell table:formula="of:=OFFSET(INDIRECT([.$Q121]);0;1;1)" office:value-type="float" office:value="8" calcext:value-type="float">
            <text:p>8</text:p>
          </table:table-cell>
          <table:table-cell table:formula="of:=OFFSET(INDIRECT([.$Q121]);0;7;1)" office:value-type="string" office:string-value="Net" calcext:value-type="string">
            <text:p>Net</text:p>
          </table:table-cell>
          <table:table-cell table:formula="of:=OFFSET(INDIRECT([.$Q121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4">
          <table:table-cell table:formula="of:=IF([.P122];[$Themenliste.$A122];&quot;&quot;)" office:value-type="string" office:string-value="§ 4 Absatz 6 Nummer 3 g" calcext:value-type="string">
            <text:p>§ 4 Absatz 6 Nummer 3 g</text:p>
          </table:table-cell>
          <table:table-cell table:formula="of:=IF([.P122];OFFSET(INDIRECT([.$Q12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2];OFFSET(INDIRECT([.$Q122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2];OFFSET(INDIRECT([.$Q122]);0;2;1);&quot;&quot;)" office:value-type="string" office:string-value="g" calcext:value-type="string">
            <text:p>g</text:p>
          </table:table-cell>
          <table:table-cell table:formula="of:=IF([.P122];OFFSET(INDIRECT([.$Q122]);0;3;1);&quot;&quot;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IF([.P122];OFFSET(INDIRECT([.$Q12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2];OFFSET(INDIRECT([.$Q122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2];OFFSET(INDIRECT([.$Q122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2] = [$Fachrichtungen.$B$2];[$Themenliste.$I1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2]);&quot;=&quot;;&quot;&quot;;1))" office:value-type="string" office:string-value="$Themenliste.B122" calcext:value-type="string">
            <text:p>$Themenliste.B122</text:p>
          </table:table-cell>
          <table:table-cell table:formula="of:=[$Themenliste.B122]" office:value-type="float" office:value="3" calcext:value-type="float">
            <text:p>3</text:p>
          </table:table-cell>
          <table:table-cell table:formula="of:=OFFSET(INDIRECT([.$Q122]);0;1;1)" office:value-type="float" office:value="8" calcext:value-type="float">
            <text:p>8</text:p>
          </table:table-cell>
          <table:table-cell table:formula="of:=OFFSET(INDIRECT([.$Q122]);0;7;1)" office:value-type="string" office:string-value="Net" calcext:value-type="string">
            <text:p>Net</text:p>
          </table:table-cell>
          <table:table-cell table:formula="of:=OFFSET(INDIRECT([.$Q122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4">
          <table:table-cell table:formula="of:=IF([.P123];[$Themenliste.$A123];&quot;&quot;)" office:value-type="string" office:string-value="§ 4 Absatz 6 Nummer 3 h" calcext:value-type="string">
            <text:p>§ 4 Absatz 6 Nummer 3 h</text:p>
          </table:table-cell>
          <table:table-cell table:formula="of:=IF([.P123];OFFSET(INDIRECT([.$Q12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3];OFFSET(INDIRECT([.$Q123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3];OFFSET(INDIRECT([.$Q123]);0;2;1);&quot;&quot;)" office:value-type="string" office:string-value="h" calcext:value-type="string">
            <text:p>h</text:p>
          </table:table-cell>
          <table:table-cell table:formula="of:=IF([.P123];OFFSET(INDIRECT([.$Q123]);0;3;1);&quot;&quot;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IF([.P123];OFFSET(INDIRECT([.$Q12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3];OFFSET(INDIRECT([.$Q123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3];OFFSET(INDIRECT([.$Q123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3] = [$Fachrichtungen.$B$2];[$Themenliste.$I1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3]);&quot;=&quot;;&quot;&quot;;1))" office:value-type="string" office:string-value="$Themenliste.B123" calcext:value-type="string">
            <text:p>$Themenliste.B123</text:p>
          </table:table-cell>
          <table:table-cell table:formula="of:=[$Themenliste.B123]" office:value-type="float" office:value="3" calcext:value-type="float">
            <text:p>3</text:p>
          </table:table-cell>
          <table:table-cell table:formula="of:=OFFSET(INDIRECT([.$Q123]);0;1;1)" office:value-type="float" office:value="8" calcext:value-type="float">
            <text:p>8</text:p>
          </table:table-cell>
          <table:table-cell table:formula="of:=OFFSET(INDIRECT([.$Q123]);0;7;1)" office:value-type="string" office:string-value="Net" calcext:value-type="string">
            <text:p>Net</text:p>
          </table:table-cell>
          <table:table-cell table:formula="of:=OFFSET(INDIRECT([.$Q123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5">
          <table:table-cell table:formula="of:=IF([.P124];[$Themenliste.$A124];&quot;&quot;)" office:value-type="string" office:string-value="§ 4 Absatz 7 Nummer 1 a" calcext:value-type="string">
            <text:p>§ 4 Absatz 7 Nummer 1 a</text:p>
          </table:table-cell>
          <table:table-cell table:formula="of:=IF([.P124];OFFSET(INDIRECT([.$Q12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4];OFFSET(INDIRECT([.$Q124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4];OFFSET(INDIRECT([.$Q124]);0;2;1);&quot;&quot;)" office:value-type="string" office:string-value="a" calcext:value-type="string">
            <text:p>a</text:p>
          </table:table-cell>
          <table:table-cell table:formula="of:=IF([.P124];OFFSET(INDIRECT([.$Q124]);0;3;1);&quot;&quot;)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IF([.P124];OFFSET(INDIRECT([.$Q1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4];OFFSET(INDIRECT([.$Q12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4];OFFSET(INDIRECT([.$Q124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4] = [$Fachrichtungen.$B$2];[$Themenliste.$I1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4]);&quot;=&quot;;&quot;&quot;;1))" office:value-type="string" office:string-value="$Themenliste.B124" calcext:value-type="string">
            <text:p>$Themenliste.B124</text:p>
          </table:table-cell>
          <table:table-cell table:formula="of:=[$Themenliste.B124]" office:value-type="float" office:value="1" calcext:value-type="float">
            <text:p>1</text:p>
          </table:table-cell>
          <table:table-cell table:formula="of:=OFFSET(INDIRECT([.$Q124]);0;1;1)" office:value-type="float" office:value="7" calcext:value-type="float">
            <text:p>7</text:p>
          </table:table-cell>
          <table:table-cell table:formula="of:=OFFSET(INDIRECT([.$Q124]);0;7;1)" office:value-type="string" office:string-value="alle" calcext:value-type="string">
            <text:p>alle</text:p>
          </table:table-cell>
          <table:table-cell table:formula="of:=OFFSET(INDIRECT([.$Q124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25];[$Themenliste.$A125];&quot;&quot;)" office:value-type="string" office:string-value="§ 4 Absatz 7 Nummer 1 b" calcext:value-type="string">
            <text:p>§ 4 Absatz 7 Nummer 1 b</text:p>
          </table:table-cell>
          <table:table-cell table:formula="of:=IF([.P125];OFFSET(INDIRECT([.$Q12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5];OFFSET(INDIRECT([.$Q125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5];OFFSET(INDIRECT([.$Q125]);0;2;1);&quot;&quot;)" office:value-type="string" office:string-value="b" calcext:value-type="string">
            <text:p>b</text:p>
          </table:table-cell>
          <table:table-cell table:formula="of:=IF([.P125];OFFSET(INDIRECT([.$Q125]);0;3;1);&quot;&quot;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IF([.P125];OFFSET(INDIRECT([.$Q1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5];OFFSET(INDIRECT([.$Q12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5];OFFSET(INDIRECT([.$Q125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5] = [$Fachrichtungen.$B$2];[$Themenliste.$I1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5]);&quot;=&quot;;&quot;&quot;;1))" office:value-type="string" office:string-value="$Themenliste.B125" calcext:value-type="string">
            <text:p>$Themenliste.B125</text:p>
          </table:table-cell>
          <table:table-cell table:formula="of:=[$Themenliste.B125]" office:value-type="float" office:value="1" calcext:value-type="float">
            <text:p>1</text:p>
          </table:table-cell>
          <table:table-cell table:formula="of:=OFFSET(INDIRECT([.$Q125]);0;1;1)" office:value-type="float" office:value="7" calcext:value-type="float">
            <text:p>7</text:p>
          </table:table-cell>
          <table:table-cell table:formula="of:=OFFSET(INDIRECT([.$Q125]);0;7;1)" office:value-type="string" office:string-value="alle" calcext:value-type="string">
            <text:p>alle</text:p>
          </table:table-cell>
          <table:table-cell table:formula="of:=OFFSET(INDIRECT([.$Q125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6">
          <table:table-cell table:formula="of:=IF([.P126];[$Themenliste.$A126];&quot;&quot;)" office:value-type="string" office:string-value="§ 4 Absatz 7 Nummer 1 c" calcext:value-type="string">
            <text:p>§ 4 Absatz 7 Nummer 1 c</text:p>
          </table:table-cell>
          <table:table-cell table:formula="of:=IF([.P126];OFFSET(INDIRECT([.$Q12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6];OFFSET(INDIRECT([.$Q126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6];OFFSET(INDIRECT([.$Q126]);0;2;1);&quot;&quot;)" office:value-type="string" office:string-value="c" calcext:value-type="string">
            <text:p>c</text:p>
          </table:table-cell>
          <table:table-cell table:formula="of:=IF([.P126];OFFSET(INDIRECT([.$Q126]);0;3;1);&quot;&quot;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IF([.P126];OFFSET(INDIRECT([.$Q1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6];OFFSET(INDIRECT([.$Q12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6];OFFSET(INDIRECT([.$Q126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6] = [$Fachrichtungen.$B$2];[$Themenliste.$I1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6]);&quot;=&quot;;&quot;&quot;;1))" office:value-type="string" office:string-value="$Themenliste.B126" calcext:value-type="string">
            <text:p>$Themenliste.B126</text:p>
          </table:table-cell>
          <table:table-cell table:formula="of:=[$Themenliste.B126]" office:value-type="float" office:value="1" calcext:value-type="float">
            <text:p>1</text:p>
          </table:table-cell>
          <table:table-cell table:formula="of:=OFFSET(INDIRECT([.$Q126]);0;1;1)" office:value-type="float" office:value="7" calcext:value-type="float">
            <text:p>7</text:p>
          </table:table-cell>
          <table:table-cell table:formula="of:=OFFSET(INDIRECT([.$Q126]);0;7;1)" office:value-type="string" office:string-value="alle" calcext:value-type="string">
            <text:p>alle</text:p>
          </table:table-cell>
          <table:table-cell table:formula="of:=OFFSET(INDIRECT([.$Q126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27];[$Themenliste.$A127];&quot;&quot;)" office:value-type="string" office:string-value="§ 4 Absatz 7 Nummer 1 d" calcext:value-type="string">
            <text:p>§ 4 Absatz 7 Nummer 1 d</text:p>
          </table:table-cell>
          <table:table-cell table:formula="of:=IF([.P127];OFFSET(INDIRECT([.$Q12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7];OFFSET(INDIRECT([.$Q127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7];OFFSET(INDIRECT([.$Q127]);0;2;1);&quot;&quot;)" office:value-type="string" office:string-value="d" calcext:value-type="string">
            <text:p>d</text:p>
          </table:table-cell>
          <table:table-cell table:formula="of:=IF([.P127];OFFSET(INDIRECT([.$Q127]);0;3;1);&quot;&quot;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IF([.P127];OFFSET(INDIRECT([.$Q1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7];OFFSET(INDIRECT([.$Q12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7];OFFSET(INDIRECT([.$Q127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7] = [$Fachrichtungen.$B$2];[$Themenliste.$I1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7]);&quot;=&quot;;&quot;&quot;;1))" office:value-type="string" office:string-value="$Themenliste.B127" calcext:value-type="string">
            <text:p>$Themenliste.B127</text:p>
          </table:table-cell>
          <table:table-cell table:formula="of:=[$Themenliste.B127]" office:value-type="float" office:value="1" calcext:value-type="float">
            <text:p>1</text:p>
          </table:table-cell>
          <table:table-cell table:formula="of:=OFFSET(INDIRECT([.$Q127]);0;1;1)" office:value-type="float" office:value="7" calcext:value-type="float">
            <text:p>7</text:p>
          </table:table-cell>
          <table:table-cell table:formula="of:=OFFSET(INDIRECT([.$Q127]);0;7;1)" office:value-type="string" office:string-value="alle" calcext:value-type="string">
            <text:p>alle</text:p>
          </table:table-cell>
          <table:table-cell table:formula="of:=OFFSET(INDIRECT([.$Q127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4">
          <table:table-cell table:formula="of:=IF([.P128];[$Themenliste.$A128];&quot;&quot;)" office:value-type="string" office:string-value="§ 4 Absatz 7 Nummer 1 e" calcext:value-type="string">
            <text:p>§ 4 Absatz 7 Nummer 1 e</text:p>
          </table:table-cell>
          <table:table-cell table:formula="of:=IF([.P128];OFFSET(INDIRECT([.$Q12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8];OFFSET(INDIRECT([.$Q128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8];OFFSET(INDIRECT([.$Q128]);0;2;1);&quot;&quot;)" office:value-type="string" office:string-value="e" calcext:value-type="string">
            <text:p>e</text:p>
          </table:table-cell>
          <table:table-cell table:formula="of:=IF([.P128];OFFSET(INDIRECT([.$Q128]);0;3;1);&quot;&quot;)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IF([.P128];OFFSET(INDIRECT([.$Q1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8];OFFSET(INDIRECT([.$Q12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8];OFFSET(INDIRECT([.$Q128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8] = [$Fachrichtungen.$B$2];[$Themenliste.$I1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8]);&quot;=&quot;;&quot;&quot;;1))" office:value-type="string" office:string-value="$Themenliste.B128" calcext:value-type="string">
            <text:p>$Themenliste.B128</text:p>
          </table:table-cell>
          <table:table-cell table:formula="of:=[$Themenliste.B128]" office:value-type="float" office:value="1" calcext:value-type="float">
            <text:p>1</text:p>
          </table:table-cell>
          <table:table-cell table:formula="of:=OFFSET(INDIRECT([.$Q128]);0;1;1)" office:value-type="float" office:value="7" calcext:value-type="float">
            <text:p>7</text:p>
          </table:table-cell>
          <table:table-cell table:formula="of:=OFFSET(INDIRECT([.$Q128]);0;7;1)" office:value-type="string" office:string-value="alle" calcext:value-type="string">
            <text:p>alle</text:p>
          </table:table-cell>
          <table:table-cell table:formula="of:=OFFSET(INDIRECT([.$Q128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6">
          <table:table-cell table:formula="of:=IF([.P129];[$Themenliste.$A129];&quot;&quot;)" office:value-type="string" office:string-value="§ 4 Absatz 7 Nummer 1 f" calcext:value-type="string">
            <text:p>§ 4 Absatz 7 Nummer 1 f</text:p>
          </table:table-cell>
          <table:table-cell table:formula="of:=IF([.P129];OFFSET(INDIRECT([.$Q12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9];OFFSET(INDIRECT([.$Q129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9];OFFSET(INDIRECT([.$Q129]);0;2;1);&quot;&quot;)" office:value-type="string" office:string-value="f" calcext:value-type="string">
            <text:p>f</text:p>
          </table:table-cell>
          <table:table-cell table:formula="of:=IF([.P129];OFFSET(INDIRECT([.$Q129]);0;3;1);&quot;&quot;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IF([.P129];OFFSET(INDIRECT([.$Q1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9];OFFSET(INDIRECT([.$Q12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9];OFFSET(INDIRECT([.$Q129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9] = [$Fachrichtungen.$B$2];[$Themenliste.$I1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9]);&quot;=&quot;;&quot;&quot;;1))" office:value-type="string" office:string-value="$Themenliste.B129" calcext:value-type="string">
            <text:p>$Themenliste.B129</text:p>
          </table:table-cell>
          <table:table-cell table:formula="of:=[$Themenliste.B129]" office:value-type="float" office:value="1" calcext:value-type="float">
            <text:p>1</text:p>
          </table:table-cell>
          <table:table-cell table:formula="of:=OFFSET(INDIRECT([.$Q129]);0;1;1)" office:value-type="float" office:value="7" calcext:value-type="float">
            <text:p>7</text:p>
          </table:table-cell>
          <table:table-cell table:formula="of:=OFFSET(INDIRECT([.$Q129]);0;7;1)" office:value-type="string" office:string-value="alle" calcext:value-type="string">
            <text:p>alle</text:p>
          </table:table-cell>
          <table:table-cell table:formula="of:=OFFSET(INDIRECT([.$Q129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30];[$Themenliste.$A130];&quot;&quot;)" office:value-type="string" office:string-value="§ 4 Absatz 7 Nummer 1 g" calcext:value-type="string">
            <text:p>§ 4 Absatz 7 Nummer 1 g</text:p>
          </table:table-cell>
          <table:table-cell table:formula="of:=IF([.P130];OFFSET(INDIRECT([.$Q13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0];OFFSET(INDIRECT([.$Q130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30];OFFSET(INDIRECT([.$Q130]);0;2;1);&quot;&quot;)" office:value-type="string" office:string-value="g" calcext:value-type="string">
            <text:p>g</text:p>
          </table:table-cell>
          <table:table-cell table:formula="of:=IF([.P130];OFFSET(INDIRECT([.$Q130]);0;3;1);&quot;&quot;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IF([.P130];OFFSET(INDIRECT([.$Q1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0];OFFSET(INDIRECT([.$Q13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0];OFFSET(INDIRECT([.$Q130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30] = [$Fachrichtungen.$B$2];[$Themenliste.$I1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0]);&quot;=&quot;;&quot;&quot;;1))" office:value-type="string" office:string-value="$Themenliste.B130" calcext:value-type="string">
            <text:p>$Themenliste.B130</text:p>
          </table:table-cell>
          <table:table-cell table:formula="of:=[$Themenliste.B130]" office:value-type="float" office:value="1" calcext:value-type="float">
            <text:p>1</text:p>
          </table:table-cell>
          <table:table-cell table:formula="of:=OFFSET(INDIRECT([.$Q130]);0;1;1)" office:value-type="float" office:value="7" calcext:value-type="float">
            <text:p>7</text:p>
          </table:table-cell>
          <table:table-cell table:formula="of:=OFFSET(INDIRECT([.$Q130]);0;7;1)" office:value-type="string" office:string-value="alle" calcext:value-type="string">
            <text:p>alle</text:p>
          </table:table-cell>
          <table:table-cell table:formula="of:=OFFSET(INDIRECT([.$Q130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5">
          <table:table-cell table:formula="of:=IF([.P131];[$Themenliste.$A131];&quot;&quot;)" office:value-type="string" office:string-value="§ 4 Absatz 7 Nummer 2 a" calcext:value-type="string">
            <text:p>§ 4 Absatz 7 Nummer 2 a</text:p>
          </table:table-cell>
          <table:table-cell table:formula="of:=IF([.P131];OFFSET(INDIRECT([.$Q13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1];OFFSET(INDIRECT([.$Q131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1];OFFSET(INDIRECT([.$Q131]);0;2;1);&quot;&quot;)" office:value-type="string" office:string-value="a" calcext:value-type="string">
            <text:p>a</text:p>
          </table:table-cell>
          <table:table-cell table:formula="of:=IF([.P131];OFFSET(INDIRECT([.$Q131]);0;3;1);&quot;&quot;)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IF([.P131];OFFSET(INDIRECT([.$Q1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1];OFFSET(INDIRECT([.$Q13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1];OFFSET(INDIRECT([.$Q131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1] = [$Fachrichtungen.$B$2];[$Themenliste.$I1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1]);&quot;=&quot;;&quot;&quot;;1))" office:value-type="string" office:string-value="$Themenliste.B131" calcext:value-type="string">
            <text:p>$Themenliste.B131</text:p>
          </table:table-cell>
          <table:table-cell table:formula="of:=[$Themenliste.B131]" office:value-type="float" office:value="2" calcext:value-type="float">
            <text:p>2</text:p>
          </table:table-cell>
          <table:table-cell table:formula="of:=OFFSET(INDIRECT([.$Q131]);0;1;1)" office:value-type="float" office:value="3" calcext:value-type="float">
            <text:p>3</text:p>
          </table:table-cell>
          <table:table-cell table:formula="of:=OFFSET(INDIRECT([.$Q131]);0;7;1)" office:value-type="string" office:string-value="alle" calcext:value-type="string">
            <text:p>alle</text:p>
          </table:table-cell>
          <table:table-cell table:formula="of:=OFFSET(INDIRECT([.$Q131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6">
          <table:table-cell table:formula="of:=IF([.P132];[$Themenliste.$A132];&quot;&quot;)" office:value-type="string" office:string-value="§ 4 Absatz 7 Nummer 2 b" calcext:value-type="string">
            <text:p>§ 4 Absatz 7 Nummer 2 b</text:p>
          </table:table-cell>
          <table:table-cell table:formula="of:=IF([.P132];OFFSET(INDIRECT([.$Q13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2];OFFSET(INDIRECT([.$Q132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2];OFFSET(INDIRECT([.$Q132]);0;2;1);&quot;&quot;)" office:value-type="string" office:string-value="b" calcext:value-type="string">
            <text:p>b</text:p>
          </table:table-cell>
          <table:table-cell table:formula="of:=IF([.P132];OFFSET(INDIRECT([.$Q132]);0;3;1);&quot;&quot;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IF([.P132];OFFSET(INDIRECT([.$Q1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2];OFFSET(INDIRECT([.$Q132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2];OFFSET(INDIRECT([.$Q132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2] = [$Fachrichtungen.$B$2];[$Themenliste.$I1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2]);&quot;=&quot;;&quot;&quot;;1))" office:value-type="string" office:string-value="$Themenliste.B132" calcext:value-type="string">
            <text:p>$Themenliste.B132</text:p>
          </table:table-cell>
          <table:table-cell table:formula="of:=[$Themenliste.B132]" office:value-type="float" office:value="2" calcext:value-type="float">
            <text:p>2</text:p>
          </table:table-cell>
          <table:table-cell table:formula="of:=OFFSET(INDIRECT([.$Q132]);0;1;1)" office:value-type="float" office:value="3" calcext:value-type="float">
            <text:p>3</text:p>
          </table:table-cell>
          <table:table-cell table:formula="of:=OFFSET(INDIRECT([.$Q132]);0;7;1)" office:value-type="string" office:string-value="alle" calcext:value-type="string">
            <text:p>alle</text:p>
          </table:table-cell>
          <table:table-cell table:formula="of:=OFFSET(INDIRECT([.$Q132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23">
          <table:table-cell table:formula="of:=IF([.P133];[$Themenliste.$A133];&quot;&quot;)" office:value-type="string" office:string-value="§ 4 Absatz 7 Nummer 2 c" calcext:value-type="string">
            <text:p>§ 4 Absatz 7 Nummer 2 c</text:p>
          </table:table-cell>
          <table:table-cell table:formula="of:=IF([.P133];OFFSET(INDIRECT([.$Q13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3];OFFSET(INDIRECT([.$Q133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3];OFFSET(INDIRECT([.$Q133]);0;2;1);&quot;&quot;)" office:value-type="string" office:string-value="c" calcext:value-type="string">
            <text:p>c</text:p>
          </table:table-cell>
          <table:table-cell table:formula="of:=IF([.P133];OFFSET(INDIRECT([.$Q133]);0;3;1);&quot;&quot;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IF([.P133];OFFSET(INDIRECT([.$Q1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3];OFFSET(INDIRECT([.$Q133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3];OFFSET(INDIRECT([.$Q133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3] = [$Fachrichtungen.$B$2];[$Themenliste.$I1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3]);&quot;=&quot;;&quot;&quot;;1))" office:value-type="string" office:string-value="$Themenliste.B133" calcext:value-type="string">
            <text:p>$Themenliste.B133</text:p>
          </table:table-cell>
          <table:table-cell table:formula="of:=[$Themenliste.B133]" office:value-type="float" office:value="2" calcext:value-type="float">
            <text:p>2</text:p>
          </table:table-cell>
          <table:table-cell table:formula="of:=OFFSET(INDIRECT([.$Q133]);0;1;1)" office:value-type="float" office:value="3" calcext:value-type="float">
            <text:p>3</text:p>
          </table:table-cell>
          <table:table-cell table:formula="of:=OFFSET(INDIRECT([.$Q133]);0;7;1)" office:value-type="string" office:string-value="alle" calcext:value-type="string">
            <text:p>alle</text:p>
          </table:table-cell>
          <table:table-cell table:formula="of:=OFFSET(INDIRECT([.$Q133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6">
          <table:table-cell table:formula="of:=IF([.P134];[$Themenliste.$A134];&quot;&quot;)" office:value-type="string" office:string-value="§ 4 Absatz 7 Nummer 3 a" calcext:value-type="string">
            <text:p>§ 4 Absatz 7 Nummer 3 a</text:p>
          </table:table-cell>
          <table:table-cell table:formula="of:=IF([.P134];OFFSET(INDIRECT([.$Q13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4];OFFSET(INDIRECT([.$Q134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4];OFFSET(INDIRECT([.$Q134]);0;2;1);&quot;&quot;)" office:value-type="string" office:string-value="a" calcext:value-type="string">
            <text:p>a</text:p>
          </table:table-cell>
          <table:table-cell table:formula="of:=IF([.P134];OFFSET(INDIRECT([.$Q134]);0;3;1);&quot;&quot;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IF([.P134];OFFSET(INDIRECT([.$Q1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4];OFFSET(INDIRECT([.$Q13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4];OFFSET(INDIRECT([.$Q134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4] = [$Fachrichtungen.$B$2];[$Themenliste.$I1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4]);&quot;=&quot;;&quot;&quot;;1))" office:value-type="string" office:string-value="$Themenliste.B134" calcext:value-type="string">
            <text:p>$Themenliste.B134</text:p>
          </table:table-cell>
          <table:table-cell table:formula="of:=[$Themenliste.B134]" office:value-type="float" office:value="3" calcext:value-type="float">
            <text:p>3</text:p>
          </table:table-cell>
          <table:table-cell table:formula="of:=OFFSET(INDIRECT([.$Q134]);0;1;1)" office:value-type="float" office:value="4" calcext:value-type="float">
            <text:p>4</text:p>
          </table:table-cell>
          <table:table-cell table:formula="of:=OFFSET(INDIRECT([.$Q134]);0;7;1)" office:value-type="string" office:string-value="alle" calcext:value-type="string">
            <text:p>alle</text:p>
          </table:table-cell>
          <table:table-cell table:formula="of:=OFFSET(INDIRECT([.$Q134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2">
          <table:table-cell table:formula="of:=IF([.P135];[$Themenliste.$A135];&quot;&quot;)" office:value-type="string" office:string-value="§ 4 Absatz 7 Nummer 3 b" calcext:value-type="string">
            <text:p>§ 4 Absatz 7 Nummer 3 b</text:p>
          </table:table-cell>
          <table:table-cell table:formula="of:=IF([.P135];OFFSET(INDIRECT([.$Q13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5];OFFSET(INDIRECT([.$Q135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5];OFFSET(INDIRECT([.$Q135]);0;2;1);&quot;&quot;)" office:value-type="string" office:string-value="b" calcext:value-type="string">
            <text:p>b</text:p>
          </table:table-cell>
          <table:table-cell table:formula="of:=IF([.P135];OFFSET(INDIRECT([.$Q135]);0;3;1)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IF([.P135];OFFSET(INDIRECT([.$Q1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5];OFFSET(INDIRECT([.$Q13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5];OFFSET(INDIRECT([.$Q135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5] = [$Fachrichtungen.$B$2];[$Themenliste.$I1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5]);&quot;=&quot;;&quot;&quot;;1))" office:value-type="string" office:string-value="$Themenliste.B135" calcext:value-type="string">
            <text:p>$Themenliste.B135</text:p>
          </table:table-cell>
          <table:table-cell table:formula="of:=[$Themenliste.B135]" office:value-type="float" office:value="3" calcext:value-type="float">
            <text:p>3</text:p>
          </table:table-cell>
          <table:table-cell table:formula="of:=OFFSET(INDIRECT([.$Q135]);0;1;1)" office:value-type="float" office:value="4" calcext:value-type="float">
            <text:p>4</text:p>
          </table:table-cell>
          <table:table-cell table:formula="of:=OFFSET(INDIRECT([.$Q135]);0;7;1)" office:value-type="string" office:string-value="alle" calcext:value-type="string">
            <text:p>alle</text:p>
          </table:table-cell>
          <table:table-cell table:formula="of:=OFFSET(INDIRECT([.$Q135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14">
          <table:table-cell table:formula="of:=IF([.P136];[$Themenliste.$A136];&quot;&quot;)" office:value-type="string" office:string-value="§ 4 Absatz 7 Nummer 3 c" calcext:value-type="string">
            <text:p>§ 4 Absatz 7 Nummer 3 c</text:p>
          </table:table-cell>
          <table:table-cell table:formula="of:=IF([.P136];OFFSET(INDIRECT([.$Q13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6];OFFSET(INDIRECT([.$Q136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6];OFFSET(INDIRECT([.$Q136]);0;2;1);&quot;&quot;)" office:value-type="string" office:string-value="c" calcext:value-type="string">
            <text:p>c</text:p>
          </table:table-cell>
          <table:table-cell table:formula="of:=IF([.P136];OFFSET(INDIRECT([.$Q136]);0;3;1)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IF([.P136];OFFSET(INDIRECT([.$Q1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6];OFFSET(INDIRECT([.$Q13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6];OFFSET(INDIRECT([.$Q136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6] = [$Fachrichtungen.$B$2];[$Themenliste.$I1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6]);&quot;=&quot;;&quot;&quot;;1))" office:value-type="string" office:string-value="$Themenliste.B136" calcext:value-type="string">
            <text:p>$Themenliste.B136</text:p>
          </table:table-cell>
          <table:table-cell table:formula="of:=[$Themenliste.B136]" office:value-type="float" office:value="3" calcext:value-type="float">
            <text:p>3</text:p>
          </table:table-cell>
          <table:table-cell table:formula="of:=OFFSET(INDIRECT([.$Q136]);0;1;1)" office:value-type="float" office:value="4" calcext:value-type="float">
            <text:p>4</text:p>
          </table:table-cell>
          <table:table-cell table:formula="of:=OFFSET(INDIRECT([.$Q136]);0;7;1)" office:value-type="string" office:string-value="alle" calcext:value-type="string">
            <text:p>alle</text:p>
          </table:table-cell>
          <table:table-cell table:formula="of:=OFFSET(INDIRECT([.$Q136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4">
          <table:table-cell table:formula="of:=IF([.P137];[$Themenliste.$A137];&quot;&quot;)" office:value-type="string" office:string-value="§ 4 Absatz 7 Nummer 3 d" calcext:value-type="string">
            <text:p>§ 4 Absatz 7 Nummer 3 d</text:p>
          </table:table-cell>
          <table:table-cell table:formula="of:=IF([.P137];OFFSET(INDIRECT([.$Q13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7];OFFSET(INDIRECT([.$Q137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7];OFFSET(INDIRECT([.$Q137]);0;2;1);&quot;&quot;)" office:value-type="string" office:string-value="d" calcext:value-type="string">
            <text:p>d</text:p>
          </table:table-cell>
          <table:table-cell table:formula="of:=IF([.P137];OFFSET(INDIRECT([.$Q137]);0;3;1);&quot;&quot;)" office:value-type="string" office:string-value="Vorschriften des vorbeugenden Brandschutzes anwenden sowie Verhaltensweisen bei Bränden beschreiben und Maßnahmen zur Brandbekämpfung ergreifen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IF([.P137];OFFSET(INDIRECT([.$Q1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7];OFFSET(INDIRECT([.$Q13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7];OFFSET(INDIRECT([.$Q137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7] = [$Fachrichtungen.$B$2];[$Themenliste.$I1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7]);&quot;=&quot;;&quot;&quot;;1))" office:value-type="string" office:string-value="$Themenliste.B137" calcext:value-type="string">
            <text:p>$Themenliste.B137</text:p>
          </table:table-cell>
          <table:table-cell table:formula="of:=[$Themenliste.B137]" office:value-type="float" office:value="3" calcext:value-type="float">
            <text:p>3</text:p>
          </table:table-cell>
          <table:table-cell table:formula="of:=OFFSET(INDIRECT([.$Q137]);0;1;1)" office:value-type="float" office:value="4" calcext:value-type="float">
            <text:p>4</text:p>
          </table:table-cell>
          <table:table-cell table:formula="of:=OFFSET(INDIRECT([.$Q137]);0;7;1)" office:value-type="string" office:string-value="alle" calcext:value-type="string">
            <text:p>alle</text:p>
          </table:table-cell>
          <table:table-cell table:formula="of:=OFFSET(INDIRECT([.$Q137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6">
          <table:table-cell table:formula="of:=IF([.P138];[$Themenliste.$A138];&quot;&quot;)" office:value-type="string" office:string-value="§ 4 Absatz 7 Nummer 4 a" calcext:value-type="string">
            <text:p>§ 4 Absatz 7 Nummer 4 a</text:p>
          </table:table-cell>
          <table:table-cell table:formula="of:=IF([.P138];OFFSET(INDIRECT([.$Q13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8];OFFSET(INDIRECT([.$Q138]);0;9;1);&quot;&quot;)" office:value-type="string" office:string-value="Umweltschutz" calcext:value-type="string">
            <text:p>Umweltschutz</text:p>
          </table:table-cell>
          <table:table-cell table:style-name="ce26" table:formula="of:=IF([.P138];OFFSET(INDIRECT([.$Q138]);0;2;1);&quot;&quot;)" office:value-type="string" office:string-value="a" calcext:value-type="string">
            <text:p>a</text:p>
          </table:table-cell>
          <table:table-cell table:formula="of:=IF([.P138];OFFSET(INDIRECT([.$Q138]);0;3;1)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IF([.P138];OFFSET(INDIRECT([.$Q1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8];OFFSET(INDIRECT([.$Q13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8];OFFSET(INDIRECT([.$Q138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8] = [$Fachrichtungen.$B$2];[$Themenliste.$I1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8]);&quot;=&quot;;&quot;&quot;;1))" office:value-type="string" office:string-value="$Themenliste.B138" calcext:value-type="string">
            <text:p>$Themenliste.B138</text:p>
          </table:table-cell>
          <table:table-cell table:formula="of:=[$Themenliste.B138]" office:value-type="float" office:value="4" calcext:value-type="float">
            <text:p>4</text:p>
          </table:table-cell>
          <table:table-cell table:formula="of:=OFFSET(INDIRECT([.$Q138]);0;1;1)" office:value-type="float" office:value="4" calcext:value-type="float">
            <text:p>4</text:p>
          </table:table-cell>
          <table:table-cell table:formula="of:=OFFSET(INDIRECT([.$Q138]);0;7;1)" office:value-type="string" office:string-value="alle" calcext:value-type="string">
            <text:p>alle</text:p>
          </table:table-cell>
          <table:table-cell table:formula="of:=OFFSET(INDIRECT([.$Q138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5">
          <table:table-cell table:formula="of:=IF([.P139];[$Themenliste.$A139];&quot;&quot;)" office:value-type="string" office:string-value="§ 4 Absatz 7 Nummer 4 b" calcext:value-type="string">
            <text:p>§ 4 Absatz 7 Nummer 4 b</text:p>
          </table:table-cell>
          <table:table-cell table:formula="of:=IF([.P139];OFFSET(INDIRECT([.$Q13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9];OFFSET(INDIRECT([.$Q139]);0;9;1);&quot;&quot;)" office:value-type="string" office:string-value="Umweltschutz" calcext:value-type="string">
            <text:p>Umweltschutz</text:p>
          </table:table-cell>
          <table:table-cell table:style-name="ce26" table:formula="of:=IF([.P139];OFFSET(INDIRECT([.$Q139]);0;2;1);&quot;&quot;)" office:value-type="string" office:string-value="b" calcext:value-type="string">
            <text:p>b</text:p>
          </table:table-cell>
          <table:table-cell table:formula="of:=IF([.P139];OFFSET(INDIRECT([.$Q139]);0;3;1)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IF([.P139];OFFSET(INDIRECT([.$Q1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9];OFFSET(INDIRECT([.$Q13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9];OFFSET(INDIRECT([.$Q139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9] = [$Fachrichtungen.$B$2];[$Themenliste.$I1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9]);&quot;=&quot;;&quot;&quot;;1))" office:value-type="string" office:string-value="$Themenliste.B139" calcext:value-type="string">
            <text:p>$Themenliste.B139</text:p>
          </table:table-cell>
          <table:table-cell table:formula="of:=[$Themenliste.B139]" office:value-type="float" office:value="4" calcext:value-type="float">
            <text:p>4</text:p>
          </table:table-cell>
          <table:table-cell table:formula="of:=OFFSET(INDIRECT([.$Q139]);0;1;1)" office:value-type="float" office:value="4" calcext:value-type="float">
            <text:p>4</text:p>
          </table:table-cell>
          <table:table-cell table:formula="of:=OFFSET(INDIRECT([.$Q139]);0;7;1)" office:value-type="string" office:string-value="alle" calcext:value-type="string">
            <text:p>alle</text:p>
          </table:table-cell>
          <table:table-cell table:formula="of:=OFFSET(INDIRECT([.$Q139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8">
          <table:table-cell table:formula="of:=IF([.P140];[$Themenliste.$A140];&quot;&quot;)" office:value-type="string" office:string-value="§ 4 Absatz 7 Nummer 4 c" calcext:value-type="string">
            <text:p>§ 4 Absatz 7 Nummer 4 c</text:p>
          </table:table-cell>
          <table:table-cell table:formula="of:=IF([.P140];OFFSET(INDIRECT([.$Q14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0];OFFSET(INDIRECT([.$Q140]);0;9;1);&quot;&quot;)" office:value-type="string" office:string-value="Umweltschutz" calcext:value-type="string">
            <text:p>Umweltschutz</text:p>
          </table:table-cell>
          <table:table-cell table:style-name="ce26" table:formula="of:=IF([.P140];OFFSET(INDIRECT([.$Q140]);0;2;1);&quot;&quot;)" office:value-type="string" office:string-value="c" calcext:value-type="string">
            <text:p>c</text:p>
          </table:table-cell>
          <table:table-cell table:formula="of:=IF([.P140];OFFSET(INDIRECT([.$Q140]);0;3;1)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IF([.P140];OFFSET(INDIRECT([.$Q1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0];OFFSET(INDIRECT([.$Q14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0];OFFSET(INDIRECT([.$Q140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0] = [$Fachrichtungen.$B$2];[$Themenliste.$I1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0]);&quot;=&quot;;&quot;&quot;;1))" office:value-type="string" office:string-value="$Themenliste.B140" calcext:value-type="string">
            <text:p>$Themenliste.B140</text:p>
          </table:table-cell>
          <table:table-cell table:formula="of:=[$Themenliste.B140]" office:value-type="float" office:value="4" calcext:value-type="float">
            <text:p>4</text:p>
          </table:table-cell>
          <table:table-cell table:formula="of:=OFFSET(INDIRECT([.$Q140]);0;1;1)" office:value-type="float" office:value="4" calcext:value-type="float">
            <text:p>4</text:p>
          </table:table-cell>
          <table:table-cell table:formula="of:=OFFSET(INDIRECT([.$Q140]);0;7;1)" office:value-type="string" office:string-value="alle" calcext:value-type="string">
            <text:p>alle</text:p>
          </table:table-cell>
          <table:table-cell table:formula="of:=OFFSET(INDIRECT([.$Q140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8">
          <table:table-cell table:formula="of:=IF([.P141];[$Themenliste.$A141];&quot;&quot;)" office:value-type="string" office:string-value="§ 4 Absatz 7 Nummer 4 d" calcext:value-type="string">
            <text:p>§ 4 Absatz 7 Nummer 4 d</text:p>
          </table:table-cell>
          <table:table-cell table:formula="of:=IF([.P141];OFFSET(INDIRECT([.$Q14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1];OFFSET(INDIRECT([.$Q141]);0;9;1);&quot;&quot;)" office:value-type="string" office:string-value="Umweltschutz" calcext:value-type="string">
            <text:p>Umweltschutz</text:p>
          </table:table-cell>
          <table:table-cell table:style-name="ce26" table:formula="of:=IF([.P141];OFFSET(INDIRECT([.$Q141]);0;2;1);&quot;&quot;)" office:value-type="string" office:string-value="d" calcext:value-type="string">
            <text:p>d</text:p>
          </table:table-cell>
          <table:table-cell table:formula="of:=IF([.P141];OFFSET(INDIRECT([.$Q141]);0;3;1);&quot;&quot;)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IF([.P141];OFFSET(INDIRECT([.$Q1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1];OFFSET(INDIRECT([.$Q14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1];OFFSET(INDIRECT([.$Q141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1] = [$Fachrichtungen.$B$2];[$Themenliste.$I1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1]);&quot;=&quot;;&quot;&quot;;1))" office:value-type="string" office:string-value="$Themenliste.B141" calcext:value-type="string">
            <text:p>$Themenliste.B141</text:p>
          </table:table-cell>
          <table:table-cell table:formula="of:=[$Themenliste.B141]" office:value-type="float" office:value="4" calcext:value-type="float">
            <text:p>4</text:p>
          </table:table-cell>
          <table:table-cell table:formula="of:=OFFSET(INDIRECT([.$Q141]);0;1;1)" office:value-type="float" office:value="4" calcext:value-type="float">
            <text:p>4</text:p>
          </table:table-cell>
          <table:table-cell table:formula="of:=OFFSET(INDIRECT([.$Q141]);0;7;1)" office:value-type="string" office:string-value="alle" calcext:value-type="string">
            <text:p>alle</text:p>
          </table:table-cell>
          <table:table-cell table:formula="of:=OFFSET(INDIRECT([.$Q141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3">
          <table:table-cell table:formula="of:=IF([.P142];[$Themenliste.$A142];&quot;&quot;)" office:value-type="string" office:string-value="§ 4 Absatz 7 Nummer 5 a" calcext:value-type="string">
            <text:p>§ 4 Absatz 7 Nummer 5 a</text:p>
          </table:table-cell>
          <table:table-cell table:formula="of:=IF([.P142];OFFSET(INDIRECT([.$Q14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2];OFFSET(INDIRECT([.$Q142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2];OFFSET(INDIRECT([.$Q142]);0;2;1);&quot;&quot;)" office:value-type="string" office:string-value="a" calcext:value-type="string">
            <text:p>a</text:p>
          </table:table-cell>
          <table:table-cell table:formula="of:=IF([.P142];OFFSET(INDIRECT([.$Q142]);0;3;1);&quot;&quot;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IF([.P142];OFFSET(INDIRECT([.$Q1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2];OFFSET(INDIRECT([.$Q142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2];OFFSET(INDIRECT([.$Q142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2] = [$Fachrichtungen.$B$2];[$Themenliste.$I1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2]);&quot;=&quot;;&quot;&quot;;1))" office:value-type="string" office:string-value="$Themenliste.B142" calcext:value-type="string">
            <text:p>$Themenliste.B142</text:p>
          </table:table-cell>
          <table:table-cell table:formula="of:=[$Themenliste.B142]" office:value-type="float" office:value="5" calcext:value-type="float">
            <text:p>5</text:p>
          </table:table-cell>
          <table:table-cell table:formula="of:=OFFSET(INDIRECT([.$Q142]);0;1;1)" office:value-type="float" office:value="4" calcext:value-type="float">
            <text:p>4</text:p>
          </table:table-cell>
          <table:table-cell table:formula="of:=OFFSET(INDIRECT([.$Q142]);0;7;1)" office:value-type="string" office:string-value="alle" calcext:value-type="string">
            <text:p>alle</text:p>
          </table:table-cell>
          <table:table-cell table:formula="of:=OFFSET(INDIRECT([.$Q142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4">
          <table:table-cell table:formula="of:=IF([.P143];[$Themenliste.$A143];&quot;&quot;)" office:value-type="string" office:string-value="§ 4 Absatz 7 Nummer 5 b" calcext:value-type="string">
            <text:p>§ 4 Absatz 7 Nummer 5 b</text:p>
          </table:table-cell>
          <table:table-cell table:formula="of:=IF([.P143];OFFSET(INDIRECT([.$Q14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3];OFFSET(INDIRECT([.$Q143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3];OFFSET(INDIRECT([.$Q143]);0;2;1);&quot;&quot;)" office:value-type="string" office:string-value="b" calcext:value-type="string">
            <text:p>b</text:p>
          </table:table-cell>
          <table:table-cell table:formula="of:=IF([.P143];OFFSET(INDIRECT([.$Q143]);0;3;1);&quot;&quot;)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IF([.P143];OFFSET(INDIRECT([.$Q1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3];OFFSET(INDIRECT([.$Q143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3];OFFSET(INDIRECT([.$Q143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3] = [$Fachrichtungen.$B$2];[$Themenliste.$I1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3]);&quot;=&quot;;&quot;&quot;;1))" office:value-type="string" office:string-value="$Themenliste.B143" calcext:value-type="string">
            <text:p>$Themenliste.B143</text:p>
          </table:table-cell>
          <table:table-cell table:formula="of:=[$Themenliste.B143]" office:value-type="float" office:value="5" calcext:value-type="float">
            <text:p>5</text:p>
          </table:table-cell>
          <table:table-cell table:formula="of:=OFFSET(INDIRECT([.$Q143]);0;1;1)" office:value-type="float" office:value="4" calcext:value-type="float">
            <text:p>4</text:p>
          </table:table-cell>
          <table:table-cell table:formula="of:=OFFSET(INDIRECT([.$Q143]);0;7;1)" office:value-type="string" office:string-value="alle" calcext:value-type="string">
            <text:p>alle</text:p>
          </table:table-cell>
          <table:table-cell table:formula="of:=OFFSET(INDIRECT([.$Q143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4">
          <table:table-cell table:formula="of:=IF([.P144];[$Themenliste.$A144];&quot;&quot;)" office:value-type="string" office:string-value="§ 4 Absatz 7 Nummer 5 c" calcext:value-type="string">
            <text:p>§ 4 Absatz 7 Nummer 5 c</text:p>
          </table:table-cell>
          <table:table-cell table:formula="of:=IF([.P144];OFFSET(INDIRECT([.$Q14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4];OFFSET(INDIRECT([.$Q144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4];OFFSET(INDIRECT([.$Q144]);0;2;1);&quot;&quot;)" office:value-type="string" office:string-value="c" calcext:value-type="string">
            <text:p>c</text:p>
          </table:table-cell>
          <table:table-cell table:formula="of:=IF([.P144];OFFSET(INDIRECT([.$Q144]);0;3;1);&quot;&quot;)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IF([.P144];OFFSET(INDIRECT([.$Q1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4];OFFSET(INDIRECT([.$Q144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4];OFFSET(INDIRECT([.$Q144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4] = [$Fachrichtungen.$B$2];[$Themenliste.$I1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4]);&quot;=&quot;;&quot;&quot;;1))" office:value-type="string" office:string-value="$Themenliste.B144" calcext:value-type="string">
            <text:p>$Themenliste.B144</text:p>
          </table:table-cell>
          <table:table-cell table:formula="of:=[$Themenliste.B144]" office:value-type="float" office:value="5" calcext:value-type="float">
            <text:p>5</text:p>
          </table:table-cell>
          <table:table-cell table:formula="of:=OFFSET(INDIRECT([.$Q144]);0;1;1)" office:value-type="float" office:value="4" calcext:value-type="float">
            <text:p>4</text:p>
          </table:table-cell>
          <table:table-cell table:formula="of:=OFFSET(INDIRECT([.$Q144]);0;7;1)" office:value-type="string" office:string-value="alle" calcext:value-type="string">
            <text:p>alle</text:p>
          </table:table-cell>
          <table:table-cell table:formula="of:=OFFSET(INDIRECT([.$Q144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3">
          <table:table-cell table:formula="of:=IF([.P145];[$Themenliste.$A145];&quot;&quot;)" office:value-type="string" office:string-value="§ 4 Absatz 7 Nummer 5 d" calcext:value-type="string">
            <text:p>§ 4 Absatz 7 Nummer 5 d</text:p>
          </table:table-cell>
          <table:table-cell table:formula="of:=IF([.P145];OFFSET(INDIRECT([.$Q14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5];OFFSET(INDIRECT([.$Q145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5];OFFSET(INDIRECT([.$Q145]);0;2;1);&quot;&quot;)" office:value-type="string" office:string-value="d" calcext:value-type="string">
            <text:p>d</text:p>
          </table:table-cell>
          <table:table-cell table:formula="of:=IF([.P145];OFFSET(INDIRECT([.$Q145]);0;3;1);&quot;&quot;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IF([.P145];OFFSET(INDIRECT([.$Q1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5];OFFSET(INDIRECT([.$Q145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5];OFFSET(INDIRECT([.$Q145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5] = [$Fachrichtungen.$B$2];[$Themenliste.$I1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5]);&quot;=&quot;;&quot;&quot;;1))" office:value-type="string" office:string-value="$Themenliste.B145" calcext:value-type="string">
            <text:p>$Themenliste.B145</text:p>
          </table:table-cell>
          <table:table-cell table:formula="of:=[$Themenliste.B145]" office:value-type="float" office:value="5" calcext:value-type="float">
            <text:p>5</text:p>
          </table:table-cell>
          <table:table-cell table:formula="of:=OFFSET(INDIRECT([.$Q145]);0;1;1)" office:value-type="float" office:value="4" calcext:value-type="float">
            <text:p>4</text:p>
          </table:table-cell>
          <table:table-cell table:formula="of:=OFFSET(INDIRECT([.$Q145]);0;7;1)" office:value-type="string" office:string-value="alle" calcext:value-type="string">
            <text:p>alle</text:p>
          </table:table-cell>
          <table:table-cell table:formula="of:=OFFSET(INDIRECT([.$Q145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7">
          <table:table-cell table:formula="of:=IF([.P146];[$Themenliste.$A146];&quot;&quot;)" office:value-type="string" office:string-value="99 Nummer 99 x" calcext:value-type="string">
            <text:p>99 Nummer 99 x</text:p>
          </table:table-cell>
          <table:table-cell table:formula="of:=IF([.P146];OFFSET(INDIRECT([.$Q146]);0;8;1);&quot;&quot;)" office:value-type="string" office:string-value="Last Line" calcext:value-type="string">
            <text:p>Last Line</text:p>
          </table:table-cell>
          <table:table-cell table:formula="of:=IF([.P146];OFFSET(INDIRECT([.$Q146]);0;9;1);&quot;&quot;)" office:value-type="string" office:string-value="Last Line" calcext:value-type="string">
            <text:p>Last Line</text:p>
          </table:table-cell>
          <table:table-cell table:style-name="ce26" table:formula="of:=IF([.P146];OFFSET(INDIRECT([.$Q146]);0;2;1);&quot;&quot;)" office:value-type="string" office:string-value="x" calcext:value-type="string">
            <text:p>x</text:p>
          </table:table-cell>
          <table:table-cell table:formula="of:=IF([.P146];OFFSET(INDIRECT([.$Q146]);0;3;1);&quot;&quot;)" office:value-type="string" office:string-value="Last Card" calcext:value-type="string">
            <text:p>Last Card</text:p>
          </table:table-cell>
          <table:table-cell table:formula="of:=IF([.P146];OFFSET(INDIRECT([.$Q146]);0;7;1);&quot;&quot;)" office:value-type="string" office:string-value="invisible" calcext:value-type="string">
            <text:p>invisible</text:p>
          </table:table-cell>
          <table:table-cell table:style-name="ce48"/>
          <table:table-cell table:style-name="ce28" table:number-columns-repeated="6"/>
          <table:table-cell table:style-name="ce47" table:formula="of:=IF([.P146];OFFSET(INDIRECT([.$Q146]);0;10;1);&quot;&quot;)" office:value-type="string" office:string-value="Phase 1:  Wo., Phase 2:  Wo." calcext:value-type="string">
            <text:p>Phase 1: <text:s/>Wo., Phase 2: <text:s/>Wo.</text:p>
          </table:table-cell>
          <table:table-cell table:style-name="ce47" table:formula="of:=IF([.P146];OFFSET(INDIRECT([.$Q146]);0;11;1);&quot;&quot;)" office:value-type="string" office:string-value="99 Nummer 99" calcext:value-type="string">
            <text:p>99 Nummer 99</text:p>
          </table:table-cell>
          <table:table-cell table:style-name="ce48" table:formula="of:=IF(OR([$Themenliste.$I146] = [$Fachrichtungen.$B$2];[$Themenliste.$I1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6]);&quot;=&quot;;&quot;&quot;;1))" office:value-type="string" office:string-value="$Themenliste.B146" calcext:value-type="string">
            <text:p>$Themenliste.B146</text:p>
          </table:table-cell>
          <table:table-cell table:formula="of:=[$Themenliste.B146]" office:value-type="float" office:value="99" calcext:value-type="float">
            <text:p>99</text:p>
          </table:table-cell>
          <table:table-cell table:formula="of:=OFFSET(INDIRECT([.$Q146]);0;1;1)" office:value-type="float" office:value="1" calcext:value-type="float">
            <text:p>1</text:p>
          </table:table-cell>
          <table:table-cell table:formula="of:=OFFSET(INDIRECT([.$Q146]);0;7;1)" office:value-type="string" office:string-value="invisible" calcext:value-type="string">
            <text:p>invisible</text:p>
          </table:table-cell>
          <table:table-cell table:formula="of:=OFFSET(INDIRECT([.$Q146]);0;6;1)" office:value-type="float" office:value="99099" calcext:value-type="float">
            <text:p>99099</text:p>
          </table:table-cell>
          <table:table-cell table:number-columns-repeated="1003"/>
        </table:table-row>
        <table:table-row table:style-name="ro28" table:number-rows-repeated="136">
          <table:table-cell table:number-columns-repeated="3"/>
          <table:table-cell table:style-name="ce26"/>
          <table:table-cell table:number-columns-repeated="2"/>
          <table:table-cell table:style-name="ce48"/>
          <table:table-cell table:style-name="ce28" table:number-columns-repeated="6"/>
          <table:table-cell table:style-name="ce61" table:number-columns-repeated="2"/>
          <table:table-cell table:style-name="ce48" table:number-columns-repeated="2"/>
          <table:table-cell table:number-columns-repeated="1007"/>
        </table:table-row>
        <table:table-row table:style-name="ro28" table:number-rows-repeated="5">
          <table:table-cell table:number-columns-repeated="6"/>
          <table:table-cell table:style-name="ce28" table:number-columns-repeated="5"/>
          <table:table-cell table:number-columns-repeated="1013"/>
        </table:table-row>
        <table:table-row table:style-name="ro28" table:number-rows-repeated="1048288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Jira_Epics" table:style-name="ta1" table:protected="true">
        <loext:table-protection loext:select-protected-cells="true" loext:select-unprotected-cells="true"/>
        <table:table-column table:style-name="co25" table:default-cell-style-name="ce97"/>
        <table:table-column table:style-name="co26" table:default-cell-style-name="ce97"/>
        <table:table-column table:style-name="co27" table:default-cell-style-name="ce97"/>
        <table:table-column table:style-name="co28" table:default-cell-style-name="ce97"/>
        <table:table-column table:style-name="co29" table:default-cell-style-name="ce97"/>
        <table:table-column table:style-name="co26" table:default-cell-style-name="ce97"/>
        <table:table-column table:style-name="co6" table:number-columns-repeated="58" table:default-cell-style-name="Default"/>
        <table:table-row table:style-name="ro3">
          <table:table-cell table:style-name="ce96" table:formula="of:=[$Variablen.$B$6]" office:value-type="string" office:string-value="Vorgangstyp" calcext:value-type="string">
            <text:p>Vorgangstyp</text:p>
          </table:table-cell>
          <table:table-cell table:style-name="ce96" table:formula="of:=[$Variablen.$E$6]" office:value-type="string" office:string-value="Zusammenfassung" calcext:value-type="string">
            <text:p>Zusammenfassung</text:p>
          </table:table-cell>
          <table:table-cell table:style-name="ce96" table:formula="of:=[$Variablen.$A$6]" office:value-type="string" office:string-value="Vorgangs-Id" calcext:value-type="string">
            <text:p>Vorgangs-Id</text:p>
          </table:table-cell>
          <table:table-cell table:style-name="ce96" table:formula="of:=[$Variablen.$D$6]" office:value-type="string" office:string-value="Übergeordnete-ID" calcext:value-type="string">
            <text:p>Übergeordnete-ID</text:p>
          </table:table-cell>
          <table:table-cell table:style-name="ce96" table:formula="of:=[$Variablen.$C$6]" office:value-type="string" office:string-value="Stichwörter" calcext:value-type="string">
            <text:p>Stichwörter</text:p>
          </table:table-cell>
          <table:table-cell table:style-name="ce96" office:value-type="string" calcext:value-type="string">
            <text:p>epic</text:p>
          </table:table-cell>
          <table:table-cell table:style-name="ce101"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2];#REF!);IF([$Abschnitte.$D2];&quot;Anwend &quot;;&quot;FiSi &quot;);&quot;&quot;);[$Abschnitte.$C2])" office:value-type="string" office:string-value="" calcext:value-type="error">
            <text:p>Fehler:504</text:p>
          </table:table-cell>
          <table:table-cell table:formula="of:=CONCATENATE([$Variablen.$D$2];[$Abschnitte.$A2] * 10000)" office:value-type="string" office:string-value="TEST-10000" calcext:value-type="string">
            <text:p>TEST-10000</text:p>
          </table:table-cell>
          <table:table-cell table:number-columns-repeated="2"/>
          <table:table-cell table:formula="of:=[.$B2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3];#REF!);IF([$Abschnitte.$D3];&quot;Anwend &quot;;&quot;FiSi &quot;);&quot;&quot;);[$Abschnitte.$C3])" office:value-type="string" office:string-value="" calcext:value-type="error">
            <text:p>Fehler:504</text:p>
          </table:table-cell>
          <table:table-cell table:formula="of:=CONCATENATE([$Variablen.$D$2];[$Abschnitte.$A3] * 10000)" office:value-type="string" office:string-value="TEST-20000" calcext:value-type="string">
            <text:p>TEST-20000</text:p>
          </table:table-cell>
          <table:table-cell table:number-columns-repeated="2"/>
          <table:table-cell table:formula="of:=[.$B3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4];#REF!);IF([$Abschnitte.$D4];&quot;Anwend &quot;;&quot;FiSi &quot;);&quot;&quot;);[$Abschnitte.$C4])" office:value-type="string" office:string-value="" calcext:value-type="error">
            <text:p>Fehler:504</text:p>
          </table:table-cell>
          <table:table-cell table:formula="of:=CONCATENATE([$Variablen.$D$2];[$Abschnitte.$A4] * 10000)" office:value-type="string" office:string-value="TEST-30000" calcext:value-type="string">
            <text:p>TEST-30000</text:p>
          </table:table-cell>
          <table:table-cell table:number-columns-repeated="2"/>
          <table:table-cell table:formula="of:=[.$B4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5];#REF!);IF([$Abschnitte.$D5];&quot;Anwend &quot;;&quot;FiSi &quot;);&quot;&quot;);[$Abschnitte.$C5])" office:value-type="string" office:string-value="" calcext:value-type="error">
            <text:p>Fehler:504</text:p>
          </table:table-cell>
          <table:table-cell table:formula="of:=CONCATENATE([$Variablen.$D$2];[$Abschnitte.$A5] * 10000)" office:value-type="string" office:string-value="TEST-40000" calcext:value-type="string">
            <text:p>TEST-40000</text:p>
          </table:table-cell>
          <table:table-cell table:number-columns-repeated="2"/>
          <table:table-cell table:formula="of:=[.$B5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6];#REF!);IF([$Abschnitte.$D6];&quot;Anwend &quot;;&quot;FiSi &quot;);&quot;&quot;);[$Abschnitte.$C6])" office:value-type="string" office:string-value="" calcext:value-type="error">
            <text:p>Fehler:504</text:p>
          </table:table-cell>
          <table:table-cell table:formula="of:=CONCATENATE([$Variablen.$D$2];[$Abschnitte.$A6] * 10000)" office:value-type="string" office:string-value="TEST-50000" calcext:value-type="string">
            <text:p>TEST-50000</text:p>
          </table:table-cell>
          <table:table-cell table:number-columns-repeated="2"/>
          <table:table-cell table:formula="of:=[.$B6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7];#REF!);IF([$Abschnitte.$D7];&quot;Anwend &quot;;&quot;FiSi &quot;);&quot;&quot;);[$Abschnitte.$C7])" office:value-type="string" office:string-value="" calcext:value-type="error">
            <text:p>Fehler:504</text:p>
          </table:table-cell>
          <table:table-cell table:formula="of:=CONCATENATE([$Variablen.$D$2];[$Abschnitte.$A7] * 10000)" office:value-type="string" office:string-value="TEST-60000" calcext:value-type="string">
            <text:p>TEST-60000</text:p>
          </table:table-cell>
          <table:table-cell table:number-columns-repeated="2"/>
          <table:table-cell table:formula="of:=[.$B7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8];#REF!);IF([$Abschnitte.$D8];&quot;Anwend &quot;;&quot;FiSi &quot;);&quot;&quot;);[$Abschnitte.$C8])" office:value-type="string" office:string-value="" calcext:value-type="error">
            <text:p>Fehler:504</text:p>
          </table:table-cell>
          <table:table-cell table:formula="of:=CONCATENATE([$Variablen.$D$2];[$Abschnitte.$A8] * 10000)" office:value-type="string" office:string-value="TEST-990000" calcext:value-type="string">
            <text:p>TEST-990000</text:p>
          </table:table-cell>
          <table:table-cell table:number-columns-repeated="2"/>
          <table:table-cell table:formula="of:=[.$B8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Tasks" table:style-name="ta1" table:protected="true">
        <loext:table-protection loext:select-protected-cells="true" loext:select-unprotected-cells="true"/>
        <table:table-column table:style-name="co6" table:default-cell-style-name="ce77"/>
        <table:table-column table:style-name="co30" table:default-cell-style-name="ce77"/>
        <table:table-column table:style-name="co27" table:default-cell-style-name="ce77"/>
        <table:table-column table:style-name="co28" table:default-cell-style-name="ce77"/>
        <table:table-column table:style-name="co6" table:default-cell-style-name="ce77"/>
        <table:table-column table:style-name="co6" table:number-columns-repeated="59" table:default-cell-style-name="Default"/>
        <table:table-row table:style-name="ro3">
          <table:table-cell table:style-name="ce76" table:formula="of:=[$Variablen.$B$6]" office:value-type="string" office:string-value="Vorgangstyp" calcext:value-type="string">
            <text:p>Vorgangstyp</text:p>
          </table:table-cell>
          <table:table-cell table:style-name="ce76" table:formula="of:=[$Variablen.$E$6]" office:value-type="string" office:string-value="Zusammenfassung" calcext:value-type="string">
            <text:p>Zusammenfassung</text:p>
          </table:table-cell>
          <table:table-cell table:style-name="ce76" table:formula="of:=[$Variablen.$A$6]" office:value-type="string" office:string-value="Vorgangs-Id" calcext:value-type="string">
            <text:p>Vorgangs-Id</text:p>
          </table:table-cell>
          <table:table-cell table:style-name="ce76" table:formula="of:=[$Variablen.$D$6]" office:value-type="string" office:string-value="Übergeordnete-ID" calcext:value-type="string">
            <text:p>Übergeordnete-ID</text:p>
          </table:table-cell>
          <table:table-cell table:style-name="ce76" table:formula="of:=[$Variablen.$C$6]" office:value-type="string" office:string-value="Stichwörter" calcext:value-type="string">
            <text:p>Stichwörter</text:p>
          </table:table-cell>
          <table:table-cell table:style-name="ce101" table:number-columns-repeated="59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]);IF(#REF!;&quot;Fisi &quot;;&quot;Anw &quot;);&quot;&quot;);[$Bereiche.$F2])" office:value-type="string" office:string-value="" calcext:value-type="error">
            <text:p>Fehler:504</text:p>
          </table:table-cell>
          <table:table-cell table:formula="of:=CONCATENATE([$Variablen.$D$2];[$Bereiche.$B2]*10000+([$Bereiche.$E2]*10))" office:value-type="string" office:string-value="TEST-10010" calcext:value-type="string">
            <text:p>TEST-10010</text:p>
          </table:table-cell>
          <table:table-cell table:style-name="ce79" table:formula="of:=CONCATENATE([$Variablen.$D$2];[$Bereiche.$B2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3]);IF(#REF!;&quot;Fisi &quot;;&quot;Anw &quot;);&quot;&quot;);[$Bereiche.$F3])" office:value-type="string" office:string-value="" calcext:value-type="error">
            <text:p>Fehler:504</text:p>
          </table:table-cell>
          <table:table-cell table:formula="of:=CONCATENATE([$Variablen.$D$2];[$Bereiche.$B3]*10000+([$Bereiche.$E3]*10))" office:value-type="string" office:string-value="TEST-10020" calcext:value-type="string">
            <text:p>TEST-10020</text:p>
          </table:table-cell>
          <table:table-cell table:style-name="ce79" table:formula="of:=CONCATENATE([$Variablen.$D$2];[$Bereiche.$B3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4]);IF(#REF!;&quot;Fisi &quot;;&quot;Anw &quot;);&quot;&quot;);[$Bereiche.$F4])" office:value-type="string" office:string-value="" calcext:value-type="error">
            <text:p>Fehler:504</text:p>
          </table:table-cell>
          <table:table-cell table:formula="of:=CONCATENATE([$Variablen.$D$2];[$Bereiche.$B4]*10000+([$Bereiche.$E4]*10))" office:value-type="string" office:string-value="TEST-10030" calcext:value-type="string">
            <text:p>TEST-10030</text:p>
          </table:table-cell>
          <table:table-cell table:style-name="ce79" table:formula="of:=CONCATENATE([$Variablen.$D$2];[$Bereiche.$B4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5]);IF(#REF!;&quot;Fisi &quot;;&quot;Anw &quot;);&quot;&quot;);[$Bereiche.$F5])" office:value-type="string" office:string-value="" calcext:value-type="error">
            <text:p>Fehler:504</text:p>
          </table:table-cell>
          <table:table-cell table:formula="of:=CONCATENATE([$Variablen.$D$2];[$Bereiche.$B5]*10000+([$Bereiche.$E5]*10))" office:value-type="string" office:string-value="TEST-10040" calcext:value-type="string">
            <text:p>TEST-10040</text:p>
          </table:table-cell>
          <table:table-cell table:style-name="ce79" table:formula="of:=CONCATENATE([$Variablen.$D$2];[$Bereiche.$B5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6]);IF(#REF!;&quot;Fisi &quot;;&quot;Anw &quot;);&quot;&quot;);[$Bereiche.$F6])" office:value-type="string" office:string-value="" calcext:value-type="error">
            <text:p>Fehler:504</text:p>
          </table:table-cell>
          <table:table-cell table:formula="of:=CONCATENATE([$Variablen.$D$2];[$Bereiche.$B6]*10000+([$Bereiche.$E6]*10))" office:value-type="string" office:string-value="TEST-10050" calcext:value-type="string">
            <text:p>TEST-10050</text:p>
          </table:table-cell>
          <table:table-cell table:style-name="ce79" table:formula="of:=CONCATENATE([$Variablen.$D$2];[$Bereiche.$B6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7]);IF(#REF!;&quot;Fisi &quot;;&quot;Anw &quot;);&quot;&quot;);[$Bereiche.$F7])" office:value-type="string" office:string-value="" calcext:value-type="error">
            <text:p>Fehler:504</text:p>
          </table:table-cell>
          <table:table-cell table:formula="of:=CONCATENATE([$Variablen.$D$2];[$Bereiche.$B7]*10000+([$Bereiche.$E7]*10))" office:value-type="string" office:string-value="TEST-10060" calcext:value-type="string">
            <text:p>TEST-10060</text:p>
          </table:table-cell>
          <table:table-cell table:style-name="ce79" table:formula="of:=CONCATENATE([$Variablen.$D$2];[$Bereiche.$B7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8]);IF(#REF!;&quot;Fisi &quot;;&quot;Anw &quot;);&quot;&quot;);[$Bereiche.$F8])" office:value-type="string" office:string-value="" calcext:value-type="error">
            <text:p>Fehler:504</text:p>
          </table:table-cell>
          <table:table-cell table:formula="of:=CONCATENATE([$Variablen.$D$2];[$Bereiche.$B8]*10000+([$Bereiche.$E8]*10))" office:value-type="string" office:string-value="TEST-10070" calcext:value-type="string">
            <text:p>TEST-10070</text:p>
          </table:table-cell>
          <table:table-cell table:style-name="ce79" table:formula="of:=CONCATENATE([$Variablen.$D$2];[$Bereiche.$B8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9]);IF(#REF!;&quot;Fisi &quot;;&quot;Anw &quot;);&quot;&quot;);[$Bereiche.$F9])" office:value-type="string" office:string-value="" calcext:value-type="error">
            <text:p>Fehler:504</text:p>
          </table:table-cell>
          <table:table-cell table:formula="of:=CONCATENATE([$Variablen.$D$2];[$Bereiche.$B9]*10000+([$Bereiche.$E9]*10))" office:value-type="string" office:string-value="TEST-10080" calcext:value-type="string">
            <text:p>TEST-10080</text:p>
          </table:table-cell>
          <table:table-cell table:style-name="ce79" table:formula="of:=CONCATENATE([$Variablen.$D$2];[$Bereiche.$B9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0]);IF(#REF!;&quot;Fisi &quot;;&quot;Anw &quot;);&quot;&quot;);[$Bereiche.$F10])" office:value-type="string" office:string-value="" calcext:value-type="error">
            <text:p>Fehler:504</text:p>
          </table:table-cell>
          <table:table-cell table:formula="of:=CONCATENATE([$Variablen.$D$2];[$Bereiche.$B10]*10000+([$Bereiche.$E10]*10))" office:value-type="string" office:string-value="TEST-10090" calcext:value-type="string">
            <text:p>TEST-10090</text:p>
          </table:table-cell>
          <table:table-cell table:style-name="ce79" table:formula="of:=CONCATENATE([$Variablen.$D$2];[$Bereiche.$B10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1]);IF(#REF!;&quot;Fisi &quot;;&quot;Anw &quot;);&quot;&quot;);[$Bereiche.$F11])" office:value-type="string" office:string-value="" calcext:value-type="error">
            <text:p>Fehler:504</text:p>
          </table:table-cell>
          <table:table-cell table:formula="of:=CONCATENATE([$Variablen.$D$2];[$Bereiche.$B11]*10000+([$Bereiche.$E11]*10))" office:value-type="string" office:string-value="TEST-10100" calcext:value-type="string">
            <text:p>TEST-10100</text:p>
          </table:table-cell>
          <table:table-cell table:style-name="ce79" table:formula="of:=CONCATENATE([$Variablen.$D$2];[$Bereiche.$B11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2]);IF(#REF!;&quot;Fisi &quot;;&quot;Anw &quot;);&quot;&quot;);[$Bereiche.$F12])" office:value-type="string" office:string-value="" calcext:value-type="error">
            <text:p>Fehler:504</text:p>
          </table:table-cell>
          <table:table-cell table:formula="of:=CONCATENATE([$Variablen.$D$2];[$Bereiche.$B12]*10000+([$Bereiche.$E12]*10))" office:value-type="string" office:string-value="TEST-20010" calcext:value-type="string">
            <text:p>TEST-20010</text:p>
          </table:table-cell>
          <table:table-cell table:style-name="ce79" table:formula="of:=CONCATENATE([$Variablen.$D$2];[$Bereiche.$B12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3]);IF(#REF!;&quot;Fisi &quot;;&quot;Anw &quot;);&quot;&quot;);[$Bereiche.$F13])" office:value-type="string" office:string-value="" calcext:value-type="error">
            <text:p>Fehler:504</text:p>
          </table:table-cell>
          <table:table-cell table:formula="of:=CONCATENATE([$Variablen.$D$2];[$Bereiche.$B13]*10000+([$Bereiche.$E13]*10))" office:value-type="string" office:string-value="TEST-20020" calcext:value-type="string">
            <text:p>TEST-20020</text:p>
          </table:table-cell>
          <table:table-cell table:style-name="ce79" table:formula="of:=CONCATENATE([$Variablen.$D$2];[$Bereiche.$B13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4]);IF(#REF!;&quot;Fisi &quot;;&quot;Anw &quot;);&quot;&quot;);[$Bereiche.$F14])" office:value-type="string" office:string-value="" calcext:value-type="error">
            <text:p>Fehler:504</text:p>
          </table:table-cell>
          <table:table-cell table:formula="of:=CONCATENATE([$Variablen.$D$2];[$Bereiche.$B14]*10000+([$Bereiche.$E14]*10))" office:value-type="string" office:string-value="TEST-30010" calcext:value-type="string">
            <text:p>TEST-30010</text:p>
          </table:table-cell>
          <table:table-cell table:style-name="ce79" table:formula="of:=CONCATENATE([$Variablen.$D$2];[$Bereiche.$B14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5]);IF(#REF!;&quot;Fisi &quot;;&quot;Anw &quot;);&quot;&quot;);[$Bereiche.$F15])" office:value-type="string" office:string-value="" calcext:value-type="error">
            <text:p>Fehler:504</text:p>
          </table:table-cell>
          <table:table-cell table:formula="of:=CONCATENATE([$Variablen.$D$2];[$Bereiche.$B15]*10000+([$Bereiche.$E15]*10))" office:value-type="string" office:string-value="TEST-30020" calcext:value-type="string">
            <text:p>TEST-30020</text:p>
          </table:table-cell>
          <table:table-cell table:style-name="ce79" table:formula="of:=CONCATENATE([$Variablen.$D$2];[$Bereiche.$B15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6]);IF(#REF!;&quot;Fisi &quot;;&quot;Anw &quot;);&quot;&quot;);[$Bereiche.$F16])" office:value-type="string" office:string-value="" calcext:value-type="error">
            <text:p>Fehler:504</text:p>
          </table:table-cell>
          <table:table-cell table:formula="of:=CONCATENATE([$Variablen.$D$2];[$Bereiche.$B16]*10000+([$Bereiche.$E16]*10))" office:value-type="string" office:string-value="TEST-30030" calcext:value-type="string">
            <text:p>TEST-30030</text:p>
          </table:table-cell>
          <table:table-cell table:style-name="ce79" table:formula="of:=CONCATENATE([$Variablen.$D$2];[$Bereiche.$B16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7]);IF(#REF!;&quot;Fisi &quot;;&quot;Anw &quot;);&quot;&quot;);[$Bereiche.$F17])" office:value-type="string" office:string-value="" calcext:value-type="error">
            <text:p>Fehler:504</text:p>
          </table:table-cell>
          <table:table-cell table:formula="of:=CONCATENATE([$Variablen.$D$2];[$Bereiche.$B17]*10000+([$Bereiche.$E17]*10))" office:value-type="string" office:string-value="TEST-40010" calcext:value-type="string">
            <text:p>TEST-40010</text:p>
          </table:table-cell>
          <table:table-cell table:style-name="ce79" table:formula="of:=CONCATENATE([$Variablen.$D$2];[$Bereiche.$B17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8]);IF(#REF!;&quot;Fisi &quot;;&quot;Anw &quot;);&quot;&quot;);[$Bereiche.$F18])" office:value-type="string" office:string-value="" calcext:value-type="error">
            <text:p>Fehler:504</text:p>
          </table:table-cell>
          <table:table-cell table:formula="of:=CONCATENATE([$Variablen.$D$2];[$Bereiche.$B18]*10000+([$Bereiche.$E18]*10))" office:value-type="string" office:string-value="TEST-40020" calcext:value-type="string">
            <text:p>TEST-40020</text:p>
          </table:table-cell>
          <table:table-cell table:style-name="ce79" table:formula="of:=CONCATENATE([$Variablen.$D$2];[$Bereiche.$B18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9]);IF(#REF!;&quot;Fisi &quot;;&quot;Anw &quot;);&quot;&quot;);[$Bereiche.$F19])" office:value-type="string" office:string-value="" calcext:value-type="error">
            <text:p>Fehler:504</text:p>
          </table:table-cell>
          <table:table-cell table:formula="of:=CONCATENATE([$Variablen.$D$2];[$Bereiche.$B19]*10000+([$Bereiche.$E19]*10))" office:value-type="string" office:string-value="TEST-40030" calcext:value-type="string">
            <text:p>TEST-40030</text:p>
          </table:table-cell>
          <table:table-cell table:style-name="ce79" table:formula="of:=CONCATENATE([$Variablen.$D$2];[$Bereiche.$B19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0]);IF(#REF!;&quot;Fisi &quot;;&quot;Anw &quot;);&quot;&quot;);[$Bereiche.$F20])" office:value-type="string" office:string-value="" calcext:value-type="error">
            <text:p>Fehler:504</text:p>
          </table:table-cell>
          <table:table-cell table:formula="of:=CONCATENATE([$Variablen.$D$2];[$Bereiche.$B20]*10000+([$Bereiche.$E20]*10))" office:value-type="string" office:string-value="TEST-40040" calcext:value-type="string">
            <text:p>TEST-40040</text:p>
          </table:table-cell>
          <table:table-cell table:style-name="ce79" table:formula="of:=CONCATENATE([$Variablen.$D$2];[$Bereiche.$B20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1]);IF(#REF!;&quot;Fisi &quot;;&quot;Anw &quot;);&quot;&quot;);[$Bereiche.$F21])" office:value-type="string" office:string-value="" calcext:value-type="error">
            <text:p>Fehler:504</text:p>
          </table:table-cell>
          <table:table-cell table:formula="of:=CONCATENATE([$Variablen.$D$2];[$Bereiche.$B21]*10000+([$Bereiche.$E21]*10))" office:value-type="string" office:string-value="TEST-50010" calcext:value-type="string">
            <text:p>TEST-50010</text:p>
          </table:table-cell>
          <table:table-cell table:style-name="ce79" table:formula="of:=CONCATENATE([$Variablen.$D$2];[$Bereiche.$B21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2]);IF(#REF!;&quot;Fisi &quot;;&quot;Anw &quot;);&quot;&quot;);[$Bereiche.$F22])" office:value-type="string" office:string-value="" calcext:value-type="error">
            <text:p>Fehler:504</text:p>
          </table:table-cell>
          <table:table-cell table:formula="of:=CONCATENATE([$Variablen.$D$2];[$Bereiche.$B22]*10000+([$Bereiche.$E22]*10))" office:value-type="string" office:string-value="TEST-50020" calcext:value-type="string">
            <text:p>TEST-50020</text:p>
          </table:table-cell>
          <table:table-cell table:style-name="ce79" table:formula="of:=CONCATENATE([$Variablen.$D$2];[$Bereiche.$B22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3]);IF(#REF!;&quot;Fisi &quot;;&quot;Anw &quot;);&quot;&quot;);[$Bereiche.$F23])" office:value-type="string" office:string-value="" calcext:value-type="error">
            <text:p>Fehler:504</text:p>
          </table:table-cell>
          <table:table-cell table:formula="of:=CONCATENATE([$Variablen.$D$2];[$Bereiche.$B23]*10000+([$Bereiche.$E23]*10))" office:value-type="string" office:string-value="TEST-50030" calcext:value-type="string">
            <text:p>TEST-50030</text:p>
          </table:table-cell>
          <table:table-cell table:style-name="ce79" table:formula="of:=CONCATENATE([$Variablen.$D$2];[$Bereiche.$B23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4]);IF(#REF!;&quot;Fisi &quot;;&quot;Anw &quot;);&quot;&quot;);[$Bereiche.$F24])" office:value-type="string" office:string-value="" calcext:value-type="error">
            <text:p>Fehler:504</text:p>
          </table:table-cell>
          <table:table-cell table:formula="of:=CONCATENATE([$Variablen.$D$2];[$Bereiche.$B24]*10000+([$Bereiche.$E24]*10))" office:value-type="string" office:string-value="TEST-60010" calcext:value-type="string">
            <text:p>TEST-60010</text:p>
          </table:table-cell>
          <table:table-cell table:style-name="ce79" table:formula="of:=CONCATENATE([$Variablen.$D$2];[$Bereiche.$B24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5]);IF(#REF!;&quot;Fisi &quot;;&quot;Anw &quot;);&quot;&quot;);[$Bereiche.$F25])" office:value-type="string" office:string-value="" calcext:value-type="error">
            <text:p>Fehler:504</text:p>
          </table:table-cell>
          <table:table-cell table:formula="of:=CONCATENATE([$Variablen.$D$2];[$Bereiche.$B25]*10000+([$Bereiche.$E25]*10))" office:value-type="string" office:string-value="TEST-60020" calcext:value-type="string">
            <text:p>TEST-60020</text:p>
          </table:table-cell>
          <table:table-cell table:style-name="ce79" table:formula="of:=CONCATENATE([$Variablen.$D$2];[$Bereiche.$B25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6]);IF(#REF!;&quot;Fisi &quot;;&quot;Anw &quot;);&quot;&quot;);[$Bereiche.$F26])" office:value-type="string" office:string-value="" calcext:value-type="error">
            <text:p>Fehler:504</text:p>
          </table:table-cell>
          <table:table-cell table:formula="of:=CONCATENATE([$Variablen.$D$2];[$Bereiche.$B26]*10000+([$Bereiche.$E26]*10))" office:value-type="string" office:string-value="TEST-60030" calcext:value-type="string">
            <text:p>TEST-60030</text:p>
          </table:table-cell>
          <table:table-cell table:style-name="ce79" table:formula="of:=CONCATENATE([$Variablen.$D$2];[$Bereiche.$B26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7]);IF(#REF!;&quot;Fisi &quot;;&quot;Anw &quot;);&quot;&quot;);[$Bereiche.$F27])" office:value-type="string" office:string-value="" calcext:value-type="error">
            <text:p>Fehler:504</text:p>
          </table:table-cell>
          <table:table-cell table:formula="of:=CONCATENATE([$Variablen.$D$2];[$Bereiche.$B27]*10000+([$Bereiche.$E27]*10))" office:value-type="string" office:string-value="TEST-60040" calcext:value-type="string">
            <text:p>TEST-60040</text:p>
          </table:table-cell>
          <table:table-cell table:style-name="ce79" table:formula="of:=CONCATENATE([$Variablen.$D$2];[$Bereiche.$B27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8]);IF(#REF!;&quot;Fisi &quot;;&quot;Anw &quot;);&quot;&quot;);[$Bereiche.$F28])" office:value-type="string" office:string-value="" calcext:value-type="error">
            <text:p>Fehler:504</text:p>
          </table:table-cell>
          <table:table-cell table:formula="of:=CONCATENATE([$Variablen.$D$2];[$Bereiche.$B28]*10000+([$Bereiche.$E28]*10))" office:value-type="string" office:string-value="TEST-60050" calcext:value-type="string">
            <text:p>TEST-60050</text:p>
          </table:table-cell>
          <table:table-cell table:style-name="ce79" table:formula="of:=CONCATENATE([$Variablen.$D$2];[$Bereiche.$B28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9]);IF(#REF!;&quot;Fisi &quot;;&quot;Anw &quot;);&quot;&quot;);[$Bereiche.$F29])" office:value-type="string" office:string-value="" calcext:value-type="error">
            <text:p>Fehler:504</text:p>
          </table:table-cell>
          <table:table-cell table:formula="of:=CONCATENATE([$Variablen.$D$2];[$Bereiche.$B29]*10000+([$Bereiche.$E29]*10))" office:value-type="string" office:string-value="TEST-990990" calcext:value-type="string">
            <text:p>TEST-990990</text:p>
          </table:table-cell>
          <table:table-cell table:style-name="ce79" table:formula="of:=CONCATENATE([$Variablen.$D$2];[$Bereiche.$B29]*10000)" office:value-type="string" office:string-value="TEST-990000" calcext:value-type="string">
            <text:p>TEST-990000</text:p>
          </table:table-cell>
          <table:table-cell table:number-columns-repeated="60"/>
        </table:table-row>
        <table:table-row table:style-name="ro3" table:number-rows-repeated="60">
          <table:table-cell/>
          <table:table-cell table:style-name="ce78"/>
          <table:table-cell/>
          <table:table-cell table:style-name="ce79"/>
          <table:table-cell table:number-columns-repeated="60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SubTasks" table:style-name="ta1" table:protected="true">
        <loext:table-protection loext:select-protected-cells="true" loext:select-unprotected-cells="true"/>
        <table:table-column table:style-name="co31" table:default-cell-style-name="ce50"/>
        <table:table-column table:style-name="co32" table:default-cell-style-name="ce130"/>
        <table:table-column table:style-name="co33" table:default-cell-style-name="ce130"/>
        <table:table-column table:style-name="co27" table:default-cell-style-name="ce50"/>
        <table:table-column table:style-name="co28" table:default-cell-style-name="ce50"/>
        <table:table-column table:style-name="co34" table:default-cell-style-name="ce50"/>
        <table:table-column table:style-name="co6" table:number-columns-repeated="58" table:default-cell-style-name="Default"/>
        <table:table-row table:style-name="ro3">
          <table:table-cell table:style-name="ce128" table:formula="of:=[$Variablen.$B$6]" office:value-type="string" office:string-value="Vorgangstyp" calcext:value-type="string">
            <text:p>Vorgangstyp</text:p>
          </table:table-cell>
          <table:table-cell table:style-name="ce129" table:formula="of:=[$Variablen.$E$6]" office:value-type="string" office:string-value="Zusammenfassung" calcext:value-type="string">
            <text:p>Zusammenfassung</text:p>
          </table:table-cell>
          <table:table-cell table:style-name="ce129" table:formula="of:=[$Variablen.$F$6]" office:value-type="string" office:string-value="Kommentar" calcext:value-type="string">
            <text:p>Kommentar</text:p>
          </table:table-cell>
          <table:table-cell table:style-name="ce128" table:formula="of:=[$Variablen.$A$6]" office:value-type="string" office:string-value="Vorgangs-Id" calcext:value-type="string">
            <text:p>Vorgangs-Id</text:p>
          </table:table-cell>
          <table:table-cell table:style-name="ce128" table:formula="of:=[$Variablen.$D$6]" office:value-type="string" office:string-value="Übergeordnete-ID" calcext:value-type="string">
            <text:p>Übergeordnete-ID</text:p>
          </table:table-cell>
          <table:table-cell table:style-name="ce128" table:formula="of:=[$Variablen.$C$6]" office:value-type="string" office:string-value="Stichwörter" calcext:value-type="string">
            <text:p>Stichwörter</text:p>
          </table:table-cell>
          <table:table-cell table:style-name="ce101"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];1;140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[$Themenliste.$E2]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CONCATENATE([$Variablen.$D$2];IF([$Themenliste.$I2];[$Themenliste.$H2]*10+UNICODE([$Themenliste.$D2])-96;0))" office:value-type="string" office:string-value="" calcext:value-type="error">
            <text:p>#WERT!</text:p>
          </table:table-cell>
          <table:table-cell table:formula="of:=CONCATENATE([$Variablen.$D$2];IF([$Themenliste.$I2];[$Themenliste.$H2]*10;0))" office:value-type="string" office:string-value="" calcext:value-type="error">
            <text:p>#WERT!</text:p>
          </table:table-cell>
          <table:table-cell table:formula="of:=CONCATENATE([$Themenliste.$D2];&quot; &quot;;IF(#REF!;&quot;Jahr_1 &quot;;&quot;&quot;);IF(#REF!;&quot;Jahr_2 &quot;;&quot;&quot;);IF(#REF!;&quot;Jahr_3&quot;;&quot;&quot;);&quot; &quot;;CONCATENATE(IF(XOR([$Themenliste.$I2];#REF!);IF(#REF!;&quot;A.&quot;;&quot;S.&quot;);&quot;X.&quot;);[$Themenliste.$A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];1;140)" office:value-type="string" office:string-value="Auftragsunterlagen und Durchführbarkeit des Auftrags prüfen, insbesondere in Hinblick auf rechtliche, wirtschaftliche und terminliche Vorgab" calcext:value-type="string">
            <text:p>Auftragsunterlagen und Durchführbarkeit des Auftrags prüfen, insbesondere in Hinblick auf rechtliche, wirtschaftliche und terminliche Vorgab</text:p>
          </table:table-cell>
          <table:table-cell table:formula="of:=[$Themenliste.$E3]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$Variablen.$D$2];IF([$Themenliste.$I3];[$Themenliste.$H3]*10+UNICODE([$Themenliste.$D3])-96;0))" office:value-type="string" office:string-value="" calcext:value-type="error">
            <text:p>#WERT!</text:p>
          </table:table-cell>
          <table:table-cell table:formula="of:=CONCATENATE([$Variablen.$D$2];IF([$Themenliste.$I3];[$Themenliste.$H3]*10;0))" office:value-type="string" office:string-value="" calcext:value-type="error">
            <text:p>#WERT!</text:p>
          </table:table-cell>
          <table:table-cell table:formula="of:=CONCATENATE([$Themenliste.$D3];&quot; &quot;;IF(#REF!;&quot;Jahr_1 &quot;;&quot;&quot;);IF(#REF!;&quot;Jahr_2 &quot;;&quot;&quot;);IF(#REF!;&quot;Jahr_3&quot;;&quot;&quot;);&quot; &quot;;CONCATENATE(IF(XOR([$Themenliste.$I3];#REF!);IF(#REF!;&quot;A.&quot;;&quot;S.&quot;);&quot;X.&quot;);[$Themenliste.$A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];1;140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[$Themenliste.$E4]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CONCATENATE([$Variablen.$D$2];IF([$Themenliste.$I4];[$Themenliste.$H4]*10+UNICODE([$Themenliste.$D4])-96;0))" office:value-type="string" office:string-value="" calcext:value-type="error">
            <text:p>#WERT!</text:p>
          </table:table-cell>
          <table:table-cell table:formula="of:=CONCATENATE([$Variablen.$D$2];IF([$Themenliste.$I4];[$Themenliste.$H4]*10;0))" office:value-type="string" office:string-value="" calcext:value-type="error">
            <text:p>#WERT!</text:p>
          </table:table-cell>
          <table:table-cell table:formula="of:=CONCATENATE([$Themenliste.$D4];&quot; &quot;;IF(#REF!;&quot;Jahr_1 &quot;;&quot;&quot;);IF(#REF!;&quot;Jahr_2 &quot;;&quot;&quot;);IF(#REF!;&quot;Jahr_3&quot;;&quot;&quot;);&quot; &quot;;CONCATENATE(IF(XOR([$Themenliste.$I4];#REF!);IF(#REF!;&quot;A.&quot;;&quot;S.&quot;);&quot;X.&quot;);[$Themenliste.$A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];1;140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[$Themenliste.$E5]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CONCATENATE([$Variablen.$D$2];IF([$Themenliste.$I5];[$Themenliste.$H5]*10+UNICODE([$Themenliste.$D5])-96;0))" office:value-type="string" office:string-value="" calcext:value-type="error">
            <text:p>#WERT!</text:p>
          </table:table-cell>
          <table:table-cell table:formula="of:=CONCATENATE([$Variablen.$D$2];IF([$Themenliste.$I5];[$Themenliste.$H5]*10;0))" office:value-type="string" office:string-value="" calcext:value-type="error">
            <text:p>#WERT!</text:p>
          </table:table-cell>
          <table:table-cell table:formula="of:=CONCATENATE([$Themenliste.$D5];&quot; &quot;;IF(#REF!;&quot;Jahr_1 &quot;;&quot;&quot;);IF(#REF!;&quot;Jahr_2 &quot;;&quot;&quot;);IF(#REF!;&quot;Jahr_3&quot;;&quot;&quot;);&quot; &quot;;CONCATENATE(IF(XOR([$Themenliste.$I5];#REF!);IF(#REF!;&quot;A.&quot;;&quot;S.&quot;);&quot;X.&quot;);[$Themenliste.$A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];1;140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[$Themenliste.$E6]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CONCATENATE([$Variablen.$D$2];IF([$Themenliste.$I6];[$Themenliste.$H6]*10+UNICODE([$Themenliste.$D6])-96;0))" office:value-type="string" office:string-value="" calcext:value-type="error">
            <text:p>#WERT!</text:p>
          </table:table-cell>
          <table:table-cell table:formula="of:=CONCATENATE([$Variablen.$D$2];IF([$Themenliste.$I6];[$Themenliste.$H6]*10;0))" office:value-type="string" office:string-value="" calcext:value-type="error">
            <text:p>#WERT!</text:p>
          </table:table-cell>
          <table:table-cell table:formula="of:=CONCATENATE([$Themenliste.$D6];&quot; &quot;;IF(#REF!;&quot;Jahr_1 &quot;;&quot;&quot;);IF(#REF!;&quot;Jahr_2 &quot;;&quot;&quot;);IF(#REF!;&quot;Jahr_3&quot;;&quot;&quot;);&quot; &quot;;CONCATENATE(IF(XOR([$Themenliste.$I6];#REF!);IF(#REF!;&quot;A.&quot;;&quot;S.&quot;);&quot;X.&quot;);[$Themenliste.$A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];1;140)" office:value-type="string" office:string-value="Arbeits- und Organisationsmittel wirtschaftlich und ökologisch unter Berücksichtigung der vorhandenen Ressourcen und der Budgetvorgaben eins" calcext:value-type="string">
            <text:p>Arbeits- und Organisationsmittel wirtschaftlich und ökologisch unter Berücksichtigung der vorhandenen Ressourcen und der Budgetvorgaben eins</text:p>
          </table:table-cell>
          <table:table-cell table:formula="of:=[$Themenliste.$E7]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$Variablen.$D$2];IF([$Themenliste.$I7];[$Themenliste.$H7]*10+UNICODE([$Themenliste.$D7])-96;0))" office:value-type="string" office:string-value="" calcext:value-type="error">
            <text:p>#WERT!</text:p>
          </table:table-cell>
          <table:table-cell table:formula="of:=CONCATENATE([$Variablen.$D$2];IF([$Themenliste.$I7];[$Themenliste.$H7]*10;0))" office:value-type="string" office:string-value="" calcext:value-type="error">
            <text:p>#WERT!</text:p>
          </table:table-cell>
          <table:table-cell table:formula="of:=CONCATENATE([$Themenliste.$D7];&quot; &quot;;IF(#REF!;&quot;Jahr_1 &quot;;&quot;&quot;);IF(#REF!;&quot;Jahr_2 &quot;;&quot;&quot;);IF(#REF!;&quot;Jahr_3&quot;;&quot;&quot;);&quot; &quot;;CONCATENATE(IF(XOR([$Themenliste.$I7];#REF!);IF(#REF!;&quot;A.&quot;;&quot;S.&quot;);&quot;X.&quot;);[$Themenliste.$A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];1;140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[$Themenliste.$E8]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CONCATENATE([$Variablen.$D$2];IF([$Themenliste.$I8];[$Themenliste.$H8]*10+UNICODE([$Themenliste.$D8])-96;0))" office:value-type="string" office:string-value="" calcext:value-type="error">
            <text:p>#WERT!</text:p>
          </table:table-cell>
          <table:table-cell table:formula="of:=CONCATENATE([$Variablen.$D$2];IF([$Themenliste.$I8];[$Themenliste.$H8]*10;0))" office:value-type="string" office:string-value="" calcext:value-type="error">
            <text:p>#WERT!</text:p>
          </table:table-cell>
          <table:table-cell table:formula="of:=CONCATENATE([$Themenliste.$D8];&quot; &quot;;IF(#REF!;&quot;Jahr_1 &quot;;&quot;&quot;);IF(#REF!;&quot;Jahr_2 &quot;;&quot;&quot;);IF(#REF!;&quot;Jahr_3&quot;;&quot;&quot;);&quot; &quot;;CONCATENATE(IF(XOR([$Themenliste.$I8];#REF!);IF(#REF!;&quot;A.&quot;;&quot;S.&quot;);&quot;X.&quot;);[$Themenliste.$A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];1;140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[$Themenliste.$E9]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CONCATENATE([$Variablen.$D$2];IF([$Themenliste.$I9];[$Themenliste.$H9]*10+UNICODE([$Themenliste.$D9])-96;0))" office:value-type="string" office:string-value="" calcext:value-type="error">
            <text:p>#WERT!</text:p>
          </table:table-cell>
          <table:table-cell table:formula="of:=CONCATENATE([$Variablen.$D$2];IF([$Themenliste.$I9];[$Themenliste.$H9]*10;0))" office:value-type="string" office:string-value="" calcext:value-type="error">
            <text:p>#WERT!</text:p>
          </table:table-cell>
          <table:table-cell table:formula="of:=CONCATENATE([$Themenliste.$D9];&quot; &quot;;IF(#REF!;&quot;Jahr_1 &quot;;&quot;&quot;);IF(#REF!;&quot;Jahr_2 &quot;;&quot;&quot;);IF(#REF!;&quot;Jahr_3&quot;;&quot;&quot;);&quot; &quot;;CONCATENATE(IF(XOR([$Themenliste.$I9];#REF!);IF(#REF!;&quot;A.&quot;;&quot;S.&quot;);&quot;X.&quot;);[$Themenliste.$A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];1;140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[$Themenliste.$E10]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$Variablen.$D$2];IF([$Themenliste.$I10];[$Themenliste.$H10]*10+UNICODE([$Themenliste.$D10])-96;0))" office:value-type="string" office:string-value="" calcext:value-type="error">
            <text:p>#WERT!</text:p>
          </table:table-cell>
          <table:table-cell table:formula="of:=CONCATENATE([$Variablen.$D$2];IF([$Themenliste.$I10];[$Themenliste.$H10]*10;0))" office:value-type="string" office:string-value="" calcext:value-type="error">
            <text:p>#WERT!</text:p>
          </table:table-cell>
          <table:table-cell table:formula="of:=CONCATENATE([$Themenliste.$D10];&quot; &quot;;IF(#REF!;&quot;Jahr_1 &quot;;&quot;&quot;);IF(#REF!;&quot;Jahr_2 &quot;;&quot;&quot;);IF(#REF!;&quot;Jahr_3&quot;;&quot;&quot;);&quot; &quot;;CONCATENATE(IF(XOR([$Themenliste.$I10];#REF!);IF(#REF!;&quot;A.&quot;;&quot;S.&quot;);&quot;X.&quot;);[$Themenliste.$A1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];1;140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[$Themenliste.$E11]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CONCATENATE([$Variablen.$D$2];IF([$Themenliste.$I11];[$Themenliste.$H11]*10+UNICODE([$Themenliste.$D11])-96;0))" office:value-type="string" office:string-value="" calcext:value-type="error">
            <text:p>#WERT!</text:p>
          </table:table-cell>
          <table:table-cell table:formula="of:=CONCATENATE([$Variablen.$D$2];IF([$Themenliste.$I11];[$Themenliste.$H11]*10;0))" office:value-type="string" office:string-value="" calcext:value-type="error">
            <text:p>#WERT!</text:p>
          </table:table-cell>
          <table:table-cell table:formula="of:=CONCATENATE([$Themenliste.$D11];&quot; &quot;;IF(#REF!;&quot;Jahr_1 &quot;;&quot;&quot;);IF(#REF!;&quot;Jahr_2 &quot;;&quot;&quot;);IF(#REF!;&quot;Jahr_3&quot;;&quot;&quot;);&quot; &quot;;CONCATENATE(IF(XOR([$Themenliste.$I11];#REF!);IF(#REF!;&quot;A.&quot;;&quot;S.&quot;);&quot;X.&quot;);[$Themenliste.$A1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];1;140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[$Themenliste.$E12]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CONCATENATE([$Variablen.$D$2];IF([$Themenliste.$I12];[$Themenliste.$H12]*10+UNICODE([$Themenliste.$D12])-96;0))" office:value-type="string" office:string-value="" calcext:value-type="error">
            <text:p>#WERT!</text:p>
          </table:table-cell>
          <table:table-cell table:formula="of:=CONCATENATE([$Variablen.$D$2];IF([$Themenliste.$I12];[$Themenliste.$H12]*10;0))" office:value-type="string" office:string-value="" calcext:value-type="error">
            <text:p>#WERT!</text:p>
          </table:table-cell>
          <table:table-cell table:formula="of:=CONCATENATE([$Themenliste.$D12];&quot; &quot;;IF(#REF!;&quot;Jahr_1 &quot;;&quot;&quot;);IF(#REF!;&quot;Jahr_2 &quot;;&quot;&quot;);IF(#REF!;&quot;Jahr_3&quot;;&quot;&quot;);&quot; &quot;;CONCATENATE(IF(XOR([$Themenliste.$I12];#REF!);IF(#REF!;&quot;A.&quot;;&quot;S.&quot;);&quot;X.&quot;);[$Themenliste.$A1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];1;140)" office:value-type="string" office:string-value="Kunden und Kundinnen unter Beachtung von Kommunikationsregeln informieren sowie Sachverhalte präsentieren und dabei deutsche und englische F" calcext:value-type="string">
            <text:p>Kunden und Kundinnen unter Beachtung von Kommunikationsregeln informieren sowie Sachverhalte präsentieren und dabei deutsche und englische F</text:p>
          </table:table-cell>
          <table:table-cell table:formula="of:=[$Themenliste.$E13]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$Variablen.$D$2];IF([$Themenliste.$I13];[$Themenliste.$H13]*10+UNICODE([$Themenliste.$D13])-96;0))" office:value-type="string" office:string-value="" calcext:value-type="error">
            <text:p>#WERT!</text:p>
          </table:table-cell>
          <table:table-cell table:formula="of:=CONCATENATE([$Variablen.$D$2];IF([$Themenliste.$I13];[$Themenliste.$H13]*10;0))" office:value-type="string" office:string-value="" calcext:value-type="error">
            <text:p>#WERT!</text:p>
          </table:table-cell>
          <table:table-cell table:formula="of:=CONCATENATE([$Themenliste.$D13];&quot; &quot;;IF(#REF!;&quot;Jahr_1 &quot;;&quot;&quot;);IF(#REF!;&quot;Jahr_2 &quot;;&quot;&quot;);IF(#REF!;&quot;Jahr_3&quot;;&quot;&quot;);&quot; &quot;;CONCATENATE(IF(XOR([$Themenliste.$I13];#REF!);IF(#REF!;&quot;A.&quot;;&quot;S.&quot;);&quot;X.&quot;);[$Themenliste.$A1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];1;140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[$Themenliste.$E14]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CONCATENATE([$Variablen.$D$2];IF([$Themenliste.$I14];[$Themenliste.$H14]*10+UNICODE([$Themenliste.$D14])-96;0))" office:value-type="string" office:string-value="" calcext:value-type="error">
            <text:p>#WERT!</text:p>
          </table:table-cell>
          <table:table-cell table:formula="of:=CONCATENATE([$Variablen.$D$2];IF([$Themenliste.$I14];[$Themenliste.$H14]*10;0))" office:value-type="string" office:string-value="" calcext:value-type="error">
            <text:p>#WERT!</text:p>
          </table:table-cell>
          <table:table-cell table:formula="of:=CONCATENATE([$Themenliste.$D14];&quot; &quot;;IF(#REF!;&quot;Jahr_1 &quot;;&quot;&quot;);IF(#REF!;&quot;Jahr_2 &quot;;&quot;&quot;);IF(#REF!;&quot;Jahr_3&quot;;&quot;&quot;);&quot; &quot;;CONCATENATE(IF(XOR([$Themenliste.$I14];#REF!);IF(#REF!;&quot;A.&quot;;&quot;S.&quot;);&quot;X.&quot;);[$Themenliste.$A1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];1;140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[$Themenliste.$E15]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CONCATENATE([$Variablen.$D$2];IF([$Themenliste.$I15];[$Themenliste.$H15]*10+UNICODE([$Themenliste.$D15])-96;0))" office:value-type="string" office:string-value="" calcext:value-type="error">
            <text:p>#WERT!</text:p>
          </table:table-cell>
          <table:table-cell table:formula="of:=CONCATENATE([$Variablen.$D$2];IF([$Themenliste.$I15];[$Themenliste.$H15]*10;0))" office:value-type="string" office:string-value="" calcext:value-type="error">
            <text:p>#WERT!</text:p>
          </table:table-cell>
          <table:table-cell table:formula="of:=CONCATENATE([$Themenliste.$D15];&quot; &quot;;IF(#REF!;&quot;Jahr_1 &quot;;&quot;&quot;);IF(#REF!;&quot;Jahr_2 &quot;;&quot;&quot;);IF(#REF!;&quot;Jahr_3&quot;;&quot;&quot;);&quot; &quot;;CONCATENATE(IF(XOR([$Themenliste.$I15];#REF!);IF(#REF!;&quot;A.&quot;;&quot;S.&quot;);&quot;X.&quot;);[$Themenliste.$A1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];1;140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[$Themenliste.$E16]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CONCATENATE([$Variablen.$D$2];IF([$Themenliste.$I16];[$Themenliste.$H16]*10+UNICODE([$Themenliste.$D16])-96;0))" office:value-type="string" office:string-value="" calcext:value-type="error">
            <text:p>#WERT!</text:p>
          </table:table-cell>
          <table:table-cell table:formula="of:=CONCATENATE([$Variablen.$D$2];IF([$Themenliste.$I16];[$Themenliste.$H16]*10;0))" office:value-type="string" office:string-value="" calcext:value-type="error">
            <text:p>#WERT!</text:p>
          </table:table-cell>
          <table:table-cell table:formula="of:=CONCATENATE([$Themenliste.$D16];&quot; &quot;;IF(#REF!;&quot;Jahr_1 &quot;;&quot;&quot;);IF(#REF!;&quot;Jahr_2 &quot;;&quot;&quot;);IF(#REF!;&quot;Jahr_3&quot;;&quot;&quot;);&quot; &quot;;CONCATENATE(IF(XOR([$Themenliste.$I16];#REF!);IF(#REF!;&quot;A.&quot;;&quot;S.&quot;);&quot;X.&quot;);[$Themenliste.$A1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];1;140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[$Themenliste.$E17]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CONCATENATE([$Variablen.$D$2];IF([$Themenliste.$I17];[$Themenliste.$H17]*10+UNICODE([$Themenliste.$D17])-96;0))" office:value-type="string" office:string-value="" calcext:value-type="error">
            <text:p>#WERT!</text:p>
          </table:table-cell>
          <table:table-cell table:formula="of:=CONCATENATE([$Variablen.$D$2];IF([$Themenliste.$I17];[$Themenliste.$H17]*10;0))" office:value-type="string" office:string-value="" calcext:value-type="error">
            <text:p>#WERT!</text:p>
          </table:table-cell>
          <table:table-cell table:formula="of:=CONCATENATE([$Themenliste.$D17];&quot; &quot;;IF(#REF!;&quot;Jahr_1 &quot;;&quot;&quot;);IF(#REF!;&quot;Jahr_2 &quot;;&quot;&quot;);IF(#REF!;&quot;Jahr_3&quot;;&quot;&quot;);&quot; &quot;;CONCATENATE(IF(XOR([$Themenliste.$I17];#REF!);IF(#REF!;&quot;A.&quot;;&quot;S.&quot;);&quot;X.&quot;);[$Themenliste.$A1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];1;140)" office:value-type="string" office:string-value="Daten und Sachverhalte interpretieren, multimedial aufbereiten und situationsgerecht unter Nutzung digitaler Werkzeuge und unter Berücksicht" calcext:value-type="string">
            <text:p>Daten und Sachverhalte interpretieren, multimedial aufbereiten und situationsgerecht unter Nutzung digitaler Werkzeuge und unter Berücksicht</text:p>
          </table:table-cell>
          <table:table-cell table:formula="of:=[$Themenliste.$E18]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$Variablen.$D$2];IF([$Themenliste.$I18];[$Themenliste.$H18]*10+UNICODE([$Themenliste.$D18])-96;0))" office:value-type="string" office:string-value="" calcext:value-type="error">
            <text:p>#WERT!</text:p>
          </table:table-cell>
          <table:table-cell table:formula="of:=CONCATENATE([$Variablen.$D$2];IF([$Themenliste.$I18];[$Themenliste.$H18]*10;0))" office:value-type="string" office:string-value="" calcext:value-type="error">
            <text:p>#WERT!</text:p>
          </table:table-cell>
          <table:table-cell table:formula="of:=CONCATENATE([$Themenliste.$D18];&quot; &quot;;IF(#REF!;&quot;Jahr_1 &quot;;&quot;&quot;);IF(#REF!;&quot;Jahr_2 &quot;;&quot;&quot;);IF(#REF!;&quot;Jahr_3&quot;;&quot;&quot;);&quot; &quot;;CONCATENATE(IF(XOR([$Themenliste.$I18];#REF!);IF(#REF!;&quot;A.&quot;;&quot;S.&quot;);&quot;X.&quot;);[$Themenliste.$A1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];1;140)" office:value-type="string" office:string-value="marktgängige IT-Systeme für unterschiedliche Einsatzbereiche hinsichtlich Leistungsfähigkeit, Wirtschaftlichkeit und Barrierefreiheit beurte" calcext:value-type="string">
            <text:p>marktgängige IT-Systeme für unterschiedliche Einsatzbereiche hinsichtlich Leistungsfähigkeit, Wirtschaftlichkeit und Barrierefreiheit beurte</text:p>
          </table:table-cell>
          <table:table-cell table:formula="of:=[$Themenliste.$E19]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$Variablen.$D$2];IF([$Themenliste.$I19];[$Themenliste.$H19]*10+UNICODE([$Themenliste.$D19])-96;0))" office:value-type="string" office:string-value="" calcext:value-type="error">
            <text:p>#WERT!</text:p>
          </table:table-cell>
          <table:table-cell table:formula="of:=CONCATENATE([$Variablen.$D$2];IF([$Themenliste.$I19];[$Themenliste.$H19]*10;0))" office:value-type="string" office:string-value="" calcext:value-type="error">
            <text:p>#WERT!</text:p>
          </table:table-cell>
          <table:table-cell table:formula="of:=CONCATENATE([$Themenliste.$D19];&quot; &quot;;IF(#REF!;&quot;Jahr_1 &quot;;&quot;&quot;);IF(#REF!;&quot;Jahr_2 &quot;;&quot;&quot;);IF(#REF!;&quot;Jahr_3&quot;;&quot;&quot;);&quot; &quot;;CONCATENATE(IF(XOR([$Themenliste.$I19];#REF!);IF(#REF!;&quot;A.&quot;;&quot;S.&quot;);&quot;X.&quot;);[$Themenliste.$A1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];1;140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[$Themenliste.$E20]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$Variablen.$D$2];IF([$Themenliste.$I20];[$Themenliste.$H20]*10+UNICODE([$Themenliste.$D20])-96;0))" office:value-type="string" office:string-value="" calcext:value-type="error">
            <text:p>#WERT!</text:p>
          </table:table-cell>
          <table:table-cell table:formula="of:=CONCATENATE([$Variablen.$D$2];IF([$Themenliste.$I20];[$Themenliste.$H20]*10;0))" office:value-type="string" office:string-value="" calcext:value-type="error">
            <text:p>#WERT!</text:p>
          </table:table-cell>
          <table:table-cell table:formula="of:=CONCATENATE([$Themenliste.$D20];&quot; &quot;;IF(#REF!;&quot;Jahr_1 &quot;;&quot;&quot;);IF(#REF!;&quot;Jahr_2 &quot;;&quot;&quot;);IF(#REF!;&quot;Jahr_3&quot;;&quot;&quot;);&quot; &quot;;CONCATENATE(IF(XOR([$Themenliste.$I20];#REF!);IF(#REF!;&quot;A.&quot;;&quot;S.&quot;);&quot;X.&quot;);[$Themenliste.$A2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];1;140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[$Themenliste.$E21]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$Variablen.$D$2];IF([$Themenliste.$I21];[$Themenliste.$H21]*10+UNICODE([$Themenliste.$D21])-96;0))" office:value-type="string" office:string-value="" calcext:value-type="error">
            <text:p>#WERT!</text:p>
          </table:table-cell>
          <table:table-cell table:formula="of:=CONCATENATE([$Variablen.$D$2];IF([$Themenliste.$I21];[$Themenliste.$H21]*10;0))" office:value-type="string" office:string-value="" calcext:value-type="error">
            <text:p>#WERT!</text:p>
          </table:table-cell>
          <table:table-cell table:formula="of:=CONCATENATE([$Themenliste.$D21];&quot; &quot;;IF(#REF!;&quot;Jahr_1 &quot;;&quot;&quot;);IF(#REF!;&quot;Jahr_2 &quot;;&quot;&quot;);IF(#REF!;&quot;Jahr_3&quot;;&quot;&quot;);&quot; &quot;;CONCATENATE(IF(XOR([$Themenliste.$I21];#REF!);IF(#REF!;&quot;A.&quot;;&quot;S.&quot;);&quot;X.&quot;);[$Themenliste.$A2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];1;140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[$Themenliste.$E22]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$Variablen.$D$2];IF([$Themenliste.$I22];[$Themenliste.$H22]*10+UNICODE([$Themenliste.$D22])-96;0))" office:value-type="string" office:string-value="" calcext:value-type="error">
            <text:p>#WERT!</text:p>
          </table:table-cell>
          <table:table-cell table:formula="of:=CONCATENATE([$Variablen.$D$2];IF([$Themenliste.$I22];[$Themenliste.$H22]*10;0))" office:value-type="string" office:string-value="" calcext:value-type="error">
            <text:p>#WERT!</text:p>
          </table:table-cell>
          <table:table-cell table:formula="of:=CONCATENATE([$Themenliste.$D22];&quot; &quot;;IF(#REF!;&quot;Jahr_1 &quot;;&quot;&quot;);IF(#REF!;&quot;Jahr_2 &quot;;&quot;&quot;);IF(#REF!;&quot;Jahr_3&quot;;&quot;&quot;);&quot; &quot;;CONCATENATE(IF(XOR([$Themenliste.$I22];#REF!);IF(#REF!;&quot;A.&quot;;&quot;S.&quot;);&quot;X.&quot;);[$Themenliste.$A2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3];1;140)" office:value-type="string" office:string-value="IT-Systeme zur Bearbeitung betrieblicher Fachaufgaben analysieren sowie unter Beachtung insbesondere von Lizenzmodellen, Urheberrechten und " calcext:value-type="string">
            <text:p>IT-Systeme zur Bearbeitung betrieblicher Fachaufgaben analysieren sowie unter Beachtung insbesondere von Lizenzmodellen, Urheberrechten und </text:p>
          </table:table-cell>
          <table:table-cell table:formula="of:=[$Themenliste.$E23]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$Variablen.$D$2];IF([$Themenliste.$I23];[$Themenliste.$H23]*10+UNICODE([$Themenliste.$D23])-96;0))" office:value-type="string" office:string-value="" calcext:value-type="error">
            <text:p>#WERT!</text:p>
          </table:table-cell>
          <table:table-cell table:formula="of:=CONCATENATE([$Variablen.$D$2];IF([$Themenliste.$I23];[$Themenliste.$H23]*10;0))" office:value-type="string" office:string-value="" calcext:value-type="error">
            <text:p>#WERT!</text:p>
          </table:table-cell>
          <table:table-cell table:formula="of:=CONCATENATE([$Themenliste.$D23];&quot; &quot;;IF(#REF!;&quot;Jahr_1 &quot;;&quot;&quot;);IF(#REF!;&quot;Jahr_2 &quot;;&quot;&quot;);IF(#REF!;&quot;Jahr_3&quot;;&quot;&quot;);&quot; &quot;;CONCATENATE(IF(XOR([$Themenliste.$I23];#REF!);IF(#REF!;&quot;A.&quot;;&quot;S.&quot;);&quot;X.&quot;);[$Themenliste.$A2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4];1;140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[$Themenliste.$E24]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CONCATENATE([$Variablen.$D$2];IF([$Themenliste.$I24];[$Themenliste.$H24]*10+UNICODE([$Themenliste.$D24])-96;0))" office:value-type="string" office:string-value="" calcext:value-type="error">
            <text:p>#WERT!</text:p>
          </table:table-cell>
          <table:table-cell table:formula="of:=CONCATENATE([$Variablen.$D$2];IF([$Themenliste.$I24];[$Themenliste.$H24]*10;0))" office:value-type="string" office:string-value="" calcext:value-type="error">
            <text:p>#WERT!</text:p>
          </table:table-cell>
          <table:table-cell table:formula="of:=CONCATENATE([$Themenliste.$D24];&quot; &quot;;IF(#REF!;&quot;Jahr_1 &quot;;&quot;&quot;);IF(#REF!;&quot;Jahr_2 &quot;;&quot;&quot;);IF(#REF!;&quot;Jahr_3&quot;;&quot;&quot;);&quot; &quot;;CONCATENATE(IF(XOR([$Themenliste.$I24];#REF!);IF(#REF!;&quot;A.&quot;;&quot;S.&quot;);&quot;X.&quot;);[$Themenliste.$A2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5];1;140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[$Themenliste.$E25]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CONCATENATE([$Variablen.$D$2];IF([$Themenliste.$I25];[$Themenliste.$H25]*10+UNICODE([$Themenliste.$D25])-96;0))" office:value-type="string" office:string-value="" calcext:value-type="error">
            <text:p>#WERT!</text:p>
          </table:table-cell>
          <table:table-cell table:formula="of:=CONCATENATE([$Variablen.$D$2];IF([$Themenliste.$I25];[$Themenliste.$H25]*10;0))" office:value-type="string" office:string-value="" calcext:value-type="error">
            <text:p>#WERT!</text:p>
          </table:table-cell>
          <table:table-cell table:formula="of:=CONCATENATE([$Themenliste.$D25];&quot; &quot;;IF(#REF!;&quot;Jahr_1 &quot;;&quot;&quot;);IF(#REF!;&quot;Jahr_2 &quot;;&quot;&quot;);IF(#REF!;&quot;Jahr_3&quot;;&quot;&quot;);&quot; &quot;;CONCATENATE(IF(XOR([$Themenliste.$I25];#REF!);IF(#REF!;&quot;A.&quot;;&quot;S.&quot;);&quot;X.&quot;);[$Themenliste.$A2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6];1;140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[$Themenliste.$E26]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CONCATENATE([$Variablen.$D$2];IF([$Themenliste.$I26];[$Themenliste.$H26]*10+UNICODE([$Themenliste.$D26])-96;0))" office:value-type="string" office:string-value="" calcext:value-type="error">
            <text:p>#WERT!</text:p>
          </table:table-cell>
          <table:table-cell table:formula="of:=CONCATENATE([$Variablen.$D$2];IF([$Themenliste.$I26];[$Themenliste.$H26]*10;0))" office:value-type="string" office:string-value="" calcext:value-type="error">
            <text:p>#WERT!</text:p>
          </table:table-cell>
          <table:table-cell table:formula="of:=CONCATENATE([$Themenliste.$D26];&quot; &quot;;IF(#REF!;&quot;Jahr_1 &quot;;&quot;&quot;);IF(#REF!;&quot;Jahr_2 &quot;;&quot;&quot;);IF(#REF!;&quot;Jahr_3&quot;;&quot;&quot;);&quot; &quot;;CONCATENATE(IF(XOR([$Themenliste.$I26];#REF!);IF(#REF!;&quot;A.&quot;;&quot;S.&quot;);&quot;X.&quot;);[$Themenliste.$A2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7];1;140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[$Themenliste.$E27]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CONCATENATE([$Variablen.$D$2];IF([$Themenliste.$I27];[$Themenliste.$H27]*10+UNICODE([$Themenliste.$D27])-96;0))" office:value-type="string" office:string-value="" calcext:value-type="error">
            <text:p>#WERT!</text:p>
          </table:table-cell>
          <table:table-cell table:formula="of:=CONCATENATE([$Variablen.$D$2];IF([$Themenliste.$I27];[$Themenliste.$H27]*10;0))" office:value-type="string" office:string-value="" calcext:value-type="error">
            <text:p>#WERT!</text:p>
          </table:table-cell>
          <table:table-cell table:formula="of:=CONCATENATE([$Themenliste.$D27];&quot; &quot;;IF(#REF!;&quot;Jahr_1 &quot;;&quot;&quot;);IF(#REF!;&quot;Jahr_2 &quot;;&quot;&quot;);IF(#REF!;&quot;Jahr_3&quot;;&quot;&quot;);&quot; &quot;;CONCATENATE(IF(XOR([$Themenliste.$I27];#REF!);IF(#REF!;&quot;A.&quot;;&quot;S.&quot;);&quot;X.&quot;);[$Themenliste.$A2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8];1;140)" office:value-type="string" office:string-value="betriebliche Qualitätssicherungssysteme im eigenen Arbeitsbereich anwenden und Qualitätssicherungsmaßnahmen projektbegleitend durchführen un" calcext:value-type="string">
            <text:p>betriebliche Qualitätssicherungssysteme im eigenen Arbeitsbereich anwenden und Qualitätssicherungsmaßnahmen projektbegleitend durchführen un</text:p>
          </table:table-cell>
          <table:table-cell table:formula="of:=[$Themenliste.$E28]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$Variablen.$D$2];IF([$Themenliste.$I28];[$Themenliste.$H28]*10+UNICODE([$Themenliste.$D28])-96;0))" office:value-type="string" office:string-value="" calcext:value-type="error">
            <text:p>#WERT!</text:p>
          </table:table-cell>
          <table:table-cell table:formula="of:=CONCATENATE([$Variablen.$D$2];IF([$Themenliste.$I28];[$Themenliste.$H28]*10;0))" office:value-type="string" office:string-value="" calcext:value-type="error">
            <text:p>#WERT!</text:p>
          </table:table-cell>
          <table:table-cell table:formula="of:=CONCATENATE([$Themenliste.$D28];&quot; &quot;;IF(#REF!;&quot;Jahr_1 &quot;;&quot;&quot;);IF(#REF!;&quot;Jahr_2 &quot;;&quot;&quot;);IF(#REF!;&quot;Jahr_3&quot;;&quot;&quot;);&quot; &quot;;CONCATENATE(IF(XOR([$Themenliste.$I28];#REF!);IF(#REF!;&quot;A.&quot;;&quot;S.&quot;);&quot;X.&quot;);[$Themenliste.$A2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9];1;140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[$Themenliste.$E29]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CONCATENATE([$Variablen.$D$2];IF([$Themenliste.$I29];[$Themenliste.$H29]*10+UNICODE([$Themenliste.$D29])-96;0))" office:value-type="string" office:string-value="" calcext:value-type="error">
            <text:p>#WERT!</text:p>
          </table:table-cell>
          <table:table-cell table:formula="of:=CONCATENATE([$Variablen.$D$2];IF([$Themenliste.$I29];[$Themenliste.$H29]*10;0))" office:value-type="string" office:string-value="" calcext:value-type="error">
            <text:p>#WERT!</text:p>
          </table:table-cell>
          <table:table-cell table:formula="of:=CONCATENATE([$Themenliste.$D29];&quot; &quot;;IF(#REF!;&quot;Jahr_1 &quot;;&quot;&quot;);IF(#REF!;&quot;Jahr_2 &quot;;&quot;&quot;);IF(#REF!;&quot;Jahr_3&quot;;&quot;&quot;);&quot; &quot;;CONCATENATE(IF(XOR([$Themenliste.$I29];#REF!);IF(#REF!;&quot;A.&quot;;&quot;S.&quot;);&quot;X.&quot;);[$Themenliste.$A2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0];1;140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[$Themenliste.$E30]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CONCATENATE([$Variablen.$D$2];IF([$Themenliste.$I30];[$Themenliste.$H30]*10+UNICODE([$Themenliste.$D30])-96;0))" office:value-type="string" office:string-value="" calcext:value-type="error">
            <text:p>#WERT!</text:p>
          </table:table-cell>
          <table:table-cell table:formula="of:=CONCATENATE([$Variablen.$D$2];IF([$Themenliste.$I30];[$Themenliste.$H30]*10;0))" office:value-type="string" office:string-value="" calcext:value-type="error">
            <text:p>#WERT!</text:p>
          </table:table-cell>
          <table:table-cell table:formula="of:=CONCATENATE([$Themenliste.$D30];&quot; &quot;;IF(#REF!;&quot;Jahr_1 &quot;;&quot;&quot;);IF(#REF!;&quot;Jahr_2 &quot;;&quot;&quot;);IF(#REF!;&quot;Jahr_3&quot;;&quot;&quot;);&quot; &quot;;CONCATENATE(IF(XOR([$Themenliste.$I30];#REF!);IF(#REF!;&quot;A.&quot;;&quot;S.&quot;);&quot;X.&quot;);[$Themenliste.$A3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1];1;140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[$Themenliste.$E31]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CONCATENATE([$Variablen.$D$2];IF([$Themenliste.$I31];[$Themenliste.$H31]*10+UNICODE([$Themenliste.$D31])-96;0))" office:value-type="string" office:string-value="" calcext:value-type="error">
            <text:p>#WERT!</text:p>
          </table:table-cell>
          <table:table-cell table:formula="of:=CONCATENATE([$Variablen.$D$2];IF([$Themenliste.$I31];[$Themenliste.$H31]*10;0))" office:value-type="string" office:string-value="" calcext:value-type="error">
            <text:p>#WERT!</text:p>
          </table:table-cell>
          <table:table-cell table:formula="of:=CONCATENATE([$Themenliste.$D31];&quot; &quot;;IF(#REF!;&quot;Jahr_1 &quot;;&quot;&quot;);IF(#REF!;&quot;Jahr_2 &quot;;&quot;&quot;);IF(#REF!;&quot;Jahr_3&quot;;&quot;&quot;);&quot; &quot;;CONCATENATE(IF(XOR([$Themenliste.$I31];#REF!);IF(#REF!;&quot;A.&quot;;&quot;S.&quot;);&quot;X.&quot;);[$Themenliste.$A3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2];1;140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[$Themenliste.$E32]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$Variablen.$D$2];IF([$Themenliste.$I32];[$Themenliste.$H32]*10+UNICODE([$Themenliste.$D32])-96;0))" office:value-type="string" office:string-value="" calcext:value-type="error">
            <text:p>#WERT!</text:p>
          </table:table-cell>
          <table:table-cell table:formula="of:=CONCATENATE([$Variablen.$D$2];IF([$Themenliste.$I32];[$Themenliste.$H32]*10;0))" office:value-type="string" office:string-value="" calcext:value-type="error">
            <text:p>#WERT!</text:p>
          </table:table-cell>
          <table:table-cell table:formula="of:=CONCATENATE([$Themenliste.$D32];&quot; &quot;;IF(#REF!;&quot;Jahr_1 &quot;;&quot;&quot;);IF(#REF!;&quot;Jahr_2 &quot;;&quot;&quot;);IF(#REF!;&quot;Jahr_3&quot;;&quot;&quot;);&quot; &quot;;CONCATENATE(IF(XOR([$Themenliste.$I32];#REF!);IF(#REF!;&quot;A.&quot;;&quot;S.&quot;);&quot;X.&quot;);[$Themenliste.$A3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3];1;140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[$Themenliste.$E33]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$Variablen.$D$2];IF([$Themenliste.$I33];[$Themenliste.$H33]*10+UNICODE([$Themenliste.$D33])-96;0))" office:value-type="string" office:string-value="" calcext:value-type="error">
            <text:p>#WERT!</text:p>
          </table:table-cell>
          <table:table-cell table:formula="of:=CONCATENATE([$Variablen.$D$2];IF([$Themenliste.$I33];[$Themenliste.$H33]*10;0))" office:value-type="string" office:string-value="" calcext:value-type="error">
            <text:p>#WERT!</text:p>
          </table:table-cell>
          <table:table-cell table:formula="of:=CONCATENATE([$Themenliste.$D33];&quot; &quot;;IF(#REF!;&quot;Jahr_1 &quot;;&quot;&quot;);IF(#REF!;&quot;Jahr_2 &quot;;&quot;&quot;);IF(#REF!;&quot;Jahr_3&quot;;&quot;&quot;);&quot; &quot;;CONCATENATE(IF(XOR([$Themenliste.$I33];#REF!);IF(#REF!;&quot;A.&quot;;&quot;S.&quot;);&quot;X.&quot;);[$Themenliste.$A3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4];1;140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[$Themenliste.$E34]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CONCATENATE([$Variablen.$D$2];IF([$Themenliste.$I34];[$Themenliste.$H34]*10+UNICODE([$Themenliste.$D34])-96;0))" office:value-type="string" office:string-value="" calcext:value-type="error">
            <text:p>#WERT!</text:p>
          </table:table-cell>
          <table:table-cell table:formula="of:=CONCATENATE([$Variablen.$D$2];IF([$Themenliste.$I34];[$Themenliste.$H34]*10;0))" office:value-type="string" office:string-value="" calcext:value-type="error">
            <text:p>#WERT!</text:p>
          </table:table-cell>
          <table:table-cell table:formula="of:=CONCATENATE([$Themenliste.$D34];&quot; &quot;;IF(#REF!;&quot;Jahr_1 &quot;;&quot;&quot;);IF(#REF!;&quot;Jahr_2 &quot;;&quot;&quot;);IF(#REF!;&quot;Jahr_3&quot;;&quot;&quot;);&quot; &quot;;CONCATENATE(IF(XOR([$Themenliste.$I34];#REF!);IF(#REF!;&quot;A.&quot;;&quot;S.&quot;);&quot;X.&quot;);[$Themenliste.$A3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5];1;140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[$Themenliste.$E35]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CONCATENATE([$Variablen.$D$2];IF([$Themenliste.$I35];[$Themenliste.$H35]*10+UNICODE([$Themenliste.$D35])-96;0))" office:value-type="string" office:string-value="" calcext:value-type="error">
            <text:p>#WERT!</text:p>
          </table:table-cell>
          <table:table-cell table:formula="of:=CONCATENATE([$Variablen.$D$2];IF([$Themenliste.$I35];[$Themenliste.$H35]*10;0))" office:value-type="string" office:string-value="" calcext:value-type="error">
            <text:p>#WERT!</text:p>
          </table:table-cell>
          <table:table-cell table:formula="of:=CONCATENATE([$Themenliste.$D35];&quot; &quot;;IF(#REF!;&quot;Jahr_1 &quot;;&quot;&quot;);IF(#REF!;&quot;Jahr_2 &quot;;&quot;&quot;);IF(#REF!;&quot;Jahr_3&quot;;&quot;&quot;);&quot; &quot;;CONCATENATE(IF(XOR([$Themenliste.$I35];#REF!);IF(#REF!;&quot;A.&quot;;&quot;S.&quot;);&quot;X.&quot;);[$Themenliste.$A3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6];1;140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[$Themenliste.$E36]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CONCATENATE([$Variablen.$D$2];IF([$Themenliste.$I36];[$Themenliste.$H36]*10+UNICODE([$Themenliste.$D36])-96;0))" office:value-type="string" office:string-value="" calcext:value-type="error">
            <text:p>#WERT!</text:p>
          </table:table-cell>
          <table:table-cell table:formula="of:=CONCATENATE([$Variablen.$D$2];IF([$Themenliste.$I36];[$Themenliste.$H36]*10;0))" office:value-type="string" office:string-value="" calcext:value-type="error">
            <text:p>#WERT!</text:p>
          </table:table-cell>
          <table:table-cell table:formula="of:=CONCATENATE([$Themenliste.$D36];&quot; &quot;;IF(#REF!;&quot;Jahr_1 &quot;;&quot;&quot;);IF(#REF!;&quot;Jahr_2 &quot;;&quot;&quot;);IF(#REF!;&quot;Jahr_3&quot;;&quot;&quot;);&quot; &quot;;CONCATENATE(IF(XOR([$Themenliste.$I36];#REF!);IF(#REF!;&quot;A.&quot;;&quot;S.&quot;);&quot;X.&quot;);[$Themenliste.$A3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7];1;140)" office:value-type="string" office:string-value="Leistungserbringung unter Berücksichtigung der organisatorischen und terminlichen Vorgaben mit Kunden und Kundinnen abstimmen und kontrollie" calcext:value-type="string">
            <text:p>Leistungserbringung unter Berücksichtigung der organisatorischen und terminlichen Vorgaben mit Kunden und Kundinnen abstimmen und kontrollie</text:p>
          </table:table-cell>
          <table:table-cell table:formula="of:=[$Themenliste.$E37]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$Variablen.$D$2];IF([$Themenliste.$I37];[$Themenliste.$H37]*10+UNICODE([$Themenliste.$D37])-96;0))" office:value-type="string" office:string-value="" calcext:value-type="error">
            <text:p>#WERT!</text:p>
          </table:table-cell>
          <table:table-cell table:formula="of:=CONCATENATE([$Variablen.$D$2];IF([$Themenliste.$I37];[$Themenliste.$H37]*10;0))" office:value-type="string" office:string-value="" calcext:value-type="error">
            <text:p>#WERT!</text:p>
          </table:table-cell>
          <table:table-cell table:formula="of:=CONCATENATE([$Themenliste.$D37];&quot; &quot;;IF(#REF!;&quot;Jahr_1 &quot;;&quot;&quot;);IF(#REF!;&quot;Jahr_2 &quot;;&quot;&quot;);IF(#REF!;&quot;Jahr_3&quot;;&quot;&quot;);&quot; &quot;;CONCATENATE(IF(XOR([$Themenliste.$I37];#REF!);IF(#REF!;&quot;A.&quot;;&quot;S.&quot;);&quot;X.&quot;);[$Themenliste.$A3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8];1;140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[$Themenliste.$E38]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CONCATENATE([$Variablen.$D$2];IF([$Themenliste.$I38];[$Themenliste.$H38]*10+UNICODE([$Themenliste.$D38])-96;0))" office:value-type="string" office:string-value="" calcext:value-type="error">
            <text:p>#WERT!</text:p>
          </table:table-cell>
          <table:table-cell table:formula="of:=CONCATENATE([$Variablen.$D$2];IF([$Themenliste.$I38];[$Themenliste.$H38]*10;0))" office:value-type="string" office:string-value="" calcext:value-type="error">
            <text:p>#WERT!</text:p>
          </table:table-cell>
          <table:table-cell table:formula="of:=CONCATENATE([$Themenliste.$D38];&quot; &quot;;IF(#REF!;&quot;Jahr_1 &quot;;&quot;&quot;);IF(#REF!;&quot;Jahr_2 &quot;;&quot;&quot;);IF(#REF!;&quot;Jahr_3&quot;;&quot;&quot;);&quot; &quot;;CONCATENATE(IF(XOR([$Themenliste.$I38];#REF!);IF(#REF!;&quot;A.&quot;;&quot;S.&quot;);&quot;X.&quot;);[$Themenliste.$A3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9];1;140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[$Themenliste.$E39]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CONCATENATE([$Variablen.$D$2];IF([$Themenliste.$I39];[$Themenliste.$H39]*10+UNICODE([$Themenliste.$D39])-96;0))" office:value-type="string" office:string-value="" calcext:value-type="error">
            <text:p>#WERT!</text:p>
          </table:table-cell>
          <table:table-cell table:formula="of:=CONCATENATE([$Variablen.$D$2];IF([$Themenliste.$I39];[$Themenliste.$H39]*10;0))" office:value-type="string" office:string-value="" calcext:value-type="error">
            <text:p>#WERT!</text:p>
          </table:table-cell>
          <table:table-cell table:formula="of:=CONCATENATE([$Themenliste.$D39];&quot; &quot;;IF(#REF!;&quot;Jahr_1 &quot;;&quot;&quot;);IF(#REF!;&quot;Jahr_2 &quot;;&quot;&quot;);IF(#REF!;&quot;Jahr_3&quot;;&quot;&quot;);&quot; &quot;;CONCATENATE(IF(XOR([$Themenliste.$I39];#REF!);IF(#REF!;&quot;A.&quot;;&quot;S.&quot;);&quot;X.&quot;);[$Themenliste.$A3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0];1;140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[$Themenliste.$E40]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CONCATENATE([$Variablen.$D$2];IF([$Themenliste.$I40];[$Themenliste.$H40]*10+UNICODE([$Themenliste.$D40])-96;0))" office:value-type="string" office:string-value="" calcext:value-type="error">
            <text:p>#WERT!</text:p>
          </table:table-cell>
          <table:table-cell table:formula="of:=CONCATENATE([$Variablen.$D$2];IF([$Themenliste.$I40];[$Themenliste.$H40]*10;0))" office:value-type="string" office:string-value="" calcext:value-type="error">
            <text:p>#WERT!</text:p>
          </table:table-cell>
          <table:table-cell table:formula="of:=CONCATENATE([$Themenliste.$D40];&quot; &quot;;IF(#REF!;&quot;Jahr_1 &quot;;&quot;&quot;);IF(#REF!;&quot;Jahr_2 &quot;;&quot;&quot;);IF(#REF!;&quot;Jahr_3&quot;;&quot;&quot;);&quot; &quot;;CONCATENATE(IF(XOR([$Themenliste.$I40];#REF!);IF(#REF!;&quot;A.&quot;;&quot;S.&quot;);&quot;X.&quot;);[$Themenliste.$A4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1];1;140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[$Themenliste.$E41]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CONCATENATE([$Variablen.$D$2];IF([$Themenliste.$I41];[$Themenliste.$H41]*10+UNICODE([$Themenliste.$D41])-96;0))" office:value-type="string" office:string-value="" calcext:value-type="error">
            <text:p>#WERT!</text:p>
          </table:table-cell>
          <table:table-cell table:formula="of:=CONCATENATE([$Variablen.$D$2];IF([$Themenliste.$I41];[$Themenliste.$H41]*10;0))" office:value-type="string" office:string-value="" calcext:value-type="error">
            <text:p>#WERT!</text:p>
          </table:table-cell>
          <table:table-cell table:formula="of:=CONCATENATE([$Themenliste.$D41];&quot; &quot;;IF(#REF!;&quot;Jahr_1 &quot;;&quot;&quot;);IF(#REF!;&quot;Jahr_2 &quot;;&quot;&quot;);IF(#REF!;&quot;Jahr_3&quot;;&quot;&quot;);&quot; &quot;;CONCATENATE(IF(XOR([$Themenliste.$I41];#REF!);IF(#REF!;&quot;A.&quot;;&quot;S.&quot;);&quot;X.&quot;);[$Themenliste.$A4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2];1;140)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[$Themenliste.$E42]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CONCATENATE([$Variablen.$D$2];IF([$Themenliste.$I42];[$Themenliste.$H42]*10+UNICODE([$Themenliste.$D42])-96;0))" office:value-type="string" office:string-value="" calcext:value-type="error">
            <text:p>#WERT!</text:p>
          </table:table-cell>
          <table:table-cell table:formula="of:=CONCATENATE([$Variablen.$D$2];IF([$Themenliste.$I42];[$Themenliste.$H42]*10;0))" office:value-type="string" office:string-value="" calcext:value-type="error">
            <text:p>#WERT!</text:p>
          </table:table-cell>
          <table:table-cell table:formula="of:=CONCATENATE([$Themenliste.$D42];&quot; &quot;;IF(#REF!;&quot;Jahr_1 &quot;;&quot;&quot;);IF(#REF!;&quot;Jahr_2 &quot;;&quot;&quot;);IF(#REF!;&quot;Jahr_3&quot;;&quot;&quot;);&quot; &quot;;CONCATENATE(IF(XOR([$Themenliste.$I42];#REF!);IF(#REF!;&quot;A.&quot;;&quot;S.&quot;);&quot;X.&quot;);[$Themenliste.$A4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3];1;140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[$Themenliste.$E43]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CONCATENATE([$Variablen.$D$2];IF([$Themenliste.$I43];[$Themenliste.$H43]*10+UNICODE([$Themenliste.$D43])-96;0))" office:value-type="string" office:string-value="" calcext:value-type="error">
            <text:p>#WERT!</text:p>
          </table:table-cell>
          <table:table-cell table:formula="of:=CONCATENATE([$Variablen.$D$2];IF([$Themenliste.$I43];[$Themenliste.$H43]*10;0))" office:value-type="string" office:string-value="" calcext:value-type="error">
            <text:p>#WERT!</text:p>
          </table:table-cell>
          <table:table-cell table:formula="of:=CONCATENATE([$Themenliste.$D43];&quot; &quot;;IF(#REF!;&quot;Jahr_1 &quot;;&quot;&quot;);IF(#REF!;&quot;Jahr_2 &quot;;&quot;&quot;);IF(#REF!;&quot;Jahr_3&quot;;&quot;&quot;);&quot; &quot;;CONCATENATE(IF(XOR([$Themenliste.$I43];#REF!);IF(#REF!;&quot;A.&quot;;&quot;S.&quot;);&quot;X.&quot;);[$Themenliste.$A4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4];1;140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[$Themenliste.$E44]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CONCATENATE([$Variablen.$D$2];IF([$Themenliste.$I44];[$Themenliste.$H44]*10+UNICODE([$Themenliste.$D44])-96;0))" office:value-type="string" office:string-value="" calcext:value-type="error">
            <text:p>#WERT!</text:p>
          </table:table-cell>
          <table:table-cell table:formula="of:=CONCATENATE([$Variablen.$D$2];IF([$Themenliste.$I44];[$Themenliste.$H44]*10;0))" office:value-type="string" office:string-value="" calcext:value-type="error">
            <text:p>#WERT!</text:p>
          </table:table-cell>
          <table:table-cell table:formula="of:=CONCATENATE([$Themenliste.$D44];&quot; &quot;;IF(#REF!;&quot;Jahr_1 &quot;;&quot;&quot;);IF(#REF!;&quot;Jahr_2 &quot;;&quot;&quot;);IF(#REF!;&quot;Jahr_3&quot;;&quot;&quot;);&quot; &quot;;CONCATENATE(IF(XOR([$Themenliste.$I44];#REF!);IF(#REF!;&quot;A.&quot;;&quot;S.&quot;);&quot;X.&quot;);[$Themenliste.$A4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5];1;140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[$Themenliste.$E45]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CONCATENATE([$Variablen.$D$2];IF([$Themenliste.$I45];[$Themenliste.$H45]*10+UNICODE([$Themenliste.$D45])-96;0))" office:value-type="string" office:string-value="" calcext:value-type="error">
            <text:p>#WERT!</text:p>
          </table:table-cell>
          <table:table-cell table:formula="of:=CONCATENATE([$Variablen.$D$2];IF([$Themenliste.$I45];[$Themenliste.$H45]*10;0))" office:value-type="string" office:string-value="" calcext:value-type="error">
            <text:p>#WERT!</text:p>
          </table:table-cell>
          <table:table-cell table:formula="of:=CONCATENATE([$Themenliste.$D45];&quot; &quot;;IF(#REF!;&quot;Jahr_1 &quot;;&quot;&quot;);IF(#REF!;&quot;Jahr_2 &quot;;&quot;&quot;);IF(#REF!;&quot;Jahr_3&quot;;&quot;&quot;);&quot; &quot;;CONCATENATE(IF(XOR([$Themenliste.$I45];#REF!);IF(#REF!;&quot;A.&quot;;&quot;S.&quot;);&quot;X.&quot;);[$Themenliste.$A4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6];1;140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[$Themenliste.$E46]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CONCATENATE([$Variablen.$D$2];IF([$Themenliste.$I46];[$Themenliste.$H46]*10+UNICODE([$Themenliste.$D46])-96;0))" office:value-type="string" office:string-value="" calcext:value-type="error">
            <text:p>#WERT!</text:p>
          </table:table-cell>
          <table:table-cell table:formula="of:=CONCATENATE([$Variablen.$D$2];IF([$Themenliste.$I46];[$Themenliste.$H46]*10;0))" office:value-type="string" office:string-value="" calcext:value-type="error">
            <text:p>#WERT!</text:p>
          </table:table-cell>
          <table:table-cell table:formula="of:=CONCATENATE([$Themenliste.$D46];&quot; &quot;;IF(#REF!;&quot;Jahr_1 &quot;;&quot;&quot;);IF(#REF!;&quot;Jahr_2 &quot;;&quot;&quot;);IF(#REF!;&quot;Jahr_3&quot;;&quot;&quot;);&quot; &quot;;CONCATENATE(IF(XOR([$Themenliste.$I46];#REF!);IF(#REF!;&quot;A.&quot;;&quot;S.&quot;);&quot;X.&quot;);[$Themenliste.$A4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7];1;140)" office:value-type="string" office:string-value="Dokumentationen zielgruppengerecht und barrierefrei anfertigen, bereitstellen und pflegen, insbesondere technische Dokumentationen, System- " calcext:value-type="string">
            <text:p>Dokumentationen zielgruppengerecht und barrierefrei anfertigen, bereitstellen und pflegen, insbesondere technische Dokumentationen, System- </text:p>
          </table:table-cell>
          <table:table-cell table:formula="of:=[$Themenliste.$E47]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$Variablen.$D$2];IF([$Themenliste.$I47];[$Themenliste.$H47]*10+UNICODE([$Themenliste.$D47])-96;0))" office:value-type="string" office:string-value="" calcext:value-type="error">
            <text:p>#WERT!</text:p>
          </table:table-cell>
          <table:table-cell table:formula="of:=CONCATENATE([$Variablen.$D$2];IF([$Themenliste.$I47];[$Themenliste.$H47]*10;0))" office:value-type="string" office:string-value="" calcext:value-type="error">
            <text:p>#WERT!</text:p>
          </table:table-cell>
          <table:table-cell table:formula="of:=CONCATENATE([$Themenliste.$D47];&quot; &quot;;IF(#REF!;&quot;Jahr_1 &quot;;&quot;&quot;);IF(#REF!;&quot;Jahr_2 &quot;;&quot;&quot;);IF(#REF!;&quot;Jahr_3&quot;;&quot;&quot;);&quot; &quot;;CONCATENATE(IF(XOR([$Themenliste.$I47];#REF!);IF(#REF!;&quot;A.&quot;;&quot;S.&quot;);&quot;X.&quot;);[$Themenliste.$A4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8];1;140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[$Themenliste.$E48]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CONCATENATE([$Variablen.$D$2];IF([$Themenliste.$I49];[$Themenliste.$H49]*10+UNICODE([$Themenliste.$D49])-96;0))" office:value-type="string" office:string-value="" calcext:value-type="error">
            <text:p>#WERT!</text:p>
          </table:table-cell>
          <table:table-cell table:formula="of:=CONCATENATE([$Variablen.$D$2];IF([$Themenliste.$I49];[$Themenliste.$H49]*10;0))" office:value-type="string" office:string-value="" calcext:value-type="error">
            <text:p>#WERT!</text:p>
          </table:table-cell>
          <table:table-cell table:formula="of:=CONCATENATE([$Themenliste.$D49];&quot; &quot;;IF(#REF!;&quot;Jahr_1 &quot;;&quot;&quot;);IF(#REF!;&quot;Jahr_2 &quot;;&quot;&quot;);IF(#REF!;&quot;Jahr_3&quot;;&quot;&quot;);&quot; &quot;;CONCATENATE(IF(XOR([$Themenliste.$I49];#REF!);IF(#REF!;&quot;A.&quot;;&quot;S.&quot;);&quot;X.&quot;);[$Themenliste.$A4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9];1;140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[$Themenliste.$E50]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$Variablen.$D$2];IF([$Themenliste.$I50];[$Themenliste.$H50]*10+UNICODE([$Themenliste.$D50])-96;0))" office:value-type="string" office:string-value="" calcext:value-type="error">
            <text:p>#WERT!</text:p>
          </table:table-cell>
          <table:table-cell table:formula="of:=CONCATENATE([$Variablen.$D$2];IF([$Themenliste.$I50];[$Themenliste.$H50]*10;0))" office:value-type="string" office:string-value="" calcext:value-type="error">
            <text:p>#WERT!</text:p>
          </table:table-cell>
          <table:table-cell table:formula="of:=CONCATENATE([$Themenliste.$D50];&quot; &quot;;IF(#REF!;&quot;Jahr_1 &quot;;&quot;&quot;);IF(#REF!;&quot;Jahr_2 &quot;;&quot;&quot;);IF(#REF!;&quot;Jahr_3&quot;;&quot;&quot;);&quot; &quot;;CONCATENATE(IF(XOR([$Themenliste.$I50];#REF!);IF(#REF!;&quot;A.&quot;;&quot;S.&quot;);&quot;X.&quot;);[$Themenliste.$A5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0];1;140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[$Themenliste.$E51]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CONCATENATE([$Variablen.$D$2];IF([$Themenliste.$I51];[$Themenliste.$H51]*10+UNICODE([$Themenliste.$D51])-96;0))" office:value-type="string" office:string-value="" calcext:value-type="error">
            <text:p>#WERT!</text:p>
          </table:table-cell>
          <table:table-cell table:formula="of:=CONCATENATE([$Variablen.$D$2];IF([$Themenliste.$I51];[$Themenliste.$H51]*10;0))" office:value-type="string" office:string-value="" calcext:value-type="error">
            <text:p>#WERT!</text:p>
          </table:table-cell>
          <table:table-cell table:formula="of:=CONCATENATE([$Themenliste.$D51];&quot; &quot;;IF(#REF!;&quot;Jahr_1 &quot;;&quot;&quot;);IF(#REF!;&quot;Jahr_2 &quot;;&quot;&quot;);IF(#REF!;&quot;Jahr_3&quot;;&quot;&quot;);&quot; &quot;;CONCATENATE(IF(XOR([$Themenliste.$I51];#REF!);IF(#REF!;&quot;A.&quot;;&quot;S.&quot;);&quot;X.&quot;);[$Themenliste.$A5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1];1;140)" office:value-type="string" office:string-value="Teilaufgaben von IT-Systemen automatisieren" calcext:value-type="string">
            <text:p>Teilaufgaben von IT-Systemen automatisieren</text:p>
          </table:table-cell>
          <table:table-cell table:formula="of:=[$Themenliste.$E52]" office:value-type="string" office:string-value="Teilaufgaben von IT-Systemen automatisieren" calcext:value-type="string">
            <text:p>Teilaufgaben von IT-Systemen automatisieren</text:p>
          </table:table-cell>
          <table:table-cell table:formula="of:=CONCATENATE([$Variablen.$D$2];IF([$Themenliste.$I52];[$Themenliste.$H52]*10+UNICODE([$Themenliste.$D52])-96;0))" office:value-type="string" office:string-value="" calcext:value-type="error">
            <text:p>#WERT!</text:p>
          </table:table-cell>
          <table:table-cell table:formula="of:=CONCATENATE([$Variablen.$D$2];IF([$Themenliste.$I52];[$Themenliste.$H52]*10;0))" office:value-type="string" office:string-value="" calcext:value-type="error">
            <text:p>#WERT!</text:p>
          </table:table-cell>
          <table:table-cell table:formula="of:=CONCATENATE([$Themenliste.$D52];&quot; &quot;;IF(#REF!;&quot;Jahr_1 &quot;;&quot;&quot;);IF(#REF!;&quot;Jahr_2 &quot;;&quot;&quot;);IF(#REF!;&quot;Jahr_3&quot;;&quot;&quot;);&quot; &quot;;CONCATENATE(IF(XOR([$Themenliste.$I52];#REF!);IF(#REF!;&quot;A.&quot;;&quot;S.&quot;);&quot;X.&quot;);[$Themenliste.$A5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2];1;140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[$Themenliste.$E53]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CONCATENATE([$Variablen.$D$2];IF([$Themenliste.$I53];[$Themenliste.$H53]*10+UNICODE([$Themenliste.$D53])-96;0))" office:value-type="string" office:string-value="" calcext:value-type="error">
            <text:p>#WERT!</text:p>
          </table:table-cell>
          <table:table-cell table:formula="of:=CONCATENATE([$Variablen.$D$2];IF([$Themenliste.$I53];[$Themenliste.$H53]*10;0))" office:value-type="string" office:string-value="" calcext:value-type="error">
            <text:p>#WERT!</text:p>
          </table:table-cell>
          <table:table-cell table:formula="of:=CONCATENATE([$Themenliste.$D53];&quot; &quot;;IF(#REF!;&quot;Jahr_1 &quot;;&quot;&quot;);IF(#REF!;&quot;Jahr_2 &quot;;&quot;&quot;);IF(#REF!;&quot;Jahr_3&quot;;&quot;&quot;);&quot; &quot;;CONCATENATE(IF(XOR([$Themenliste.$I53];#REF!);IF(#REF!;&quot;A.&quot;;&quot;S.&quot;);&quot;X.&quot;);[$Themenliste.$A5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3];1;140)" office:value-type="string" office:string-value="Analyse- und Designverfahren anwenden" calcext:value-type="string">
            <text:p>Analyse- und Designverfahren anwenden</text:p>
          </table:table-cell>
          <table:table-cell table:formula="of:=[$Themenliste.$E54]" office:value-type="string" office:string-value="Analyse- und Designverfahren anwenden" calcext:value-type="string">
            <text:p>Analyse- und Designverfahren anwenden</text:p>
          </table:table-cell>
          <table:table-cell table:formula="of:=CONCATENATE([$Variablen.$D$2];IF([$Themenliste.$I54];[$Themenliste.$H54]*10+UNICODE([$Themenliste.$D54])-96;0))" office:value-type="string" office:string-value="" calcext:value-type="error">
            <text:p>#WERT!</text:p>
          </table:table-cell>
          <table:table-cell table:formula="of:=CONCATENATE([$Variablen.$D$2];IF([$Themenliste.$I54];[$Themenliste.$H54]*10;0))" office:value-type="string" office:string-value="" calcext:value-type="error">
            <text:p>#WERT!</text:p>
          </table:table-cell>
          <table:table-cell table:formula="of:=CONCATENATE([$Themenliste.$D54];&quot; &quot;;IF(#REF!;&quot;Jahr_1 &quot;;&quot;&quot;);IF(#REF!;&quot;Jahr_2 &quot;;&quot;&quot;);IF(#REF!;&quot;Jahr_3&quot;;&quot;&quot;);&quot; &quot;;CONCATENATE(IF(XOR([$Themenliste.$I54];#REF!);IF(#REF!;&quot;A.&quot;;&quot;S.&quot;);&quot;X.&quot;);[$Themenliste.$A5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4];1;140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[$Themenliste.$E55]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CONCATENATE([$Variablen.$D$2];IF([$Themenliste.$I55];[$Themenliste.$H55]*10+UNICODE([$Themenliste.$D55])-96;0))" office:value-type="string" office:string-value="" calcext:value-type="error">
            <text:p>#WERT!</text:p>
          </table:table-cell>
          <table:table-cell table:formula="of:=CONCATENATE([$Variablen.$D$2];IF([$Themenliste.$I55];[$Themenliste.$H55]*10;0))" office:value-type="string" office:string-value="" calcext:value-type="error">
            <text:p>#WERT!</text:p>
          </table:table-cell>
          <table:table-cell table:formula="of:=CONCATENATE([$Themenliste.$D55];&quot; &quot;;IF(#REF!;&quot;Jahr_1 &quot;;&quot;&quot;);IF(#REF!;&quot;Jahr_2 &quot;;&quot;&quot;);IF(#REF!;&quot;Jahr_3&quot;;&quot;&quot;);&quot; &quot;;CONCATENATE(IF(XOR([$Themenliste.$I55];#REF!);IF(#REF!;&quot;A.&quot;;&quot;S.&quot;);&quot;X.&quot;);[$Themenliste.$A5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5];1;140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[$Themenliste.$E56]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CONCATENATE([$Variablen.$D$2];IF([$Themenliste.$I56];[$Themenliste.$H56]*10+UNICODE([$Themenliste.$D56])-96;0))" office:value-type="string" office:string-value="" calcext:value-type="error">
            <text:p>#WERT!</text:p>
          </table:table-cell>
          <table:table-cell table:formula="of:=CONCATENATE([$Variablen.$D$2];IF([$Themenliste.$I56];[$Themenliste.$H56]*10;0))" office:value-type="string" office:string-value="" calcext:value-type="error">
            <text:p>#WERT!</text:p>
          </table:table-cell>
          <table:table-cell table:formula="of:=CONCATENATE([$Themenliste.$D56];&quot; &quot;;IF(#REF!;&quot;Jahr_1 &quot;;&quot;&quot;);IF(#REF!;&quot;Jahr_2 &quot;;&quot;&quot;);IF(#REF!;&quot;Jahr_3&quot;;&quot;&quot;);&quot; &quot;;CONCATENATE(IF(XOR([$Themenliste.$I56];#REF!);IF(#REF!;&quot;A.&quot;;&quot;S.&quot;);&quot;X.&quot;);[$Themenliste.$A5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6];1;140)" office:value-type="string" office:string-value="bestehende Anwendungslösungen anpassen" calcext:value-type="string">
            <text:p>bestehende Anwendungslösungen anpassen</text:p>
          </table:table-cell>
          <table:table-cell table:formula="of:=[$Themenliste.$E57]" office:value-type="string" office:string-value="bestehende Anwendungslösungen anpassen" calcext:value-type="string">
            <text:p>bestehende Anwendungslösungen anpassen</text:p>
          </table:table-cell>
          <table:table-cell table:formula="of:=CONCATENATE([$Variablen.$D$2];IF([$Themenliste.$I57];[$Themenliste.$H57]*10+UNICODE([$Themenliste.$D57])-96;0))" office:value-type="string" office:string-value="" calcext:value-type="error">
            <text:p>#WERT!</text:p>
          </table:table-cell>
          <table:table-cell table:formula="of:=CONCATENATE([$Variablen.$D$2];IF([$Themenliste.$I57];[$Themenliste.$H57]*10;0))" office:value-type="string" office:string-value="" calcext:value-type="error">
            <text:p>#WERT!</text:p>
          </table:table-cell>
          <table:table-cell table:formula="of:=CONCATENATE([$Themenliste.$D57];&quot; &quot;;IF(#REF!;&quot;Jahr_1 &quot;;&quot;&quot;);IF(#REF!;&quot;Jahr_2 &quot;;&quot;&quot;);IF(#REF!;&quot;Jahr_3&quot;;&quot;&quot;);&quot; &quot;;CONCATENATE(IF(XOR([$Themenliste.$I57];#REF!);IF(#REF!;&quot;A.&quot;;&quot;S.&quot;);&quot;X.&quot;);[$Themenliste.$A5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7];1;140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[$Themenliste.$E58]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CONCATENATE([$Variablen.$D$2];IF([$Themenliste.$I58];[$Themenliste.$H58]*10+UNICODE([$Themenliste.$D58])-96;0))" office:value-type="string" office:string-value="" calcext:value-type="error">
            <text:p>#WERT!</text:p>
          </table:table-cell>
          <table:table-cell table:formula="of:=CONCATENATE([$Variablen.$D$2];IF([$Themenliste.$I58];[$Themenliste.$H58]*10;0))" office:value-type="string" office:string-value="" calcext:value-type="error">
            <text:p>#WERT!</text:p>
          </table:table-cell>
          <table:table-cell table:formula="of:=CONCATENATE([$Themenliste.$D58];&quot; &quot;;IF(#REF!;&quot;Jahr_1 &quot;;&quot;&quot;);IF(#REF!;&quot;Jahr_2 &quot;;&quot;&quot;);IF(#REF!;&quot;Jahr_3&quot;;&quot;&quot;);&quot; &quot;;CONCATENATE(IF(XOR([$Themenliste.$I58];#REF!);IF(#REF!;&quot;A.&quot;;&quot;S.&quot;);&quot;X.&quot;);[$Themenliste.$A5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8];1;140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[$Themenliste.$E59]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CONCATENATE([$Variablen.$D$2];IF([$Themenliste.$I59];[$Themenliste.$H59]*10+UNICODE([$Themenliste.$D59])-96;0))" office:value-type="string" office:string-value="" calcext:value-type="error">
            <text:p>#WERT!</text:p>
          </table:table-cell>
          <table:table-cell table:formula="of:=CONCATENATE([$Variablen.$D$2];IF([$Themenliste.$I59];[$Themenliste.$H59]*10;0))" office:value-type="string" office:string-value="" calcext:value-type="error">
            <text:p>#WERT!</text:p>
          </table:table-cell>
          <table:table-cell table:formula="of:=CONCATENATE([$Themenliste.$D59];&quot; &quot;;IF(#REF!;&quot;Jahr_1 &quot;;&quot;&quot;);IF(#REF!;&quot;Jahr_2 &quot;;&quot;&quot;);IF(#REF!;&quot;Jahr_3&quot;;&quot;&quot;);&quot; &quot;;CONCATENATE(IF(XOR([$Themenliste.$I59];#REF!);IF(#REF!;&quot;A.&quot;;&quot;S.&quot;);&quot;X.&quot;);[$Themenliste.$A5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9];1;140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[$Themenliste.$E60]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CONCATENATE([$Variablen.$D$2];IF([$Themenliste.$I60];[$Themenliste.$H60]*10+UNICODE([$Themenliste.$D60])-96;0))" office:value-type="string" office:string-value="" calcext:value-type="error">
            <text:p>#WERT!</text:p>
          </table:table-cell>
          <table:table-cell table:formula="of:=CONCATENATE([$Variablen.$D$2];IF([$Themenliste.$I60];[$Themenliste.$H60]*10;0))" office:value-type="string" office:string-value="" calcext:value-type="error">
            <text:p>#WERT!</text:p>
          </table:table-cell>
          <table:table-cell table:formula="of:=CONCATENATE([$Themenliste.$D60];&quot; &quot;;IF(#REF!;&quot;Jahr_1 &quot;;&quot;&quot;);IF(#REF!;&quot;Jahr_2 &quot;;&quot;&quot;);IF(#REF!;&quot;Jahr_3&quot;;&quot;&quot;);&quot; &quot;;CONCATENATE(IF(XOR([$Themenliste.$I60];#REF!);IF(#REF!;&quot;A.&quot;;&quot;S.&quot;);&quot;X.&quot;);[$Themenliste.$A6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0];1;140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[$Themenliste.$E61]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CONCATENATE([$Variablen.$D$2];IF([$Themenliste.$I61];[$Themenliste.$H61]*10+UNICODE([$Themenliste.$D61])-96;0))" office:value-type="string" office:string-value="" calcext:value-type="error">
            <text:p>#WERT!</text:p>
          </table:table-cell>
          <table:table-cell table:formula="of:=CONCATENATE([$Variablen.$D$2];IF([$Themenliste.$I61];[$Themenliste.$H61]*10;0))" office:value-type="string" office:string-value="" calcext:value-type="error">
            <text:p>#WERT!</text:p>
          </table:table-cell>
          <table:table-cell table:formula="of:=CONCATENATE([$Themenliste.$D61];&quot; &quot;;IF(#REF!;&quot;Jahr_1 &quot;;&quot;&quot;);IF(#REF!;&quot;Jahr_2 &quot;;&quot;&quot;);IF(#REF!;&quot;Jahr_3&quot;;&quot;&quot;);&quot; &quot;;CONCATENATE(IF(XOR([$Themenliste.$I61];#REF!);IF(#REF!;&quot;A.&quot;;&quot;S.&quot;);&quot;X.&quot;);[$Themenliste.$A6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1];1;140)" office:value-type="string" office:string-value="Modultests erstellen und durchführen" calcext:value-type="string">
            <text:p>Modultests erstellen und durchführen</text:p>
          </table:table-cell>
          <table:table-cell table:formula="of:=[$Themenliste.$E62]" office:value-type="string" office:string-value="Modultests erstellen und durchführen" calcext:value-type="string">
            <text:p>Modultests erstellen und durchführen</text:p>
          </table:table-cell>
          <table:table-cell table:formula="of:=CONCATENATE([$Variablen.$D$2];IF([$Themenliste.$I62];[$Themenliste.$H62]*10+UNICODE([$Themenliste.$D62])-96;0))" office:value-type="string" office:string-value="" calcext:value-type="error">
            <text:p>#WERT!</text:p>
          </table:table-cell>
          <table:table-cell table:formula="of:=CONCATENATE([$Variablen.$D$2];IF([$Themenliste.$I62];[$Themenliste.$H62]*10;0))" office:value-type="string" office:string-value="" calcext:value-type="error">
            <text:p>#WERT!</text:p>
          </table:table-cell>
          <table:table-cell table:formula="of:=CONCATENATE([$Themenliste.$D62];&quot; &quot;;IF(#REF!;&quot;Jahr_1 &quot;;&quot;&quot;);IF(#REF!;&quot;Jahr_2 &quot;;&quot;&quot;);IF(#REF!;&quot;Jahr_3&quot;;&quot;&quot;);&quot; &quot;;CONCATENATE(IF(XOR([$Themenliste.$I62];#REF!);IF(#REF!;&quot;A.&quot;;&quot;S.&quot;);&quot;X.&quot;);[$Themenliste.$A6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2];1;140)" office:value-type="string" office:string-value="Werkzeuge zur Versionsverwaltung einsetzen" calcext:value-type="string">
            <text:p>Werkzeuge zur Versionsverwaltung einsetzen</text:p>
          </table:table-cell>
          <table:table-cell table:formula="of:=[$Themenliste.$E63]" office:value-type="string" office:string-value="Werkzeuge zur Versionsverwaltung einsetzen" calcext:value-type="string">
            <text:p>Werkzeuge zur Versionsverwaltung einsetzen</text:p>
          </table:table-cell>
          <table:table-cell table:formula="of:=CONCATENATE([$Variablen.$D$2];IF([$Themenliste.$I63];[$Themenliste.$H63]*10+UNICODE([$Themenliste.$D63])-96;0))" office:value-type="string" office:string-value="" calcext:value-type="error">
            <text:p>#WERT!</text:p>
          </table:table-cell>
          <table:table-cell table:formula="of:=CONCATENATE([$Variablen.$D$2];IF([$Themenliste.$I63];[$Themenliste.$H63]*10;0))" office:value-type="string" office:string-value="" calcext:value-type="error">
            <text:p>#WERT!</text:p>
          </table:table-cell>
          <table:table-cell table:formula="of:=CONCATENATE([$Themenliste.$D63];&quot; &quot;;IF(#REF!;&quot;Jahr_1 &quot;;&quot;&quot;);IF(#REF!;&quot;Jahr_2 &quot;;&quot;&quot;);IF(#REF!;&quot;Jahr_3&quot;;&quot;&quot;);&quot; &quot;;CONCATENATE(IF(XOR([$Themenliste.$I63];#REF!);IF(#REF!;&quot;A.&quot;;&quot;S.&quot;);&quot;X.&quot;);[$Themenliste.$A6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3];1;140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[$Themenliste.$E64]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CONCATENATE([$Variablen.$D$2];IF([$Themenliste.$I64];[$Themenliste.$H64]*10+UNICODE([$Themenliste.$D64])-96;0))" office:value-type="string" office:string-value="" calcext:value-type="error">
            <text:p>#WERT!</text:p>
          </table:table-cell>
          <table:table-cell table:formula="of:=CONCATENATE([$Variablen.$D$2];IF([$Themenliste.$I64];[$Themenliste.$H64]*10;0))" office:value-type="string" office:string-value="" calcext:value-type="error">
            <text:p>#WERT!</text:p>
          </table:table-cell>
          <table:table-cell table:formula="of:=CONCATENATE([$Themenliste.$D64];&quot; &quot;;IF(#REF!;&quot;Jahr_1 &quot;;&quot;&quot;);IF(#REF!;&quot;Jahr_2 &quot;;&quot;&quot;);IF(#REF!;&quot;Jahr_3&quot;;&quot;&quot;);&quot; &quot;;CONCATENATE(IF(XOR([$Themenliste.$I64];#REF!);IF(#REF!;&quot;A.&quot;;&quot;S.&quot;);&quot;X.&quot;);[$Themenliste.$A6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4];1;140)" office:value-type="string" office:string-value="Daten und Sachverhalte aus Tests multimedial aufbereiten und situationsgerecht unter Nutzung digitaler Werkzeuge und unter Beachtung der bet" calcext:value-type="string">
            <text:p>Daten und Sachverhalte aus Tests multimedial aufbereiten und situationsgerecht unter Nutzung digitaler Werkzeuge und unter Beachtung der bet</text:p>
          </table:table-cell>
          <table:table-cell table:formula="of:=[$Themenliste.$E65]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$Variablen.$D$2];IF([$Themenliste.$I65];[$Themenliste.$H65]*10+UNICODE([$Themenliste.$D65])-96;0))" office:value-type="string" office:string-value="" calcext:value-type="error">
            <text:p>#WERT!</text:p>
          </table:table-cell>
          <table:table-cell table:formula="of:=CONCATENATE([$Variablen.$D$2];IF([$Themenliste.$I65];[$Themenliste.$H65]*10;0))" office:value-type="string" office:string-value="" calcext:value-type="error">
            <text:p>#WERT!</text:p>
          </table:table-cell>
          <table:table-cell table:formula="of:=CONCATENATE([$Themenliste.$D65];&quot; &quot;;IF(#REF!;&quot;Jahr_1 &quot;;&quot;&quot;);IF(#REF!;&quot;Jahr_2 &quot;;&quot;&quot;);IF(#REF!;&quot;Jahr_3&quot;;&quot;&quot;);&quot; &quot;;CONCATENATE(IF(XOR([$Themenliste.$I65];#REF!);IF(#REF!;&quot;A.&quot;;&quot;S.&quot;);&quot;X.&quot;);[$Themenliste.$A6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5];1;140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[$Themenliste.$E66]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CONCATENATE([$Variablen.$D$2];IF([$Themenliste.$I66];[$Themenliste.$H66]*10+UNICODE([$Themenliste.$D66])-96;0))" office:value-type="string" office:string-value="" calcext:value-type="error">
            <text:p>#WERT!</text:p>
          </table:table-cell>
          <table:table-cell table:formula="of:=CONCATENATE([$Variablen.$D$2];IF([$Themenliste.$I66];[$Themenliste.$H66]*10;0))" office:value-type="string" office:string-value="" calcext:value-type="error">
            <text:p>#WERT!</text:p>
          </table:table-cell>
          <table:table-cell table:formula="of:=CONCATENATE([$Themenliste.$D66];&quot; &quot;;IF(#REF!;&quot;Jahr_1 &quot;;&quot;&quot;);IF(#REF!;&quot;Jahr_2 &quot;;&quot;&quot;);IF(#REF!;&quot;Jahr_3&quot;;&quot;&quot;);&quot; &quot;;CONCATENATE(IF(XOR([$Themenliste.$I66];#REF!);IF(#REF!;&quot;A.&quot;;&quot;S.&quot;);&quot;X.&quot;);[$Themenliste.$A6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6];1;140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[$Themenliste.$E67]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CONCATENATE([$Variablen.$D$2];IF([$Themenliste.$I67];[$Themenliste.$H67]*10+UNICODE([$Themenliste.$D67])-96;0))" office:value-type="string" office:string-value="" calcext:value-type="error">
            <text:p>#WERT!</text:p>
          </table:table-cell>
          <table:table-cell table:formula="of:=CONCATENATE([$Variablen.$D$2];IF([$Themenliste.$I67];[$Themenliste.$H67]*10;0))" office:value-type="string" office:string-value="" calcext:value-type="error">
            <text:p>#WERT!</text:p>
          </table:table-cell>
          <table:table-cell table:formula="of:=CONCATENATE([$Themenliste.$D67];&quot; &quot;;IF(#REF!;&quot;Jahr_1 &quot;;&quot;&quot;);IF(#REF!;&quot;Jahr_2 &quot;;&quot;&quot;);IF(#REF!;&quot;Jahr_3&quot;;&quot;&quot;);&quot; &quot;;CONCATENATE(IF(XOR([$Themenliste.$I67];#REF!);IF(#REF!;&quot;A.&quot;;&quot;S.&quot;);&quot;X.&quot;);[$Themenliste.$A6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7];1;140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[$Themenliste.$E68]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CONCATENATE([$Variablen.$D$2];IF([$Themenliste.$I68];[$Themenliste.$H68]*10+UNICODE([$Themenliste.$D68])-96;0))" office:value-type="string" office:string-value="" calcext:value-type="error">
            <text:p>#WERT!</text:p>
          </table:table-cell>
          <table:table-cell table:formula="of:=CONCATENATE([$Variablen.$D$2];IF([$Themenliste.$I68];[$Themenliste.$H68]*10;0))" office:value-type="string" office:string-value="" calcext:value-type="error">
            <text:p>#WERT!</text:p>
          </table:table-cell>
          <table:table-cell table:formula="of:=CONCATENATE([$Themenliste.$D68];&quot; &quot;;IF(#REF!;&quot;Jahr_1 &quot;;&quot;&quot;);IF(#REF!;&quot;Jahr_2 &quot;;&quot;&quot;);IF(#REF!;&quot;Jahr_3&quot;;&quot;&quot;);&quot; &quot;;CONCATENATE(IF(XOR([$Themenliste.$I68];#REF!);IF(#REF!;&quot;A.&quot;;&quot;S.&quot;);&quot;X.&quot;);[$Themenliste.$A6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8];1;140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[$Themenliste.$E69]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CONCATENATE([$Variablen.$D$2];IF([$Themenliste.$I69];[$Themenliste.$H69]*10+UNICODE([$Themenliste.$D69])-96;0))" office:value-type="string" office:string-value="" calcext:value-type="error">
            <text:p>#WERT!</text:p>
          </table:table-cell>
          <table:table-cell table:formula="of:=CONCATENATE([$Variablen.$D$2];IF([$Themenliste.$I69];[$Themenliste.$H69]*10;0))" office:value-type="string" office:string-value="" calcext:value-type="error">
            <text:p>#WERT!</text:p>
          </table:table-cell>
          <table:table-cell table:formula="of:=CONCATENATE([$Themenliste.$D69];&quot; &quot;;IF(#REF!;&quot;Jahr_1 &quot;;&quot;&quot;);IF(#REF!;&quot;Jahr_2 &quot;;&quot;&quot;);IF(#REF!;&quot;Jahr_3&quot;;&quot;&quot;);&quot; &quot;;CONCATENATE(IF(XOR([$Themenliste.$I69];#REF!);IF(#REF!;&quot;A.&quot;;&quot;S.&quot;);&quot;X.&quot;);[$Themenliste.$A6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9];1;140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[$Themenliste.$E70]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CONCATENATE([$Variablen.$D$2];IF([$Themenliste.$I70];[$Themenliste.$H70]*10+UNICODE([$Themenliste.$D70])-96;0))" office:value-type="string" office:string-value="" calcext:value-type="error">
            <text:p>#WERT!</text:p>
          </table:table-cell>
          <table:table-cell table:formula="of:=CONCATENATE([$Variablen.$D$2];IF([$Themenliste.$I70];[$Themenliste.$H70]*10;0))" office:value-type="string" office:string-value="" calcext:value-type="error">
            <text:p>#WERT!</text:p>
          </table:table-cell>
          <table:table-cell table:formula="of:=CONCATENATE([$Themenliste.$D70];&quot; &quot;;IF(#REF!;&quot;Jahr_1 &quot;;&quot;&quot;);IF(#REF!;&quot;Jahr_2 &quot;;&quot;&quot;);IF(#REF!;&quot;Jahr_3&quot;;&quot;&quot;);&quot; &quot;;CONCATENATE(IF(XOR([$Themenliste.$I70];#REF!);IF(#REF!;&quot;A.&quot;;&quot;S.&quot;);&quot;X.&quot;);[$Themenliste.$A7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0];1;140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[$Themenliste.$E71]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CONCATENATE([$Variablen.$D$2];IF([$Themenliste.$I71];[$Themenliste.$H71]*10+UNICODE([$Themenliste.$D71])-96;0))" office:value-type="string" office:string-value="" calcext:value-type="error">
            <text:p>#WERT!</text:p>
          </table:table-cell>
          <table:table-cell table:formula="of:=CONCATENATE([$Variablen.$D$2];IF([$Themenliste.$I71];[$Themenliste.$H71]*10;0))" office:value-type="string" office:string-value="" calcext:value-type="error">
            <text:p>#WERT!</text:p>
          </table:table-cell>
          <table:table-cell table:formula="of:=CONCATENATE([$Themenliste.$D71];&quot; &quot;;IF(#REF!;&quot;Jahr_1 &quot;;&quot;&quot;);IF(#REF!;&quot;Jahr_2 &quot;;&quot;&quot;);IF(#REF!;&quot;Jahr_3&quot;;&quot;&quot;);&quot; &quot;;CONCATENATE(IF(XOR([$Themenliste.$I71];#REF!);IF(#REF!;&quot;A.&quot;;&quot;S.&quot;);&quot;X.&quot;);[$Themenliste.$A7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1];1;140)" office:value-type="string" office:string-value="Datenübernahmen planen und durchführen" calcext:value-type="string">
            <text:p>Datenübernahmen planen und durchführen</text:p>
          </table:table-cell>
          <table:table-cell table:formula="of:=[$Themenliste.$E72]" office:value-type="string" office:string-value="Datenübernahmen planen und durchführen" calcext:value-type="string">
            <text:p>Datenübernahmen planen und durchführen</text:p>
          </table:table-cell>
          <table:table-cell table:formula="of:=CONCATENATE([$Variablen.$D$2];IF([$Themenliste.$I72];[$Themenliste.$H72]*10+UNICODE([$Themenliste.$D72])-96;0))" office:value-type="string" office:string-value="" calcext:value-type="error">
            <text:p>#WERT!</text:p>
          </table:table-cell>
          <table:table-cell table:formula="of:=CONCATENATE([$Variablen.$D$2];IF([$Themenliste.$I72];[$Themenliste.$H72]*10;0))" office:value-type="string" office:string-value="" calcext:value-type="error">
            <text:p>#WERT!</text:p>
          </table:table-cell>
          <table:table-cell table:formula="of:=CONCATENATE([$Themenliste.$D72];&quot; &quot;;IF(#REF!;&quot;Jahr_1 &quot;;&quot;&quot;);IF(#REF!;&quot;Jahr_2 &quot;;&quot;&quot;);IF(#REF!;&quot;Jahr_3&quot;;&quot;&quot;);&quot; &quot;;CONCATENATE(IF(XOR([$Themenliste.$I72];#REF!);IF(#REF!;&quot;A.&quot;;&quot;S.&quot;);&quot;X.&quot;);[$Themenliste.$A7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2];1;140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[$Themenliste.$E73]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CONCATENATE([$Variablen.$D$2];IF([$Themenliste.$I73];[$Themenliste.$H73]*10+UNICODE([$Themenliste.$D73])-96;0))" office:value-type="string" office:string-value="" calcext:value-type="error">
            <text:p>#WERT!</text:p>
          </table:table-cell>
          <table:table-cell table:formula="of:=CONCATENATE([$Variablen.$D$2];IF([$Themenliste.$I73];[$Themenliste.$H73]*10;0))" office:value-type="string" office:string-value="" calcext:value-type="error">
            <text:p>#WERT!</text:p>
          </table:table-cell>
          <table:table-cell table:formula="of:=CONCATENATE([$Themenliste.$D73];&quot; &quot;;IF(#REF!;&quot;Jahr_1 &quot;;&quot;&quot;);IF(#REF!;&quot;Jahr_2 &quot;;&quot;&quot;);IF(#REF!;&quot;Jahr_3&quot;;&quot;&quot;);&quot; &quot;;CONCATENATE(IF(XOR([$Themenliste.$I73];#REF!);IF(#REF!;&quot;A.&quot;;&quot;S.&quot;);&quot;X.&quot;);[$Themenliste.$A7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3];1;140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[$Themenliste.$E74]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CONCATENATE([$Variablen.$D$2];IF([$Themenliste.$I74];[$Themenliste.$H74]*10+UNICODE([$Themenliste.$D74])-96;0))" office:value-type="string" office:string-value="" calcext:value-type="error">
            <text:p>#WERT!</text:p>
          </table:table-cell>
          <table:table-cell table:formula="of:=CONCATENATE([$Variablen.$D$2];IF([$Themenliste.$I74];[$Themenliste.$H74]*10;0))" office:value-type="string" office:string-value="" calcext:value-type="error">
            <text:p>#WERT!</text:p>
          </table:table-cell>
          <table:table-cell table:formula="of:=CONCATENATE([$Themenliste.$D74];&quot; &quot;;IF(#REF!;&quot;Jahr_1 &quot;;&quot;&quot;);IF(#REF!;&quot;Jahr_2 &quot;;&quot;&quot;);IF(#REF!;&quot;Jahr_3&quot;;&quot;&quot;);&quot; &quot;;CONCATENATE(IF(XOR([$Themenliste.$I74];#REF!);IF(#REF!;&quot;A.&quot;;&quot;S.&quot;);&quot;X.&quot;);[$Themenliste.$A7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4];1;140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[$Themenliste.$E75]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CONCATENATE([$Variablen.$D$2];IF([$Themenliste.$I75];[$Themenliste.$H75]*10+UNICODE([$Themenliste.$D75])-96;0))" office:value-type="string" office:string-value="" calcext:value-type="error">
            <text:p>#WERT!</text:p>
          </table:table-cell>
          <table:table-cell table:formula="of:=CONCATENATE([$Variablen.$D$2];IF([$Themenliste.$I75];[$Themenliste.$H75]*10;0))" office:value-type="string" office:string-value="" calcext:value-type="error">
            <text:p>#WERT!</text:p>
          </table:table-cell>
          <table:table-cell table:formula="of:=CONCATENATE([$Themenliste.$D75];&quot; &quot;;IF(#REF!;&quot;Jahr_1 &quot;;&quot;&quot;);IF(#REF!;&quot;Jahr_2 &quot;;&quot;&quot;);IF(#REF!;&quot;Jahr_3&quot;;&quot;&quot;);&quot; &quot;;CONCATENATE(IF(XOR([$Themenliste.$I75];#REF!);IF(#REF!;&quot;A.&quot;;&quot;S.&quot;);&quot;X.&quot;);[$Themenliste.$A7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5];1;140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[$Themenliste.$E76]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CONCATENATE([$Variablen.$D$2];IF([$Themenliste.$I76];[$Themenliste.$H76]*10+UNICODE([$Themenliste.$D76])-96;0))" office:value-type="string" office:string-value="" calcext:value-type="error">
            <text:p>#WERT!</text:p>
          </table:table-cell>
          <table:table-cell table:formula="of:=CONCATENATE([$Variablen.$D$2];IF([$Themenliste.$I76];[$Themenliste.$H76]*10;0))" office:value-type="string" office:string-value="" calcext:value-type="error">
            <text:p>#WERT!</text:p>
          </table:table-cell>
          <table:table-cell table:formula="of:=CONCATENATE([$Themenliste.$D76];&quot; &quot;;IF(#REF!;&quot;Jahr_1 &quot;;&quot;&quot;);IF(#REF!;&quot;Jahr_2 &quot;;&quot;&quot;);IF(#REF!;&quot;Jahr_3&quot;;&quot;&quot;);&quot; &quot;;CONCATENATE(IF(XOR([$Themenliste.$I76];#REF!);IF(#REF!;&quot;A.&quot;;&quot;S.&quot;);&quot;X.&quot;);[$Themenliste.$A7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6];1;140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[$Themenliste.$E77]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CONCATENATE([$Variablen.$D$2];IF([$Themenliste.$I77];[$Themenliste.$H77]*10+UNICODE([$Themenliste.$D77])-96;0))" office:value-type="string" office:string-value="" calcext:value-type="error">
            <text:p>#WERT!</text:p>
          </table:table-cell>
          <table:table-cell table:formula="of:=CONCATENATE([$Variablen.$D$2];IF([$Themenliste.$I77];[$Themenliste.$H77]*10;0))" office:value-type="string" office:string-value="" calcext:value-type="error">
            <text:p>#WERT!</text:p>
          </table:table-cell>
          <table:table-cell table:formula="of:=CONCATENATE([$Themenliste.$D77];&quot; &quot;;IF(#REF!;&quot;Jahr_1 &quot;;&quot;&quot;);IF(#REF!;&quot;Jahr_2 &quot;;&quot;&quot;);IF(#REF!;&quot;Jahr_3&quot;;&quot;&quot;);&quot; &quot;;CONCATENATE(IF(XOR([$Themenliste.$I77];#REF!);IF(#REF!;&quot;A.&quot;;&quot;S.&quot;);&quot;X.&quot;);[$Themenliste.$A7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7];1;140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[$Themenliste.$E78]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CONCATENATE([$Variablen.$D$2];IF([$Themenliste.$I78];[$Themenliste.$H78]*10+UNICODE([$Themenliste.$D78])-96;0))" office:value-type="string" office:string-value="" calcext:value-type="error">
            <text:p>#WERT!</text:p>
          </table:table-cell>
          <table:table-cell table:formula="of:=CONCATENATE([$Variablen.$D$2];IF([$Themenliste.$I78];[$Themenliste.$H78]*10;0))" office:value-type="string" office:string-value="" calcext:value-type="error">
            <text:p>#WERT!</text:p>
          </table:table-cell>
          <table:table-cell table:formula="of:=CONCATENATE([$Themenliste.$D78];&quot; &quot;;IF(#REF!;&quot;Jahr_1 &quot;;&quot;&quot;);IF(#REF!;&quot;Jahr_2 &quot;;&quot;&quot;);IF(#REF!;&quot;Jahr_3&quot;;&quot;&quot;);&quot; &quot;;CONCATENATE(IF(XOR([$Themenliste.$I78];#REF!);IF(#REF!;&quot;A.&quot;;&quot;S.&quot;);&quot;X.&quot;);[$Themenliste.$A7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8];1;140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[$Themenliste.$E79]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CONCATENATE([$Variablen.$D$2];IF([$Themenliste.$I79];[$Themenliste.$H79]*10+UNICODE([$Themenliste.$D79])-96;0))" office:value-type="string" office:string-value="" calcext:value-type="error">
            <text:p>#WERT!</text:p>
          </table:table-cell>
          <table:table-cell table:formula="of:=CONCATENATE([$Variablen.$D$2];IF([$Themenliste.$I79];[$Themenliste.$H79]*10;0))" office:value-type="string" office:string-value="" calcext:value-type="error">
            <text:p>#WERT!</text:p>
          </table:table-cell>
          <table:table-cell table:formula="of:=CONCATENATE([$Themenliste.$D79];&quot; &quot;;IF(#REF!;&quot;Jahr_1 &quot;;&quot;&quot;);IF(#REF!;&quot;Jahr_2 &quot;;&quot;&quot;);IF(#REF!;&quot;Jahr_3&quot;;&quot;&quot;);&quot; &quot;;CONCATENATE(IF(XOR([$Themenliste.$I79];#REF!);IF(#REF!;&quot;A.&quot;;&quot;S.&quot;);&quot;X.&quot;);[$Themenliste.$A7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9];1;140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[$Themenliste.$E80]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CONCATENATE([$Variablen.$D$2];IF([$Themenliste.$I80];[$Themenliste.$H80]*10+UNICODE([$Themenliste.$D80])-96;0))" office:value-type="string" office:string-value="" calcext:value-type="error">
            <text:p>#WERT!</text:p>
          </table:table-cell>
          <table:table-cell table:formula="of:=CONCATENATE([$Variablen.$D$2];IF([$Themenliste.$I80];[$Themenliste.$H80]*10;0))" office:value-type="string" office:string-value="" calcext:value-type="error">
            <text:p>#WERT!</text:p>
          </table:table-cell>
          <table:table-cell table:formula="of:=CONCATENATE([$Themenliste.$D80];&quot; &quot;;IF(#REF!;&quot;Jahr_1 &quot;;&quot;&quot;);IF(#REF!;&quot;Jahr_2 &quot;;&quot;&quot;);IF(#REF!;&quot;Jahr_3&quot;;&quot;&quot;);&quot; &quot;;CONCATENATE(IF(XOR([$Themenliste.$I80];#REF!);IF(#REF!;&quot;A.&quot;;&quot;S.&quot;);&quot;X.&quot;);[$Themenliste.$A8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0];1;140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[$Themenliste.$E81]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CONCATENATE([$Variablen.$D$2];IF([$Themenliste.$I81];[$Themenliste.$H81]*10+UNICODE([$Themenliste.$D81])-96;0))" office:value-type="string" office:string-value="" calcext:value-type="error">
            <text:p>#WERT!</text:p>
          </table:table-cell>
          <table:table-cell table:formula="of:=CONCATENATE([$Variablen.$D$2];IF([$Themenliste.$I81];[$Themenliste.$H81]*10;0))" office:value-type="string" office:string-value="" calcext:value-type="error">
            <text:p>#WERT!</text:p>
          </table:table-cell>
          <table:table-cell table:formula="of:=CONCATENATE([$Themenliste.$D81];&quot; &quot;;IF(#REF!;&quot;Jahr_1 &quot;;&quot;&quot;);IF(#REF!;&quot;Jahr_2 &quot;;&quot;&quot;);IF(#REF!;&quot;Jahr_3&quot;;&quot;&quot;);&quot; &quot;;CONCATENATE(IF(XOR([$Themenliste.$I81];#REF!);IF(#REF!;&quot;A.&quot;;&quot;S.&quot;);&quot;X.&quot;);[$Themenliste.$A8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1];1;140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[$Themenliste.$E82]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CONCATENATE([$Variablen.$D$2];IF([$Themenliste.$I82];[$Themenliste.$H82]*10+UNICODE([$Themenliste.$D82])-96;0))" office:value-type="string" office:string-value="" calcext:value-type="error">
            <text:p>#WERT!</text:p>
          </table:table-cell>
          <table:table-cell table:formula="of:=CONCATENATE([$Variablen.$D$2];IF([$Themenliste.$I82];[$Themenliste.$H82]*10;0))" office:value-type="string" office:string-value="" calcext:value-type="error">
            <text:p>#WERT!</text:p>
          </table:table-cell>
          <table:table-cell table:formula="of:=CONCATENATE([$Themenliste.$D82];&quot; &quot;;IF(#REF!;&quot;Jahr_1 &quot;;&quot;&quot;);IF(#REF!;&quot;Jahr_2 &quot;;&quot;&quot;);IF(#REF!;&quot;Jahr_3&quot;;&quot;&quot;);&quot; &quot;;CONCATENATE(IF(XOR([$Themenliste.$I82];#REF!);IF(#REF!;&quot;A.&quot;;&quot;S.&quot;);&quot;X.&quot;);[$Themenliste.$A8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2];1;140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[$Themenliste.$E83]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CONCATENATE([$Variablen.$D$2];IF([$Themenliste.$I83];[$Themenliste.$H83]*10+UNICODE([$Themenliste.$D83])-96;0))" office:value-type="string" office:string-value="" calcext:value-type="error">
            <text:p>#WERT!</text:p>
          </table:table-cell>
          <table:table-cell table:formula="of:=CONCATENATE([$Variablen.$D$2];IF([$Themenliste.$I83];[$Themenliste.$H83]*10;0))" office:value-type="string" office:string-value="" calcext:value-type="error">
            <text:p>#WERT!</text:p>
          </table:table-cell>
          <table:table-cell table:formula="of:=CONCATENATE([$Themenliste.$D83];&quot; &quot;;IF(#REF!;&quot;Jahr_1 &quot;;&quot;&quot;);IF(#REF!;&quot;Jahr_2 &quot;;&quot;&quot;);IF(#REF!;&quot;Jahr_3&quot;;&quot;&quot;);&quot; &quot;;CONCATENATE(IF(XOR([$Themenliste.$I83];#REF!);IF(#REF!;&quot;A.&quot;;&quot;S.&quot;);&quot;X.&quot;);[$Themenliste.$A8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3];1;140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[$Themenliste.$E84]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CONCATENATE([$Variablen.$D$2];IF([$Themenliste.$I84];[$Themenliste.$H84]*10+UNICODE([$Themenliste.$D84])-96;0))" office:value-type="string" office:string-value="" calcext:value-type="error">
            <text:p>#WERT!</text:p>
          </table:table-cell>
          <table:table-cell table:formula="of:=CONCATENATE([$Variablen.$D$2];IF([$Themenliste.$I84];[$Themenliste.$H84]*10;0))" office:value-type="string" office:string-value="" calcext:value-type="error">
            <text:p>#WERT!</text:p>
          </table:table-cell>
          <table:table-cell table:formula="of:=CONCATENATE([$Themenliste.$D84];&quot; &quot;;IF(#REF!;&quot;Jahr_1 &quot;;&quot;&quot;);IF(#REF!;&quot;Jahr_2 &quot;;&quot;&quot;);IF(#REF!;&quot;Jahr_3&quot;;&quot;&quot;);&quot; &quot;;CONCATENATE(IF(XOR([$Themenliste.$I84];#REF!);IF(#REF!;&quot;A.&quot;;&quot;S.&quot;);&quot;X.&quot;);[$Themenliste.$A8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4];1;140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[$Themenliste.$E85]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CONCATENATE([$Variablen.$D$2];IF([$Themenliste.$I85];[$Themenliste.$H85]*10+UNICODE([$Themenliste.$D85])-96;0))" office:value-type="string" office:string-value="" calcext:value-type="error">
            <text:p>#WERT!</text:p>
          </table:table-cell>
          <table:table-cell table:formula="of:=CONCATENATE([$Variablen.$D$2];IF([$Themenliste.$I85];[$Themenliste.$H85]*10;0))" office:value-type="string" office:string-value="" calcext:value-type="error">
            <text:p>#WERT!</text:p>
          </table:table-cell>
          <table:table-cell table:formula="of:=CONCATENATE([$Themenliste.$D85];&quot; &quot;;IF(#REF!;&quot;Jahr_1 &quot;;&quot;&quot;);IF(#REF!;&quot;Jahr_2 &quot;;&quot;&quot;);IF(#REF!;&quot;Jahr_3&quot;;&quot;&quot;);&quot; &quot;;CONCATENATE(IF(XOR([$Themenliste.$I85];#REF!);IF(#REF!;&quot;A.&quot;;&quot;S.&quot;);&quot;X.&quot;);[$Themenliste.$A8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5];1;140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[$Themenliste.$E86]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CONCATENATE([$Variablen.$D$2];IF([$Themenliste.$I86];[$Themenliste.$H86]*10+UNICODE([$Themenliste.$D86])-96;0))" office:value-type="string" office:string-value="" calcext:value-type="error">
            <text:p>#WERT!</text:p>
          </table:table-cell>
          <table:table-cell table:formula="of:=CONCATENATE([$Variablen.$D$2];IF([$Themenliste.$I86];[$Themenliste.$H86]*10;0))" office:value-type="string" office:string-value="" calcext:value-type="error">
            <text:p>#WERT!</text:p>
          </table:table-cell>
          <table:table-cell table:formula="of:=CONCATENATE([$Themenliste.$D86];&quot; &quot;;IF(#REF!;&quot;Jahr_1 &quot;;&quot;&quot;);IF(#REF!;&quot;Jahr_2 &quot;;&quot;&quot;);IF(#REF!;&quot;Jahr_3&quot;;&quot;&quot;);&quot; &quot;;CONCATENATE(IF(XOR([$Themenliste.$I86];#REF!);IF(#REF!;&quot;A.&quot;;&quot;S.&quot;);&quot;X.&quot;);[$Themenliste.$A8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6];1;140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[$Themenliste.$E87]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CONCATENATE([$Variablen.$D$2];IF([$Themenliste.$I87];[$Themenliste.$H87]*10+UNICODE([$Themenliste.$D87])-96;0))" office:value-type="string" office:string-value="" calcext:value-type="error">
            <text:p>#WERT!</text:p>
          </table:table-cell>
          <table:table-cell table:formula="of:=CONCATENATE([$Variablen.$D$2];IF([$Themenliste.$I87];[$Themenliste.$H87]*10;0))" office:value-type="string" office:string-value="" calcext:value-type="error">
            <text:p>#WERT!</text:p>
          </table:table-cell>
          <table:table-cell table:formula="of:=CONCATENATE([$Themenliste.$D87];&quot; &quot;;IF(#REF!;&quot;Jahr_1 &quot;;&quot;&quot;);IF(#REF!;&quot;Jahr_2 &quot;;&quot;&quot;);IF(#REF!;&quot;Jahr_3&quot;;&quot;&quot;);&quot; &quot;;CONCATENATE(IF(XOR([$Themenliste.$I87];#REF!);IF(#REF!;&quot;A.&quot;;&quot;S.&quot;);&quot;X.&quot;);[$Themenliste.$A8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7];1;140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[$Themenliste.$E88]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CONCATENATE([$Variablen.$D$2];IF([$Themenliste.$I88];[$Themenliste.$H88]*10+UNICODE([$Themenliste.$D88])-96;0))" office:value-type="string" office:string-value="" calcext:value-type="error">
            <text:p>#WERT!</text:p>
          </table:table-cell>
          <table:table-cell table:formula="of:=CONCATENATE([$Variablen.$D$2];IF([$Themenliste.$I88];[$Themenliste.$H88]*10;0))" office:value-type="string" office:string-value="" calcext:value-type="error">
            <text:p>#WERT!</text:p>
          </table:table-cell>
          <table:table-cell table:formula="of:=CONCATENATE([$Themenliste.$D88];&quot; &quot;;IF(#REF!;&quot;Jahr_1 &quot;;&quot;&quot;);IF(#REF!;&quot;Jahr_2 &quot;;&quot;&quot;);IF(#REF!;&quot;Jahr_3&quot;;&quot;&quot;);&quot; &quot;;CONCATENATE(IF(XOR([$Themenliste.$I88];#REF!);IF(#REF!;&quot;A.&quot;;&quot;S.&quot;);&quot;X.&quot;);[$Themenliste.$A8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8];1;140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[$Themenliste.$E89]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CONCATENATE([$Variablen.$D$2];IF([$Themenliste.$I89];[$Themenliste.$H89]*10+UNICODE([$Themenliste.$D89])-96;0))" office:value-type="string" office:string-value="" calcext:value-type="error">
            <text:p>#WERT!</text:p>
          </table:table-cell>
          <table:table-cell table:formula="of:=CONCATENATE([$Variablen.$D$2];IF([$Themenliste.$I89];[$Themenliste.$H89]*10;0))" office:value-type="string" office:string-value="" calcext:value-type="error">
            <text:p>#WERT!</text:p>
          </table:table-cell>
          <table:table-cell table:formula="of:=CONCATENATE([$Themenliste.$D89];&quot; &quot;;IF(#REF!;&quot;Jahr_1 &quot;;&quot;&quot;);IF(#REF!;&quot;Jahr_2 &quot;;&quot;&quot;);IF(#REF!;&quot;Jahr_3&quot;;&quot;&quot;);&quot; &quot;;CONCATENATE(IF(XOR([$Themenliste.$I89];#REF!);IF(#REF!;&quot;A.&quot;;&quot;S.&quot;);&quot;X.&quot;);[$Themenliste.$A8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9];1;140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[$Themenliste.$E90]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CONCATENATE([$Variablen.$D$2];IF([$Themenliste.$I90];[$Themenliste.$H90]*10+UNICODE([$Themenliste.$D90])-96;0))" office:value-type="string" office:string-value="" calcext:value-type="error">
            <text:p>#WERT!</text:p>
          </table:table-cell>
          <table:table-cell table:formula="of:=CONCATENATE([$Variablen.$D$2];IF([$Themenliste.$I90];[$Themenliste.$H90]*10;0))" office:value-type="string" office:string-value="" calcext:value-type="error">
            <text:p>#WERT!</text:p>
          </table:table-cell>
          <table:table-cell table:formula="of:=CONCATENATE([$Themenliste.$D90];&quot; &quot;;IF(#REF!;&quot;Jahr_1 &quot;;&quot;&quot;);IF(#REF!;&quot;Jahr_2 &quot;;&quot;&quot;);IF(#REF!;&quot;Jahr_3&quot;;&quot;&quot;);&quot; &quot;;CONCATENATE(IF(XOR([$Themenliste.$I90];#REF!);IF(#REF!;&quot;A.&quot;;&quot;S.&quot;);&quot;X.&quot;);[$Themenliste.$A9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0];1;140)" office:value-type="string" office:string-value="Daten auf Qualität, insbesondere auf Plausibilität, Quantität, Redundanz, Vollständigkeit und Validität prüfen, Ergebnisse dokumentieren und" calcext:value-type="string">
            <text:p>Daten auf Qualität, insbesondere auf Plausibilität, Quantität, Redundanz, Vollständigkeit und Validität prüfen, Ergebnisse dokumentieren und</text:p>
          </table:table-cell>
          <table:table-cell table:formula="of:=[$Themenliste.$E91]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$Variablen.$D$2];IF([$Themenliste.$I91];[$Themenliste.$H91]*10+UNICODE([$Themenliste.$D91])-96;0))" office:value-type="string" office:string-value="" calcext:value-type="error">
            <text:p>#WERT!</text:p>
          </table:table-cell>
          <table:table-cell table:formula="of:=CONCATENATE([$Variablen.$D$2];IF([$Themenliste.$I91];[$Themenliste.$H91]*10;0))" office:value-type="string" office:string-value="" calcext:value-type="error">
            <text:p>#WERT!</text:p>
          </table:table-cell>
          <table:table-cell table:formula="of:=CONCATENATE([$Themenliste.$D91];&quot; &quot;;IF(#REF!;&quot;Jahr_1 &quot;;&quot;&quot;);IF(#REF!;&quot;Jahr_2 &quot;;&quot;&quot;);IF(#REF!;&quot;Jahr_3&quot;;&quot;&quot;);&quot; &quot;;CONCATENATE(IF(XOR([$Themenliste.$I91];#REF!);IF(#REF!;&quot;A.&quot;;&quot;S.&quot;);&quot;X.&quot;);[$Themenliste.$A9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1];1;140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[$Themenliste.$E92]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CONCATENATE([$Variablen.$D$2];IF([$Themenliste.$I92];[$Themenliste.$H92]*10+UNICODE([$Themenliste.$D92])-96;0))" office:value-type="string" office:string-value="" calcext:value-type="error">
            <text:p>#WERT!</text:p>
          </table:table-cell>
          <table:table-cell table:formula="of:=CONCATENATE([$Variablen.$D$2];IF([$Themenliste.$I92];[$Themenliste.$H92]*10;0))" office:value-type="string" office:string-value="" calcext:value-type="error">
            <text:p>#WERT!</text:p>
          </table:table-cell>
          <table:table-cell table:formula="of:=CONCATENATE([$Themenliste.$D92];&quot; &quot;;IF(#REF!;&quot;Jahr_1 &quot;;&quot;&quot;);IF(#REF!;&quot;Jahr_2 &quot;;&quot;&quot;);IF(#REF!;&quot;Jahr_3&quot;;&quot;&quot;);&quot; &quot;;CONCATENATE(IF(XOR([$Themenliste.$I92];#REF!);IF(#REF!;&quot;A.&quot;;&quot;S.&quot;);&quot;X.&quot;);[$Themenliste.$A9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2];1;140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[$Themenliste.$E93]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CONCATENATE([$Variablen.$D$2];IF([$Themenliste.$I93];[$Themenliste.$H93]*10+UNICODE([$Themenliste.$D93])-96;0))" office:value-type="string" office:string-value="" calcext:value-type="error">
            <text:p>#WERT!</text:p>
          </table:table-cell>
          <table:table-cell table:formula="of:=CONCATENATE([$Variablen.$D$2];IF([$Themenliste.$I93];[$Themenliste.$H93]*10;0))" office:value-type="string" office:string-value="" calcext:value-type="error">
            <text:p>#WERT!</text:p>
          </table:table-cell>
          <table:table-cell table:formula="of:=CONCATENATE([$Themenliste.$D93];&quot; &quot;;IF(#REF!;&quot;Jahr_1 &quot;;&quot;&quot;);IF(#REF!;&quot;Jahr_2 &quot;;&quot;&quot;);IF(#REF!;&quot;Jahr_3&quot;;&quot;&quot;);&quot; &quot;;CONCATENATE(IF(XOR([$Themenliste.$I93];#REF!);IF(#REF!;&quot;A.&quot;;&quot;S.&quot;);&quot;X.&quot;);[$Themenliste.$A9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3];1;140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[$Themenliste.$E94]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CONCATENATE([$Variablen.$D$2];IF([$Themenliste.$I94];[$Themenliste.$H94]*10+UNICODE([$Themenliste.$D94])-96;0))" office:value-type="string" office:string-value="" calcext:value-type="error">
            <text:p>#WERT!</text:p>
          </table:table-cell>
          <table:table-cell table:formula="of:=CONCATENATE([$Variablen.$D$2];IF([$Themenliste.$I94];[$Themenliste.$H94]*10;0))" office:value-type="string" office:string-value="" calcext:value-type="error">
            <text:p>#WERT!</text:p>
          </table:table-cell>
          <table:table-cell table:formula="of:=CONCATENATE([$Themenliste.$D94];&quot; &quot;;IF(#REF!;&quot;Jahr_1 &quot;;&quot;&quot;);IF(#REF!;&quot;Jahr_2 &quot;;&quot;&quot;);IF(#REF!;&quot;Jahr_3&quot;;&quot;&quot;);&quot; &quot;;CONCATENATE(IF(XOR([$Themenliste.$I94];#REF!);IF(#REF!;&quot;A.&quot;;&quot;S.&quot;);&quot;X.&quot;);[$Themenliste.$A9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4];1;140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[$Themenliste.$E95]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CONCATENATE([$Variablen.$D$2];IF([$Themenliste.$I95];[$Themenliste.$H95]*10+UNICODE([$Themenliste.$D95])-96;0))" office:value-type="string" office:string-value="" calcext:value-type="error">
            <text:p>#WERT!</text:p>
          </table:table-cell>
          <table:table-cell table:formula="of:=CONCATENATE([$Variablen.$D$2];IF([$Themenliste.$I95];[$Themenliste.$H95]*10;0))" office:value-type="string" office:string-value="" calcext:value-type="error">
            <text:p>#WERT!</text:p>
          </table:table-cell>
          <table:table-cell table:formula="of:=CONCATENATE([$Themenliste.$D95];&quot; &quot;;IF(#REF!;&quot;Jahr_1 &quot;;&quot;&quot;);IF(#REF!;&quot;Jahr_2 &quot;;&quot;&quot;);IF(#REF!;&quot;Jahr_3&quot;;&quot;&quot;);&quot; &quot;;CONCATENATE(IF(XOR([$Themenliste.$I95];#REF!);IF(#REF!;&quot;A.&quot;;&quot;S.&quot;);&quot;X.&quot;);[$Themenliste.$A9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5];1;140)" office:value-type="string" office:string-value="mathematische Vorhersagemodelle anwenden" calcext:value-type="string">
            <text:p>mathematische Vorhersagemodelle anwenden</text:p>
          </table:table-cell>
          <table:table-cell table:formula="of:=[$Themenliste.$E96]" office:value-type="string" office:string-value="mathematische Vorhersagemodelle anwenden" calcext:value-type="string">
            <text:p>mathematische Vorhersagemodelle anwenden</text:p>
          </table:table-cell>
          <table:table-cell table:formula="of:=CONCATENATE([$Variablen.$D$2];IF([$Themenliste.$I96];[$Themenliste.$H96]*10+UNICODE([$Themenliste.$D96])-96;0))" office:value-type="string" office:string-value="" calcext:value-type="error">
            <text:p>#WERT!</text:p>
          </table:table-cell>
          <table:table-cell table:formula="of:=CONCATENATE([$Variablen.$D$2];IF([$Themenliste.$I96];[$Themenliste.$H96]*10;0))" office:value-type="string" office:string-value="" calcext:value-type="error">
            <text:p>#WERT!</text:p>
          </table:table-cell>
          <table:table-cell table:formula="of:=CONCATENATE([$Themenliste.$D96];&quot; &quot;;IF(#REF!;&quot;Jahr_1 &quot;;&quot;&quot;);IF(#REF!;&quot;Jahr_2 &quot;;&quot;&quot;);IF(#REF!;&quot;Jahr_3&quot;;&quot;&quot;);&quot; &quot;;CONCATENATE(IF(XOR([$Themenliste.$I96];#REF!);IF(#REF!;&quot;A.&quot;;&quot;S.&quot;);&quot;X.&quot;);[$Themenliste.$A9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6];1;140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[$Themenliste.$E97]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CONCATENATE([$Variablen.$D$2];IF([$Themenliste.$I97];[$Themenliste.$H97]*10+UNICODE([$Themenliste.$D97])-96;0))" office:value-type="string" office:string-value="" calcext:value-type="error">
            <text:p>#WERT!</text:p>
          </table:table-cell>
          <table:table-cell table:formula="of:=CONCATENATE([$Variablen.$D$2];IF([$Themenliste.$I97];[$Themenliste.$H97]*10;0))" office:value-type="string" office:string-value="" calcext:value-type="error">
            <text:p>#WERT!</text:p>
          </table:table-cell>
          <table:table-cell table:formula="of:=CONCATENATE([$Themenliste.$D97];&quot; &quot;;IF(#REF!;&quot;Jahr_1 &quot;;&quot;&quot;);IF(#REF!;&quot;Jahr_2 &quot;;&quot;&quot;);IF(#REF!;&quot;Jahr_3&quot;;&quot;&quot;);&quot; &quot;;CONCATENATE(IF(XOR([$Themenliste.$I97];#REF!);IF(#REF!;&quot;A.&quot;;&quot;S.&quot;);&quot;X.&quot;);[$Themenliste.$A9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7];1;140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[$Themenliste.$E98]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CONCATENATE([$Variablen.$D$2];IF([$Themenliste.$I98];[$Themenliste.$H98]*10+UNICODE([$Themenliste.$D98])-96;0))" office:value-type="string" office:string-value="" calcext:value-type="error">
            <text:p>#WERT!</text:p>
          </table:table-cell>
          <table:table-cell table:formula="of:=CONCATENATE([$Variablen.$D$2];IF([$Themenliste.$I98];[$Themenliste.$H98]*10;0))" office:value-type="string" office:string-value="" calcext:value-type="error">
            <text:p>#WERT!</text:p>
          </table:table-cell>
          <table:table-cell table:formula="of:=CONCATENATE([$Themenliste.$D98];&quot; &quot;;IF(#REF!;&quot;Jahr_1 &quot;;&quot;&quot;);IF(#REF!;&quot;Jahr_2 &quot;;&quot;&quot;);IF(#REF!;&quot;Jahr_3&quot;;&quot;&quot;);&quot; &quot;;CONCATENATE(IF(XOR([$Themenliste.$I98];#REF!);IF(#REF!;&quot;A.&quot;;&quot;S.&quot;);&quot;X.&quot;);[$Themenliste.$A9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8];1;140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[$Themenliste.$E99]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CONCATENATE([$Variablen.$D$2];IF([$Themenliste.$I99];[$Themenliste.$H99]*10+UNICODE([$Themenliste.$D99])-96;0))" office:value-type="string" office:string-value="" calcext:value-type="error">
            <text:p>#WERT!</text:p>
          </table:table-cell>
          <table:table-cell table:formula="of:=CONCATENATE([$Variablen.$D$2];IF([$Themenliste.$I99];[$Themenliste.$H99]*10;0))" office:value-type="string" office:string-value="" calcext:value-type="error">
            <text:p>#WERT!</text:p>
          </table:table-cell>
          <table:table-cell table:formula="of:=CONCATENATE([$Themenliste.$D99];&quot; &quot;;IF(#REF!;&quot;Jahr_1 &quot;;&quot;&quot;);IF(#REF!;&quot;Jahr_2 &quot;;&quot;&quot;);IF(#REF!;&quot;Jahr_3&quot;;&quot;&quot;);&quot; &quot;;CONCATENATE(IF(XOR([$Themenliste.$I99];#REF!);IF(#REF!;&quot;A.&quot;;&quot;S.&quot;);&quot;X.&quot;);[$Themenliste.$A9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9];1;140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[$Themenliste.$E100]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CONCATENATE([$Variablen.$D$2];IF([$Themenliste.$I100];[$Themenliste.$H100]*10+UNICODE([$Themenliste.$D100])-96;0))" office:value-type="string" office:string-value="" calcext:value-type="error">
            <text:p>#WERT!</text:p>
          </table:table-cell>
          <table:table-cell table:formula="of:=CONCATENATE([$Variablen.$D$2];IF([$Themenliste.$I100];[$Themenliste.$H100]*10;0))" office:value-type="string" office:string-value="" calcext:value-type="error">
            <text:p>#WERT!</text:p>
          </table:table-cell>
          <table:table-cell table:formula="of:=CONCATENATE([$Themenliste.$D100];&quot; &quot;;IF(#REF!;&quot;Jahr_1 &quot;;&quot;&quot;);IF(#REF!;&quot;Jahr_2 &quot;;&quot;&quot;);IF(#REF!;&quot;Jahr_3&quot;;&quot;&quot;);&quot; &quot;;CONCATENATE(IF(XOR([$Themenliste.$I100];#REF!);IF(#REF!;&quot;A.&quot;;&quot;S.&quot;);&quot;X.&quot;);[$Themenliste.$A10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0];1;140)" office:value-type="string" office:string-value="Benutzer-, Zugriffs- und Datenhaltungs- sowie Datensicherungskonzepte erstellen und dabei die verschiedenen Datenklassifizierungen berücksic" calcext:value-type="string">
            <text:p>Benutzer-, Zugriffs- und Datenhaltungs- sowie Datensicherungskonzepte erstellen und dabei die verschiedenen Datenklassifizierungen berücksic</text:p>
          </table:table-cell>
          <table:table-cell table:formula="of:=[$Themenliste.$E101]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$Variablen.$D$2];IF([$Themenliste.$I101];[$Themenliste.$H101]*10+UNICODE([$Themenliste.$D101])-96;0))" office:value-type="string" office:string-value="" calcext:value-type="error">
            <text:p>#WERT!</text:p>
          </table:table-cell>
          <table:table-cell table:formula="of:=CONCATENATE([$Variablen.$D$2];IF([$Themenliste.$I101];[$Themenliste.$H101]*10;0))" office:value-type="string" office:string-value="" calcext:value-type="error">
            <text:p>#WERT!</text:p>
          </table:table-cell>
          <table:table-cell table:formula="of:=CONCATENATE([$Themenliste.$D101];&quot; &quot;;IF(#REF!;&quot;Jahr_1 &quot;;&quot;&quot;);IF(#REF!;&quot;Jahr_2 &quot;;&quot;&quot;);IF(#REF!;&quot;Jahr_3&quot;;&quot;&quot;);&quot; &quot;;CONCATENATE(IF(XOR([$Themenliste.$I101];#REF!);IF(#REF!;&quot;A.&quot;;&quot;S.&quot;);&quot;X.&quot;);[$Themenliste.$A10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1];1;140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[$Themenliste.$E102]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CONCATENATE([$Variablen.$D$2];IF([$Themenliste.$I102];[$Themenliste.$H102]*10+UNICODE([$Themenliste.$D102])-96;0))" office:value-type="string" office:string-value="" calcext:value-type="error">
            <text:p>#WERT!</text:p>
          </table:table-cell>
          <table:table-cell table:formula="of:=CONCATENATE([$Variablen.$D$2];IF([$Themenliste.$I102];[$Themenliste.$H102]*10;0))" office:value-type="string" office:string-value="" calcext:value-type="error">
            <text:p>#WERT!</text:p>
          </table:table-cell>
          <table:table-cell table:formula="of:=CONCATENATE([$Themenliste.$D102];&quot; &quot;;IF(#REF!;&quot;Jahr_1 &quot;;&quot;&quot;);IF(#REF!;&quot;Jahr_2 &quot;;&quot;&quot;);IF(#REF!;&quot;Jahr_3&quot;;&quot;&quot;);&quot; &quot;;CONCATENATE(IF(XOR([$Themenliste.$I102];#REF!);IF(#REF!;&quot;A.&quot;;&quot;S.&quot;);&quot;X.&quot;);[$Themenliste.$A10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2];1;140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[$Themenliste.$E103]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CONCATENATE([$Variablen.$D$2];IF([$Themenliste.$I103];[$Themenliste.$H103]*10+UNICODE([$Themenliste.$D103])-96;0))" office:value-type="string" office:string-value="" calcext:value-type="error">
            <text:p>#WERT!</text:p>
          </table:table-cell>
          <table:table-cell table:formula="of:=CONCATENATE([$Variablen.$D$2];IF([$Themenliste.$I103];[$Themenliste.$H103]*10;0))" office:value-type="string" office:string-value="" calcext:value-type="error">
            <text:p>#WERT!</text:p>
          </table:table-cell>
          <table:table-cell table:formula="of:=CONCATENATE([$Themenliste.$D103];&quot; &quot;;IF(#REF!;&quot;Jahr_1 &quot;;&quot;&quot;);IF(#REF!;&quot;Jahr_2 &quot;;&quot;&quot;);IF(#REF!;&quot;Jahr_3&quot;;&quot;&quot;);&quot; &quot;;CONCATENATE(IF(XOR([$Themenliste.$I103];#REF!);IF(#REF!;&quot;A.&quot;;&quot;S.&quot;);&quot;X.&quot;);[$Themenliste.$A10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3];1;140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[$Themenliste.$E104]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CONCATENATE([$Variablen.$D$2];IF([$Themenliste.$I104];[$Themenliste.$H104]*10+UNICODE([$Themenliste.$D104])-96;0))" office:value-type="string" office:string-value="" calcext:value-type="error">
            <text:p>#WERT!</text:p>
          </table:table-cell>
          <table:table-cell table:formula="of:=CONCATENATE([$Variablen.$D$2];IF([$Themenliste.$I104];[$Themenliste.$H104]*10;0))" office:value-type="string" office:string-value="" calcext:value-type="error">
            <text:p>#WERT!</text:p>
          </table:table-cell>
          <table:table-cell table:formula="of:=CONCATENATE([$Themenliste.$D104];&quot; &quot;;IF(#REF!;&quot;Jahr_1 &quot;;&quot;&quot;);IF(#REF!;&quot;Jahr_2 &quot;;&quot;&quot;);IF(#REF!;&quot;Jahr_3&quot;;&quot;&quot;);&quot; &quot;;CONCATENATE(IF(XOR([$Themenliste.$I104];#REF!);IF(#REF!;&quot;A.&quot;;&quot;S.&quot;);&quot;X.&quot;);[$Themenliste.$A10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4];1;140)" office:value-type="string" office:string-value="bestehende Vernetzung eingesetzter Software und technischer Schnittstellen analysieren, insbesondere unter Berücksichtigung der bestehenden " calcext:value-type="string">
            <text:p>bestehende Vernetzung eingesetzter Software und technischer Schnittstellen analysieren, insbesondere unter Berücksichtigung der bestehenden </text:p>
          </table:table-cell>
          <table:table-cell table:formula="of:=[$Themenliste.$E105]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$Variablen.$D$2];IF([$Themenliste.$I105];[$Themenliste.$H105]*10+UNICODE([$Themenliste.$D105])-96;0))" office:value-type="string" office:string-value="" calcext:value-type="error">
            <text:p>#WERT!</text:p>
          </table:table-cell>
          <table:table-cell table:formula="of:=CONCATENATE([$Variablen.$D$2];IF([$Themenliste.$I105];[$Themenliste.$H105]*10;0))" office:value-type="string" office:string-value="" calcext:value-type="error">
            <text:p>#WERT!</text:p>
          </table:table-cell>
          <table:table-cell table:formula="of:=CONCATENATE([$Themenliste.$D105];&quot; &quot;;IF(#REF!;&quot;Jahr_1 &quot;;&quot;&quot;);IF(#REF!;&quot;Jahr_2 &quot;;&quot;&quot;);IF(#REF!;&quot;Jahr_3&quot;;&quot;&quot;);&quot; &quot;;CONCATENATE(IF(XOR([$Themenliste.$I105];#REF!);IF(#REF!;&quot;A.&quot;;&quot;S.&quot;);&quot;X.&quot;);[$Themenliste.$A10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5];1;140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[$Themenliste.$E106]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CONCATENATE([$Variablen.$D$2];IF([$Themenliste.$I106];[$Themenliste.$H106]*10+UNICODE([$Themenliste.$D106])-96;0))" office:value-type="string" office:string-value="" calcext:value-type="error">
            <text:p>#WERT!</text:p>
          </table:table-cell>
          <table:table-cell table:formula="of:=CONCATENATE([$Variablen.$D$2];IF([$Themenliste.$I106];[$Themenliste.$H106]*10;0))" office:value-type="string" office:string-value="" calcext:value-type="error">
            <text:p>#WERT!</text:p>
          </table:table-cell>
          <table:table-cell table:formula="of:=CONCATENATE([$Themenliste.$D106];&quot; &quot;;IF(#REF!;&quot;Jahr_1 &quot;;&quot;&quot;);IF(#REF!;&quot;Jahr_2 &quot;;&quot;&quot;);IF(#REF!;&quot;Jahr_3&quot;;&quot;&quot;);&quot; &quot;;CONCATENATE(IF(XOR([$Themenliste.$I106];#REF!);IF(#REF!;&quot;A.&quot;;&quot;S.&quot;);&quot;X.&quot;);[$Themenliste.$A10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6];1;140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[$Themenliste.$E107]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CONCATENATE([$Variablen.$D$2];IF([$Themenliste.$I107];[$Themenliste.$H107]*10+UNICODE([$Themenliste.$D107])-96;0))" office:value-type="string" office:string-value="" calcext:value-type="error">
            <text:p>#WERT!</text:p>
          </table:table-cell>
          <table:table-cell table:formula="of:=CONCATENATE([$Variablen.$D$2];IF([$Themenliste.$I107];[$Themenliste.$H107]*10;0))" office:value-type="string" office:string-value="" calcext:value-type="error">
            <text:p>#WERT!</text:p>
          </table:table-cell>
          <table:table-cell table:formula="of:=CONCATENATE([$Themenliste.$D107];&quot; &quot;;IF(#REF!;&quot;Jahr_1 &quot;;&quot;&quot;);IF(#REF!;&quot;Jahr_2 &quot;;&quot;&quot;);IF(#REF!;&quot;Jahr_3&quot;;&quot;&quot;);&quot; &quot;;CONCATENATE(IF(XOR([$Themenliste.$I107];#REF!);IF(#REF!;&quot;A.&quot;;&quot;S.&quot;);&quot;X.&quot;);[$Themenliste.$A10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7];1;140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[$Themenliste.$E108]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CONCATENATE([$Variablen.$D$2];IF([$Themenliste.$I108];[$Themenliste.$H108]*10+UNICODE([$Themenliste.$D108])-96;0))" office:value-type="string" office:string-value="" calcext:value-type="error">
            <text:p>#WERT!</text:p>
          </table:table-cell>
          <table:table-cell table:formula="of:=CONCATENATE([$Variablen.$D$2];IF([$Themenliste.$I108];[$Themenliste.$H108]*10;0))" office:value-type="string" office:string-value="" calcext:value-type="error">
            <text:p>#WERT!</text:p>
          </table:table-cell>
          <table:table-cell table:formula="of:=CONCATENATE([$Themenliste.$D108];&quot; &quot;;IF(#REF!;&quot;Jahr_1 &quot;;&quot;&quot;);IF(#REF!;&quot;Jahr_2 &quot;;&quot;&quot;);IF(#REF!;&quot;Jahr_3&quot;;&quot;&quot;);&quot; &quot;;CONCATENATE(IF(XOR([$Themenliste.$I108];#REF!);IF(#REF!;&quot;A.&quot;;&quot;S.&quot;);&quot;X.&quot;);[$Themenliste.$A10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8];1;140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[$Themenliste.$E109]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CONCATENATE([$Variablen.$D$2];IF([$Themenliste.$I109];[$Themenliste.$H109]*10+UNICODE([$Themenliste.$D109])-96;0))" office:value-type="string" office:string-value="" calcext:value-type="error">
            <text:p>#WERT!</text:p>
          </table:table-cell>
          <table:table-cell table:formula="of:=CONCATENATE([$Variablen.$D$2];IF([$Themenliste.$I109];[$Themenliste.$H109]*10;0))" office:value-type="string" office:string-value="" calcext:value-type="error">
            <text:p>#WERT!</text:p>
          </table:table-cell>
          <table:table-cell table:formula="of:=CONCATENATE([$Themenliste.$D109];&quot; &quot;;IF(#REF!;&quot;Jahr_1 &quot;;&quot;&quot;);IF(#REF!;&quot;Jahr_2 &quot;;&quot;&quot;);IF(#REF!;&quot;Jahr_3&quot;;&quot;&quot;);&quot; &quot;;CONCATENATE(IF(XOR([$Themenliste.$I109];#REF!);IF(#REF!;&quot;A.&quot;;&quot;S.&quot;);&quot;X.&quot;);[$Themenliste.$A10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9];1;140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[$Themenliste.$E110]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CONCATENATE([$Variablen.$D$2];IF([$Themenliste.$I110];[$Themenliste.$H110]*10+UNICODE([$Themenliste.$D110])-96;0))" office:value-type="string" office:string-value="" calcext:value-type="error">
            <text:p>#WERT!</text:p>
          </table:table-cell>
          <table:table-cell table:formula="of:=CONCATENATE([$Variablen.$D$2];IF([$Themenliste.$I110];[$Themenliste.$H110]*10;0))" office:value-type="string" office:string-value="" calcext:value-type="error">
            <text:p>#WERT!</text:p>
          </table:table-cell>
          <table:table-cell table:formula="of:=CONCATENATE([$Themenliste.$D110];&quot; &quot;;IF(#REF!;&quot;Jahr_1 &quot;;&quot;&quot;);IF(#REF!;&quot;Jahr_2 &quot;;&quot;&quot;);IF(#REF!;&quot;Jahr_3&quot;;&quot;&quot;);&quot; &quot;;CONCATENATE(IF(XOR([$Themenliste.$I110];#REF!);IF(#REF!;&quot;A.&quot;;&quot;S.&quot;);&quot;X.&quot;);[$Themenliste.$A11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0];1;140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[$Themenliste.$E111]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CONCATENATE([$Variablen.$D$2];IF([$Themenliste.$I111];[$Themenliste.$H111]*10+UNICODE([$Themenliste.$D111])-96;0))" office:value-type="string" office:string-value="" calcext:value-type="error">
            <text:p>#WERT!</text:p>
          </table:table-cell>
          <table:table-cell table:formula="of:=CONCATENATE([$Variablen.$D$2];IF([$Themenliste.$I111];[$Themenliste.$H111]*10;0))" office:value-type="string" office:string-value="" calcext:value-type="error">
            <text:p>#WERT!</text:p>
          </table:table-cell>
          <table:table-cell table:formula="of:=CONCATENATE([$Themenliste.$D111];&quot; &quot;;IF(#REF!;&quot;Jahr_1 &quot;;&quot;&quot;);IF(#REF!;&quot;Jahr_2 &quot;;&quot;&quot;);IF(#REF!;&quot;Jahr_3&quot;;&quot;&quot;);&quot; &quot;;CONCATENATE(IF(XOR([$Themenliste.$I111];#REF!);IF(#REF!;&quot;A.&quot;;&quot;S.&quot;);&quot;X.&quot;);[$Themenliste.$A11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1];1;140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[$Themenliste.$E112]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CONCATENATE([$Variablen.$D$2];IF([$Themenliste.$I112];[$Themenliste.$H112]*10+UNICODE([$Themenliste.$D112])-96;0))" office:value-type="string" office:string-value="" calcext:value-type="error">
            <text:p>#WERT!</text:p>
          </table:table-cell>
          <table:table-cell table:formula="of:=CONCATENATE([$Variablen.$D$2];IF([$Themenliste.$I112];[$Themenliste.$H112]*10;0))" office:value-type="string" office:string-value="" calcext:value-type="error">
            <text:p>#WERT!</text:p>
          </table:table-cell>
          <table:table-cell table:formula="of:=CONCATENATE([$Themenliste.$D112];&quot; &quot;;IF(#REF!;&quot;Jahr_1 &quot;;&quot;&quot;);IF(#REF!;&quot;Jahr_2 &quot;;&quot;&quot;);IF(#REF!;&quot;Jahr_3&quot;;&quot;&quot;);&quot; &quot;;CONCATENATE(IF(XOR([$Themenliste.$I112];#REF!);IF(#REF!;&quot;A.&quot;;&quot;S.&quot;);&quot;X.&quot;);[$Themenliste.$A11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2];1;140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[$Themenliste.$E113]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CONCATENATE([$Variablen.$D$2];IF([$Themenliste.$I113];[$Themenliste.$H113]*10+UNICODE([$Themenliste.$D113])-96;0))" office:value-type="string" office:string-value="" calcext:value-type="error">
            <text:p>#WERT!</text:p>
          </table:table-cell>
          <table:table-cell table:formula="of:=CONCATENATE([$Variablen.$D$2];IF([$Themenliste.$I113];[$Themenliste.$H113]*10;0))" office:value-type="string" office:string-value="" calcext:value-type="error">
            <text:p>#WERT!</text:p>
          </table:table-cell>
          <table:table-cell table:formula="of:=CONCATENATE([$Themenliste.$D113];&quot; &quot;;IF(#REF!;&quot;Jahr_1 &quot;;&quot;&quot;);IF(#REF!;&quot;Jahr_2 &quot;;&quot;&quot;);IF(#REF!;&quot;Jahr_3&quot;;&quot;&quot;);&quot; &quot;;CONCATENATE(IF(XOR([$Themenliste.$I113];#REF!);IF(#REF!;&quot;A.&quot;;&quot;S.&quot;);&quot;X.&quot;);[$Themenliste.$A11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3];1;140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[$Themenliste.$E114]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CONCATENATE([$Variablen.$D$2];IF([$Themenliste.$I114];[$Themenliste.$H114]*10+UNICODE([$Themenliste.$D114])-96;0))" office:value-type="string" office:string-value="" calcext:value-type="error">
            <text:p>#WERT!</text:p>
          </table:table-cell>
          <table:table-cell table:formula="of:=CONCATENATE([$Variablen.$D$2];IF([$Themenliste.$I114];[$Themenliste.$H114]*10;0))" office:value-type="string" office:string-value="" calcext:value-type="error">
            <text:p>#WERT!</text:p>
          </table:table-cell>
          <table:table-cell table:formula="of:=CONCATENATE([$Themenliste.$D114];&quot; &quot;;IF(#REF!;&quot;Jahr_1 &quot;;&quot;&quot;);IF(#REF!;&quot;Jahr_2 &quot;;&quot;&quot;);IF(#REF!;&quot;Jahr_3&quot;;&quot;&quot;);&quot; &quot;;CONCATENATE(IF(XOR([$Themenliste.$I114];#REF!);IF(#REF!;&quot;A.&quot;;&quot;S.&quot;);&quot;X.&quot;);[$Themenliste.$A11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4];1;140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[$Themenliste.$E115]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CONCATENATE([$Variablen.$D$2];IF([$Themenliste.$I115];[$Themenliste.$H115]*10+UNICODE([$Themenliste.$D115])-96;0))" office:value-type="string" office:string-value="" calcext:value-type="error">
            <text:p>#WERT!</text:p>
          </table:table-cell>
          <table:table-cell table:formula="of:=CONCATENATE([$Variablen.$D$2];IF([$Themenliste.$I115];[$Themenliste.$H115]*10;0))" office:value-type="string" office:string-value="" calcext:value-type="error">
            <text:p>#WERT!</text:p>
          </table:table-cell>
          <table:table-cell table:formula="of:=CONCATENATE([$Themenliste.$D115];&quot; &quot;;IF(#REF!;&quot;Jahr_1 &quot;;&quot;&quot;);IF(#REF!;&quot;Jahr_2 &quot;;&quot;&quot;);IF(#REF!;&quot;Jahr_3&quot;;&quot;&quot;);&quot; &quot;;CONCATENATE(IF(XOR([$Themenliste.$I115];#REF!);IF(#REF!;&quot;A.&quot;;&quot;S.&quot;);&quot;X.&quot;);[$Themenliste.$A11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5];1;140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[$Themenliste.$E116]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CONCATENATE([$Variablen.$D$2];IF([$Themenliste.$I116];[$Themenliste.$H116]*10+UNICODE([$Themenliste.$D116])-96;0))" office:value-type="string" office:string-value="" calcext:value-type="error">
            <text:p>#WERT!</text:p>
          </table:table-cell>
          <table:table-cell table:formula="of:=CONCATENATE([$Variablen.$D$2];IF([$Themenliste.$I116];[$Themenliste.$H116]*10;0))" office:value-type="string" office:string-value="" calcext:value-type="error">
            <text:p>#WERT!</text:p>
          </table:table-cell>
          <table:table-cell table:formula="of:=CONCATENATE([$Themenliste.$D116];&quot; &quot;;IF(#REF!;&quot;Jahr_1 &quot;;&quot;&quot;);IF(#REF!;&quot;Jahr_2 &quot;;&quot;&quot;);IF(#REF!;&quot;Jahr_3&quot;;&quot;&quot;);&quot; &quot;;CONCATENATE(IF(XOR([$Themenliste.$I116];#REF!);IF(#REF!;&quot;A.&quot;;&quot;S.&quot;);&quot;X.&quot;);[$Themenliste.$A11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6];1;140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[$Themenliste.$E117]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CONCATENATE([$Variablen.$D$2];IF([$Themenliste.$I117];[$Themenliste.$H117]*10+UNICODE([$Themenliste.$D117])-96;0))" office:value-type="string" office:string-value="" calcext:value-type="error">
            <text:p>#WERT!</text:p>
          </table:table-cell>
          <table:table-cell table:formula="of:=CONCATENATE([$Variablen.$D$2];IF([$Themenliste.$I117];[$Themenliste.$H117]*10;0))" office:value-type="string" office:string-value="" calcext:value-type="error">
            <text:p>#WERT!</text:p>
          </table:table-cell>
          <table:table-cell table:formula="of:=CONCATENATE([$Themenliste.$D117];&quot; &quot;;IF(#REF!;&quot;Jahr_1 &quot;;&quot;&quot;);IF(#REF!;&quot;Jahr_2 &quot;;&quot;&quot;);IF(#REF!;&quot;Jahr_3&quot;;&quot;&quot;);&quot; &quot;;CONCATENATE(IF(XOR([$Themenliste.$I117];#REF!);IF(#REF!;&quot;A.&quot;;&quot;S.&quot;);&quot;X.&quot;);[$Themenliste.$A11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7];1;140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[$Themenliste.$E118]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CONCATENATE([$Variablen.$D$2];IF([$Themenliste.$I118];[$Themenliste.$H118]*10+UNICODE([$Themenliste.$D118])-96;0))" office:value-type="string" office:string-value="" calcext:value-type="error">
            <text:p>#WERT!</text:p>
          </table:table-cell>
          <table:table-cell table:formula="of:=CONCATENATE([$Variablen.$D$2];IF([$Themenliste.$I118];[$Themenliste.$H118]*10;0))" office:value-type="string" office:string-value="" calcext:value-type="error">
            <text:p>#WERT!</text:p>
          </table:table-cell>
          <table:table-cell table:formula="of:=CONCATENATE([$Themenliste.$D118];&quot; &quot;;IF(#REF!;&quot;Jahr_1 &quot;;&quot;&quot;);IF(#REF!;&quot;Jahr_2 &quot;;&quot;&quot;);IF(#REF!;&quot;Jahr_3&quot;;&quot;&quot;);&quot; &quot;;CONCATENATE(IF(XOR([$Themenliste.$I118];#REF!);IF(#REF!;&quot;A.&quot;;&quot;S.&quot;);&quot;X.&quot;);[$Themenliste.$A11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8];1;140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[$Themenliste.$E119]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CONCATENATE([$Variablen.$D$2];IF([$Themenliste.$I119];[$Themenliste.$H119]*10+UNICODE([$Themenliste.$D119])-96;0))" office:value-type="string" office:string-value="" calcext:value-type="error">
            <text:p>#WERT!</text:p>
          </table:table-cell>
          <table:table-cell table:formula="of:=CONCATENATE([$Variablen.$D$2];IF([$Themenliste.$I119];[$Themenliste.$H119]*10;0))" office:value-type="string" office:string-value="" calcext:value-type="error">
            <text:p>#WERT!</text:p>
          </table:table-cell>
          <table:table-cell table:formula="of:=CONCATENATE([$Themenliste.$D119];&quot; &quot;;IF(#REF!;&quot;Jahr_1 &quot;;&quot;&quot;);IF(#REF!;&quot;Jahr_2 &quot;;&quot;&quot;);IF(#REF!;&quot;Jahr_3&quot;;&quot;&quot;);&quot; &quot;;CONCATENATE(IF(XOR([$Themenliste.$I119];#REF!);IF(#REF!;&quot;A.&quot;;&quot;S.&quot;);&quot;X.&quot;);[$Themenliste.$A11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9];1;140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[$Themenliste.$E120]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CONCATENATE([$Variablen.$D$2];IF([$Themenliste.$I120];[$Themenliste.$H120]*10+UNICODE([$Themenliste.$D120])-96;0))" office:value-type="string" office:string-value="" calcext:value-type="error">
            <text:p>#WERT!</text:p>
          </table:table-cell>
          <table:table-cell table:formula="of:=CONCATENATE([$Variablen.$D$2];IF([$Themenliste.$I120];[$Themenliste.$H120]*10;0))" office:value-type="string" office:string-value="" calcext:value-type="error">
            <text:p>#WERT!</text:p>
          </table:table-cell>
          <table:table-cell table:formula="of:=CONCATENATE([$Themenliste.$D120];&quot; &quot;;IF(#REF!;&quot;Jahr_1 &quot;;&quot;&quot;);IF(#REF!;&quot;Jahr_2 &quot;;&quot;&quot;);IF(#REF!;&quot;Jahr_3&quot;;&quot;&quot;);&quot; &quot;;CONCATENATE(IF(XOR([$Themenliste.$I120];#REF!);IF(#REF!;&quot;A.&quot;;&quot;S.&quot;);&quot;X.&quot;);[$Themenliste.$A12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0];1;140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[$Themenliste.$E121]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CONCATENATE([$Variablen.$D$2];IF([$Themenliste.$I121];[$Themenliste.$H121]*10+UNICODE([$Themenliste.$D121])-96;0))" office:value-type="string" office:string-value="" calcext:value-type="error">
            <text:p>#WERT!</text:p>
          </table:table-cell>
          <table:table-cell table:formula="of:=CONCATENATE([$Variablen.$D$2];IF([$Themenliste.$I121];[$Themenliste.$H121]*10;0))" office:value-type="string" office:string-value="" calcext:value-type="error">
            <text:p>#WERT!</text:p>
          </table:table-cell>
          <table:table-cell table:formula="of:=CONCATENATE([$Themenliste.$D121];&quot; &quot;;IF(#REF!;&quot;Jahr_1 &quot;;&quot;&quot;);IF(#REF!;&quot;Jahr_2 &quot;;&quot;&quot;);IF(#REF!;&quot;Jahr_3&quot;;&quot;&quot;);&quot; &quot;;CONCATENATE(IF(XOR([$Themenliste.$I121];#REF!);IF(#REF!;&quot;A.&quot;;&quot;S.&quot;);&quot;X.&quot;);[$Themenliste.$A12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1];1;140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[$Themenliste.$E122]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CONCATENATE([$Variablen.$D$2];IF([$Themenliste.$I122];[$Themenliste.$H122]*10+UNICODE([$Themenliste.$D122])-96;0))" office:value-type="string" office:string-value="" calcext:value-type="error">
            <text:p>#WERT!</text:p>
          </table:table-cell>
          <table:table-cell table:formula="of:=CONCATENATE([$Variablen.$D$2];IF([$Themenliste.$I122];[$Themenliste.$H122]*10;0))" office:value-type="string" office:string-value="" calcext:value-type="error">
            <text:p>#WERT!</text:p>
          </table:table-cell>
          <table:table-cell table:formula="of:=CONCATENATE([$Themenliste.$D122];&quot; &quot;;IF(#REF!;&quot;Jahr_1 &quot;;&quot;&quot;);IF(#REF!;&quot;Jahr_2 &quot;;&quot;&quot;);IF(#REF!;&quot;Jahr_3&quot;;&quot;&quot;);&quot; &quot;;CONCATENATE(IF(XOR([$Themenliste.$I122];#REF!);IF(#REF!;&quot;A.&quot;;&quot;S.&quot;);&quot;X.&quot;);[$Themenliste.$A12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2];1;140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[$Themenliste.$E123]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CONCATENATE([$Variablen.$D$2];IF([$Themenliste.$I123];[$Themenliste.$H123]*10+UNICODE([$Themenliste.$D123])-96;0))" office:value-type="string" office:string-value="" calcext:value-type="error">
            <text:p>#WERT!</text:p>
          </table:table-cell>
          <table:table-cell table:formula="of:=CONCATENATE([$Variablen.$D$2];IF([$Themenliste.$I123];[$Themenliste.$H123]*10;0))" office:value-type="string" office:string-value="" calcext:value-type="error">
            <text:p>#WERT!</text:p>
          </table:table-cell>
          <table:table-cell table:formula="of:=CONCATENATE([$Themenliste.$D123];&quot; &quot;;IF(#REF!;&quot;Jahr_1 &quot;;&quot;&quot;);IF(#REF!;&quot;Jahr_2 &quot;;&quot;&quot;);IF(#REF!;&quot;Jahr_3&quot;;&quot;&quot;);&quot; &quot;;CONCATENATE(IF(XOR([$Themenliste.$I123];#REF!);IF(#REF!;&quot;A.&quot;;&quot;S.&quot;);&quot;X.&quot;);[$Themenliste.$A12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3];1;140)" office:value-type="string" office:string-value="wesentliche Inhalte und Bestandteile des Ausbildungsvertrages darstellen, Rechte und Pflichten aus dem Ausbildungsvertrag feststellen und Au" calcext:value-type="string">
            <text:p>wesentliche Inhalte und Bestandteile des Ausbildungsvertrages darstellen, Rechte und Pflichten aus dem Ausbildungsvertrag feststellen und Au</text:p>
          </table:table-cell>
          <table:table-cell table:formula="of:=[$Themenliste.$E124]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$Variablen.$D$2];IF([$Themenliste.$I124];[$Themenliste.$H124]*10+UNICODE([$Themenliste.$D124])-96;0))" office:value-type="string" office:string-value="" calcext:value-type="error">
            <text:p>#WERT!</text:p>
          </table:table-cell>
          <table:table-cell table:formula="of:=CONCATENATE([$Variablen.$D$2];IF([$Themenliste.$I124];[$Themenliste.$H124]*10;0))" office:value-type="string" office:string-value="" calcext:value-type="error">
            <text:p>#WERT!</text:p>
          </table:table-cell>
          <table:table-cell table:formula="of:=CONCATENATE([$Themenliste.$D124];&quot; &quot;;IF(#REF!;&quot;Jahr_1 &quot;;&quot;&quot;);IF(#REF!;&quot;Jahr_2 &quot;;&quot;&quot;);IF(#REF!;&quot;Jahr_3&quot;;&quot;&quot;);&quot; &quot;;CONCATENATE(IF(XOR([$Themenliste.$I124];#REF!);IF(#REF!;&quot;A.&quot;;&quot;S.&quot;);&quot;X.&quot;);[$Themenliste.$A12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4];1;140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[$Themenliste.$E125]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CONCATENATE([$Variablen.$D$2];IF([$Themenliste.$I125];[$Themenliste.$H125]*10+UNICODE([$Themenliste.$D125])-96;0))" office:value-type="string" office:string-value="" calcext:value-type="error">
            <text:p>#WERT!</text:p>
          </table:table-cell>
          <table:table-cell table:formula="of:=CONCATENATE([$Variablen.$D$2];IF([$Themenliste.$I125];[$Themenliste.$H125]*10;0))" office:value-type="string" office:string-value="" calcext:value-type="error">
            <text:p>#WERT!</text:p>
          </table:table-cell>
          <table:table-cell table:formula="of:=CONCATENATE([$Themenliste.$D125];&quot; &quot;;IF(#REF!;&quot;Jahr_1 &quot;;&quot;&quot;);IF(#REF!;&quot;Jahr_2 &quot;;&quot;&quot;);IF(#REF!;&quot;Jahr_3&quot;;&quot;&quot;);&quot; &quot;;CONCATENATE(IF(XOR([$Themenliste.$I125];#REF!);IF(#REF!;&quot;A.&quot;;&quot;S.&quot;);&quot;X.&quot;);[$Themenliste.$A12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5];1;140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[$Themenliste.$E126]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$Variablen.$D$2];IF([$Themenliste.$I126];[$Themenliste.$H126]*10+UNICODE([$Themenliste.$D126])-96;0))" office:value-type="string" office:string-value="" calcext:value-type="error">
            <text:p>#WERT!</text:p>
          </table:table-cell>
          <table:table-cell table:formula="of:=CONCATENATE([$Variablen.$D$2];IF([$Themenliste.$I126];[$Themenliste.$H126]*10;0))" office:value-type="string" office:string-value="" calcext:value-type="error">
            <text:p>#WERT!</text:p>
          </table:table-cell>
          <table:table-cell table:formula="of:=CONCATENATE([$Themenliste.$D126];&quot; &quot;;IF(#REF!;&quot;Jahr_1 &quot;;&quot;&quot;);IF(#REF!;&quot;Jahr_2 &quot;;&quot;&quot;);IF(#REF!;&quot;Jahr_3&quot;;&quot;&quot;);&quot; &quot;;CONCATENATE(IF(XOR([$Themenliste.$I126];#REF!);IF(#REF!;&quot;A.&quot;;&quot;S.&quot;);&quot;X.&quot;);[$Themenliste.$A12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6];1;140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[$Themenliste.$E127]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CONCATENATE([$Variablen.$D$2];IF([$Themenliste.$I127];[$Themenliste.$H127]*10+UNICODE([$Themenliste.$D127])-96;0))" office:value-type="string" office:string-value="" calcext:value-type="error">
            <text:p>#WERT!</text:p>
          </table:table-cell>
          <table:table-cell table:formula="of:=CONCATENATE([$Variablen.$D$2];IF([$Themenliste.$I127];[$Themenliste.$H127]*10;0))" office:value-type="string" office:string-value="" calcext:value-type="error">
            <text:p>#WERT!</text:p>
          </table:table-cell>
          <table:table-cell table:formula="of:=CONCATENATE([$Themenliste.$D127];&quot; &quot;;IF(#REF!;&quot;Jahr_1 &quot;;&quot;&quot;);IF(#REF!;&quot;Jahr_2 &quot;;&quot;&quot;);IF(#REF!;&quot;Jahr_3&quot;;&quot;&quot;);&quot; &quot;;CONCATENATE(IF(XOR([$Themenliste.$I127];#REF!);IF(#REF!;&quot;A.&quot;;&quot;S.&quot;);&quot;X.&quot;);[$Themenliste.$A12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7];1;140)" office:value-type="string" office:string-value="Chancen und Anforderungen des lebensbegleitenden lernens für die berufliche und persönliche Entwicklung begründen und die eigenen Kompetenze" calcext:value-type="string">
            <text:p>Chancen und Anforderungen des lebensbegleitenden lernens für die berufliche und persönliche Entwicklung begründen und die eigenen Kompetenze</text:p>
          </table:table-cell>
          <table:table-cell table:formula="of:=[$Themenliste.$E128]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$Variablen.$D$2];IF([$Themenliste.$I128];[$Themenliste.$H128]*10+UNICODE([$Themenliste.$D128])-96;0))" office:value-type="string" office:string-value="" calcext:value-type="error">
            <text:p>#WERT!</text:p>
          </table:table-cell>
          <table:table-cell table:formula="of:=CONCATENATE([$Variablen.$D$2];IF([$Themenliste.$I128];[$Themenliste.$H128]*10;0))" office:value-type="string" office:string-value="" calcext:value-type="error">
            <text:p>#WERT!</text:p>
          </table:table-cell>
          <table:table-cell table:formula="of:=CONCATENATE([$Themenliste.$D128];&quot; &quot;;IF(#REF!;&quot;Jahr_1 &quot;;&quot;&quot;);IF(#REF!;&quot;Jahr_2 &quot;;&quot;&quot;);IF(#REF!;&quot;Jahr_3&quot;;&quot;&quot;);&quot; &quot;;CONCATENATE(IF(XOR([$Themenliste.$I128];#REF!);IF(#REF!;&quot;A.&quot;;&quot;S.&quot;);&quot;X.&quot;);[$Themenliste.$A12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8];1;140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[$Themenliste.$E129]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$Variablen.$D$2];IF([$Themenliste.$I129];[$Themenliste.$H129]*10+UNICODE([$Themenliste.$D129])-96;0))" office:value-type="string" office:string-value="" calcext:value-type="error">
            <text:p>#WERT!</text:p>
          </table:table-cell>
          <table:table-cell table:formula="of:=CONCATENATE([$Variablen.$D$2];IF([$Themenliste.$I129];[$Themenliste.$H129]*10;0))" office:value-type="string" office:string-value="" calcext:value-type="error">
            <text:p>#WERT!</text:p>
          </table:table-cell>
          <table:table-cell table:formula="of:=CONCATENATE([$Themenliste.$D129];&quot; &quot;;IF(#REF!;&quot;Jahr_1 &quot;;&quot;&quot;);IF(#REF!;&quot;Jahr_2 &quot;;&quot;&quot;);IF(#REF!;&quot;Jahr_3&quot;;&quot;&quot;);&quot; &quot;;CONCATENATE(IF(XOR([$Themenliste.$I129];#REF!);IF(#REF!;&quot;A.&quot;;&quot;S.&quot;);&quot;X.&quot;);[$Themenliste.$A12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9];1;140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[$Themenliste.$E130]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CONCATENATE([$Variablen.$D$2];IF([$Themenliste.$I130];[$Themenliste.$H130]*10+UNICODE([$Themenliste.$D130])-96;0))" office:value-type="string" office:string-value="" calcext:value-type="error">
            <text:p>#WERT!</text:p>
          </table:table-cell>
          <table:table-cell table:formula="of:=CONCATENATE([$Variablen.$D$2];IF([$Themenliste.$I130];[$Themenliste.$H130]*10;0))" office:value-type="string" office:string-value="" calcext:value-type="error">
            <text:p>#WERT!</text:p>
          </table:table-cell>
          <table:table-cell table:formula="of:=CONCATENATE([$Themenliste.$D130];&quot; &quot;;IF(#REF!;&quot;Jahr_1 &quot;;&quot;&quot;);IF(#REF!;&quot;Jahr_2 &quot;;&quot;&quot;);IF(#REF!;&quot;Jahr_3&quot;;&quot;&quot;);&quot; &quot;;CONCATENATE(IF(XOR([$Themenliste.$I130];#REF!);IF(#REF!;&quot;A.&quot;;&quot;S.&quot;);&quot;X.&quot;);[$Themenliste.$A13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0];1;140)" office:value-type="string" office:string-value="die Rechtsform und den organisatorischen Aufbau des Ausbildungsbetriebes mit seinen Aufgaben und Zuständigkeiten sowie die Zusammenhänge zwi" calcext:value-type="string">
            <text:p>die Rechtsform und den organisatorischen Aufbau des Ausbildungsbetriebes mit seinen Aufgaben und Zuständigkeiten sowie die Zusammenhänge zwi</text:p>
          </table:table-cell>
          <table:table-cell table:formula="of:=[$Themenliste.$E131]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$Variablen.$D$2];IF([$Themenliste.$I131];[$Themenliste.$H131]*10+UNICODE([$Themenliste.$D131])-96;0))" office:value-type="string" office:string-value="" calcext:value-type="error">
            <text:p>#WERT!</text:p>
          </table:table-cell>
          <table:table-cell table:formula="of:=CONCATENATE([$Variablen.$D$2];IF([$Themenliste.$I131];[$Themenliste.$H131]*10;0))" office:value-type="string" office:string-value="" calcext:value-type="error">
            <text:p>#WERT!</text:p>
          </table:table-cell>
          <table:table-cell table:formula="of:=CONCATENATE([$Themenliste.$D131];&quot; &quot;;IF(#REF!;&quot;Jahr_1 &quot;;&quot;&quot;);IF(#REF!;&quot;Jahr_2 &quot;;&quot;&quot;);IF(#REF!;&quot;Jahr_3&quot;;&quot;&quot;);&quot; &quot;;CONCATENATE(IF(XOR([$Themenliste.$I131];#REF!);IF(#REF!;&quot;A.&quot;;&quot;S.&quot;);&quot;X.&quot;);[$Themenliste.$A13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1];1;140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[$Themenliste.$E132]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$Variablen.$D$2];IF([$Themenliste.$I132];[$Themenliste.$H132]*10+UNICODE([$Themenliste.$D132])-96;0))" office:value-type="string" office:string-value="" calcext:value-type="error">
            <text:p>#WERT!</text:p>
          </table:table-cell>
          <table:table-cell table:formula="of:=CONCATENATE([$Variablen.$D$2];IF([$Themenliste.$I132];[$Themenliste.$H132]*10;0))" office:value-type="string" office:string-value="" calcext:value-type="error">
            <text:p>#WERT!</text:p>
          </table:table-cell>
          <table:table-cell table:formula="of:=CONCATENATE([$Themenliste.$D132];&quot; &quot;;IF(#REF!;&quot;Jahr_1 &quot;;&quot;&quot;);IF(#REF!;&quot;Jahr_2 &quot;;&quot;&quot;);IF(#REF!;&quot;Jahr_3&quot;;&quot;&quot;);&quot; &quot;;CONCATENATE(IF(XOR([$Themenliste.$I132];#REF!);IF(#REF!;&quot;A.&quot;;&quot;S.&quot;);&quot;X.&quot;);[$Themenliste.$A13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2];1;140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[$Themenliste.$E133]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CONCATENATE([$Variablen.$D$2];IF([$Themenliste.$I133];[$Themenliste.$H133]*10+UNICODE([$Themenliste.$D133])-96;0))" office:value-type="string" office:string-value="" calcext:value-type="error">
            <text:p>#WERT!</text:p>
          </table:table-cell>
          <table:table-cell table:formula="of:=CONCATENATE([$Variablen.$D$2];IF([$Themenliste.$I133];[$Themenliste.$H133]*10;0))" office:value-type="string" office:string-value="" calcext:value-type="error">
            <text:p>#WERT!</text:p>
          </table:table-cell>
          <table:table-cell table:style-name="ce98" table:formula="of:=CONCATENATE([$Themenliste.$D133];&quot; &quot;;IF(#REF!;&quot;Jahr_1 &quot;;&quot;&quot;);IF(#REF!;&quot;Jahr_2 &quot;;&quot;&quot;);IF(#REF!;&quot;Jahr_3&quot;;&quot;&quot;);&quot; &quot;;CONCATENATE(IF(XOR([$Themenliste.$I133];#REF!);IF(#REF!;&quot;A.&quot;;&quot;S.&quot;);&quot;X.&quot;);[$Themenliste.$A13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3];1;140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[$Themenliste.$E134]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CONCATENATE([$Variablen.$D$2];IF([$Themenliste.$I134];[$Themenliste.$H134]*10+UNICODE([$Themenliste.$D134])-96;0))" office:value-type="string" office:string-value="" calcext:value-type="error">
            <text:p>#WERT!</text:p>
          </table:table-cell>
          <table:table-cell table:formula="of:=CONCATENATE([$Variablen.$D$2];IF([$Themenliste.$I134];[$Themenliste.$H134]*10;0))" office:value-type="string" office:string-value="" calcext:value-type="error">
            <text:p>#WERT!</text:p>
          </table:table-cell>
          <table:table-cell table:style-name="ce98" table:formula="of:=CONCATENATE([$Themenliste.$D134];&quot; &quot;;IF(#REF!;&quot;Jahr_1 &quot;;&quot;&quot;);IF(#REF!;&quot;Jahr_2 &quot;;&quot;&quot;);IF(#REF!;&quot;Jahr_3&quot;;&quot;&quot;);&quot; &quot;;CONCATENATE(IF(XOR([$Themenliste.$I134];#REF!);IF(#REF!;&quot;A.&quot;;&quot;S.&quot;);&quot;X.&quot;);[$Themenliste.$A13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4];1;140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[$Themenliste.$E135]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CONCATENATE([$Variablen.$D$2];IF([$Themenliste.$I135];[$Themenliste.$H135]*10+UNICODE([$Themenliste.$D135])-96;0))" office:value-type="string" office:string-value="" calcext:value-type="error">
            <text:p>#WERT!</text:p>
          </table:table-cell>
          <table:table-cell table:formula="of:=CONCATENATE([$Variablen.$D$2];IF([$Themenliste.$I135];[$Themenliste.$H135]*10;0))" office:value-type="string" office:string-value="" calcext:value-type="error">
            <text:p>#WERT!</text:p>
          </table:table-cell>
          <table:table-cell table:style-name="ce98" table:formula="of:=CONCATENATE([$Themenliste.$D135];&quot; &quot;;IF(#REF!;&quot;Jahr_1 &quot;;&quot;&quot;);IF(#REF!;&quot;Jahr_2 &quot;;&quot;&quot;);IF(#REF!;&quot;Jahr_3&quot;;&quot;&quot;);&quot; &quot;;CONCATENATE(IF(XOR([$Themenliste.$I135];#REF!);IF(#REF!;&quot;A.&quot;;&quot;S.&quot;);&quot;X.&quot;);[$Themenliste.$A13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5];1;140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[$Themenliste.$E136]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CONCATENATE([$Variablen.$D$2];IF([$Themenliste.$I136];[$Themenliste.$H136]*10+UNICODE([$Themenliste.$D136])-96;0))" office:value-type="string" office:string-value="" calcext:value-type="error">
            <text:p>#WERT!</text:p>
          </table:table-cell>
          <table:table-cell table:formula="of:=CONCATENATE([$Variablen.$D$2];IF([$Themenliste.$I136];[$Themenliste.$H136]*10;0))" office:value-type="string" office:string-value="" calcext:value-type="error">
            <text:p>#WERT!</text:p>
          </table:table-cell>
          <table:table-cell table:style-name="ce98" table:formula="of:=CONCATENATE([$Themenliste.$D136];&quot; &quot;;IF(#REF!;&quot;Jahr_1 &quot;;&quot;&quot;);IF(#REF!;&quot;Jahr_2 &quot;;&quot;&quot;);IF(#REF!;&quot;Jahr_3&quot;;&quot;&quot;);&quot; &quot;;CONCATENATE(IF(XOR([$Themenliste.$I136];#REF!);IF(#REF!;&quot;A.&quot;;&quot;S.&quot;);&quot;X.&quot;);[$Themenliste.$A13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6];1;140)" office:value-type="string" office:string-value="Zur Vermeidung betriebsbedingter Umweltbelastungen im beruflichen Einwirkungsbereich beitragen, insbesondere für den Ausbildungsbetrieb gelt" calcext:value-type="string">
            <text:p>Zur Vermeidung betriebsbedingter Umweltbelastungen im beruflichen Einwirkungsbereich beitragen, insbesondere für den Ausbildungsbetrieb gelt</text:p>
          </table:table-cell>
          <table:table-cell table:formula="of:=[$Themenliste.$E139]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$Variablen.$D$2];IF([$Themenliste.$I139];[$Themenliste.$H139]*10+UNICODE([$Themenliste.$D139])-96;0))" office:value-type="string" office:string-value="" calcext:value-type="error">
            <text:p>#WERT!</text:p>
          </table:table-cell>
          <table:table-cell table:formula="of:=CONCATENATE([$Variablen.$D$2];IF([$Themenliste.$I139];[$Themenliste.$H139]*10;0))" office:value-type="string" office:string-value="" calcext:value-type="error">
            <text:p>#WERT!</text:p>
          </table:table-cell>
          <table:table-cell table:style-name="ce98" table:formula="of:=CONCATENATE([$Themenliste.$D139];&quot; &quot;;IF(#REF!;&quot;Jahr_1 &quot;;&quot;&quot;);IF(#REF!;&quot;Jahr_2 &quot;;&quot;&quot;);IF(#REF!;&quot;Jahr_3&quot;;&quot;&quot;);&quot; &quot;;CONCATENATE(IF(XOR([$Themenliste.$I139];#REF!);IF(#REF!;&quot;A.&quot;;&quot;S.&quot;);&quot;X.&quot;);[$Themenliste.$A13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7];1;140)" office:value-type="string" office:string-value="Zur Vermeidung betriebsbedingter Umweltbelastungen im beruflichen Einwirkungsbereich beitragen, insbesondere Möglichkeiten der wirtschaftlic" calcext:value-type="string">
            <text:p>Zur Vermeidung betriebsbedingter Umweltbelastungen im beruflichen Einwirkungsbereich beitragen, insbesondere Möglichkeiten der wirtschaftlic</text:p>
          </table:table-cell>
          <table:table-cell table:formula="of:=[$Themenliste.$E140]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$Variablen.$D$2];IF([$Themenliste.$I140];[$Themenliste.$H140]*10+UNICODE([$Themenliste.$D140])-96;0))" office:value-type="string" office:string-value="" calcext:value-type="error">
            <text:p>#WERT!</text:p>
          </table:table-cell>
          <table:table-cell table:formula="of:=CONCATENATE([$Variablen.$D$2];IF([$Themenliste.$I140];[$Themenliste.$H140]*10;0))" office:value-type="string" office:string-value="" calcext:value-type="error">
            <text:p>#WERT!</text:p>
          </table:table-cell>
          <table:table-cell table:style-name="ce98" table:formula="of:=CONCATENATE([$Themenliste.$D140];&quot; &quot;;IF(#REF!;&quot;Jahr_1 &quot;;&quot;&quot;);IF(#REF!;&quot;Jahr_2 &quot;;&quot;&quot;);IF(#REF!;&quot;Jahr_3&quot;;&quot;&quot;);&quot; &quot;;CONCATENATE(IF(XOR([$Themenliste.$I140];#REF!);IF(#REF!;&quot;A.&quot;;&quot;S.&quot;);&quot;X.&quot;);[$Themenliste.$A14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8];1;140)" office:value-type="string" office:string-value="Zur Vermeidung betriebsbedingter Umweltbelastungen im beruflichen Einwirkungsbereich beitragen, insbesondere Abfälle vermeiden sowie Stoffe " calcext:value-type="string">
            <text:p>Zur Vermeidung betriebsbedingter Umweltbelastungen im beruflichen Einwirkungsbereich beitragen, insbesondere Abfälle vermeiden sowie Stoffe </text:p>
          </table:table-cell>
          <table:table-cell table:formula="of:=[$Themenliste.$E141]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$Variablen.$D$2];IF([$Themenliste.$I141];[$Themenliste.$H141]*10+UNICODE([$Themenliste.$D141])-96;0))" office:value-type="string" office:string-value="" calcext:value-type="error">
            <text:p>#WERT!</text:p>
          </table:table-cell>
          <table:table-cell table:formula="of:=CONCATENATE([$Variablen.$D$2];IF([$Themenliste.$I141];[$Themenliste.$H141]*10;0))" office:value-type="string" office:string-value="" calcext:value-type="error">
            <text:p>#WERT!</text:p>
          </table:table-cell>
          <table:table-cell table:style-name="ce98" table:formula="of:=CONCATENATE([$Themenliste.$D141];&quot; &quot;;IF(#REF!;&quot;Jahr_1 &quot;;&quot;&quot;);IF(#REF!;&quot;Jahr_2 &quot;;&quot;&quot;);IF(#REF!;&quot;Jahr_3&quot;;&quot;&quot;);&quot; &quot;;CONCATENATE(IF(XOR([$Themenliste.$I141];#REF!);IF(#REF!;&quot;A.&quot;;&quot;S.&quot;);&quot;X.&quot;);[$Themenliste.$A14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9];1;140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[$Themenliste.$E142]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CONCATENATE([$Variablen.$D$2];IF([$Themenliste.$I142];[$Themenliste.$H142]*10+UNICODE([$Themenliste.$D142])-96;0))" office:value-type="string" office:string-value="" calcext:value-type="error">
            <text:p>#WERT!</text:p>
          </table:table-cell>
          <table:table-cell table:formula="of:=CONCATENATE([$Variablen.$D$2];IF([$Themenliste.$I142];[$Themenliste.$H142]*10;0))" office:value-type="string" office:string-value="" calcext:value-type="error">
            <text:p>#WERT!</text:p>
          </table:table-cell>
          <table:table-cell table:style-name="ce98" table:formula="of:=CONCATENATE([$Themenliste.$D142];&quot; &quot;;IF(#REF!;&quot;Jahr_1 &quot;;&quot;&quot;);IF(#REF!;&quot;Jahr_2 &quot;;&quot;&quot;);IF(#REF!;&quot;Jahr_3&quot;;&quot;&quot;);&quot; &quot;;CONCATENATE(IF(XOR([$Themenliste.$I142];#REF!);IF(#REF!;&quot;A.&quot;;&quot;S.&quot;);&quot;X.&quot;);[$Themenliste.$A14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0];1;140)" office:value-type="string" office:string-value="Strategien zum verantwortungsvollen Umgang mit digitalen Medien anwenden und im virtuellen Raum unter Wahrung der Persönlichkeitsrechte Drit" calcext:value-type="string">
            <text:p>Strategien zum verantwortungsvollen Umgang mit digitalen Medien anwenden und im virtuellen Raum unter Wahrung der Persönlichkeitsrechte Drit</text:p>
          </table:table-cell>
          <table:table-cell table:formula="of:=[$Themenliste.$E143]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$Variablen.$D$2];IF([$Themenliste.$I143];[$Themenliste.$H143]*10+UNICODE([$Themenliste.$D143])-96;0))" office:value-type="string" office:string-value="" calcext:value-type="error">
            <text:p>#WERT!</text:p>
          </table:table-cell>
          <table:table-cell table:formula="of:=CONCATENATE([$Variablen.$D$2];IF([$Themenliste.$I143];[$Themenliste.$H143]*10;0))" office:value-type="string" office:string-value="" calcext:value-type="error">
            <text:p>#WERT!</text:p>
          </table:table-cell>
          <table:table-cell table:style-name="ce98" table:formula="of:=CONCATENATE([$Themenliste.$D143];&quot; &quot;;IF(#REF!;&quot;Jahr_1 &quot;;&quot;&quot;);IF(#REF!;&quot;Jahr_2 &quot;;&quot;&quot;);IF(#REF!;&quot;Jahr_3&quot;;&quot;&quot;);&quot; &quot;;CONCATENATE(IF(XOR([$Themenliste.$I143];#REF!);IF(#REF!;&quot;A.&quot;;&quot;S.&quot;);&quot;X.&quot;);[$Themenliste.$A14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1];1;140)" office:value-type="string" office:string-value="insbesondere bei der Speicherung, Darstellung und Weitergabe digitaler Inhalte die Auswirkungen des eigenen Kommunikations- und Informations" calcext:value-type="string">
            <text:p>insbesondere bei der Speicherung, Darstellung und Weitergabe digitaler Inhalte die Auswirkungen des eigenen Kommunikations- und Informations</text:p>
          </table:table-cell>
          <table:table-cell table:formula="of:=[$Themenliste.$E144]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$Variablen.$D$2];IF([$Themenliste.$I144];[$Themenliste.$H144]*10+UNICODE([$Themenliste.$D144])-96;0))" office:value-type="string" office:string-value="" calcext:value-type="error">
            <text:p>#WERT!</text:p>
          </table:table-cell>
          <table:table-cell table:formula="of:=CONCATENATE([$Variablen.$D$2];IF([$Themenliste.$I144];[$Themenliste.$H144]*10;0))" office:value-type="string" office:string-value="" calcext:value-type="error">
            <text:p>#WERT!</text:p>
          </table:table-cell>
          <table:table-cell table:style-name="ce98" table:formula="of:=CONCATENATE([$Themenliste.$D144];&quot; &quot;;IF(#REF!;&quot;Jahr_1 &quot;;&quot;&quot;);IF(#REF!;&quot;Jahr_2 &quot;;&quot;&quot;);IF(#REF!;&quot;Jahr_3&quot;;&quot;&quot;);&quot; &quot;;CONCATENATE(IF(XOR([$Themenliste.$I144];#REF!);IF(#REF!;&quot;A.&quot;;&quot;S.&quot;);&quot;X.&quot;);[$Themenliste.$A14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2];1;140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[$Themenliste.$E145]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CONCATENATE([$Variablen.$D$2];IF([$Themenliste.$I145];[$Themenliste.$H145]*10+UNICODE([$Themenliste.$D145])-96;0))" office:value-type="string" office:string-value="" calcext:value-type="error">
            <text:p>#WERT!</text:p>
          </table:table-cell>
          <table:table-cell table:formula="of:=CONCATENATE([$Variablen.$D$2];IF([$Themenliste.$I145];[$Themenliste.$H145]*10;0))" office:value-type="string" office:string-value="" calcext:value-type="error">
            <text:p>#WERT!</text:p>
          </table:table-cell>
          <table:table-cell table:style-name="ce98" table:formula="of:=CONCATENATE([$Themenliste.$D145];&quot; &quot;;IF(#REF!;&quot;Jahr_1 &quot;;&quot;&quot;);IF(#REF!;&quot;Jahr_2 &quot;;&quot;&quot;);IF(#REF!;&quot;Jahr_3&quot;;&quot;&quot;);&quot; &quot;;CONCATENATE(IF(XOR([$Themenliste.$I145];#REF!);IF(#REF!;&quot;A.&quot;;&quot;S.&quot;);&quot;X.&quot;);[$Themenliste.$A14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3];1;140)" office:value-type="string" office:string-value="Last Card" calcext:value-type="string">
            <text:p>Last Card</text:p>
          </table:table-cell>
          <table:table-cell table:formula="of:=[$Themenliste.$E146]" office:value-type="string" office:string-value="Last Card" calcext:value-type="string">
            <text:p>Last Card</text:p>
          </table:table-cell>
          <table:table-cell table:formula="of:=CONCATENATE([$Variablen.$D$2];IF([$Themenliste.$I146];[$Themenliste.$H146]*10+UNICODE([$Themenliste.$D146])-96;0))" office:value-type="string" office:string-value="" calcext:value-type="error">
            <text:p>#WERT!</text:p>
          </table:table-cell>
          <table:table-cell table:formula="of:=CONCATENATE([$Variablen.$D$2];IF([$Themenliste.$I146];[$Themenliste.$H146]*10;0))" office:value-type="string" office:string-value="" calcext:value-type="error">
            <text:p>#WERT!</text:p>
          </table:table-cell>
          <table:table-cell table:formula="of:=CONCATENATE([$Themenliste.$D146];&quot; &quot;;IF(#REF!;&quot;Jahr_1 &quot;;&quot;&quot;);IF(#REF!;&quot;Jahr_2 &quot;;&quot;&quot;);IF(#REF!;&quot;Jahr_3&quot;;&quot;&quot;);&quot; &quot;;CONCATENATE(IF(XOR([$Themenliste.$I146];#REF!);IF(#REF!;&quot;A.&quot;;&quot;S.&quot;);&quot;X.&quot;);[$Themenliste.$A14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 table:number-rows-repeated="104843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ariablen" table:style-name="ta1">
        <table:table-column table:style-name="co6" table:number-columns-repeated="3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6" table:number-columns-repeated="59" table:default-cell-style-name="Default"/>
        <table:table-row table:style-name="ro6">
          <table:table-cell table:style-name="ce126" office:value-type="string" calcext:value-type="string">
            <text:p>1. bis 18. Monat</text:p>
          </table:table-cell>
          <table:table-cell table:style-name="ce126" office:value-type="string" calcext:value-type="string">
            <text:p>19. bis 36. Monat</text:p>
          </table:table-cell>
          <table:table-cell table:style-name="ce126" office:value-type="string" calcext:value-type="string">
            <text:p>War mal jahr3</text:p>
          </table:table-cell>
          <table:table-cell table:style-name="ce131" office:value-type="string" calcext:value-type="string">
            <text:p>Jira_Prefix</text:p>
          </table:table-cell>
          <table:table-cell table:style-name="ce131" office:value-type="string" calcext:value-type="string">
            <text:p>Jira-Epic</text:p>
          </table:table-cell>
          <table:table-cell table:style-name="ce131" office:value-type="string" calcext:value-type="string">
            <text:p>Jira-Story</text:p>
          </table:table-cell>
          <table:table-cell table:style-name="ce131" office:value-type="string" calcext:value-type="string">
            <text:p>Jira-Task</text:p>
          </table:table-cell>
          <table:table-cell table:style-name="ce131" table:number-columns-repeated="5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-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table:number-columns-repeated="57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27" office:value-type="string" calcext:value-type="string">
            <text:p>Issue-ID</text:p>
          </table:table-cell>
          <table:table-cell table:style-name="ce127" office:value-type="string" calcext:value-type="string">
            <text:p>IssueType</text:p>
          </table:table-cell>
          <table:table-cell table:style-name="ce127" office:value-type="string" calcext:value-type="string">
            <text:p>Labels</text:p>
          </table:table-cell>
          <table:table-cell table:style-name="ce127" office:value-type="string" calcext:value-type="string">
            <text:p>ParentID</text:p>
          </table:table-cell>
          <table:table-cell table:style-name="ce127" office:value-type="string" calcext:value-type="string">
            <text:p>Summary</text:p>
          </table:table-cell>
          <table:table-cell table:style-name="ce127" office:value-type="string" calcext:value-type="string">
            <text:p>Comments</text:p>
          </table:table-cell>
          <table:table-cell table:style-name="ce127" table:number-columns-repeated="58"/>
        </table:table-row>
        <table:table-row table:style-name="ro3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Fachrchtungsauswahl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lle</text:p>
          </table:table-cell>
          <table:table-cell table:number-columns-repeated="63"/>
        </table:table-row>
      </table:table>
      <table:table table:name="Fachrichtungen" table:style-name="ta1">
        <table:table-column table:style-name="co36" table:default-cell-style-name="Default"/>
        <table:table-column table:style-name="co6" table:number-columns-repeated="63" table:default-cell-style-name="Default"/>
        <table:table-row table:style-name="ro3">
          <table:table-cell table:style-name="ce101" office:value-type="string" calcext:value-type="string">
            <text:p>Fachrichtung</text:p>
          </table:table-cell>
          <table:table-cell table:style-name="ce101" office:value-type="string" calcext:value-type="string">
            <text:p>Kürzel</text:p>
          </table:table-cell>
          <table:table-cell table:style-name="ce101" table:number-columns-repeated="62"/>
        </table:table-row>
        <table:table-row table:style-name="ro3">
          <table:table-cell table:style-name="ce132" office:value-type="string" calcext:value-type="string">
            <text:p>übergreifend</text:p>
          </table:table-cell>
          <table:table-cell table:style-name="ce132" office:value-type="string" calcext:value-type="string">
            <text:p>alle</text:p>
          </table:table-cell>
          <table:table-cell table:style-name="ce101" table:number-columns-repeated="62"/>
        </table:table-row>
        <table:table-row table:style-name="ro3">
          <table:table-cell table:style-name="ce132" office:value-type="string" calcext:value-type="string">
            <text:p>niemand</text:p>
          </table:table-cell>
          <table:table-cell table:style-name="ce132" office:value-type="string" calcext:value-type="string">
            <text:p>invisible</text:p>
          </table:table-cell>
          <table:table-cell table:style-name="ce101" table:number-columns-repeated="62"/>
        </table:table-row>
        <table:table-row table:style-name="ro3">
          <table:table-cell office:value-type="string" calcext:value-type="string">
            <text:p>Anwendungsentwicklung</text:p>
          </table:table-cell>
          <table:table-cell office:value-type="string" calcext:value-type="string">
            <text:p>Anw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ystemintegration</text:p>
          </table:table-cell>
          <table:table-cell office:value-type="string" calcext:value-type="string">
            <text:p>FiSi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aten- und Prozessanalyse</text:p>
          </table:table-cell>
          <table:table-cell office:value-type="string" calcext:value-type="string">
            <text:p>DaPro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igitale Vernetzung</text:p>
          </table:table-cell>
          <table:table-cell office:value-type="string" calcext:value-type="string">
            <text:p>Net</text:p>
          </table:table-cell>
          <table:table-cell table:number-columns-repeated="62"/>
        </table:table-row>
      </table:table>
      <table:table table:name="Abschnitte" table:style-name="ta1">
        <office:forms form:automatic-focus="false" form:apply-design-mode="false"/>
        <table:table-column table:style-name="co6" table:default-cell-style-name="Default"/>
        <table:table-column table:style-name="co37" table:default-cell-style-name="ce134"/>
        <table:table-column table:style-name="co38" table:default-cell-style-name="ce135"/>
        <table:table-column table:style-name="co39" table:default-cell-style-name="Default"/>
        <table:table-column table:style-name="co6" table:number-columns-repeated="57" table:default-cell-style-name="Default"/>
        <table:table-row table:style-name="ro3">
          <table:table-cell table:style-name="ce131" office:value-type="string" calcext:value-type="string">
            <office:annotation draw:style-name="gr1" draw:text-style-name="P2" svg:width="2.899cm" svg:height="0.596cm" svg:x="2.857cm" svg:y="0cm" draw:caption-point-x="-0.61cm" draw:caption-point-y="0.01c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133" office:value-type="string" calcext:value-type="string">
            <office:annotation draw:style-name="gr2" draw:text-style-name="P2" svg:width="2.899cm" svg:height="1.386cm" svg:x="5.152cm" svg:y="0cm" draw:caption-point-x="-0.61cm" draw:caption-point-y="0.01cm">
              <dc:date>2020-05-12T00:00:00</dc:date>
              <text:p text:style-name="P1"><text:span text:style-name="T1">Ist synchrom mit FIAusbV §4 (1)</text:span></text:p>
            </office:annotation>
            <text:p>Kapitel</text:p>
          </table:table-cell>
          <table:table-cell table:style-name="ce126" office:value-type="string" calcext:value-type="string">
            <text:p>Abschnittname</text:p>
          </table:table-cell>
          <table:table-cell table:style-name="ce131" office:value-type="string" calcext:value-type="string">
            <text:p>Fachrichtung</text:p>
          </table:table-cell>
          <table:table-cell table:style-name="ce131" table:number-columns-repeated="5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§ 4 Absatz 2</text:p>
          </table:table-cell>
          <table:table-cell office:value-type="string" calcext:value-type="string">
            <text:p>Fachrichtungsübergreifende berufsprofilgebe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§ 4 Absatz 3</text:p>
          </table:table-cell>
          <table:table-cell office:value-type="string" calcext:value-type="string">
            <text:p>Berufsprofilgebende Fertigkeiten, Kenntnisse und Fähigkeiten in der Fachrichtung Anwendungsentwicklung</text:p>
          </table:table-cell>
          <table:table-cell table:formula="of:=[$Fachrichtungen.B4]" office:value-type="string" office:string-value="Anw" calcext:value-type="string">
            <text:p>Anw</text:p>
          </table:table-cell>
          <table:table-cell table:number-columns-repeated="5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§ 4 Absatz 4</text:p>
          </table:table-cell>
          <table:table-cell office:value-type="string" calcext:value-type="string">
            <text:p>Berufsprofilgebende Fertigkeiten, Kenntnisse und Fähigkeiten in der Fachrichtung Systemintegration</text:p>
          </table:table-cell>
          <table:table-cell table:formula="of:=[$Fachrichtungen.B5]" office:value-type="string" office:string-value="FiSi" calcext:value-type="string">
            <text:p>FiSi</text:p>
          </table:table-cell>
          <table:table-cell table:number-columns-repeated="5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§ 4 Absatz 5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table:formula="of:=[$Fachrichtungen.B6]" office:value-type="string" office:string-value="DaPro" calcext:value-type="string">
            <text:p>DaPro</text:p>
          </table:table-cell>
          <table:table-cell table:number-columns-repeated="5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§ 4 Absatz 6</text:p>
          </table:table-cell>
          <table:table-cell office:value-type="string" calcext:value-type="string">
            <text:p>Berufsprofilgebende Fertigkeiten, Kenntnisse und Fähigkeiten in der Fachrichtung Digitale Vernetzung</text:p>
          </table:table-cell>
          <table:table-cell table:formula="of:=[$Fachrichtungen.B7]" office:value-type="string" office:string-value="Net" calcext:value-type="string">
            <text:p>Net</text:p>
          </table:table-cell>
          <table:table-cell table:number-columns-repeated="5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§ 4 Absatz 7</text:p>
          </table:table-cell>
          <table:table-cell office:value-type="string" calcext:value-type="string">
            <text:p>Fachrichtungsübergreifende, integrativ zu vermittel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formula="of:=[$Fachrichtungen.B3]" office:value-type="string" office:string-value="invisible" calcext:value-type="string">
            <text:p>invisible</text:p>
          </table:table-cell>
          <table:table-cell table:number-columns-repeated="57"/>
        </table:table-row>
        <table:table-row table:style-name="ro3" table:number-rows-repeated="1048567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Bereiche" table:style-name="ta1">
        <office:forms form:automatic-focus="false" form:apply-design-mode="false"/>
        <table:table-column table:style-name="co40" table:default-cell-style-name="ce160"/>
        <table:table-column table:style-name="co41" table:default-cell-style-name="ce162"/>
        <table:table-column table:style-name="co21" table:default-cell-style-name="ce120"/>
        <table:table-column table:style-name="co42" table:default-cell-style-name="ce176"/>
        <table:table-column table:style-name="co43" table:default-cell-style-name="ce178"/>
        <table:table-column table:style-name="co44" table:default-cell-style-name="ce178"/>
        <table:table-column table:style-name="co45" table:default-cell-style-name="ce191"/>
        <table:table-column table:style-name="co46" table:default-cell-style-name="ce195"/>
        <table:table-column table:style-name="co47" table:default-cell-style-name="ce198"/>
        <table:table-column table:style-name="co48" table:default-cell-style-name="ce201"/>
        <table:table-column table:style-name="co49" table:default-cell-style-name="ce201"/>
        <table:table-column table:style-name="co50" table:default-cell-style-name="ce120"/>
        <table:table-column table:style-name="co6" table:default-cell-style-name="ce204"/>
        <table:table-column table:style-name="co6" table:number-columns-repeated="47" table:default-cell-style-name="ce139"/>
        <table:table-column table:style-name="co6" table:number-columns-repeated="964" table:default-cell-style-name="Default"/>
        <table:table-row table:style-name="ro3">
          <table:table-cell table:style-name="ce73" office:value-type="string" calcext:value-type="string">
            <office:annotation draw:style-name="gr2" draw:text-style-name="P2" svg:width="2.899cm" svg:height="1.386cm" svg:x="1.771cm" svg:y="0cm" draw:caption-point-x="-0.52cm" draw:caption-point-y="0.01cm">
              <dc:date>2017-12-19T00:00:00</dc:date>
              <text:p text:style-name="P1"><text:span text:style-name="T1">Berechnete eindeutige Kennzeichnung</text:span></text:p>
            </office:annotation>
            <text:p>Key</text:p>
          </table:table-cell>
          <table:table-cell table:style-name="ce75" office:value-type="string" calcext:value-type="string">
            <office:annotation draw:style-name="gr3" draw:text-style-name="P2" svg:width="2.899cm" svg:height="1.799cm" svg:x="3.249cm" svg:y="0cm" draw:caption-point-x="-0.61cm" draw:caption-point-y="0.01cm">
              <dc:date>2020-05-12T00:00:00</dc:date>
              <text:p text:style-name="P1"><text:span text:style-name="T1">Abschnittnummer </text:span><text:span text:style-name="T2">Basisreferenz zu Abscnitte</text:span></text:p>
            </office:annotation>
            <text:p>A#</text:p>
          </table:table-cell>
          <table:table-cell table:style-name="ce75" office:value-type="string" calcext:value-type="string">
            <office:annotation draw:style-name="gr3" draw:text-style-name="P2" svg:width="2.899cm" svg:height="1.799cm" svg:x="7.043cm" svg:y="0cm" draw:caption-point-x="-0.61cm" draw:caption-point-y="0.01cm">
              <dc:date>2020-05-12T00:00:00</dc:date>
              <text:p text:style-name="P1"><text:span text:style-name="T1">Berechnet aus Spalte ref1</text:span></text:p>
            </office:annotation>
            <text:p>Abschnittbezeichnung</text:p>
          </table:table-cell>
          <table:table-cell table:style-name="ce82" table:formula="of:=[Abschnitte.C1]" office:value-type="string" office:string-value="Abschnittname" calcext:value-type="string">
            <text:p>Abschnittname</text:p>
          </table:table-cell>
          <table:table-cell table:style-name="ce85" office:value-type="string" calcext:value-type="string">
            <text:p>B#</text:p>
          </table:table-cell>
          <table:table-cell table:style-name="ce85" office:value-type="string" calcext:value-type="string">
            <text:p>Bereich</text:p>
          </table:table-cell>
          <table:table-cell table:style-name="ce88" office:value-type="string" calcext:value-type="string">
            <office:annotation draw:style-name="gr2" draw:text-style-name="P2" svg:width="2.899cm" svg:height="1.386cm" svg:x="17.958cm" svg:y="0.01cm" draw:caption-point-x="0cm" draw:caption-point-y="0cm">
              <dc:date>2017-12-19T00:00:00</dc:date>
              <text:p text:style-name="P1"><text:span text:style-name="T1">Anzahl der Unterpunkte (a...d)</text:span></text:p>
            </office:annotation>
            <text:p>count</text:p>
          </table:table-cell>
          <table:table-cell table:style-name="ce91" office:value-type="string" calcext:value-type="string">
            <text:p>Themen</text:p>
          </table:table-cell>
          <table:table-cell table:style-name="ce94" table:formula="of:=[Themenliste.I1]" office:value-type="string" office:string-value="Fachrichtung" calcext:value-type="string">
            <text:p>Fachrichtung</text:p>
          </table:table-cell>
          <table:table-cell table:style-name="ce94" office:value-type="string" calcext:value-type="string">
            <text:p>teil1</text:p>
          </table:table-cell>
          <table:table-cell table:style-name="ce94" office:value-type="string" calcext:value-type="string">
            <text:p>teil2</text:p>
          </table:table-cell>
          <table:table-cell table:style-name="ce94" office:value-type="string" calcext:value-type="string">
            <text:p>ref1</text:p>
          </table:table-cell>
          <table:table-cell table:style-name="ce82" office:value-type="string" calcext:value-type="string">
            <text:p>ref2</text:p>
          </table:table-cell>
          <table:table-cell table:style-name="ce75" table:number-columns-repeated="45"/>
          <table:table-cell table:style-name="ce118" table:number-columns-repeated="966"/>
        </table:table-row>
        <table:table-row table:style-name="ro29">
          <table:table-cell table:formula="of:=(1000*[.$B2])+[.$E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2]);0;1;1)" office:value-type="string" office:string-value="§ 4 Absatz 2" calcext:value-type="string">
            <text:p>§ 4 Absatz 2</text:p>
          </table:table-cell>
          <table:table-cell table:style-name="ce169" table:formula="of:=OFFSET(INDIRECT([.$L2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2];OFFSET(INDIRECT([.$M2]);0;0;1);&quot;&quot;);IF(1 &lt; [.$G2];CHAR(10);&quot;&quot;);IF(1 &lt; [.$G2];OFFSET(INDIRECT([.$M2]);1;0;1);&quot;&quot;);IF(2 &lt; [.$G2];CHAR(10);&quot;&quot;);IF(2 &lt; [.$G2];OFFSET(INDIRECT([.$M2]);2;0;1);&quot;&quot;);IF(3 &lt; [.$G2];CHAR(10);&quot;&quot;);IF(3 &lt; [.$G2];OFFSET(INDIRECT([.$M2]);3;0;1);&quot;&quot;);IF(4 &lt; [.$G2];CHAR(10);&quot;&quot;);IF(4 &lt; [.$G2];OFFSET(INDIRECT([.$M2]);4;0;1);&quot;&quot;);IF(5 &lt; [.$G2];CHAR(10);&quot;&quot;);IF(5 &lt; [.$G2];OFFSET(INDIRECT([.$M2]);5;0;1);&quot;&quot;);IF(6 &lt; [.$G2];CHAR(10);&quot;&quot;);IF(6 &lt; [.$G2];OFFSET(INDIRECT([.$M2]);6;0;1);&quot;&quot;);IF(7 &lt; [.$G2];CHAR(10);&quot;&quot;);IF(7 &lt; [.$G2];OFFSET(INDIRECT([.$M2]);7;0;1);&quot;&quot;);IF(8 &lt; [.$G2];CHAR(10);&quot;&quot;);IF(8 &lt; [.$G2];OFFSET(INDIRECT([.$M2]);8;0;1);&quot;&quot;);IF(9 &lt; [.$G2];CHAR(10);&quot;&quot;);IF(9 &lt; [.$G2];OFFSET(INDIRECT([.$M2]);9;0;1);&quot;&quot;);IF(10 &lt; [.$G2];CHAR(10);&quot;&quot;);IF(10 &lt; [.$G2];OFFSET(INDIRECT([.$M2]);10;0;1);&quot;&quot;);IF(11 &lt; [.$G2];CHAR(10);&quot;&quot;);IF(11 &lt; [.$G2];OFFSET(INDIRECT([.$M2]);11;0;1);&quot;&quot;);IF(12 &lt; [.$G2];CHAR(10);&quot;&quot;);IF(12 &lt; [.$G2];OFFSET(INDIRECT([.$M2]);12;0;1);&quot;&quot;)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197" table:formula="of:=OFFSET(INDIRECT([.$L2]);0;3;1)" office:value-type="string" office:string-value="alle" calcext:value-type="string">
            <text:p>alle</text:p>
          </table:table-cell>
          <table:table-cell table:style-name="ce199" office:value-type="float" office:value="12" calcext:value-type="float">
            <text:p>12</text:p>
          </table:table-cell>
          <table:table-cell table:style-name="ce199"/>
          <table:table-cell table:style-name="ce202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2];[$Themenliste.$H$1:$Themenliste.$H$9920];0))" office:value-type="string" office:string-value="$Themenliste.$F$2" calcext:value-type="string">
            <text:p>$Themenliste.$F$2</text:p>
          </table:table-cell>
          <table:table-cell table:number-columns-repeated="1011"/>
        </table:table-row>
        <table:table-row table:style-name="ro30">
          <table:table-cell table:formula="of:=(1000*[.$B3])+[.$E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3]);0;1;1)" office:value-type="string" office:string-value="§ 4 Absatz 2" calcext:value-type="string">
            <text:p>§ 4 Absatz 2</text:p>
          </table:table-cell>
          <table:table-cell table:style-name="ce169" table:formula="of:=OFFSET(INDIRECT([.$L3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ieren und Beraten von Kunden und Kundinnen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3];OFFSET(INDIRECT([.$M3]);0;0;1);&quot;&quot;);IF(1 &lt; [.$G3];CHAR(10);&quot;&quot;);IF(1 &lt; [.$G3];OFFSET(INDIRECT([.$M3]);1;0;1);&quot;&quot;);IF(2 &lt; [.$G3];CHAR(10);&quot;&quot;);IF(2 &lt; [.$G3];OFFSET(INDIRECT([.$M3]);2;0;1);&quot;&quot;);IF(3 &lt; [.$G3];CHAR(10);&quot;&quot;);IF(3 &lt; [.$G3];OFFSET(INDIRECT([.$M3]);3;0;1);&quot;&quot;);IF(4 &lt; [.$G3];CHAR(10);&quot;&quot;);IF(4 &lt; [.$G3];OFFSET(INDIRECT([.$M3]);4;0;1);&quot;&quot;);IF(5 &lt; [.$G3];CHAR(10);&quot;&quot;);IF(5 &lt; [.$G3];OFFSET(INDIRECT([.$M3]);5;0;1);&quot;&quot;);IF(6 &lt; [.$G3];CHAR(10);&quot;&quot;);IF(6 &lt; [.$G3];OFFSET(INDIRECT([.$M3]);6;0;1);&quot;&quot;);IF(7 &lt; [.$G3];CHAR(10);&quot;&quot;);IF(7 &lt; [.$G3];OFFSET(INDIRECT([.$M3]);7;0;1);&quot;&quot;);IF(8 &lt; [.$G3];CHAR(10);&quot;&quot;);IF(8 &lt; [.$G3];OFFSET(INDIRECT([.$M3]);8;0;1);&quot;&quot;);IF(9 &lt; [.$G3];CHAR(10);&quot;&quot;);IF(9 &lt; [.$G3];OFFSET(INDIRECT([.$M3]);9;0;1);&quot;&quot;);IF(10 &lt; [.$G3];CHAR(10);&quot;&quot;);IF(10 &lt; [.$G3];OFFSET(INDIRECT([.$M3]);10;0;1);&quot;&quot;);IF(11 &lt; [.$G3];CHAR(10);&quot;&quot;);IF(11 &lt; [.$G3];OFFSET(INDIRECT([.$M3]);11;0;1);&quot;&quot;);IF(12 &lt; [.$G3];CHAR(10);&quot;&quot;);IF(12 &lt; [.$G3];OFFSET(INDIRECT([.$M3]);12;0;1);&quot;&quot;)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197" table:formula="of:=OFFSET(INDIRECT([.$L3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2" calcext:value-type="float">
            <text:p>2</text:p>
          </table:table-cell>
          <table:table-cell table:style-name="ce202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3];[$Themenliste.$H$1:$Themenliste.$H$9920];0))" office:value-type="string" office:string-value="$Themenliste.$F$11" calcext:value-type="string">
            <text:p>$Themenliste.$F$11</text:p>
          </table:table-cell>
          <table:table-cell table:number-columns-repeated="1011"/>
        </table:table-row>
        <table:table-row table:style-name="ro31">
          <table:table-cell table:formula="of:=(1000*[.$B4])+[.$E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4]);0;1;1)" office:value-type="string" office:string-value="§ 4 Absatz 2" calcext:value-type="string">
            <text:p>§ 4 Absatz 2</text:p>
          </table:table-cell>
          <table:table-cell table:style-name="ce169" table:formula="of:=OFFSET(INDIRECT([.$L4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urteilen marktgängiger IT-Systeme und kundenspezifischer 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4];OFFSET(INDIRECT([.$M4]);0;0;1);&quot;&quot;);IF(1 &lt; [.$G4];CHAR(10);&quot;&quot;);IF(1 &lt; [.$G4];OFFSET(INDIRECT([.$M4]);1;0;1);&quot;&quot;);IF(2 &lt; [.$G4];CHAR(10);&quot;&quot;);IF(2 &lt; [.$G4];OFFSET(INDIRECT([.$M4]);2;0;1);&quot;&quot;);IF(3 &lt; [.$G4];CHAR(10);&quot;&quot;);IF(3 &lt; [.$G4];OFFSET(INDIRECT([.$M4]);3;0;1);&quot;&quot;);IF(4 &lt; [.$G4];CHAR(10);&quot;&quot;);IF(4 &lt; [.$G4];OFFSET(INDIRECT([.$M4]);4;0;1);&quot;&quot;);IF(5 &lt; [.$G4];CHAR(10);&quot;&quot;);IF(5 &lt; [.$G4];OFFSET(INDIRECT([.$M4]);5;0;1);&quot;&quot;);IF(6 &lt; [.$G4];CHAR(10);&quot;&quot;);IF(6 &lt; [.$G4];OFFSET(INDIRECT([.$M4]);6;0;1);&quot;&quot;);IF(7 &lt; [.$G4];CHAR(10);&quot;&quot;);IF(7 &lt; [.$G4];OFFSET(INDIRECT([.$M4]);7;0;1);&quot;&quot;);IF(8 &lt; [.$G4];CHAR(10);&quot;&quot;);IF(8 &lt; [.$G4];OFFSET(INDIRECT([.$M4]);8;0;1);&quot;&quot;);IF(9 &lt; [.$G4];CHAR(10);&quot;&quot;);IF(9 &lt; [.$G4];OFFSET(INDIRECT([.$M4]);9;0;1);&quot;&quot;);IF(10 &lt; [.$G4];CHAR(10);&quot;&quot;);IF(10 &lt; [.$G4];OFFSET(INDIRECT([.$M4]);10;0;1);&quot;&quot;);IF(11 &lt; [.$G4];CHAR(10);&quot;&quot;);IF(11 &lt; [.$G4];OFFSET(INDIRECT([.$M4]);11;0;1);&quot;&quot;);IF(12 &lt; [.$G4];CHAR(10);&quot;&quot;);IF(12 &lt; [.$G4];OFFSET(INDIRECT([.$M4]);12;0;1);&quot;&quot;)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197" table:formula="of:=OFFSET(INDIRECT([.$L4]);0;3;1)" office:value-type="string" office:string-value="alle" calcext:value-type="string">
            <text:p>alle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4];[$Themenliste.$H$1:$Themenliste.$H$9920];0))" office:value-type="string" office:string-value="$Themenliste.$F$19" calcext:value-type="string">
            <text:p>$Themenliste.$F$19</text:p>
          </table:table-cell>
          <table:table-cell table:number-columns-repeated="1011"/>
        </table:table-row>
        <table:table-row table:style-name="ro32">
          <table:table-cell table:formula="of:=(1000*[.$B5])+[.$E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5]);0;1;1)" office:value-type="string" office:string-value="§ 4 Absatz 2" calcext:value-type="string">
            <text:p>§ 4 Absatz 2</text:p>
          </table:table-cell>
          <table:table-cell table:style-name="ce169" table:formula="of:=OFFSET(INDIRECT([.$L5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wickeln, Erstellen und Betreuen von IT-Lösungen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5];OFFSET(INDIRECT([.$M5]);0;0;1);&quot;&quot;);IF(1 &lt; [.$G5];CHAR(10);&quot;&quot;);IF(1 &lt; [.$G5];OFFSET(INDIRECT([.$M5]);1;0;1);&quot;&quot;);IF(2 &lt; [.$G5];CHAR(10);&quot;&quot;);IF(2 &lt; [.$G5];OFFSET(INDIRECT([.$M5]);2;0;1);&quot;&quot;);IF(3 &lt; [.$G5];CHAR(10);&quot;&quot;);IF(3 &lt; [.$G5];OFFSET(INDIRECT([.$M5]);3;0;1);&quot;&quot;);IF(4 &lt; [.$G5];CHAR(10);&quot;&quot;);IF(4 &lt; [.$G5];OFFSET(INDIRECT([.$M5]);4;0;1);&quot;&quot;);IF(5 &lt; [.$G5];CHAR(10);&quot;&quot;);IF(5 &lt; [.$G5];OFFSET(INDIRECT([.$M5]);5;0;1);&quot;&quot;);IF(6 &lt; [.$G5];CHAR(10);&quot;&quot;);IF(6 &lt; [.$G5];OFFSET(INDIRECT([.$M5]);6;0;1);&quot;&quot;);IF(7 &lt; [.$G5];CHAR(10);&quot;&quot;);IF(7 &lt; [.$G5];OFFSET(INDIRECT([.$M5]);7;0;1);&quot;&quot;);IF(8 &lt; [.$G5];CHAR(10);&quot;&quot;);IF(8 &lt; [.$G5];OFFSET(INDIRECT([.$M5]);8;0;1);&quot;&quot;);IF(9 &lt; [.$G5];CHAR(10);&quot;&quot;);IF(9 &lt; [.$G5];OFFSET(INDIRECT([.$M5]);9;0;1);&quot;&quot;);IF(10 &lt; [.$G5];CHAR(10);&quot;&quot;);IF(10 &lt; [.$G5];OFFSET(INDIRECT([.$M5]);10;0;1);&quot;&quot;);IF(11 &lt; [.$G5];CHAR(10);&quot;&quot;);IF(11 &lt; [.$G5];OFFSET(INDIRECT([.$M5]);11;0;1);&quot;&quot;);IF(12 &lt; [.$G5];CHAR(10);&quot;&quot;);IF(12 &lt; [.$G5];OFFSET(INDIRECT([.$M5]);12;0;1);&quot;&quot;)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197" table:formula="of:=OFFSET(INDIRECT([.$L5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5];[$Themenliste.$H$1:$Themenliste.$H$9920];0))" office:value-type="string" office:string-value="$Themenliste.$F$23" calcext:value-type="string">
            <text:p>$Themenliste.$F$23</text:p>
          </table:table-cell>
          <table:table-cell table:number-columns-repeated="1011"/>
        </table:table-row>
        <table:table-row table:style-name="ro31">
          <table:table-cell table:formula="of:=(1000*[.$B6])+[.$E6]" office:value-type="float" office:value="1005" calcext:value-type="float">
            <text:p>1005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6]);0;1;1)" office:value-type="string" office:string-value="§ 4 Absatz 2" calcext:value-type="string">
            <text:p>§ 4 Absatz 2</text:p>
          </table:table-cell>
          <table:table-cell table:style-name="ce169" table:formula="of:=OFFSET(INDIRECT([.$L6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rchführen und Dokumentieren von qualitätssichernden Maßnahm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6];OFFSET(INDIRECT([.$M6]);0;0;1);&quot;&quot;);IF(1 &lt; [.$G6];CHAR(10);&quot;&quot;);IF(1 &lt; [.$G6];OFFSET(INDIRECT([.$M6]);1;0;1);&quot;&quot;);IF(2 &lt; [.$G6];CHAR(10);&quot;&quot;);IF(2 &lt; [.$G6];OFFSET(INDIRECT([.$M6]);2;0;1);&quot;&quot;);IF(3 &lt; [.$G6];CHAR(10);&quot;&quot;);IF(3 &lt; [.$G6];OFFSET(INDIRECT([.$M6]);3;0;1);&quot;&quot;);IF(4 &lt; [.$G6];CHAR(10);&quot;&quot;);IF(4 &lt; [.$G6];OFFSET(INDIRECT([.$M6]);4;0;1);&quot;&quot;);IF(5 &lt; [.$G6];CHAR(10);&quot;&quot;);IF(5 &lt; [.$G6];OFFSET(INDIRECT([.$M6]);5;0;1);&quot;&quot;);IF(6 &lt; [.$G6];CHAR(10);&quot;&quot;);IF(6 &lt; [.$G6];OFFSET(INDIRECT([.$M6]);6;0;1);&quot;&quot;);IF(7 &lt; [.$G6];CHAR(10);&quot;&quot;);IF(7 &lt; [.$G6];OFFSET(INDIRECT([.$M6]);7;0;1);&quot;&quot;);IF(8 &lt; [.$G6];CHAR(10);&quot;&quot;);IF(8 &lt; [.$G6];OFFSET(INDIRECT([.$M6]);8;0;1);&quot;&quot;);IF(9 &lt; [.$G6];CHAR(10);&quot;&quot;);IF(9 &lt; [.$G6];OFFSET(INDIRECT([.$M6]);9;0;1);&quot;&quot;);IF(10 &lt; [.$G6];CHAR(10);&quot;&quot;);IF(10 &lt; [.$G6];OFFSET(INDIRECT([.$M6]);10;0;1);&quot;&quot;);IF(11 &lt; [.$G6];CHAR(10);&quot;&quot;);IF(11 &lt; [.$G6];OFFSET(INDIRECT([.$M6]);11;0;1);&quot;&quot;);IF(12 &lt; [.$G6];CHAR(10);&quot;&quot;);IF(12 &lt; [.$G6];OFFSET(INDIRECT([.$M6]);12;0;1);&quot;&quot;)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197" table:formula="of:=OFFSET(INDIRECT([.$L6]);0;3;1)" office:value-type="string" office:string-value="alle" calcext:value-type="string">
            <text:p>alle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8" calcext:value-type="float">
            <text:p>8</text:p>
          </table:table-cell>
          <table:table-cell table:style-name="ce202" table:formula="of:=CONCATENATE(SUBSTITUTE(FORMULA([.$B6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6];[$Themenliste.$H$1:$Themenliste.$H$9920];0))" office:value-type="string" office:string-value="$Themenliste.$F$28" calcext:value-type="string">
            <text:p>$Themenliste.$F$28</text:p>
          </table:table-cell>
          <table:table-cell table:number-columns-repeated="1011"/>
        </table:table-row>
        <table:table-row table:style-name="ro33">
          <table:table-cell table:formula="of:=(1000*[.$B7])+[.$E7]" office:value-type="float" office:value="1006" calcext:value-type="float">
            <text:p>1006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7]);0;1;1)" office:value-type="string" office:string-value="§ 4 Absatz 2" calcext:value-type="string">
            <text:p>§ 4 Absatz 2</text:p>
          </table:table-cell>
          <table:table-cell table:style-name="ce169" table:formula="of:=OFFSET(INDIRECT([.$L7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msetzen, Integrieren und Prüfen von Maßnahmen zur IT-Sicherheit und zum Datenschutz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7];OFFSET(INDIRECT([.$M7]);0;0;1);&quot;&quot;);IF(1 &lt; [.$G7];CHAR(10);&quot;&quot;);IF(1 &lt; [.$G7];OFFSET(INDIRECT([.$M7]);1;0;1);&quot;&quot;);IF(2 &lt; [.$G7];CHAR(10);&quot;&quot;);IF(2 &lt; [.$G7];OFFSET(INDIRECT([.$M7]);2;0;1);&quot;&quot;);IF(3 &lt; [.$G7];CHAR(10);&quot;&quot;);IF(3 &lt; [.$G7];OFFSET(INDIRECT([.$M7]);3;0;1);&quot;&quot;);IF(4 &lt; [.$G7];CHAR(10);&quot;&quot;);IF(4 &lt; [.$G7];OFFSET(INDIRECT([.$M7]);4;0;1);&quot;&quot;);IF(5 &lt; [.$G7];CHAR(10);&quot;&quot;);IF(5 &lt; [.$G7];OFFSET(INDIRECT([.$M7]);5;0;1);&quot;&quot;);IF(6 &lt; [.$G7];CHAR(10);&quot;&quot;);IF(6 &lt; [.$G7];OFFSET(INDIRECT([.$M7]);6;0;1);&quot;&quot;);IF(7 &lt; [.$G7];CHAR(10);&quot;&quot;);IF(7 &lt; [.$G7];OFFSET(INDIRECT([.$M7]);7;0;1);&quot;&quot;);IF(8 &lt; [.$G7];CHAR(10);&quot;&quot;);IF(8 &lt; [.$G7];OFFSET(INDIRECT([.$M7]);8;0;1);&quot;&quot;);IF(9 &lt; [.$G7];CHAR(10);&quot;&quot;);IF(9 &lt; [.$G7];OFFSET(INDIRECT([.$M7]);9;0;1);&quot;&quot;);IF(10 &lt; [.$G7];CHAR(10);&quot;&quot;);IF(10 &lt; [.$G7];OFFSET(INDIRECT([.$M7]);10;0;1);&quot;&quot;);IF(11 &lt; [.$G7];CHAR(10);&quot;&quot;);IF(11 &lt; [.$G7];OFFSET(INDIRECT([.$M7]);11;0;1);&quot;&quot;);IF(12 &lt; [.$G7];CHAR(10);&quot;&quot;);IF(12 &lt; [.$G7];OFFSET(INDIRECT([.$M7]);12;0;1);&quot;&quot;)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197" table:formula="of:=OFFSET(INDIRECT([.$L7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6" calcext:value-type="float">
            <text:p>6</text:p>
          </table:table-cell>
          <table:table-cell table:style-name="ce202" table:formula="of:=CONCATENATE(SUBSTITUTE(FORMULA([.$B7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7];[$Themenliste.$H$1:$Themenliste.$H$9920];0))" office:value-type="string" office:string-value="$Themenliste.$F$31" calcext:value-type="string">
            <text:p>$Themenliste.$F$31</text:p>
          </table:table-cell>
          <table:table-cell table:number-columns-repeated="1011"/>
        </table:table-row>
        <table:table-row table:style-name="ro34">
          <table:table-cell table:formula="of:=(1000*[.$B8])+[.$E8]" office:value-type="float" office:value="1007" calcext:value-type="float">
            <text:p>1007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8]);0;1;1)" office:value-type="string" office:string-value="§ 4 Absatz 2" calcext:value-type="string">
            <text:p>§ 4 Absatz 2</text:p>
          </table:table-cell>
          <table:table-cell table:style-name="ce169" table:formula="of:=OFFSET(INDIRECT([.$L8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bringen der Leistungen und Auftragsabschluss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8];OFFSET(INDIRECT([.$M8]);0;0;1);&quot;&quot;);IF(1 &lt; [.$G8];CHAR(10);&quot;&quot;);IF(1 &lt; [.$G8];OFFSET(INDIRECT([.$M8]);1;0;1);&quot;&quot;);IF(2 &lt; [.$G8];CHAR(10);&quot;&quot;);IF(2 &lt; [.$G8];OFFSET(INDIRECT([.$M8]);2;0;1);&quot;&quot;);IF(3 &lt; [.$G8];CHAR(10);&quot;&quot;);IF(3 &lt; [.$G8];OFFSET(INDIRECT([.$M8]);3;0;1);&quot;&quot;);IF(4 &lt; [.$G8];CHAR(10);&quot;&quot;);IF(4 &lt; [.$G8];OFFSET(INDIRECT([.$M8]);4;0;1);&quot;&quot;);IF(5 &lt; [.$G8];CHAR(10);&quot;&quot;);IF(5 &lt; [.$G8];OFFSET(INDIRECT([.$M8]);5;0;1);&quot;&quot;);IF(6 &lt; [.$G8];CHAR(10);&quot;&quot;);IF(6 &lt; [.$G8];OFFSET(INDIRECT([.$M8]);6;0;1);&quot;&quot;);IF(7 &lt; [.$G8];CHAR(10);&quot;&quot;);IF(7 &lt; [.$G8];OFFSET(INDIRECT([.$M8]);7;0;1);&quot;&quot;);IF(8 &lt; [.$G8];CHAR(10);&quot;&quot;);IF(8 &lt; [.$G8];OFFSET(INDIRECT([.$M8]);8;0;1);&quot;&quot;);IF(9 &lt; [.$G8];CHAR(10);&quot;&quot;);IF(9 &lt; [.$G8];OFFSET(INDIRECT([.$M8]);9;0;1);&quot;&quot;);IF(10 &lt; [.$G8];CHAR(10);&quot;&quot;);IF(10 &lt; [.$G8];OFFSET(INDIRECT([.$M8]);10;0;1);&quot;&quot;);IF(11 &lt; [.$G8];CHAR(10);&quot;&quot;);IF(11 &lt; [.$G8];OFFSET(INDIRECT([.$M8]);11;0;1);&quot;&quot;);IF(12 &lt; [.$G8];CHAR(10);&quot;&quot;);IF(12 &lt; [.$G8];OFFSET(INDIRECT([.$M8]);12;0;1);&quot;&quot;)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197" table:formula="of:=OFFSET(INDIRECT([.$L8]);0;3;1)" office:value-type="string" office:string-value="alle" calcext:value-type="string">
            <text:p>alle</text:p>
          </table:table-cell>
          <table:table-cell table:style-name="ce199" office:value-type="float" office:value="7" calcext:value-type="float">
            <text:p>7</text:p>
          </table:table-cell>
          <table:table-cell table:style-name="ce200"/>
          <table:table-cell table:style-name="ce202" table:formula="of:=CONCATENATE(SUBSTITUTE(FORMULA([.$B8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8];[$Themenliste.$H$1:$Themenliste.$H$9920];0))" office:value-type="string" office:string-value="$Themenliste.$F$36" calcext:value-type="string">
            <text:p>$Themenliste.$F$36</text:p>
          </table:table-cell>
          <table:table-cell table:number-columns-repeated="1011"/>
        </table:table-row>
        <table:table-row table:style-name="ro33">
          <table:table-cell table:formula="of:=(1000*[.$B9])+[.$E9]" office:value-type="float" office:value="1008" calcext:value-type="float">
            <text:p>1008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9]);0;1;1)" office:value-type="string" office:string-value="§ 4 Absatz 2" calcext:value-type="string">
            <text:p>§ 4 Absatz 2</text:p>
          </table:table-cell>
          <table:table-cell table:style-name="ce169" table:formula="of:=OFFSET(INDIRECT([.$L9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reiben von IT-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9];OFFSET(INDIRECT([.$M9]);0;0;1);&quot;&quot;);IF(1 &lt; [.$G9];CHAR(10);&quot;&quot;);IF(1 &lt; [.$G9];OFFSET(INDIRECT([.$M9]);1;0;1);&quot;&quot;);IF(2 &lt; [.$G9];CHAR(10);&quot;&quot;);IF(2 &lt; [.$G9];OFFSET(INDIRECT([.$M9]);2;0;1);&quot;&quot;);IF(3 &lt; [.$G9];CHAR(10);&quot;&quot;);IF(3 &lt; [.$G9];OFFSET(INDIRECT([.$M9]);3;0;1);&quot;&quot;);IF(4 &lt; [.$G9];CHAR(10);&quot;&quot;);IF(4 &lt; [.$G9];OFFSET(INDIRECT([.$M9]);4;0;1);&quot;&quot;);IF(5 &lt; [.$G9];CHAR(10);&quot;&quot;);IF(5 &lt; [.$G9];OFFSET(INDIRECT([.$M9]);5;0;1);&quot;&quot;);IF(6 &lt; [.$G9];CHAR(10);&quot;&quot;);IF(6 &lt; [.$G9];OFFSET(INDIRECT([.$M9]);6;0;1);&quot;&quot;);IF(7 &lt; [.$G9];CHAR(10);&quot;&quot;);IF(7 &lt; [.$G9];OFFSET(INDIRECT([.$M9]);7;0;1);&quot;&quot;);IF(8 &lt; [.$G9];CHAR(10);&quot;&quot;);IF(8 &lt; [.$G9];OFFSET(INDIRECT([.$M9]);8;0;1);&quot;&quot;);IF(9 &lt; [.$G9];CHAR(10);&quot;&quot;);IF(9 &lt; [.$G9];OFFSET(INDIRECT([.$M9]);9;0;1);&quot;&quot;);IF(10 &lt; [.$G9];CHAR(10);&quot;&quot;);IF(10 &lt; [.$G9];OFFSET(INDIRECT([.$M9]);10;0;1);&quot;&quot;);IF(11 &lt; [.$G9];CHAR(10);&quot;&quot;);IF(11 &lt; [.$G9];OFFSET(INDIRECT([.$M9]);11;0;1);&quot;&quot;);IF(12 &lt; [.$G9];CHAR(10);&quot;&quot;);IF(12 &lt; [.$G9];OFFSET(INDIRECT([.$M9]);12;0;1);&quot;&quot;))" office:value-type="string" office:string-value="a) Netzwerkkonzepte für unterschiedliche 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197" table:formula="of:=OFFSET(INDIRECT([.$L9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202" table:formula="of:=CONCATENATE(SUBSTITUTE(FORMULA([.$B9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9];[$Themenliste.$H$1:$Themenliste.$H$9920];0))" office:value-type="string" office:string-value="$Themenliste.$F$42" calcext:value-type="string">
            <text:p>$Themenliste.$F$42</text:p>
          </table:table-cell>
          <table:table-cell table:number-columns-repeated="1011"/>
        </table:table-row>
        <table:table-row table:style-name="ro35">
          <table:table-cell table:formula="of:=(1000*[.$B10])+[.$E10]" office:value-type="float" office:value="1009" calcext:value-type="float">
            <text:p>1009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0]);0;1;1)" office:value-type="string" office:string-value="§ 4 Absatz 2" calcext:value-type="string">
            <text:p>§ 4 Absatz 2</text:p>
          </table:table-cell>
          <table:table-cell table:style-name="ce169" table:formula="of:=OFFSET(INDIRECT([.$L10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betriebnehmen von Speicherlösungen</text:p>
          </table:table-cell>
          <table:table-cell table:style-name="ce187" office:value-type="float" office:value="2" calcext:value-type="float">
            <text:p>2</text:p>
          </table:table-cell>
          <table:table-cell table:style-name="ce193" table:formula="of:=CONCATENATE(IF(0 &lt; [.$G10];OFFSET(INDIRECT([.$M10]);0;0;1);&quot;&quot;);IF(1 &lt; [.$G10];CHAR(10);&quot;&quot;);IF(1 &lt; [.$G10];OFFSET(INDIRECT([.$M10]);1;0;1);&quot;&quot;);IF(2 &lt; [.$G10];CHAR(10);&quot;&quot;);IF(2 &lt; [.$G10];OFFSET(INDIRECT([.$M10]);2;0;1);&quot;&quot;);IF(3 &lt; [.$G10];CHAR(10);&quot;&quot;);IF(3 &lt; [.$G10];OFFSET(INDIRECT([.$M10]);3;0;1);&quot;&quot;);IF(4 &lt; [.$G10];CHAR(10);&quot;&quot;);IF(4 &lt; [.$G10];OFFSET(INDIRECT([.$M10]);4;0;1);&quot;&quot;);IF(5 &lt; [.$G10];CHAR(10);&quot;&quot;);IF(5 &lt; [.$G10];OFFSET(INDIRECT([.$M10]);5;0;1);&quot;&quot;);IF(6 &lt; [.$G10];CHAR(10);&quot;&quot;);IF(6 &lt; [.$G10];OFFSET(INDIRECT([.$M10]);6;0;1);&quot;&quot;);IF(7 &lt; [.$G10];CHAR(10);&quot;&quot;);IF(7 &lt; [.$G10];OFFSET(INDIRECT([.$M10]);7;0;1);&quot;&quot;);IF(8 &lt; [.$G10];CHAR(10);&quot;&quot;);IF(8 &lt; [.$G10];OFFSET(INDIRECT([.$M10]);8;0;1);&quot;&quot;);IF(9 &lt; [.$G10];CHAR(10);&quot;&quot;);IF(9 &lt; [.$G10];OFFSET(INDIRECT([.$M10]);9;0;1);&quot;&quot;);IF(10 &lt; [.$G10];CHAR(10);&quot;&quot;);IF(10 &lt; [.$G10];OFFSET(INDIRECT([.$M10]);10;0;1);&quot;&quot;);IF(11 &lt; [.$G10];CHAR(10);&quot;&quot;);IF(11 &lt; [.$G10];OFFSET(INDIRECT([.$M10]);11;0;1);&quot;&quot;);IF(12 &lt; [.$G10];CHAR(10);&quot;&quot;);IF(12 &lt; [.$G10];OFFSET(INDIRECT([.$M10]);12;0;1);&quot;&quot;)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197" table:formula="of:=OFFSET(INDIRECT([.$L10]);0;3;1)" office:value-type="string" office:string-value="alle" calcext:value-type="string">
            <text:p>alle</text:p>
          </table:table-cell>
          <table:table-cell table:style-name="ce200"/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10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0];[$Themenliste.$H$1:$Themenliste.$H$9920];0))" office:value-type="string" office:string-value="$Themenliste.$F$48" calcext:value-type="string">
            <text:p>$Themenliste.$F$48</text:p>
          </table:table-cell>
          <table:table-cell table:number-columns-repeated="1011"/>
        </table:table-row>
        <table:table-row table:style-name="ro36">
          <table:table-cell table:formula="of:=(1000*[.$B11])+[.$E11]" office:value-type="float" office:value="1010" calcext:value-type="float">
            <text:p>1010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1]);0;1;1)" office:value-type="string" office:string-value="§ 4 Absatz 2" calcext:value-type="string">
            <text:p>§ 4 Absatz 2</text:p>
          </table:table-cell>
          <table:table-cell table:style-name="ce169" table:formula="of:=OFFSET(INDIRECT([.$L11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ammieren von Software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1];OFFSET(INDIRECT([.$M11]);0;0;1);&quot;&quot;);IF(1 &lt; [.$G11];CHAR(10);&quot;&quot;);IF(1 &lt; [.$G11];OFFSET(INDIRECT([.$M11]);1;0;1);&quot;&quot;);IF(2 &lt; [.$G11];CHAR(10);&quot;&quot;);IF(2 &lt; [.$G11];OFFSET(INDIRECT([.$M11]);2;0;1);&quot;&quot;);IF(3 &lt; [.$G11];CHAR(10);&quot;&quot;);IF(3 &lt; [.$G11];OFFSET(INDIRECT([.$M11]);3;0;1);&quot;&quot;);IF(4 &lt; [.$G11];CHAR(10);&quot;&quot;);IF(4 &lt; [.$G11];OFFSET(INDIRECT([.$M11]);4;0;1);&quot;&quot;);IF(5 &lt; [.$G11];CHAR(10);&quot;&quot;);IF(5 &lt; [.$G11];OFFSET(INDIRECT([.$M11]);5;0;1);&quot;&quot;);IF(6 &lt; [.$G11];CHAR(10);&quot;&quot;);IF(6 &lt; [.$G11];OFFSET(INDIRECT([.$M11]);6;0;1);&quot;&quot;);IF(7 &lt; [.$G11];CHAR(10);&quot;&quot;);IF(7 &lt; [.$G11];OFFSET(INDIRECT([.$M11]);7;0;1);&quot;&quot;);IF(8 &lt; [.$G11];CHAR(10);&quot;&quot;);IF(8 &lt; [.$G11];OFFSET(INDIRECT([.$M11]);8;0;1);&quot;&quot;);IF(9 &lt; [.$G11];CHAR(10);&quot;&quot;);IF(9 &lt; [.$G11];OFFSET(INDIRECT([.$M11]);9;0;1);&quot;&quot;);IF(10 &lt; [.$G11];CHAR(10);&quot;&quot;);IF(10 &lt; [.$G11];OFFSET(INDIRECT([.$M11]);10;0;1);&quot;&quot;);IF(11 &lt; [.$G11];CHAR(10);&quot;&quot;);IF(11 &lt; [.$G11];OFFSET(INDIRECT([.$M11]);11;0;1);&quot;&quot;);IF(12 &lt; [.$G11];CHAR(10);&quot;&quot;);IF(12 &lt; [.$G11];OFFSET(INDIRECT([.$M11]);12;0;1);&quot;&quot;)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197" table:formula="of:=OFFSET(INDIRECT([.$L11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10" calcext:value-type="float">
            <text:p>10</text:p>
          </table:table-cell>
          <table:table-cell table:style-name="ce202" table:formula="of:=CONCATENATE(SUBSTITUTE(FORMULA([.$B11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1];[$Themenliste.$H$1:$Themenliste.$H$9920];0))" office:value-type="string" office:string-value="$Themenliste.$F$50" calcext:value-type="string">
            <text:p>$Themenliste.$F$50</text:p>
          </table:table-cell>
          <table:table-cell table:number-columns-repeated="1011"/>
        </table:table-row>
        <table:table-row table:style-name="ro34">
          <table:table-cell table:formula="of:=(1000*[.$B12])+[.$E12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2]);0;1;1)" office:value-type="string" office:string-value="§ 4 Absatz 3" calcext:value-type="string">
            <text:p>§ 4 Absatz 3</text:p>
          </table:table-cell>
          <table:table-cell table:style-name="ce169" table:formula="of:=OFFSET(INDIRECT([.$L12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Umsetzen von kundenspezifischen Softwareanwendung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2];OFFSET(INDIRECT([.$M12]);0;0;1);&quot;&quot;);IF(1 &lt; [.$G12];CHAR(10);&quot;&quot;);IF(1 &lt; [.$G12];OFFSET(INDIRECT([.$M12]);1;0;1);&quot;&quot;);IF(2 &lt; [.$G12];CHAR(10);&quot;&quot;);IF(2 &lt; [.$G12];OFFSET(INDIRECT([.$M12]);2;0;1);&quot;&quot;);IF(3 &lt; [.$G12];CHAR(10);&quot;&quot;);IF(3 &lt; [.$G12];OFFSET(INDIRECT([.$M12]);3;0;1);&quot;&quot;);IF(4 &lt; [.$G12];CHAR(10);&quot;&quot;);IF(4 &lt; [.$G12];OFFSET(INDIRECT([.$M12]);4;0;1);&quot;&quot;);IF(5 &lt; [.$G12];CHAR(10);&quot;&quot;);IF(5 &lt; [.$G12];OFFSET(INDIRECT([.$M12]);5;0;1);&quot;&quot;);IF(6 &lt; [.$G12];CHAR(10);&quot;&quot;);IF(6 &lt; [.$G12];OFFSET(INDIRECT([.$M12]);6;0;1);&quot;&quot;);IF(7 &lt; [.$G12];CHAR(10);&quot;&quot;);IF(7 &lt; [.$G12];OFFSET(INDIRECT([.$M12]);7;0;1);&quot;&quot;);IF(8 &lt; [.$G12];CHAR(10);&quot;&quot;);IF(8 &lt; [.$G12];OFFSET(INDIRECT([.$M12]);8;0;1);&quot;&quot;);IF(9 &lt; [.$G12];CHAR(10);&quot;&quot;);IF(9 &lt; [.$G12];OFFSET(INDIRECT([.$M12]);9;0;1);&quot;&quot;);IF(10 &lt; [.$G12];CHAR(10);&quot;&quot;);IF(10 &lt; [.$G12];OFFSET(INDIRECT([.$M12]);10;0;1);&quot;&quot;);IF(11 &lt; [.$G12];CHAR(10);&quot;&quot;);IF(11 &lt; [.$G12];OFFSET(INDIRECT([.$M12]);11;0;1);&quot;&quot;);IF(12 &lt; [.$G12];CHAR(10);&quot;&quot;);IF(12 &lt; [.$G12];OFFSET(INDIRECT([.$M12]);12;0;1);&quot;&quot;)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197" table:formula="of:=OFFSET(INDIRECT([.$L12]);0;3;1)" office:value-type="string" office:string-value="Anw" calcext:value-type="string">
            <text:p>Anw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25" calcext:value-type="float">
            <text:p>25</text:p>
          </table:table-cell>
          <table:table-cell table:style-name="ce202" table:formula="of:=CONCATENATE(SUBSTITUTE(FORMULA([.$B12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2];[$Themenliste.$H$1:$Themenliste.$H$9920];0))" office:value-type="string" office:string-value="$Themenliste.$F$53" calcext:value-type="string">
            <text:p>$Themenliste.$F$53</text:p>
          </table:table-cell>
          <table:table-cell table:number-columns-repeated="1011"/>
        </table:table-row>
        <table:table-row table:style-name="ro37">
          <table:table-cell table:formula="of:=(1000*[.$B13])+[.$E13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3]);0;1;1)" office:value-type="string" office:string-value="§ 4 Absatz 3" calcext:value-type="string">
            <text:p>§ 4 Absatz 3</text:p>
          </table:table-cell>
          <table:table-cell table:style-name="ce169" table:formula="of:=OFFSET(INDIRECT([.$L13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cherstellen der Qualität von Softwareanwendung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13];OFFSET(INDIRECT([.$M13]);0;0;1);&quot;&quot;);IF(1 &lt; [.$G13];CHAR(10);&quot;&quot;);IF(1 &lt; [.$G13];OFFSET(INDIRECT([.$M13]);1;0;1);&quot;&quot;);IF(2 &lt; [.$G13];CHAR(10);&quot;&quot;);IF(2 &lt; [.$G13];OFFSET(INDIRECT([.$M13]);2;0;1);&quot;&quot;);IF(3 &lt; [.$G13];CHAR(10);&quot;&quot;);IF(3 &lt; [.$G13];OFFSET(INDIRECT([.$M13]);3;0;1);&quot;&quot;);IF(4 &lt; [.$G13];CHAR(10);&quot;&quot;);IF(4 &lt; [.$G13];OFFSET(INDIRECT([.$M13]);4;0;1);&quot;&quot;);IF(5 &lt; [.$G13];CHAR(10);&quot;&quot;);IF(5 &lt; [.$G13];OFFSET(INDIRECT([.$M13]);5;0;1);&quot;&quot;);IF(6 &lt; [.$G13];CHAR(10);&quot;&quot;);IF(6 &lt; [.$G13];OFFSET(INDIRECT([.$M13]);6;0;1);&quot;&quot;);IF(7 &lt; [.$G13];CHAR(10);&quot;&quot;);IF(7 &lt; [.$G13];OFFSET(INDIRECT([.$M13]);7;0;1);&quot;&quot;);IF(8 &lt; [.$G13];CHAR(10);&quot;&quot;);IF(8 &lt; [.$G13];OFFSET(INDIRECT([.$M13]);8;0;1);&quot;&quot;);IF(9 &lt; [.$G13];CHAR(10);&quot;&quot;);IF(9 &lt; [.$G13];OFFSET(INDIRECT([.$M13]);9;0;1);&quot;&quot;);IF(10 &lt; [.$G13];CHAR(10);&quot;&quot;);IF(10 &lt; [.$G13];OFFSET(INDIRECT([.$M13]);10;0;1);&quot;&quot;);IF(11 &lt; [.$G13];CHAR(10);&quot;&quot;);IF(11 &lt; [.$G13];OFFSET(INDIRECT([.$M13]);11;0;1);&quot;&quot;);IF(12 &lt; [.$G13];CHAR(10);&quot;&quot;);IF(12 &lt; [.$G13];OFFSET(INDIRECT([.$M13]);12;0;1);&quot;&quot;)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197" table:formula="of:=OFFSET(INDIRECT([.$L13]);0;3;1)" office:value-type="string" office:string-value="Anw" calcext:value-type="string">
            <text:p>Anw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13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3];[$Themenliste.$H$1:$Themenliste.$H$9920];0))" office:value-type="string" office:string-value="$Themenliste.$F$60" calcext:value-type="string">
            <text:p>$Themenliste.$F$60</text:p>
          </table:table-cell>
          <table:table-cell table:number-columns-repeated="1011"/>
        </table:table-row>
        <table:table-row table:style-name="ro33">
          <table:table-cell table:formula="of:=(1000*[.$B14])+[.$E14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4]);0;1;1)" office:value-type="string" office:string-value="§ 4 Absatz 4" calcext:value-type="string">
            <text:p>§ 4 Absatz 4</text:p>
          </table:table-cell>
          <table:table-cell table:style-name="ce169" table:formula="of:=OFFSET(INDIRECT([.$L14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Realisieren von IT-System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4];OFFSET(INDIRECT([.$M14]);0;0;1);&quot;&quot;);IF(1 &lt; [.$G14];CHAR(10);&quot;&quot;);IF(1 &lt; [.$G14];OFFSET(INDIRECT([.$M14]);1;0;1);&quot;&quot;);IF(2 &lt; [.$G14];CHAR(10);&quot;&quot;);IF(2 &lt; [.$G14];OFFSET(INDIRECT([.$M14]);2;0;1);&quot;&quot;);IF(3 &lt; [.$G14];CHAR(10);&quot;&quot;);IF(3 &lt; [.$G14];OFFSET(INDIRECT([.$M14]);3;0;1);&quot;&quot;);IF(4 &lt; [.$G14];CHAR(10);&quot;&quot;);IF(4 &lt; [.$G14];OFFSET(INDIRECT([.$M14]);4;0;1);&quot;&quot;);IF(5 &lt; [.$G14];CHAR(10);&quot;&quot;);IF(5 &lt; [.$G14];OFFSET(INDIRECT([.$M14]);5;0;1);&quot;&quot;);IF(6 &lt; [.$G14];CHAR(10);&quot;&quot;);IF(6 &lt; [.$G14];OFFSET(INDIRECT([.$M14]);6;0;1);&quot;&quot;);IF(7 &lt; [.$G14];CHAR(10);&quot;&quot;);IF(7 &lt; [.$G14];OFFSET(INDIRECT([.$M14]);7;0;1);&quot;&quot;);IF(8 &lt; [.$G14];CHAR(10);&quot;&quot;);IF(8 &lt; [.$G14];OFFSET(INDIRECT([.$M14]);8;0;1);&quot;&quot;);IF(9 &lt; [.$G14];CHAR(10);&quot;&quot;);IF(9 &lt; [.$G14];OFFSET(INDIRECT([.$M14]);9;0;1);&quot;&quot;);IF(10 &lt; [.$G14];CHAR(10);&quot;&quot;);IF(10 &lt; [.$G14];OFFSET(INDIRECT([.$M14]);10;0;1);&quot;&quot;);IF(11 &lt; [.$G14];CHAR(10);&quot;&quot;);IF(11 &lt; [.$G14];OFFSET(INDIRECT([.$M14]);11;0;1);&quot;&quot;);IF(12 &lt; [.$G14];CHAR(10);&quot;&quot;);IF(12 &lt; [.$G14];OFFSET(INDIRECT([.$M14]);12;0;1);&quot;&quot;)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197" table:formula="of:=OFFSET(INDIRECT([.$L14]);0;3;1)" office:value-type="string" office:string-value="FiSi" calcext:value-type="string">
            <text:p>FiSi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2" calcext:value-type="float">
            <text:p>12</text:p>
          </table:table-cell>
          <table:table-cell table:style-name="ce202" table:formula="of:=CONCATENATE(SUBSTITUTE(FORMULA([.$B14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4];[$Themenliste.$H$1:$Themenliste.$H$9920];0))" office:value-type="string" office:string-value="$Themenliste.$F$66" calcext:value-type="string">
            <text:p>$Themenliste.$F$66</text:p>
          </table:table-cell>
          <table:table-cell table:number-columns-repeated="1011"/>
        </table:table-row>
        <table:table-row table:style-name="ro36">
          <table:table-cell table:formula="of:=(1000*[.$B15])+[.$E15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5]);0;1;1)" office:value-type="string" office:string-value="§ 4 Absatz 4" calcext:value-type="string">
            <text:p>§ 4 Absatz 4</text:p>
          </table:table-cell>
          <table:table-cell table:style-name="ce169" table:formula="of:=OFFSET(INDIRECT([.$L15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Errichten, Ändern und Prüfen von vernetzten Systemen / Installieren und Konfigurieren von Netzwerk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5];OFFSET(INDIRECT([.$M15]);0;0;1);&quot;&quot;);IF(1 &lt; [.$G15];CHAR(10);&quot;&quot;);IF(1 &lt; [.$G15];OFFSET(INDIRECT([.$M15]);1;0;1);&quot;&quot;);IF(2 &lt; [.$G15];CHAR(10);&quot;&quot;);IF(2 &lt; [.$G15];OFFSET(INDIRECT([.$M15]);2;0;1);&quot;&quot;);IF(3 &lt; [.$G15];CHAR(10);&quot;&quot;);IF(3 &lt; [.$G15];OFFSET(INDIRECT([.$M15]);3;0;1);&quot;&quot;);IF(4 &lt; [.$G15];CHAR(10);&quot;&quot;);IF(4 &lt; [.$G15];OFFSET(INDIRECT([.$M15]);4;0;1);&quot;&quot;);IF(5 &lt; [.$G15];CHAR(10);&quot;&quot;);IF(5 &lt; [.$G15];OFFSET(INDIRECT([.$M15]);5;0;1);&quot;&quot;);IF(6 &lt; [.$G15];CHAR(10);&quot;&quot;);IF(6 &lt; [.$G15];OFFSET(INDIRECT([.$M15]);6;0;1);&quot;&quot;);IF(7 &lt; [.$G15];CHAR(10);&quot;&quot;);IF(7 &lt; [.$G15];OFFSET(INDIRECT([.$M15]);7;0;1);&quot;&quot;);IF(8 &lt; [.$G15];CHAR(10);&quot;&quot;);IF(8 &lt; [.$G15];OFFSET(INDIRECT([.$M15]);8;0;1);&quot;&quot;);IF(9 &lt; [.$G15];CHAR(10);&quot;&quot;);IF(9 &lt; [.$G15];OFFSET(INDIRECT([.$M15]);9;0;1);&quot;&quot;);IF(10 &lt; [.$G15];CHAR(10);&quot;&quot;);IF(10 &lt; [.$G15];OFFSET(INDIRECT([.$M15]);10;0;1);&quot;&quot;);IF(11 &lt; [.$G15];CHAR(10);&quot;&quot;);IF(11 &lt; [.$G15];OFFSET(INDIRECT([.$M15]);11;0;1);&quot;&quot;);IF(12 &lt; [.$G15];CHAR(10);&quot;&quot;);IF(12 &lt; [.$G15];OFFSET(INDIRECT([.$M15]);12;0;1);&quot;&quot;)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197" table:formula="of:=OFFSET(INDIRECT([.$L15]);0;3;1)" office:value-type="string" office:string-value="FiSi" calcext:value-type="string">
            <text:p>FiSi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15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5];[$Themenliste.$H$1:$Themenliste.$H$9920];0))" office:value-type="string" office:string-value="$Themenliste.$F$73" calcext:value-type="string">
            <text:p>$Themenliste.$F$73</text:p>
          </table:table-cell>
          <table:table-cell table:number-columns-repeated="1011"/>
        </table:table-row>
        <table:table-row table:style-name="ro34">
          <table:table-cell table:formula="of:=(1000*[.$B16])+[.$E16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6]);0;1;1)" office:value-type="string" office:string-value="§ 4 Absatz 4" calcext:value-type="string">
            <text:p>§ 4 Absatz 4</text:p>
          </table:table-cell>
          <table:table-cell table:style-name="ce169" table:formula="of:=OFFSET(INDIRECT([.$L16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Betreiben von vernetzten Systemen und Sicherstellen der Systemverfügbarkeit / Administrieren</text:p>
            <text:p>von IT-System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6];OFFSET(INDIRECT([.$M16]);0;0;1);&quot;&quot;);IF(1 &lt; [.$G16];CHAR(10);&quot;&quot;);IF(1 &lt; [.$G16];OFFSET(INDIRECT([.$M16]);1;0;1);&quot;&quot;);IF(2 &lt; [.$G16];CHAR(10);&quot;&quot;);IF(2 &lt; [.$G16];OFFSET(INDIRECT([.$M16]);2;0;1);&quot;&quot;);IF(3 &lt; [.$G16];CHAR(10);&quot;&quot;);IF(3 &lt; [.$G16];OFFSET(INDIRECT([.$M16]);3;0;1);&quot;&quot;);IF(4 &lt; [.$G16];CHAR(10);&quot;&quot;);IF(4 &lt; [.$G16];OFFSET(INDIRECT([.$M16]);4;0;1);&quot;&quot;);IF(5 &lt; [.$G16];CHAR(10);&quot;&quot;);IF(5 &lt; [.$G16];OFFSET(INDIRECT([.$M16]);5;0;1);&quot;&quot;);IF(6 &lt; [.$G16];CHAR(10);&quot;&quot;);IF(6 &lt; [.$G16];OFFSET(INDIRECT([.$M16]);6;0;1);&quot;&quot;);IF(7 &lt; [.$G16];CHAR(10);&quot;&quot;);IF(7 &lt; [.$G16];OFFSET(INDIRECT([.$M16]);7;0;1);&quot;&quot;);IF(8 &lt; [.$G16];CHAR(10);&quot;&quot;);IF(8 &lt; [.$G16];OFFSET(INDIRECT([.$M16]);8;0;1);&quot;&quot;);IF(9 &lt; [.$G16];CHAR(10);&quot;&quot;);IF(9 &lt; [.$G16];OFFSET(INDIRECT([.$M16]);9;0;1);&quot;&quot;);IF(10 &lt; [.$G16];CHAR(10);&quot;&quot;);IF(10 &lt; [.$G16];OFFSET(INDIRECT([.$M16]);10;0;1);&quot;&quot;);IF(11 &lt; [.$G16];CHAR(10);&quot;&quot;);IF(11 &lt; [.$G16];OFFSET(INDIRECT([.$M16]);11;0;1);&quot;&quot;);IF(12 &lt; [.$G16];CHAR(10);&quot;&quot;);IF(12 &lt; [.$G16];OFFSET(INDIRECT([.$M16]);12;0;1);&quot;&quot;)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197" table:formula="of:=OFFSET(INDIRECT([.$L16]);0;3;1)" office:value-type="string" office:string-value="FiSi" calcext:value-type="string">
            <text:p>FiSi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14" calcext:value-type="float">
            <text:p>14</text:p>
          </table:table-cell>
          <table:table-cell table:style-name="ce202" table:formula="of:=CONCATENATE(SUBSTITUTE(FORMULA([.$B16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6];[$Themenliste.$H$1:$Themenliste.$H$9920];0))" office:value-type="string" office:string-value="$Themenliste.$F$76" calcext:value-type="string">
            <text:p>$Themenliste.$F$76</text:p>
          </table:table-cell>
          <table:table-cell table:number-columns-repeated="1011"/>
        </table:table-row>
        <table:table-row table:style-name="ro38">
          <table:table-cell table:formula="of:=(1000*[.$B17])+[.$E17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7]);0;1;1)" office:value-type="string" office:string-value="§ 4 Absatz 5" calcext:value-type="string">
            <text:p>§ 4 Absatz 5</text:p>
          </table:table-cell>
          <table:table-cell table:style-name="ce169" table:formula="of:=OFFSET(INDIRECT([.$L17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von Arbeits- und Geschäftsprozess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7];OFFSET(INDIRECT([.$M17]);0;0;1);&quot;&quot;);IF(1 &lt; [.$G17];CHAR(10);&quot;&quot;);IF(1 &lt; [.$G17];OFFSET(INDIRECT([.$M17]);1;0;1);&quot;&quot;);IF(2 &lt; [.$G17];CHAR(10);&quot;&quot;);IF(2 &lt; [.$G17];OFFSET(INDIRECT([.$M17]);2;0;1);&quot;&quot;);IF(3 &lt; [.$G17];CHAR(10);&quot;&quot;);IF(3 &lt; [.$G17];OFFSET(INDIRECT([.$M17]);3;0;1);&quot;&quot;);IF(4 &lt; [.$G17];CHAR(10);&quot;&quot;);IF(4 &lt; [.$G17];OFFSET(INDIRECT([.$M17]);4;0;1);&quot;&quot;);IF(5 &lt; [.$G17];CHAR(10);&quot;&quot;);IF(5 &lt; [.$G17];OFFSET(INDIRECT([.$M17]);5;0;1);&quot;&quot;);IF(6 &lt; [.$G17];CHAR(10);&quot;&quot;);IF(6 &lt; [.$G17];OFFSET(INDIRECT([.$M17]);6;0;1);&quot;&quot;);IF(7 &lt; [.$G17];CHAR(10);&quot;&quot;);IF(7 &lt; [.$G17];OFFSET(INDIRECT([.$M17]);7;0;1);&quot;&quot;);IF(8 &lt; [.$G17];CHAR(10);&quot;&quot;);IF(8 &lt; [.$G17];OFFSET(INDIRECT([.$M17]);8;0;1);&quot;&quot;);IF(9 &lt; [.$G17];CHAR(10);&quot;&quot;);IF(9 &lt; [.$G17];OFFSET(INDIRECT([.$M17]);9;0;1);&quot;&quot;);IF(10 &lt; [.$G17];CHAR(10);&quot;&quot;);IF(10 &lt; [.$G17];OFFSET(INDIRECT([.$M17]);10;0;1);&quot;&quot;);IF(11 &lt; [.$G17];CHAR(10);&quot;&quot;);IF(11 &lt; [.$G17];OFFSET(INDIRECT([.$M17]);11;0;1);&quot;&quot;);IF(12 &lt; [.$G17];CHAR(10);&quot;&quot;);IF(12 &lt; [.$G17];OFFSET(INDIRECT([.$M17]);12;0;1);&quot;&quot;)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197" table:formula="of:=OFFSET(INDIRECT([.$L17]);0;3;1)" office:value-type="string" office:string-value="DaPro" calcext:value-type="string">
            <text:p>DaPro</text:p>
          </table:table-cell>
          <table:table-cell table:style-name="ce199" office:value-type="float" office:value="8" calcext:value-type="float">
            <text:p>8</text:p>
          </table:table-cell>
          <table:table-cell table:style-name="ce200"/>
          <table:table-cell table:style-name="ce202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7];[$Themenliste.$H$1:$Themenliste.$H$9920];0))" office:value-type="string" office:string-value="$Themenliste.$F$85" calcext:value-type="string">
            <text:p>$Themenliste.$F$85</text:p>
          </table:table-cell>
          <table:table-cell table:number-columns-repeated="1011"/>
        </table:table-row>
        <table:table-row table:style-name="ro36">
          <table:table-cell table:formula="of:=(1000*[.$B18])+[.$E18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8]);0;1;1)" office:value-type="string" office:string-value="§ 4 Absatz 5" calcext:value-type="string">
            <text:p>§ 4 Absatz 5</text:p>
          </table:table-cell>
          <table:table-cell table:style-name="ce169" table:formula="of:=OFFSET(INDIRECT([.$L18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nalysieren von Datenquellen und Bereitstellen von Dat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8];OFFSET(INDIRECT([.$M18]);0;0;1);&quot;&quot;);IF(1 &lt; [.$G18];CHAR(10);&quot;&quot;);IF(1 &lt; [.$G18];OFFSET(INDIRECT([.$M18]);1;0;1);&quot;&quot;);IF(2 &lt; [.$G18];CHAR(10);&quot;&quot;);IF(2 &lt; [.$G18];OFFSET(INDIRECT([.$M18]);2;0;1);&quot;&quot;);IF(3 &lt; [.$G18];CHAR(10);&quot;&quot;);IF(3 &lt; [.$G18];OFFSET(INDIRECT([.$M18]);3;0;1);&quot;&quot;);IF(4 &lt; [.$G18];CHAR(10);&quot;&quot;);IF(4 &lt; [.$G18];OFFSET(INDIRECT([.$M18]);4;0;1);&quot;&quot;);IF(5 &lt; [.$G18];CHAR(10);&quot;&quot;);IF(5 &lt; [.$G18];OFFSET(INDIRECT([.$M18]);5;0;1);&quot;&quot;);IF(6 &lt; [.$G18];CHAR(10);&quot;&quot;);IF(6 &lt; [.$G18];OFFSET(INDIRECT([.$M18]);6;0;1);&quot;&quot;);IF(7 &lt; [.$G18];CHAR(10);&quot;&quot;);IF(7 &lt; [.$G18];OFFSET(INDIRECT([.$M18]);7;0;1);&quot;&quot;);IF(8 &lt; [.$G18];CHAR(10);&quot;&quot;);IF(8 &lt; [.$G18];OFFSET(INDIRECT([.$M18]);8;0;1);&quot;&quot;);IF(9 &lt; [.$G18];CHAR(10);&quot;&quot;);IF(9 &lt; [.$G18];OFFSET(INDIRECT([.$M18]);9;0;1);&quot;&quot;);IF(10 &lt; [.$G18];CHAR(10);&quot;&quot;);IF(10 &lt; [.$G18];OFFSET(INDIRECT([.$M18]);10;0;1);&quot;&quot;);IF(11 &lt; [.$G18];CHAR(10);&quot;&quot;);IF(11 &lt; [.$G18];OFFSET(INDIRECT([.$M18]);11;0;1);&quot;&quot;);IF(12 &lt; [.$G18];CHAR(10);&quot;&quot;);IF(12 &lt; [.$G18];OFFSET(INDIRECT([.$M18]);12;0;1);&quot;&quot;)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197" table:formula="of:=OFFSET(INDIRECT([.$L18]);0;3;1)" office:value-type="string" office:string-value="DaPro" calcext:value-type="string">
            <text:p>DaPro</text:p>
          </table:table-cell>
          <table:table-cell table:number-columns-repeated="2" table:style-name="ce199" office:value-type="float" office:value="5" calcext:value-type="float">
            <text:p>5</text:p>
          </table:table-cell>
          <table:table-cell table:style-name="ce202" table:formula="of:=CONCATENATE(SUBSTITUTE(FORMULA([.$B18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8];[$Themenliste.$H$1:$Themenliste.$H$9920];0))" office:value-type="string" office:string-value="$Themenliste.$F$88" calcext:value-type="string">
            <text:p>$Themenliste.$F$88</text:p>
          </table:table-cell>
          <table:table-cell table:number-columns-repeated="1011"/>
        </table:table-row>
        <table:table-row table:style-name="ro39">
          <table:table-cell table:formula="of:=(1000*[.$B19])+[.$E19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9]);0;1;1)" office:value-type="string" office:string-value="§ 4 Absatz 5" calcext:value-type="string">
            <text:p>§ 4 Absatz 5</text:p>
          </table:table-cell>
          <table:table-cell table:style-name="ce169" table:formula="of:=OFFSET(INDIRECT([.$L19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9];OFFSET(INDIRECT([.$M19]);0;0;1);&quot;&quot;);IF(1 &lt; [.$G19];CHAR(10);&quot;&quot;);IF(1 &lt; [.$G19];OFFSET(INDIRECT([.$M19]);1;0;1);&quot;&quot;);IF(2 &lt; [.$G19];CHAR(10);&quot;&quot;);IF(2 &lt; [.$G19];OFFSET(INDIRECT([.$M19]);2;0;1);&quot;&quot;);IF(3 &lt; [.$G19];CHAR(10);&quot;&quot;);IF(3 &lt; [.$G19];OFFSET(INDIRECT([.$M19]);3;0;1);&quot;&quot;);IF(4 &lt; [.$G19];CHAR(10);&quot;&quot;);IF(4 &lt; [.$G19];OFFSET(INDIRECT([.$M19]);4;0;1);&quot;&quot;);IF(5 &lt; [.$G19];CHAR(10);&quot;&quot;);IF(5 &lt; [.$G19];OFFSET(INDIRECT([.$M19]);5;0;1);&quot;&quot;);IF(6 &lt; [.$G19];CHAR(10);&quot;&quot;);IF(6 &lt; [.$G19];OFFSET(INDIRECT([.$M19]);6;0;1);&quot;&quot;);IF(7 &lt; [.$G19];CHAR(10);&quot;&quot;);IF(7 &lt; [.$G19];OFFSET(INDIRECT([.$M19]);7;0;1);&quot;&quot;);IF(8 &lt; [.$G19];CHAR(10);&quot;&quot;);IF(8 &lt; [.$G19];OFFSET(INDIRECT([.$M19]);8;0;1);&quot;&quot;);IF(9 &lt; [.$G19];CHAR(10);&quot;&quot;);IF(9 &lt; [.$G19];OFFSET(INDIRECT([.$M19]);9;0;1);&quot;&quot;);IF(10 &lt; [.$G19];CHAR(10);&quot;&quot;);IF(10 &lt; [.$G19];OFFSET(INDIRECT([.$M19]);10;0;1);&quot;&quot;);IF(11 &lt; [.$G19];CHAR(10);&quot;&quot;);IF(11 &lt; [.$G19];OFFSET(INDIRECT([.$M19]);11;0;1);&quot;&quot;);IF(12 &lt; [.$G19];CHAR(10);&quot;&quot;);IF(12 &lt; [.$G19];OFFSET(INDIRECT([.$M19]);12;0;1);&quot;&quot;)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197" table:formula="of:=OFFSET(INDIRECT([.$L19]);0;3;1)" office:value-type="string" office:string-value="DaPro" calcext:value-type="string">
            <text:p>DaPro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21" calcext:value-type="float">
            <text:p>21</text:p>
          </table:table-cell>
          <table:table-cell table:style-name="ce202" table:formula="of:=CONCATENATE(SUBSTITUTE(FORMULA([.$B19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9];[$Themenliste.$H$1:$Themenliste.$H$9920];0))" office:value-type="string" office:string-value="$Themenliste.$F$91" calcext:value-type="string">
            <text:p>$Themenliste.$F$91</text:p>
          </table:table-cell>
          <table:table-cell table:number-columns-repeated="1011"/>
        </table:table-row>
        <table:table-row table:style-name="ro40">
          <table:table-cell table:formula="of:=(1000*[.$B20])+[.$E20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20]);0;1;1)" office:value-type="string" office:string-value="§ 4 Absatz 5" calcext:value-type="string">
            <text:p>§ 4 Absatz 5</text:p>
          </table:table-cell>
          <table:table-cell table:style-name="ce169" table:formula="of:=OFFSET(INDIRECT([.$L20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4" calcext:value-type="float">
            <text:p>4</text:p>
          </table:table-cell>
          <table:table-cell table:style-name="ce179" office:value-type="string" calcext:value-type="string">
            <text:p>Umsetzen des Datenschutzes und der Schutzziele der Datensicherh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0];OFFSET(INDIRECT([.$M20]);0;0;1);&quot;&quot;);IF(1 &lt; [.$G20];CHAR(10);&quot;&quot;);IF(1 &lt; [.$G20];OFFSET(INDIRECT([.$M20]);1;0;1);&quot;&quot;);IF(2 &lt; [.$G20];CHAR(10);&quot;&quot;);IF(2 &lt; [.$G20];OFFSET(INDIRECT([.$M20]);2;0;1);&quot;&quot;);IF(3 &lt; [.$G20];CHAR(10);&quot;&quot;);IF(3 &lt; [.$G20];OFFSET(INDIRECT([.$M20]);3;0;1);&quot;&quot;);IF(4 &lt; [.$G20];CHAR(10);&quot;&quot;);IF(4 &lt; [.$G20];OFFSET(INDIRECT([.$M20]);4;0;1);&quot;&quot;);IF(5 &lt; [.$G20];CHAR(10);&quot;&quot;);IF(5 &lt; [.$G20];OFFSET(INDIRECT([.$M20]);5;0;1);&quot;&quot;);IF(6 &lt; [.$G20];CHAR(10);&quot;&quot;);IF(6 &lt; [.$G20];OFFSET(INDIRECT([.$M20]);6;0;1);&quot;&quot;);IF(7 &lt; [.$G20];CHAR(10);&quot;&quot;);IF(7 &lt; [.$G20];OFFSET(INDIRECT([.$M20]);7;0;1);&quot;&quot;);IF(8 &lt; [.$G20];CHAR(10);&quot;&quot;);IF(8 &lt; [.$G20];OFFSET(INDIRECT([.$M20]);8;0;1);&quot;&quot;);IF(9 &lt; [.$G20];CHAR(10);&quot;&quot;);IF(9 &lt; [.$G20];OFFSET(INDIRECT([.$M20]);9;0;1);&quot;&quot;);IF(10 &lt; [.$G20];CHAR(10);&quot;&quot;);IF(10 &lt; [.$G20];OFFSET(INDIRECT([.$M20]);10;0;1);&quot;&quot;);IF(11 &lt; [.$G20];CHAR(10);&quot;&quot;);IF(11 &lt; [.$G20];OFFSET(INDIRECT([.$M20]);11;0;1);&quot;&quot;);IF(12 &lt; [.$G20];CHAR(10);&quot;&quot;);IF(12 &lt; [.$G20];OFFSET(INDIRECT([.$M20]);12;0;1);&quot;&quot;)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197" table:formula="of:=OFFSET(INDIRECT([.$L20]);0;3;1)" office:value-type="string" office:string-value="DaPro" calcext:value-type="string">
            <text:p>DaPro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20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20];[$Themenliste.$H$1:$Themenliste.$H$9920];0))" office:value-type="string" office:string-value="$Themenliste.$F$100" calcext:value-type="string">
            <text:p>$Themenliste.$F$100</text:p>
          </table:table-cell>
          <table:table-cell table:number-columns-repeated="1011"/>
        </table:table-row>
        <table:table-row table:style-name="ro41">
          <table:table-cell table:formula="of:=(1000*[.$B21])+[.$E21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1]);0;1;1)" office:value-type="string" office:string-value="§ 4 Absatz 6" calcext:value-type="string">
            <text:p>§ 4 Absatz 6</text:p>
          </table:table-cell>
          <table:table-cell table:style-name="ce169" table:formula="of:=OFFSET(INDIRECT([.$L21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und Planen von Systemen zur Vernetzung von Prozessen und Produkt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1];OFFSET(INDIRECT([.$M21]);0;0;1);&quot;&quot;);IF(1 &lt; [.$G21];CHAR(10);&quot;&quot;);IF(1 &lt; [.$G21];OFFSET(INDIRECT([.$M21]);1;0;1);&quot;&quot;);IF(2 &lt; [.$G21];CHAR(10);&quot;&quot;);IF(2 &lt; [.$G21];OFFSET(INDIRECT([.$M21]);2;0;1);&quot;&quot;);IF(3 &lt; [.$G21];CHAR(10);&quot;&quot;);IF(3 &lt; [.$G21];OFFSET(INDIRECT([.$M21]);3;0;1);&quot;&quot;);IF(4 &lt; [.$G21];CHAR(10);&quot;&quot;);IF(4 &lt; [.$G21];OFFSET(INDIRECT([.$M21]);4;0;1);&quot;&quot;);IF(5 &lt; [.$G21];CHAR(10);&quot;&quot;);IF(5 &lt; [.$G21];OFFSET(INDIRECT([.$M21]);5;0;1);&quot;&quot;);IF(6 &lt; [.$G21];CHAR(10);&quot;&quot;);IF(6 &lt; [.$G21];OFFSET(INDIRECT([.$M21]);6;0;1);&quot;&quot;);IF(7 &lt; [.$G21];CHAR(10);&quot;&quot;);IF(7 &lt; [.$G21];OFFSET(INDIRECT([.$M21]);7;0;1);&quot;&quot;);IF(8 &lt; [.$G21];CHAR(10);&quot;&quot;);IF(8 &lt; [.$G21];OFFSET(INDIRECT([.$M21]);8;0;1);&quot;&quot;);IF(9 &lt; [.$G21];CHAR(10);&quot;&quot;);IF(9 &lt; [.$G21];OFFSET(INDIRECT([.$M21]);9;0;1);&quot;&quot;);IF(10 &lt; [.$G21];CHAR(10);&quot;&quot;);IF(10 &lt; [.$G21];OFFSET(INDIRECT([.$M21]);10;0;1);&quot;&quot;);IF(11 &lt; [.$G21];CHAR(10);&quot;&quot;);IF(11 &lt; [.$G21];OFFSET(INDIRECT([.$M21]);11;0;1);&quot;&quot;);IF(12 &lt; [.$G21];CHAR(10);&quot;&quot;);IF(12 &lt; [.$G21];OFFSET(INDIRECT([.$M21]);12;0;1);&quot;&quot;)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197" table:formula="of:=OFFSET(INDIRECT([.$L21]);0;3;1)" office:value-type="string" office:string-value="Net" calcext:value-type="string">
            <text:p>Net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4" calcext:value-type="float">
            <text:p>4</text:p>
          </table:table-cell>
          <table:table-cell table:style-name="ce202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1];[$Themenliste.$H$1:$Themenliste.$H$9920];0))" office:value-type="string" office:string-value="$Themenliste.$F$104" calcext:value-type="string">
            <text:p>$Themenliste.$F$104</text:p>
          </table:table-cell>
          <table:table-cell table:number-columns-repeated="1011"/>
        </table:table-row>
        <table:table-row table:style-name="ro34">
          <table:table-cell table:formula="of:=(1000*[.$B22])+[.$E22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2]);0;1;1)" office:value-type="string" office:string-value="§ 4 Absatz 6" calcext:value-type="string">
            <text:p>§ 4 Absatz 6</text:p>
          </table:table-cell>
          <table:table-cell table:style-name="ce169" table:formula="of:=OFFSET(INDIRECT([.$L22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ichten, Ändern und Prüfen von vernetzten 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2];OFFSET(INDIRECT([.$M22]);0;0;1);&quot;&quot;);IF(1 &lt; [.$G22];CHAR(10);&quot;&quot;);IF(1 &lt; [.$G22];OFFSET(INDIRECT([.$M22]);1;0;1);&quot;&quot;);IF(2 &lt; [.$G22];CHAR(10);&quot;&quot;);IF(2 &lt; [.$G22];OFFSET(INDIRECT([.$M22]);2;0;1);&quot;&quot;);IF(3 &lt; [.$G22];CHAR(10);&quot;&quot;);IF(3 &lt; [.$G22];OFFSET(INDIRECT([.$M22]);3;0;1);&quot;&quot;);IF(4 &lt; [.$G22];CHAR(10);&quot;&quot;);IF(4 &lt; [.$G22];OFFSET(INDIRECT([.$M22]);4;0;1);&quot;&quot;);IF(5 &lt; [.$G22];CHAR(10);&quot;&quot;);IF(5 &lt; [.$G22];OFFSET(INDIRECT([.$M22]);5;0;1);&quot;&quot;);IF(6 &lt; [.$G22];CHAR(10);&quot;&quot;);IF(6 &lt; [.$G22];OFFSET(INDIRECT([.$M22]);6;0;1);&quot;&quot;);IF(7 &lt; [.$G22];CHAR(10);&quot;&quot;);IF(7 &lt; [.$G22];OFFSET(INDIRECT([.$M22]);7;0;1);&quot;&quot;);IF(8 &lt; [.$G22];CHAR(10);&quot;&quot;);IF(8 &lt; [.$G22];OFFSET(INDIRECT([.$M22]);8;0;1);&quot;&quot;);IF(9 &lt; [.$G22];CHAR(10);&quot;&quot;);IF(9 &lt; [.$G22];OFFSET(INDIRECT([.$M22]);9;0;1);&quot;&quot;);IF(10 &lt; [.$G22];CHAR(10);&quot;&quot;);IF(10 &lt; [.$G22];OFFSET(INDIRECT([.$M22]);10;0;1);&quot;&quot;);IF(11 &lt; [.$G22];CHAR(10);&quot;&quot;);IF(11 &lt; [.$G22];OFFSET(INDIRECT([.$M22]);11;0;1);&quot;&quot;);IF(12 &lt; [.$G22];CHAR(10);&quot;&quot;);IF(12 &lt; [.$G22];OFFSET(INDIRECT([.$M22]);12;0;1);&quot;&quot;)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197" table:formula="of:=OFFSET(INDIRECT([.$L22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3" calcext:value-type="float">
            <text:p>13</text:p>
          </table:table-cell>
          <table:table-cell table:style-name="ce202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2];[$Themenliste.$H$1:$Themenliste.$H$9920];0))" office:value-type="string" office:string-value="$Themenliste.$F$110" calcext:value-type="string">
            <text:p>$Themenliste.$F$110</text:p>
          </table:table-cell>
          <table:table-cell table:number-columns-repeated="1011"/>
        </table:table-row>
        <table:table-row table:style-name="ro42">
          <table:table-cell table:formula="of:=(1000*[.$B23])+[.$E23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3]);0;1;1)" office:value-type="string" office:string-value="§ 4 Absatz 6" calcext:value-type="string">
            <text:p>§ 4 Absatz 6</text:p>
          </table:table-cell>
          <table:table-cell table:style-name="ce169" table:formula="of:=OFFSET(INDIRECT([.$L23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eiben von vernetzten Systemen und Sicherstellen der Systemverfügbarkeit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23];OFFSET(INDIRECT([.$M23]);0;0;1);&quot;&quot;);IF(1 &lt; [.$G23];CHAR(10);&quot;&quot;);IF(1 &lt; [.$G23];OFFSET(INDIRECT([.$M23]);1;0;1);&quot;&quot;);IF(2 &lt; [.$G23];CHAR(10);&quot;&quot;);IF(2 &lt; [.$G23];OFFSET(INDIRECT([.$M23]);2;0;1);&quot;&quot;);IF(3 &lt; [.$G23];CHAR(10);&quot;&quot;);IF(3 &lt; [.$G23];OFFSET(INDIRECT([.$M23]);3;0;1);&quot;&quot;);IF(4 &lt; [.$G23];CHAR(10);&quot;&quot;);IF(4 &lt; [.$G23];OFFSET(INDIRECT([.$M23]);4;0;1);&quot;&quot;);IF(5 &lt; [.$G23];CHAR(10);&quot;&quot;);IF(5 &lt; [.$G23];OFFSET(INDIRECT([.$M23]);5;0;1);&quot;&quot;);IF(6 &lt; [.$G23];CHAR(10);&quot;&quot;);IF(6 &lt; [.$G23];OFFSET(INDIRECT([.$M23]);6;0;1);&quot;&quot;);IF(7 &lt; [.$G23];CHAR(10);&quot;&quot;);IF(7 &lt; [.$G23];OFFSET(INDIRECT([.$M23]);7;0;1);&quot;&quot;);IF(8 &lt; [.$G23];CHAR(10);&quot;&quot;);IF(8 &lt; [.$G23];OFFSET(INDIRECT([.$M23]);8;0;1);&quot;&quot;);IF(9 &lt; [.$G23];CHAR(10);&quot;&quot;);IF(9 &lt; [.$G23];OFFSET(INDIRECT([.$M23]);9;0;1);&quot;&quot;);IF(10 &lt; [.$G23];CHAR(10);&quot;&quot;);IF(10 &lt; [.$G23];OFFSET(INDIRECT([.$M23]);10;0;1);&quot;&quot;);IF(11 &lt; [.$G23];CHAR(10);&quot;&quot;);IF(11 &lt; [.$G23];OFFSET(INDIRECT([.$M23]);11;0;1);&quot;&quot;);IF(12 &lt; [.$G23];CHAR(10);&quot;&quot;);IF(12 &lt; [.$G23];OFFSET(INDIRECT([.$M23]);12;0;1);&quot;&quot;)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197" table:formula="of:=OFFSET(INDIRECT([.$L23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5" calcext:value-type="float">
            <text:p>15</text:p>
          </table:table-cell>
          <table:table-cell table:style-name="ce202" table:formula="of:=CONCATENATE(SUBSTITUTE(FORMULA([.$B23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3];[$Themenliste.$H$1:$Themenliste.$H$9920];0))" office:value-type="string" office:string-value="$Themenliste.$F$116" calcext:value-type="string">
            <text:p>$Themenliste.$F$116</text:p>
          </table:table-cell>
          <table:table-cell table:number-columns-repeated="1011"/>
        </table:table-row>
        <table:table-row table:style-name="ro43">
          <table:table-cell table:formula="of:=(1000*[.$B24])+[.$E24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4]);0;1;1)" office:value-type="string" office:string-value="§ 4 Absatz 7" calcext:value-type="string">
            <text:p>§ 4 Absatz 7</text:p>
          </table:table-cell>
          <table:table-cell table:style-name="ce169" table:formula="of:=OFFSET(INDIRECT([.$L24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Berufsbildung sowie Arbeits- und Tarifrecht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24];OFFSET(INDIRECT([.$M24]);0;0;1);&quot;&quot;);IF(1 &lt; [.$G24];CHAR(10);&quot;&quot;);IF(1 &lt; [.$G24];OFFSET(INDIRECT([.$M24]);1;0;1);&quot;&quot;);IF(2 &lt; [.$G24];CHAR(10);&quot;&quot;);IF(2 &lt; [.$G24];OFFSET(INDIRECT([.$M24]);2;0;1);&quot;&quot;);IF(3 &lt; [.$G24];CHAR(10);&quot;&quot;);IF(3 &lt; [.$G24];OFFSET(INDIRECT([.$M24]);3;0;1);&quot;&quot;);IF(4 &lt; [.$G24];CHAR(10);&quot;&quot;);IF(4 &lt; [.$G24];OFFSET(INDIRECT([.$M24]);4;0;1);&quot;&quot;);IF(5 &lt; [.$G24];CHAR(10);&quot;&quot;);IF(5 &lt; [.$G24];OFFSET(INDIRECT([.$M24]);5;0;1);&quot;&quot;);IF(6 &lt; [.$G24];CHAR(10);&quot;&quot;);IF(6 &lt; [.$G24];OFFSET(INDIRECT([.$M24]);6;0;1);&quot;&quot;);IF(7 &lt; [.$G24];CHAR(10);&quot;&quot;);IF(7 &lt; [.$G24];OFFSET(INDIRECT([.$M24]);7;0;1);&quot;&quot;);IF(8 &lt; [.$G24];CHAR(10);&quot;&quot;);IF(8 &lt; [.$G24];OFFSET(INDIRECT([.$M24]);8;0;1);&quot;&quot;);IF(9 &lt; [.$G24];CHAR(10);&quot;&quot;);IF(9 &lt; [.$G24];OFFSET(INDIRECT([.$M24]);9;0;1);&quot;&quot;);IF(10 &lt; [.$G24];CHAR(10);&quot;&quot;);IF(10 &lt; [.$G24];OFFSET(INDIRECT([.$M24]);10;0;1);&quot;&quot;);IF(11 &lt; [.$G24];CHAR(10);&quot;&quot;);IF(11 &lt; [.$G24];OFFSET(INDIRECT([.$M24]);11;0;1);&quot;&quot;);IF(12 &lt; [.$G24];CHAR(10);&quot;&quot;);IF(12 &lt; [.$G24];OFFSET(INDIRECT([.$M24]);12;0;1);&quot;&quot;)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197" table:formula="of:=OFFSET(INDIRECT([.$L24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4];[$Themenliste.$H$1:$Themenliste.$H$9920];0))" office:value-type="string" office:string-value="$Themenliste.$F$124" calcext:value-type="string">
            <text:p>$Themenliste.$F$124</text:p>
          </table:table-cell>
          <table:table-cell table:number-columns-repeated="1011"/>
        </table:table-row>
        <table:table-row table:style-name="ro40">
          <table:table-cell table:formula="of:=(1000*[.$B25])+[.$E25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5]);0;1;1)" office:value-type="string" office:string-value="§ 4 Absatz 7" calcext:value-type="string">
            <text:p>§ 4 Absatz 7</text:p>
          </table:table-cell>
          <table:table-cell table:style-name="ce169" table:formula="of:=OFFSET(INDIRECT([.$L25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ufbau und Organisation des Ausbildungsbetriebes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25];OFFSET(INDIRECT([.$M25]);0;0;1);&quot;&quot;);IF(1 &lt; [.$G25];CHAR(10);&quot;&quot;);IF(1 &lt; [.$G25];OFFSET(INDIRECT([.$M25]);1;0;1);&quot;&quot;);IF(2 &lt; [.$G25];CHAR(10);&quot;&quot;);IF(2 &lt; [.$G25];OFFSET(INDIRECT([.$M25]);2;0;1);&quot;&quot;);IF(3 &lt; [.$G25];CHAR(10);&quot;&quot;);IF(3 &lt; [.$G25];OFFSET(INDIRECT([.$M25]);3;0;1);&quot;&quot;);IF(4 &lt; [.$G25];CHAR(10);&quot;&quot;);IF(4 &lt; [.$G25];OFFSET(INDIRECT([.$M25]);4;0;1);&quot;&quot;);IF(5 &lt; [.$G25];CHAR(10);&quot;&quot;);IF(5 &lt; [.$G25];OFFSET(INDIRECT([.$M25]);5;0;1);&quot;&quot;);IF(6 &lt; [.$G25];CHAR(10);&quot;&quot;);IF(6 &lt; [.$G25];OFFSET(INDIRECT([.$M25]);6;0;1);&quot;&quot;);IF(7 &lt; [.$G25];CHAR(10);&quot;&quot;);IF(7 &lt; [.$G25];OFFSET(INDIRECT([.$M25]);7;0;1);&quot;&quot;);IF(8 &lt; [.$G25];CHAR(10);&quot;&quot;);IF(8 &lt; [.$G25];OFFSET(INDIRECT([.$M25]);8;0;1);&quot;&quot;);IF(9 &lt; [.$G25];CHAR(10);&quot;&quot;);IF(9 &lt; [.$G25];OFFSET(INDIRECT([.$M25]);9;0;1);&quot;&quot;);IF(10 &lt; [.$G25];CHAR(10);&quot;&quot;);IF(10 &lt; [.$G25];OFFSET(INDIRECT([.$M25]);10;0;1);&quot;&quot;);IF(11 &lt; [.$G25];CHAR(10);&quot;&quot;);IF(11 &lt; [.$G25];OFFSET(INDIRECT([.$M25]);11;0;1);&quot;&quot;);IF(12 &lt; [.$G25];CHAR(10);&quot;&quot;);IF(12 &lt; [.$G25];OFFSET(INDIRECT([.$M25]);12;0;1);&quot;&quot;)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197" table:formula="of:=OFFSET(INDIRECT([.$L25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5];[$Themenliste.$H$1:$Themenliste.$H$9920];0))" office:value-type="string" office:string-value="$Themenliste.$F$131" calcext:value-type="string">
            <text:p>$Themenliste.$F$131</text:p>
          </table:table-cell>
          <table:table-cell table:number-columns-repeated="1011"/>
        </table:table-row>
        <table:table-row table:style-name="ro31">
          <table:table-cell table:formula="of:=(1000*[.$B26])+[.$E26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6]);0;1;1)" office:value-type="string" office:string-value="§ 4 Absatz 7" calcext:value-type="string">
            <text:p>§ 4 Absatz 7</text:p>
          </table:table-cell>
          <table:table-cell table:style-name="ce169" table:formula="of:=OFFSET(INDIRECT([.$L26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6];OFFSET(INDIRECT([.$M26]);0;0;1);&quot;&quot;);IF(1 &lt; [.$G26];CHAR(10);&quot;&quot;);IF(1 &lt; [.$G26];OFFSET(INDIRECT([.$M26]);1;0;1);&quot;&quot;);IF(2 &lt; [.$G26];CHAR(10);&quot;&quot;);IF(2 &lt; [.$G26];OFFSET(INDIRECT([.$M26]);2;0;1);&quot;&quot;);IF(3 &lt; [.$G26];CHAR(10);&quot;&quot;);IF(3 &lt; [.$G26];OFFSET(INDIRECT([.$M26]);3;0;1);&quot;&quot;);IF(4 &lt; [.$G26];CHAR(10);&quot;&quot;);IF(4 &lt; [.$G26];OFFSET(INDIRECT([.$M26]);4;0;1);&quot;&quot;);IF(5 &lt; [.$G26];CHAR(10);&quot;&quot;);IF(5 &lt; [.$G26];OFFSET(INDIRECT([.$M26]);5;0;1);&quot;&quot;);IF(6 &lt; [.$G26];CHAR(10);&quot;&quot;);IF(6 &lt; [.$G26];OFFSET(INDIRECT([.$M26]);6;0;1);&quot;&quot;);IF(7 &lt; [.$G26];CHAR(10);&quot;&quot;);IF(7 &lt; [.$G26];OFFSET(INDIRECT([.$M26]);7;0;1);&quot;&quot;);IF(8 &lt; [.$G26];CHAR(10);&quot;&quot;);IF(8 &lt; [.$G26];OFFSET(INDIRECT([.$M26]);8;0;1);&quot;&quot;);IF(9 &lt; [.$G26];CHAR(10);&quot;&quot;);IF(9 &lt; [.$G26];OFFSET(INDIRECT([.$M26]);9;0;1);&quot;&quot;);IF(10 &lt; [.$G26];CHAR(10);&quot;&quot;);IF(10 &lt; [.$G26];OFFSET(INDIRECT([.$M26]);10;0;1);&quot;&quot;);IF(11 &lt; [.$G26];CHAR(10);&quot;&quot;);IF(11 &lt; [.$G26];OFFSET(INDIRECT([.$M26]);11;0;1);&quot;&quot;);IF(12 &lt; [.$G26];CHAR(10);&quot;&quot;);IF(12 &lt; [.$G26];OFFSET(INDIRECT([.$M26]);12;0;1);&quot;&quot;)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197" table:formula="of:=OFFSET(INDIRECT([.$L26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6];[$Themenliste.$H$1:$Themenliste.$H$9920];0))" office:value-type="string" office:string-value="$Themenliste.$F$134" calcext:value-type="string">
            <text:p>$Themenliste.$F$134</text:p>
          </table:table-cell>
          <table:table-cell table:number-columns-repeated="1011"/>
        </table:table-row>
        <table:table-row table:style-name="ro41">
          <table:table-cell table:formula="of:=(1000*[.$B27])+[.$E27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7]);0;1;1)" office:value-type="string" office:string-value="§ 4 Absatz 7" calcext:value-type="string">
            <text:p>§ 4 Absatz 7</text:p>
          </table:table-cell>
          <table:table-cell table:style-name="ce169" table:formula="of:=OFFSET(INDIRECT([.$L27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7];OFFSET(INDIRECT([.$M27]);0;0;1);&quot;&quot;);IF(1 &lt; [.$G27];CHAR(10);&quot;&quot;);IF(1 &lt; [.$G27];OFFSET(INDIRECT([.$M27]);1;0;1);&quot;&quot;);IF(2 &lt; [.$G27];CHAR(10);&quot;&quot;);IF(2 &lt; [.$G27];OFFSET(INDIRECT([.$M27]);2;0;1);&quot;&quot;);IF(3 &lt; [.$G27];CHAR(10);&quot;&quot;);IF(3 &lt; [.$G27];OFFSET(INDIRECT([.$M27]);3;0;1);&quot;&quot;);IF(4 &lt; [.$G27];CHAR(10);&quot;&quot;);IF(4 &lt; [.$G27];OFFSET(INDIRECT([.$M27]);4;0;1);&quot;&quot;);IF(5 &lt; [.$G27];CHAR(10);&quot;&quot;);IF(5 &lt; [.$G27];OFFSET(INDIRECT([.$M27]);5;0;1);&quot;&quot;);IF(6 &lt; [.$G27];CHAR(10);&quot;&quot;);IF(6 &lt; [.$G27];OFFSET(INDIRECT([.$M27]);6;0;1);&quot;&quot;);IF(7 &lt; [.$G27];CHAR(10);&quot;&quot;);IF(7 &lt; [.$G27];OFFSET(INDIRECT([.$M27]);7;0;1);&quot;&quot;);IF(8 &lt; [.$G27];CHAR(10);&quot;&quot;);IF(8 &lt; [.$G27];OFFSET(INDIRECT([.$M27]);8;0;1);&quot;&quot;);IF(9 &lt; [.$G27];CHAR(10);&quot;&quot;);IF(9 &lt; [.$G27];OFFSET(INDIRECT([.$M27]);9;0;1);&quot;&quot;);IF(10 &lt; [.$G27];CHAR(10);&quot;&quot;);IF(10 &lt; [.$G27];OFFSET(INDIRECT([.$M27]);10;0;1);&quot;&quot;);IF(11 &lt; [.$G27];CHAR(10);&quot;&quot;);IF(11 &lt; [.$G27];OFFSET(INDIRECT([.$M27]);11;0;1);&quot;&quot;);IF(12 &lt; [.$G27];CHAR(10);&quot;&quot;);IF(12 &lt; [.$G27];OFFSET(INDIRECT([.$M27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197" table:formula="of:=OFFSET(INDIRECT([.$L27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7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7];[$Themenliste.$H$1:$Themenliste.$H$9920];0))" office:value-type="string" office:string-value="$Themenliste.$F$138" calcext:value-type="string">
            <text:p>$Themenliste.$F$138</text:p>
          </table:table-cell>
          <table:table-cell table:number-columns-repeated="1011"/>
        </table:table-row>
        <table:table-row table:style-name="ro37">
          <table:table-cell table:formula="of:=(1000*[.$B28])+[.$E28]" office:value-type="float" office:value="6005" calcext:value-type="float">
            <text:p>6005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8]);0;1;1)" office:value-type="string" office:string-value="§ 4 Absatz 7" calcext:value-type="string">
            <text:p>§ 4 Absatz 7</text:p>
          </table:table-cell>
          <table:table-cell table:style-name="ce169" table:formula="of:=OFFSET(INDIRECT([.$L28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netztes Zusammenarbeiten unter Nutzung digitaler Medien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8];OFFSET(INDIRECT([.$M28]);0;0;1);&quot;&quot;);IF(1 &lt; [.$G28];CHAR(10);&quot;&quot;);IF(1 &lt; [.$G28];OFFSET(INDIRECT([.$M28]);1;0;1);&quot;&quot;);IF(2 &lt; [.$G28];CHAR(10);&quot;&quot;);IF(2 &lt; [.$G28];OFFSET(INDIRECT([.$M28]);2;0;1);&quot;&quot;);IF(3 &lt; [.$G28];CHAR(10);&quot;&quot;);IF(3 &lt; [.$G28];OFFSET(INDIRECT([.$M28]);3;0;1);&quot;&quot;);IF(4 &lt; [.$G28];CHAR(10);&quot;&quot;);IF(4 &lt; [.$G28];OFFSET(INDIRECT([.$M28]);4;0;1);&quot;&quot;);IF(5 &lt; [.$G28];CHAR(10);&quot;&quot;);IF(5 &lt; [.$G28];OFFSET(INDIRECT([.$M28]);5;0;1);&quot;&quot;);IF(6 &lt; [.$G28];CHAR(10);&quot;&quot;);IF(6 &lt; [.$G28];OFFSET(INDIRECT([.$M28]);6;0;1);&quot;&quot;);IF(7 &lt; [.$G28];CHAR(10);&quot;&quot;);IF(7 &lt; [.$G28];OFFSET(INDIRECT([.$M28]);7;0;1);&quot;&quot;);IF(8 &lt; [.$G28];CHAR(10);&quot;&quot;);IF(8 &lt; [.$G28];OFFSET(INDIRECT([.$M28]);8;0;1);&quot;&quot;);IF(9 &lt; [.$G28];CHAR(10);&quot;&quot;);IF(9 &lt; [.$G28];OFFSET(INDIRECT([.$M28]);9;0;1);&quot;&quot;);IF(10 &lt; [.$G28];CHAR(10);&quot;&quot;);IF(10 &lt; [.$G28];OFFSET(INDIRECT([.$M28]);10;0;1);&quot;&quot;);IF(11 &lt; [.$G28];CHAR(10);&quot;&quot;);IF(11 &lt; [.$G28];OFFSET(INDIRECT([.$M28]);11;0;1);&quot;&quot;);IF(12 &lt; [.$G28];CHAR(10);&quot;&quot;);IF(12 &lt; [.$G28];OFFSET(INDIRECT([.$M28]);12;0;1);&quot;&quot;)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197" table:formula="of:=OFFSET(INDIRECT([.$L28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200"/>
          <table:table-cell table:style-name="ce202" table:formula="of:=CONCATENATE(SUBSTITUTE(FORMULA([.$B28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8];[$Themenliste.$H$1:$Themenliste.$H$9920];0))" office:value-type="string" office:string-value="$Themenliste.$F$142" calcext:value-type="string">
            <text:p>$Themenliste.$F$142</text:p>
          </table:table-cell>
          <table:table-cell table:number-columns-repeated="1011"/>
        </table:table-row>
        <table:table-row table:style-name="ro44">
          <table:table-cell table:formula="of:=(1000*[.$B29])+[.$E29]" office:value-type="float" office:value="99099" calcext:value-type="float">
            <text:p>99099</text:p>
          </table:table-cell>
          <table:table-cell table:formula="of:=[$Abschnitte.$A$8]" office:value-type="float" office:value="99" calcext:value-type="float">
            <text:p>99</text:p>
          </table:table-cell>
          <table:table-cell table:style-name="ce166" table:formula="of:=OFFSET(INDIRECT([.$L29]);0;1;1)" office:value-type="float" office:value="99" calcext:value-type="float">
            <text:p>99</text:p>
          </table:table-cell>
          <table:table-cell table:style-name="ce169" table:formula="of:=OFFSET(INDIRECT([.$L2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187" office:value-type="float" office:value="1" calcext:value-type="float">
            <text:p>1</text:p>
          </table:table-cell>
          <table:table-cell table:style-name="ce193" table:formula="of:=CONCATENATE(IF(0 &lt; [.$G29];OFFSET(INDIRECT([.$M29]);0;0;1);&quot;&quot;);IF(1 &lt; [.$G29];CHAR(10);&quot;&quot;);IF(1 &lt; [.$G29];OFFSET(INDIRECT([.$M29]);1;0;1);&quot;&quot;);IF(2 &lt; [.$G29];CHAR(10);&quot;&quot;);IF(2 &lt; [.$G29];OFFSET(INDIRECT([.$M29]);2;0;1);&quot;&quot;);IF(3 &lt; [.$G29];CHAR(10);&quot;&quot;);IF(3 &lt; [.$G29];OFFSET(INDIRECT([.$M29]);3;0;1);&quot;&quot;);IF(4 &lt; [.$G29];CHAR(10);&quot;&quot;);IF(4 &lt; [.$G29];OFFSET(INDIRECT([.$M29]);4;0;1);&quot;&quot;);IF(5 &lt; [.$G29];CHAR(10);&quot;&quot;);IF(5 &lt; [.$G29];OFFSET(INDIRECT([.$M29]);5;0;1);&quot;&quot;);IF(6 &lt; [.$G29];CHAR(10);&quot;&quot;);IF(6 &lt; [.$G29];OFFSET(INDIRECT([.$M29]);6;0;1);&quot;&quot;);IF(7 &lt; [.$G29];CHAR(10);&quot;&quot;);IF(7 &lt; [.$G29];OFFSET(INDIRECT([.$M29]);7;0;1);&quot;&quot;);IF(8 &lt; [.$G29];CHAR(10);&quot;&quot;);IF(8 &lt; [.$G29];OFFSET(INDIRECT([.$M29]);8;0;1);&quot;&quot;);IF(9 &lt; [.$G29];CHAR(10);&quot;&quot;);IF(9 &lt; [.$G29];OFFSET(INDIRECT([.$M29]);9;0;1);&quot;&quot;);IF(10 &lt; [.$G29];CHAR(10);&quot;&quot;);IF(10 &lt; [.$G29];OFFSET(INDIRECT([.$M29]);10;0;1);&quot;&quot;);IF(11 &lt; [.$G29];CHAR(10);&quot;&quot;);IF(11 &lt; [.$G29];OFFSET(INDIRECT([.$M29]);11;0;1);&quot;&quot;);IF(12 &lt; [.$G29];CHAR(10);&quot;&quot;);IF(12 &lt; [.$G29];OFFSET(INDIRECT([.$M29]);12;0;1);&quot;&quot;))" office:value-type="string" office:string-value="x) Last Card" calcext:value-type="string">
            <text:p>x) Last Card</text:p>
          </table:table-cell>
          <table:table-cell table:style-name="ce197" table:formula="of:=OFFSET(INDIRECT([.$L29]);0;3;1)" office:value-type="string" office:string-value="invisible" calcext:value-type="string">
            <text:p>invisible</text:p>
          </table:table-cell>
          <table:table-cell table:style-name="ce200" table:number-columns-repeated="2"/>
          <table:table-cell table:style-name="ce202" table:formula="of:=CONCATENATE(SUBSTITUTE(FORMULA([.$B29]);&quot;=&quot;;&quot;&quot;;1))" office:value-type="string" office:string-value="$Abschnitte.$A$8" calcext:value-type="string">
            <text:p>$Abschnitte.$A$8</text:p>
          </table:table-cell>
          <table:table-cell table:style-name="ce193" table:formula="of:=CONCATENATE(&quot;$Themenliste.$F$&quot;;MATCH([.$A29];[$Themenliste.$H$1:$Themenliste.$H$9920];0))" office:value-type="string" office:string-value="$Themenliste.$F$146" calcext:value-type="string">
            <text:p>$Themenliste.$F$146</text:p>
          </table:table-cell>
          <table:table-cell table:number-columns-repeated="101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menliste" table:style-name="ta1">
        <office:forms form:automatic-focus="false" form:apply-design-mode="false"/>
        <table:table-column table:style-name="co51" table:default-cell-style-name="ce208"/>
        <table:table-column table:style-name="co52" table:default-cell-style-name="ce216"/>
        <table:table-column table:style-name="co42" table:default-cell-style-name="ce217"/>
        <table:table-column table:style-name="co53" table:default-cell-style-name="ce220"/>
        <table:table-column table:style-name="co54" table:default-cell-style-name="ce223"/>
        <table:table-column table:style-name="co55" table:default-cell-style-name="ce276"/>
        <table:table-column table:style-name="co56" table:default-cell-style-name="ce277"/>
        <table:table-column table:style-name="co57" table:default-cell-style-name="ce201"/>
        <table:table-column table:style-name="co58" table:default-cell-style-name="ce277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number-columns-repeated="51" table:default-cell-style-name="Default"/>
        <table:table-row table:style-name="ro6">
          <table:table-cell table:style-name="ce205" office:value-type="string" calcext:value-type="string">
            <text:p>id</text:p>
          </table:table-cell>
          <table:table-cell table:style-name="ce210" office:value-type="string" calcext:value-type="string">
            <text:p>Abschnitt</text:p>
          </table:table-cell>
          <table:table-cell table:style-name="ce205" office:value-type="string" calcext:value-type="string">
            <text:p>Bereich</text:p>
          </table:table-cell>
          <table:table-cell table:style-name="ce218" office:value-type="string" calcext:value-type="string">
            <text:p>idx</text:p>
          </table:table-cell>
          <table:table-cell table:style-name="ce177" office:value-type="string" calcext:value-type="string">
            <text:p>Thema</text:p>
          </table:table-cell>
          <table:table-cell table:style-name="ce225" office:value-type="string" calcext:value-type="string">
            <office:annotation draw:style-name="gr4" draw:text-style-name="P2" svg:width="2.899cm" svg:height="2.176cm" svg:x="25.105cm" svg:y="0cm" draw:caption-point-x="-0.61cm" draw:caption-point-y="0.01cm">
              <dc:date>2017-12-19T00:00:00</dc:date>
              <text:p text:style-name="P1"><text:span text:style-name="T1">Zusammengesetzt</text:span><text:span text:style-name="T1"><text:line-break/></text:span><text:span text:style-name="T1">aus idx und Thema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5" draw:text-style-name="P2" svg:width="2.899cm" svg:height="1.781cm" svg:x="29.252cm" svg:y="0cm" draw:caption-point-x="-0.61cm" draw:caption-point-y="0.01cm">
              <dc:date>2017-12-19T00:00:00</dc:date>
              <text:p text:style-name="P1"><text:span text:style-name="T1">Findet aus Bereichnamen die Bereichsid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4" draw:text-style-name="P2" svg:width="2.899cm" svg:height="2.176cm" svg:x="31.52cm" svg:y="0cm" draw:caption-point-x="-0.61cm" draw:caption-point-y="0.01cm">
              <dc:date>2020-05-11T00:00:00</dc:date>
              <text:p text:style-name="P1"><text:span text:style-name="T1">Eingabe in der Form:</text:span></text:p>
              <text:p text:style-name="P1"><text:span text:style-name="T1"/></text:p>
              <text:p text:style-name="P1"><text:span text:style-name="T1">= </text:span><text:span text:style-name="T3">$Bereiche.$A$6</text:span></text:p>
            </office:annotation>
            <text:p>Bereichskey</text:p>
          </table:table-cell>
          <table:table-cell table:style-name="ce192" office:value-type="string" calcext:value-type="string">
            <text:p>Fachrichtung</text:p>
          </table:table-cell>
          <table:table-cell table:style-name="ce131" table:number-columns-repeated="2"/>
          <table:table-cell table:style-name="ce131" office:value-type="string" calcext:value-type="string">
            <text:p>Ausbildungsteil</text:p>
          </table:table-cell>
          <table:table-cell table:style-name="ce131" office:value-type="string" calcext:value-type="string">
            <text:p>Bereich</text:p>
          </table:table-cell>
          <table:table-cell table:style-name="ce131" table:number-columns-repeated="47"/>
          <table:table-cell table:number-columns-repeated="4"/>
        </table:table-row>
        <table:table-row table:style-name="ro7">
          <table:table-cell table:style-name="ce206" table:formula="of:=CONCATENATE(OFFSET(INDIRECT([.$G2]);0;2;1);&quot; Nummer &quot;;OFFSET(INDIRECT([.$G2]);0;4;1);&quot; &quot;;[.D2])" office:value-type="string" office:string-value="§ 4 Absatz 2 Nummer 1 a" calcext:value-type="string">
            <text:p>§ 4 Absatz 2 Nummer 1 a</text:p>
          </table:table-cell>
          <table:table-cell table:formula="of:=OFFSET(INDIRECT([.$G2]);0;4;1)" office:value-type="float" office:value="1" calcext:value-type="float">
            <text:p>1</text:p>
          </table:table-cell>
          <table:table-cell table:formula="of:=OFFSET(INDIRECT([.$G2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Grundsätze und Methoden des Projektmanagements Anwenden</text:p>
          </table:table-cell>
          <table:table-cell table:formula="of:=CONCATENATE([.D2];&quot;) &quot;;[.E2])" office:value-type="string" office:string-value="a) Grundsätze und Methoden des Projektmanagements Anwenden" calcext:value-type="string">
            <text:p>a) Grundsätze und Methoden des Projektmanagements Anwend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2]);0;8;1)" office:value-type="string" office:string-value="alle" calcext:value-type="string">
            <text:p>alle</text:p>
          </table:table-cell>
          <table:table-cell table:style-name="ce135" table:formula="of:=OFFSET(INDIRECT([.$G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2]);0;9;1);&quot; Wo., Phase 2: &quot;;OFFSET(INDIRECT([.$G2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2]);0;2;1);&quot; Nummer &quot;;OFFSET(INDIRECT([.$G2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3]);0;2;1);&quot; Nummer &quot;;OFFSET(INDIRECT([.$G3]);0;4;1);&quot; &quot;;[.D3])" office:value-type="string" office:string-value="§ 4 Absatz 2 Nummer 1 b" calcext:value-type="string">
            <text:p>§ 4 Absatz 2 Nummer 1 b</text:p>
          </table:table-cell>
          <table:table-cell table:formula="of:=OFFSET(INDIRECT([.$G3]);0;4;1)" office:value-type="float" office:value="1" calcext:value-type="float">
            <text:p>1</text:p>
          </table:table-cell>
          <table:table-cell table:formula="of:=OFFSET(INDIRECT([.$G3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.D3];&quot;) &quot;;[.E3])" office:value-type="string" office:string-value="b) Auftragsunterlagen und Durchführbarkeit des Auftrags prüfen, insbesondere in Hinblick auf rechtliche, wirtschaftliche und terminliche Vorgaben, und den Auftrag mit den betrieblichen Prozessen und Möglichkeiten ab" calcext:value-type="string">
            <text:p>b) 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3]);0;8;1)" office:value-type="string" office:string-value="alle" calcext:value-type="string">
            <text:p>alle</text:p>
          </table:table-cell>
          <table:table-cell table:style-name="ce135" table:formula="of:=OFFSET(INDIRECT([.$G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3]);0;9;1);&quot; Wo., Phase 2: &quot;;OFFSET(INDIRECT([.$G3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3]);0;2;1);&quot; Nummer &quot;;OFFSET(INDIRECT([.$G3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]);0;2;1);&quot; Nummer &quot;;OFFSET(INDIRECT([.$G4]);0;4;1);&quot; &quot;;[.D4])" office:value-type="string" office:string-value="§ 4 Absatz 2 Nummer 1 c" calcext:value-type="string">
            <text:p>§ 4 Absatz 2 Nummer 1 c</text:p>
          </table:table-cell>
          <table:table-cell table:formula="of:=OFFSET(INDIRECT([.$G4]);0;4;1)" office:value-type="float" office:value="1" calcext:value-type="float">
            <text:p>1</text:p>
          </table:table-cell>
          <table:table-cell table:formula="of:=OFFSET(INDIRECT([.$G4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Zeitplan und Reihenfolge der Arbeitsschritte für den eigenen Arbeitsbereich festlegen</text:p>
          </table:table-cell>
          <table:table-cell table:formula="of:=CONCATENATE([.D4];&quot;) &quot;;[.E4])" office:value-type="string" office:string-value="c) Zeitplan und Reihenfolge der Arbeitsschritte für den eigenen Arbeitsbereich festlegen" calcext:value-type="string">
            <text:p>c) Zeitplan und Reihenfolge der Arbeitsschritte für den eigenen Arbeitsbereich festlege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4]);0;8;1)" office:value-type="string" office:string-value="alle" calcext:value-type="string">
            <text:p>alle</text:p>
          </table:table-cell>
          <table:table-cell table:style-name="ce135" table:formula="of:=OFFSET(INDIRECT([.$G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4]);0;9;1);&quot; Wo., Phase 2: &quot;;OFFSET(INDIRECT([.$G4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4]);0;2;1);&quot; Nummer &quot;;OFFSET(INDIRECT([.$G4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]);0;2;1);&quot; Nummer &quot;;OFFSET(INDIRECT([.$G5]);0;4;1);&quot; &quot;;[.D5])" office:value-type="string" office:string-value="§ 4 Absatz 2 Nummer 1 d" calcext:value-type="string">
            <text:p>§ 4 Absatz 2 Nummer 1 d</text:p>
          </table:table-cell>
          <table:table-cell table:formula="of:=OFFSET(INDIRECT([.$G5]);0;4;1)" office:value-type="float" office:value="1" calcext:value-type="float">
            <text:p>1</text:p>
          </table:table-cell>
          <table:table-cell table:formula="of:=OFFSET(INDIRECT([.$G5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8" office:value-type="string" calcext:value-type="string">
            <text:p>Termine planen und abstimmen sowie Terminüberwachung durchführen</text:p>
          </table:table-cell>
          <table:table-cell table:formula="of:=CONCATENATE([.D5];&quot;) &quot;;[.E5])" office:value-type="string" office:string-value="d) Termine planen und abstimmen sowie Terminüberwachung durchführen" calcext:value-type="string">
            <text:p>d) Termine planen und abstimmen sowie Terminüberwachung durchführ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5]);0;8;1)" office:value-type="string" office:string-value="alle" calcext:value-type="string">
            <text:p>alle</text:p>
          </table:table-cell>
          <table:table-cell table:style-name="ce135" table:formula="of:=OFFSET(INDIRECT([.$G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5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5]);0;9;1);&quot; Wo., Phase 2: &quot;;OFFSET(INDIRECT([.$G5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5]);0;2;1);&quot; Nummer &quot;;OFFSET(INDIRECT([.$G5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]);0;2;1);&quot; Nummer &quot;;OFFSET(INDIRECT([.$G6]);0;4;1);&quot; &quot;;[.D6])" office:value-type="string" office:string-value="§ 4 Absatz 2 Nummer 1 e" calcext:value-type="string">
            <text:p>§ 4 Absatz 2 Nummer 1 e</text:p>
          </table:table-cell>
          <table:table-cell table:formula="of:=OFFSET(INDIRECT([.$G6]);0;4;1)" office:value-type="float" office:value="1" calcext:value-type="float">
            <text:p>1</text:p>
          </table:table-cell>
          <table:table-cell table:formula="of:=OFFSET(INDIRECT([.$G6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8" office:value-type="string" calcext:value-type="string">
            <text:p>Probleme analysieren und als Aufgabe definieren sowie Lösungsalternativen entwickeln und beurteilen</text:p>
          </table:table-cell>
          <table:table-cell table:formula="of:=CONCATENATE([.D6];&quot;) &quot;;[.E6])" office:value-type="string" office:string-value="e) Probleme analysieren und als Aufgabe definieren sowie Lösungsalternativen entwickeln und beurteilen" calcext:value-type="string">
            <text:p>e) Probleme analysieren und als Aufgabe definieren sowie Lösungsalternativen entwickeln und beurteilen</text:p>
          </table:table-cell>
          <table:table-cell table:formula="of:=CONCATENATE(SUBSTITUTE(FORMULA([.H6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6]);0;8;1)" office:value-type="string" office:string-value="alle" calcext:value-type="string">
            <text:p>alle</text:p>
          </table:table-cell>
          <table:table-cell table:style-name="ce135" table:formula="of:=OFFSET(INDIRECT([.$G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6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6]);0;9;1);&quot; Wo., Phase 2: &quot;;OFFSET(INDIRECT([.$G6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6]);0;2;1);&quot; Nummer &quot;;OFFSET(INDIRECT([.$G6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7]);0;2;1);&quot; Nummer &quot;;OFFSET(INDIRECT([.$G7]);0;4;1);&quot; &quot;;[.D7])" office:value-type="string" office:string-value="§ 4 Absatz 2 Nummer 1 f" calcext:value-type="string">
            <text:p>§ 4 Absatz 2 Nummer 1 f</text:p>
          </table:table-cell>
          <table:table-cell table:formula="of:=OFFSET(INDIRECT([.$G7]);0;4;1)" office:value-type="float" office:value="1" calcext:value-type="float">
            <text:p>1</text:p>
          </table:table-cell>
          <table:table-cell table:formula="of:=OFFSET(INDIRECT([.$G7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.D7];&quot;) &quot;;[.E7])" office:value-type="string" office:string-value="f) Arbeits- und Organisationsmittel wirtschaftlich und ökologisch unter Berücksichtigung der vorhandenen Ressourcen und der Budgetvorgaben einsetzen" calcext:value-type="string">
            <text:p>f) Arbeits- und Organisationsmittel wirtschaftlich und ökologisch unter Berücksichtigung der vorhandenen Ressourcen und der Budgetvorgaben einsetzen</text:p>
          </table:table-cell>
          <table:table-cell table:formula="of:=CONCATENATE(SUBSTITUTE(FORMULA([.H7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7]);0;8;1)" office:value-type="string" office:string-value="alle" calcext:value-type="string">
            <text:p>alle</text:p>
          </table:table-cell>
          <table:table-cell table:style-name="ce135" table:formula="of:=OFFSET(INDIRECT([.$G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7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7]);0;9;1);&quot; Wo., Phase 2: &quot;;OFFSET(INDIRECT([.$G7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7]);0;2;1);&quot; Nummer &quot;;OFFSET(INDIRECT([.$G7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]);0;2;1);&quot; Nummer &quot;;OFFSET(INDIRECT([.$G8]);0;4;1);&quot; &quot;;[.D8])" office:value-type="string" office:string-value="§ 4 Absatz 2 Nummer 1 g" calcext:value-type="string">
            <text:p>§ 4 Absatz 2 Nummer 1 g</text:p>
          </table:table-cell>
          <table:table-cell table:formula="of:=OFFSET(INDIRECT([.$G8]);0;4;1)" office:value-type="float" office:value="1" calcext:value-type="float">
            <text:p>1</text:p>
          </table:table-cell>
          <table:table-cell table:formula="of:=OFFSET(INDIRECT([.$G8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Aufgaben im Team sowie mit internen und externen Kunden und Kundinnen planen und abstimmen</text:p>
          </table:table-cell>
          <table:table-cell table:formula="of:=CONCATENATE([.D8];&quot;) &quot;;[.E8])" office:value-type="string" office:string-value="g) Aufgaben im Team sowie mit internen und externen Kunden und Kundinnen planen und abstimmen" calcext:value-type="string">
            <text:p>g) Aufgaben im Team sowie mit internen und externen Kunden und Kundinnen planen und abstimmen</text:p>
          </table:table-cell>
          <table:table-cell table:formula="of:=CONCATENATE(SUBSTITUTE(FORMULA([.H8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8]);0;8;1)" office:value-type="string" office:string-value="alle" calcext:value-type="string">
            <text:p>alle</text:p>
          </table:table-cell>
          <table:table-cell table:style-name="ce135" table:formula="of:=OFFSET(INDIRECT([.$G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8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8]);0;9;1);&quot; Wo., Phase 2: &quot;;OFFSET(INDIRECT([.$G8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8]);0;2;1);&quot; Nummer &quot;;OFFSET(INDIRECT([.$G8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9]);0;2;1);&quot; Nummer &quot;;OFFSET(INDIRECT([.$G9]);0;4;1);&quot; &quot;;[.D9])" office:value-type="string" office:string-value="§ 4 Absatz 2 Nummer 1 h" calcext:value-type="string">
            <text:p>§ 4 Absatz 2 Nummer 1 h</text:p>
          </table:table-cell>
          <table:table-cell table:formula="of:=OFFSET(INDIRECT([.$G9]);0;4;1)" office:value-type="float" office:value="1" calcext:value-type="float">
            <text:p>1</text:p>
          </table:table-cell>
          <table:table-cell table:formula="of:=OFFSET(INDIRECT([.$G9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betriebswirtschaftlich relevante Daten erheben und bewerten und dabei Geschäfts- und Leistungsprozesse berücksichtigen</text:p>
          </table:table-cell>
          <table:table-cell table:formula="of:=CONCATENATE([.D9];&quot;) &quot;;[.E9])" office:value-type="string" office:string-value="h) betriebswirtschaftlich relevante Daten erheben und bewerten und dabei Geschäfts- und Leistungsprozesse berücksichtigen" calcext:value-type="string">
            <text:p>h) betriebswirtschaftlich relevante Daten erheben und bewerten und dabei Geschäfts- und Leistungsprozesse berücksichtigen</text:p>
          </table:table-cell>
          <table:table-cell table:formula="of:=CONCATENATE(SUBSTITUTE(FORMULA([.H9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9]);0;8;1)" office:value-type="string" office:string-value="alle" calcext:value-type="string">
            <text:p>alle</text:p>
          </table:table-cell>
          <table:table-cell table:style-name="ce135" table:formula="of:=OFFSET(INDIRECT([.$G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9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9]);0;9;1);&quot; Wo., Phase 2: &quot;;OFFSET(INDIRECT([.$G9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9]);0;2;1);&quot; Nummer &quot;;OFFSET(INDIRECT([.$G9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0]);0;2;1);&quot; Nummer &quot;;OFFSET(INDIRECT([.$G10]);0;4;1);&quot; &quot;;[.D10])" office:value-type="string" office:string-value="§ 4 Absatz 2 Nummer 1 i" calcext:value-type="string">
            <text:p>§ 4 Absatz 2 Nummer 1 i</text:p>
          </table:table-cell>
          <table:table-cell table:formula="of:=OFFSET(INDIRECT([.$G10]);0;4;1)" office:value-type="float" office:value="1" calcext:value-type="float">
            <text:p>1</text:p>
          </table:table-cell>
          <table:table-cell table:formula="of:=OFFSET(INDIRECT([.$G10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.D10];&quot;) &quot;;[.E10])" office:value-type="string" office:string-value="i) eigene Vorgehensweise sowie die Aufgabendurchführung im Team reflektieren und bei der Verbesserung der Arbeitsprozesse mitwirken" calcext:value-type="string">
            <text:p>i) eigene Vorgehensweise sowie die Aufgabendurchführung im Team reflektieren und bei der Verbesserung der Arbeitsprozesse mitwirken</text:p>
          </table:table-cell>
          <table:table-cell table:formula="of:=CONCATENATE(SUBSTITUTE(FORMULA([.H10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10]);0;8;1)" office:value-type="string" office:string-value="alle" calcext:value-type="string">
            <text:p>alle</text:p>
          </table:table-cell>
          <table:table-cell table:style-name="ce135" table:formula="of:=OFFSET(INDIRECT([.$G1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0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10]);0;9;1);&quot; Wo., Phase 2: &quot;;OFFSET(INDIRECT([.$G10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10]);0;2;1);&quot; Nummer &quot;;OFFSET(INDIRECT([.$G10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]);0;2;1);&quot; Nummer &quot;;OFFSET(INDIRECT([.$G11]);0;4;1);&quot; &quot;;[.D11])" office:value-type="string" office:string-value="§ 4 Absatz 2 Nummer 2 a" calcext:value-type="string">
            <text:p>§ 4 Absatz 2 Nummer 2 a</text:p>
          </table:table-cell>
          <table:table-cell table:formula="of:=OFFSET(INDIRECT([.$G11]);0;4;1)" office:value-type="float" office:value="2" calcext:value-type="float">
            <text:p>2</text:p>
          </table:table-cell>
          <table:table-cell table:formula="of:=OFFSET(INDIRECT([.$G11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m Rahmen der Marktbeobachtung Preise, Leistungen und Konditionen von Wettbewerbern vergleichen</text:p>
          </table:table-cell>
          <table:table-cell table:formula="of:=CONCATENATE([.D11];&quot;) &quot;;[.E11])" office:value-type="string" office:string-value="a) im Rahmen der Marktbeobachtung Preise, Leistungen und Konditionen von Wettbewerbern vergleichen" calcext:value-type="string">
            <text:p>a) im Rahmen der Marktbeobachtung Preise, Leistungen und Konditionen von Wettbewerbern vergleiche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1]);0;8;1)" office:value-type="string" office:string-value="alle" calcext:value-type="string">
            <text:p>alle</text:p>
          </table:table-cell>
          <table:table-cell table:style-name="ce135" table:formula="of:=OFFSET(INDIRECT([.$G1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1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1]);0;9;1);&quot; Wo., Phase 2: &quot;;OFFSET(INDIRECT([.$G11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1]);0;2;1);&quot; Nummer &quot;;OFFSET(INDIRECT([.$G11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]);0;2;1);&quot; Nummer &quot;;OFFSET(INDIRECT([.$G12]);0;4;1);&quot; &quot;;[.D12])" office:value-type="string" office:string-value="§ 4 Absatz 2 Nummer 2 b" calcext:value-type="string">
            <text:p>§ 4 Absatz 2 Nummer 2 b</text:p>
          </table:table-cell>
          <table:table-cell table:formula="of:=OFFSET(INDIRECT([.$G12]);0;4;1)" office:value-type="float" office:value="2" calcext:value-type="float">
            <text:p>2</text:p>
          </table:table-cell>
          <table:table-cell table:formula="of:=OFFSET(INDIRECT([.$G12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darfe von Kunden und Kundinnen feststellen sowie Zielgruppen unterscheiden</text:p>
          </table:table-cell>
          <table:table-cell table:formula="of:=CONCATENATE([.D12];&quot;) &quot;;[.E12])" office:value-type="string" office:string-value="b) Bedarfe von Kunden und Kundinnen feststellen sowie Zielgruppen unterscheiden" calcext:value-type="string">
            <text:p>b) Bedarfe von Kunden und Kundinnen feststellen sowie Zielgruppen unterscheid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2]);0;8;1)" office:value-type="string" office:string-value="alle" calcext:value-type="string">
            <text:p>alle</text:p>
          </table:table-cell>
          <table:table-cell table:style-name="ce135" table:formula="of:=OFFSET(INDIRECT([.$G1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2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2]);0;9;1);&quot; Wo., Phase 2: &quot;;OFFSET(INDIRECT([.$G12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2]);0;2;1);&quot; Nummer &quot;;OFFSET(INDIRECT([.$G12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]);0;2;1);&quot; Nummer &quot;;OFFSET(INDIRECT([.$G13]);0;4;1);&quot; &quot;;[.D13])" office:value-type="string" office:string-value="§ 4 Absatz 2 Nummer 2 c" calcext:value-type="string">
            <text:p>§ 4 Absatz 2 Nummer 2 c</text:p>
          </table:table-cell>
          <table:table-cell table:formula="of:=OFFSET(INDIRECT([.$G13]);0;4;1)" office:value-type="float" office:value="2" calcext:value-type="float">
            <text:p>2</text:p>
          </table:table-cell>
          <table:table-cell table:formula="of:=OFFSET(INDIRECT([.$G13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.D13];&quot;) &quot;;[.E13])" office:value-type="string" office:string-value="c) Kunden und Kundinnen unter Beachtung von Kommunikationsregeln informieren sowie Sachverhalte präsentieren und dabei deutsche und englische Fachbegriffe anwenden" calcext:value-type="string">
            <text:p>c) Kunden und Kundinnen unter Beachtung von Kommunikationsregeln informieren sowie Sachverhalte präsentieren und dabei deutsche und englische Fachbegriffe anwenden</text:p>
          </table:table-cell>
          <table:table-cell table:formula="of:=CONCATENATE(SUBSTITUTE(FORMULA([.H13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3]);0;8;1)" office:value-type="string" office:string-value="alle" calcext:value-type="string">
            <text:p>alle</text:p>
          </table:table-cell>
          <table:table-cell table:style-name="ce135" table:formula="of:=OFFSET(INDIRECT([.$G1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3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3]);0;9;1);&quot; Wo., Phase 2: &quot;;OFFSET(INDIRECT([.$G13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3]);0;2;1);&quot; Nummer &quot;;OFFSET(INDIRECT([.$G13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4]);0;2;1);&quot; Nummer &quot;;OFFSET(INDIRECT([.$G14]);0;4;1);&quot; &quot;;[.D14])" office:value-type="string" office:string-value="§ 4 Absatz 2 Nummer 2 d" calcext:value-type="string">
            <text:p>§ 4 Absatz 2 Nummer 2 d</text:p>
          </table:table-cell>
          <table:table-cell table:formula="of:=OFFSET(INDIRECT([.$G14]);0;4;1)" office:value-type="float" office:value="2" calcext:value-type="float">
            <text:p>2</text:p>
          </table:table-cell>
          <table:table-cell table:formula="of:=OFFSET(INDIRECT([.$G14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für Marketing und Vertrieb unterstützen</text:p>
          </table:table-cell>
          <table:table-cell table:formula="of:=CONCATENATE([.D14];&quot;) &quot;;[.E14])" office:value-type="string" office:string-value="d) Maßnahmen für Marketing und Vertrieb unterstützen" calcext:value-type="string">
            <text:p>d) Maßnahmen für Marketing und Vertrieb unterstützen</text:p>
          </table:table-cell>
          <table:table-cell table:formula="of:=CONCATENATE(SUBSTITUTE(FORMULA([.H14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4]);0;8;1)" office:value-type="string" office:string-value="alle" calcext:value-type="string">
            <text:p>alle</text:p>
          </table:table-cell>
          <table:table-cell table:style-name="ce135" table:formula="of:=OFFSET(INDIRECT([.$G1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4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4]);0;9;1);&quot; Wo., Phase 2: &quot;;OFFSET(INDIRECT([.$G14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4]);0;2;1);&quot; Nummer &quot;;OFFSET(INDIRECT([.$G14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5]);0;2;1);&quot; Nummer &quot;;OFFSET(INDIRECT([.$G15]);0;4;1);&quot; &quot;;[.D15])" office:value-type="string" office:string-value="§ 4 Absatz 2 Nummer 2 e" calcext:value-type="string">
            <text:p>§ 4 Absatz 2 Nummer 2 e</text:p>
          </table:table-cell>
          <table:table-cell table:formula="of:=OFFSET(INDIRECT([.$G15]);0;4;1)" office:value-type="float" office:value="2" calcext:value-type="float">
            <text:p>2</text:p>
          </table:table-cell>
          <table:table-cell table:formula="of:=OFFSET(INDIRECT([.$G15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Informationsquellen auch in englischer Sprache aufgabenbezogen auswerten und für die Kundeninformation nutzen</text:p>
          </table:table-cell>
          <table:table-cell table:formula="of:=CONCATENATE([.D15];&quot;) &quot;;[.E15])" office:value-type="string" office:string-value="e) Informationsquellen auch in englischer Sprache aufgabenbezogen auswerten und für die Kundeninformation nutzen" calcext:value-type="string">
            <text:p>e) Informationsquellen auch in englischer Sprache aufgabenbezogen auswerten und für die Kundeninformation nutzen</text:p>
          </table:table-cell>
          <table:table-cell table:formula="of:=CONCATENATE(SUBSTITUTE(FORMULA([.H15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5]);0;8;1)" office:value-type="string" office:string-value="alle" calcext:value-type="string">
            <text:p>alle</text:p>
          </table:table-cell>
          <table:table-cell table:style-name="ce135" table:formula="of:=OFFSET(INDIRECT([.$G1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5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5]);0;9;1);&quot; Wo., Phase 2: &quot;;OFFSET(INDIRECT([.$G15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5]);0;2;1);&quot; Nummer &quot;;OFFSET(INDIRECT([.$G15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6]);0;2;1);&quot; Nummer &quot;;OFFSET(INDIRECT([.$G16]);0;4;1);&quot; &quot;;[.D16])" office:value-type="string" office:string-value="§ 4 Absatz 2 Nummer 2 f" calcext:value-type="string">
            <text:p>§ 4 Absatz 2 Nummer 2 f</text:p>
          </table:table-cell>
          <table:table-cell table:formula="of:=OFFSET(INDIRECT([.$G16]);0;4;1)" office:value-type="float" office:value="2" calcext:value-type="float">
            <text:p>2</text:p>
          </table:table-cell>
          <table:table-cell table:formula="of:=OFFSET(INDIRECT([.$G16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Gespräche situationsgerecht führen und Kunden und Kundinnen unter Berücksichtigung der Kundeninteressen beraten</text:p>
          </table:table-cell>
          <table:table-cell table:formula="of:=CONCATENATE([.D16];&quot;) &quot;;[.E16])" office:value-type="string" office:string-value="f) Gespräche situationsgerecht führen und Kunden und Kundinnen unter Berücksichtigung der Kundeninteressen beraten" calcext:value-type="string">
            <text:p>f) Gespräche situationsgerecht führen und Kunden und Kundinnen unter Berücksichtigung der Kundeninteressen beraten</text:p>
          </table:table-cell>
          <table:table-cell table:formula="of:=CONCATENATE(SUBSTITUTE(FORMULA([.H1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6]);0;8;1)" office:value-type="string" office:string-value="alle" calcext:value-type="string">
            <text:p>alle</text:p>
          </table:table-cell>
          <table:table-cell table:style-name="ce135" table:formula="of:=OFFSET(INDIRECT([.$G1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6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6]);0;9;1);&quot; Wo., Phase 2: &quot;;OFFSET(INDIRECT([.$G16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6]);0;2;1);&quot; Nummer &quot;;OFFSET(INDIRECT([.$G16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7]);0;2;1);&quot; Nummer &quot;;OFFSET(INDIRECT([.$G17]);0;4;1);&quot; &quot;;[.D17])" office:value-type="string" office:string-value="§ 4 Absatz 2 Nummer 2 g" calcext:value-type="string">
            <text:p>§ 4 Absatz 2 Nummer 2 g</text:p>
          </table:table-cell>
          <table:table-cell table:formula="of:=OFFSET(INDIRECT([.$G17]);0;4;1)" office:value-type="float" office:value="2" calcext:value-type="float">
            <text:p>2</text:p>
          </table:table-cell>
          <table:table-cell table:formula="of:=OFFSET(INDIRECT([.$G17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8" office:value-type="string" calcext:value-type="string">
            <text:p>Kundenbeziehungen unter Beachtung rechtlicher Regelungen und betrieblicher Grundsätze gestalten</text:p>
          </table:table-cell>
          <table:table-cell table:formula="of:=CONCATENATE([.D17];&quot;) &quot;;[.E17])" office:value-type="string" office:string-value="g) Kundenbeziehungen unter Beachtung rechtlicher Regelungen und betrieblicher Grundsätze gestalten" calcext:value-type="string">
            <text:p>g) Kundenbeziehungen unter Beachtung rechtlicher Regelungen und betrieblicher Grundsätze gestalten</text:p>
          </table:table-cell>
          <table:table-cell table:formula="of:=CONCATENATE(SUBSTITUTE(FORMULA([.H1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7]);0;8;1)" office:value-type="string" office:string-value="alle" calcext:value-type="string">
            <text:p>alle</text:p>
          </table:table-cell>
          <table:table-cell table:style-name="ce135" table:formula="of:=OFFSET(INDIRECT([.$G1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7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7]);0;9;1);&quot; Wo., Phase 2: &quot;;OFFSET(INDIRECT([.$G17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7]);0;2;1);&quot; Nummer &quot;;OFFSET(INDIRECT([.$G17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8]);0;2;1);&quot; Nummer &quot;;OFFSET(INDIRECT([.$G18]);0;4;1);&quot; &quot;;[.D18])" office:value-type="string" office:string-value="§ 4 Absatz 2 Nummer 2 h" calcext:value-type="string">
            <text:p>§ 4 Absatz 2 Nummer 2 h</text:p>
          </table:table-cell>
          <table:table-cell table:formula="of:=OFFSET(INDIRECT([.$G18]);0;4;1)" office:value-type="float" office:value="2" calcext:value-type="float">
            <text:p>2</text:p>
          </table:table-cell>
          <table:table-cell table:formula="of:=OFFSET(INDIRECT([.$G18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8" office:value-type="string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.D18];&quot;) &quot;;[.E18])" office:value-type="string" office:string-value="h) Daten und Sachverhalte interpretieren, multimedial aufbereiten und situationsgerecht unter Nutzung digitaler Werkzeuge und unter Berücksichtigung der betrieblichen Vorgaben präsentieren" calcext:value-type="string"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SUBSTITUTE(FORMULA([.H1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8]);0;8;1)" office:value-type="string" office:string-value="alle" calcext:value-type="string">
            <text:p>alle</text:p>
          </table:table-cell>
          <table:table-cell table:style-name="ce135" table:formula="of:=OFFSET(INDIRECT([.$G1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8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8]);0;9;1);&quot; Wo., Phase 2: &quot;;OFFSET(INDIRECT([.$G18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8]);0;2;1);&quot; Nummer &quot;;OFFSET(INDIRECT([.$G18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9]);0;2;1);&quot; Nummer &quot;;OFFSET(INDIRECT([.$G19]);0;4;1);&quot; &quot;;[.D19])" office:value-type="string" office:string-value="§ 4 Absatz 2 Nummer 3 a" calcext:value-type="string">
            <text:p>§ 4 Absatz 2 Nummer 3 a</text:p>
          </table:table-cell>
          <table:table-cell table:formula="of:=OFFSET(INDIRECT([.$G19]);0;4;1)" office:value-type="float" office:value="3" calcext:value-type="float">
            <text:p>3</text:p>
          </table:table-cell>
          <table:table-cell table:formula="of:=OFFSET(INDIRECT([.$G19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.D19];&quot;) &quot;;[.E19])" office:value-type="string" office:string-value="a) marktgängige IT-Systeme für unterschiedliche Einsatzbereiche hinsichtlich Leistungsfähigkeit, Wirtschaftlichkeit und Barrierefreiheit beurteilen" calcext:value-type="string">
            <text:p>a) marktgängige IT-Systeme für unterschiedliche Einsatzbereiche hinsichtlich Leistungsfähigkeit, Wirtschaftlichkeit und Barrierefreiheit beurteilen</text:p>
          </table:table-cell>
          <table:table-cell table:formula="of:=CONCATENATE(SUBSTITUTE(FORMULA([.H19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19]);0;8;1)" office:value-type="string" office:string-value="alle" calcext:value-type="string">
            <text:p>alle</text:p>
          </table:table-cell>
          <table:table-cell table:style-name="ce135" table:formula="of:=OFFSET(INDIRECT([.$G1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9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19]);0;9;1);&quot; Wo., Phase 2: &quot;;OFFSET(INDIRECT([.$G19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19]);0;2;1);&quot; Nummer &quot;;OFFSET(INDIRECT([.$G19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20]);0;2;1);&quot; Nummer &quot;;OFFSET(INDIRECT([.$G20]);0;4;1);&quot; &quot;;[.D20])" office:value-type="string" office:string-value="§ 4 Absatz 2 Nummer 3 b" calcext:value-type="string">
            <text:p>§ 4 Absatz 2 Nummer 3 b</text:p>
          </table:table-cell>
          <table:table-cell table:formula="of:=OFFSET(INDIRECT([.$G20]);0;4;1)" office:value-type="float" office:value="3" calcext:value-type="float">
            <text:p>3</text:p>
          </table:table-cell>
          <table:table-cell table:formula="of:=OFFSET(INDIRECT([.$G20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.D20];&quot;) &quot;;[.E20])" office:value-type="string" office:string-value="b) Angebote zu IT-Komponenten, IT-Produkten und IT-Dienstleistungen einholen und bewerten sowie Spezifikationen und Konditionen vergleichen" calcext:value-type="string">
            <text:p>b) Angebote zu IT-Komponenten, IT-Produkten und IT-Dienstleistungen einholen und bewerten sowie Spezifikationen und Konditionen vergleichen</text:p>
          </table:table-cell>
          <table:table-cell table:formula="of:=CONCATENATE(SUBSTITUTE(FORMULA([.H20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0]);0;8;1)" office:value-type="string" office:string-value="alle" calcext:value-type="string">
            <text:p>alle</text:p>
          </table:table-cell>
          <table:table-cell table:style-name="ce135" table:formula="of:=OFFSET(INDIRECT([.$G2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0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0]);0;9;1);&quot; Wo., Phase 2: &quot;;OFFSET(INDIRECT([.$G20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0]);0;2;1);&quot; Nummer &quot;;OFFSET(INDIRECT([.$G20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1]);0;2;1);&quot; Nummer &quot;;OFFSET(INDIRECT([.$G21]);0;4;1);&quot; &quot;;[.D21])" office:value-type="string" office:string-value="§ 4 Absatz 2 Nummer 3 c" calcext:value-type="string">
            <text:p>§ 4 Absatz 2 Nummer 3 c</text:p>
          </table:table-cell>
          <table:table-cell table:formula="of:=OFFSET(INDIRECT([.$G21]);0;4;1)" office:value-type="float" office:value="3" calcext:value-type="float">
            <text:p>3</text:p>
          </table:table-cell>
          <table:table-cell table:formula="of:=OFFSET(INDIRECT([.$G21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.D21];&quot;) &quot;;[.E21])" office:value-type="string" office:string-value="c) technologische Entwicklungstrends von IT-Systemen feststellen sowie ihre wirtschaftlichen, sozialen und beruflichen Auswirkungen aufzeigen" calcext:value-type="string">
            <text:p>c) technologische Entwicklungstrends von IT-Systemen feststellen sowie ihre wirtschaftlichen, sozialen und beruflichen Auswirkungen aufzeigen</text:p>
          </table:table-cell>
          <table:table-cell table:formula="of:=CONCATENATE(SUBSTITUTE(FORMULA([.H21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1]);0;8;1)" office:value-type="string" office:string-value="alle" calcext:value-type="string">
            <text:p>alle</text:p>
          </table:table-cell>
          <table:table-cell table:style-name="ce135" table:formula="of:=OFFSET(INDIRECT([.$G2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1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1]);0;9;1);&quot; Wo., Phase 2: &quot;;OFFSET(INDIRECT([.$G21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1]);0;2;1);&quot; Nummer &quot;;OFFSET(INDIRECT([.$G21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2]);0;2;1);&quot; Nummer &quot;;OFFSET(INDIRECT([.$G22]);0;4;1);&quot; &quot;;[.D22])" office:value-type="string" office:string-value="§ 4 Absatz 2 Nummer 3 d" calcext:value-type="string">
            <text:p>§ 4 Absatz 2 Nummer 3 d</text:p>
          </table:table-cell>
          <table:table-cell table:formula="of:=OFFSET(INDIRECT([.$G22]);0;4;1)" office:value-type="float" office:value="3" calcext:value-type="float">
            <text:p>3</text:p>
          </table:table-cell>
          <table:table-cell table:formula="of:=OFFSET(INDIRECT([.$G22]);0;6;1)" office:value-type="float" office:value="3" calcext:value-type="float">
            <text:p>3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.D22];&quot;) &quot;;[.E22])" office:value-type="string" office:string-value="d) Veränderungen von Einsatzfeldern für IT-Systeme aufgrund technischer, wirtschaftlicher und gesellschaftlicher Entwicklungen feststellen" calcext:value-type="string">
            <text:p>d) Veränderungen von Einsatzfeldern für IT-Systeme aufgrund technischer, wirtschaftlicher und gesellschaftlicher Entwicklungen feststellen</text:p>
          </table:table-cell>
          <table:table-cell table:formula="of:=CONCATENATE(SUBSTITUTE(FORMULA([.H22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2]);0;8;1)" office:value-type="string" office:string-value="alle" calcext:value-type="string">
            <text:p>alle</text:p>
          </table:table-cell>
          <table:table-cell table:style-name="ce135" table:formula="of:=OFFSET(INDIRECT([.$G2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2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2]);0;9;1);&quot; Wo., Phase 2: &quot;;OFFSET(INDIRECT([.$G22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2]);0;2;1);&quot; Nummer &quot;;OFFSET(INDIRECT([.$G22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23]);0;2;1);&quot; Nummer &quot;;OFFSET(INDIRECT([.$G23]);0;4;1);&quot; &quot;;[.D23])" office:value-type="string" office:string-value="§ 4 Absatz 2 Nummer 4 a" calcext:value-type="string">
            <text:p>§ 4 Absatz 2 Nummer 4 a</text:p>
          </table:table-cell>
          <table:table-cell table:formula="of:=OFFSET(INDIRECT([.$G23]);0;4;1)" office:value-type="float" office:value="4" calcext:value-type="float">
            <text:p>4</text:p>
          </table:table-cell>
          <table:table-cell table:formula="of:=OFFSET(INDIRECT([.$G23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.D23];&quot;) &quot;;[.E23])" office:value-type="string" office:string-value="a) IT-Systeme zur Bearbeitung betrieblicher Fachaufgaben analysieren sowie unter Beachtung insbesondere von Lizenzmodellen, Urheberrechten und Barrierefreiheit konzeptionieren, konfigurieren, testen und dokumentier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SUBSTITUTE(FORMULA([.H23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3]);0;8;1)" office:value-type="string" office:string-value="alle" calcext:value-type="string">
            <text:p>alle</text:p>
          </table:table-cell>
          <table:table-cell table:style-name="ce135" table:formula="of:=OFFSET(INDIRECT([.$G2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3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3]);0;9;1);&quot; Wo., Phase 2: &quot;;OFFSET(INDIRECT([.$G2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3]);0;2;1);&quot; Nummer &quot;;OFFSET(INDIRECT([.$G23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24]);0;2;1);&quot; Nummer &quot;;OFFSET(INDIRECT([.$G24]);0;4;1);&quot; &quot;;[.D24])" office:value-type="string" office:string-value="§ 4 Absatz 2 Nummer 4 b" calcext:value-type="string">
            <text:p>§ 4 Absatz 2 Nummer 4 b</text:p>
          </table:table-cell>
          <table:table-cell table:formula="of:=OFFSET(INDIRECT([.$G24]);0;4;1)" office:value-type="float" office:value="4" calcext:value-type="float">
            <text:p>4</text:p>
          </table:table-cell>
          <table:table-cell table:formula="of:=OFFSET(INDIRECT([.$G24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Programmiersprachen, insbesondere prozedurale und objektorientierte Programmiersprachen, unterscheiden</text:p>
          </table:table-cell>
          <table:table-cell table:formula="of:=CONCATENATE([.D24];&quot;) &quot;;[.E24])" office:value-type="string" office:string-value="b) Programmiersprachen, insbesondere prozedurale und objektorientierte Programmiersprachen, unterscheiden" calcext:value-type="string">
            <text:p>b) Programmiersprachen, insbesondere prozedurale und objektorientierte Programmiersprachen, unterscheiden</text:p>
          </table:table-cell>
          <table:table-cell table:formula="of:=CONCATENATE(SUBSTITUTE(FORMULA([.H24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4]);0;8;1)" office:value-type="string" office:string-value="alle" calcext:value-type="string">
            <text:p>alle</text:p>
          </table:table-cell>
          <table:table-cell table:style-name="ce135" table:formula="of:=OFFSET(INDIRECT([.$G2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4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4]);0;9;1);&quot; Wo., Phase 2: &quot;;OFFSET(INDIRECT([.$G2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4]);0;2;1);&quot; Nummer &quot;;OFFSET(INDIRECT([.$G24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25]);0;2;1);&quot; Nummer &quot;;OFFSET(INDIRECT([.$G25]);0;4;1);&quot; &quot;;[.D25])" office:value-type="string" office:string-value="§ 4 Absatz 2 Nummer 4 c" calcext:value-type="string">
            <text:p>§ 4 Absatz 2 Nummer 4 c</text:p>
          </table:table-cell>
          <table:table-cell table:formula="of:=OFFSET(INDIRECT([.$G25]);0;4;1)" office:value-type="float" office:value="4" calcext:value-type="float">
            <text:p>4</text:p>
          </table:table-cell>
          <table:table-cell table:formula="of:=OFFSET(INDIRECT([.$G25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atisch Fehler erkennen, analysieren und beheben</text:p>
          </table:table-cell>
          <table:table-cell table:formula="of:=CONCATENATE([.D25];&quot;) &quot;;[.E25])" office:value-type="string" office:string-value="c) systematisch Fehler erkennen, analysieren und beheben" calcext:value-type="string">
            <text:p>c) systematisch Fehler erkennen, analysieren und beheben</text:p>
          </table:table-cell>
          <table:table-cell table:formula="of:=CONCATENATE(SUBSTITUTE(FORMULA([.H25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5]);0;8;1)" office:value-type="string" office:string-value="alle" calcext:value-type="string">
            <text:p>alle</text:p>
          </table:table-cell>
          <table:table-cell table:style-name="ce135" table:formula="of:=OFFSET(INDIRECT([.$G2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5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5]);0;9;1);&quot; Wo., Phase 2: &quot;;OFFSET(INDIRECT([.$G2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5]);0;2;1);&quot; Nummer &quot;;OFFSET(INDIRECT([.$G25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6]);0;2;1);&quot; Nummer &quot;;OFFSET(INDIRECT([.$G26]);0;4;1);&quot; &quot;;[.D26])" office:value-type="string" office:string-value="§ 4 Absatz 2 Nummer 4 d" calcext:value-type="string">
            <text:p>§ 4 Absatz 2 Nummer 4 d</text:p>
          </table:table-cell>
          <table:table-cell table:formula="of:=OFFSET(INDIRECT([.$G26]);0;4;1)" office:value-type="float" office:value="4" calcext:value-type="float">
            <text:p>4</text:p>
          </table:table-cell>
          <table:table-cell table:formula="of:=OFFSET(INDIRECT([.$G26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lgorithmen formulieren und Anwendungen in einer Programmiersprache erstellen</text:p>
          </table:table-cell>
          <table:table-cell table:formula="of:=CONCATENATE([.D26];&quot;) &quot;;[.E26])" office:value-type="string" office:string-value="d) Algorithmen formulieren und Anwendungen in einer Programmiersprache erstellen" calcext:value-type="string">
            <text:p>d) Algorithmen formulieren und Anwendungen in einer Programmiersprache erstellen</text:p>
          </table:table-cell>
          <table:table-cell table:formula="of:=CONCATENATE(SUBSTITUTE(FORMULA([.H26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6]);0;8;1)" office:value-type="string" office:string-value="alle" calcext:value-type="string">
            <text:p>alle</text:p>
          </table:table-cell>
          <table:table-cell table:style-name="ce135" table:formula="of:=OFFSET(INDIRECT([.$G2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6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6]);0;9;1);&quot; Wo., Phase 2: &quot;;OFFSET(INDIRECT([.$G26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6]);0;2;1);&quot; Nummer &quot;;OFFSET(INDIRECT([.$G26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27]);0;2;1);&quot; Nummer &quot;;OFFSET(INDIRECT([.$G27]);0;4;1);&quot; &quot;;[.D27])" office:value-type="string" office:string-value="§ 4 Absatz 2 Nummer 4 e" calcext:value-type="string">
            <text:p>§ 4 Absatz 2 Nummer 4 e</text:p>
          </table:table-cell>
          <table:table-cell table:formula="of:=OFFSET(INDIRECT([.$G27]);0;4;1)" office:value-type="float" office:value="4" calcext:value-type="float">
            <text:p>4</text:p>
          </table:table-cell>
          <table:table-cell table:formula="of:=OFFSET(INDIRECT([.$G27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atenbankmodelle unterscheiden, Daten organisieren und speichern sowie Abfragen erstellen</text:p>
          </table:table-cell>
          <table:table-cell table:formula="of:=CONCATENATE([.D27];&quot;) &quot;;[.E27])" office:value-type="string" office:string-value="e) Datenbankmodelle unterscheiden, Daten organisieren und speichern sowie Abfragen erstellen" calcext:value-type="string">
            <text:p>e) Datenbankmodelle unterscheiden, Daten organisieren und speichern sowie Abfragen erstellen</text:p>
          </table:table-cell>
          <table:table-cell table:formula="of:=CONCATENATE(SUBSTITUTE(FORMULA([.H2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7]);0;8;1)" office:value-type="string" office:string-value="alle" calcext:value-type="string">
            <text:p>alle</text:p>
          </table:table-cell>
          <table:table-cell table:style-name="ce135" table:formula="of:=OFFSET(INDIRECT([.$G2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7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7]);0;9;1);&quot; Wo., Phase 2: &quot;;OFFSET(INDIRECT([.$G27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7]);0;2;1);&quot; Nummer &quot;;OFFSET(INDIRECT([.$G27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28]);0;2;1);&quot; Nummer &quot;;OFFSET(INDIRECT([.$G28]);0;4;1);&quot; &quot;;[.D28])" office:value-type="string" office:string-value="§ 4 Absatz 2 Nummer 5 a" calcext:value-type="string">
            <text:p>§ 4 Absatz 2 Nummer 5 a</text:p>
          </table:table-cell>
          <table:table-cell table:formula="of:=OFFSET(INDIRECT([.$G28]);0;4;1)" office:value-type="float" office:value="5" calcext:value-type="float">
            <text:p>5</text:p>
          </table:table-cell>
          <table:table-cell table:formula="of:=OFFSET(INDIRECT([.$G2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.D28];&quot;) &quot;;[.E28])" office:value-type="string" office:string-value="a) betriebliche Qualitätssicherungssysteme im eigenen Arbeitsbereich anwenden und Qualitätssicherungsmaßnahmen projektbegleitend durchführen und dokumentieren" calcext:value-type="string">
            <text:p>a) betriebliche Qualitätssicherungssysteme im eigenen Arbeitsbereich anwenden und Qualitätssicherungsmaßnahmen projektbegleitend durchführen und dokumentieren</text:p>
          </table:table-cell>
          <table:table-cell table:formula="of:=CONCATENATE(SUBSTITUTE(FORMULA([.H28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8]);0;8;1)" office:value-type="string" office:string-value="alle" calcext:value-type="string">
            <text:p>alle</text:p>
          </table:table-cell>
          <table:table-cell table:style-name="ce135" table:formula="of:=OFFSET(INDIRECT([.$G2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8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8]);0;9;1);&quot; Wo., Phase 2: &quot;;OFFSET(INDIRECT([.$G28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8]);0;2;1);&quot; Nummer &quot;;OFFSET(INDIRECT([.$G28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9]);0;2;1);&quot; Nummer &quot;;OFFSET(INDIRECT([.$G29]);0;4;1);&quot; &quot;;[.D29])" office:value-type="string" office:string-value="§ 4 Absatz 2 Nummer 5 b" calcext:value-type="string">
            <text:p>§ 4 Absatz 2 Nummer 5 b</text:p>
          </table:table-cell>
          <table:table-cell table:formula="of:=OFFSET(INDIRECT([.$G29]);0;4;1)" office:value-type="float" office:value="5" calcext:value-type="float">
            <text:p>5</text:p>
          </table:table-cell>
          <table:table-cell table:formula="of:=OFFSET(INDIRECT([.$G2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Ursachen von Qualitätsmängeln systematisch feststellen, beseitigen und dokumentieren</text:p>
          </table:table-cell>
          <table:table-cell table:formula="of:=CONCATENATE([.D29];&quot;) &quot;;[.E29])" office:value-type="string" office:string-value="b) Ursachen von Qualitätsmängeln systematisch feststellen, beseitigen und dokumentieren" calcext:value-type="string">
            <text:p>b) Ursachen von Qualitätsmängeln systematisch feststellen, beseitigen und dokumentieren</text:p>
          </table:table-cell>
          <table:table-cell table:formula="of:=CONCATENATE(SUBSTITUTE(FORMULA([.H29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9]);0;8;1)" office:value-type="string" office:string-value="alle" calcext:value-type="string">
            <text:p>alle</text:p>
          </table:table-cell>
          <table:table-cell table:style-name="ce135" table:formula="of:=OFFSET(INDIRECT([.$G2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9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9]);0;9;1);&quot; Wo., Phase 2: &quot;;OFFSET(INDIRECT([.$G29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9]);0;2;1);&quot; Nummer &quot;;OFFSET(INDIRECT([.$G29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0]);0;2;1);&quot; Nummer &quot;;OFFSET(INDIRECT([.$G30]);0;4;1);&quot; &quot;;[.D30])" office:value-type="string" office:string-value="§ 4 Absatz 2 Nummer 5 c" calcext:value-type="string">
            <text:p>§ 4 Absatz 2 Nummer 5 c</text:p>
          </table:table-cell>
          <table:table-cell table:formula="of:=OFFSET(INDIRECT([.$G30]);0;4;1)" office:value-type="float" office:value="5" calcext:value-type="float">
            <text:p>5</text:p>
          </table:table-cell>
          <table:table-cell table:formula="of:=OFFSET(INDIRECT([.$G3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m Rahmen eines Verbesserungsprozesses die Zielerreichung kontrollieren, insbesondere einen Soll-Ist-Vergleich durchführen</text:p>
          </table:table-cell>
          <table:table-cell table:formula="of:=CONCATENATE([.D30];&quot;) &quot;;[.E30])" office:value-type="string" office:string-value="c) im Rahmen eines Verbesserungsprozesses die Zielerreichung kontrollieren, insbesondere einen Soll-Ist-Vergleich durchführen" calcext:value-type="string">
            <text:p>c) im Rahmen eines Verbesserungsprozesses die Zielerreichung kontrollieren, insbesondere einen Soll-Ist-Vergleich durchführen</text:p>
          </table:table-cell>
          <table:table-cell table:formula="of:=CONCATENATE(SUBSTITUTE(FORMULA([.H30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30]);0;8;1)" office:value-type="string" office:string-value="alle" calcext:value-type="string">
            <text:p>alle</text:p>
          </table:table-cell>
          <table:table-cell table:style-name="ce135" table:formula="of:=OFFSET(INDIRECT([.$G3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0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30]);0;9;1);&quot; Wo., Phase 2: &quot;;OFFSET(INDIRECT([.$G30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30]);0;2;1);&quot; Nummer &quot;;OFFSET(INDIRECT([.$G30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1]);0;2;1);&quot; Nummer &quot;;OFFSET(INDIRECT([.$G31]);0;4;1);&quot; &quot;;[.D31])" office:value-type="string" office:string-value="§ 4 Absatz 2 Nummer 6 a" calcext:value-type="string">
            <text:p>§ 4 Absatz 2 Nummer 6 a</text:p>
          </table:table-cell>
          <table:table-cell table:formula="of:=OFFSET(INDIRECT([.$G31]);0;4;1)" office:value-type="float" office:value="6" calcext:value-type="float">
            <text:p>6</text:p>
          </table:table-cell>
          <table:table-cell table:formula="of:=OFFSET(INDIRECT([.$G31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Vorgaben und rechtliche Regelungen zur IT-Sicherheit und zum Datenschutz einhalten</text:p>
          </table:table-cell>
          <table:table-cell table:formula="of:=CONCATENATE([.D31];&quot;) &quot;;[.E31])" office:value-type="string" office:string-value="a) betriebliche Vorgaben und rechtliche Regelungen zur IT-Sicherheit und zum Datenschutz einhalten" calcext:value-type="string">
            <text:p>a) betriebliche Vorgaben und rechtliche Regelungen zur IT-Sicherheit und zum Datenschutz einhalten</text:p>
          </table:table-cell>
          <table:table-cell table:formula="of:=CONCATENATE(SUBSTITUTE(FORMULA([.H31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1]);0;8;1)" office:value-type="string" office:string-value="alle" calcext:value-type="string">
            <text:p>alle</text:p>
          </table:table-cell>
          <table:table-cell table:style-name="ce135" table:formula="of:=OFFSET(INDIRECT([.$G3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1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1]);0;9;1);&quot; Wo., Phase 2: &quot;;OFFSET(INDIRECT([.$G31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1]);0;2;1);&quot; Nummer &quot;;OFFSET(INDIRECT([.$G31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2]);0;2;1);&quot; Nummer &quot;;OFFSET(INDIRECT([.$G32]);0;4;1);&quot; &quot;;[.D32])" office:value-type="string" office:string-value="§ 4 Absatz 2 Nummer 6 b" calcext:value-type="string">
            <text:p>§ 4 Absatz 2 Nummer 6 b</text:p>
          </table:table-cell>
          <table:table-cell table:formula="of:=OFFSET(INDIRECT([.$G32]);0;4;1)" office:value-type="float" office:value="6" calcext:value-type="float">
            <text:p>6</text:p>
          </table:table-cell>
          <table:table-cell table:formula="of:=OFFSET(INDIRECT([.$G32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.D32];&quot;) &quot;;[.E32])" office:value-type="string" office:string-value="b) Sicherheitsanforderungen von IT-Systemen analysieren und Maßnahmen zur IT-Sicherheit ableiten, abstimmen, umsetzen und evaluieren" calcext:value-type="string">
            <text:p>b) Sicherheitsanforderungen von IT-Systemen analysieren und Maßnahmen zur IT-Sicherheit ableiten, abstimmen, umsetzen und evaluieren</text:p>
          </table:table-cell>
          <table:table-cell table:formula="of:=CONCATENATE(SUBSTITUTE(FORMULA([.H32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2]);0;8;1)" office:value-type="string" office:string-value="alle" calcext:value-type="string">
            <text:p>alle</text:p>
          </table:table-cell>
          <table:table-cell table:style-name="ce135" table:formula="of:=OFFSET(INDIRECT([.$G3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2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2]);0;9;1);&quot; Wo., Phase 2: &quot;;OFFSET(INDIRECT([.$G32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2]);0;2;1);&quot; Nummer &quot;;OFFSET(INDIRECT([.$G32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3]);0;2;1);&quot; Nummer &quot;;OFFSET(INDIRECT([.$G33]);0;4;1);&quot; &quot;;[.D33])" office:value-type="string" office:string-value="§ 4 Absatz 2 Nummer 6 c" calcext:value-type="string">
            <text:p>§ 4 Absatz 2 Nummer 6 c</text:p>
          </table:table-cell>
          <table:table-cell table:formula="of:=OFFSET(INDIRECT([.$G33]);0;4;1)" office:value-type="float" office:value="6" calcext:value-type="float">
            <text:p>6</text:p>
          </table:table-cell>
          <table:table-cell table:formula="of:=OFFSET(INDIRECT([.$G33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.D33];&quot;) &quot;;[.E33])" office:value-type="string" office:string-value="c) Bedrohungsszenarien erkennen und Schadenspotenziale unter Berücksichtigung wirtschaftlicher und technischer Kriterien einschätzen" calcext:value-type="string">
            <text:p>c) Bedrohungsszenarien erkennen und Schadenspotenziale unter Berücksichtigung wirtschaftlicher und technischer Kriterien einschätzen</text:p>
          </table:table-cell>
          <table:table-cell table:formula="of:=CONCATENATE(SUBSTITUTE(FORMULA([.H33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3]);0;8;1)" office:value-type="string" office:string-value="alle" calcext:value-type="string">
            <text:p>alle</text:p>
          </table:table-cell>
          <table:table-cell table:style-name="ce135" table:formula="of:=OFFSET(INDIRECT([.$G3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3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3]);0;9;1);&quot; Wo., Phase 2: &quot;;OFFSET(INDIRECT([.$G33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3]);0;2;1);&quot; Nummer &quot;;OFFSET(INDIRECT([.$G33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4]);0;2;1);&quot; Nummer &quot;;OFFSET(INDIRECT([.$G34]);0;4;1);&quot; &quot;;[.D34])" office:value-type="string" office:string-value="§ 4 Absatz 2 Nummer 6 d" calcext:value-type="string">
            <text:p>§ 4 Absatz 2 Nummer 6 d</text:p>
          </table:table-cell>
          <table:table-cell table:formula="of:=OFFSET(INDIRECT([.$G34]);0;4;1)" office:value-type="float" office:value="6" calcext:value-type="float">
            <text:p>6</text:p>
          </table:table-cell>
          <table:table-cell table:formula="of:=OFFSET(INDIRECT([.$G34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m Hinblick auf Anforderungen an die IT-Sicherheit und an den Datenschutz beraten</text:p>
          </table:table-cell>
          <table:table-cell table:formula="of:=CONCATENATE([.D34];&quot;) &quot;;[.E34])" office:value-type="string" office:string-value="d) Kunden und Kundinnen im Hinblick auf Anforderungen an die IT-Sicherheit und an den Datenschutz beraten" calcext:value-type="string">
            <text:p>d) Kunden und Kundinnen im Hinblick auf Anforderungen an die IT-Sicherheit und an den Datenschutz beraten</text:p>
          </table:table-cell>
          <table:table-cell table:formula="of:=CONCATENATE(SUBSTITUTE(FORMULA([.H34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4]);0;8;1)" office:value-type="string" office:string-value="alle" calcext:value-type="string">
            <text:p>alle</text:p>
          </table:table-cell>
          <table:table-cell table:style-name="ce135" table:formula="of:=OFFSET(INDIRECT([.$G3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4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4]);0;9;1);&quot; Wo., Phase 2: &quot;;OFFSET(INDIRECT([.$G34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4]);0;2;1);&quot; Nummer &quot;;OFFSET(INDIRECT([.$G34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5]);0;2;1);&quot; Nummer &quot;;OFFSET(INDIRECT([.$G35]);0;4;1);&quot; &quot;;[.D35])" office:value-type="string" office:string-value="§ 4 Absatz 2 Nummer 6 e" calcext:value-type="string">
            <text:p>§ 4 Absatz 2 Nummer 6 e</text:p>
          </table:table-cell>
          <table:table-cell table:formula="of:=OFFSET(INDIRECT([.$G35]);0;4;1)" office:value-type="float" office:value="6" calcext:value-type="float">
            <text:p>6</text:p>
          </table:table-cell>
          <table:table-cell table:formula="of:=OFFSET(INDIRECT([.$G35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Wirksamkeit und Effizienz der umgesetzten Maßnahmen zur IT-Sicherheit und zum Datenschutz prüfen</text:p>
          </table:table-cell>
          <table:table-cell table:formula="of:=CONCATENATE([.D35];&quot;) &quot;;[.E35])" office:value-type="string" office:string-value="e) Wirksamkeit und Effizienz der umgesetzten Maßnahmen zur IT-Sicherheit und zum Datenschutz prüfen" calcext:value-type="string">
            <text:p>e) Wirksamkeit und Effizienz der umgesetzten Maßnahmen zur IT-Sicherheit und zum Datenschutz prüfen</text:p>
          </table:table-cell>
          <table:table-cell table:formula="of:=CONCATENATE(SUBSTITUTE(FORMULA([.H3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5]);0;8;1)" office:value-type="string" office:string-value="alle" calcext:value-type="string">
            <text:p>alle</text:p>
          </table:table-cell>
          <table:table-cell table:style-name="ce135" table:formula="of:=OFFSET(INDIRECT([.$G3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5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5]);0;9;1);&quot; Wo., Phase 2: &quot;;OFFSET(INDIRECT([.$G35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5]);0;2;1);&quot; Nummer &quot;;OFFSET(INDIRECT([.$G35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6]);0;2;1);&quot; Nummer &quot;;OFFSET(INDIRECT([.$G36]);0;4;1);&quot; &quot;;[.D36])" office:value-type="string" office:string-value="§ 4 Absatz 2 Nummer 7 a" calcext:value-type="string">
            <text:p>§ 4 Absatz 2 Nummer 7 a</text:p>
          </table:table-cell>
          <table:table-cell table:formula="of:=OFFSET(INDIRECT([.$G36]);0;4;1)" office:value-type="float" office:value="7" calcext:value-type="float">
            <text:p>7</text:p>
          </table:table-cell>
          <table:table-cell table:formula="of:=OFFSET(INDIRECT([.$G36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Leistungen nach betrieblichen und vertraglichen Vorgaben dokumentieren</text:p>
          </table:table-cell>
          <table:table-cell table:formula="of:=CONCATENATE([.D36];&quot;) &quot;;[.E36])" office:value-type="string" office:string-value="a) Leistungen nach betrieblichen und vertraglichen Vorgaben dokumentieren" calcext:value-type="string">
            <text:p>a) Leistungen nach betrieblichen und vertraglichen Vorgaben dokumentieren</text:p>
          </table:table-cell>
          <table:table-cell table:formula="of:=CONCATENATE(SUBSTITUTE(FORMULA([.H36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6]);0;8;1)" office:value-type="string" office:string-value="alle" calcext:value-type="string">
            <text:p>alle</text:p>
          </table:table-cell>
          <table:table-cell table:style-name="ce135" table:formula="of:=OFFSET(INDIRECT([.$G3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6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6]);0;9;1);&quot; Wo., Phase 2: &quot;;OFFSET(INDIRECT([.$G36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6]);0;2;1);&quot; Nummer &quot;;OFFSET(INDIRECT([.$G36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37]);0;2;1);&quot; Nummer &quot;;OFFSET(INDIRECT([.$G37]);0;4;1);&quot; &quot;;[.D37])" office:value-type="string" office:string-value="§ 4 Absatz 2 Nummer 7 b" calcext:value-type="string">
            <text:p>§ 4 Absatz 2 Nummer 7 b</text:p>
          </table:table-cell>
          <table:table-cell table:formula="of:=OFFSET(INDIRECT([.$G37]);0;4;1)" office:value-type="float" office:value="7" calcext:value-type="float">
            <text:p>7</text:p>
          </table:table-cell>
          <table:table-cell table:formula="of:=OFFSET(INDIRECT([.$G37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.D37];&quot;) &quot;;[.E37])" office:value-type="string" office:string-value="b) Leistungserbringung unter Berücksichtigung der organisatorischen und terminlichen Vorgaben mit Kunden und Kundinnen abstimmen und kontrollieren" calcext:value-type="string">
            <text:p>b) Leistungserbringung unter Berücksichtigung der organisatorischen und terminlichen Vorgaben mit Kunden und Kundinnen abstimmen und kontrollieren</text:p>
          </table:table-cell>
          <table:table-cell table:formula="of:=CONCATENATE(SUBSTITUTE(FORMULA([.H37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7]);0;8;1)" office:value-type="string" office:string-value="alle" calcext:value-type="string">
            <text:p>alle</text:p>
          </table:table-cell>
          <table:table-cell table:style-name="ce135" table:formula="of:=OFFSET(INDIRECT([.$G3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7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7]);0;9;1);&quot; Wo., Phase 2: &quot;;OFFSET(INDIRECT([.$G37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7]);0;2;1);&quot; Nummer &quot;;OFFSET(INDIRECT([.$G37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38]);0;2;1);&quot; Nummer &quot;;OFFSET(INDIRECT([.$G38]);0;4;1);&quot; &quot;;[.D38])" office:value-type="string" office:string-value="§ 4 Absatz 2 Nummer 7 c" calcext:value-type="string">
            <text:p>§ 4 Absatz 2 Nummer 7 c</text:p>
          </table:table-cell>
          <table:table-cell table:formula="of:=OFFSET(INDIRECT([.$G38]);0;4;1)" office:value-type="float" office:value="7" calcext:value-type="float">
            <text:p>7</text:p>
          </table:table-cell>
          <table:table-cell table:formula="of:=OFFSET(INDIRECT([.$G38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änderungsprozesse begleiten und unterstützen</text:p>
          </table:table-cell>
          <table:table-cell table:formula="of:=CONCATENATE([.D38];&quot;) &quot;;[.E38])" office:value-type="string" office:string-value="c) Veränderungsprozesse begleiten und unterstützen" calcext:value-type="string">
            <text:p>c) Veränderungsprozesse begleiten und unterstützen</text:p>
          </table:table-cell>
          <table:table-cell table:formula="of:=CONCATENATE(SUBSTITUTE(FORMULA([.H38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8]);0;8;1)" office:value-type="string" office:string-value="alle" calcext:value-type="string">
            <text:p>alle</text:p>
          </table:table-cell>
          <table:table-cell table:style-name="ce135" table:formula="of:=OFFSET(INDIRECT([.$G3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8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8]);0;9;1);&quot; Wo., Phase 2: &quot;;OFFSET(INDIRECT([.$G38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8]);0;2;1);&quot; Nummer &quot;;OFFSET(INDIRECT([.$G38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9]);0;2;1);&quot; Nummer &quot;;OFFSET(INDIRECT([.$G39]);0;4;1);&quot; &quot;;[.D39])" office:value-type="string" office:string-value="§ 4 Absatz 2 Nummer 7 d" calcext:value-type="string">
            <text:p>§ 4 Absatz 2 Nummer 7 d</text:p>
          </table:table-cell>
          <table:table-cell table:formula="of:=OFFSET(INDIRECT([.$G39]);0;4;1)" office:value-type="float" office:value="7" calcext:value-type="float">
            <text:p>7</text:p>
          </table:table-cell>
          <table:table-cell table:formula="of:=OFFSET(INDIRECT([.$G39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n die Nutzung von Produkten und Dienstleistungen einweisen</text:p>
          </table:table-cell>
          <table:table-cell table:formula="of:=CONCATENATE([.D39];&quot;) &quot;;[.E39])" office:value-type="string" office:string-value="d) Kunden und Kundinnen in die Nutzung von Produkten und Dienstleistungen einweisen" calcext:value-type="string">
            <text:p>d) Kunden und Kundinnen in die Nutzung von Produkten und Dienstleistungen einweisen</text:p>
          </table:table-cell>
          <table:table-cell table:formula="of:=CONCATENATE(SUBSTITUTE(FORMULA([.H3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9]);0;8;1)" office:value-type="string" office:string-value="alle" calcext:value-type="string">
            <text:p>alle</text:p>
          </table:table-cell>
          <table:table-cell table:style-name="ce135" table:formula="of:=OFFSET(INDIRECT([.$G3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9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9]);0;9;1);&quot; Wo., Phase 2: &quot;;OFFSET(INDIRECT([.$G39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9]);0;2;1);&quot; Nummer &quot;;OFFSET(INDIRECT([.$G39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0]);0;2;1);&quot; Nummer &quot;;OFFSET(INDIRECT([.$G40]);0;4;1);&quot; &quot;;[.D40])" office:value-type="string" office:string-value="§ 4 Absatz 2 Nummer 7 e" calcext:value-type="string">
            <text:p>§ 4 Absatz 2 Nummer 7 e</text:p>
          </table:table-cell>
          <table:table-cell table:formula="of:=OFFSET(INDIRECT([.$G40]);0;4;1)" office:value-type="float" office:value="7" calcext:value-type="float">
            <text:p>7</text:p>
          </table:table-cell>
          <table:table-cell table:formula="of:=OFFSET(INDIRECT([.$G40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Leistungen und Dokumentationen an Kunden und Kundinnen übergeben sowie Abnahmeprotokolle anfertigen</text:p>
          </table:table-cell>
          <table:table-cell table:formula="of:=CONCATENATE([.D40];&quot;) &quot;;[.E40])" office:value-type="string" office:string-value="e) Leistungen und Dokumentationen an Kunden und Kundinnen übergeben sowie Abnahmeprotokolle anfertigen" calcext:value-type="string">
            <text:p>e) Leistungen und Dokumentationen an Kunden und Kundinnen übergeben sowie Abnahmeprotokolle anfertigen</text:p>
          </table:table-cell>
          <table:table-cell table:formula="of:=CONCATENATE(SUBSTITUTE(FORMULA([.H4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0]);0;8;1)" office:value-type="string" office:string-value="alle" calcext:value-type="string">
            <text:p>alle</text:p>
          </table:table-cell>
          <table:table-cell table:style-name="ce135" table:formula="of:=OFFSET(INDIRECT([.$G4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0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0]);0;9;1);&quot; Wo., Phase 2: &quot;;OFFSET(INDIRECT([.$G40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0]);0;2;1);&quot; Nummer &quot;;OFFSET(INDIRECT([.$G40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1]);0;2;1);&quot; Nummer &quot;;OFFSET(INDIRECT([.$G41]);0;4;1);&quot; &quot;;[.D41])" office:value-type="string" office:string-value="§ 4 Absatz 2 Nummer 7 f" calcext:value-type="string">
            <text:p>§ 4 Absatz 2 Nummer 7 f</text:p>
          </table:table-cell>
          <table:table-cell table:formula="of:=OFFSET(INDIRECT([.$G41]);0;4;1)" office:value-type="float" office:value="7" calcext:value-type="float">
            <text:p>7</text:p>
          </table:table-cell>
          <table:table-cell table:formula="of:=OFFSET(INDIRECT([.$G41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sten für erbrachte Leistungen erfassen sowie im Zeitvergleich und im Soll-Ist-Vergleich bewerten</text:p>
          </table:table-cell>
          <table:table-cell table:formula="of:=CONCATENATE([.D41];&quot;) &quot;;[.E41])" office:value-type="string" office:string-value="f) Kosten für erbrachte Leistungen erfassen sowie im Zeitvergleich und im Soll-Ist-Vergleich bewerten" calcext:value-type="string">
            <text:p>f) Kosten für erbrachte Leistungen erfassen sowie im Zeitvergleich und im Soll-Ist-Vergleich bewerten</text:p>
          </table:table-cell>
          <table:table-cell table:formula="of:=CONCATENATE(SUBSTITUTE(FORMULA([.H4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1]);0;8;1)" office:value-type="string" office:string-value="alle" calcext:value-type="string">
            <text:p>alle</text:p>
          </table:table-cell>
          <table:table-cell table:style-name="ce135" table:formula="of:=OFFSET(INDIRECT([.$G4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1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1]);0;9;1);&quot; Wo., Phase 2: &quot;;OFFSET(INDIRECT([.$G41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1]);0;2;1);&quot; Nummer &quot;;OFFSET(INDIRECT([.$G41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2]);0;2;1);&quot; Nummer &quot;;OFFSET(INDIRECT([.$G42]);0;4;1);&quot; &quot;;[.D42])" office:value-type="string" office:string-value="§ 4 Absatz 2 Nummer 8 a" calcext:value-type="string">
            <text:p>§ 4 Absatz 2 Nummer 8 a</text:p>
          </table:table-cell>
          <table:table-cell table:formula="of:=OFFSET(INDIRECT([.$G42]);0;4;1)" office:value-type="float" office:value="8" calcext:value-type="float">
            <text:p>8</text:p>
          </table:table-cell>
          <table:table-cell table:formula="of:=OFFSET(INDIRECT([.$G42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konzepte für unterschiedliche dungsgebiete unterscheiden</text:p>
          </table:table-cell>
          <table:table-cell table:formula="of:=CONCATENATE([.D42];&quot;) &quot;;[.E42])" office:value-type="string" office:string-value="a) Netzwerkkonzepte für unterschiedliche dungsgebiete unterscheiden" calcext:value-type="string">
            <text:p>a) Netzwerkkonzepte für unterschiedliche dungsgebiete unterscheiden</text:p>
          </table:table-cell>
          <table:table-cell table:formula="of:=CONCATENATE(SUBSTITUTE(FORMULA([.H42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2]);0;8;1)" office:value-type="string" office:string-value="alle" calcext:value-type="string">
            <text:p>alle</text:p>
          </table:table-cell>
          <table:table-cell table:style-name="ce135" table:formula="of:=OFFSET(INDIRECT([.$G4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2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2]);0;9;1);&quot; Wo., Phase 2: &quot;;OFFSET(INDIRECT([.$G42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2]);0;2;1);&quot; Nummer &quot;;OFFSET(INDIRECT([.$G42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3]);0;2;1);&quot; Nummer &quot;;OFFSET(INDIRECT([.$G43]);0;4;1);&quot; &quot;;[.D43])" office:value-type="string" office:string-value="§ 4 Absatz 2 Nummer 8 b" calcext:value-type="string">
            <text:p>§ 4 Absatz 2 Nummer 8 b</text:p>
          </table:table-cell>
          <table:table-cell table:formula="of:=OFFSET(INDIRECT([.$G43]);0;4;1)" office:value-type="float" office:value="8" calcext:value-type="float">
            <text:p>8</text:p>
          </table:table-cell>
          <table:table-cell table:formula="of:=OFFSET(INDIRECT([.$G43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austausch von vernetzten Systemen realisieren</text:p>
          </table:table-cell>
          <table:table-cell table:formula="of:=CONCATENATE([.D43];&quot;) &quot;;[.E43])" office:value-type="string" office:string-value="b) Datenaustausch von vernetzten Systemen realisieren" calcext:value-type="string">
            <text:p>b) Datenaustausch von vernetzten Systemen realisieren</text:p>
          </table:table-cell>
          <table:table-cell table:formula="of:=CONCATENATE(SUBSTITUTE(FORMULA([.H4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3]);0;8;1)" office:value-type="string" office:string-value="alle" calcext:value-type="string">
            <text:p>alle</text:p>
          </table:table-cell>
          <table:table-cell table:style-name="ce135" table:formula="of:=OFFSET(INDIRECT([.$G4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3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3]);0;9;1);&quot; Wo., Phase 2: &quot;;OFFSET(INDIRECT([.$G43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3]);0;2;1);&quot; Nummer &quot;;OFFSET(INDIRECT([.$G43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4]);0;2;1);&quot; Nummer &quot;;OFFSET(INDIRECT([.$G44]);0;4;1);&quot; &quot;;[.D44])" office:value-type="string" office:string-value="§ 4 Absatz 2 Nummer 8 c" calcext:value-type="string">
            <text:p>§ 4 Absatz 2 Nummer 8 c</text:p>
          </table:table-cell>
          <table:table-cell table:formula="of:=OFFSET(INDIRECT([.$G44]);0;4;1)" office:value-type="float" office:value="8" calcext:value-type="float">
            <text:p>8</text:p>
          </table:table-cell>
          <table:table-cell table:formula="of:=OFFSET(INDIRECT([.$G44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fügbarkeit und Ausfallwahrscheinlichkeiten analysieren und Lösungsvorschläge unterbreiten</text:p>
          </table:table-cell>
          <table:table-cell table:formula="of:=CONCATENATE([.D44];&quot;) &quot;;[.E44])" office:value-type="string" office:string-value="c) Verfügbarkeit und Ausfallwahrscheinlichkeiten analysieren und Lösungsvorschläge unterbreiten" calcext:value-type="string">
            <text:p>c) Verfügbarkeit und Ausfallwahrscheinlichkeiten analysieren und Lösungsvorschläge unterbreiten</text:p>
          </table:table-cell>
          <table:table-cell table:formula="of:=CONCATENATE(SUBSTITUTE(FORMULA([.H4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4]);0;8;1)" office:value-type="string" office:string-value="alle" calcext:value-type="string">
            <text:p>alle</text:p>
          </table:table-cell>
          <table:table-cell table:style-name="ce135" table:formula="of:=OFFSET(INDIRECT([.$G4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4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4]);0;9;1);&quot; Wo., Phase 2: &quot;;OFFSET(INDIRECT([.$G44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4]);0;2;1);&quot; Nummer &quot;;OFFSET(INDIRECT([.$G44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5]);0;2;1);&quot; Nummer &quot;;OFFSET(INDIRECT([.$G45]);0;4;1);&quot; &quot;;[.D45])" office:value-type="string" office:string-value="§ 4 Absatz 2 Nummer 8 d" calcext:value-type="string">
            <text:p>§ 4 Absatz 2 Nummer 8 d</text:p>
          </table:table-cell>
          <table:table-cell table:formula="of:=OFFSET(INDIRECT([.$G45]);0;4;1)" office:value-type="float" office:value="8" calcext:value-type="float">
            <text:p>8</text:p>
          </table:table-cell>
          <table:table-cell table:formula="of:=OFFSET(INDIRECT([.$G45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zur präventiven Wartung und zur Störungsvermeidung einleiten und durchführen</text:p>
          </table:table-cell>
          <table:table-cell table:formula="of:=CONCATENATE([.D45];&quot;) &quot;;[.E45])" office:value-type="string" office:string-value="d) Maßnahmen zur präventiven Wartung und zur Störungsvermeidung einleiten und durchführen" calcext:value-type="string">
            <text:p>d) Maßnahmen zur präventiven Wartung und zur Störungsvermeidung einleiten und durchführen</text:p>
          </table:table-cell>
          <table:table-cell table:formula="of:=CONCATENATE(SUBSTITUTE(FORMULA([.H4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5]);0;8;1)" office:value-type="string" office:string-value="alle" calcext:value-type="string">
            <text:p>alle</text:p>
          </table:table-cell>
          <table:table-cell table:style-name="ce135" table:formula="of:=OFFSET(INDIRECT([.$G4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5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5]);0;9;1);&quot; Wo., Phase 2: &quot;;OFFSET(INDIRECT([.$G45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5]);0;2;1);&quot; Nummer &quot;;OFFSET(INDIRECT([.$G45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6]);0;2;1);&quot; Nummer &quot;;OFFSET(INDIRECT([.$G46]);0;4;1);&quot; &quot;;[.D46])" office:value-type="string" office:string-value="§ 4 Absatz 2 Nummer 8 e" calcext:value-type="string">
            <text:p>§ 4 Absatz 2 Nummer 8 e</text:p>
          </table:table-cell>
          <table:table-cell table:formula="of:=OFFSET(INDIRECT([.$G46]);0;4;1)" office:value-type="float" office:value="8" calcext:value-type="float">
            <text:p>8</text:p>
          </table:table-cell>
          <table:table-cell table:formula="of:=OFFSET(INDIRECT([.$G46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Störungsmeldungen aufnehmen und analysieren sowie Maßnahmen zur Störungsbeseitigung ergreifen</text:p>
          </table:table-cell>
          <table:table-cell table:formula="of:=CONCATENATE([.D46];&quot;) &quot;;[.E46])" office:value-type="string" office:string-value="e) Störungsmeldungen aufnehmen und analysieren sowie Maßnahmen zur Störungsbeseitigung ergreifen" calcext:value-type="string">
            <text:p>e) Störungsmeldungen aufnehmen und analysieren sowie Maßnahmen zur Störungsbeseitigung ergreifen</text:p>
          </table:table-cell>
          <table:table-cell table:formula="of:=CONCATENATE(SUBSTITUTE(FORMULA([.H4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6]);0;8;1)" office:value-type="string" office:string-value="alle" calcext:value-type="string">
            <text:p>alle</text:p>
          </table:table-cell>
          <table:table-cell table:style-name="ce135" table:formula="of:=OFFSET(INDIRECT([.$G4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6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6]);0;9;1);&quot; Wo., Phase 2: &quot;;OFFSET(INDIRECT([.$G46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6]);0;2;1);&quot; Nummer &quot;;OFFSET(INDIRECT([.$G46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47]);0;2;1);&quot; Nummer &quot;;OFFSET(INDIRECT([.$G47]);0;4;1);&quot; &quot;;[.D47])" office:value-type="string" office:string-value="§ 4 Absatz 2 Nummer 8 f" calcext:value-type="string">
            <text:p>§ 4 Absatz 2 Nummer 8 f</text:p>
          </table:table-cell>
          <table:table-cell table:formula="of:=OFFSET(INDIRECT([.$G47]);0;4;1)" office:value-type="float" office:value="8" calcext:value-type="float">
            <text:p>8</text:p>
          </table:table-cell>
          <table:table-cell table:formula="of:=OFFSET(INDIRECT([.$G47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.D47];&quot;) &quot;;[.E47])" office:value-type="string" office:string-value="f) Dokumentationen zielgruppengerecht und barrierefrei anfertigen, bereitstellen und pflegen, insbesondere technische Dokumentationen, System- sowie Benutzerdokumentationen" calcext:value-type="string">
            <text:p>f) Dokumentationen zielgruppengerecht und barrierefrei anfertigen, bereitstellen und pflegen, insbesondere technische Dokumentationen, System- sowie Benutzerdokumentationen</text:p>
          </table:table-cell>
          <table:table-cell table:formula="of:=CONCATENATE(SUBSTITUTE(FORMULA([.H4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7]);0;8;1)" office:value-type="string" office:string-value="alle" calcext:value-type="string">
            <text:p>alle</text:p>
          </table:table-cell>
          <table:table-cell table:style-name="ce135" table:formula="of:=OFFSET(INDIRECT([.$G4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7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7]);0;9;1);&quot; Wo., Phase 2: &quot;;OFFSET(INDIRECT([.$G47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7]);0;2;1);&quot; Nummer &quot;;OFFSET(INDIRECT([.$G47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8]);0;2;1);&quot; Nummer &quot;;OFFSET(INDIRECT([.$G48]);0;4;1);&quot; &quot;;[.D48])" office:value-type="string" office:string-value="§ 4 Absatz 2 Nummer 9 a" calcext:value-type="string">
            <text:p>§ 4 Absatz 2 Nummer 9 a</text:p>
          </table:table-cell>
          <table:table-cell table:formula="of:=OFFSET(INDIRECT([.$G48]);0;4;1)" office:value-type="float" office:value="9" calcext:value-type="float">
            <text:p>9</text:p>
          </table:table-cell>
          <table:table-cell table:formula="of:=OFFSET(INDIRECT([.$G48]);0;6;1)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48];&quot;) &quot;;[.E48])" office:value-type="string" office:string-value="a) Sicherheitsmechanismen, insbesondere Zugriffsmöglichkeiten und -rechte, festlegen und implementieren" calcext:value-type="string">
            <text:p>a) Sicherheitsmechanismen, insbesondere Zugriffsmöglichkeiten und -rechte, festlegen und implementieren</text:p>
          </table:table-cell>
          <table:table-cell table:formula="of:=CONCATENATE(SUBSTITUTE(FORMULA([.H48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8]);0;8;1)" office:value-type="string" office:string-value="alle" calcext:value-type="string">
            <text:p>alle</text:p>
          </table:table-cell>
          <table:table-cell table:style-name="ce135" table:formula="of:=OFFSET(INDIRECT([.$G4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8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8]);0;9;1);&quot; Wo., Phase 2: &quot;;OFFSET(INDIRECT([.$G48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8]);0;2;1);&quot; Nummer &quot;;OFFSET(INDIRECT([.$G48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9]);0;2;1);&quot; Nummer &quot;;OFFSET(INDIRECT([.$G49]);0;4;1);&quot; &quot;;[.D49])" office:value-type="string" office:string-value="§ 4 Absatz 2 Nummer 9 b" calcext:value-type="string">
            <text:p>§ 4 Absatz 2 Nummer 9 b</text:p>
          </table:table-cell>
          <table:table-cell table:formula="of:=OFFSET(INDIRECT([.$G49]);0;4;1)" office:value-type="float" office:value="9" calcext:value-type="float">
            <text:p>9</text:p>
          </table:table-cell>
          <table:table-cell table:formula="of:=OFFSET(INDIRECT([.$G49]);0;6;1)" office:value-type="float" office:value="2" calcext:value-type="float">
            <text:p>2</text:p>
          </table:table-cell>
          <table:table-cell table:style-name="ce219" office:value-type="string" calcext:value-type="string">
            <text:p>b</text:p>
          </table:table-cell>
          <table:table-cell table:style-name="ce221" office:value-type="string" calcext:value-type="string">
            <text:p>Speicherlösungen, insbesondere Datenbanksysteme, Integrieren</text:p>
          </table:table-cell>
          <table:table-cell table:formula="of:=CONCATENATE([.D49];&quot;) &quot;;[.E49])" office:value-type="string" office:string-value="b) Speicherlösungen, insbesondere Datenbanksysteme, Integrieren" calcext:value-type="string">
            <text:p>b) Speicherlösungen, insbesondere Datenbanksysteme, Integrieren</text:p>
          </table:table-cell>
          <table:table-cell table:formula="of:=CONCATENATE(SUBSTITUTE(FORMULA([.H49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9]);0;8;1)" office:value-type="string" office:string-value="alle" calcext:value-type="string">
            <text:p>alle</text:p>
          </table:table-cell>
          <table:table-cell table:style-name="ce135" table:formula="of:=OFFSET(INDIRECT([.$G4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9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9]);0;9;1);&quot; Wo., Phase 2: &quot;;OFFSET(INDIRECT([.$G49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9]);0;2;1);&quot; Nummer &quot;;OFFSET(INDIRECT([.$G49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50]);0;2;1);&quot; Nummer &quot;;OFFSET(INDIRECT([.$G50]);0;4;1);&quot; &quot;;[.D50])" office:value-type="string" office:string-value="§ 4 Absatz 2 Nummer 10 a" calcext:value-type="string">
            <text:p>§ 4 Absatz 2 Nummer 10 a</text:p>
          </table:table-cell>
          <table:table-cell table:formula="of:=OFFSET(INDIRECT([.$G50]);0;4;1)" office:value-type="float" office:value="10" calcext:value-type="float">
            <text:p>10</text:p>
          </table:table-cell>
          <table:table-cell table:formula="of:=OFFSET(INDIRECT([.$G50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.D50];&quot;) &quot;;[.E50])" office:value-type="string" office:string-value="a) Programmspezifikationen festlegen, Datenmodelle und Strukturen aus fachlichen Anforderungen ableiten sowie Schnittstellen festlegen" calcext:value-type="string">
            <text:p>a) Programmspezifikationen festlegen, Datenmodelle und Strukturen aus fachlichen Anforderungen ableiten sowie Schnittstellen festlegen</text:p>
          </table:table-cell>
          <table:table-cell table:formula="of:=CONCATENATE(SUBSTITUTE(FORMULA([.H50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0]);0;8;1)" office:value-type="string" office:string-value="alle" calcext:value-type="string">
            <text:p>alle</text:p>
          </table:table-cell>
          <table:table-cell table:style-name="ce135" table:formula="of:=OFFSET(INDIRECT([.$G5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50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0]);0;9;1);&quot; Wo., Phase 2: &quot;;OFFSET(INDIRECT([.$G50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0]);0;2;1);&quot; Nummer &quot;;OFFSET(INDIRECT([.$G50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1]);0;2;1);&quot; Nummer &quot;;OFFSET(INDIRECT([.$G51]);0;4;1);&quot; &quot;;[.D51])" office:value-type="string" office:string-value="§ 4 Absatz 2 Nummer 10 b" calcext:value-type="string">
            <text:p>§ 4 Absatz 2 Nummer 10 b</text:p>
          </table:table-cell>
          <table:table-cell table:formula="of:=OFFSET(INDIRECT([.$G51]);0;4;1)" office:value-type="float" office:value="10" calcext:value-type="float">
            <text:p>10</text:p>
          </table:table-cell>
          <table:table-cell table:formula="of:=OFFSET(INDIRECT([.$G51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Programmiersprachen auswählen und unterschiedliche Programmiersprachen anwenden</text:p>
          </table:table-cell>
          <table:table-cell table:formula="of:=CONCATENATE([.D51];&quot;) &quot;;[.E51])" office:value-type="string" office:string-value="b) Programmiersprachen auswählen und unterschiedliche Programmiersprachen anwenden" calcext:value-type="string">
            <text:p>b) Programmiersprachen auswählen und unterschiedliche Programmiersprachen anwenden</text:p>
          </table:table-cell>
          <table:table-cell table:formula="of:=CONCATENATE(SUBSTITUTE(FORMULA([.H51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1]);0;8;1)" office:value-type="string" office:string-value="alle" calcext:value-type="string">
            <text:p>alle</text:p>
          </table:table-cell>
          <table:table-cell table:style-name="ce135" table:formula="of:=OFFSET(INDIRECT([.$G5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51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1]);0;9;1);&quot; Wo., Phase 2: &quot;;OFFSET(INDIRECT([.$G51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1]);0;2;1);&quot; Nummer &quot;;OFFSET(INDIRECT([.$G51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2]);0;2;1);&quot; Nummer &quot;;OFFSET(INDIRECT([.$G52]);0;4;1);&quot; &quot;;[.D52])" office:value-type="string" office:string-value="§ 4 Absatz 2 Nummer 10 c" calcext:value-type="string">
            <text:p>§ 4 Absatz 2 Nummer 10 c</text:p>
          </table:table-cell>
          <table:table-cell table:formula="of:=OFFSET(INDIRECT([.$G52]);0;4;1)" office:value-type="float" office:value="10" calcext:value-type="float">
            <text:p>10</text:p>
          </table:table-cell>
          <table:table-cell table:formula="of:=OFFSET(INDIRECT([.$G52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ilaufgaben von IT-Systemen automatisieren</text:p>
          </table:table-cell>
          <table:table-cell table:formula="of:=CONCATENATE([.D52];&quot;) &quot;;[.E52])" office:value-type="string" office:string-value="c) Teilaufgaben von IT-Systemen automatisieren" calcext:value-type="string">
            <text:p>c) Teilaufgaben von IT-Systemen automatisieren</text:p>
          </table:table-cell>
          <table:table-cell table:formula="of:=CONCATENATE(SUBSTITUTE(FORMULA([.H52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2]);0;8;1)" office:value-type="string" office:string-value="alle" calcext:value-type="string">
            <text:p>alle</text:p>
          </table:table-cell>
          <table:table-cell table:style-name="ce135" table:formula="of:=OFFSET(INDIRECT([.$G5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52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2]);0;9;1);&quot; Wo., Phase 2: &quot;;OFFSET(INDIRECT([.$G52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2]);0;2;1);&quot; Nummer &quot;;OFFSET(INDIRECT([.$G52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53]);0;2;1);&quot; Nummer &quot;;OFFSET(INDIRECT([.$G53]);0;4;1);&quot; &quot;;[.D53])" office:value-type="string" office:string-value="§ 4 Absatz 3 Nummer 1 a" calcext:value-type="string">
            <text:p>§ 4 Absatz 3 Nummer 1 a</text:p>
          </table:table-cell>
          <table:table-cell table:formula="of:=OFFSET(INDIRECT([.$G53]);0;4;1)" office:value-type="float" office:value="1" calcext:value-type="float">
            <text:p>1</text:p>
          </table:table-cell>
          <table:table-cell table:formula="of:=OFFSET(INDIRECT([.$G53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Vorgehensmodelle und -methoden sowie Entwicklungsumgebungen und -bibliotheken auswählen und einsetzen</text:p>
          </table:table-cell>
          <table:table-cell table:formula="of:=CONCATENATE([.D53];&quot;) &quot;;[.E53])" office:value-type="string" office:string-value="a) Vorgehensmodelle und -methoden sowie Entwicklungsumgebungen und -bibliotheken auswählen und einsetzen" calcext:value-type="string">
            <text:p>a) Vorgehensmodelle und -methoden sowie Entwicklungsumgebungen und -bibliotheken auswählen und einsetz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3]);0;8;1)" office:value-type="string" office:string-value="Anw" calcext:value-type="string">
            <text:p>Anw</text:p>
          </table:table-cell>
          <table:table-cell table:style-name="ce135" table:formula="of:=OFFSET(INDIRECT([.$G5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3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3]);0;9;1);&quot; Wo., Phase 2: &quot;;OFFSET(INDIRECT([.$G53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3]);0;2;1);&quot; Nummer &quot;;OFFSET(INDIRECT([.$G53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4]);0;2;1);&quot; Nummer &quot;;OFFSET(INDIRECT([.$G54]);0;4;1);&quot; &quot;;[.D54])" office:value-type="string" office:string-value="§ 4 Absatz 3 Nummer 1 b" calcext:value-type="string">
            <text:p>§ 4 Absatz 3 Nummer 1 b</text:p>
          </table:table-cell>
          <table:table-cell table:formula="of:=OFFSET(INDIRECT([.$G54]);0;4;1)" office:value-type="float" office:value="1" calcext:value-type="float">
            <text:p>1</text:p>
          </table:table-cell>
          <table:table-cell table:formula="of:=OFFSET(INDIRECT([.$G54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alyse- und Designverfahren anwenden</text:p>
          </table:table-cell>
          <table:table-cell table:formula="of:=CONCATENATE([.D54];&quot;) &quot;;[.E54])" office:value-type="string" office:string-value="b) Analyse- und Designverfahren anwenden" calcext:value-type="string">
            <text:p>b) Analyse- und Designverfahren anwend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4]);0;8;1)" office:value-type="string" office:string-value="Anw" calcext:value-type="string">
            <text:p>Anw</text:p>
          </table:table-cell>
          <table:table-cell table:style-name="ce135" table:formula="of:=OFFSET(INDIRECT([.$G5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4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4]);0;9;1);&quot; Wo., Phase 2: &quot;;OFFSET(INDIRECT([.$G54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4]);0;2;1);&quot; Nummer &quot;;OFFSET(INDIRECT([.$G54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5]);0;2;1);&quot; Nummer &quot;;OFFSET(INDIRECT([.$G55]);0;4;1);&quot; &quot;;[.D55])" office:value-type="string" office:string-value="§ 4 Absatz 3 Nummer 1 c" calcext:value-type="string">
            <text:p>§ 4 Absatz 3 Nummer 1 c</text:p>
          </table:table-cell>
          <table:table-cell table:formula="of:=OFFSET(INDIRECT([.$G55]);0;4;1)" office:value-type="float" office:value="1" calcext:value-type="float">
            <text:p>1</text:p>
          </table:table-cell>
          <table:table-cell table:formula="of:=OFFSET(INDIRECT([.$G55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Benutzerschnittstellen ergonomisch gestalten und an Kundenanforderungen anpassen</text:p>
          </table:table-cell>
          <table:table-cell table:formula="of:=CONCATENATE([.D55];&quot;) &quot;;[.E55])" office:value-type="string" office:string-value="c) Benutzerschnittstellen ergonomisch gestalten und an Kundenanforderungen anpassen" calcext:value-type="string">
            <text:p>c) Benutzerschnittstellen ergonomisch gestalten und an Kundenanforderungen anpass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5]);0;8;1)" office:value-type="string" office:string-value="Anw" calcext:value-type="string">
            <text:p>Anw</text:p>
          </table:table-cell>
          <table:table-cell table:style-name="ce135" table:formula="of:=OFFSET(INDIRECT([.$G5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5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5]);0;9;1);&quot; Wo., Phase 2: &quot;;OFFSET(INDIRECT([.$G55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5]);0;2;1);&quot; Nummer &quot;;OFFSET(INDIRECT([.$G55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6]);0;2;1);&quot; Nummer &quot;;OFFSET(INDIRECT([.$G56]);0;4;1);&quot; &quot;;[.D56])" office:value-type="string" office:string-value="§ 4 Absatz 3 Nummer 1 d" calcext:value-type="string">
            <text:p>§ 4 Absatz 3 Nummer 1 d</text:p>
          </table:table-cell>
          <table:table-cell table:formula="of:=OFFSET(INDIRECT([.$G56]);0;4;1)" office:value-type="float" office:value="1" calcext:value-type="float">
            <text:p>1</text:p>
          </table:table-cell>
          <table:table-cell table:formula="of:=OFFSET(INDIRECT([.$G56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nwendungslösungen unter Berücksichtigung der bestehenden Systemarchitektur entwerfen und Realisieren</text:p>
          </table:table-cell>
          <table:table-cell table:formula="of:=CONCATENATE([.D56];&quot;) &quot;;[.E56])" office:value-type="string" office:string-value="d) Anwendungslösungen unter Berücksichtigung der bestehenden Systemarchitektur entwerfen und Realisieren" calcext:value-type="string">
            <text:p>d) Anwendungslösungen unter Berücksichtigung der bestehenden Systemarchitektur entwerfen und Realisieren</text:p>
          </table:table-cell>
          <table:table-cell table:formula="of:=CONCATENATE(SUBSTITUTE(FORMULA([.H56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6]);0;8;1)" office:value-type="string" office:string-value="Anw" calcext:value-type="string">
            <text:p>Anw</text:p>
          </table:table-cell>
          <table:table-cell table:style-name="ce135" table:formula="of:=OFFSET(INDIRECT([.$G56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6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6]);0;9;1);&quot; Wo., Phase 2: &quot;;OFFSET(INDIRECT([.$G56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6]);0;2;1);&quot; Nummer &quot;;OFFSET(INDIRECT([.$G56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7]);0;2;1);&quot; Nummer &quot;;OFFSET(INDIRECT([.$G57]);0;4;1);&quot; &quot;;[.D57])" office:value-type="string" office:string-value="§ 4 Absatz 3 Nummer 1 e" calcext:value-type="string">
            <text:p>§ 4 Absatz 3 Nummer 1 e</text:p>
          </table:table-cell>
          <table:table-cell table:formula="of:=OFFSET(INDIRECT([.$G57]);0;4;1)" office:value-type="float" office:value="1" calcext:value-type="float">
            <text:p>1</text:p>
          </table:table-cell>
          <table:table-cell table:formula="of:=OFFSET(INDIRECT([.$G57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bestehende Anwendungslösungen anpassen</text:p>
          </table:table-cell>
          <table:table-cell table:formula="of:=CONCATENATE([.D57];&quot;) &quot;;[.E57])" office:value-type="string" office:string-value="e) bestehende Anwendungslösungen anpassen" calcext:value-type="string">
            <text:p>e) bestehende Anwendungslösungen anpassen</text:p>
          </table:table-cell>
          <table:table-cell table:formula="of:=CONCATENATE(SUBSTITUTE(FORMULA([.H57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7]);0;8;1)" office:value-type="string" office:string-value="Anw" calcext:value-type="string">
            <text:p>Anw</text:p>
          </table:table-cell>
          <table:table-cell table:style-name="ce135" table:formula="of:=OFFSET(INDIRECT([.$G57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7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7]);0;9;1);&quot; Wo., Phase 2: &quot;;OFFSET(INDIRECT([.$G57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7]);0;2;1);&quot; Nummer &quot;;OFFSET(INDIRECT([.$G57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8]);0;2;1);&quot; Nummer &quot;;OFFSET(INDIRECT([.$G58]);0;4;1);&quot; &quot;;[.D58])" office:value-type="string" office:string-value="§ 4 Absatz 3 Nummer 1 f" calcext:value-type="string">
            <text:p>§ 4 Absatz 3 Nummer 1 f</text:p>
          </table:table-cell>
          <table:table-cell table:formula="of:=OFFSET(INDIRECT([.$G58]);0;4;1)" office:value-type="float" office:value="1" calcext:value-type="float">
            <text:p>1</text:p>
          </table:table-cell>
          <table:table-cell table:formula="of:=OFFSET(INDIRECT([.$G58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austausch zwischen Systemen realisieren und unterschiedliche Datenquellen nutzen</text:p>
          </table:table-cell>
          <table:table-cell table:formula="of:=CONCATENATE([.D58];&quot;) &quot;;[.E58])" office:value-type="string" office:string-value="f) Datenaustausch zwischen Systemen realisieren und unterschiedliche Datenquellen nutzen" calcext:value-type="string">
            <text:p>f) Datenaustausch zwischen Systemen realisieren und unterschiedliche Datenquellen nutzen</text:p>
          </table:table-cell>
          <table:table-cell table:formula="of:=CONCATENATE(SUBSTITUTE(FORMULA([.H58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8]);0;8;1)" office:value-type="string" office:string-value="Anw" calcext:value-type="string">
            <text:p>Anw</text:p>
          </table:table-cell>
          <table:table-cell table:style-name="ce135" table:formula="of:=OFFSET(INDIRECT([.$G58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8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8]);0;9;1);&quot; Wo., Phase 2: &quot;;OFFSET(INDIRECT([.$G58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8]);0;2;1);&quot; Nummer &quot;;OFFSET(INDIRECT([.$G58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9]);0;2;1);&quot; Nummer &quot;;OFFSET(INDIRECT([.$G59]);0;4;1);&quot; &quot;;[.D59])" office:value-type="string" office:string-value="§ 4 Absatz 3 Nummer 1 g" calcext:value-type="string">
            <text:p>§ 4 Absatz 3 Nummer 1 g</text:p>
          </table:table-cell>
          <table:table-cell table:formula="of:=OFFSET(INDIRECT([.$G59]);0;4;1)" office:value-type="float" office:value="1" calcext:value-type="float">
            <text:p>1</text:p>
          </table:table-cell>
          <table:table-cell table:formula="of:=OFFSET(INDIRECT([.$G59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komplexe Abfragen aus unterschiedlichen Datenquellen durchführen und Datenbestandsberichte erstellen</text:p>
          </table:table-cell>
          <table:table-cell table:formula="of:=CONCATENATE([.D59];&quot;) &quot;;[.E59])" office:value-type="string" office:string-value="g) komplexe Abfragen aus unterschiedlichen Datenquellen durchführen und Datenbestandsberichte erstellen" calcext:value-type="string">
            <text:p>g) komplexe Abfragen aus unterschiedlichen Datenquellen durchführen und Datenbestandsberichte erstellen</text:p>
          </table:table-cell>
          <table:table-cell table:formula="of:=CONCATENATE(SUBSTITUTE(FORMULA([.H59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9]);0;8;1)" office:value-type="string" office:string-value="Anw" calcext:value-type="string">
            <text:p>Anw</text:p>
          </table:table-cell>
          <table:table-cell table:style-name="ce135" table:formula="of:=OFFSET(INDIRECT([.$G59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9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9]);0;9;1);&quot; Wo., Phase 2: &quot;;OFFSET(INDIRECT([.$G59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9]);0;2;1);&quot; Nummer &quot;;OFFSET(INDIRECT([.$G59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0]);0;2;1);&quot; Nummer &quot;;OFFSET(INDIRECT([.$G60]);0;4;1);&quot; &quot;;[.D60])" office:value-type="string" office:string-value="§ 4 Absatz 3 Nummer 2 a" calcext:value-type="string">
            <text:p>§ 4 Absatz 3 Nummer 2 a</text:p>
          </table:table-cell>
          <table:table-cell table:formula="of:=OFFSET(INDIRECT([.$G60]);0;4;1)" office:value-type="float" office:value="2" calcext:value-type="float">
            <text:p>2</text:p>
          </table:table-cell>
          <table:table-cell table:formula="of:=OFFSET(INDIRECT([.$G6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aspekte bei der Entwicklung von Softwareanwendungen berücksichtigen</text:p>
          </table:table-cell>
          <table:table-cell table:formula="of:=CONCATENATE([.D60];&quot;) &quot;;[.E60])" office:value-type="string" office:string-value="a) Sicherheitsaspekte bei der Entwicklung von Softwareanwendungen berücksichtigen" calcext:value-type="string">
            <text:p>a) Sicherheitsaspekte bei der Entwicklung von Softwareanwendungen berücksichtigen</text:p>
          </table:table-cell>
          <table:table-cell table:formula="of:=CONCATENATE(SUBSTITUTE(FORMULA([.H60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0]);0;8;1)" office:value-type="string" office:string-value="Anw" calcext:value-type="string">
            <text:p>Anw</text:p>
          </table:table-cell>
          <table:table-cell table:style-name="ce135" table:formula="of:=OFFSET(INDIRECT([.$G60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0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0]);0;9;1);&quot; Wo., Phase 2: &quot;;OFFSET(INDIRECT([.$G60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0]);0;2;1);&quot; Nummer &quot;;OFFSET(INDIRECT([.$G60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1]);0;2;1);&quot; Nummer &quot;;OFFSET(INDIRECT([.$G61]);0;4;1);&quot; &quot;;[.D61])" office:value-type="string" office:string-value="§ 4 Absatz 3 Nummer 2 b" calcext:value-type="string">
            <text:p>§ 4 Absatz 3 Nummer 2 b</text:p>
          </table:table-cell>
          <table:table-cell table:formula="of:=OFFSET(INDIRECT([.$G61]);0;4;1)" office:value-type="float" office:value="2" calcext:value-type="float">
            <text:p>2</text:p>
          </table:table-cell>
          <table:table-cell table:formula="of:=OFFSET(INDIRECT([.$G6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integrität mithilfe von Werkzeugen sicherstellen</text:p>
          </table:table-cell>
          <table:table-cell table:formula="of:=CONCATENATE([.D61];&quot;) &quot;;[.E61])" office:value-type="string" office:string-value="b) Datenintegrität mithilfe von Werkzeugen sicherstellen" calcext:value-type="string">
            <text:p>b) Datenintegrität mithilfe von Werkzeugen sicherstellen</text:p>
          </table:table-cell>
          <table:table-cell table:formula="of:=CONCATENATE(SUBSTITUTE(FORMULA([.H61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1]);0;8;1)" office:value-type="string" office:string-value="Anw" calcext:value-type="string">
            <text:p>Anw</text:p>
          </table:table-cell>
          <table:table-cell table:style-name="ce135" table:formula="of:=OFFSET(INDIRECT([.$G61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1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1]);0;9;1);&quot; Wo., Phase 2: &quot;;OFFSET(INDIRECT([.$G61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1]);0;2;1);&quot; Nummer &quot;;OFFSET(INDIRECT([.$G61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2]);0;2;1);&quot; Nummer &quot;;OFFSET(INDIRECT([.$G62]);0;4;1);&quot; &quot;;[.D62])" office:value-type="string" office:string-value="§ 4 Absatz 3 Nummer 2 c" calcext:value-type="string">
            <text:p>§ 4 Absatz 3 Nummer 2 c</text:p>
          </table:table-cell>
          <table:table-cell table:formula="of:=OFFSET(INDIRECT([.$G62]);0;4;1)" office:value-type="float" office:value="2" calcext:value-type="float">
            <text:p>2</text:p>
          </table:table-cell>
          <table:table-cell table:formula="of:=OFFSET(INDIRECT([.$G6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Modultests erstellen und durchführen</text:p>
          </table:table-cell>
          <table:table-cell table:formula="of:=CONCATENATE([.D62];&quot;) &quot;;[.E62])" office:value-type="string" office:string-value="c) Modultests erstellen und durchführen" calcext:value-type="string">
            <text:p>c) Modultests erstellen und durchführen</text:p>
          </table:table-cell>
          <table:table-cell table:formula="of:=CONCATENATE(SUBSTITUTE(FORMULA([.H62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2]);0;8;1)" office:value-type="string" office:string-value="Anw" calcext:value-type="string">
            <text:p>Anw</text:p>
          </table:table-cell>
          <table:table-cell table:style-name="ce135" table:formula="of:=OFFSET(INDIRECT([.$G62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2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2]);0;9;1);&quot; Wo., Phase 2: &quot;;OFFSET(INDIRECT([.$G62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2]);0;2;1);&quot; Nummer &quot;;OFFSET(INDIRECT([.$G62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3]);0;2;1);&quot; Nummer &quot;;OFFSET(INDIRECT([.$G63]);0;4;1);&quot; &quot;;[.D63])" office:value-type="string" office:string-value="§ 4 Absatz 3 Nummer 2 d" calcext:value-type="string">
            <text:p>§ 4 Absatz 3 Nummer 2 d</text:p>
          </table:table-cell>
          <table:table-cell table:formula="of:=OFFSET(INDIRECT([.$G63]);0;4;1)" office:value-type="float" office:value="2" calcext:value-type="float">
            <text:p>2</text:p>
          </table:table-cell>
          <table:table-cell table:formula="of:=OFFSET(INDIRECT([.$G6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Werkzeuge zur Versionsverwaltung einsetzen</text:p>
          </table:table-cell>
          <table:table-cell table:formula="of:=CONCATENATE([.D63];&quot;) &quot;;[.E63])" office:value-type="string" office:string-value="d) Werkzeuge zur Versionsverwaltung einsetzen" calcext:value-type="string">
            <text:p>d) Werkzeuge zur Versionsverwaltung einsetzen</text:p>
          </table:table-cell>
          <table:table-cell table:formula="of:=CONCATENATE(SUBSTITUTE(FORMULA([.H63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3]);0;8;1)" office:value-type="string" office:string-value="Anw" calcext:value-type="string">
            <text:p>Anw</text:p>
          </table:table-cell>
          <table:table-cell table:style-name="ce135" table:formula="of:=OFFSET(INDIRECT([.$G6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3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3]);0;9;1);&quot; Wo., Phase 2: &quot;;OFFSET(INDIRECT([.$G6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3]);0;2;1);&quot; Nummer &quot;;OFFSET(INDIRECT([.$G63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4]);0;2;1);&quot; Nummer &quot;;OFFSET(INDIRECT([.$G64]);0;4;1);&quot; &quot;;[.D64])" office:value-type="string" office:string-value="§ 4 Absatz 3 Nummer 2 e" calcext:value-type="string">
            <text:p>§ 4 Absatz 3 Nummer 2 e</text:p>
          </table:table-cell>
          <table:table-cell table:formula="of:=OFFSET(INDIRECT([.$G64]);0;4;1)" office:value-type="float" office:value="2" calcext:value-type="float">
            <text:p>2</text:p>
          </table:table-cell>
          <table:table-cell table:formula="of:=OFFSET(INDIRECT([.$G6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und Tests durchführen sowie Testergebnisse bewerten und dokumentieren</text:p>
          </table:table-cell>
          <table:table-cell table:formula="of:=CONCATENATE([.D64];&quot;) &quot;;[.E64])" office:value-type="string" office:string-value="e) Testkonzepte erstellen und Tests durchführen sowie Testergebnisse bewerten und dokumentieren" calcext:value-type="string">
            <text:p>e) Testkonzepte erstellen und Tests durchführen sowie Testergebnisse bewerten und dokumentieren</text:p>
          </table:table-cell>
          <table:table-cell table:formula="of:=CONCATENATE(SUBSTITUTE(FORMULA([.H64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4]);0;8;1)" office:value-type="string" office:string-value="Anw" calcext:value-type="string">
            <text:p>Anw</text:p>
          </table:table-cell>
          <table:table-cell table:style-name="ce135" table:formula="of:=OFFSET(INDIRECT([.$G6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4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4]);0;9;1);&quot; Wo., Phase 2: &quot;;OFFSET(INDIRECT([.$G6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4]);0;2;1);&quot; Nummer &quot;;OFFSET(INDIRECT([.$G64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65]);0;2;1);&quot; Nummer &quot;;OFFSET(INDIRECT([.$G65]);0;4;1);&quot; &quot;;[.D65])" office:value-type="string" office:string-value="§ 4 Absatz 3 Nummer 2 f" calcext:value-type="string">
            <text:p>§ 4 Absatz 3 Nummer 2 f</text:p>
          </table:table-cell>
          <table:table-cell table:formula="of:=OFFSET(INDIRECT([.$G65]);0;4;1)" office:value-type="float" office:value="2" calcext:value-type="float">
            <text:p>2</text:p>
          </table:table-cell>
          <table:table-cell table:formula="of:=OFFSET(INDIRECT([.$G6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.D65];&quot;) &quot;;[.E65])" office:value-type="string" office:string-value="f) Daten und Sachverhalte aus Tests multimedial aufbereiten und situationsgerecht unter Nutzung digitaler Werkzeuge und unter Beachtung der betrieblichen Vorgaben präsentieren" calcext:value-type="string">
            <text:p>f) Daten und Sachverhalte aus Tests multimedial aufbereiten und situationsgerecht unter Nutzung digitaler Werkzeuge und unter Beachtung der betrieblichen Vorgaben präsentieren</text:p>
          </table:table-cell>
          <table:table-cell table:formula="of:=CONCATENATE(SUBSTITUTE(FORMULA([.H65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5]);0;8;1)" office:value-type="string" office:string-value="Anw" calcext:value-type="string">
            <text:p>Anw</text:p>
          </table:table-cell>
          <table:table-cell table:style-name="ce135" table:formula="of:=OFFSET(INDIRECT([.$G6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5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5]);0;9;1);&quot; Wo., Phase 2: &quot;;OFFSET(INDIRECT([.$G6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5]);0;2;1);&quot; Nummer &quot;;OFFSET(INDIRECT([.$G65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66]);0;2;1);&quot; Nummer &quot;;OFFSET(INDIRECT([.$G66]);0;4;1);&quot; &quot;;[.D66])" office:value-type="string" office:string-value="§ 4 Absatz 4 Nummer 1 a" calcext:value-type="string">
            <text:p>§ 4 Absatz 4 Nummer 1 a</text:p>
          </table:table-cell>
          <table:table-cell table:formula="of:=OFFSET(INDIRECT([.$G66]);0;4;1)" office:value-type="float" office:value="1" calcext:value-type="float">
            <text:p>1</text:p>
          </table:table-cell>
          <table:table-cell table:formula="of:=OFFSET(INDIRECT([.$G66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lösungen entsprechend den kundenspezifischen Anforderungen unter Berücksichtigung von Sicherheitsaspekten konzipieren</text:p>
          </table:table-cell>
          <table:table-cell table:formula="of:=CONCATENATE([.D66];&quot;) &quot;;[.E66])" office:value-type="string" office:string-value="a) Systemlösungen entsprechend den kundenspezifischen Anforderungen unter Berücksichtigung von Sicherheitsaspekten konzipieren" calcext:value-type="string">
            <text:p>a) Systemlösungen entsprechend den kundenspezifischen Anforderungen unter Berücksichtigung von Sicherheitsaspekten konzipieren</text:p>
          </table:table-cell>
          <table:table-cell table:formula="of:=CONCATENATE(SUBSTITUTE(FORMULA([.H66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6]);0;8;1)" office:value-type="string" office:string-value="FiSi" calcext:value-type="string">
            <text:p>FiSi</text:p>
          </table:table-cell>
          <table:table-cell table:style-name="ce135" table:formula="of:=OFFSET(INDIRECT([.$G6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66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6]);0;9;1);&quot; Wo., Phase 2: &quot;;OFFSET(INDIRECT([.$G66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6]);0;2;1);&quot; Nummer &quot;;OFFSET(INDIRECT([.$G66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7]);0;2;1);&quot; Nummer &quot;;OFFSET(INDIRECT([.$G67]);0;4;1);&quot; &quot;;[.D67])" office:value-type="string" office:string-value="§ 4 Absatz 4 Nummer 1 b" calcext:value-type="string">
            <text:p>§ 4 Absatz 4 Nummer 1 b</text:p>
          </table:table-cell>
          <table:table-cell table:formula="of:=OFFSET(INDIRECT([.$G67]);0;4;1)" office:value-type="float" office:value="1" calcext:value-type="float">
            <text:p>1</text:p>
          </table:table-cell>
          <table:table-cell table:formula="of:=OFFSET(INDIRECT([.$G67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IT-Systeme auswählen, installieren und konfigurieren</text:p>
          </table:table-cell>
          <table:table-cell table:formula="of:=CONCATENATE([.D67];&quot;) &quot;;[.E67])" office:value-type="string" office:string-value="b) IT-Systeme auswählen, installieren und konfigurieren" calcext:value-type="string">
            <text:p>b) IT-Systeme auswählen, installieren und konfigurieren</text:p>
          </table:table-cell>
          <table:table-cell table:formula="of:=CONCATENATE(SUBSTITUTE(FORMULA([.H67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7]);0;8;1)" office:value-type="string" office:string-value="FiSi" calcext:value-type="string">
            <text:p>FiSi</text:p>
          </table:table-cell>
          <table:table-cell table:style-name="ce135" table:formula="of:=OFFSET(INDIRECT([.$G6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67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7]);0;9;1);&quot; Wo., Phase 2: &quot;;OFFSET(INDIRECT([.$G67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7]);0;2;1);&quot; Nummer &quot;;OFFSET(INDIRECT([.$G67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68]);0;2;1);&quot; Nummer &quot;;OFFSET(INDIRECT([.$G68]);0;4;1);&quot; &quot;;[.D68])" office:value-type="string" office:string-value="§ 4 Absatz 4 Nummer 1 c" calcext:value-type="string">
            <text:p>§ 4 Absatz 4 Nummer 1 c</text:p>
          </table:table-cell>
          <table:table-cell table:formula="of:=OFFSET(INDIRECT([.$G68]);0;4;1)" office:value-type="float" office:value="1" calcext:value-type="float">
            <text:p>1</text:p>
          </table:table-cell>
          <table:table-cell table:formula="of:=OFFSET(INDIRECT([.$G68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externe IT-Ressourcen bewerten, auswählen und in ein IT-System integrieren</text:p>
          </table:table-cell>
          <table:table-cell table:formula="of:=CONCATENATE([.D68];&quot;) &quot;;[.E68])" office:value-type="string" office:string-value="c) externe IT-Ressourcen bewerten, auswählen und in ein IT-System integrieren" calcext:value-type="string">
            <text:p>c) externe IT-Ressourcen bewerten, auswählen und in ein IT-System integrieren</text:p>
          </table:table-cell>
          <table:table-cell table:formula="of:=CONCATENATE(SUBSTITUTE(FORMULA([.H68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8]);0;8;1)" office:value-type="string" office:string-value="FiSi" calcext:value-type="string">
            <text:p>FiSi</text:p>
          </table:table-cell>
          <table:table-cell table:style-name="ce135" table:formula="of:=OFFSET(INDIRECT([.$G6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68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8]);0;9;1);&quot; Wo., Phase 2: &quot;;OFFSET(INDIRECT([.$G68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8]);0;2;1);&quot; Nummer &quot;;OFFSET(INDIRECT([.$G68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9]);0;2;1);&quot; Nummer &quot;;OFFSET(INDIRECT([.$G69]);0;4;1);&quot; &quot;;[.D69])" office:value-type="string" office:string-value="§ 4 Absatz 4 Nummer 1 d" calcext:value-type="string">
            <text:p>§ 4 Absatz 4 Nummer 1 d</text:p>
          </table:table-cell>
          <table:table-cell table:formula="of:=OFFSET(INDIRECT([.$G69]);0;4;1)" office:value-type="float" office:value="1" calcext:value-type="float">
            <text:p>1</text:p>
          </table:table-cell>
          <table:table-cell table:formula="of:=OFFSET(INDIRECT([.$G69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ompatibilitätsprobleme von IT-Systemen und Systemkomponenten beurteilen und lösen</text:p>
          </table:table-cell>
          <table:table-cell table:formula="of:=CONCATENATE([.D69];&quot;) &quot;;[.E69])" office:value-type="string" office:string-value="d) Kompatibilitätsprobleme von IT-Systemen und Systemkomponenten beurteilen und lösen" calcext:value-type="string">
            <text:p>d) Kompatibilitätsprobleme von IT-Systemen und Systemkomponenten beurteilen und lösen</text:p>
          </table:table-cell>
          <table:table-cell table:formula="of:=CONCATENATE(SUBSTITUTE(FORMULA([.H69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9]);0;8;1)" office:value-type="string" office:string-value="FiSi" calcext:value-type="string">
            <text:p>FiSi</text:p>
          </table:table-cell>
          <table:table-cell table:style-name="ce135" table:formula="of:=OFFSET(INDIRECT([.$G6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69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9]);0;9;1);&quot; Wo., Phase 2: &quot;;OFFSET(INDIRECT([.$G69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9]);0;2;1);&quot; Nummer &quot;;OFFSET(INDIRECT([.$G69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0]);0;2;1);&quot; Nummer &quot;;OFFSET(INDIRECT([.$G70]);0;4;1);&quot; &quot;;[.D70])" office:value-type="string" office:string-value="§ 4 Absatz 4 Nummer 1 e" calcext:value-type="string">
            <text:p>§ 4 Absatz 4 Nummer 1 e</text:p>
          </table:table-cell>
          <table:table-cell table:formula="of:=OFFSET(INDIRECT([.$G70]);0;4;1)" office:value-type="float" office:value="1" calcext:value-type="float">
            <text:p>1</text:p>
          </table:table-cell>
          <table:table-cell table:formula="of:=OFFSET(INDIRECT([.$G70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sowie Tests durchführen und dokumentieren</text:p>
          </table:table-cell>
          <table:table-cell table:formula="of:=CONCATENATE([.D70];&quot;) &quot;;[.E70])" office:value-type="string" office:string-value="e) Testkonzepte erstellen sowie Tests durchführen und dokumentieren" calcext:value-type="string">
            <text:p>e) Testkonzepte erstellen sowie Tests durchführen und dokumentieren</text:p>
          </table:table-cell>
          <table:table-cell table:formula="of:=CONCATENATE(SUBSTITUTE(FORMULA([.H7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0]);0;8;1)" office:value-type="string" office:string-value="FiSi" calcext:value-type="string">
            <text:p>FiSi</text:p>
          </table:table-cell>
          <table:table-cell table:style-name="ce135" table:formula="of:=OFFSET(INDIRECT([.$G7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0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0]);0;9;1);&quot; Wo., Phase 2: &quot;;OFFSET(INDIRECT([.$G70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0]);0;2;1);&quot; Nummer &quot;;OFFSET(INDIRECT([.$G70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71]);0;2;1);&quot; Nummer &quot;;OFFSET(INDIRECT([.$G71]);0;4;1);&quot; &quot;;[.D71])" office:value-type="string" office:string-value="§ 4 Absatz 4 Nummer 1 f" calcext:value-type="string">
            <text:p>§ 4 Absatz 4 Nummer 1 f</text:p>
          </table:table-cell>
          <table:table-cell table:formula="of:=OFFSET(INDIRECT([.$G71]);0;4;1)" office:value-type="float" office:value="1" calcext:value-type="float">
            <text:p>1</text:p>
          </table:table-cell>
          <table:table-cell table:formula="of:=OFFSET(INDIRECT([.$G71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übergabe planen und mit den beteiligten Organisationseinheiten sowie Kunden und Kundinnen abstimmen und durchführen</text:p>
          </table:table-cell>
          <table:table-cell table:formula="of:=CONCATENATE([.D71];&quot;) &quot;;[.E71])" office:value-type="string" office:string-value="f) Systemübergabe planen und mit den beteiligten Organisationseinheiten sowie Kunden und Kundinnen abstimmen und durchführen" calcext:value-type="string">
            <text:p>f) Systemübergabe planen und mit den beteiligten Organisationseinheiten sowie Kunden und Kundinnen abstimmen und durchführen</text:p>
          </table:table-cell>
          <table:table-cell table:formula="of:=CONCATENATE(SUBSTITUTE(FORMULA([.H7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1]);0;8;1)" office:value-type="string" office:string-value="FiSi" calcext:value-type="string">
            <text:p>FiSi</text:p>
          </table:table-cell>
          <table:table-cell table:style-name="ce135" table:formula="of:=OFFSET(INDIRECT([.$G7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1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1]);0;9;1);&quot; Wo., Phase 2: &quot;;OFFSET(INDIRECT([.$G71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1]);0;2;1);&quot; Nummer &quot;;OFFSET(INDIRECT([.$G71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72]);0;2;1);&quot; Nummer &quot;;OFFSET(INDIRECT([.$G72]);0;4;1);&quot; &quot;;[.D72])" office:value-type="string" office:string-value="§ 4 Absatz 4 Nummer 1 g" calcext:value-type="string">
            <text:p>§ 4 Absatz 4 Nummer 1 g</text:p>
          </table:table-cell>
          <table:table-cell table:formula="of:=OFFSET(INDIRECT([.$G72]);0;4;1)" office:value-type="float" office:value="1" calcext:value-type="float">
            <text:p>1</text:p>
          </table:table-cell>
          <table:table-cell table:formula="of:=OFFSET(INDIRECT([.$G72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Datenübernahmen planen und durchführen</text:p>
          </table:table-cell>
          <table:table-cell table:formula="of:=CONCATENATE([.D72];&quot;) &quot;;[.E72])" office:value-type="string" office:string-value="g) Datenübernahmen planen und durchführen" calcext:value-type="string">
            <text:p>g) Datenübernahmen planen und durchführen</text:p>
          </table:table-cell>
          <table:table-cell table:formula="of:=CONCATENATE(SUBSTITUTE(FORMULA([.H7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2]);0;8;1)" office:value-type="string" office:string-value="FiSi" calcext:value-type="string">
            <text:p>FiSi</text:p>
          </table:table-cell>
          <table:table-cell table:style-name="ce135" table:formula="of:=OFFSET(INDIRECT([.$G7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2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2]);0;9;1);&quot; Wo., Phase 2: &quot;;OFFSET(INDIRECT([.$G72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2]);0;2;1);&quot; Nummer &quot;;OFFSET(INDIRECT([.$G72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73]);0;2;1);&quot; Nummer &quot;;OFFSET(INDIRECT([.$G73]);0;4;1);&quot; &quot;;[.D73])" office:value-type="string" office:string-value="§ 4 Absatz 4 Nummer 2 a" calcext:value-type="string">
            <text:p>§ 4 Absatz 4 Nummer 2 a</text:p>
          </table:table-cell>
          <table:table-cell table:formula="of:=OFFSET(INDIRECT([.$G73]);0;4;1)" office:value-type="float" office:value="2" calcext:value-type="float">
            <text:p>2</text:p>
          </table:table-cell>
          <table:table-cell table:formula="of:=OFFSET(INDIRECT([.$G73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protokolle und -schnittstellen für unterschiedliche Anwengungsbereiche bewerten und auswählen</text:p>
          </table:table-cell>
          <table:table-cell table:formula="of:=CONCATENATE([.D73];&quot;) &quot;;[.E73])" office:value-type="string" office:string-value="a) Netzwerkprotokolle und -schnittstellen für unterschiedliche Anwengungsbereiche bewerten und auswählen" calcext:value-type="string">
            <text:p>a) Netzwerkprotokolle und -schnittstellen für unterschiedliche Anwengungsbereiche bewerten und auswählen</text:p>
          </table:table-cell>
          <table:table-cell table:formula="of:=CONCATENATE(SUBSTITUTE(FORMULA([.H73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3]);0;8;1)" office:value-type="string" office:string-value="FiSi" calcext:value-type="string">
            <text:p>FiSi</text:p>
          </table:table-cell>
          <table:table-cell table:style-name="ce135" table:formula="of:=OFFSET(INDIRECT([.$G7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3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3]);0;9;1);&quot; Wo., Phase 2: &quot;;OFFSET(INDIRECT([.$G73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3]);0;2;1);&quot; Nummer &quot;;OFFSET(INDIRECT([.$G73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4]);0;2;1);&quot; Nummer &quot;;OFFSET(INDIRECT([.$G74]);0;4;1);&quot; &quot;;[.D74])" office:value-type="string" office:string-value="§ 4 Absatz 4 Nummer 2 b" calcext:value-type="string">
            <text:p>§ 4 Absatz 4 Nummer 2 b</text:p>
          </table:table-cell>
          <table:table-cell table:formula="of:=OFFSET(INDIRECT([.$G74]);0;4;1)" office:value-type="float" office:value="2" calcext:value-type="float">
            <text:p>2</text:p>
          </table:table-cell>
          <table:table-cell table:formula="of:=OFFSET(INDIRECT([.$G74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Netzwerkkomponenten auswählen, installieren und Konfigurieren</text:p>
          </table:table-cell>
          <table:table-cell table:formula="of:=CONCATENATE([.D74];&quot;) &quot;;[.E74])" office:value-type="string" office:string-value="b) Netzwerkkomponenten auswählen, installieren und Konfigurieren" calcext:value-type="string">
            <text:p>b) Netzwerkkomponenten auswählen, installieren und Konfigurieren</text:p>
          </table:table-cell>
          <table:table-cell table:formula="of:=CONCATENATE(SUBSTITUTE(FORMULA([.H7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4]);0;8;1)" office:value-type="string" office:string-value="FiSi" calcext:value-type="string">
            <text:p>FiSi</text:p>
          </table:table-cell>
          <table:table-cell table:style-name="ce135" table:formula="of:=OFFSET(INDIRECT([.$G7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4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4]);0;9;1);&quot; Wo., Phase 2: &quot;;OFFSET(INDIRECT([.$G74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4]);0;2;1);&quot; Nummer &quot;;OFFSET(INDIRECT([.$G74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5]);0;2;1);&quot; Nummer &quot;;OFFSET(INDIRECT([.$G75]);0;4;1);&quot; &quot;;[.D75])" office:value-type="string" office:string-value="§ 4 Absatz 4 Nummer 2 c" calcext:value-type="string">
            <text:p>§ 4 Absatz 4 Nummer 2 c</text:p>
          </table:table-cell>
          <table:table-cell table:formula="of:=OFFSET(INDIRECT([.$G75]);0;4;1)" office:value-type="float" office:value="2" calcext:value-type="float">
            <text:p>2</text:p>
          </table:table-cell>
          <table:table-cell table:formula="of:=OFFSET(INDIRECT([.$G75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e zur IT-Sicherheit in Netzwerken implementieren und dokumentieren</text:p>
          </table:table-cell>
          <table:table-cell table:formula="of:=CONCATENATE([.D75];&quot;) &quot;;[.E75])" office:value-type="string" office:string-value="c) Systeme zur IT-Sicherheit in Netzwerken implementieren und dokumentieren" calcext:value-type="string">
            <text:p>c) Systeme zur IT-Sicherheit in Netzwerken implementieren und dokumentieren</text:p>
          </table:table-cell>
          <table:table-cell table:formula="of:=CONCATENATE(SUBSTITUTE(FORMULA([.H7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5]);0;8;1)" office:value-type="string" office:string-value="FiSi" calcext:value-type="string">
            <text:p>FiSi</text:p>
          </table:table-cell>
          <table:table-cell table:style-name="ce135" table:formula="of:=OFFSET(INDIRECT([.$G75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5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5]);0;9;1);&quot; Wo., Phase 2: &quot;;OFFSET(INDIRECT([.$G75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5]);0;2;1);&quot; Nummer &quot;;OFFSET(INDIRECT([.$G75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6]);0;2;1);&quot; Nummer &quot;;OFFSET(INDIRECT([.$G76]);0;4;1);&quot; &quot;;[.D76])" office:value-type="string" office:string-value="§ 4 Absatz 4 Nummer 3 a" calcext:value-type="string">
            <text:p>§ 4 Absatz 4 Nummer 3 a</text:p>
          </table:table-cell>
          <table:table-cell table:formula="of:=OFFSET(INDIRECT([.$G76]);0;4;1)" office:value-type="float" office:value="3" calcext:value-type="float">
            <text:p>3</text:p>
          </table:table-cell>
          <table:table-cell table:formula="of:=OFFSET(INDIRECT([.$G76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Richtlinien zur Nutzung von IT-Systemen erstellen und einführen</text:p>
          </table:table-cell>
          <table:table-cell table:formula="of:=CONCATENATE([.D76];&quot;) &quot;;[.E76])" office:value-type="string" office:string-value="a) Richtlinien zur Nutzung von IT-Systemen erstellen und einführen" calcext:value-type="string">
            <text:p>a) Richtlinien zur Nutzung von IT-Systemen erstellen und einführen</text:p>
          </table:table-cell>
          <table:table-cell table:formula="of:=CONCATENATE(SUBSTITUTE(FORMULA([.H76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6]);0;8;1)" office:value-type="string" office:string-value="FiSi" calcext:value-type="string">
            <text:p>FiSi</text:p>
          </table:table-cell>
          <table:table-cell table:style-name="ce135" table:formula="of:=OFFSET(INDIRECT([.$G7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6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6]);0;9;1);&quot; Wo., Phase 2: &quot;;OFFSET(INDIRECT([.$G76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6]);0;2;1);&quot; Nummer &quot;;OFFSET(INDIRECT([.$G76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7]);0;2;1);&quot; Nummer &quot;;OFFSET(INDIRECT([.$G77]);0;4;1);&quot; &quot;;[.D77])" office:value-type="string" office:string-value="§ 4 Absatz 4 Nummer 3 b" calcext:value-type="string">
            <text:p>§ 4 Absatz 4 Nummer 3 b</text:p>
          </table:table-cell>
          <table:table-cell table:formula="of:=OFFSET(INDIRECT([.$G77]);0;4;1)" office:value-type="float" office:value="3" calcext:value-type="float">
            <text:p>3</text:p>
          </table:table-cell>
          <table:table-cell table:formula="of:=OFFSET(INDIRECT([.$G77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izenzrechte verwalten und die Einhaltung von Lizenzbestimmungen überwachen</text:p>
          </table:table-cell>
          <table:table-cell table:formula="of:=CONCATENATE([.D77];&quot;) &quot;;[.E77])" office:value-type="string" office:string-value="b) Lizenzrechte verwalten und die Einhaltung von Lizenzbestimmungen überwachen" calcext:value-type="string">
            <text:p>b) Lizenzrechte verwalten und die Einhaltung von Lizenzbestimmungen überwachen</text:p>
          </table:table-cell>
          <table:table-cell table:formula="of:=CONCATENATE(SUBSTITUTE(FORMULA([.H7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7]);0;8;1)" office:value-type="string" office:string-value="FiSi" calcext:value-type="string">
            <text:p>FiSi</text:p>
          </table:table-cell>
          <table:table-cell table:style-name="ce135" table:formula="of:=OFFSET(INDIRECT([.$G7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7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7]);0;9;1);&quot; Wo., Phase 2: &quot;;OFFSET(INDIRECT([.$G77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7]);0;2;1);&quot; Nummer &quot;;OFFSET(INDIRECT([.$G77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8]);0;2;1);&quot; Nummer &quot;;OFFSET(INDIRECT([.$G78]);0;4;1);&quot; &quot;;[.D78])" office:value-type="string" office:string-value="§ 4 Absatz 4 Nummer 3 c" calcext:value-type="string">
            <text:p>§ 4 Absatz 4 Nummer 3 c</text:p>
          </table:table-cell>
          <table:table-cell table:formula="of:=OFFSET(INDIRECT([.$G78]);0;4;1)" office:value-type="float" office:value="3" calcext:value-type="float">
            <text:p>3</text:p>
          </table:table-cell>
          <table:table-cell table:formula="of:=OFFSET(INDIRECT([.$G78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rechtigungskonzepte entwerfen, abstimmen und umsetzen</text:p>
          </table:table-cell>
          <table:table-cell table:formula="of:=CONCATENATE([.D78];&quot;) &quot;;[.E78])" office:value-type="string" office:string-value="c) Berechtigungskonzepte entwerfen, abstimmen und umsetzen" calcext:value-type="string">
            <text:p>c) Berechtigungskonzepte entwerfen, abstimmen und umsetzen</text:p>
          </table:table-cell>
          <table:table-cell table:formula="of:=CONCATENATE(SUBSTITUTE(FORMULA([.H7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8]);0;8;1)" office:value-type="string" office:string-value="FiSi" calcext:value-type="string">
            <text:p>FiSi</text:p>
          </table:table-cell>
          <table:table-cell table:style-name="ce135" table:formula="of:=OFFSET(INDIRECT([.$G7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8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8]);0;9;1);&quot; Wo., Phase 2: &quot;;OFFSET(INDIRECT([.$G78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8]);0;2;1);&quot; Nummer &quot;;OFFSET(INDIRECT([.$G78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9]);0;2;1);&quot; Nummer &quot;;OFFSET(INDIRECT([.$G79]);0;4;1);&quot; &quot;;[.D79])" office:value-type="string" office:string-value="§ 4 Absatz 4 Nummer 3 d" calcext:value-type="string">
            <text:p>§ 4 Absatz 4 Nummer 3 d</text:p>
          </table:table-cell>
          <table:table-cell table:formula="of:=OFFSET(INDIRECT([.$G79]);0;4;1)" office:value-type="float" office:value="3" calcext:value-type="float">
            <text:p>3</text:p>
          </table:table-cell>
          <table:table-cell table:formula="of:=OFFSET(INDIRECT([.$G79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aktualisierungen evaluieren und durchführen</text:p>
          </table:table-cell>
          <table:table-cell table:formula="of:=CONCATENATE([.D79];&quot;) &quot;;[.E79])" office:value-type="string" office:string-value="d) Systemaktualisierungen evaluieren und durchführen" calcext:value-type="string">
            <text:p>d) Systemaktualisierungen evaluieren und durchführen</text:p>
          </table:table-cell>
          <table:table-cell table:formula="of:=CONCATENATE(SUBSTITUTE(FORMULA([.H79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9]);0;8;1)" office:value-type="string" office:string-value="FiSi" calcext:value-type="string">
            <text:p>FiSi</text:p>
          </table:table-cell>
          <table:table-cell table:style-name="ce135" table:formula="of:=OFFSET(INDIRECT([.$G7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9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9]);0;9;1);&quot; Wo., Phase 2: &quot;;OFFSET(INDIRECT([.$G79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9]);0;2;1);&quot; Nummer &quot;;OFFSET(INDIRECT([.$G79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0]);0;2;1);&quot; Nummer &quot;;OFFSET(INDIRECT([.$G80]);0;4;1);&quot; &quot;;[.D80])" office:value-type="string" office:string-value="§ 4 Absatz 4 Nummer 3 e" calcext:value-type="string">
            <text:p>§ 4 Absatz 4 Nummer 3 e</text:p>
          </table:table-cell>
          <table:table-cell table:formula="of:=OFFSET(INDIRECT([.$G80]);0;4;1)" office:value-type="float" office:value="3" calcext:value-type="float">
            <text:p>3</text:p>
          </table:table-cell>
          <table:table-cell table:formula="of:=OFFSET(INDIRECT([.$G80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Konzepte zur Datensicherung und -archivierung erstellen und umsetzen</text:p>
          </table:table-cell>
          <table:table-cell table:formula="of:=CONCATENATE([.D80];&quot;) &quot;;[.E80])" office:value-type="string" office:string-value="e) Konzepte zur Datensicherung und -archivierung erstellen und umsetzen" calcext:value-type="string">
            <text:p>e) Konzepte zur Datensicherung und -archivierung erstellen und umsetzen</text:p>
          </table:table-cell>
          <table:table-cell table:formula="of:=CONCATENATE(SUBSTITUTE(FORMULA([.H80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0]);0;8;1)" office:value-type="string" office:string-value="FiSi" calcext:value-type="string">
            <text:p>FiSi</text:p>
          </table:table-cell>
          <table:table-cell table:style-name="ce135" table:formula="of:=OFFSET(INDIRECT([.$G8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80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0]);0;9;1);&quot; Wo., Phase 2: &quot;;OFFSET(INDIRECT([.$G80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0]);0;2;1);&quot; Nummer &quot;;OFFSET(INDIRECT([.$G80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1]);0;2;1);&quot; Nummer &quot;;OFFSET(INDIRECT([.$G81]);0;4;1);&quot; &quot;;[.D81])" office:value-type="string" office:string-value="§ 4 Absatz 4 Nummer 3 f" calcext:value-type="string">
            <text:p>§ 4 Absatz 4 Nummer 3 f</text:p>
          </table:table-cell>
          <table:table-cell table:formula="of:=OFFSET(INDIRECT([.$G81]);0;4;1)" office:value-type="float" office:value="3" calcext:value-type="float">
            <text:p>3</text:p>
          </table:table-cell>
          <table:table-cell table:formula="of:=OFFSET(INDIRECT([.$G81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nzepte zur Daten- und Systemwiederherstellung erstellen und umsetzen</text:p>
          </table:table-cell>
          <table:table-cell table:formula="of:=CONCATENATE([.D81];&quot;) &quot;;[.E81])" office:value-type="string" office:string-value="f) Konzepte zur Daten- und Systemwiederherstellung erstellen und umsetzen" calcext:value-type="string">
            <text:p>f) Konzepte zur Daten- und Systemwiederherstellung erstellen und umsetzen</text:p>
          </table:table-cell>
          <table:table-cell table:formula="of:=CONCATENATE(SUBSTITUTE(FORMULA([.H81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1]);0;8;1)" office:value-type="string" office:string-value="FiSi" calcext:value-type="string">
            <text:p>FiSi</text:p>
          </table:table-cell>
          <table:table-cell table:style-name="ce135" table:formula="of:=OFFSET(INDIRECT([.$G8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81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1]);0;9;1);&quot; Wo., Phase 2: &quot;;OFFSET(INDIRECT([.$G81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1]);0;2;1);&quot; Nummer &quot;;OFFSET(INDIRECT([.$G81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2]);0;2;1);&quot; Nummer &quot;;OFFSET(INDIRECT([.$G82]);0;4;1);&quot; &quot;;[.D82])" office:value-type="string" office:string-value="§ 4 Absatz 4 Nummer 3 g" calcext:value-type="string">
            <text:p>§ 4 Absatz 4 Nummer 3 g</text:p>
          </table:table-cell>
          <table:table-cell table:formula="of:=OFFSET(INDIRECT([.$G82]);0;4;1)" office:value-type="float" office:value="3" calcext:value-type="float">
            <text:p>3</text:p>
          </table:table-cell>
          <table:table-cell table:formula="of:=OFFSET(INDIRECT([.$G82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Systemauslastung überwachen und Ressourcen verwalten</text:p>
          </table:table-cell>
          <table:table-cell table:formula="of:=CONCATENATE([.D82];&quot;) &quot;;[.E82])" office:value-type="string" office:string-value="g) Systemauslastung überwachen und Ressourcen verwalten" calcext:value-type="string">
            <text:p>g) Systemauslastung überwachen und Ressourcen verwalten</text:p>
          </table:table-cell>
          <table:table-cell table:formula="of:=CONCATENATE(SUBSTITUTE(FORMULA([.H82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2]);0;8;1)" office:value-type="string" office:string-value="FiSi" calcext:value-type="string">
            <text:p>FiSi</text:p>
          </table:table-cell>
          <table:table-cell table:style-name="ce135" table:formula="of:=OFFSET(INDIRECT([.$G8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82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2]);0;9;1);&quot; Wo., Phase 2: &quot;;OFFSET(INDIRECT([.$G82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2]);0;2;1);&quot; Nummer &quot;;OFFSET(INDIRECT([.$G82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3]);0;2;1);&quot; Nummer &quot;;OFFSET(INDIRECT([.$G83]);0;4;1);&quot; &quot;;[.D83])" office:value-type="string" office:string-value="§ 4 Absatz 4 Nummer 3 h" calcext:value-type="string">
            <text:p>§ 4 Absatz 4 Nummer 3 h</text:p>
          </table:table-cell>
          <table:table-cell table:formula="of:=OFFSET(INDIRECT([.$G83]);0;4;1)" office:value-type="float" office:value="3" calcext:value-type="float">
            <text:p>3</text:p>
          </table:table-cell>
          <table:table-cell table:formula="of:=OFFSET(INDIRECT([.$G83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verhalten überwachen, bewerten und Maßnahmen ergreifen</text:p>
          </table:table-cell>
          <table:table-cell table:formula="of:=CONCATENATE([.D83];&quot;) &quot;;[.E83])" office:value-type="string" office:string-value="h) Systemverhalten überwachen, bewerten und Maßnahmen ergreifen" calcext:value-type="string">
            <text:p>h) Systemverhalten überwachen, bewerten und Maßnahmen ergreifen</text:p>
          </table:table-cell>
          <table:table-cell table:formula="of:=CONCATENATE(SUBSTITUTE(FORMULA([.H83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3]);0;8;1)" office:value-type="string" office:string-value="FiSi" calcext:value-type="string">
            <text:p>FiSi</text:p>
          </table:table-cell>
          <table:table-cell table:style-name="ce135" table:formula="of:=OFFSET(INDIRECT([.$G8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83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3]);0;9;1);&quot; Wo., Phase 2: &quot;;OFFSET(INDIRECT([.$G83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3]);0;2;1);&quot; Nummer &quot;;OFFSET(INDIRECT([.$G83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4]);0;2;1);&quot; Nummer &quot;;OFFSET(INDIRECT([.$G84]);0;4;1);&quot; &quot;;[.D84])" office:value-type="string" office:string-value="§ 4 Absatz 4 Nummer 3 i" calcext:value-type="string">
            <text:p>§ 4 Absatz 4 Nummer 3 i</text:p>
          </table:table-cell>
          <table:table-cell table:formula="of:=OFFSET(INDIRECT([.$G84]);0;4;1)" office:value-type="float" office:value="3" calcext:value-type="float">
            <text:p>3</text:p>
          </table:table-cell>
          <table:table-cell table:formula="of:=OFFSET(INDIRECT([.$G84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Benutzeranfragen aufnehmen, analysieren und bearbeiten</text:p>
          </table:table-cell>
          <table:table-cell table:formula="of:=CONCATENATE([.D84];&quot;) &quot;;[.E84])" office:value-type="string" office:string-value="i) Benutzeranfragen aufnehmen, analysieren und bearbeiten" calcext:value-type="string">
            <text:p>i) Benutzeranfragen aufnehmen, analysieren und bearbeiten</text:p>
          </table:table-cell>
          <table:table-cell table:formula="of:=CONCATENATE(SUBSTITUTE(FORMULA([.H84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4]);0;8;1)" office:value-type="string" office:string-value="FiSi" calcext:value-type="string">
            <text:p>FiSi</text:p>
          </table:table-cell>
          <table:table-cell table:style-name="ce135" table:formula="of:=OFFSET(INDIRECT([.$G8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84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4]);0;9;1);&quot; Wo., Phase 2: &quot;;OFFSET(INDIRECT([.$G84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4]);0;2;1);&quot; Nummer &quot;;OFFSET(INDIRECT([.$G84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85]);0;2;1);&quot; Nummer &quot;;OFFSET(INDIRECT([.$G85]);0;4;1);&quot; &quot;;[.D85])" office:value-type="string" office:string-value="§ 4 Absatz 5 Nummer 1 a" calcext:value-type="string">
            <text:p>§ 4 Absatz 5 Nummer 1 a</text:p>
          </table:table-cell>
          <table:table-cell table:formula="of:=OFFSET(INDIRECT([.$G85]);0;4;1)" office:value-type="float" office:value="1" calcext:value-type="float">
            <text:p>1</text:p>
          </table:table-cell>
          <table:table-cell table:formula="of:=OFFSET(INDIRECT([.$G85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s- und produktionswirtschaftliche Geschäftsprozesse und ihr Zusammenwirken im Unternehmen analysieren</text:p>
          </table:table-cell>
          <table:table-cell table:formula="of:=CONCATENATE([.D85];&quot;) &quot;;[.E85])" office:value-type="string" office:string-value="a) betriebs- und produktionswirtschaftliche Geschäftsprozesse und ihr Zusammenwirken im Unternehmen analysieren" calcext:value-type="string">
            <text:p>a) betriebs- und produktionswirtschaftliche Geschäftsprozesse und ihr Zusammenwirken im Unternehmen analysieren</text:p>
          </table:table-cell>
          <table:table-cell table:formula="of:=CONCATENATE(SUBSTITUTE(FORMULA([.H85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5]);0;8;1)" office:value-type="string" office:string-value="DaPro" calcext:value-type="string">
            <text:p>DaPro</text:p>
          </table:table-cell>
          <table:table-cell table:style-name="ce135" table:formula="of:=OFFSET(INDIRECT([.$G8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85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5]);0;9;1);&quot; Wo., Phase 2: &quot;;OFFSET(INDIRECT([.$G85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5]);0;2;1);&quot; Nummer &quot;;OFFSET(INDIRECT([.$G85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86]);0;2;1);&quot; Nummer &quot;;OFFSET(INDIRECT([.$G86]);0;4;1);&quot; &quot;;[.D86])" office:value-type="string" office:string-value="§ 4 Absatz 5 Nummer 1 b" calcext:value-type="string">
            <text:p>§ 4 Absatz 5 Nummer 1 b</text:p>
          </table:table-cell>
          <table:table-cell table:formula="of:=OFFSET(INDIRECT([.$G86]);0;4;1)" office:value-type="float" office:value="1" calcext:value-type="float">
            <text:p>1</text:p>
          </table:table-cell>
          <table:table-cell table:formula="of:=OFFSET(INDIRECT([.$G86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forderungen in einer Prozessdarstellung abbilden</text:p>
          </table:table-cell>
          <table:table-cell table:formula="of:=CONCATENATE([.D86];&quot;) &quot;;[.E86])" office:value-type="string" office:string-value="b) Anforderungen in einer Prozessdarstellung abbilden" calcext:value-type="string">
            <text:p>b) Anforderungen in einer Prozessdarstellung abbilden</text:p>
          </table:table-cell>
          <table:table-cell table:formula="of:=CONCATENATE(SUBSTITUTE(FORMULA([.H86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6]);0;8;1)" office:value-type="string" office:string-value="DaPro" calcext:value-type="string">
            <text:p>DaPro</text:p>
          </table:table-cell>
          <table:table-cell table:style-name="ce135" table:formula="of:=OFFSET(INDIRECT([.$G8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86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6]);0;9;1);&quot; Wo., Phase 2: &quot;;OFFSET(INDIRECT([.$G86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6]);0;2;1);&quot; Nummer &quot;;OFFSET(INDIRECT([.$G86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7]);0;2;1);&quot; Nummer &quot;;OFFSET(INDIRECT([.$G87]);0;4;1);&quot; &quot;;[.D87])" office:value-type="string" office:string-value="§ 4 Absatz 5 Nummer 1 c" calcext:value-type="string">
            <text:p>§ 4 Absatz 5 Nummer 1 c</text:p>
          </table:table-cell>
          <table:table-cell table:formula="of:=OFFSET(INDIRECT([.$G87]);0;4;1)" office:value-type="float" office:value="1" calcext:value-type="float">
            <text:p>1</text:p>
          </table:table-cell>
          <table:table-cell table:formula="of:=OFFSET(INDIRECT([.$G87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Werkzeuge der Prozessoptimierung vergleichen und vorschlagen</text:p>
          </table:table-cell>
          <table:table-cell table:formula="of:=CONCATENATE([.D87];&quot;) &quot;;[.E87])" office:value-type="string" office:string-value="c) Werkzeuge der Prozessoptimierung vergleichen und vorschlagen" calcext:value-type="string">
            <text:p>c) Werkzeuge der Prozessoptimierung vergleichen und vorschlagen</text:p>
          </table:table-cell>
          <table:table-cell table:formula="of:=CONCATENATE(SUBSTITUTE(FORMULA([.H87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7]);0;8;1)" office:value-type="string" office:string-value="DaPro" calcext:value-type="string">
            <text:p>DaPro</text:p>
          </table:table-cell>
          <table:table-cell table:style-name="ce135" table:formula="of:=OFFSET(INDIRECT([.$G8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87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7]);0;9;1);&quot; Wo., Phase 2: &quot;;OFFSET(INDIRECT([.$G87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7]);0;2;1);&quot; Nummer &quot;;OFFSET(INDIRECT([.$G87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8]);0;2;1);&quot; Nummer &quot;;OFFSET(INDIRECT([.$G88]);0;4;1);&quot; &quot;;[.D88])" office:value-type="string" office:string-value="§ 4 Absatz 5 Nummer 2 a" calcext:value-type="string">
            <text:p>§ 4 Absatz 5 Nummer 2 a</text:p>
          </table:table-cell>
          <table:table-cell table:formula="of:=OFFSET(INDIRECT([.$G88]);0;4;1)" office:value-type="float" office:value="2" calcext:value-type="float">
            <text:p>2</text:p>
          </table:table-cell>
          <table:table-cell table:formula="of:=OFFSET(INDIRECT([.$G8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s heterogenen Datenquellen identifizieren und klassifizieren</text:p>
          </table:table-cell>
          <table:table-cell table:formula="of:=CONCATENATE([.D88];&quot;) &quot;;[.E88])" office:value-type="string" office:string-value="a) Daten aus heterogenen Datenquellen identifizieren und klassifizieren" calcext:value-type="string">
            <text:p>a) Daten aus heterogenen Datenquellen identifizieren und klassifizieren</text:p>
          </table:table-cell>
          <table:table-cell table:formula="of:=CONCATENATE(SUBSTITUTE(FORMULA([.H8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8]);0;8;1)" office:value-type="string" office:string-value="DaPro" calcext:value-type="string">
            <text:p>DaPro</text:p>
          </table:table-cell>
          <table:table-cell table:style-name="ce135" table:formula="of:=OFFSET(INDIRECT([.$G8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88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8]);0;9;1);&quot; Wo., Phase 2: &quot;;OFFSET(INDIRECT([.$G88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8]);0;2;1);&quot; Nummer &quot;;OFFSET(INDIRECT([.$G88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89]);0;2;1);&quot; Nummer &quot;;OFFSET(INDIRECT([.$G89]);0;4;1);&quot; &quot;;[.D89])" office:value-type="string" office:string-value="§ 4 Absatz 5 Nummer 2 b" calcext:value-type="string">
            <text:p>§ 4 Absatz 5 Nummer 2 b</text:p>
          </table:table-cell>
          <table:table-cell table:formula="of:=OFFSET(INDIRECT([.$G89]);0;4;1)" office:value-type="float" office:value="2" calcext:value-type="float">
            <text:p>2</text:p>
          </table:table-cell>
          <table:table-cell table:formula="of:=OFFSET(INDIRECT([.$G8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echtigung zur Nutzung und zur Verknüpfung von Daten prüfen sowie entsprechende Maßnahmen ableiten</text:p>
          </table:table-cell>
          <table:table-cell table:formula="of:=CONCATENATE([.D89];&quot;) &quot;;[.E89])" office:value-type="string" office:string-value="b) Berechtigung zur Nutzung und zur Verknüpfung von Daten prüfen sowie entsprechende Maßnahmen ableiten" calcext:value-type="string">
            <text:p>b) Berechtigung zur Nutzung und zur Verknüpfung von Daten prüfen sowie entsprechende Maßnahmen ableiten</text:p>
          </table:table-cell>
          <table:table-cell table:formula="of:=CONCATENATE(SUBSTITUTE(FORMULA([.H89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9]);0;8;1)" office:value-type="string" office:string-value="DaPro" calcext:value-type="string">
            <text:p>DaPro</text:p>
          </table:table-cell>
          <table:table-cell table:style-name="ce135" table:formula="of:=OFFSET(INDIRECT([.$G8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89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9]);0;9;1);&quot; Wo., Phase 2: &quot;;OFFSET(INDIRECT([.$G89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9]);0;2;1);&quot; Nummer &quot;;OFFSET(INDIRECT([.$G89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0]);0;2;1);&quot; Nummer &quot;;OFFSET(INDIRECT([.$G90]);0;4;1);&quot; &quot;;[.D90])" office:value-type="string" office:string-value="§ 4 Absatz 5 Nummer 2 c" calcext:value-type="string">
            <text:p>§ 4 Absatz 5 Nummer 2 c</text:p>
          </table:table-cell>
          <table:table-cell table:formula="of:=OFFSET(INDIRECT([.$G90]);0;4;1)" office:value-type="float" office:value="2" calcext:value-type="float">
            <text:p>2</text:p>
          </table:table-cell>
          <table:table-cell table:formula="of:=OFFSET(INDIRECT([.$G9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ische Voraussetzungen zur Übernahme von Daten sicherstellen und Daten bereitstellen</text:p>
          </table:table-cell>
          <table:table-cell table:formula="of:=CONCATENATE([.D90];&quot;) &quot;;[.E90])" office:value-type="string" office:string-value="c) technische Voraussetzungen zur Übernahme von Daten sicherstellen und Daten bereitstellen" calcext:value-type="string">
            <text:p>c) technische Voraussetzungen zur Übernahme von Daten sicherstellen und Daten bereitstellen</text:p>
          </table:table-cell>
          <table:table-cell table:formula="of:=CONCATENATE(SUBSTITUTE(FORMULA([.H90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90]);0;8;1)" office:value-type="string" office:string-value="DaPro" calcext:value-type="string">
            <text:p>DaPro</text:p>
          </table:table-cell>
          <table:table-cell table:style-name="ce135" table:formula="of:=OFFSET(INDIRECT([.$G9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0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90]);0;9;1);&quot; Wo., Phase 2: &quot;;OFFSET(INDIRECT([.$G90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90]);0;2;1);&quot; Nummer &quot;;OFFSET(INDIRECT([.$G90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1">
          <table:table-cell table:style-name="ce206" table:formula="of:=CONCATENATE(OFFSET(INDIRECT([.$G91]);0;2;1);&quot; Nummer &quot;;OFFSET(INDIRECT([.$G91]);0;4;1);&quot; &quot;;[.D91])" office:value-type="string" office:string-value="§ 4 Absatz 5 Nummer 3 a" calcext:value-type="string">
            <text:p>§ 4 Absatz 5 Nummer 3 a</text:p>
          </table:table-cell>
          <table:table-cell table:formula="of:=OFFSET(INDIRECT([.$G91]);0;4;1)" office:value-type="float" office:value="3" calcext:value-type="float">
            <text:p>3</text:p>
          </table:table-cell>
          <table:table-cell table:formula="of:=OFFSET(INDIRECT([.$G91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.D91];&quot;) &quot;;[.E91]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SUBSTITUTE(FORMULA([.H9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1]);0;8;1)" office:value-type="string" office:string-value="DaPro" calcext:value-type="string">
            <text:p>DaPro</text:p>
          </table:table-cell>
          <table:table-cell table:style-name="ce135" table:formula="of:=OFFSET(INDIRECT([.$G9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1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1]);0;9;1);&quot; Wo., Phase 2: &quot;;OFFSET(INDIRECT([.$G91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1]);0;2;1);&quot; Nummer &quot;;OFFSET(INDIRECT([.$G91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2]);0;2;1);&quot; Nummer &quot;;OFFSET(INDIRECT([.$G92]);0;4;1);&quot; &quot;;[.D92])" office:value-type="string" office:string-value="§ 4 Absatz 5 Nummer 3 b" calcext:value-type="string">
            <text:p>§ 4 Absatz 5 Nummer 3 b</text:p>
          </table:table-cell>
          <table:table-cell table:formula="of:=OFFSET(INDIRECT([.$G92]);0;4;1)" office:value-type="float" office:value="3" calcext:value-type="float">
            <text:p>3</text:p>
          </table:table-cell>
          <table:table-cell table:formula="of:=OFFSET(INDIRECT([.$G92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uffindbarkeit, Zugänglichkeit, Interoperabilität, Wiederverwendbarkeit von Daten sicherstellen</text:p>
          </table:table-cell>
          <table:table-cell table:formula="of:=CONCATENATE([.D92];&quot;) &quot;;[.E92])" office:value-type="string" office:string-value="b) Auffindbarkeit, Zugänglichkeit, Interoperabilität, Wiederverwendbarkeit von Daten sicherstellen" calcext:value-type="string">
            <text:p>b) Auffindbarkeit, Zugänglichkeit, Interoperabilität, Wiederverwendbarkeit von Daten sicherstellen</text:p>
          </table:table-cell>
          <table:table-cell table:formula="of:=CONCATENATE(SUBSTITUTE(FORMULA([.H92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2]);0;8;1)" office:value-type="string" office:string-value="DaPro" calcext:value-type="string">
            <text:p>DaPro</text:p>
          </table:table-cell>
          <table:table-cell table:style-name="ce135" table:formula="of:=OFFSET(INDIRECT([.$G9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2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2]);0;9;1);&quot; Wo., Phase 2: &quot;;OFFSET(INDIRECT([.$G92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2]);0;2;1);&quot; Nummer &quot;;OFFSET(INDIRECT([.$G92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3]);0;2;1);&quot; Nummer &quot;;OFFSET(INDIRECT([.$G93]);0;4;1);&quot; &quot;;[.D93])" office:value-type="string" office:string-value="§ 4 Absatz 5 Nummer 3 c" calcext:value-type="string">
            <text:p>§ 4 Absatz 5 Nummer 3 c</text:p>
          </table:table-cell>
          <table:table-cell table:formula="of:=OFFSET(INDIRECT([.$G93]);0;4;1)" office:value-type="float" office:value="3" calcext:value-type="float">
            <text:p>3</text:p>
          </table:table-cell>
          <table:table-cell table:formula="of:=OFFSET(INDIRECT([.$G93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222" office:value-type="string" calcext:value-type="string">
            <text:p>analytische und statistische Verfahren anwenden</text:p>
          </table:table-cell>
          <table:table-cell table:formula="of:=CONCATENATE([.D93];&quot;) &quot;;[.E93])" office:value-type="string" office:string-value="c) analytische und statistische Verfahren anwenden" calcext:value-type="string">
            <text:p>c) analytische und statistische Verfahren anwenden</text:p>
          </table:table-cell>
          <table:table-cell table:formula="of:=CONCATENATE(SUBSTITUTE(FORMULA([.H93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3]);0;8;1)" office:value-type="string" office:string-value="DaPro" calcext:value-type="string">
            <text:p>DaPro</text:p>
          </table:table-cell>
          <table:table-cell table:style-name="ce135" table:formula="of:=OFFSET(INDIRECT([.$G9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3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3]);0;9;1);&quot; Wo., Phase 2: &quot;;OFFSET(INDIRECT([.$G93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3]);0;2;1);&quot; Nummer &quot;;OFFSET(INDIRECT([.$G93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4]);0;2;1);&quot; Nummer &quot;;OFFSET(INDIRECT([.$G94]);0;4;1);&quot; &quot;;[.D94])" office:value-type="string" office:string-value="§ 4 Absatz 5 Nummer 3 d" calcext:value-type="string">
            <text:p>§ 4 Absatz 5 Nummer 3 d</text:p>
          </table:table-cell>
          <table:table-cell table:formula="of:=OFFSET(INDIRECT([.$G94]);0;4;1)" office:value-type="float" office:value="3" calcext:value-type="float">
            <text:p>3</text:p>
          </table:table-cell>
          <table:table-cell table:formula="of:=OFFSET(INDIRECT([.$G94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rogrammiersprachen mit integrierten Auswertungsverfahren und Visualisierungswerkzeugen nutzen</text:p>
          </table:table-cell>
          <table:table-cell table:formula="of:=CONCATENATE([.D94];&quot;) &quot;;[.E94])" office:value-type="string" office:string-value="d) Programmiersprachen mit integrierten Auswertungsverfahren und Visualisierungswerkzeugen nutzen" calcext:value-type="string">
            <text:p>d) Programmiersprachen mit integrierten Auswertungsverfahren und Visualisierungswerkzeugen nutzen</text:p>
          </table:table-cell>
          <table:table-cell table:formula="of:=CONCATENATE(SUBSTITUTE(FORMULA([.H94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4]);0;8;1)" office:value-type="string" office:string-value="DaPro" calcext:value-type="string">
            <text:p>DaPro</text:p>
          </table:table-cell>
          <table:table-cell table:style-name="ce135" table:formula="of:=OFFSET(INDIRECT([.$G94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4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4]);0;9;1);&quot; Wo., Phase 2: &quot;;OFFSET(INDIRECT([.$G94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4]);0;2;1);&quot; Nummer &quot;;OFFSET(INDIRECT([.$G94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5]);0;2;1);&quot; Nummer &quot;;OFFSET(INDIRECT([.$G95]);0;4;1);&quot; &quot;;[.D95])" office:value-type="string" office:string-value="§ 4 Absatz 5 Nummer 3 e" calcext:value-type="string">
            <text:p>§ 4 Absatz 5 Nummer 3 e</text:p>
          </table:table-cell>
          <table:table-cell table:formula="of:=OFFSET(INDIRECT([.$G95]);0;4;1)" office:value-type="float" office:value="3" calcext:value-type="float">
            <text:p>3</text:p>
          </table:table-cell>
          <table:table-cell table:formula="of:=OFFSET(INDIRECT([.$G95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Ergebnisse der Analyse für unterschiedliche Zielgruppen aufbereiten</text:p>
          </table:table-cell>
          <table:table-cell table:formula="of:=CONCATENATE([.D95];&quot;) &quot;;[.E95])" office:value-type="string" office:string-value="e) Ergebnisse der Analyse für unterschiedliche Zielgruppen aufbereiten" calcext:value-type="string">
            <text:p>e) Ergebnisse der Analyse für unterschiedliche Zielgruppen aufbereiten</text:p>
          </table:table-cell>
          <table:table-cell table:formula="of:=CONCATENATE(SUBSTITUTE(FORMULA([.H95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5]);0;8;1)" office:value-type="string" office:string-value="DaPro" calcext:value-type="string">
            <text:p>DaPro</text:p>
          </table:table-cell>
          <table:table-cell table:style-name="ce135" table:formula="of:=OFFSET(INDIRECT([.$G9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5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5]);0;9;1);&quot; Wo., Phase 2: &quot;;OFFSET(INDIRECT([.$G95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5]);0;2;1);&quot; Nummer &quot;;OFFSET(INDIRECT([.$G95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6]);0;2;1);&quot; Nummer &quot;;OFFSET(INDIRECT([.$G96]);0;4;1);&quot; &quot;;[.D96])" office:value-type="string" office:string-value="§ 4 Absatz 5 Nummer 3 f" calcext:value-type="string">
            <text:p>§ 4 Absatz 5 Nummer 3 f</text:p>
          </table:table-cell>
          <table:table-cell table:formula="of:=OFFSET(INDIRECT([.$G96]);0;4;1)" office:value-type="float" office:value="3" calcext:value-type="float">
            <text:p>3</text:p>
          </table:table-cell>
          <table:table-cell table:formula="of:=OFFSET(INDIRECT([.$G96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mathematische Vorhersagemodelle anwenden</text:p>
          </table:table-cell>
          <table:table-cell table:formula="of:=CONCATENATE([.D96];&quot;) &quot;;[.E96])" office:value-type="string" office:string-value="f) mathematische Vorhersagemodelle anwenden" calcext:value-type="string">
            <text:p>f) mathematische Vorhersagemodelle anwenden</text:p>
          </table:table-cell>
          <table:table-cell table:formula="of:=CONCATENATE(SUBSTITUTE(FORMULA([.H96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6]);0;8;1)" office:value-type="string" office:string-value="DaPro" calcext:value-type="string">
            <text:p>DaPro</text:p>
          </table:table-cell>
          <table:table-cell table:style-name="ce135" table:formula="of:=OFFSET(INDIRECT([.$G9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6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6]);0;9;1);&quot; Wo., Phase 2: &quot;;OFFSET(INDIRECT([.$G96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6]);0;2;1);&quot; Nummer &quot;;OFFSET(INDIRECT([.$G96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7]);0;2;1);&quot; Nummer &quot;;OFFSET(INDIRECT([.$G97]);0;4;1);&quot; &quot;;[.D97])" office:value-type="string" office:string-value="§ 4 Absatz 5 Nummer 3 g" calcext:value-type="string">
            <text:p>§ 4 Absatz 5 Nummer 3 g</text:p>
          </table:table-cell>
          <table:table-cell table:formula="of:=OFFSET(INDIRECT([.$G97]);0;4;1)" office:value-type="float" office:value="3" calcext:value-type="float">
            <text:p>3</text:p>
          </table:table-cell>
          <table:table-cell table:formula="of:=OFFSET(INDIRECT([.$G97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Werkzeuge zur Mustererkennung und zur Modellgenerierung nutzen</text:p>
          </table:table-cell>
          <table:table-cell table:formula="of:=CONCATENATE([.D97];&quot;) &quot;;[.E97])" office:value-type="string" office:string-value="g) Werkzeuge zur Mustererkennung und zur Modellgenerierung nutzen" calcext:value-type="string">
            <text:p>g) Werkzeuge zur Mustererkennung und zur Modellgenerierung nutzen</text:p>
          </table:table-cell>
          <table:table-cell table:formula="of:=CONCATENATE(SUBSTITUTE(FORMULA([.H97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7]);0;8;1)" office:value-type="string" office:string-value="DaPro" calcext:value-type="string">
            <text:p>DaPro</text:p>
          </table:table-cell>
          <table:table-cell table:style-name="ce135" table:formula="of:=OFFSET(INDIRECT([.$G9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7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7]);0;9;1);&quot; Wo., Phase 2: &quot;;OFFSET(INDIRECT([.$G97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7]);0;2;1);&quot; Nummer &quot;;OFFSET(INDIRECT([.$G97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8]);0;2;1);&quot; Nummer &quot;;OFFSET(INDIRECT([.$G98]);0;4;1);&quot; &quot;;[.D98])" office:value-type="string" office:string-value="§ 4 Absatz 5 Nummer 3 h" calcext:value-type="string">
            <text:p>§ 4 Absatz 5 Nummer 3 h</text:p>
          </table:table-cell>
          <table:table-cell table:formula="of:=OFFSET(INDIRECT([.$G98]);0;4;1)" office:value-type="float" office:value="3" calcext:value-type="float">
            <text:p>3</text:p>
          </table:table-cell>
          <table:table-cell table:formula="of:=OFFSET(INDIRECT([.$G98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Analyseergebnisse zur Optimierung der betriebsund produktionswirtschaftlichen Geschäftsprozesse nutzen</text:p>
          </table:table-cell>
          <table:table-cell table:formula="of:=CONCATENATE([.D98];&quot;) &quot;;[.E98])" office:value-type="string" office:string-value="h) Analyseergebnisse zur Optimierung der betriebsund produktionswirtschaftlichen Geschäftsprozesse nutzen" calcext:value-type="string">
            <text:p>h) Analyseergebnisse zur Optimierung der betriebsund produktionswirtschaftlichen Geschäftsprozesse nutzen</text:p>
          </table:table-cell>
          <table:table-cell table:formula="of:=CONCATENATE(SUBSTITUTE(FORMULA([.H98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8]);0;8;1)" office:value-type="string" office:string-value="DaPro" calcext:value-type="string">
            <text:p>DaPro</text:p>
          </table:table-cell>
          <table:table-cell table:style-name="ce135" table:formula="of:=OFFSET(INDIRECT([.$G9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8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8]);0;9;1);&quot; Wo., Phase 2: &quot;;OFFSET(INDIRECT([.$G98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8]);0;2;1);&quot; Nummer &quot;;OFFSET(INDIRECT([.$G98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9]);0;2;1);&quot; Nummer &quot;;OFFSET(INDIRECT([.$G99]);0;4;1);&quot; &quot;;[.D99])" office:value-type="string" office:string-value="§ 4 Absatz 5 Nummer 3 i" calcext:value-type="string">
            <text:p>§ 4 Absatz 5 Nummer 3 i</text:p>
          </table:table-cell>
          <table:table-cell table:formula="of:=OFFSET(INDIRECT([.$G99]);0;4;1)" office:value-type="float" office:value="3" calcext:value-type="float">
            <text:p>3</text:p>
          </table:table-cell>
          <table:table-cell table:formula="of:=OFFSET(INDIRECT([.$G99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Kennzahlen ableiten und für ein Monitoringsystem vorschlagen</text:p>
          </table:table-cell>
          <table:table-cell table:formula="of:=CONCATENATE([.D99];&quot;) &quot;;[.E99])" office:value-type="string" office:string-value="i) Kennzahlen ableiten und für ein Monitoringsystem vorschlagen" calcext:value-type="string">
            <text:p>i) Kennzahlen ableiten und für ein Monitoringsystem vorschlagen</text:p>
          </table:table-cell>
          <table:table-cell table:formula="of:=CONCATENATE(SUBSTITUTE(FORMULA([.H99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9]);0;8;1)" office:value-type="string" office:string-value="DaPro" calcext:value-type="string">
            <text:p>DaPro</text:p>
          </table:table-cell>
          <table:table-cell table:style-name="ce135" table:formula="of:=OFFSET(INDIRECT([.$G9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9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9]);0;9;1);&quot; Wo., Phase 2: &quot;;OFFSET(INDIRECT([.$G99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9]);0;2;1);&quot; Nummer &quot;;OFFSET(INDIRECT([.$G99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0]);0;2;1);&quot; Nummer &quot;;OFFSET(INDIRECT([.$G100]);0;4;1);&quot; &quot;;[.D100])" office:value-type="string" office:string-value="§ 4 Absatz 5 Nummer 4 a" calcext:value-type="string">
            <text:p>§ 4 Absatz 5 Nummer 4 a</text:p>
          </table:table-cell>
          <table:table-cell table:formula="of:=OFFSET(INDIRECT([.$G100]);0;4;1)" office:value-type="float" office:value="4" calcext:value-type="float">
            <text:p>4</text:p>
          </table:table-cell>
          <table:table-cell table:formula="of:=OFFSET(INDIRECT([.$G100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mit für Datenschutz zuständigen Personen und Einrichtungen kooperieren</text:p>
          </table:table-cell>
          <table:table-cell table:formula="of:=CONCATENATE([.D100];&quot;) &quot;;[.E100])" office:value-type="string" office:string-value="a) mit für Datenschutz zuständigen Personen und Einrichtungen kooperieren" calcext:value-type="string">
            <text:p>a) mit für Datenschutz zuständigen Personen und Einrichtungen kooperieren</text:p>
          </table:table-cell>
          <table:table-cell table:formula="of:=CONCATENATE(SUBSTITUTE(FORMULA([.H100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0]);0;8;1)" office:value-type="string" office:string-value="DaPro" calcext:value-type="string">
            <text:p>DaPro</text:p>
          </table:table-cell>
          <table:table-cell table:style-name="ce135" table:formula="of:=OFFSET(INDIRECT([.$G10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100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0]);0;9;1);&quot; Wo., Phase 2: &quot;;OFFSET(INDIRECT([.$G100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0]);0;2;1);&quot; Nummer &quot;;OFFSET(INDIRECT([.$G100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1]);0;2;1);&quot; Nummer &quot;;OFFSET(INDIRECT([.$G101]);0;4;1);&quot; &quot;;[.D101])" office:value-type="string" office:string-value="§ 4 Absatz 5 Nummer 4 b" calcext:value-type="string">
            <text:p>§ 4 Absatz 5 Nummer 4 b</text:p>
          </table:table-cell>
          <table:table-cell table:formula="of:=OFFSET(INDIRECT([.$G101]);0;4;1)" office:value-type="float" office:value="4" calcext:value-type="float">
            <text:p>4</text:p>
          </table:table-cell>
          <table:table-cell table:formula="of:=OFFSET(INDIRECT([.$G101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.D101];&quot;) &quot;;[.E101])" office:value-type="string" office:string-value="b) Benutzer-, Zugriffs- und Datenhaltungs- sowie Datensicherungskonzepte erstellen und dabei die verschiedenen Datenklassifizierungen berücksichtigen" calcext:value-type="string">
            <text:p>b) Benutzer-, Zugriffs- und Datenhaltungs- sowie Datensicherungskonzepte erstellen und dabei die verschiedenen Datenklassifizierungen berücksichtigen</text:p>
          </table:table-cell>
          <table:table-cell table:formula="of:=CONCATENATE(SUBSTITUTE(FORMULA([.H101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1]);0;8;1)" office:value-type="string" office:string-value="DaPro" calcext:value-type="string">
            <text:p>DaPro</text:p>
          </table:table-cell>
          <table:table-cell table:style-name="ce135" table:formula="of:=OFFSET(INDIRECT([.$G10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101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1]);0;9;1);&quot; Wo., Phase 2: &quot;;OFFSET(INDIRECT([.$G101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1]);0;2;1);&quot; Nummer &quot;;OFFSET(INDIRECT([.$G101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02]);0;2;1);&quot; Nummer &quot;;OFFSET(INDIRECT([.$G102]);0;4;1);&quot; &quot;;[.D102])" office:value-type="string" office:string-value="§ 4 Absatz 5 Nummer 4 c" calcext:value-type="string">
            <text:p>§ 4 Absatz 5 Nummer 4 c</text:p>
          </table:table-cell>
          <table:table-cell table:formula="of:=OFFSET(INDIRECT([.$G102]);0;4;1)" office:value-type="float" office:value="4" calcext:value-type="float">
            <text:p>4</text:p>
          </table:table-cell>
          <table:table-cell table:formula="of:=OFFSET(INDIRECT([.$G102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m Umgang mit Daten und bei der Erstellung der Konzepte Datensparsamkeit und Datensorgfalt beachten</text:p>
          </table:table-cell>
          <table:table-cell table:formula="of:=CONCATENATE([.D102];&quot;) &quot;;[.E102])" office:value-type="string" office:string-value="c) beim Umgang mit Daten und bei der Erstellung der Konzepte Datensparsamkeit und Datensorgfalt beachten" calcext:value-type="string">
            <text:p>c) beim Umgang mit Daten und bei der Erstellung der Konzepte Datensparsamkeit und Datensorgfalt beachten</text:p>
          </table:table-cell>
          <table:table-cell table:formula="of:=CONCATENATE(SUBSTITUTE(FORMULA([.H102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2]);0;8;1)" office:value-type="string" office:string-value="DaPro" calcext:value-type="string">
            <text:p>DaPro</text:p>
          </table:table-cell>
          <table:table-cell table:style-name="ce135" table:formula="of:=OFFSET(INDIRECT([.$G10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102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2]);0;9;1);&quot; Wo., Phase 2: &quot;;OFFSET(INDIRECT([.$G102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2]);0;2;1);&quot; Nummer &quot;;OFFSET(INDIRECT([.$G102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3]);0;2;1);&quot; Nummer &quot;;OFFSET(INDIRECT([.$G103]);0;4;1);&quot; &quot;;[.D103])" office:value-type="string" office:string-value="§ 4 Absatz 5 Nummer 4 d" calcext:value-type="string">
            <text:p>§ 4 Absatz 5 Nummer 4 d</text:p>
          </table:table-cell>
          <table:table-cell table:formula="of:=OFFSET(INDIRECT([.$G103]);0;4;1)" office:value-type="float" office:value="4" calcext:value-type="float">
            <text:p>4</text:p>
          </table:table-cell>
          <table:table-cell table:formula="of:=OFFSET(INDIRECT([.$G103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fahren zur Datenverschlüsselung auswählen und nutzen</text:p>
          </table:table-cell>
          <table:table-cell table:formula="of:=CONCATENATE([.D103];&quot;) &quot;;[.E103])" office:value-type="string" office:string-value="d) Verfahren zur Datenverschlüsselung auswählen und nutzen" calcext:value-type="string">
            <text:p>d) Verfahren zur Datenverschlüsselung auswählen und nutzen</text:p>
          </table:table-cell>
          <table:table-cell table:formula="of:=CONCATENATE(SUBSTITUTE(FORMULA([.H10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3]);0;8;1)" office:value-type="string" office:string-value="DaPro" calcext:value-type="string">
            <text:p>DaPro</text:p>
          </table:table-cell>
          <table:table-cell table:style-name="ce135" table:formula="of:=OFFSET(INDIRECT([.$G10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103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3]);0;9;1);&quot; Wo., Phase 2: &quot;;OFFSET(INDIRECT([.$G103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3]);0;2;1);&quot; Nummer &quot;;OFFSET(INDIRECT([.$G103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04]);0;2;1);&quot; Nummer &quot;;OFFSET(INDIRECT([.$G104]);0;4;1);&quot; &quot;;[.D104])" office:value-type="string" office:string-value="§ 4 Absatz 6 Nummer 1 a" calcext:value-type="string">
            <text:p>§ 4 Absatz 6 Nummer 1 a</text:p>
          </table:table-cell>
          <table:table-cell table:formula="of:=OFFSET(INDIRECT([.$G104]);0;4;1)" office:value-type="float" office:value="1" calcext:value-type="float">
            <text:p>1</text:p>
          </table:table-cell>
          <table:table-cell table:formula="of:=OFFSET(INDIRECT([.$G104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s Zusammenwirken der Komponenten cyberphysischer Systeme erfassen und visualisieren</text:p>
          </table:table-cell>
          <table:table-cell table:formula="of:=CONCATENATE([.D104];&quot;) &quot;;[.E104])" office:value-type="string" office:string-value="a) das Zusammenwirken der Komponenten cyberphysischer Systeme erfassen und visualisieren" calcext:value-type="string">
            <text:p>a) das Zusammenwirken der Komponenten cyberphysischer Systeme erfassen und visualisieren</text:p>
          </table:table-cell>
          <table:table-cell table:formula="of:=CONCATENATE(SUBSTITUTE(FORMULA([.H104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4]);0;8;1)" office:value-type="string" office:string-value="Net" calcext:value-type="string">
            <text:p>Net</text:p>
          </table:table-cell>
          <table:table-cell table:style-name="ce135" table:formula="of:=OFFSET(INDIRECT([.$G10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4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4]);0;9;1);&quot; Wo., Phase 2: &quot;;OFFSET(INDIRECT([.$G104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4]);0;2;1);&quot; Nummer &quot;;OFFSET(INDIRECT([.$G104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5]);0;2;1);&quot; Nummer &quot;;OFFSET(INDIRECT([.$G105]);0;4;1);&quot; &quot;;[.D105])" office:value-type="string" office:string-value="§ 4 Absatz 6 Nummer 1 b" calcext:value-type="string">
            <text:p>§ 4 Absatz 6 Nummer 1 b</text:p>
          </table:table-cell>
          <table:table-cell table:formula="of:=OFFSET(INDIRECT([.$G105]);0;4;1)" office:value-type="float" office:value="1" calcext:value-type="float">
            <text:p>1</text:p>
          </table:table-cell>
          <table:table-cell table:formula="of:=OFFSET(INDIRECT([.$G105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.D105];&quot;) &quot;;[.E105])" office:value-type="string" office:string-value="b) bestehende Vernetzung eingesetzter Software und technischer Schnittstellen analysieren, insbesondere unter Berücksichtigung der bestehenden Netztopologien" calcext:value-type="string">
            <text:p>b) bestehende Vernetzung eingesetzter Software und technischer Schnittstellen analysieren, insbesondere unter Berücksichtigung der bestehenden Netztopologien</text:p>
          </table:table-cell>
          <table:table-cell table:formula="of:=CONCATENATE(SUBSTITUTE(FORMULA([.H105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5]);0;8;1)" office:value-type="string" office:string-value="Net" calcext:value-type="string">
            <text:p>Net</text:p>
          </table:table-cell>
          <table:table-cell table:style-name="ce135" table:formula="of:=OFFSET(INDIRECT([.$G10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5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5]);0;9;1);&quot; Wo., Phase 2: &quot;;OFFSET(INDIRECT([.$G105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5]);0;2;1);&quot; Nummer &quot;;OFFSET(INDIRECT([.$G105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6]);0;2;1);&quot; Nummer &quot;;OFFSET(INDIRECT([.$G106]);0;4;1);&quot; &quot;;[.D106])" office:value-type="string" office:string-value="§ 4 Absatz 6 Nummer 1 c" calcext:value-type="string">
            <text:p>§ 4 Absatz 6 Nummer 1 c</text:p>
          </table:table-cell>
          <table:table-cell table:formula="of:=OFFSET(INDIRECT([.$G106]);0;4;1)" office:value-type="float" office:value="1" calcext:value-type="float">
            <text:p>1</text:p>
          </table:table-cell>
          <table:table-cell table:formula="of:=OFFSET(INDIRECT([.$G106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 der Planung Aspekte der IT-Sicherheit und technische Rahmenbedingungen, insbesondere Netzwerkanforderungen, berücksichtigen</text:p>
          </table:table-cell>
          <table:table-cell table:formula="of:=CONCATENATE([.D106];&quot;) &quot;;[.E106])" office:value-type="string" office:string-value="c) bei der Planung Aspekte der IT-Sicherheit und technische Rahmenbedingungen, insbesondere Netzwerkanforderungen, berücksichtigen" calcext:value-type="string">
            <text:p>c) bei der Planung Aspekte der IT-Sicherheit und technische Rahmenbedingungen, insbesondere Netzwerkanforderungen, berücksichtigen</text:p>
          </table:table-cell>
          <table:table-cell table:formula="of:=CONCATENATE(SUBSTITUTE(FORMULA([.H106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6]);0;8;1)" office:value-type="string" office:string-value="Net" calcext:value-type="string">
            <text:p>Net</text:p>
          </table:table-cell>
          <table:table-cell table:style-name="ce135" table:formula="of:=OFFSET(INDIRECT([.$G10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6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6]);0;9;1);&quot; Wo., Phase 2: &quot;;OFFSET(INDIRECT([.$G106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6]);0;2;1);&quot; Nummer &quot;;OFFSET(INDIRECT([.$G106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7]);0;2;1);&quot; Nummer &quot;;OFFSET(INDIRECT([.$G107]);0;4;1);&quot; &quot;;[.D107])" office:value-type="string" office:string-value="§ 4 Absatz 6 Nummer 1 d" calcext:value-type="string">
            <text:p>§ 4 Absatz 6 Nummer 1 d</text:p>
          </table:table-cell>
          <table:table-cell table:formula="of:=OFFSET(INDIRECT([.$G107]);0;4;1)" office:value-type="float" office:value="1" calcext:value-type="float">
            <text:p>1</text:p>
          </table:table-cell>
          <table:table-cell table:formula="of:=OFFSET(INDIRECT([.$G107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Netzwerkkomponenten auswählen, technische Unterlagen erstellen und Kosten kalkulieren</text:p>
          </table:table-cell>
          <table:table-cell table:formula="of:=CONCATENATE([.D107];&quot;) &quot;;[.E107])" office:value-type="string" office:string-value="d) Netzwerkkomponenten auswählen, technische Unterlagen erstellen und Kosten kalkulieren" calcext:value-type="string">
            <text:p>d) Netzwerkkomponenten auswählen, technische Unterlagen erstellen und Kosten kalkulieren</text:p>
          </table:table-cell>
          <table:table-cell table:formula="of:=CONCATENATE(SUBSTITUTE(FORMULA([.H107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7]);0;8;1)" office:value-type="string" office:string-value="Net" calcext:value-type="string">
            <text:p>Net</text:p>
          </table:table-cell>
          <table:table-cell table:style-name="ce135" table:formula="of:=OFFSET(INDIRECT([.$G10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7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7]);0;9;1);&quot; Wo., Phase 2: &quot;;OFFSET(INDIRECT([.$G107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7]);0;2;1);&quot; Nummer &quot;;OFFSET(INDIRECT([.$G107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8]);0;2;1);&quot; Nummer &quot;;OFFSET(INDIRECT([.$G108]);0;4;1);&quot; &quot;;[.D108])" office:value-type="string" office:string-value="§ 4 Absatz 6 Nummer 1 e" calcext:value-type="string">
            <text:p>§ 4 Absatz 6 Nummer 1 e</text:p>
          </table:table-cell>
          <table:table-cell table:formula="of:=OFFSET(INDIRECT([.$G108]);0;4;1)" office:value-type="float" office:value="1" calcext:value-type="float">
            <text:p>1</text:p>
          </table:table-cell>
          <table:table-cell table:formula="of:=OFFSET(INDIRECT([.$G108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ie Lösung zur Vernetzung und zu Änderungen am System kundenbezogen abstimmen</text:p>
          </table:table-cell>
          <table:table-cell table:formula="of:=CONCATENATE([.D108];&quot;) &quot;;[.E108])" office:value-type="string" office:string-value="e) die Lösung zur Vernetzung und zu Änderungen am System kundenbezogen abstimmen" calcext:value-type="string">
            <text:p>e) die Lösung zur Vernetzung und zu Änderungen am System kundenbezogen abstimmen</text:p>
          </table:table-cell>
          <table:table-cell table:formula="of:=CONCATENATE(SUBSTITUTE(FORMULA([.H10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8]);0;8;1)" office:value-type="string" office:string-value="Net" calcext:value-type="string">
            <text:p>Net</text:p>
          </table:table-cell>
          <table:table-cell table:style-name="ce135" table:formula="of:=OFFSET(INDIRECT([.$G10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8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8]);0;9;1);&quot; Wo., Phase 2: &quot;;OFFSET(INDIRECT([.$G108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8]);0;2;1);&quot; Nummer &quot;;OFFSET(INDIRECT([.$G108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9]);0;2;1);&quot; Nummer &quot;;OFFSET(INDIRECT([.$G109]);0;4;1);&quot; &quot;;[.D109])" office:value-type="string" office:string-value="§ 4 Absatz 6 Nummer 1 f" calcext:value-type="string">
            <text:p>§ 4 Absatz 6 Nummer 1 f</text:p>
          </table:table-cell>
          <table:table-cell table:formula="of:=OFFSET(INDIRECT([.$G109]);0;4;1)" office:value-type="float" office:value="1" calcext:value-type="float">
            <text:p>1</text:p>
          </table:table-cell>
          <table:table-cell table:formula="of:=OFFSET(INDIRECT([.$G109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auswerten und Vorschläge zur Optimierung der Interaktion von Systemen entwickeln</text:p>
          </table:table-cell>
          <table:table-cell table:formula="of:=CONCATENATE([.D109];&quot;) &quot;;[.E109])" office:value-type="string" office:string-value="f) Daten auswerten und Vorschläge zur Optimierung der Interaktion von Systemen entwickeln" calcext:value-type="string">
            <text:p>f) Daten auswerten und Vorschläge zur Optimierung der Interaktion von Systemen entwickeln</text:p>
          </table:table-cell>
          <table:table-cell table:formula="of:=CONCATENATE(SUBSTITUTE(FORMULA([.H10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9]);0;8;1)" office:value-type="string" office:string-value="Net" calcext:value-type="string">
            <text:p>Net</text:p>
          </table:table-cell>
          <table:table-cell table:style-name="ce135" table:formula="of:=OFFSET(INDIRECT([.$G10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9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9]);0;9;1);&quot; Wo., Phase 2: &quot;;OFFSET(INDIRECT([.$G109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9]);0;2;1);&quot; Nummer &quot;;OFFSET(INDIRECT([.$G109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0]);0;2;1);&quot; Nummer &quot;;OFFSET(INDIRECT([.$G110]);0;4;1);&quot; &quot;;[.D110])" office:value-type="string" office:string-value="§ 4 Absatz 6 Nummer 2 a" calcext:value-type="string">
            <text:p>§ 4 Absatz 6 Nummer 2 a</text:p>
          </table:table-cell>
          <table:table-cell table:formula="of:=OFFSET(INDIRECT([.$G110]);0;4;1)" office:value-type="float" office:value="2" calcext:value-type="float">
            <text:p>2</text:p>
          </table:table-cell>
          <table:table-cell table:formula="of:=OFFSET(INDIRECT([.$G11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komponenten und Netzwerkbetriebssysteme installieren, anpassen und konfigurieren</text:p>
          </table:table-cell>
          <table:table-cell table:formula="of:=CONCATENATE([.D110];&quot;) &quot;;[.E110])" office:value-type="string" office:string-value="a) Systemkomponenten und Netzwerkbetriebssysteme installieren, anpassen und konfigurieren" calcext:value-type="string">
            <text:p>a) Systemkomponenten und Netzwerkbetriebssysteme installieren, anpassen und konfigurieren</text:p>
          </table:table-cell>
          <table:table-cell table:formula="of:=CONCATENATE(SUBSTITUTE(FORMULA([.H11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0]);0;8;1)" office:value-type="string" office:string-value="Net" calcext:value-type="string">
            <text:p>Net</text:p>
          </table:table-cell>
          <table:table-cell table:style-name="ce135" table:formula="of:=OFFSET(INDIRECT([.$G11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0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0]);0;9;1);&quot; Wo., Phase 2: &quot;;OFFSET(INDIRECT([.$G110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0]);0;2;1);&quot; Nummer &quot;;OFFSET(INDIRECT([.$G110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1]);0;2;1);&quot; Nummer &quot;;OFFSET(INDIRECT([.$G111]);0;4;1);&quot; &quot;;[.D111])" office:value-type="string" office:string-value="§ 4 Absatz 6 Nummer 2 b" calcext:value-type="string">
            <text:p>§ 4 Absatz 6 Nummer 2 b</text:p>
          </table:table-cell>
          <table:table-cell table:formula="of:=OFFSET(INDIRECT([.$G111]);0;4;1)" office:value-type="float" office:value="2" calcext:value-type="float">
            <text:p>2</text:p>
          </table:table-cell>
          <table:table-cell table:formula="of:=OFFSET(INDIRECT([.$G11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oftwarelösungen zur Visualisierung und Optimierung von Prozessabläufen anwenden</text:p>
          </table:table-cell>
          <table:table-cell table:formula="of:=CONCATENATE([.D111];&quot;) &quot;;[.E111])" office:value-type="string" office:string-value="b) Softwarelösungen zur Visualisierung und Optimierung von Prozessabläufen anwenden" calcext:value-type="string">
            <text:p>b) Softwarelösungen zur Visualisierung und Optimierung von Prozessabläufen anwenden</text:p>
          </table:table-cell>
          <table:table-cell table:formula="of:=CONCATENATE(SUBSTITUTE(FORMULA([.H11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1]);0;8;1)" office:value-type="string" office:string-value="Net" calcext:value-type="string">
            <text:p>Net</text:p>
          </table:table-cell>
          <table:table-cell table:style-name="ce135" table:formula="of:=OFFSET(INDIRECT([.$G11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1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1]);0;9;1);&quot; Wo., Phase 2: &quot;;OFFSET(INDIRECT([.$G111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1]);0;2;1);&quot; Nummer &quot;;OFFSET(INDIRECT([.$G111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2]);0;2;1);&quot; Nummer &quot;;OFFSET(INDIRECT([.$G112]);0;4;1);&quot; &quot;;[.D112])" office:value-type="string" office:string-value="§ 4 Absatz 6 Nummer 2 c" calcext:value-type="string">
            <text:p>§ 4 Absatz 6 Nummer 2 c</text:p>
          </table:table-cell>
          <table:table-cell table:formula="of:=OFFSET(INDIRECT([.$G112]);0;4;1)" office:value-type="float" office:value="2" calcext:value-type="float">
            <text:p>2</text:p>
          </table:table-cell>
          <table:table-cell table:formula="of:=OFFSET(INDIRECT([.$G11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Programme erstellen und anpassen sowie Signal- und Datenübertragungseinrichtungen konfigurieren</text:p>
          </table:table-cell>
          <table:table-cell table:formula="of:=CONCATENATE([.D112];&quot;) &quot;;[.E112])" office:value-type="string" office:string-value="c) Programme erstellen und anpassen sowie Signal- und Datenübertragungseinrichtungen konfigurieren" calcext:value-type="string">
            <text:p>c) Programme erstellen und anpassen sowie Signal- und Datenübertragungseinrichtungen konfigurieren</text:p>
          </table:table-cell>
          <table:table-cell table:formula="of:=CONCATENATE(SUBSTITUTE(FORMULA([.H11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2]);0;8;1)" office:value-type="string" office:string-value="Net" calcext:value-type="string">
            <text:p>Net</text:p>
          </table:table-cell>
          <table:table-cell table:style-name="ce135" table:formula="of:=OFFSET(INDIRECT([.$G11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2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2]);0;9;1);&quot; Wo., Phase 2: &quot;;OFFSET(INDIRECT([.$G112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2]);0;2;1);&quot; Nummer &quot;;OFFSET(INDIRECT([.$G112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13]);0;2;1);&quot; Nummer &quot;;OFFSET(INDIRECT([.$G113]);0;4;1);&quot; &quot;;[.D113])" office:value-type="string" office:string-value="§ 4 Absatz 6 Nummer 2 d" calcext:value-type="string">
            <text:p>§ 4 Absatz 6 Nummer 2 d</text:p>
          </table:table-cell>
          <table:table-cell table:formula="of:=OFFSET(INDIRECT([.$G113]);0;4;1)" office:value-type="float" office:value="2" calcext:value-type="float">
            <text:p>2</text:p>
          </table:table-cell>
          <table:table-cell table:formula="of:=OFFSET(INDIRECT([.$G11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icherheits- und Datensicherungssysteme berücksichtigen, Gefahrenpotenziale identifizieren und Zugangsberechtigungen festlegen</text:p>
          </table:table-cell>
          <table:table-cell table:formula="of:=CONCATENATE([.D113];&quot;) &quot;;[.E113])" office:value-type="string" office:string-value="d) Sicherheits- und Datensicherungssysteme berücksichtigen, Gefahrenpotenziale identifizieren und Zugangsberechtigungen festlegen" calcext:value-type="string">
            <text:p>d) Sicherheits- und Datensicherungssysteme berücksichtigen, Gefahrenpotenziale identifizieren und Zugangsberechtigungen festlegen</text:p>
          </table:table-cell>
          <table:table-cell table:formula="of:=CONCATENATE(SUBSTITUTE(FORMULA([.H11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3]);0;8;1)" office:value-type="string" office:string-value="Net" calcext:value-type="string">
            <text:p>Net</text:p>
          </table:table-cell>
          <table:table-cell table:style-name="ce135" table:formula="of:=OFFSET(INDIRECT([.$G11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3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3]);0;9;1);&quot; Wo., Phase 2: &quot;;OFFSET(INDIRECT([.$G113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3]);0;2;1);&quot; Nummer &quot;;OFFSET(INDIRECT([.$G113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4]);0;2;1);&quot; Nummer &quot;;OFFSET(INDIRECT([.$G114]);0;4;1);&quot; &quot;;[.D114])" office:value-type="string" office:string-value="§ 4 Absatz 6 Nummer 2 e" calcext:value-type="string">
            <text:p>§ 4 Absatz 6 Nummer 2 e</text:p>
          </table:table-cell>
          <table:table-cell table:formula="of:=OFFSET(INDIRECT([.$G114]);0;4;1)" office:value-type="float" office:value="2" calcext:value-type="float">
            <text:p>2</text:p>
          </table:table-cell>
          <table:table-cell table:formula="of:=OFFSET(INDIRECT([.$G11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, Tests durchführen, Fehler beseitigen sowie Ergebnisse und Änderungen dokumentieren</text:p>
          </table:table-cell>
          <table:table-cell table:formula="of:=CONCATENATE([.D114];&quot;) &quot;;[.E114])" office:value-type="string" office:string-value="e) Testkonzepte erstellen, Tests durchführen, Fehler beseitigen sowie Ergebnisse und Änderungen dokumentieren" calcext:value-type="string">
            <text:p>e) Testkonzepte erstellen, Tests durchführen, Fehler beseitigen sowie Ergebnisse und Änderungen dokumentieren</text:p>
          </table:table-cell>
          <table:table-cell table:formula="of:=CONCATENATE(SUBSTITUTE(FORMULA([.H11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4]);0;8;1)" office:value-type="string" office:string-value="Net" calcext:value-type="string">
            <text:p>Net</text:p>
          </table:table-cell>
          <table:table-cell table:style-name="ce135" table:formula="of:=OFFSET(INDIRECT([.$G11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4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4]);0;9;1);&quot; Wo., Phase 2: &quot;;OFFSET(INDIRECT([.$G114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4]);0;2;1);&quot; Nummer &quot;;OFFSET(INDIRECT([.$G114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5]);0;2;1);&quot; Nummer &quot;;OFFSET(INDIRECT([.$G115]);0;4;1);&quot; &quot;;[.D115])" office:value-type="string" office:string-value="§ 4 Absatz 6 Nummer 2 f" calcext:value-type="string">
            <text:p>§ 4 Absatz 6 Nummer 2 f</text:p>
          </table:table-cell>
          <table:table-cell table:formula="of:=OFFSET(INDIRECT([.$G115]);0;4;1)" office:value-type="float" office:value="2" calcext:value-type="float">
            <text:p>2</text:p>
          </table:table-cell>
          <table:table-cell table:formula="of:=OFFSET(INDIRECT([.$G11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e in Betrieb nehmen, Inbetriebnahmeprotokolle erstellen und Systeme übergeben</text:p>
          </table:table-cell>
          <table:table-cell table:formula="of:=CONCATENATE([.D115];&quot;) &quot;;[.E115])" office:value-type="string" office:string-value="f) Systeme in Betrieb nehmen, Inbetriebnahmeprotokolle erstellen und Systeme übergeben" calcext:value-type="string">
            <text:p>f) Systeme in Betrieb nehmen, Inbetriebnahmeprotokolle erstellen und Systeme übergeben</text:p>
          </table:table-cell>
          <table:table-cell table:formula="of:=CONCATENATE(SUBSTITUTE(FORMULA([.H11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5]);0;8;1)" office:value-type="string" office:string-value="Net" calcext:value-type="string">
            <text:p>Net</text:p>
          </table:table-cell>
          <table:table-cell table:style-name="ce135" table:formula="of:=OFFSET(INDIRECT([.$G11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5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5]);0;9;1);&quot; Wo., Phase 2: &quot;;OFFSET(INDIRECT([.$G115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5]);0;2;1);&quot; Nummer &quot;;OFFSET(INDIRECT([.$G115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16]);0;2;1);&quot; Nummer &quot;;OFFSET(INDIRECT([.$G116]);0;4;1);&quot; &quot;;[.D116])" office:value-type="string" office:string-value="§ 4 Absatz 6 Nummer 3 a" calcext:value-type="string">
            <text:p>§ 4 Absatz 6 Nummer 3 a</text:p>
          </table:table-cell>
          <table:table-cell table:formula="of:=OFFSET(INDIRECT([.$G116]);0;4;1)" office:value-type="float" office:value="3" calcext:value-type="float">
            <text:p>3</text:p>
          </table:table-cell>
          <table:table-cell table:formula="of:=OFFSET(INDIRECT([.$G116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auslastung überwachen und Systemstatus dokumentieren</text:p>
          </table:table-cell>
          <table:table-cell table:formula="of:=CONCATENATE([.D116];&quot;) &quot;;[.E116])" office:value-type="string" office:string-value="a) Systemauslastung überwachen und Systemstatus dokumentieren" calcext:value-type="string">
            <text:p>a) Systemauslastung überwachen und Systemstatus dokumentieren</text:p>
          </table:table-cell>
          <table:table-cell table:formula="of:=CONCATENATE(SUBSTITUTE(FORMULA([.H11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6]);0;8;1)" office:value-type="string" office:string-value="Net" calcext:value-type="string">
            <text:p>Net</text:p>
          </table:table-cell>
          <table:table-cell table:style-name="ce135" table:formula="of:=OFFSET(INDIRECT([.$G11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6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6]);0;9;1);&quot; Wo., Phase 2: &quot;;OFFSET(INDIRECT([.$G116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6]);0;2;1);&quot; Nummer &quot;;OFFSET(INDIRECT([.$G116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7]);0;2;1);&quot; Nummer &quot;;OFFSET(INDIRECT([.$G117]);0;4;1);&quot; &quot;;[.D117])" office:value-type="string" office:string-value="§ 4 Absatz 6 Nummer 3 b" calcext:value-type="string">
            <text:p>§ 4 Absatz 6 Nummer 3 b</text:p>
          </table:table-cell>
          <table:table-cell table:formula="of:=OFFSET(INDIRECT([.$G117]);0;4;1)" office:value-type="float" office:value="3" calcext:value-type="float">
            <text:p>3</text:p>
          </table:table-cell>
          <table:table-cell table:formula="of:=OFFSET(INDIRECT([.$G117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ystemdaten erfassen und im Hinblick auf Vorgabeparameter auswerten und Systemstörungen feststellen und beheben</text:p>
          </table:table-cell>
          <table:table-cell table:formula="of:=CONCATENATE([.D117];&quot;) &quot;;[.E117])" office:value-type="string" office:string-value="b) Systemdaten erfassen und im Hinblick auf Vorgabeparameter auswerten und Systemstörungen feststellen und beheben" calcext:value-type="string">
            <text:p>b) Systemdaten erfassen und im Hinblick auf Vorgabeparameter auswerten und Systemstörungen feststellen und beheben</text:p>
          </table:table-cell>
          <table:table-cell table:formula="of:=CONCATENATE(SUBSTITUTE(FORMULA([.H117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7]);0;8;1)" office:value-type="string" office:string-value="Net" calcext:value-type="string">
            <text:p>Net</text:p>
          </table:table-cell>
          <table:table-cell table:style-name="ce135" table:formula="of:=OFFSET(INDIRECT([.$G11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7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7]);0;9;1);&quot; Wo., Phase 2: &quot;;OFFSET(INDIRECT([.$G117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7]);0;2;1);&quot; Nummer &quot;;OFFSET(INDIRECT([.$G117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8]);0;2;1);&quot; Nummer &quot;;OFFSET(INDIRECT([.$G118]);0;4;1);&quot; &quot;;[.D118])" office:value-type="string" office:string-value="§ 4 Absatz 6 Nummer 3 c" calcext:value-type="string">
            <text:p>§ 4 Absatz 6 Nummer 3 c</text:p>
          </table:table-cell>
          <table:table-cell table:formula="of:=OFFSET(INDIRECT([.$G118]);0;4;1)" office:value-type="float" office:value="3" calcext:value-type="float">
            <text:p>3</text:p>
          </table:table-cell>
          <table:table-cell table:formula="of:=OFFSET(INDIRECT([.$G118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Daten auswerten, um Wartungsintervalle und Prozessabläufe zu optimieren</text:p>
          </table:table-cell>
          <table:table-cell table:formula="of:=CONCATENATE([.D118];&quot;) &quot;;[.E118])" office:value-type="string" office:string-value="c) Daten auswerten, um Wartungsintervalle und Prozessabläufe zu optimieren" calcext:value-type="string">
            <text:p>c) Daten auswerten, um Wartungsintervalle und Prozessabläufe zu optimieren</text:p>
          </table:table-cell>
          <table:table-cell table:formula="of:=CONCATENATE(SUBSTITUTE(FORMULA([.H118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8]);0;8;1)" office:value-type="string" office:string-value="Net" calcext:value-type="string">
            <text:p>Net</text:p>
          </table:table-cell>
          <table:table-cell table:style-name="ce135" table:formula="of:=OFFSET(INDIRECT([.$G11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8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8]);0;9;1);&quot; Wo., Phase 2: &quot;;OFFSET(INDIRECT([.$G118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8]);0;2;1);&quot; Nummer &quot;;OFFSET(INDIRECT([.$G118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9]);0;2;1);&quot; Nummer &quot;;OFFSET(INDIRECT([.$G119]);0;4;1);&quot; &quot;;[.D119])" office:value-type="string" office:string-value="§ 4 Absatz 6 Nummer 3 d" calcext:value-type="string">
            <text:p>§ 4 Absatz 6 Nummer 3 d</text:p>
          </table:table-cell>
          <table:table-cell table:formula="of:=OFFSET(INDIRECT([.$G119]);0;4;1)" office:value-type="float" office:value="3" calcext:value-type="float">
            <text:p>3</text:p>
          </table:table-cell>
          <table:table-cell table:formula="of:=OFFSET(INDIRECT([.$G119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-, Diagnose- und Prozessdaten auswerten, Schwachstellen identifizieren und Maßnahmen ableiten</text:p>
          </table:table-cell>
          <table:table-cell table:formula="of:=CONCATENATE([.D119];&quot;) &quot;;[.E119])" office:value-type="string" office:string-value="d) System-, Diagnose- und Prozessdaten auswerten, Schwachstellen identifizieren und Maßnahmen ableiten" calcext:value-type="string">
            <text:p>d) System-, Diagnose- und Prozessdaten auswerten, Schwachstellen identifizieren und Maßnahmen ableiten</text:p>
          </table:table-cell>
          <table:table-cell table:formula="of:=CONCATENATE(SUBSTITUTE(FORMULA([.H119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9]);0;8;1)" office:value-type="string" office:string-value="Net" calcext:value-type="string">
            <text:p>Net</text:p>
          </table:table-cell>
          <table:table-cell table:style-name="ce135" table:formula="of:=OFFSET(INDIRECT([.$G11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9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9]);0;9;1);&quot; Wo., Phase 2: &quot;;OFFSET(INDIRECT([.$G119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9]);0;2;1);&quot; Nummer &quot;;OFFSET(INDIRECT([.$G119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0]);0;2;1);&quot; Nummer &quot;;OFFSET(INDIRECT([.$G120]);0;4;1);&quot; &quot;;[.D120])" office:value-type="string" office:string-value="§ 4 Absatz 6 Nummer 3 e" calcext:value-type="string">
            <text:p>§ 4 Absatz 6 Nummer 3 e</text:p>
          </table:table-cell>
          <table:table-cell table:formula="of:=OFFSET(INDIRECT([.$G120]);0;4;1)" office:value-type="float" office:value="3" calcext:value-type="float">
            <text:p>3</text:p>
          </table:table-cell>
          <table:table-cell table:formula="of:=OFFSET(INDIRECT([.$G120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Angriffsszenarien in cyber-physischen Systemen unterscheiden und antizipieren</text:p>
          </table:table-cell>
          <table:table-cell table:formula="of:=CONCATENATE([.D120];&quot;) &quot;;[.E120])" office:value-type="string" office:string-value="e) Angriffsszenarien in cyber-physischen Systemen unterscheiden und antizipieren" calcext:value-type="string">
            <text:p>e) Angriffsszenarien in cyber-physischen Systemen unterscheiden und antizipieren</text:p>
          </table:table-cell>
          <table:table-cell table:formula="of:=CONCATENATE(SUBSTITUTE(FORMULA([.H120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0]);0;8;1)" office:value-type="string" office:string-value="Net" calcext:value-type="string">
            <text:p>Net</text:p>
          </table:table-cell>
          <table:table-cell table:style-name="ce135" table:formula="of:=OFFSET(INDIRECT([.$G12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20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0]);0;9;1);&quot; Wo., Phase 2: &quot;;OFFSET(INDIRECT([.$G120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0]);0;2;1);&quot; Nummer &quot;;OFFSET(INDIRECT([.$G120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1]);0;2;1);&quot; Nummer &quot;;OFFSET(INDIRECT([.$G121]);0;4;1);&quot; &quot;;[.D121])" office:value-type="string" office:string-value="§ 4 Absatz 6 Nummer 3 f" calcext:value-type="string">
            <text:p>§ 4 Absatz 6 Nummer 3 f</text:p>
          </table:table-cell>
          <table:table-cell table:formula="of:=OFFSET(INDIRECT([.$G121]);0;4;1)" office:value-type="float" office:value="3" calcext:value-type="float">
            <text:p>3</text:p>
          </table:table-cell>
          <table:table-cell table:formula="of:=OFFSET(INDIRECT([.$G121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nomalien in vernetzten Systemen feststellen und Schutzmaßnahmen einleiten</text:p>
          </table:table-cell>
          <table:table-cell table:formula="of:=CONCATENATE([.D121];&quot;) &quot;;[.E121])" office:value-type="string" office:string-value="f) Anomalien in vernetzten Systemen feststellen und Schutzmaßnahmen einleiten" calcext:value-type="string">
            <text:p>f) Anomalien in vernetzten Systemen feststellen und Schutzmaßnahmen einleiten</text:p>
          </table:table-cell>
          <table:table-cell table:formula="of:=CONCATENATE(SUBSTITUTE(FORMULA([.H121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1]);0;8;1)" office:value-type="string" office:string-value="Net" calcext:value-type="string">
            <text:p>Net</text:p>
          </table:table-cell>
          <table:table-cell table:style-name="ce135" table:formula="of:=OFFSET(INDIRECT([.$G12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21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1]);0;9;1);&quot; Wo., Phase 2: &quot;;OFFSET(INDIRECT([.$G121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1]);0;2;1);&quot; Nummer &quot;;OFFSET(INDIRECT([.$G121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2]);0;2;1);&quot; Nummer &quot;;OFFSET(INDIRECT([.$G122]);0;4;1);&quot; &quot;;[.D122])" office:value-type="string" office:string-value="§ 4 Absatz 6 Nummer 3 g" calcext:value-type="string">
            <text:p>§ 4 Absatz 6 Nummer 3 g</text:p>
          </table:table-cell>
          <table:table-cell table:formula="of:=OFFSET(INDIRECT([.$G122]);0;4;1)" office:value-type="float" office:value="3" calcext:value-type="float">
            <text:p>3</text:p>
          </table:table-cell>
          <table:table-cell table:formula="of:=OFFSET(INDIRECT([.$G122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eichsspezifische Sicherheitslösungen implementieren</text:p>
          </table:table-cell>
          <table:table-cell table:formula="of:=CONCATENATE([.D122];&quot;) &quot;;[.E122])" office:value-type="string" office:string-value="g) bereichsspezifische Sicherheitslösungen implementieren" calcext:value-type="string">
            <text:p>g) bereichsspezifische Sicherheitslösungen implementieren</text:p>
          </table:table-cell>
          <table:table-cell table:formula="of:=CONCATENATE(SUBSTITUTE(FORMULA([.H122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2]);0;8;1)" office:value-type="string" office:string-value="Net" calcext:value-type="string">
            <text:p>Net</text:p>
          </table:table-cell>
          <table:table-cell table:style-name="ce135" table:formula="of:=OFFSET(INDIRECT([.$G12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22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2]);0;9;1);&quot; Wo., Phase 2: &quot;;OFFSET(INDIRECT([.$G122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2]);0;2;1);&quot; Nummer &quot;;OFFSET(INDIRECT([.$G122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3]);0;2;1);&quot; Nummer &quot;;OFFSET(INDIRECT([.$G123]);0;4;1);&quot; &quot;;[.D123])" office:value-type="string" office:string-value="§ 4 Absatz 6 Nummer 3 h" calcext:value-type="string">
            <text:p>§ 4 Absatz 6 Nummer 3 h</text:p>
          </table:table-cell>
          <table:table-cell table:formula="of:=OFFSET(INDIRECT([.$G123]);0;4;1)" office:value-type="float" office:value="3" calcext:value-type="float">
            <text:p>3</text:p>
          </table:table-cell>
          <table:table-cell table:formula="of:=OFFSET(INDIRECT([.$G123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aktualisierungen vornehmen und Optimierungen vorschlagen</text:p>
          </table:table-cell>
          <table:table-cell table:formula="of:=CONCATENATE([.D123];&quot;) &quot;;[.E123])" office:value-type="string" office:string-value="h) Systemaktualisierungen vornehmen und Optimierungen vorschlagen" calcext:value-type="string">
            <text:p>h) Systemaktualisierungen vornehmen und Optimierungen vorschlagen</text:p>
          </table:table-cell>
          <table:table-cell table:formula="of:=CONCATENATE(SUBSTITUTE(FORMULA([.H12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3]);0;8;1)" office:value-type="string" office:string-value="Net" calcext:value-type="string">
            <text:p>Net</text:p>
          </table:table-cell>
          <table:table-cell table:style-name="ce135" table:formula="of:=OFFSET(INDIRECT([.$G12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23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3]);0;9;1);&quot; Wo., Phase 2: &quot;;OFFSET(INDIRECT([.$G123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3]);0;2;1);&quot; Nummer &quot;;OFFSET(INDIRECT([.$G123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24]);0;2;1);&quot; Nummer &quot;;OFFSET(INDIRECT([.$G124]);0;4;1);&quot; &quot;;[.D124])" office:value-type="string" office:string-value="§ 4 Absatz 7 Nummer 1 a" calcext:value-type="string">
            <text:p>§ 4 Absatz 7 Nummer 1 a</text:p>
          </table:table-cell>
          <table:table-cell table:formula="of:=OFFSET(INDIRECT([.$G124]);0;4;1)" office:value-type="float" office:value="1" calcext:value-type="float">
            <text:p>1</text:p>
          </table:table-cell>
          <table:table-cell table:formula="of:=OFFSET(INDIRECT([.$G124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.D124];&quot;) &quot;;[.E124])" office:value-type="string" office:string-value="a) wesentliche Inhalte und Bestandteile des Ausbildungsvertrages darstellen, Rechte und Pflichten aus dem Ausbildungsvertrag feststellen und Aufgaben der Beteiligten im dualen System beschreiben" calcext:value-type="string">
            <text:p>a) 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SUBSTITUTE(FORMULA([.H124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4]);0;8;1)" office:value-type="string" office:string-value="alle" calcext:value-type="string">
            <text:p>alle</text:p>
          </table:table-cell>
          <table:table-cell table:style-name="ce135" table:formula="of:=OFFSET(INDIRECT([.$G12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4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4]);0;9;1);&quot; Wo., Phase 2: &quot;;OFFSET(INDIRECT([.$G12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4]);0;2;1);&quot; Nummer &quot;;OFFSET(INDIRECT([.$G124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5]);0;2;1);&quot; Nummer &quot;;OFFSET(INDIRECT([.$G125]);0;4;1);&quot; &quot;;[.D125])" office:value-type="string" office:string-value="§ 4 Absatz 7 Nummer 1 b" calcext:value-type="string">
            <text:p>§ 4 Absatz 7 Nummer 1 b</text:p>
          </table:table-cell>
          <table:table-cell table:formula="of:=OFFSET(INDIRECT([.$G125]);0;4;1)" office:value-type="float" office:value="1" calcext:value-type="float">
            <text:p>1</text:p>
          </table:table-cell>
          <table:table-cell table:formula="of:=OFFSET(INDIRECT([.$G125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en betrieblichen Ausbildungsplan mit der Ausbildungsordnung vergleichen</text:p>
          </table:table-cell>
          <table:table-cell table:formula="of:=CONCATENATE([.D125];&quot;) &quot;;[.E125])" office:value-type="string" office:string-value="b) den betrieblichen Ausbildungsplan mit der Ausbildungsordnung vergleichen" calcext:value-type="string">
            <text:p>b) den betrieblichen Ausbildungsplan mit der Ausbildungsordnung vergleichen</text:p>
          </table:table-cell>
          <table:table-cell table:formula="of:=CONCATENATE(SUBSTITUTE(FORMULA([.H125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5]);0;8;1)" office:value-type="string" office:string-value="alle" calcext:value-type="string">
            <text:p>alle</text:p>
          </table:table-cell>
          <table:table-cell table:style-name="ce135" table:formula="of:=OFFSET(INDIRECT([.$G12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5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5]);0;9;1);&quot; Wo., Phase 2: &quot;;OFFSET(INDIRECT([.$G12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5]);0;2;1);&quot; Nummer &quot;;OFFSET(INDIRECT([.$G125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26]);0;2;1);&quot; Nummer &quot;;OFFSET(INDIRECT([.$G126]);0;4;1);&quot; &quot;;[.D126])" office:value-type="string" office:string-value="§ 4 Absatz 7 Nummer 1 c" calcext:value-type="string">
            <text:p>§ 4 Absatz 7 Nummer 1 c</text:p>
          </table:table-cell>
          <table:table-cell table:formula="of:=OFFSET(INDIRECT([.$G126]);0;4;1)" office:value-type="float" office:value="1" calcext:value-type="float">
            <text:p>1</text:p>
          </table:table-cell>
          <table:table-cell table:formula="of:=OFFSET(INDIRECT([.$G126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.D126];&quot;) &quot;;[.E126])" office:value-type="string" office:string-value="c) arbeits-, sozial- und mitbestimmungsrechtliche Vorschriften sowie für den Arbeitsbereich geltende Tarif- und Arbeitszeitregelungen beachten" calcext:value-type="string">
            <text:p>c) arbeits-, sozial- und mitbestimmungsrechtliche Vorschriften sowie für den Arbeitsbereich geltende Tarif- und Arbeitszeitregelungen beachten</text:p>
          </table:table-cell>
          <table:table-cell table:formula="of:=CONCATENATE(SUBSTITUTE(FORMULA([.H126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6]);0;8;1)" office:value-type="string" office:string-value="alle" calcext:value-type="string">
            <text:p>alle</text:p>
          </table:table-cell>
          <table:table-cell table:style-name="ce135" table:formula="of:=OFFSET(INDIRECT([.$G12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6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6]);0;9;1);&quot; Wo., Phase 2: &quot;;OFFSET(INDIRECT([.$G12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6]);0;2;1);&quot; Nummer &quot;;OFFSET(INDIRECT([.$G126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27]);0;2;1);&quot; Nummer &quot;;OFFSET(INDIRECT([.$G127]);0;4;1);&quot; &quot;;[.D127])" office:value-type="string" office:string-value="§ 4 Absatz 7 Nummer 1 d" calcext:value-type="string">
            <text:p>§ 4 Absatz 7 Nummer 1 d</text:p>
          </table:table-cell>
          <table:table-cell table:formula="of:=OFFSET(INDIRECT([.$G127]);0;4;1)" office:value-type="float" office:value="1" calcext:value-type="float">
            <text:p>1</text:p>
          </table:table-cell>
          <table:table-cell table:formula="of:=OFFSET(INDIRECT([.$G127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ositionen der eigenen Entgeltabrechnung erklären</text:p>
          </table:table-cell>
          <table:table-cell table:formula="of:=CONCATENATE([.D127];&quot;) &quot;;[.E127])" office:value-type="string" office:string-value="d) Positionen der eigenen Entgeltabrechnung erklären" calcext:value-type="string">
            <text:p>d) Positionen der eigenen Entgeltabrechnung erklären</text:p>
          </table:table-cell>
          <table:table-cell table:formula="of:=CONCATENATE(SUBSTITUTE(FORMULA([.H127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7]);0;8;1)" office:value-type="string" office:string-value="alle" calcext:value-type="string">
            <text:p>alle</text:p>
          </table:table-cell>
          <table:table-cell table:style-name="ce135" table:formula="of:=OFFSET(INDIRECT([.$G12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7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7]);0;9;1);&quot; Wo., Phase 2: &quot;;OFFSET(INDIRECT([.$G12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7]);0;2;1);&quot; Nummer &quot;;OFFSET(INDIRECT([.$G127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28]);0;2;1);&quot; Nummer &quot;;OFFSET(INDIRECT([.$G128]);0;4;1);&quot; &quot;;[.D128])" office:value-type="string" office:string-value="§ 4 Absatz 7 Nummer 1 e" calcext:value-type="string">
            <text:p>§ 4 Absatz 7 Nummer 1 e</text:p>
          </table:table-cell>
          <table:table-cell table:formula="of:=OFFSET(INDIRECT([.$G128]);0;4;1)" office:value-type="float" office:value="1" calcext:value-type="float">
            <text:p>1</text:p>
          </table:table-cell>
          <table:table-cell table:formula="of:=OFFSET(INDIRECT([.$G128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.D128];&quot;) &quot;;[.E128])" office:value-type="string" office:string-value="e) Chancen und Anforderungen des lebensbegleitenden lernens für die berufliche und persönliche Entwicklung begründen und die eigenen Kompetenzen weiterentwickeln" calcext:value-type="string">
            <text:p>e) Chancen und Anforderungen des lebensbegleitenden lernens für die berufliche und persönliche Entwicklung begründen und die eigenen Kompetenzen weiterentwickeln</text:p>
          </table:table-cell>
          <table:table-cell table:formula="of:=CONCATENATE(SUBSTITUTE(FORMULA([.H12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8]);0;8;1)" office:value-type="string" office:string-value="alle" calcext:value-type="string">
            <text:p>alle</text:p>
          </table:table-cell>
          <table:table-cell table:style-name="ce135" table:formula="of:=OFFSET(INDIRECT([.$G12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8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8]);0;9;1);&quot; Wo., Phase 2: &quot;;OFFSET(INDIRECT([.$G12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8]);0;2;1);&quot; Nummer &quot;;OFFSET(INDIRECT([.$G128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29]);0;2;1);&quot; Nummer &quot;;OFFSET(INDIRECT([.$G129]);0;4;1);&quot; &quot;;[.D129])" office:value-type="string" office:string-value="§ 4 Absatz 7 Nummer 1 f" calcext:value-type="string">
            <text:p>§ 4 Absatz 7 Nummer 1 f</text:p>
          </table:table-cell>
          <table:table-cell table:formula="of:=OFFSET(INDIRECT([.$G129]);0;4;1)" office:value-type="float" office:value="1" calcext:value-type="float">
            <text:p>1</text:p>
          </table:table-cell>
          <table:table-cell table:formula="of:=OFFSET(INDIRECT([.$G129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.D129];&quot;) &quot;;[.E129])" office:value-type="string" office:string-value="f) Lern- und Arbeitstechniken sowie Methoden des selbstgesteuerten lernens anwenden und beruflich relevante Informationsquellen nutzen" calcext:value-type="string">
            <text:p>f) Lern- und Arbeitstechniken sowie Methoden des selbstgesteuerten lernens anwenden und beruflich relevante Informationsquellen nutzen</text:p>
          </table:table-cell>
          <table:table-cell table:formula="of:=CONCATENATE(SUBSTITUTE(FORMULA([.H12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9]);0;8;1)" office:value-type="string" office:string-value="alle" calcext:value-type="string">
            <text:p>alle</text:p>
          </table:table-cell>
          <table:table-cell table:style-name="ce135" table:formula="of:=OFFSET(INDIRECT([.$G12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9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9]);0;9;1);&quot; Wo., Phase 2: &quot;;OFFSET(INDIRECT([.$G12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9]);0;2;1);&quot; Nummer &quot;;OFFSET(INDIRECT([.$G129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0]);0;2;1);&quot; Nummer &quot;;OFFSET(INDIRECT([.$G130]);0;4;1);&quot; &quot;;[.D130])" office:value-type="string" office:string-value="§ 4 Absatz 7 Nummer 1 g" calcext:value-type="string">
            <text:p>§ 4 Absatz 7 Nummer 1 g</text:p>
          </table:table-cell>
          <table:table-cell table:formula="of:=OFFSET(INDIRECT([.$G130]);0;4;1)" office:value-type="float" office:value="1" calcext:value-type="float">
            <text:p>1</text:p>
          </table:table-cell>
          <table:table-cell table:formula="of:=OFFSET(INDIRECT([.$G130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ufliche Aufstiegs- und Weiterentwicklungsmöglichkeiten darstellen</text:p>
          </table:table-cell>
          <table:table-cell table:formula="of:=CONCATENATE([.D130];&quot;) &quot;;[.E130])" office:value-type="string" office:string-value="g) berufliche Aufstiegs- und Weiterentwicklungsmöglichkeiten darstellen" calcext:value-type="string">
            <text:p>g) berufliche Aufstiegs- und Weiterentwicklungsmöglichkeiten darstellen</text:p>
          </table:table-cell>
          <table:table-cell table:formula="of:=CONCATENATE(SUBSTITUTE(FORMULA([.H13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30]);0;8;1)" office:value-type="string" office:string-value="alle" calcext:value-type="string">
            <text:p>alle</text:p>
          </table:table-cell>
          <table:table-cell table:style-name="ce135" table:formula="of:=OFFSET(INDIRECT([.$G13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0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30]);0;9;1);&quot; Wo., Phase 2: &quot;;OFFSET(INDIRECT([.$G13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0]);0;2;1);&quot; Nummer &quot;;OFFSET(INDIRECT([.$G130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31]);0;2;1);&quot; Nummer &quot;;OFFSET(INDIRECT([.$G131]);0;4;1);&quot; &quot;;[.D131])" office:value-type="string" office:string-value="§ 4 Absatz 7 Nummer 2 a" calcext:value-type="string">
            <text:p>§ 4 Absatz 7 Nummer 2 a</text:p>
          </table:table-cell>
          <table:table-cell table:formula="of:=OFFSET(INDIRECT([.$G131]);0;4;1)" office:value-type="float" office:value="2" calcext:value-type="float">
            <text:p>2</text:p>
          </table:table-cell>
          <table:table-cell table:formula="of:=OFFSET(INDIRECT([.$G131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.D131];&quot;) &quot;;[.E131])" office:value-type="string" office:string-value="a) die Rechtsform und den organisatorischen Aufbau des Ausbildungsbetriebes mit seinen Aufgaben und Zuständigkeiten sowie die Zusammenhänge zwischen den Geschäftsprozessen erläutern" calcext:value-type="string">
            <text:p>a) 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SUBSTITUTE(FORMULA([.H131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1]);0;8;1)" office:value-type="string" office:string-value="alle" calcext:value-type="string">
            <text:p>alle</text:p>
          </table:table-cell>
          <table:table-cell table:style-name="ce135" table:formula="of:=OFFSET(INDIRECT([.$G13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1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1]);0;9;1);&quot; Wo., Phase 2: &quot;;OFFSET(INDIRECT([.$G13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1]);0;2;1);&quot; Nummer &quot;;OFFSET(INDIRECT([.$G131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2]);0;2;1);&quot; Nummer &quot;;OFFSET(INDIRECT([.$G132]);0;4;1);&quot; &quot;;[.D132])" office:value-type="string" office:string-value="§ 4 Absatz 7 Nummer 2 b" calcext:value-type="string">
            <text:p>§ 4 Absatz 7 Nummer 2 b</text:p>
          </table:table-cell>
          <table:table-cell table:formula="of:=OFFSET(INDIRECT([.$G132]);0;4;1)" office:value-type="float" office:value="2" calcext:value-type="float">
            <text:p>2</text:p>
          </table:table-cell>
          <table:table-cell table:formula="of:=OFFSET(INDIRECT([.$G132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.D132];&quot;) &quot;;[.E132])" office:value-type="string" office:string-value="b) Beziehungen des Ausbildungsbetriebes und seiner Beschäftigten zu Wirtschaftsorganisationen, Berufsvertretungen und Gewerkschaften nennen" calcext:value-type="string">
            <text:p>b) Beziehungen des Ausbildungsbetriebes und seiner Beschäftigten zu Wirtschaftsorganisationen, Berufsvertretungen und Gewerkschaften nennen</text:p>
          </table:table-cell>
          <table:table-cell table:formula="of:=CONCATENATE(SUBSTITUTE(FORMULA([.H132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2]);0;8;1)" office:value-type="string" office:string-value="alle" calcext:value-type="string">
            <text:p>alle</text:p>
          </table:table-cell>
          <table:table-cell table:style-name="ce135" table:formula="of:=OFFSET(INDIRECT([.$G13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2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2]);0;9;1);&quot; Wo., Phase 2: &quot;;OFFSET(INDIRECT([.$G132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2]);0;2;1);&quot; Nummer &quot;;OFFSET(INDIRECT([.$G132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3]);0;2;1);&quot; Nummer &quot;;OFFSET(INDIRECT([.$G133]);0;4;1);&quot; &quot;;[.D133])" office:value-type="string" office:string-value="§ 4 Absatz 7 Nummer 2 c" calcext:value-type="string">
            <text:p>§ 4 Absatz 7 Nummer 2 c</text:p>
          </table:table-cell>
          <table:table-cell table:formula="of:=OFFSET(INDIRECT([.$G133]);0;4;1)" office:value-type="float" office:value="2" calcext:value-type="float">
            <text:p>2</text:p>
          </table:table-cell>
          <table:table-cell table:formula="of:=OFFSET(INDIRECT([.$G133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Grundlagen, Aufgaben und Arbeitsweise der betriebsverfassungsrechtlichen Organe des Ausbildungsbetriebes beschreiben</text:p>
          </table:table-cell>
          <table:table-cell table:formula="of:=CONCATENATE([.D133];&quot;) &quot;;[.E133])" office:value-type="string" office:string-value="c) Grundlagen, Aufgaben und Arbeitsweise der betriebsverfassungsrechtlichen Organe des Ausbildungsbetriebes beschreiben" calcext:value-type="string">
            <text:p>c) Grundlagen, Aufgaben und Arbeitsweise der betriebsverfassungsrechtlichen Organe des Ausbildungsbetriebes beschreiben</text:p>
          </table:table-cell>
          <table:table-cell table:formula="of:=CONCATENATE(SUBSTITUTE(FORMULA([.H133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3]);0;8;1)" office:value-type="string" office:string-value="alle" calcext:value-type="string">
            <text:p>alle</text:p>
          </table:table-cell>
          <table:table-cell table:style-name="ce135" table:formula="of:=OFFSET(INDIRECT([.$G13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3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3]);0;9;1);&quot; Wo., Phase 2: &quot;;OFFSET(INDIRECT([.$G133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3]);0;2;1);&quot; Nummer &quot;;OFFSET(INDIRECT([.$G133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4]);0;2;1);&quot; Nummer &quot;;OFFSET(INDIRECT([.$G134]);0;4;1);&quot; &quot;;[.D134])" office:value-type="string" office:string-value="§ 4 Absatz 7 Nummer 3 a" calcext:value-type="string">
            <text:p>§ 4 Absatz 7 Nummer 3 a</text:p>
          </table:table-cell>
          <table:table-cell table:formula="of:=OFFSET(INDIRECT([.$G134]);0;4;1)" office:value-type="float" office:value="3" calcext:value-type="float">
            <text:p>3</text:p>
          </table:table-cell>
          <table:table-cell table:formula="of:=OFFSET(INDIRECT([.$G134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fährdung von Sicherheit und Gesundheit am Arbeitsplatz feststellen und Maßnahmen zur Vermeidung der Gefährdung ergreifen</text:p>
          </table:table-cell>
          <table:table-cell table:formula="of:=CONCATENATE([.D134];&quot;) &quot;;[.E134])" office:value-type="string" office:string-value="a) Gefährdung von Sicherheit und Gesundheit am Arbeitsplatz feststellen und Maßnahmen zur Vermeidung der Gefährdung ergreifen" calcext:value-type="string">
            <text:p>a) Gefährdung von Sicherheit und Gesundheit am Arbeitsplatz feststellen und Maßnahmen zur Vermeidung der Gefährdung ergreifen</text:p>
          </table:table-cell>
          <table:table-cell table:formula="of:=CONCATENATE(SUBSTITUTE(FORMULA([.H134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4]);0;8;1)" office:value-type="string" office:string-value="alle" calcext:value-type="string">
            <text:p>alle</text:p>
          </table:table-cell>
          <table:table-cell table:style-name="ce135" table:formula="of:=OFFSET(INDIRECT([.$G13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4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4]);0;9;1);&quot; Wo., Phase 2: &quot;;OFFSET(INDIRECT([.$G13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4]);0;2;1);&quot; Nummer &quot;;OFFSET(INDIRECT([.$G134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5]);0;2;1);&quot; Nummer &quot;;OFFSET(INDIRECT([.$G135]);0;4;1);&quot; &quot;;[.D135])" office:value-type="string" office:string-value="§ 4 Absatz 7 Nummer 3 b" calcext:value-type="string">
            <text:p>§ 4 Absatz 7 Nummer 3 b</text:p>
          </table:table-cell>
          <table:table-cell table:formula="of:=OFFSET(INDIRECT([.$G135]);0;4;1)" office:value-type="float" office:value="3" calcext:value-type="float">
            <text:p>3</text:p>
          </table:table-cell>
          <table:table-cell table:formula="of:=OFFSET(INDIRECT([.$G135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ufsbezogene Arbeitsschutz- und Unfallverhütungsvorschriften anwenden</text:p>
          </table:table-cell>
          <table:table-cell table:formula="of:=CONCATENATE([.D135];&quot;) &quot;;[.E135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35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5]);0;8;1)" office:value-type="string" office:string-value="alle" calcext:value-type="string">
            <text:p>alle</text:p>
          </table:table-cell>
          <table:table-cell table:style-name="ce135" table:formula="of:=OFFSET(INDIRECT([.$G13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5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5]);0;9;1);&quot; Wo., Phase 2: &quot;;OFFSET(INDIRECT([.$G13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5]);0;2;1);&quot; Nummer &quot;;OFFSET(INDIRECT([.$G135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6]);0;2;1);&quot; Nummer &quot;;OFFSET(INDIRECT([.$G136]);0;4;1);&quot; &quot;;[.D136])" office:value-type="string" office:string-value="§ 4 Absatz 7 Nummer 3 c" calcext:value-type="string">
            <text:p>§ 4 Absatz 7 Nummer 3 c</text:p>
          </table:table-cell>
          <table:table-cell table:formula="of:=OFFSET(INDIRECT([.$G136]);0;4;1)" office:value-type="float" office:value="3" calcext:value-type="float">
            <text:p>3</text:p>
          </table:table-cell>
          <table:table-cell table:formula="of:=OFFSET(INDIRECT([.$G136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haltensweisen bei Unfällen beschreiben sowie erste Maßnahmen einleiten</text:p>
          </table:table-cell>
          <table:table-cell table:formula="of:=CONCATENATE([.D136];&quot;) &quot;;[.E136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36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6]);0;8;1)" office:value-type="string" office:string-value="alle" calcext:value-type="string">
            <text:p>alle</text:p>
          </table:table-cell>
          <table:table-cell table:style-name="ce135" table:formula="of:=OFFSET(INDIRECT([.$G13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6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6]);0;9;1);&quot; Wo., Phase 2: &quot;;OFFSET(INDIRECT([.$G13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6]);0;2;1);&quot; Nummer &quot;;OFFSET(INDIRECT([.$G136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7]);0;2;1);&quot; Nummer &quot;;OFFSET(INDIRECT([.$G137]);0;4;1);&quot; &quot;;[.D137])" office:value-type="string" office:string-value="§ 4 Absatz 7 Nummer 3 d" calcext:value-type="string">
            <text:p>§ 4 Absatz 7 Nummer 3 d</text:p>
          </table:table-cell>
          <table:table-cell table:formula="of:=OFFSET(INDIRECT([.$G137]);0;4;1)" office:value-type="float" office:value="3" calcext:value-type="float">
            <text:p>3</text:p>
          </table:table-cell>
          <table:table-cell table:formula="of:=OFFSET(INDIRECT([.$G137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CONCATENATE([.D137];&quot;) &quot;;[.E137])" office:value-type="string" office:string-value="d) Vorschriften des vorbeugenden Brandschutzes anwenden sowie Verhaltensweisen bei Bränden beschreiben und Maßnahmen zur Brandbekämpfung ergreifen" calcext:value-type="string">
            <text:p>d) Vorschriften des vorbeugenden Brandschutzes anwenden sowie Verhaltensweisen bei Bränden beschreiben und Maßnahmen zur Brandbekämpfung ergreifen</text:p>
          </table:table-cell>
          <table:table-cell table:formula="of:=CONCATENATE(SUBSTITUTE(FORMULA([.H13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7]);0;8;1)" office:value-type="string" office:string-value="alle" calcext:value-type="string">
            <text:p>alle</text:p>
          </table:table-cell>
          <table:table-cell table:style-name="ce135" table:formula="of:=OFFSET(INDIRECT([.$G13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7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7]);0;9;1);&quot; Wo., Phase 2: &quot;;OFFSET(INDIRECT([.$G13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7]);0;2;1);&quot; Nummer &quot;;OFFSET(INDIRECT([.$G137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1">
          <table:table-cell table:style-name="ce206" table:formula="of:=CONCATENATE(OFFSET(INDIRECT([.$G138]);0;2;1);&quot; Nummer &quot;;OFFSET(INDIRECT([.$G138]);0;4;1);&quot; &quot;;[.D138])" office:value-type="string" office:string-value="§ 4 Absatz 7 Nummer 4 a" calcext:value-type="string">
            <text:p>§ 4 Absatz 7 Nummer 4 a</text:p>
          </table:table-cell>
          <table:table-cell table:formula="of:=OFFSET(INDIRECT([.$G138]);0;4;1)" office:value-type="float" office:value="4" calcext:value-type="float">
            <text:p>4</text:p>
          </table:table-cell>
          <table:table-cell table:formula="of:=OFFSET(INDIRECT([.$G138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38];&quot;) &quot;;[.E138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38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8]);0;8;1)" office:value-type="string" office:string-value="alle" calcext:value-type="string">
            <text:p>alle</text:p>
          </table:table-cell>
          <table:table-cell table:style-name="ce135" table:formula="of:=OFFSET(INDIRECT([.$G13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8]);0;5;1)" office:value-type="string" office:string-value="Umweltschutz" calcext:value-type="string">
            <text:p>Umweltschutz</text:p>
          </table:table-cell>
          <table:table-cell table:formula="of:=CONCATENATE(&quot;Phase 1: &quot;;OFFSET(INDIRECT([.$G138]);0;9;1);&quot; Wo., Phase 2: &quot;;OFFSET(INDIRECT([.$G13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8]);0;2;1);&quot; Nummer &quot;;OFFSET(INDIRECT([.$G138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39]);0;2;1);&quot; Nummer &quot;;OFFSET(INDIRECT([.$G139]);0;4;1);&quot; &quot;;[.D139])" office:value-type="string" office:string-value="§ 4 Absatz 7 Nummer 4 b" calcext:value-type="string">
            <text:p>§ 4 Absatz 7 Nummer 4 b</text:p>
          </table:table-cell>
          <table:table-cell table:formula="of:=OFFSET(INDIRECT([.$G139]);0;4;1)" office:value-type="float" office:value="4" calcext:value-type="float">
            <text:p>4</text:p>
          </table:table-cell>
          <table:table-cell table:formula="of:=OFFSET(INDIRECT([.$G139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39];&quot;) &quot;;[.E139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39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9]);0;8;1)" office:value-type="string" office:string-value="alle" calcext:value-type="string">
            <text:p>alle</text:p>
          </table:table-cell>
          <table:table-cell table:style-name="ce135" table:formula="of:=OFFSET(INDIRECT([.$G13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9]);0;5;1)" office:value-type="string" office:string-value="Umweltschutz" calcext:value-type="string">
            <text:p>Umweltschutz</text:p>
          </table:table-cell>
          <table:table-cell table:formula="of:=CONCATENATE(&quot;Phase 1: &quot;;OFFSET(INDIRECT([.$G139]);0;9;1);&quot; Wo., Phase 2: &quot;;OFFSET(INDIRECT([.$G13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9]);0;2;1);&quot; Nummer &quot;;OFFSET(INDIRECT([.$G139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40]);0;2;1);&quot; Nummer &quot;;OFFSET(INDIRECT([.$G140]);0;4;1);&quot; &quot;;[.D140])" office:value-type="string" office:string-value="§ 4 Absatz 7 Nummer 4 c" calcext:value-type="string">
            <text:p>§ 4 Absatz 7 Nummer 4 c</text:p>
          </table:table-cell>
          <table:table-cell table:formula="of:=OFFSET(INDIRECT([.$G140]);0;4;1)" office:value-type="float" office:value="4" calcext:value-type="float">
            <text:p>4</text:p>
          </table:table-cell>
          <table:table-cell table:formula="of:=OFFSET(INDIRECT([.$G140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40];&quot;) &quot;;[.E140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40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0]);0;8;1)" office:value-type="string" office:string-value="alle" calcext:value-type="string">
            <text:p>alle</text:p>
          </table:table-cell>
          <table:table-cell table:style-name="ce135" table:formula="of:=OFFSET(INDIRECT([.$G14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0]);0;5;1)" office:value-type="string" office:string-value="Umweltschutz" calcext:value-type="string">
            <text:p>Umweltschutz</text:p>
          </table:table-cell>
          <table:table-cell table:formula="of:=CONCATENATE(&quot;Phase 1: &quot;;OFFSET(INDIRECT([.$G140]);0;9;1);&quot; Wo., Phase 2: &quot;;OFFSET(INDIRECT([.$G14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0]);0;2;1);&quot; Nummer &quot;;OFFSET(INDIRECT([.$G140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41]);0;2;1);&quot; Nummer &quot;;OFFSET(INDIRECT([.$G141]);0;4;1);&quot; &quot;;[.D141])" office:value-type="string" office:string-value="§ 4 Absatz 7 Nummer 4 d" calcext:value-type="string">
            <text:p>§ 4 Absatz 7 Nummer 4 d</text:p>
          </table:table-cell>
          <table:table-cell table:formula="of:=OFFSET(INDIRECT([.$G141]);0;4;1)" office:value-type="float" office:value="4" calcext:value-type="float">
            <text:p>4</text:p>
          </table:table-cell>
          <table:table-cell table:formula="of:=OFFSET(INDIRECT([.$G141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.D141];&quot;) &quot;;[.E141])" office:value-type="string" office:string-value="d) Zur Vermeidung betriebsbedingter Umweltbelastungen im beruflichen Einwirkungsbereich beitragen, insbesondere Abfälle vermeiden sowie Stoffe und Materialien einer umweltschonenden Entsorgung zuführen" calcext:value-type="string"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SUBSTITUTE(FORMULA([.H14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1]);0;8;1)" office:value-type="string" office:string-value="alle" calcext:value-type="string">
            <text:p>alle</text:p>
          </table:table-cell>
          <table:table-cell table:style-name="ce135" table:formula="of:=OFFSET(INDIRECT([.$G14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1]);0;5;1)" office:value-type="string" office:string-value="Umweltschutz" calcext:value-type="string">
            <text:p>Umweltschutz</text:p>
          </table:table-cell>
          <table:table-cell table:formula="of:=CONCATENATE(&quot;Phase 1: &quot;;OFFSET(INDIRECT([.$G141]);0;9;1);&quot; Wo., Phase 2: &quot;;OFFSET(INDIRECT([.$G14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1]);0;2;1);&quot; Nummer &quot;;OFFSET(INDIRECT([.$G141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42]);0;2;1);&quot; Nummer &quot;;OFFSET(INDIRECT([.$G142]);0;4;1);&quot; &quot;;[.D142])" office:value-type="string" office:string-value="§ 4 Absatz 7 Nummer 5 a" calcext:value-type="string">
            <text:p>§ 4 Absatz 7 Nummer 5 a</text:p>
          </table:table-cell>
          <table:table-cell table:formula="of:=OFFSET(INDIRECT([.$G142]);0;4;1)" office:value-type="float" office:value="5" calcext:value-type="float">
            <text:p>5</text:p>
          </table:table-cell>
          <table:table-cell table:formula="of:=OFFSET(INDIRECT([.$G142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genseitige Wertschätzung unter Berücksichtigung gesellschaftlicher Vielfalt bei betrieblichen Abläufen praktizieren</text:p>
          </table:table-cell>
          <table:table-cell table:formula="of:=CONCATENATE([.D142];&quot;) &quot;;[.E142])" office:value-type="string" office:string-value="a) gegenseitige Wertschätzung unter Berücksichtigung gesellschaftlicher Vielfalt bei betrieblichen Abläufen praktizieren" calcext:value-type="string">
            <text:p>a) gegenseitige Wertschätzung unter Berücksichtigung gesellschaftlicher Vielfalt bei betrieblichen Abläufen praktizieren</text:p>
          </table:table-cell>
          <table:table-cell table:formula="of:=CONCATENATE(SUBSTITUTE(FORMULA([.H142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2]);0;8;1)" office:value-type="string" office:string-value="alle" calcext:value-type="string">
            <text:p>alle</text:p>
          </table:table-cell>
          <table:table-cell table:style-name="ce135" table:formula="of:=OFFSET(INDIRECT([.$G14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2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2]);0;9;1);&quot; Wo., Phase 2: &quot;;OFFSET(INDIRECT([.$G142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2]);0;2;1);&quot; Nummer &quot;;OFFSET(INDIRECT([.$G142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43]);0;2;1);&quot; Nummer &quot;;OFFSET(INDIRECT([.$G143]);0;4;1);&quot; &quot;;[.D143])" office:value-type="string" office:string-value="§ 4 Absatz 7 Nummer 5 b" calcext:value-type="string">
            <text:p>§ 4 Absatz 7 Nummer 5 b</text:p>
          </table:table-cell>
          <table:table-cell table:formula="of:=OFFSET(INDIRECT([.$G143]);0;4;1)" office:value-type="float" office:value="5" calcext:value-type="float">
            <text:p>5</text:p>
          </table:table-cell>
          <table:table-cell table:formula="of:=OFFSET(INDIRECT([.$G143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.D143];&quot;) &quot;;[.E143])" office:value-type="string" office:string-value="b) Strategien zum verantwortungsvollen Umgang mit digitalen Medien anwenden und im virtuellen Raum unter Wahrung der Persönlichkeitsrechte Dritter zusammenarbeiten" calcext:value-type="string">
            <text:p>b) Strategien zum verantwortungsvollen Umgang mit digitalen Medien anwenden und im virtuellen Raum unter Wahrung der Persönlichkeitsrechte Dritter zusammenarbeiten</text:p>
          </table:table-cell>
          <table:table-cell table:formula="of:=CONCATENATE(SUBSTITUTE(FORMULA([.H143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3]);0;8;1)" office:value-type="string" office:string-value="alle" calcext:value-type="string">
            <text:p>alle</text:p>
          </table:table-cell>
          <table:table-cell table:style-name="ce135" table:formula="of:=OFFSET(INDIRECT([.$G14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3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3]);0;9;1);&quot; Wo., Phase 2: &quot;;OFFSET(INDIRECT([.$G143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3]);0;2;1);&quot; Nummer &quot;;OFFSET(INDIRECT([.$G143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44]);0;2;1);&quot; Nummer &quot;;OFFSET(INDIRECT([.$G144]);0;4;1);&quot; &quot;;[.D144])" office:value-type="string" office:string-value="§ 4 Absatz 7 Nummer 5 c" calcext:value-type="string">
            <text:p>§ 4 Absatz 7 Nummer 5 c</text:p>
          </table:table-cell>
          <table:table-cell table:formula="of:=OFFSET(INDIRECT([.$G144]);0;4;1)" office:value-type="float" office:value="5" calcext:value-type="float">
            <text:p>5</text:p>
          </table:table-cell>
          <table:table-cell table:formula="of:=OFFSET(INDIRECT([.$G144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.D144];&quot;) &quot;;[.E144])" office:value-type="string" office:string-value="c) insbesondere bei der Speicherung, Darstellung und Weitergabe digitaler Inhalte die Auswirkungen des eigenen Kommunikations- und Informationsverhaltens berücksichtigen" calcext:value-type="string">
            <text:p>c) insbesondere bei der Speicherung, Darstellung und Weitergabe digitaler Inhalte die Auswirkungen des eigenen Kommunikations- und Informationsverhaltens berücksichtigen</text:p>
          </table:table-cell>
          <table:table-cell table:formula="of:=CONCATENATE(SUBSTITUTE(FORMULA([.H144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4]);0;8;1)" office:value-type="string" office:string-value="alle" calcext:value-type="string">
            <text:p>alle</text:p>
          </table:table-cell>
          <table:table-cell table:style-name="ce135" table:formula="of:=OFFSET(INDIRECT([.$G14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4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4]);0;9;1);&quot; Wo., Phase 2: &quot;;OFFSET(INDIRECT([.$G144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4]);0;2;1);&quot; Nummer &quot;;OFFSET(INDIRECT([.$G144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45]);0;2;1);&quot; Nummer &quot;;OFFSET(INDIRECT([.$G145]);0;4;1);&quot; &quot;;[.D145])" office:value-type="string" office:string-value="§ 4 Absatz 7 Nummer 5 d" calcext:value-type="string">
            <text:p>§ 4 Absatz 7 Nummer 5 d</text:p>
          </table:table-cell>
          <table:table-cell table:formula="of:=OFFSET(INDIRECT([.$G145]);0;4;1)" office:value-type="float" office:value="5" calcext:value-type="float">
            <text:p>5</text:p>
          </table:table-cell>
          <table:table-cell table:formula="of:=OFFSET(INDIRECT([.$G145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bei der Beurteilung, Entwicklung, Umsetzung und Betreuung von IT-Lösungen ethische Aspekte reflektieren</text:p>
          </table:table-cell>
          <table:table-cell table:formula="of:=CONCATENATE([.D145];&quot;) &quot;;[.E145])" office:value-type="string" office:string-value="d) bei der Beurteilung, Entwicklung, Umsetzung und Betreuung von IT-Lösungen ethische Aspekte reflektieren" calcext:value-type="string">
            <text:p>d) bei der Beurteilung, Entwicklung, Umsetzung und Betreuung von IT-Lösungen ethische Aspekte reflektieren</text:p>
          </table:table-cell>
          <table:table-cell table:formula="of:=CONCATENATE(SUBSTITUTE(FORMULA([.H145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5]);0;8;1)" office:value-type="string" office:string-value="alle" calcext:value-type="string">
            <text:p>alle</text:p>
          </table:table-cell>
          <table:table-cell table:style-name="ce135" table:formula="of:=OFFSET(INDIRECT([.$G14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5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5]);0;9;1);&quot; Wo., Phase 2: &quot;;OFFSET(INDIRECT([.$G145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5]);0;2;1);&quot; Nummer &quot;;OFFSET(INDIRECT([.$G145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3">
          <table:table-cell table:style-name="ce206" table:formula="of:=CONCATENATE(OFFSET(INDIRECT([.$G146]);0;2;1);&quot; Nummer &quot;;OFFSET(INDIRECT([.$G146]);0;4;1);&quot; &quot;;[.D146])" office:value-type="string" office:string-value="99 Nummer 99 x" calcext:value-type="string">
            <text:p>99 Nummer 99 x</text:p>
          </table:table-cell>
          <table:table-cell table:formula="of:=OFFSET(INDIRECT([.$G146]);0;4;1)" office:value-type="float" office:value="99" calcext:value-type="float">
            <text:p>99</text:p>
          </table:table-cell>
          <table:table-cell table:formula="of:=OFFSET(INDIRECT([.$G146]);0;6;1)" office:value-type="float" office:value="1" calcext:value-type="float">
            <text:p>1</text:p>
          </table:table-cell>
          <table:table-cell table:style-name="ce219" office:value-type="string" calcext:value-type="string">
            <text:p>x</text:p>
          </table:table-cell>
          <table:table-cell table:style-name="ce178" office:value-type="string" calcext:value-type="string">
            <text:p>Last Card</text:p>
          </table:table-cell>
          <table:table-cell table:formula="of:=CONCATENATE([.D146];&quot;) &quot;;[.E146])" office:value-type="string" office:string-value="x) Last Card" calcext:value-type="string">
            <text:p>x) Last Card</text:p>
          </table:table-cell>
          <table:table-cell table:formula="of:=CONCATENATE(SUBSTITUTE(FORMULA([.H146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99099" calcext:value-type="float">
            <text:p>99099</text:p>
          </table:table-cell>
          <table:table-cell table:style-name="ce278" table:formula="of:=OFFSET(INDIRECT([.$G146]);0;8;1)" office:value-type="string" office:string-value="invisible" calcext:value-type="string">
            <text:p>invisible</text:p>
          </table:table-cell>
          <table:table-cell table:style-name="ce135" table:formula="of:=OFFSET(INDIRECT([.$G146]);0;3;1)" office:value-type="string" office:string-value="Last Line" calcext:value-type="string">
            <text:p>Last Line</text:p>
          </table:table-cell>
          <table:table-cell table:style-name="ce135" table:formula="of:=OFFSET(INDIRECT([.$G146]);0;5;1)" office:value-type="string" office:string-value="Last Line" calcext:value-type="string">
            <text:p>Last Line</text:p>
          </table:table-cell>
          <table:table-cell table:formula="of:=CONCATENATE(&quot;Phase 1: &quot;;OFFSET(INDIRECT([.$G146]);0;9;1);&quot; Wo., Phase 2: &quot;;OFFSET(INDIRECT([.$G146]);0;10;1);&quot; Wo.&quot;)" office:value-type="string" office:string-value="Phase 1:  Wo., Phase 2:  Wo." calcext:value-type="string">
            <text:p>Phase 1: <text:s/>Wo., Phase 2: <text:s/>Wo.</text:p>
          </table:table-cell>
          <table:table-cell table:formula="of:=CONCATENATE(OFFSET(INDIRECT([.$G146]);0;2;1);&quot; Nummer &quot;;OFFSET(INDIRECT([.$G146]);0;4;1))" office:value-type="string" office:string-value="99 Nummer 99" calcext:value-type="string">
            <text:p>99 Nummer 99</text:p>
          </table:table-cell>
          <table:table-cell table:number-columns-repeated="51"/>
        </table:table-row>
        <table:table-row table:style-name="ro3" table:number-rows-repeated="7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48">
          <table:table-cell table:style-name="ce207"/>
          <table:table-cell table:number-columns-repeated="2"/>
          <table:table-cell table:style-name="ce219"/>
          <table:table-cell table:style-name="ce221"/>
          <table:table-cell table:number-columns-repeated="59"/>
        </table:table-row>
        <table:table-row table:style-name="ro3" table:number-rows-repeated="58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1048231">
          <table:table-cell table:number-columns-repeated="64"/>
        </table:table-row>
        <table:table-row table:style-name="ro3" table:number-rows-repeated="85">
          <table:table-cell table:style-name="ce209"/>
          <table:table-cell table:number-columns-repeated="63"/>
        </table:table-row>
        <table:table-row table:style-name="ro3">
          <table:table-cell table:style-name="ce209"/>
          <table:table-cell table:number-columns-repeated="63"/>
        </table:table-row>
      </table:table>
      <table:table table:name="ATTIC" table:style-name="ta1">
        <table:table-column table:style-name="co6" table:default-cell-style-name="ce231"/>
        <table:table-column table:style-name="co6" table:number-columns-repeated="12" table:default-cell-style-name="Default"/>
        <table:table-row table:style-name="ro45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.00.0000</text:date>, <text:time style:data-style-name="N2" text:time-value="08:36:45.8245814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4T08:56:43.091463428</dc:date>
    <meta:editing-duration>P1DT2H24M6S</meta:editing-duration>
    <meta:editing-cycles>266</meta:editing-cycles>
    <meta:generator>LibreOffice/6.3.5.2$Linux_X86_64 LibreOffice_project/30$Build-2</meta:generator>
    <meta:document-statistic meta:table-count="13" meta:cell-count="5613" meta:object-count="0"/>
  </office:meta>
</office:document-meta>
</file>